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_220_berschrift_32_2" style:data-style-name="N0">
      <style:table-cell-properties fo:border-top="none" fo:border-bottom="thick solid #A8C0DE" fo:border-left="none" fo:border-right="none"/>
      <style:text-properties fo:color="#1F497D" fo:font-size="13pt" style:font-size-asian="13pt" style:font-size-complex="13pt" fo:font-weight="bold" style:font-weight-asian="bold" style:font-weight-complex="bold"/>
    </style:style>
    <style:style style:name="ce3" style:family="table-cell" style:parent-style-name="Default" style:data-style-name="N0">
      <style:table-cell-properties fo:background-color="#FF0000"/>
    </style:style>
    <style:style style:name="ce4" style:family="table-cell" style:parent-style-name="_220_berschrift_32_2" style:data-style-name="N0">
      <style:table-cell-properties fo:border-top="none" fo:border-bottom="thick solid #A8C0DE" fo:border-left="none" fo:border-right="none" style:vertical-align="automatic" fo:background-color="transparent" style:repeat-content="false"/>
      <style:paragraph-properties fo:text-align="center"/>
      <style:text-properties fo:color="#1F497D" fo:font-size="13pt" style:font-size-asian="13pt" style:font-size-complex="13pt" fo:font-weight="bold" style:font-weight-asian="bold" style:font-weight-complex="bold"/>
    </style:style>
    <style:style style:name="co1" style:family="table-column">
      <style:table-column-properties fo:break-before="auto" style:column-width="5.02708333333333cm"/>
    </style:style>
    <style:style style:name="co2" style:family="table-column">
      <style:table-column-properties fo:break-before="auto" style:column-width="10.795cm"/>
    </style:style>
    <style:style style:name="co3" style:family="table-column">
      <style:table-column-properties fo:break-before="auto" style:column-width="8.94291666666667cm"/>
    </style:style>
    <style:style style:name="co4" style:family="table-column">
      <style:table-column-properties fo:break-before="auto" style:column-width="12.0914583333333cm"/>
    </style:style>
    <style:style style:name="co5" style:family="table-column">
      <style:table-column-properties fo:break-before="auto" style:column-width="2.11666666666667cm"/>
    </style:style>
    <style:style style:name="co6" style:family="table-column">
      <style:table-column-properties fo:break-before="auto" style:column-width="8.86354166666667cm"/>
    </style:style>
    <style:style style:name="co7" style:family="table-column">
      <style:table-column-properties fo:break-before="auto" style:column-width="18.4414583333333cm"/>
    </style:style>
    <style:style style:name="ro1" style:family="table-row">
      <style:table-row-properties style:row-height="18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ce5" style:family="table-cell" style:parent-style-name="_220_berschrift_32_2" style:data-style-name="N0">
      <style:table-cell-properties fo:border-top="none" fo:border-bottom="thick solid #A8C0DE" fo:border-left="none" fo:border-right="none"/>
      <style:text-properties fo:color="#1F497D" fo:font-size="13pt" style:font-size-asian="13pt" style:font-size-complex="13pt" fo:font-weight="bold" style:font-weight-asian="bold" style:font-weight-complex="bold"/>
      <style:map style:condition="is-true-formula(msoxl:AND(COUNTIF($B$1:$B$103, B1)&gt;1,NOT(ISBLANK(B1))))" style:apply-style-name="cf1" style:base-cell-address="Translation.B1"/>
    </style:style>
    <style:style style:name="ce6" style:family="table-cell">
      <style:map style:condition="is-true-formula(msoxl:AND(COUNTIF($B$1:$B$103, B1)&gt;1,NOT(ISBLANK(B1))))" style:apply-style-name="cf1" style:base-cell-address="Translation.B1"/>
    </style:style>
    <style:style style:name="ce7" style:family="table-cell" style:parent-style-name="_220_berschrift_32_2" style:data-style-name="N0">
      <style:table-cell-properties fo:border-top="none" fo:border-bottom="thick solid #A8C0DE" fo:border-left="none" fo:border-right="none" style:vertical-align="automatic" fo:background-color="transparent" style:repeat-content="false"/>
      <style:paragraph-properties fo:text-align="center"/>
      <style:text-properties fo:color="#1F497D" fo:font-size="13pt" style:font-size-asian="13pt" style:font-size-complex="13pt" fo:font-weight="bold" style:font-weight-asian="bold" style:font-weight-complex="bold"/>
      <style:map style:condition="is-true-formula(msoxl:AND(COUNTIF($A$1:$A$1, A1)&gt;1,NOT(ISBLANK(A1))))" style:apply-style-name="cf1" style:base-cell-address="English_Header.A1"/>
    </style:style>
    <style:style style:name="ce8" style:family="table-cell" style:parent-style-name="_220_berschrift_32_2" style:data-style-name="N0">
      <style:table-cell-properties fo:border-top="none" fo:border-bottom="thick solid #A8C0DE" fo:border-left="none" fo:border-right="none" style:vertical-align="automatic" fo:background-color="transparent" style:repeat-content="false"/>
      <style:paragraph-properties fo:text-align="center"/>
      <style:text-properties fo:color="#1F497D" fo:font-size="13pt" style:font-size-asian="13pt" style:font-size-complex="13pt" fo:font-weight="bold" style:font-weight-asian="bold" style:font-weight-complex="bold"/>
      <style:map style:condition="is-true-formula(msoxl:AND(COUNTIF($A$1:$A$1, A1)&gt;1,NOT(ISBLANK(A1))))" style:apply-style-name="cf1" style:base-cell-address="German_Header.A1"/>
    </style:style>
  </office:automatic-styles>
  <office:body>
    <office:spreadsheet>
      <table:calculation-settings table:case-sensitive="false" table:search-criteria-must-apply-to-whole-cell="false"/>
      <table:table table:name="Transl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2">
            <text:p>Usage</text:p>
          </table:table-cell>
          <table:table-cell office:value-type="string" table:style-name="ce5">
            <text:p>String Name</text:p>
          </table:table-cell>
          <table:table-cell office:value-type="string" table:style-name="ce2">
            <text:p>English</text:p>
          </table:table-cell>
          <table:table-cell office:value-type="string" table:style-name="ce2">
            <text:p>German</text:p>
          </table:table-cell>
          <table:table-cell table:number-columns-repeated="16380"/>
        </table:table-row>
        <table:table-row table:style-name="ro2">
          <table:table-cell office:value-type="string" table:style-name="ce1">
            <text:p>Settings.cpp (75)</text:p>
          </table:table-cell>
          <table:table-cell office:value-type="string" table:style-name="ce6">
            <text:p>TR__IN_CONFIGURATION_FILEI_WILL_IGNORE_IT</text:p>
          </table:table-cell>
          <table:table-cell office:value-type="string" table:style-name="ce1">
            <text:p>' in configuration file...\nI will ignore it!</text:p>
          </table:table-cell>
          <table:table-cell office:value-type="string" table:style-name="ce1">
            <text:p>' in Konfigurationsdatei...\nIch ignoriere das!</text:p>
          </table:table-cell>
          <table:table-cell table:number-columns-repeated="16380"/>
        </table:table-row>
        <table:table-row table:style-name="ro3">
          <table:table-cell office:value-type="string" table:style-name="ce1">
            <text:p>Settings.cpp (80)</text:p>
          </table:table-cell>
          <table:table-cell office:value-type="string" table:style-name="ce6">
            <text:p>TR__WITH_VALUE_</text:p>
          </table:table-cell>
          <table:table-cell office:value-type="string" table:style-name="ce1">
            <text:p>' with value '</text:p>
          </table:table-cell>
          <table:table-cell office:value-type="string" table:style-name="ce1">
            <text:p>' mit Wert ''</text:p>
          </table:table-cell>
          <table:table-cell table:number-columns-repeated="16380"/>
        </table:table-row>
        <table:table-row table:style-name="ro3">
          <table:table-cell office:value-type="string" table:style-name="ce1">
            <text:p>Helper\Expression.cpp (161)</text:p>
          </table:table-cell>
          <table:table-cell office:value-type="string" table:style-name="ce6">
            <text:p>TR_A_NUMBER_OR_A_VARIABLE_IS_MISSING_AFTER_MULTIPLICATION_OR_DIVISION_SIGN</text:p>
          </table:table-cell>
          <table:table-cell office:value-type="string" table:style-name="ce1">
            <text:p>A number or a variable is missing after multiplication or division sign.</text:p>
          </table:table-cell>
          <table:table-cell office:value-type="string" table:style-name="ce1">
            <text:p>Nach dem Mal- oder Divisionszeichen fehlt eine Zahl oder Variable.</text:p>
          </table:table-cell>
          <table:table-cell table:number-columns-repeated="16380"/>
        </table:table-row>
        <table:table-row table:style-name="ro3">
          <table:table-cell office:value-type="string" table:style-name="ce1">
            <text:p>Instruction.cpp (118)</text:p>
          </table:table-cell>
          <table:table-cell office:value-type="string" table:style-name="ce6">
            <text:p>TR_ADDRESS</text:p>
          </table:table-cell>
          <table:table-cell office:value-type="string" table:style-name="ce1">
            <text:p>Address</text:p>
          </table:table-cell>
          <table:table-cell office:value-type="string" table:style-name="ce1">
            <text:p>Adresse</text:p>
          </table:table-cell>
          <table:table-cell table:number-columns-repeated="16380"/>
        </table:table-row>
        <table:table-row table:style-name="ro3">
          <table:table-cell office:value-type="string" table:style-name="ce1">
            <text:p>Exporter.cpp (141)</text:p>
          </table:table-cell>
          <table:table-cell office:value-type="string" table:style-name="ce6">
            <text:p>TR_ALL_OK</text:p>
          </table:table-cell>
          <table:table-cell office:value-type="string" table:style-name="ce1">
            <text:p>All ok</text:p>
          </table:table-cell>
          <table:table-cell office:value-type="string" table:style-name="ce1">
            <text:p>Alles ok</text:p>
          </table:table-cell>
          <table:table-cell table:number-columns-repeated="16380"/>
        </table:table-row>
        <table:table-row table:style-name="ro3">
          <table:table-cell office:value-type="string" table:style-name="ce1">
            <text:p>Settings.cpp (153)</text:p>
          </table:table-cell>
          <table:table-cell office:value-type="string" table:style-name="ce6">
            <text:p>TR_BAUDRATE</text:p>
          </table:table-cell>
          <table:table-cell office:value-type="string" table:style-name="ce1">
            <text:p>Baudrate</text:p>
          </table:table-cell>
          <table:table-cell office:value-type="string" table:style-name="ce1">
            <text:p>Baudrate</text:p>
          </table:table-cell>
          <table:table-cell table:number-columns-repeated="16380"/>
        </table:table-row>
        <table:table-row table:style-name="ro3">
          <table:table-cell office:value-type="string" table:style-name="ce1">
            <text:p>Instruction.cpp (82)</text:p>
          </table:table-cell>
          <table:table-cell office:value-type="string" table:style-name="ce6">
            <text:p>TR_BITINDEX</text:p>
          </table:table-cell>
          <table:table-cell office:value-type="string" table:style-name="ce1">
            <text:p>Bit-Index</text:p>
          </table:table-cell>
          <table:table-cell office:value-type="string" table:style-name="ce1">
            <text:p>Bit-Index</text:p>
          </table:table-cell>
          <table:table-cell table:number-columns-repeated="16380"/>
        </table:table-row>
        <table:table-row table:style-name="ro3">
          <table:table-cell office:value-type="string" table:style-name="ce1">
            <text:p>ProgramFlow.cpp (197)</text:p>
          </table:table-cell>
          <table:table-cell office:value-type="string" table:style-name="ce6">
            <text:p>TR_CALL</text:p>
          </table:table-cell>
          <table:table-cell office:value-type="string" table:style-name="ce1">
            <text:p>Call</text:p>
          </table:table-cell>
          <table:table-cell office:value-type="string" table:style-name="ce1">
            <text:p>Aufruf</text:p>
          </table:table-cell>
          <table:table-cell table:number-columns-repeated="16380"/>
        </table:table-row>
        <table:table-row table:style-name="ro3">
          <table:table-cell office:value-type="string" table:style-name="ce1">
            <text:p>Settings.cpp (160)</text:p>
          </table:table-cell>
          <table:table-cell office:value-type="string" table:style-name="ce6">
            <text:p>TR_CANCEL</text:p>
          </table:table-cell>
          <table:table-cell office:value-type="string" table:style-name="ce1">
            <text:p>Cancel</text:p>
          </table:table-cell>
          <table:table-cell office:value-type="string" table:style-name="ce1">
            <text:p>Abbrechen</text:p>
          </table:table-cell>
          <table:table-cell table:number-columns-repeated="16380"/>
        </table:table-row>
        <table:table-row table:style-name="ro3">
          <table:table-cell office:value-type="string" table:style-name="ce1">
            <text:p>Helper\XMLReader.cpp (114)</text:p>
          </table:table-cell>
          <table:table-cell office:value-type="string" table:style-name="ce6">
            <text:p>TR_CANNOT_FIND_TAG_FOR_TEXT_TAG</text:p>
          </table:table-cell>
          <table:table-cell office:value-type="string" table:style-name="ce1">
            <text:p>Cannot find tag for text tag</text:p>
          </table:table-cell>
          <table:table-cell office:value-type="string" table:style-name="ce1">
            <text:p>Konnte Tag für das Texttag nicht finden</text:p>
          </table:table-cell>
          <table:table-cell table:number-columns-repeated="16380"/>
        </table:table-row>
        <table:table-row table:style-name="ro3">
          <table:table-cell office:value-type="string" table:style-name="ce1">
            <text:p>Helper\XMLReader.cpp (91)</text:p>
          </table:table-cell>
          <table:table-cell office:value-type="string" table:style-name="ce6">
            <text:p>TR_CANNOT_FIND_TAG_TO_OPEN_TAG</text:p>
          </table:table-cell>
          <table:table-cell office:value-type="string" table:style-name="ce1">
            <text:p>Cannot find tag to open tag</text:p>
          </table:table-cell>
          <table:table-cell office:value-type="string" table:style-name="ce1">
            <text:p>Konnte kein schließendes Tag für das geöffnete Tag finden</text:p>
          </table:table-cell>
          <table:table-cell table:number-columns-repeated="16380"/>
        </table:table-row>
        <table:table-row table:style-name="ro3">
          <table:table-cell office:value-type="string" table:style-name="ce1">
            <text:p>Instruction.cpp (100)</text:p>
          </table:table-cell>
          <table:table-cell office:value-type="string" table:style-name="ce6">
            <text:p>TR_CHANNEL</text:p>
          </table:table-cell>
          <table:table-cell office:value-type="string" table:style-name="ce1">
            <text:p>Channel</text:p>
          </table:table-cell>
          <table:table-cell office:value-type="string" table:style-name="ce1">
            <text:p>Kanal</text:p>
          </table:table-cell>
          <table:table-cell table:number-columns-repeated="16380"/>
        </table:table-row>
        <table:table-row table:style-name="ro3">
          <table:table-cell office:value-type="string" table:style-name="ce1">
            <text:p>Exporter.cpp (111)</text:p>
          </table:table-cell>
          <table:table-cell office:value-type="string" table:style-name="ce6">
            <text:p>TR_CHIP_DID_NOT_RESPOND_ON_SECOND_HELLOIS_A_PROGRAMM_RUNNING_THAT_SENDS_</text:p>
          </table:table-cell>
          <table:table-cell office:value-type="string" table:style-name="ce1">
            <text:p>Chip did not respond on second hello!\nIs a programm running that sends '{'?</text:p>
          </table:table-cell>
          <table:table-cell office:value-type="string" table:style-name="ce1">
            <text:p>Das Board antwortete nicht auf das zweite 'Hallo'!\nLäuft ein Programm, das '{' schickt?</text:p>
          </table:table-cell>
          <table:table-cell table:number-columns-repeated="16380"/>
        </table:table-row>
        <table:table-row table:style-name="ro3">
          <table:table-cell office:value-type="string" table:style-name="ce1">
            <text:p>Exporter.cpp (106)</text:p>
          </table:table-cell>
          <table:table-cell office:value-type="string" table:style-name="ce6">
            <text:p>TR_CHIP_DID_NOT_RESPONDDIDNT_YOU_RESETIS_IT_TURNED_OFFIS_IT_CONNECTED</text:p>
          </table:table-cell>
          <table:table-cell office:value-type="string" table:style-name="ce1">
            <text:p>Chip did not respond\n\nDidn't you reset?\nIs it turned off?\nIs it connected?</text:p>
          </table:table-cell>
          <table:table-cell office:value-type="string" table:style-name="ce1">
            <text:p>Das Board antwortet gar nicht!\n\nHast du kein Reset ausgeführt?\nIst das Board angeschaltet?\nIst es angeschlossen?</text:p>
          </table:table-cell>
          <table:table-cell table:number-columns-repeated="16380"/>
        </table:table-row>
        <table:table-row table:style-name="ro3">
          <table:table-cell office:value-type="string" table:style-name="ce1">
            <text:p>Exporter.cpp (116)</text:p>
          </table:table-cell>
          <table:table-cell office:value-type="string" table:style-name="ce6">
            <text:p>TR_CHIP_DID_NOT_SEND_0X15IS_A_PROGRAMM_RUNNING_THAT_SENDS_</text:p>
          </table:table-cell>
          <table:table-cell office:value-type="string" table:style-name="ce1">
            <text:p>Chip did not send 0x15!\nIs a programm running that sends '{'?</text:p>
          </table:table-cell>
          <table:table-cell office:value-type="string" table:style-name="ce1">
            <text:p>Board sendete kein 0x15!\nLäuft ein Programm, das '{' sendet?</text:p>
          </table:table-cell>
          <table:table-cell table:number-columns-repeated="16380"/>
        </table:table-row>
        <table:table-row table:style-name="ro3">
          <table:table-cell office:value-type="string" table:style-name="ce1">
            <text:p>Helper\XMLReader.cpp (160)</text:p>
          </table:table-cell>
          <table:table-cell office:value-type="string" table:style-name="ce6">
            <text:p>TR_CLOSING_TAG_WITH_CHILDS</text:p>
          </table:table-cell>
          <table:table-cell office:value-type="string" table:style-name="ce1">
            <text:p>Closing tag with childs</text:p>
          </table:table-cell>
          <table:table-cell office:value-type="string" table:style-name="ce1">
            <text:p>Ein Tag wurde geschlossen, obwohl nicht alle Kindelemente eingelesen wurden</text:p>
          </table:table-cell>
          <table:table-cell table:number-columns-repeated="16380"/>
        </table:table-row>
        <table:table-row table:style-name="ro3">
          <table:table-cell office:value-type="string" table:style-name="ce1">
            <text:p>Exporter.cpp (74)</text:p>
          </table:table-cell>
          <table:table-cell office:value-type="string" table:style-name="ce6">
            <text:p>TR_COMPILER_ERROR</text:p>
          </table:table-cell>
          <table:table-cell office:value-type="string" table:style-name="ce1">
            <text:p>Compiler error:\n\n</text:p>
          </table:table-cell>
          <table:table-cell office:value-type="string" table:style-name="ce1">
            <text:p>Compiler-Fehler:\n\n</text:p>
          </table:table-cell>
          <table:table-cell table:number-columns-repeated="16380"/>
        </table:table-row>
        <table:table-row table:style-name="ro3">
          <table:table-cell office:value-type="string" table:style-name="ce1">
            <text:p>Settings.cpp (156)</text:p>
          </table:table-cell>
          <table:table-cell office:value-type="string" table:style-name="ce6">
            <text:p>TR_COMPILER_PATH</text:p>
          </table:table-cell>
          <table:table-cell office:value-type="string" table:style-name="ce1">
            <text:p>Compiler Path</text:p>
          </table:table-cell>
          <table:table-cell office:value-type="string" table:style-name="ce1">
            <text:p>Compiler-Pfad</text:p>
          </table:table-cell>
          <table:table-cell table:number-columns-repeated="16380"/>
        </table:table-row>
        <table:table-row table:style-name="ro3">
          <table:table-cell office:value-type="string" table:style-name="ce1">
            <text:p>Settings.cpp (81)</text:p>
          </table:table-cell>
          <table:table-cell office:value-type="string" table:style-name="ce6">
            <text:p>TR_CONFIGURATION_ERROR</text:p>
          </table:table-cell>
          <table:table-cell office:value-type="string" table:style-name="ce1">
            <text:p>Configuration error</text:p>
          </table:table-cell>
          <table:table-cell office:value-type="string" table:style-name="ce1">
            <text:p>Konfigurationsfehler</text:p>
          </table:table-cell>
          <table:table-cell table:number-columns-repeated="16380"/>
        </table:table-row>
        <table:table-row table:style-name="ro3">
          <table:table-cell office:value-type="string" table:style-name="ce1">
            <text:p>Exporter.cpp (98)</text:p>
          </table:table-cell>
          <table:table-cell office:value-type="string" table:style-name="ce6">
            <text:p>TR_CONTINUE</text:p>
          </table:table-cell>
          <table:table-cell office:value-type="string" table:style-name="ce1">
            <text:p>Continue?</text:p>
          </table:table-cell>
          <table:table-cell office:value-type="string" table:style-name="ce1">
            <text:p>Fortfahren?</text:p>
          </table:table-cell>
          <table:table-cell table:number-columns-repeated="16380"/>
        </table:table-row>
        <table:table-row table:style-name="ro3">
          <table:table-cell office:value-type="string" table:style-name="ce1">
            <text:p>Exporter.cpp (76)</text:p>
          </table:table-cell>
          <table:table-cell office:value-type="string" table:style-name="ce6">
            <text:p>TR_COULD_NOT_COMPILE_CODE_FOR_UNKNOWN_REASON</text:p>
          </table:table-cell>
          <table:table-cell office:value-type="string" table:style-name="ce1">
            <text:p>Could not compile code for unknown reason</text:p>
          </table:table-cell>
          <table:table-cell office:value-type="string" table:style-name="ce1">
            <text:p>Der Code konnte aus unerklärlichen Gründen nicht kompiliert werden.</text:p>
          </table:table-cell>
          <table:table-cell table:number-columns-repeated="16380"/>
        </table:table-row>
        <table:table-row table:style-name="ro3">
          <table:table-cell office:value-type="string" table:style-name="ce1">
            <text:p>Exporter.cpp (39)</text:p>
          </table:table-cell>
          <table:table-cell office:value-type="string" table:style-name="ce6">
            <text:p>TR_COULD_NOT_CREATE_DIRECTORY</text:p>
          </table:table-cell>
          <table:table-cell office:value-type="string" table:style-name="ce1">
            <text:p>Could not create temporary directory</text:p>
          </table:table-cell>
          <table:table-cell office:value-type="string" table:style-name="ce1">
            <text:p>Das temporäre Verzeichnis konnte nicht erstellt werden.</text:p>
          </table:table-cell>
          <table:table-cell table:number-columns-repeated="16380"/>
        </table:table-row>
        <table:table-row table:style-name="ro3">
          <table:table-cell office:value-type="string" table:style-name="ce1">
            <text:p>Exporter.cpp (48)</text:p>
          </table:table-cell>
          <table:table-cell office:value-type="string" table:style-name="ce6">
            <text:p>TR_COULD_NOT_EXPORT_CODE</text:p>
          </table:table-cell>
          <table:table-cell office:value-type="string" table:style-name="ce1">
            <text:p>Could not export code</text:p>
          </table:table-cell>
          <table:table-cell office:value-type="string" table:style-name="ce1">
            <text:p>Der Code konnte nicht exportiert werden.</text:p>
          </table:table-cell>
          <table:table-cell table:number-columns-repeated="16380"/>
        </table:table-row>
        <table:table-row table:style-name="ro3">
          <table:table-cell office:value-type="string" table:style-name="ce1">
            <text:p>Exporter.cpp (101)</text:p>
          </table:table-cell>
          <table:table-cell office:value-type="string" table:style-name="ce6">
            <text:p>TR_COULD_NOT_OPEN_COMPORT</text:p>
          </table:table-cell>
          <table:table-cell office:value-type="string" table:style-name="ce1">
            <text:p>Could not open COM-port</text:p>
          </table:table-cell>
          <table:table-cell office:value-type="string" table:style-name="ce1">
            <text:p>Der serielle Port konnte nicht geöffnet werden.</text:p>
          </table:table-cell>
          <table:table-cell table:number-columns-repeated="16380"/>
        </table:table-row>
        <table:table-row table:style-name="ro3">
          <table:table-cell office:value-type="string" table:style-name="ce1">
            <text:p>Exporter.cpp (123)</text:p>
          </table:table-cell>
          <table:table-cell office:value-type="string" table:style-name="ce6">
            <text:p>TR_COULD_NOT_READ_PROGRAM_FILE</text:p>
          </table:table-cell>
          <table:table-cell office:value-type="string" table:style-name="ce1">
            <text:p>Could not read program file!</text:p>
          </table:table-cell>
          <table:table-cell office:value-type="string" table:style-name="ce1">
            <text:p>Die Programm-Datei konnte nicht gelesen werden.</text:p>
          </table:table-cell>
          <table:table-cell table:number-columns-repeated="16380"/>
        </table:table-row>
        <table:table-row table:style-name="ro3">
          <table:table-cell office:value-type="string" table:style-name="ce1">
            <text:p>Exporter.cpp (89)</text:p>
          </table:table-cell>
          <table:table-cell office:value-type="string" table:style-name="ce6">
            <text:p>TR_COULD_NOT_REMOVE_TEMPORARY_DIRECTORY</text:p>
          </table:table-cell>
          <table:table-cell office:value-type="string" table:style-name="ce1">
            <text:p>Could not remove temporary directory</text:p>
          </table:table-cell>
          <table:table-cell office:value-type="string" table:style-name="ce1">
            <text:p>Das temporäre Verzeichnis konnte nicht gelöscht werden.</text:p>
          </table:table-cell>
          <table:table-cell table:number-columns-repeated="16380"/>
        </table:table-row>
        <table:table-row table:style-name="ro3">
          <table:table-cell office:value-type="string" table:style-name="ce1">
            <text:p>Settings.cpp (102)</text:p>
          </table:table-cell>
          <table:table-cell office:value-type="string" table:style-name="ce6">
            <text:p>TR_COULD_NOT_SAVE_CHANGED_PROGRAM_SETTINGS_INTO_</text:p>
          </table:table-cell>
          <table:table-cell office:value-type="string" table:style-name="ce1">
            <text:p>Could not save changed program settings into<text:s/></text:p>
          </table:table-cell>
          <table:table-cell office:value-type="string" table:style-name="ce1">
            <text:p>Die geänderten Programmeinstellungen konnten nicht gespeichert werden. Pfad:<text:s/></text:p>
          </table:table-cell>
          <table:table-cell table:number-columns-repeated="16380"/>
        </table:table-row>
        <table:table-row table:style-name="ro3">
          <table:table-cell office:value-type="string" table:style-name="ce1">
            <text:p>Exporter.cpp (128)</text:p>
          </table:table-cell>
          <table:table-cell office:value-type="string" table:style-name="ce6">
            <text:p>TR_COULD_NOT_SEND_PROGRAM</text:p>
          </table:table-cell>
          <table:table-cell office:value-type="string" table:style-name="ce1">
            <text:p>Could not send program!</text:p>
          </table:table-cell>
          <table:table-cell office:value-type="string" table:style-name="ce1">
            <text:p>Das Programm konnte nicht übertragen werden.</text:p>
          </table:table-cell>
          <table:table-cell table:number-columns-repeated="16380"/>
        </table:table-row>
        <table:table-row table:style-name="ro3">
          <table:table-cell office:value-type="string" table:style-name="ce1">
            <text:p>Instruction.cpp (119)</text:p>
          </table:table-cell>
          <table:table-cell office:value-type="string" table:style-name="ce6">
            <text:p>TR_DATA</text:p>
          </table:table-cell>
          <table:table-cell office:value-type="string" table:style-name="ce1">
            <text:p>Data</text:p>
          </table:table-cell>
          <table:table-cell office:value-type="string" table:style-name="ce1">
            <text:p>Daten</text:p>
          </table:table-cell>
          <table:table-cell table:number-columns-repeated="16380"/>
        </table:table-row>
        <table:table-row table:style-name="ro3">
          <table:table-cell office:value-type="string" table:style-name="ce1">
            <text:p>Instruction.cpp (52)</text:p>
          </table:table-cell>
          <table:table-cell office:value-type="string" table:style-name="ce6">
            <text:p>TR_DECREMENT</text:p>
          </table:table-cell>
          <table:table-cell office:value-type="string" table:style-name="ce1">
            <text:p>Decrement</text:p>
          </table:table-cell>
          <table:table-cell office:value-type="string" table:style-name="ce1">
            <text:p>Dekrementerien</text:p>
          </table:table-cell>
          <table:table-cell table:number-columns-repeated="16380"/>
        </table:table-row>
        <table:table-row table:style-name="ro3">
          <table:table-cell office:value-type="string" table:style-name="ce1">
            <text:p>Instruction.cpp (135)</text:p>
          </table:table-cell>
          <table:table-cell office:value-type="string" table:style-name="ce6">
            <text:p>TR_DELAY</text:p>
          </table:table-cell>
          <table:table-cell office:value-type="string" table:style-name="ce1">
            <text:p>Delay</text:p>
          </table:table-cell>
          <table:table-cell office:value-type="string" table:style-name="ce1">
            <text:p>Verzögere</text:p>
          </table:table-cell>
          <table:table-cell table:number-columns-repeated="16380"/>
        </table:table-row>
        <table:table-row table:style-name="ro3">
          <table:table-cell office:value-type="string" table:style-name="ce1">
            <text:p>Exporter.cpp (137)</text:p>
          </table:table-cell>
          <table:table-cell office:value-type="string" table:style-name="ce6">
            <text:p>TR_DID_NOT_RECEIVE_LAST_0X06</text:p>
          </table:table-cell>
          <table:table-cell office:value-type="string" table:style-name="ce1">
            <text:p>Did not receive last 0x06</text:p>
          </table:table-cell>
          <table:table-cell office:value-type="string" table:style-name="ce1">
            <text:p>Konnte letztes Zeichen(0x06) nicht empfangen.</text:p>
          </table:table-cell>
          <table:table-cell table:number-columns-repeated="16380"/>
        </table:table-row>
        <table:table-row table:style-name="ro3">
          <table:table-cell office:value-type="string" table:style-name="ce1">
            <text:p>Instruction.cpp (128)</text:p>
          </table:table-cell>
          <table:table-cell office:value-type="string" table:style-name="ce6">
            <text:p>TR_DURATION</text:p>
          </table:table-cell>
          <table:table-cell office:value-type="string" table:style-name="ce1">
            <text:p>Duration</text:p>
          </table:table-cell>
          <table:table-cell office:value-type="string" table:style-name="ce1">
            <text:p>Dauer</text:p>
          </table:table-cell>
          <table:table-cell table:number-columns-repeated="16380"/>
        </table:table-row>
        <table:table-row table:style-name="ro3">
          <table:table-cell office:value-type="string" table:style-name="ce1">
            <text:p>MainWindow.cpp (357)</text:p>
          </table:table-cell>
          <table:table-cell office:value-type="string" table:style-name="ce6">
            <text:p>TR_EDIT_NAME</text:p>
          </table:table-cell>
          <table:table-cell office:value-type="string" table:style-name="ce1">
            <text:p>Edit name</text:p>
          </table:table-cell>
          <table:table-cell office:value-type="string" table:style-name="ce1">
            <text:p>Name bearbeiten</text:p>
          </table:table-cell>
          <table:table-cell table:number-columns-repeated="16380"/>
        </table:table-row>
        <table:table-row table:style-name="ro3">
          <table:table-cell office:value-type="string" table:style-name="ce1">
            <text:p>Microcontroller.cpp (167)</text:p>
          </table:table-cell>
          <table:table-cell office:value-type="string" table:style-name="ce6">
            <text:p>TR_EITHER_A_SECOND_QUOTATION_MARK_IS_MISSING_OR_THERE_ARE_TOO_MUCH_OF_THEM</text:p>
          </table:table-cell>
          <table:table-cell office:value-type="string" table:style-name="ce1">
            <text:p>Either a second quotation mark is missing or there are too much of them</text:p>
          </table:table-cell>
          <table:table-cell office:value-type="string" table:style-name="ce1">
            <text:p>Entweder fehlt ein zweites Anführungszeichen oder du hast zu viele davon in der Zeichenkette!</text:p>
          </table:table-cell>
          <table:table-cell table:number-columns-repeated="16380"/>
        </table:table-row>
        <table:table-row table:style-name="ro3">
          <table:table-cell office:value-type="string" table:style-name="ce1">
            <text:p>Helper\Expression.cpp (64)</text:p>
          </table:table-cell>
          <table:table-cell office:value-type="string" table:style-name="ce6">
            <text:p>TR_EMPTY_MATHEMATICAL_EXPRESSION</text:p>
          </table:table-cell>
          <table:table-cell office:value-type="string" table:style-name="ce1">
            <text:p>Empty mathematical expression</text:p>
          </table:table-cell>
          <table:table-cell office:value-type="string" table:style-name="ce1">
            <text:p>Leerer mathematischer Ausdruck!</text:p>
          </table:table-cell>
          <table:table-cell table:number-columns-repeated="16380"/>
        </table:table-row>
        <table:table-row table:style-name="ro3">
          <table:table-cell office:value-type="string" table:style-name="ce1">
            <text:p>ProgramFlow.cpp (120)</text:p>
          </table:table-cell>
          <table:table-cell office:value-type="string" table:style-name="ce6">
            <text:p>TR_END</text:p>
          </table:table-cell>
          <table:table-cell office:value-type="string" table:style-name="ce1">
            <text:p>End</text:p>
          </table:table-cell>
          <table:table-cell office:value-type="string" table:style-name="ce1">
            <text:p>Ende</text:p>
          </table:table-cell>
          <table:table-cell table:number-columns-repeated="16380"/>
        </table:table-row>
        <table:table-row table:style-name="ro3">
          <table:table-cell office:value-type="string" table:style-name="ce1">
            <text:p>Settings.cpp (84)</text:p>
          </table:table-cell>
          <table:table-cell office:value-type="string" table:style-name="ce6">
            <text:p>TR_ERROR_WITH_CONFIGURATION</text:p>
          </table:table-cell>
          <table:table-cell office:value-type="string" table:style-name="ce1">
            <text:p>Error with configuration</text:p>
          </table:table-cell>
          <table:table-cell office:value-type="string" table:style-name="ce1">
            <text:p>Konfigurationsfehler</text:p>
          </table:table-cell>
          <table:table-cell table:number-columns-repeated="16380"/>
        </table:table-row>
        <table:table-row table:style-name="ro3">
          <table:table-cell office:value-type="string" table:style-name="ce1">
            <text:p>Settings.cpp (122)</text:p>
          </table:table-cell>
          <table:table-cell office:value-type="string" table:style-name="ce6">
            <text:p>TR_ERROR_WITH_SETTINGS</text:p>
          </table:table-cell>
          <table:table-cell office:value-type="string" table:style-name="ce1">
            <text:p>Error with settings</text:p>
          </table:table-cell>
          <table:table-cell office:value-type="string" table:style-name="ce1">
            <text:p>Einstellungsfehler</text:p>
          </table:table-cell>
          <table:table-cell table:number-columns-repeated="16380"/>
        </table:table-row>
        <table:table-row table:style-name="ro3">
          <table:table-cell office:value-type="string" table:style-name="ce1">
            <text:p>MainWindow.cpp (195)</text:p>
          </table:table-cell>
          <table:table-cell office:value-type="string" table:style-name="ce6">
            <text:p>TR_EXIT</text:p>
          </table:table-cell>
          <table:table-cell office:value-type="string" table:style-name="ce1">
            <text:p>Exit</text:p>
          </table:table-cell>
          <table:table-cell office:value-type="string" table:style-name="ce1">
            <text:p>Beenden</text:p>
          </table:table-cell>
          <table:table-cell table:number-columns-repeated="16380"/>
        </table:table-row>
        <table:table-row table:style-name="ro3">
          <table:table-cell office:value-type="string" table:style-name="ce1">
            <text:p>MainWindow.cpp (221)</text:p>
          </table:table-cell>
          <table:table-cell office:value-type="string" table:style-name="ce6">
            <text:p>TR_EXIT_NOT_POSSIBLE</text:p>
          </table:table-cell>
          <table:table-cell office:value-type="string" table:style-name="ce1">
            <text:p>Exit not possible</text:p>
          </table:table-cell>
          <table:table-cell office:value-type="string" table:style-name="ce1">
            <text:p>Beenden nicht möglich</text:p>
          </table:table-cell>
          <table:table-cell table:number-columns-repeated="16380"/>
        </table:table-row>
        <table:table-row table:style-name="ro3">
          <table:table-cell office:value-type="string" table:style-name="ce1">
            <text:p>MainWindow.cpp (429)</text:p>
          </table:table-cell>
          <table:table-cell office:value-type="string" table:style-name="ce6">
            <text:p>TR_TRANSFER_ERROR</text:p>
          </table:table-cell>
          <table:table-cell office:value-type="string" table:style-name="ce1">
            <text:p>Export error</text:p>
          </table:table-cell>
          <table:table-cell office:value-type="string" table:style-name="ce1">
            <text:p>Übertragungsfehler</text:p>
          </table:table-cell>
          <table:table-cell table:number-columns-repeated="16380"/>
        </table:table-row>
        <table:table-row table:style-name="ro3">
          <table:table-cell office:value-type="string" table:style-name="ce1">
            <text:p>IfBlock.cpp (213)</text:p>
          </table:table-cell>
          <table:table-cell office:value-type="string" table:style-name="ce6">
            <text:p>TR_FAULTY_VALUE</text:p>
          </table:table-cell>
          <table:table-cell office:value-type="string" table:style-name="ce1">
            <text:p>Faulty value</text:p>
          </table:table-cell>
          <table:table-cell office:value-type="string" table:style-name="ce1">
            <text:p>Wert fehlerhaft</text:p>
          </table:table-cell>
          <table:table-cell table:number-columns-repeated="16380"/>
        </table:table-row>
        <table:table-row table:style-name="ro3">
          <table:table-cell office:value-type="string" table:style-name="ce1">
            <text:p>Exporter.cpp (87)</text:p>
          </table:table-cell>
          <table:table-cell office:value-type="string" table:style-name="ce6">
            <text:p>TR_FINISHED_EXPORT_PRESS_OK_TO_DELETE_ALL_TEMPORARY_FILES</text:p>
          </table:table-cell>
          <table:table-cell office:value-type="string" table:style-name="ce1">
            <text:p>Finished export... Press OK to delete all temporary files</text:p>
          </table:table-cell>
          <table:table-cell office:value-type="string" table:style-name="ce1">
            <text:p>Übertragen erfolgreich... Klicke OK, um alle temporären Dateien zu löschen</text:p>
          </table:table-cell>
          <table:table-cell table:number-columns-repeated="16380"/>
        </table:table-row>
        <table:table-row table:style-name="ro3">
          <table:table-cell office:value-type="string" table:style-name="ce1">
            <text:p>Settings.cpp (80)</text:p>
          </table:table-cell>
          <table:table-cell office:value-type="string" table:style-name="ce6">
            <text:p>TR_FOUND_INVALID_KEY_</text:p>
          </table:table-cell>
          <table:table-cell office:value-type="string" table:style-name="ce1">
            <text:p>Found invalid key '</text:p>
          </table:table-cell>
          <table:table-cell office:value-type="string" table:style-name="ce1">
            <text:p>Ungültiger Schlüssel gefunden '</text:p>
          </table:table-cell>
          <table:table-cell table:number-columns-repeated="16380"/>
        </table:table-row>
        <table:table-row table:style-name="ro3">
          <table:table-cell office:value-type="string" table:style-name="ce1">
            <text:p>Instruction.cpp (98)</text:p>
          </table:table-cell>
          <table:table-cell office:value-type="string" table:style-name="ce6">
            <text:p>TR_GET_ADC</text:p>
          </table:table-cell>
          <table:table-cell office:value-type="string" table:style-name="ce1">
            <text:p>Get ADC</text:p>
          </table:table-cell>
          <table:table-cell office:value-type="string" table:style-name="ce1">
            <text:p>Lese ADC</text:p>
          </table:table-cell>
          <table:table-cell table:number-columns-repeated="16380"/>
        </table:table-row>
        <table:table-row table:style-name="ro3">
          <table:table-cell office:value-type="string" table:style-name="ce1">
            <text:p>Instruction.cpp (61)</text:p>
          </table:table-cell>
          <table:table-cell office:value-type="string" table:style-name="ce6">
            <text:p>TR_INCREMENT</text:p>
          </table:table-cell>
          <table:table-cell office:value-type="string" table:style-name="ce1">
            <text:p>Increment</text:p>
          </table:table-cell>
          <table:table-cell office:value-type="string" table:style-name="ce1">
            <text:p>Inkrementerien</text:p>
          </table:table-cell>
          <table:table-cell table:number-columns-repeated="16380"/>
        </table:table-row>
        <table:table-row table:style-name="ro3">
          <table:table-cell office:value-type="string" table:style-name="ce1">
            <text:p>Settings.cpp (84)</text:p>
          </table:table-cell>
          <table:table-cell office:value-type="string" table:style-name="ce6">
            <text:p>TR_INVALID_LINE_IN_CONFIGURATION_FILE</text:p>
          </table:table-cell>
          <table:table-cell office:value-type="string" table:style-name="ce1">
            <text:p>Invalid line in configuration file:\n</text:p>
          </table:table-cell>
          <table:table-cell office:value-type="string" table:style-name="ce1">
            <text:p>Ungültige Zeile in der Konfigurationsdatei:\n</text:p>
          </table:table-cell>
          <table:table-cell table:number-columns-repeated="16380"/>
        </table:table-row>
        <table:table-row table:style-name="ro3">
          <table:table-cell office:value-type="string" table:style-name="ce1">
            <text:p>Settings.cpp (172)</text:p>
          </table:table-cell>
          <table:table-cell office:value-type="string" table:style-name="ce6">
            <text:p>TR_INVALID_NUMBER</text:p>
          </table:table-cell>
          <table:table-cell office:value-type="string" table:style-name="ce1">
            <text:p>Invalid number</text:p>
          </table:table-cell>
          <table:table-cell office:value-type="string" table:style-name="ce1">
            <text:p>Keine gültige Zahl</text:p>
          </table:table-cell>
          <table:table-cell table:number-columns-repeated="16380"/>
        </table:table-row>
        <table:table-row table:style-name="ro3">
          <table:table-cell office:value-type="string" table:style-name="ce1">
            <text:p>Helper\XMLReader.cpp (127)</text:p>
          </table:table-cell>
          <table:table-cell office:value-type="string" table:style-name="ce6">
            <text:p>TR_INVALID_NUMBER_IN_TEXT_TAG</text:p>
          </table:table-cell>
          <table:table-cell office:value-type="string" table:style-name="ce1">
            <text:p>Invalid number in text tag</text:p>
          </table:table-cell>
          <table:table-cell office:value-type="string" table:style-name="ce1">
            <text:p>Ungültige Zahl im Text-Tag</text:p>
          </table:table-cell>
          <table:table-cell table:number-columns-repeated="16380"/>
        </table:table-row>
        <table:table-row table:style-name="ro3">
          <table:table-cell office:value-type="string" table:style-name="ce1">
            <text:p>Helper\XMLReader.cpp (46)</text:p>
          </table:table-cell>
          <table:table-cell office:value-type="string" table:style-name="ce6">
            <text:p>TR_IO_ERROR</text:p>
          </table:table-cell>
          <table:table-cell office:value-type="string" table:style-name="ce1">
            <text:p>IO error</text:p>
          </table:table-cell>
          <table:table-cell office:value-type="string" table:style-name="ce1">
            <text:p>Eingabe/Ausgabe-Fehler</text:p>
          </table:table-cell>
          <table:table-cell table:number-columns-repeated="16380"/>
        </table:table-row>
        <table:table-row table:style-name="ro3">
          <table:table-cell office:value-type="string" table:style-name="ce1">
            <text:p>Instruction.cpp (45)</text:p>
          </table:table-cell>
          <table:table-cell office:value-type="string" table:style-name="ce6">
            <text:p>TR_LIMIT</text:p>
          </table:table-cell>
          <table:table-cell office:value-type="string" table:style-name="ce1">
            <text:p>Limit</text:p>
          </table:table-cell>
          <table:table-cell office:value-type="string" table:style-name="ce1">
            <text:p>Limit</text:p>
          </table:table-cell>
          <table:table-cell table:number-columns-repeated="16380"/>
        </table:table-row>
        <table:table-row table:style-name="ro3">
          <table:table-cell office:value-type="string" table:style-name="ce1">
            <text:p>Instruction.cpp (73)</text:p>
          </table:table-cell>
          <table:table-cell office:value-type="string" table:style-name="ce6">
            <text:p>TR_MODULUS</text:p>
          </table:table-cell>
          <table:table-cell office:value-type="string" table:style-name="ce1">
            <text:p>Modulus</text:p>
          </table:table-cell>
          <table:table-cell office:value-type="string" table:style-name="ce1">
            <text:p>Modulus</text:p>
          </table:table-cell>
          <table:table-cell table:number-columns-repeated="16380"/>
        </table:table-row>
        <table:table-row table:style-name="ro3">
          <table:table-cell office:value-type="string" table:style-name="ce1">
            <text:p>MainWindow.cpp (357)</text:p>
          </table:table-cell>
          <table:table-cell office:value-type="string" table:style-name="ce6">
            <text:p>TR_NAME_OF_THE_SUBPROGRAM</text:p>
          </table:table-cell>
          <table:table-cell office:value-type="string" table:style-name="ce1">
            <text:p>Name of the subprogram</text:p>
          </table:table-cell>
          <table:table-cell office:value-type="string" table:style-name="ce1">
            <text:p>Name des Unterprogramms:</text:p>
          </table:table-cell>
          <table:table-cell table:number-columns-repeated="16380"/>
        </table:table-row>
        <table:table-row table:style-name="ro3">
          <table:table-cell office:value-type="string" table:style-name="ce1">
            <text:p>MainWindow.cpp (186)</text:p>
          </table:table-cell>
          <table:table-cell office:value-type="string" table:style-name="ce6">
            <text:p>TR_NEW</text:p>
          </table:table-cell>
          <table:table-cell office:value-type="string" table:style-name="ce1">
            <text:p>New</text:p>
          </table:table-cell>
          <table:table-cell office:value-type="string" table:style-name="ce1">
            <text:p>Neu</text:p>
          </table:table-cell>
          <table:table-cell table:number-columns-repeated="16380"/>
        </table:table-row>
        <table:table-row table:style-name="ro3">
          <table:table-cell office:value-type="string" table:style-name="ce1">
            <text:p>IfBlock.cpp (48)</text:p>
          </table:table-cell>
          <table:table-cell office:value-type="string" table:style-name="ce6">
            <text:p>TR_NO</text:p>
          </table:table-cell>
          <table:table-cell office:value-type="string" table:style-name="ce1">
            <text:p>No</text:p>
          </table:table-cell>
          <table:table-cell office:value-type="string" table:style-name="ce1">
            <text:p>Nein</text:p>
          </table:table-cell>
          <table:table-cell table:number-columns-repeated="16380"/>
        </table:table-row>
        <table:table-row table:style-name="ro3">
          <table:table-cell office:value-type="string" table:style-name="ce1">
            <text:p>Instruction.cpp (90)</text:p>
          </table:table-cell>
          <table:table-cell office:value-type="string" table:style-name="ce6">
            <text:p>TR_NUMBER</text:p>
          </table:table-cell>
          <table:table-cell office:value-type="string" table:style-name="ce1">
            <text:p>Number</text:p>
          </table:table-cell>
          <table:table-cell office:value-type="string" table:style-name="ce1">
            <text:p>Zahl</text:p>
          </table:table-cell>
          <table:table-cell table:number-columns-repeated="16380"/>
        </table:table-row>
        <table:table-row table:style-name="ro3">
          <table:table-cell office:value-type="string" table:style-name="ce1">
            <text:p>Helper\Expression.cpp (203)</text:p>
          </table:table-cell>
          <table:table-cell office:value-type="string" table:style-name="ce6">
            <text:p>TR_NUMBER_OR_VARIABLE_EXPECTED_BUT_THERE_IS_NONE</text:p>
          </table:table-cell>
          <table:table-cell office:value-type="string" table:style-name="ce1">
            <text:p>Number or variable expected, but there is none</text:p>
          </table:table-cell>
          <table:table-cell office:value-type="string" table:style-name="ce1">
            <text:p>Zahl oder Variable erwartet, es befindet sich aber keine hier</text:p>
          </table:table-cell>
          <table:table-cell table:number-columns-repeated="16380"/>
        </table:table-row>
        <table:table-row table:style-name="ro3">
          <table:table-cell office:value-type="string" table:style-name="ce1">
            <text:p>Settings.cpp (159)</text:p>
          </table:table-cell>
          <table:table-cell office:value-type="string" table:style-name="ce6">
            <text:p>TR_OK</text:p>
          </table:table-cell>
          <table:table-cell office:value-type="string" table:style-name="ce1">
            <text:p>OK</text:p>
          </table:table-cell>
          <table:table-cell office:value-type="string" table:style-name="ce1">
            <text:p>OK</text:p>
          </table:table-cell>
          <table:table-cell table:number-columns-repeated="16380"/>
        </table:table-row>
        <table:table-row table:style-name="ro3">
          <table:table-cell office:value-type="string" table:style-name="ce1">
            <text:p>MainWindow.cpp (187)</text:p>
          </table:table-cell>
          <table:table-cell office:value-type="string" table:style-name="ce6">
            <text:p>TR_OPEN</text:p>
          </table:table-cell>
          <table:table-cell office:value-type="string" table:style-name="ce1">
            <text:p>Open</text:p>
          </table:table-cell>
          <table:table-cell office:value-type="string" table:style-name="ce1">
            <text:p>Öffnen</text:p>
          </table:table-cell>
          <table:table-cell table:number-columns-repeated="16380"/>
        </table:table-row>
        <table:table-row table:style-name="ro3">
          <table:table-cell office:value-type="string" table:style-name="ce1">
            <text:p>Helper\Expression.cpp (215)</text:p>
          </table:table-cell>
          <table:table-cell office:value-type="string" table:style-name="ce6">
            <text:p>TR_OPEN_BRACKET_WITHOUT_FURTHER_INSTRUCTIONS</text:p>
          </table:table-cell>
          <table:table-cell office:value-type="string" table:style-name="ce1">
            <text:p>Open bracket without further instructions</text:p>
          </table:table-cell>
          <table:table-cell office:value-type="string" table:style-name="ce1">
            <text:p>Öffnende Klammer ohne weitere Rechenanweisungen</text:p>
          </table:table-cell>
          <table:table-cell table:number-columns-repeated="16380"/>
        </table:table-row>
        <table:table-row table:style-name="ro3">
          <table:table-cell office:value-type="string" table:style-name="ce1">
            <text:p>Helper\XMLReader.cpp (58)</text:p>
          </table:table-cell>
          <table:table-cell office:value-type="string" table:style-name="ce6">
            <text:p>TR_PARSE_ERROR</text:p>
          </table:table-cell>
          <table:table-cell office:value-type="string" table:style-name="ce1">
            <text:p>Parse error</text:p>
          </table:table-cell>
          <table:table-cell office:value-type="string" table:style-name="ce1">
            <text:p>Parserfehler</text:p>
          </table:table-cell>
          <table:table-cell table:number-columns-repeated="16380"/>
        </table:table-row>
        <table:table-row table:style-name="ro3">
          <table:table-cell office:value-type="string" table:style-name="ce1">
            <text:p>Instruction.cpp (127)</text:p>
          </table:table-cell>
          <table:table-cell office:value-type="string" table:style-name="ce6">
            <text:p>TR_PORT</text:p>
          </table:table-cell>
          <table:table-cell office:value-type="string" table:style-name="ce1">
            <text:p>Port</text:p>
          </table:table-cell>
          <table:table-cell office:value-type="string" table:style-name="ce1">
            <text:p>Port</text:p>
          </table:table-cell>
          <table:table-cell table:number-columns-repeated="16380"/>
        </table:table-row>
        <table:table-row table:style-name="ro3">
          <table:table-cell office:value-type="string" table:style-name="ce1">
            <text:p>Instruction.cpp (15)</text:p>
          </table:table-cell>
          <table:table-cell office:value-type="string" table:style-name="ce6">
            <text:p>TR_PRINT</text:p>
          </table:table-cell>
          <table:table-cell office:value-type="string" table:style-name="ce1">
            <text:p>Print</text:p>
          </table:table-cell>
          <table:table-cell office:value-type="string" table:style-name="ce1">
            <text:p>Ausgabe</text:p>
          </table:table-cell>
          <table:table-cell table:number-columns-repeated="16380"/>
        </table:table-row>
        <table:table-row table:style-name="ro3">
          <table:table-cell office:value-type="string" table:style-name="ce1">
            <text:p>MainWindow.cpp (193)</text:p>
          </table:table-cell>
          <table:table-cell office:value-type="string" table:style-name="ce6">
            <text:p>TR_PROGRAM_SETTINGS</text:p>
          </table:table-cell>
          <table:table-cell office:value-type="string" table:style-name="ce1">
            <text:p>Settings</text:p>
          </table:table-cell>
          <table:table-cell office:value-type="string" table:style-name="ce1">
            <text:p>Einstellungen</text:p>
          </table:table-cell>
          <table:table-cell table:number-columns-repeated="16380"/>
        </table:table-row>
        <table:table-row table:style-name="ro3">
          <table:table-cell office:value-type="string" table:style-name="ce1">
            <text:p>MainWindow.cpp (191)</text:p>
          </table:table-cell>
          <table:table-cell office:value-type="string" table:style-name="ce6">
            <text:p>TR_EDIT_ALIASES</text:p>
          </table:table-cell>
          <table:table-cell office:value-type="string" table:style-name="ce1">
            <text:p>Aliases</text:p>
          </table:table-cell>
          <table:table-cell office:value-type="string" table:style-name="ce1">
            <text:p>Variablen</text:p>
          </table:table-cell>
          <table:table-cell table:number-columns-repeated="16380"/>
        </table:table-row>
        <table:table-row table:style-name="ro3">
          <table:table-cell office:value-type="string" table:style-name="ce1">
            <text:p>Instruction.cpp (129)</text:p>
          </table:table-cell>
          <table:table-cell office:value-type="string" table:style-name="ce6">
            <text:p>TR_PULSES</text:p>
          </table:table-cell>
          <table:table-cell office:value-type="string" table:style-name="ce1">
            <text:p>Pulses</text:p>
          </table:table-cell>
          <table:table-cell office:value-type="string" table:style-name="ce1">
            <text:p>Periodenlänge</text:p>
          </table:table-cell>
          <table:table-cell table:number-columns-repeated="16380"/>
        </table:table-row>
        <table:table-row table:style-name="ro3">
          <table:table-cell office:value-type="string" table:style-name="ce1">
            <text:p>Instruction.cpp (43)</text:p>
          </table:table-cell>
          <table:table-cell office:value-type="string" table:style-name="ce6">
            <text:p>TR_RANDOM_NUMBER</text:p>
          </table:table-cell>
          <table:table-cell office:value-type="string" table:style-name="ce1">
            <text:p>Random number</text:p>
          </table:table-cell>
          <table:table-cell office:value-type="string" table:style-name="ce1">
            <text:p>Zufallszahl</text:p>
          </table:table-cell>
          <table:table-cell table:number-columns-repeated="16380"/>
        </table:table-row>
        <table:table-row table:style-name="ro3">
          <table:table-cell office:value-type="string" table:style-name="ce1">
            <text:p>Instruction.cpp (33)</text:p>
          </table:table-cell>
          <table:table-cell office:value-type="string" table:style-name="ce6">
            <text:p>TR_READ_KEY</text:p>
          </table:table-cell>
          <table:table-cell office:value-type="string" table:style-name="ce1">
            <text:p>Read key</text:p>
          </table:table-cell>
          <table:table-cell office:value-type="string" table:style-name="ce1">
            <text:p>Lese Eingabe</text:p>
          </table:table-cell>
          <table:table-cell table:number-columns-repeated="16380"/>
        </table:table-row>
        <table:table-row table:style-name="ro3">
          <table:table-cell office:value-type="string" table:style-name="ce1">
            <text:p>Instruction.cpp (107)</text:p>
          </table:table-cell>
          <table:table-cell office:value-type="string" table:style-name="ce6">
            <text:p>TR_READ_MEMORY</text:p>
          </table:table-cell>
          <table:table-cell office:value-type="string" table:style-name="ce1">
            <text:p>Read memory</text:p>
          </table:table-cell>
          <table:table-cell office:value-type="string" table:style-name="ce1">
            <text:p>Lese Speicher</text:p>
          </table:table-cell>
          <table:table-cell table:number-columns-repeated="16380"/>
        </table:table-row>
        <table:table-row table:style-name="ro3">
          <table:table-cell office:value-type="string" table:style-name="ce1">
            <text:p>Instruction.cpp (79)</text:p>
          </table:table-cell>
          <table:table-cell office:value-type="string" table:style-name="ce6">
            <text:p>TR_RESET_BIT</text:p>
          </table:table-cell>
          <table:table-cell office:value-type="string" table:style-name="ce1">
            <text:p>Reset bit</text:p>
          </table:table-cell>
          <table:table-cell office:value-type="string" table:style-name="ce1">
            <text:p>Bit loeschen</text:p>
          </table:table-cell>
          <table:table-cell table:number-columns-repeated="16380"/>
        </table:table-row>
        <table:table-row table:style-name="ro3">
          <table:table-cell office:value-type="string" table:style-name="ce1">
            <text:p>Exporter.cpp (89)</text:p>
          </table:table-cell>
          <table:table-cell office:value-type="string" table:style-name="ce6">
            <text:p>TR_RESET_YOUR_CHIP_NOW</text:p>
          </table:table-cell>
          <table:table-cell office:value-type="string" table:style-name="ce1">
            <text:p>Reset your chip now</text:p>
          </table:table-cell>
          <table:table-cell office:value-type="string" table:style-name="ce1">
            <text:p>Starte das Board jetzt neu</text:p>
          </table:table-cell>
          <table:table-cell table:number-columns-repeated="16380"/>
        </table:table-row>
        <table:table-row table:style-name="ro3">
          <table:table-cell office:value-type="string" table:style-name="ce1">
            <text:p>Instruction.cpp (310)</text:p>
          </table:table-cell>
          <table:table-cell office:value-type="string" table:style-name="ce6">
            <text:p>TR_RESULT</text:p>
          </table:table-cell>
          <table:table-cell office:value-type="string" table:style-name="ce1">
            <text:p>Result</text:p>
          </table:table-cell>
          <table:table-cell office:value-type="string" table:style-name="ce1">
            <text:p>Ergebnis</text:p>
          </table:table-cell>
          <table:table-cell table:number-columns-repeated="16380"/>
        </table:table-row>
        <table:table-row table:style-name="ro3">
          <table:table-cell office:value-type="string" table:style-name="ce1">
            <text:p>MainWindow.cpp (188)</text:p>
          </table:table-cell>
          <table:table-cell office:value-type="string" table:style-name="ce6">
            <text:p>TR_SAVE</text:p>
          </table:table-cell>
          <table:table-cell office:value-type="string" table:style-name="ce1">
            <text:p>Save</text:p>
          </table:table-cell>
          <table:table-cell office:value-type="string" table:style-name="ce1">
            <text:p>Speichern</text:p>
          </table:table-cell>
          <table:table-cell table:number-columns-repeated="16380"/>
        </table:table-row>
        <table:table-row table:style-name="ro3">
          <table:table-cell office:value-type="string" table:style-name="ce1">
            <text:p>MainWindow.cpp (189)</text:p>
          </table:table-cell>
          <table:table-cell office:value-type="string" table:style-name="ce6">
            <text:p>TR_SAVE_AS</text:p>
          </table:table-cell>
          <table:table-cell office:value-type="string" table:style-name="ce1">
            <text:p>Save as</text:p>
          </table:table-cell>
          <table:table-cell office:value-type="string" table:style-name="ce1">
            <text:p>Speichern unter</text:p>
          </table:table-cell>
          <table:table-cell table:number-columns-repeated="16380"/>
        </table:table-row>
        <table:table-row table:style-name="ro3">
          <table:table-cell office:value-type="string" table:style-name="ce1">
            <text:p>Settings.cpp (151)</text:p>
          </table:table-cell>
          <table:table-cell office:value-type="string" table:style-name="ce6">
            <text:p>TR_SERIAL_PORT</text:p>
          </table:table-cell>
          <table:table-cell office:value-type="string" table:style-name="ce1">
            <text:p>Serial Port</text:p>
          </table:table-cell>
          <table:table-cell office:value-type="string" table:style-name="ce1">
            <text:p>Serieller Port</text:p>
          </table:table-cell>
          <table:table-cell table:number-columns-repeated="16380"/>
        </table:table-row>
        <table:table-row table:style-name="ro3">
          <table:table-cell office:value-type="string" table:style-name="ce1">
            <text:p>Instruction.cpp (88)</text:p>
          </table:table-cell>
          <table:table-cell office:value-type="string" table:style-name="ce6">
            <text:p>TR_SET_BIT</text:p>
          </table:table-cell>
          <table:table-cell office:value-type="string" table:style-name="ce1">
            <text:p>Set Bit</text:p>
          </table:table-cell>
          <table:table-cell office:value-type="string" table:style-name="ce1">
            <text:p>Bit setzen</text:p>
          </table:table-cell>
          <table:table-cell table:number-columns-repeated="16380"/>
        </table:table-row>
        <table:table-row table:style-name="ro3">
          <table:table-cell office:value-type="string" table:style-name="ce1">
            <text:p>Instruction.cpp (125)</text:p>
          </table:table-cell>
          <table:table-cell office:value-type="string" table:style-name="ce6">
            <text:p>TR_SOUND</text:p>
          </table:table-cell>
          <table:table-cell office:value-type="string" table:style-name="ce1">
            <text:p>Sound</text:p>
          </table:table-cell>
          <table:table-cell office:value-type="string" table:style-name="ce1">
            <text:p>Ton</text:p>
          </table:table-cell>
          <table:table-cell table:number-columns-repeated="16380"/>
        </table:table-row>
        <table:table-row table:style-name="ro3">
          <table:table-cell office:value-type="string" table:style-name="ce1">
            <text:p>ProgramFlow.cpp (42)</text:p>
          </table:table-cell>
          <table:table-cell office:value-type="string" table:style-name="ce6">
            <text:p>TR_START</text:p>
          </table:table-cell>
          <table:table-cell office:value-type="string" table:style-name="ce1">
            <text:p>Start</text:p>
          </table:table-cell>
          <table:table-cell office:value-type="string" table:style-name="ce1">
            <text:p>Start</text:p>
          </table:table-cell>
          <table:table-cell table:number-columns-repeated="16380"/>
        </table:table-row>
        <table:table-row table:style-name="ro3">
          <table:table-cell office:value-type="string" table:style-name="ce1">
            <text:p>Instruction.cpp (17)</text:p>
          </table:table-cell>
          <table:table-cell office:value-type="string" table:style-name="ce6">
            <text:p>TR_TEXT</text:p>
          </table:table-cell>
          <table:table-cell office:value-type="string" table:style-name="ce1">
            <text:p>Text</text:p>
          </table:table-cell>
          <table:table-cell office:value-type="string" table:style-name="ce1">
            <text:p>Text</text:p>
          </table:table-cell>
          <table:table-cell table:number-columns-repeated="16380"/>
        </table:table-row>
        <table:table-row table:style-name="ro3">
          <table:table-cell office:value-type="string" table:style-name="ce1">
            <text:p>Helper\XMLReader.cpp (132)</text:p>
          </table:table-cell>
          <table:table-cell office:value-type="string" table:style-name="ce6">
            <text:p>TR_TEXT_TAG_WITH_CHILDS</text:p>
          </table:table-cell>
          <table:table-cell office:value-type="string" table:style-name="ce1">
            <text:p>Text tag with childs</text:p>
          </table:table-cell>
          <table:table-cell office:value-type="string" table:style-name="ce1">
            <text:p>Texttag mit Kindelementen</text:p>
          </table:table-cell>
          <table:table-cell table:number-columns-repeated="16380"/>
        </table:table-row>
        <table:table-row table:style-name="ro3">
          <table:table-cell office:value-type="string" table:style-name="ce1">
            <text:p>Microcontroller.cpp (178)</text:p>
          </table:table-cell>
          <table:table-cell office:value-type="string" table:style-name="ce6">
            <text:p>TR_THIS_VARIABLE_DOES_NOT_EXISTS_HERE_HAVE_YOU_TYPED_IT_WRONG</text:p>
          </table:table-cell>
          <table:table-cell office:value-type="string" table:style-name="ce1">
            <text:p>This variable does not exists here! Have you typed it wrong?</text:p>
          </table:table-cell>
          <table:table-cell office:value-type="string" table:style-name="ce1">
            <text:p>Diese Variable gibt es nicht! Hast du dich vielleicht vertippt?</text:p>
          </table:table-cell>
          <table:table-cell table:number-columns-repeated="16380"/>
        </table:table-row>
        <table:table-row table:style-name="ro3">
          <table:table-cell office:value-type="string" table:style-name="ce1">
            <text:p>Assignment.cpp (90)</text:p>
          </table:table-cell>
          <table:table-cell office:value-type="string" table:style-name="ce6">
            <text:p>TR_TODO_THROW_ERROR_HERE_</text:p>
          </table:table-cell>
          <table:table-cell office:value-type="string" table:style-name="ce1">
            <text:p>!!!!!!TODO!!!!! Throw error here ;)</text:p>
          </table:table-cell>
          <table:table-cell office:value-type="string" table:style-name="ce1">
            <text:p>!!!!! TODO !!!! Throw error!!!!</text:p>
          </table:table-cell>
          <table:table-cell table:number-columns-repeated="16380"/>
        </table:table-row>
        <table:table-row table:style-name="ro3">
          <table:table-cell office:value-type="string" table:style-name="ce1">
            <text:p>MainWindow.cpp (190)</text:p>
          </table:table-cell>
          <table:table-cell office:value-type="string" table:style-name="ce6">
            <text:p>TR_TRANSFER</text:p>
          </table:table-cell>
          <table:table-cell office:value-type="string" table:style-name="ce1">
            <text:p>Transfer</text:p>
          </table:table-cell>
          <table:table-cell office:value-type="string" table:style-name="ce1">
            <text:p>Übertragen</text:p>
          </table:table-cell>
          <table:table-cell table:number-columns-repeated="16380"/>
        </table:table-row>
        <table:table-row table:style-name="ro3">
          <table:table-cell office:value-type="string" table:style-name="ce1">
            <text:p>Instruction.cpp (63)</text:p>
          </table:table-cell>
          <table:table-cell office:value-type="string" table:style-name="ce6">
            <text:p>TR_VARIABLE</text:p>
          </table:table-cell>
          <table:table-cell office:value-type="string" table:style-name="ce1">
            <text:p>Variable</text:p>
          </table:table-cell>
          <table:table-cell office:value-type="string" table:style-name="ce1">
            <text:p>Variable</text:p>
          </table:table-cell>
          <table:table-cell table:number-columns-repeated="16380"/>
        </table:table-row>
        <table:table-row table:style-name="ro3">
          <table:table-cell office:value-type="string" table:style-name="ce1">
            <text:p>Instruction.cpp (24)</text:p>
          </table:table-cell>
          <table:table-cell office:value-type="string" table:style-name="ce6">
            <text:p>TR_WAIT_FOR_KEY</text:p>
          </table:table-cell>
          <table:table-cell office:value-type="string" table:style-name="ce1">
            <text:p>Wait for key</text:p>
          </table:table-cell>
          <table:table-cell office:value-type="string" table:style-name="ce1">
            <text:p>Warte auf Eingabe</text:p>
          </table:table-cell>
          <table:table-cell table:number-columns-repeated="16380"/>
        </table:table-row>
        <table:table-row table:style-name="ro3">
          <table:table-cell office:value-type="string" table:style-name="ce1">
            <text:p>Instruction.cpp (162)</text:p>
          </table:table-cell>
          <table:table-cell office:value-type="string" table:style-name="ce6">
            <text:p>TR_WAIT_MICROSECONDS</text:p>
          </table:table-cell>
          <table:table-cell office:value-type="string" table:style-name="ce1">
            <text:p>Wait microseconds</text:p>
          </table:table-cell>
          <table:table-cell office:value-type="string" table:style-name="ce1">
            <text:p>Warte Mikrosekunden</text:p>
          </table:table-cell>
          <table:table-cell table:number-columns-repeated="16380"/>
        </table:table-row>
        <table:table-row table:style-name="ro3">
          <table:table-cell office:value-type="string" table:style-name="ce1">
            <text:p>Instruction.cpp (153)</text:p>
          </table:table-cell>
          <table:table-cell office:value-type="string" table:style-name="ce6">
            <text:p>TR_WAIT_MILLISECONDS</text:p>
          </table:table-cell>
          <table:table-cell office:value-type="string" table:style-name="ce1">
            <text:p>Wait milliseconds</text:p>
          </table:table-cell>
          <table:table-cell office:value-type="string" table:style-name="ce1">
            <text:p>Warte Millisekunden</text:p>
          </table:table-cell>
          <table:table-cell table:number-columns-repeated="16380"/>
        </table:table-row>
        <table:table-row table:style-name="ro3">
          <table:table-cell office:value-type="string" table:style-name="ce1">
            <text:p>Instruction.cpp (144)</text:p>
          </table:table-cell>
          <table:table-cell office:value-type="string" table:style-name="ce6">
            <text:p>TR_WAIT_SECONDS</text:p>
          </table:table-cell>
          <table:table-cell office:value-type="string" table:style-name="ce1">
            <text:p>Wait seconds</text:p>
          </table:table-cell>
          <table:table-cell office:value-type="string" table:style-name="ce1">
            <text:p>Warte Sekunden</text:p>
          </table:table-cell>
          <table:table-cell table:number-columns-repeated="16380"/>
        </table:table-row>
        <table:table-row table:style-name="ro3">
          <table:table-cell office:value-type="string" table:style-name="ce1">
            <text:p>Instruction.cpp (164)</text:p>
          </table:table-cell>
          <table:table-cell office:value-type="string" table:style-name="ce6">
            <text:p>TR_WAIT_TIME</text:p>
          </table:table-cell>
          <table:table-cell office:value-type="string" table:style-name="ce1">
            <text:p>Wait time</text:p>
          </table:table-cell>
          <table:table-cell office:value-type="string" table:style-name="ce1">
            <text:p>Wartezeit</text:p>
          </table:table-cell>
          <table:table-cell table:number-columns-repeated="16380"/>
        </table:table-row>
        <table:table-row table:style-name="ro3">
          <table:table-cell office:value-type="string" table:style-name="ce1">
            <text:p>Helper\XMLReader.cpp (169)</text:p>
          </table:table-cell>
          <table:table-cell office:value-type="string" table:style-name="ce6">
            <text:p>TR_WELL_I_WANTED_TO_REMOVE_A_NODE_THAT_ALREADY_HAS_BEEN_DELETED</text:p>
          </table:table-cell>
          <table:table-cell office:value-type="string" table:style-name="ce1">
            <text:p>Well... I wanted to remove a node, that already has been deleted!</text:p>
          </table:table-cell>
          <table:table-cell table:number-columns-repeated="16381" table:style-name="ce1"/>
        </table:table-row>
        <table:table-row table:style-name="ro3">
          <table:table-cell office:value-type="string" table:style-name="ce1">
            <text:p>Instruction.cpp (116)</text:p>
          </table:table-cell>
          <table:table-cell office:value-type="string" table:style-name="ce6">
            <text:p>TR_WRITE_MEMORY</text:p>
          </table:table-cell>
          <table:table-cell office:value-type="string" table:style-name="ce1">
            <text:p>Write memory</text:p>
          </table:table-cell>
          <table:table-cell office:value-type="string" table:style-name="ce1">
            <text:p>Schreibe Speicher</text:p>
          </table:table-cell>
          <table:table-cell table:number-columns-repeated="16380"/>
        </table:table-row>
        <table:table-row table:style-name="ro3">
          <table:table-cell office:value-type="string" table:style-name="ce1">
            <text:p>Instruction.cpp (342)</text:p>
          </table:table-cell>
          <table:table-cell office:value-type="string" table:style-name="ce6">
            <text:p>TR_WRONG_DATA</text:p>
          </table:table-cell>
          <table:table-cell office:value-type="string" table:style-name="ce1">
            <text:p>Wrong data</text:p>
          </table:table-cell>
          <table:table-cell office:value-type="string" table:style-name="ce1">
            <text:p>Falsche Angabe</text:p>
          </table:table-cell>
          <table:table-cell table:number-columns-repeated="16380"/>
        </table:table-row>
        <table:table-row table:style-name="ro3">
          <table:table-cell office:value-type="string" table:style-name="ce1">
            <text:p>Helper\Expression.cpp (156)</text:p>
          </table:table-cell>
          <table:table-cell office:value-type="string" table:style-name="ce6">
            <text:p>TR_WRONG_OR_MISSING_OPERATOR</text:p>
          </table:table-cell>
          <table:table-cell office:value-type="string" table:style-name="ce1">
            <text:p>Wrong or missing operator</text:p>
          </table:table-cell>
          <table:table-cell office:value-type="string" table:style-name="ce1">
            <text:p>Fehlendes oder falsches Rechenzeichen</text:p>
          </table:table-cell>
          <table:table-cell table:number-columns-repeated="16380"/>
        </table:table-row>
        <table:table-row table:style-name="ro3">
          <table:table-cell office:value-type="string" table:style-name="ce1">
            <text:p>Helper\XMLReader.cpp (37)</text:p>
          </table:table-cell>
          <table:table-cell office:value-type="string" table:style-name="ce6">
            <text:p>TR_XML_PARSERCREATE_ERROR</text:p>
          </table:table-cell>
          <table:table-cell office:value-type="string" table:style-name="ce1">
            <text:p>XML_ParserCreate error</text:p>
          </table:table-cell>
          <table:table-cell office:value-type="string" table:style-name="ce1">
            <text:p>Fehelr des XML-Parsers</text:p>
          </table:table-cell>
          <table:table-cell table:number-columns-repeated="16380"/>
        </table:table-row>
        <table:table-row table:style-name="ro3">
          <table:table-cell office:value-type="string" table:style-name="ce1">
            <text:p>IfBlock.cpp (49)</text:p>
          </table:table-cell>
          <table:table-cell office:value-type="string" table:style-name="ce6">
            <text:p>TR_YES</text:p>
          </table:table-cell>
          <table:table-cell office:value-type="string" table:style-name="ce1">
            <text:p>Yes</text:p>
          </table:table-cell>
          <table:table-cell office:value-type="string" table:style-name="ce1">
            <text:p>Ja</text:p>
          </table:table-cell>
          <table:table-cell table:number-columns-repeated="16380"/>
        </table:table-row>
        <table:table-row table:style-name="ro3">
          <table:table-cell office:value-type="string" table:style-name="ce1">
            <text:p>Microcontroller.cpp (148)</text:p>
          </table:table-cell>
          <table:table-cell office:value-type="string" table:style-name="ce6">
            <text:p>TR_YOU_ENTERED_A_NUMBER_BUT_THIS_NUMBER_IS_TO_BIG_OR_NEGATIVE_THIS_IS_NOW_ALLOWED_HERE</text:p>
          </table:table-cell>
          <table:table-cell office:value-type="string" table:style-name="ce1">
            <text:p>You entered a number, but this number is to big or negative. This is now allowed here.</text:p>
          </table:table-cell>
          <table:table-cell office:value-type="string" table:style-name="ce1">
            <text:p>Du hast eine Zahl angegeben, diese ist aber zu groß bzw. negativ, was hier nicht sein darf.</text:p>
          </table:table-cell>
          <table:table-cell table:number-columns-repeated="16380"/>
        </table:table-row>
        <table:table-row table:style-name="ro3">
          <table:table-cell office:value-type="string" table:style-name="ce1">
            <text:p>Microcontroller.cpp (150)</text:p>
          </table:table-cell>
          <table:table-cell office:value-type="string" table:style-name="ce6">
            <text:p>TR_YOU_ENTERED_A_NUMBER_BUT_YOU_MAY_NOT_ENTER_A_NUMBER_HERE</text:p>
          </table:table-cell>
          <table:table-cell office:value-type="string" table:style-name="ce1">
            <text:p>You entered a number, but you may not enter a number here</text:p>
          </table:table-cell>
          <table:table-cell office:value-type="string" table:style-name="ce1">
            <text:p>Du hast eine Zahl angegeben, aber hier darf keie Zahl angegeben werden.</text:p>
          </table:table-cell>
          <table:table-cell table:number-columns-repeated="16380"/>
        </table:table-row>
        <table:table-row table:style-name="ro3">
          <table:table-cell office:value-type="string" table:style-name="ce1">
            <text:p>Settings.cpp (172)</text:p>
          </table:table-cell>
          <table:table-cell office:value-type="string" table:style-name="ce6">
            <text:p>TR_YOU_HAVE_ENTERED_AN_INVALID_NUMBER</text:p>
          </table:table-cell>
          <table:table-cell office:value-type="string" table:style-name="ce1">
            <text:p>You have entered an invalid number</text:p>
          </table:table-cell>
          <table:table-cell office:value-type="string" table:style-name="ce1">
            <text:p>Es wurde keine gültige Zahl eingegeben</text:p>
          </table:table-cell>
          <table:table-cell table:number-columns-repeated="16380"/>
        </table:table-row>
        <table:table-row table:style-name="ro3">
          <table:table-cell office:value-type="string" table:style-name="ce1">
            <text:p>Helper\Expression.cpp (220)</text:p>
          </table:table-cell>
          <table:table-cell office:value-type="string" table:style-name="ce6">
            <text:p>TR_YOU_OPENED_A_BRACKET_BUT_NEVER_CLOSED_IT</text:p>
          </table:table-cell>
          <table:table-cell office:value-type="string" table:style-name="ce1">
            <text:p>You opened a bracket but never closed it</text:p>
          </table:table-cell>
          <table:table-cell office:value-type="string" table:style-name="ce1">
            <text:p>Klammer wurde geöffnet, aber nie geschlossen</text:p>
          </table:table-cell>
          <table:table-cell table:number-columns-repeated="16380"/>
        </table:table-row>
        <table:table-row table:style-name="ro3">
          <table:table-cell office:value-type="string" table:style-name="ce1">
            <text:p>Microcontroller.cpp (158)</text:p>
          </table:table-cell>
          <table:table-cell office:value-type="string" table:style-name="ce6">
            <text:p>TR_YOU_STARTED_A_STRING_WITH_AN_QUOTATION_MARK_BUT_YOU_MAY_NOT_DO_THIS_HERE</text:p>
          </table:table-cell>
          <table:table-cell office:value-type="string" table:style-name="ce1">
            <text:p>You started a string with an quotation mark but you may not do this here</text:p>
          </table:table-cell>
          <table:table-cell office:value-type="string" table:style-name="ce1">
            <text:p>Du hast mit dem Anführungszeichen eine Zeichenkette begonnen, diese kann hier aber nicht verwendet werden</text:p>
          </table:table-cell>
          <table:table-cell table:number-columns-repeated="16380"/>
        </table:table-row>
        <table:table-row table:style-name="ro3">
          <table:table-cell office:value-type="string" table:style-name="ce1">
            <text:p>MainWindow.cpp (79)</text:p>
          </table:table-cell>
          <table:table-cell office:value-type="string" table:style-name="ce6">
            <text:p>TR_UNSAVED</text:p>
          </table:table-cell>
          <table:table-cell office:value-type="string" table:style-name="ce1">
            <text:p>Unsaved</text:p>
          </table:table-cell>
          <table:table-cell office:value-type="string" table:style-name="ce1">
            <text:p>Nicht gespeichert</text:p>
          </table:table-cell>
          <table:table-cell table:number-columns-repeated="16380"/>
        </table:table-row>
        <table:table-row table:style-name="ro3">
          <table:table-cell table:style-name="ce1"/>
          <table:table-cell office:value-type="string" table:style-name="ce6">
            <text:p>TR_YES_SIDE_NOT_CONNECTED_WITH_A_BLOCK</text:p>
          </table:table-cell>
          <table:table-cell office:value-type="string" table:style-name="ce1">
            <text:p>Yes-side is not connected with a block</text:p>
          </table:table-cell>
          <table:table-cell office:value-type="string" table:style-name="ce1">
            <text:p>Ja-Seite ist nicht mit einem Block verbunden</text:p>
          </table:table-cell>
          <table:table-cell table:number-columns-repeated="16380"/>
        </table:table-row>
        <table:table-row table:style-name="ro3">
          <table:table-cell table:style-name="ce1"/>
          <table:table-cell office:value-type="string" table:style-name="ce6">
            <text:p>TR_NO_SIDE_NOT_CONNECTED_WITH_A_BLOCK</text:p>
          </table:table-cell>
          <table:table-cell office:value-type="string" table:style-name="ce1">
            <text:p>No-side is not connected with a block</text:p>
          </table:table-cell>
          <table:table-cell office:value-type="string" table:style-name="ce1">
            <text:p>Nein-Seite ist nicht mit einem Block verbunden</text:p>
          </table:table-cell>
          <table:table-cell table:number-columns-repeated="16380"/>
        </table:table-row>
        <table:table-row table:style-name="ro3">
          <table:table-cell table:style-name="ce1"/>
          <table:table-cell office:value-type="string" table:style-name="ce1">
            <text:p>TR_CONNECTOR_NOT_CONNECTED_WITH_ANOTHER_BLOCK</text:p>
          </table:table-cell>
          <table:table-cell office:value-type="string" table:style-name="ce1">
            <text:p>Connector is not connected with another block</text:p>
          </table:table-cell>
          <table:table-cell office:value-type="string" table:style-name="ce1">
            <text:p>Der Anschluss ist nicht mit einem anderen Block verbunden</text:p>
          </table:table-cell>
          <table:table-cell table:number-columns-repeated="16380"/>
        </table:table-row>
        <table:table-row table:style-name="ro3">
          <table:table-cell table:style-name="ce1"/>
          <table:table-cell office:value-type="string" table:style-name="ce6">
            <text:p>TR_ASSIGNMENT</text:p>
          </table:table-cell>
          <table:table-cell office:value-type="string" table:style-name="ce1">
            <text:p>Assignment</text:p>
          </table:table-cell>
          <table:table-cell office:value-type="string" table:style-name="ce1">
            <text:p>Zuweisung</text:p>
          </table:table-cell>
          <table:table-cell table:number-columns-repeated="16380"/>
        </table:table-row>
        <table:table-row table:style-name="ro3">
          <table:table-cell table:style-name="ce1"/>
          <table:table-cell office:value-type="string" table:style-name="ce6">
            <text:p>TR_IF_BLOCK</text:p>
          </table:table-cell>
          <table:table-cell office:value-type="string" table:style-name="ce1">
            <text:p>If-Block</text:p>
          </table:table-cell>
          <table:table-cell office:value-type="string" table:style-name="ce1">
            <text:p>Bedingungsblock</text:p>
          </table:table-cell>
          <table:table-cell table:number-columns-repeated="16380"/>
        </table:table-row>
        <table:table-row table:style-name="ro3">
          <table:table-cell table:style-name="ce1"/>
          <table:table-cell office:value-type="string" table:style-name="ce6">
            <text:p>TR_INSTRUCTION</text:p>
          </table:table-cell>
          <table:table-cell office:value-type="string" table:style-name="ce1">
            <text:p>Instruction</text:p>
          </table:table-cell>
          <table:table-cell office:value-type="string" table:style-name="ce1">
            <text:p>Befehl</text:p>
          </table:table-cell>
          <table:table-cell table:number-columns-repeated="16380"/>
        </table:table-row>
        <table:table-row table:style-name="ro3">
          <table:table-cell table:style-name="ce1"/>
          <table:table-cell office:value-type="string" table:style-name="ce1">
            <text:p>TR_SELECT_INSTRUCTION</text:p>
          </table:table-cell>
          <table:table-cell office:value-type="string" table:style-name="ce1">
            <text:p>Select instruction</text:p>
          </table:table-cell>
          <table:table-cell office:value-type="string" table:style-name="ce1">
            <text:p>Befehl auswählen</text:p>
          </table:table-cell>
          <table:table-cell table:number-columns-repeated="16380"/>
        </table:table-row>
        <table:table-row table:style-name="ro3">
          <table:table-cell table:style-name="ce1"/>
          <table:table-cell office:value-type="string" table:style-name="ce6">
            <text:p>TR_CALL_SUB</text:p>
          </table:table-cell>
          <table:table-cell office:value-type="string" table:style-name="ce1">
            <text:p>Call-Sub</text:p>
          </table:table-cell>
          <table:table-cell office:value-type="string" table:style-name="ce1">
            <text:p>Funktionsaufruf</text:p>
          </table:table-cell>
          <table:table-cell table:number-columns-repeated="16380"/>
        </table:table-row>
        <table:table-row table:style-name="ro3">
          <table:table-cell table:style-name="ce1"/>
          <table:table-cell office:value-type="string" table:style-name="ce1">
            <text:p>TR_GENERATING_CODE</text:p>
          </table:table-cell>
          <table:table-cell office:value-type="string" table:style-name="ce1">
            <text:p>Generating code</text:p>
          </table:table-cell>
          <table:table-cell office:value-type="string" table:style-name="ce1">
            <text:p>Erzeuge Code</text:p>
          </table:table-cell>
          <table:table-cell table:number-columns-repeated="16380"/>
        </table:table-row>
        <table:table-row table:style-name="ro3">
          <table:table-cell/>
          <table:table-cell office:value-type="string" table:style-name="ce6">
            <text:p>TR_COMPILING_CODE</text:p>
          </table:table-cell>
          <table:table-cell office:value-type="string" table:style-name="ce1">
            <text:p>Compiling code</text:p>
          </table:table-cell>
          <table:table-cell office:value-type="string" table:style-name="ce1">
            <text:p>Kompiliere Code</text:p>
          </table:table-cell>
          <table:table-cell table:number-columns-repeated="16380"/>
        </table:table-row>
        <table:table-row table:style-name="ro3">
          <table:table-cell/>
          <table:table-cell office:value-type="string" table:style-name="ce6">
            <text:p>TR_PLEASE_DO_RESET</text:p>
          </table:table-cell>
          <table:table-cell office:value-type="string" table:style-name="ce1">
            <text:p>Please do a reset</text:p>
          </table:table-cell>
          <table:table-cell office:value-type="string" table:style-name="ce1">
            <text:p>Bitte führe einen Reset durch</text:p>
          </table:table-cell>
          <table:table-cell table:number-columns-repeated="16380"/>
        </table:table-row>
        <table:table-row table:style-name="ro3">
          <table:table-cell/>
          <table:table-cell office:value-type="string" table:style-name="ce6">
            <text:p>TR_SENDING_PROGRAM</text:p>
          </table:table-cell>
          <table:table-cell office:value-type="string" table:style-name="ce1">
            <text:p>Sending program</text:p>
          </table:table-cell>
          <table:table-cell office:value-type="string" table:style-name="ce1">
            <text:p>Sende Programm</text:p>
          </table:table-cell>
          <table:table-cell table:number-columns-repeated="16380"/>
        </table:table-row>
        <table:table-row table:style-name="ro3">
          <table:table-cell/>
          <table:table-cell office:value-type="string" table:style-name="ce1">
            <text:p>TR_DO_YOU_WANT_TO_SAVE_YOUR_CHANGES</text:p>
          </table:table-cell>
          <table:table-cell office:value-type="string" table:style-name="ce1">
            <text:p>Do you want to save the changes you have done to the file before closing it?</text:p>
          </table:table-cell>
          <table:table-cell office:value-type="string" table:style-name="ce1">
            <text:p>Willst du die Änderungen an der Datei speichern, bevor sie geschlossen wird?</text:p>
          </table:table-cell>
          <table:table-cell table:number-columns-repeated="16380"/>
        </table:table-row>
        <table:table-row table:style-name="ro3">
          <table:table-cell/>
          <table:table-cell office:value-type="string" table:style-name="ce1">
            <text:p>TR_SAVE_CHANGES</text:p>
          </table:table-cell>
          <table:table-cell office:value-type="string" table:style-name="ce1">
            <text:p>Save changes?</text:p>
          </table:table-cell>
          <table:table-cell office:value-type="string" table:style-name="ce1">
            <text:p>Änderungen speichern?</text:p>
          </table:table-cell>
          <table:table-cell table:number-columns-repeated="16380"/>
        </table:table-row>
        <table:table-row table:style-name="ro3">
          <table:table-cell/>
          <table:table-cell office:value-type="string" table:style-name="ce1">
            <text:p>TR_FILE_COULD_NOT_READ_IS_IT_INVALID</text:p>
          </table:table-cell>
          <table:table-cell office:value-type="string" table:style-name="ce1">
            <text:p>File could not be read!\nIs it invalid or damaged?</text:p>
          </table:table-cell>
          <table:table-cell office:value-type="string" table:style-name="ce1">
            <text:p>Datei konnte nicht gelesen werden?\nIst sie ungültig oder beschädigt?</text:p>
          </table:table-cell>
          <table:table-cell table:number-columns-repeated="16380"/>
        </table:table-row>
        <table:table-row table:style-name="ro3">
          <table:table-cell/>
          <table:table-cell office:value-type="string" table:style-name="ce1">
            <text:p>TR_READ_ERROR</text:p>
          </table:table-cell>
          <table:table-cell office:value-type="string" table:style-name="ce1">
            <text:p>Read error</text:p>
          </table:table-cell>
          <table:table-cell office:value-type="string" table:style-name="ce1">
            <text:p>Lesefehler</text:p>
          </table:table-cell>
          <table:table-cell table:number-columns-repeated="16380"/>
        </table:table-row>
        <table:table-row table:style-name="ro3">
          <table:table-cell/>
          <table:table-cell office:value-type="string" table:style-name="ce1">
            <text:p>TR_MISSING_SUBNAME_IN_CALL</text:p>
          </table:table-cell>
          <table:table-cell office:value-type="string" table:style-name="ce1">
            <text:p>You put a call to a sub but have not specified what sub to call!</text:p>
          </table:table-cell>
          <table:table-cell office:value-type="string" table:style-name="ce1">
            <text:p>Du hast einen Aufruf für ein Unterprogramm eingefügt, aber kein Unterprogramm festgelegt, das aufgerufen werden soll!</text:p>
          </table:table-cell>
          <table:table-cell table:number-columns-repeated="16380"/>
        </table:table-row>
        <table:table-row table:style-name="ro3">
          <table:table-cell/>
          <table:table-cell office:value-type="string" table:style-name="ce1">
            <text:p>TR_INVALID_NAME_SUPPLIED_JUST_CHARACTERS_AND_STARTING_WITH_THE_SECOND_NUMBERS_ARE_ALLOWED</text:p>
          </table:table-cell>
          <table:table-cell office:value-type="string" table:style-name="ce1">
            <text:p>You've entered an invalid name!\nOnly letters and, starting with the second char, numbers are allowed!</text:p>
          </table:table-cell>
          <table:table-cell office:value-type="string" table:style-name="ce1">
            <text:p>Du hast einen ungültigen Name angegeben!\nEs sind nur Buchstaben und erst ab dem zweiten Zeichen auch Zahlen erlaubt!</text:p>
          </table:table-cell>
          <table:table-cell table:number-columns-repeated="16380"/>
        </table:table-row>
        <table:table-row table:style-name="ro3">
          <table:table-cell/>
          <table:table-cell office:value-type="string" table:style-name="ce1">
            <text:p>TR_INVALID_NAME</text:p>
          </table:table-cell>
          <table:table-cell office:value-type="string" table:style-name="ce1">
            <text:p>Invalid name</text:p>
          </table:table-cell>
          <table:table-cell office:value-type="string" table:style-name="ce1">
            <text:p>Ungültiger Name</text:p>
          </table:table-cell>
          <table:table-cell table:number-columns-repeated="16380"/>
        </table:table-row>
        <table:table-row table:style-name="ro3">
          <table:table-cell/>
          <table:table-cell office:value-type="string" table:style-name="ce1">
            <text:p>TR_CAN_NOT_DELETE_START_SUB</text:p>
          </table:table-cell>
          <table:table-cell office:value-type="string" table:style-name="ce1">
            <text:p>Cannot delte start-sub</text:p>
          </table:table-cell>
          <table:table-cell office:value-type="string" table:style-name="ce1">
            <text:p>Das Start-Unterprogramm kann nicht gelöscht werden</text:p>
          </table:table-cell>
          <table:table-cell table:number-columns-repeated="16380"/>
        </table:table-row>
        <table:table-row table:style-name="ro3">
          <table:table-cell/>
          <table:table-cell office:value-type="string" table:style-name="ce1">
            <text:p>TR_DELETE_IMPOSSIBLE</text:p>
          </table:table-cell>
          <table:table-cell office:value-type="string" table:style-name="ce1">
            <text:p>Delete impossible</text:p>
          </table:table-cell>
          <table:table-cell office:value-type="string" table:style-name="ce1">
            <text:p>Löschen nicht möglich</text:p>
          </table:table-cell>
          <table:table-cell table:number-columns-repeated="16380"/>
        </table:table-row>
        <table:table-row table:style-name="ro3">
          <table:table-cell/>
          <table:table-cell office:value-type="string" table:style-name="ce1">
            <text:p>TR_DO_YOU_REALLY_WANT_TO_DELETE_THE_SUB_AND_ALL_ITS_CONTENTS</text:p>
          </table:table-cell>
          <table:table-cell office:value-type="string" table:style-name="ce1">
            <text:p>Do you really want to delete the sub and all its contents?</text:p>
          </table:table-cell>
          <table:table-cell office:value-type="string" table:style-name="ce1">
            <text:p>Willst du das Unterpgramm mitsamt allen Blöcken löschen?</text:p>
          </table:table-cell>
          <table:table-cell table:number-columns-repeated="16380"/>
        </table:table-row>
        <table:table-row table:style-name="ro3">
          <table:table-cell/>
          <table:table-cell office:value-type="string" table:style-name="ce1">
            <text:p>TR_DELETE</text:p>
          </table:table-cell>
          <table:table-cell office:value-type="string" table:style-name="ce1">
            <text:p>Delete</text:p>
          </table:table-cell>
          <table:table-cell office:value-type="string" table:style-name="ce1">
            <text:p>Löschen</text:p>
          </table:table-cell>
          <table:table-cell table:number-columns-repeated="16380"/>
        </table:table-row>
        <table:table-row table:style-name="ro3">
          <table:table-cell/>
          <table:table-cell office:value-type="string" table:style-name="ce1">
            <text:p>TR_YOU_NEED_TO_FILL_IN_SOMETHING_HERE</text:p>
          </table:table-cell>
          <table:table-cell office:value-type="string" table:style-name="ce1">
            <text:p>You need to fill in something here</text:p>
          </table:table-cell>
          <table:table-cell office:value-type="string" table:style-name="ce1">
            <text:p>Du musst hier etwas angeben</text:p>
          </table:table-cell>
          <table:table-cell table:number-columns-repeated="16380"/>
        </table:table-row>
        <table:table-row table:style-name="ro3">
          <table:table-cell/>
          <table:table-cell office:value-type="string" table:style-name="ce1">
            <text:p>TR_PRINTLN</text:p>
          </table:table-cell>
          <table:table-cell office:value-type="string" table:style-name="ce1">
            <text:p>Println</text:p>
          </table:table-cell>
          <table:table-cell office:value-type="string" table:style-name="ce1">
            <text:p>AusgabeZeile</text:p>
          </table:table-cell>
          <table:table-cell table:number-columns-repeated="16380"/>
        </table:table-row>
        <table:table-row table:style-name="ro3">
          <table:table-cell/>
          <table:table-cell office:value-type="string" table:style-name="ce1">
            <text:p>TR_BLOCK_NOT_USED_FROM_ANYWHERE</text:p>
          </table:table-cell>
          <table:table-cell office:value-type="string" table:style-name="ce1">
            <text:p>This block is not used from anywhere in your programm\nIf it is not needed, just delete ist!\nIf you want to use it, please connect it with the end of a connector!</text:p>
          </table:table-cell>
          <table:table-cell office:value-type="string" table:style-name="ce1">
            <text:p>Dieser Block wird von keiner Stelle deines Programms benutzt!\nWenn du ihn nicht benötigst, lösche ihn!\nWenn du ihn aber benutzen willst, verbinde ihn mit einem Pfeil!</text:p>
          </table:table-cell>
          <table:table-cell table:number-columns-repeated="16380"/>
        </table:table-row>
        <table:table-row table:style-name="ro3">
          <table:table-cell/>
          <table:table-cell office:value-type="string" table:style-name="ce1">
            <text:p>TR_COMMENT</text:p>
          </table:table-cell>
          <table:table-cell office:value-type="string" table:style-name="ce1">
            <text:p>Comment</text:p>
          </table:table-cell>
          <table:table-cell office:value-type="string" table:style-name="ce1">
            <text:p>Kommentar</text:p>
          </table:table-cell>
          <table:table-cell table:number-columns-repeated="16380"/>
        </table:table-row>
        <table:table-row table:style-name="ro3">
          <table:table-cell/>
          <table:table-cell office:value-type="string" table:style-name="ce1">
            <text:p>TR_EDIT_COMMENT</text:p>
          </table:table-cell>
          <table:table-cell office:value-type="string" table:style-name="ce1">
            <text:p>Edit comment</text:p>
          </table:table-cell>
          <table:table-cell office:value-type="string" table:style-name="ce1">
            <text:p>Kommentar bearbeiten</text:p>
          </table:table-cell>
          <table:table-cell table:number-columns-repeated="16380"/>
        </table:table-row>
        <table:table-row table:style-name="ro3">
          <table:table-cell/>
          <table:table-cell office:value-type="string" table:style-name="ce1">
            <text:p>TR_EDIT_ALIAS</text:p>
          </table:table-cell>
          <table:table-cell office:value-type="string" table:style-name="ce1">
            <text:p>Edit alias</text:p>
          </table:table-cell>
          <table:table-cell office:value-type="string" table:style-name="ce1">
            <text:p>Alias bearbeiten</text:p>
          </table:table-cell>
          <table:table-cell table:number-columns-repeated="16380"/>
        </table:table-row>
        <table:table-row table:style-name="ro3">
          <table:table-cell/>
          <table:table-cell office:value-type="string" table:style-name="ce1">
            <text:p>TR_CALL_SUB_EXPLANATION</text:p>
          </table:table-cell>
          <table:table-cell office:value-type="string" table:style-name="ce1">
            <text:p>This block starts a sub-program, executes it until its end and then continues with the next block in the chain. Choose the sub-program to start in the list:</text:p>
          </table:table-cell>
          <table:table-cell office:value-type="string" table:style-name="ce1">
            <text:p>Dieser Block startet ein Unterprogramm, führt es vollständig aus und wechselt dann erst zum Block an der Pfeilspitze. Wähle das Unterprogramm hier aus:</text:p>
          </table:table-cell>
          <table:table-cell table:number-columns-repeated="16380"/>
        </table:table-row>
        <table:table-row table:style-name="ro3">
          <table:table-cell/>
          <table:table-cell office:value-type="string" table:style-name="ce1">
            <text:p>TR_EDIT_ALIASES_EXPLANATION</text:p>
          </table:table-cell>
          <table:table-cell office:value-type="string" table:style-name="ce1">
            <text:p>Here you can give the existing variables and Ports names, to make your diagram more readable. Make a double-click on an item to change it or define a new one.</text:p>
          </table:table-cell>
          <table:table-cell office:value-type="string" table:style-name="ce1">
            <text:p>Hier kannst du den vorhandenen Variablen und Ports eigene Namen geben, damit dein Flussdiagramm noch verständlicher ist. Klicke doppelt auf einen Eintrag, um ihn zu verändern oder füge einen neuen hinzu.</text:p>
          </table:table-cell>
          <table:table-cell table:number-columns-repeated="16380"/>
        </table:table-row>
        <table:table-row table:style-name="ro3">
          <table:table-cell/>
          <table:table-cell office:value-type="string" table:style-name="ce1">
            <text:p>TR_ASSIGNMENT_EXPLANATION</text:p>
          </table:table-cell>
          <table:table-cell office:value-type="string" table:style-name="ce1">
            <text:p>An assignment changes the value of an variable or port. You can make the new value depend on the value of another variable or pin and even modify this by mathematical expressions. With 'intVariable0 = intVariable1 + 1', intVariable0 has a value of one more than intVariable1</text:p>
          </table:table-cell>
          <table:table-cell office:value-type="string" table:style-name="ce1">
            <text:p>Eine Zuweisung gibt einer Variablen oder einem Port einen neuen Wert. Dabei kannst du den neuen Wert auch wieder von einer anderen Variable bzw. Pin abhängig machen oder sogar mit mathematischen Ausdrücken ändern. Mit 'intVariable0 = intVariable1 + 1' hat intVariable0 einen um 1 höheren Wert als intVariable1.</text:p>
          </table:table-cell>
          <table:table-cell table:number-columns-repeated="16380"/>
        </table:table-row>
        <table:table-row table:style-name="ro3">
          <table:table-cell/>
          <table:table-cell office:value-type="string" table:style-name="ce1">
            <text:p>TR_IF_EXPLANATION</text:p>
          </table:table-cell>
          <table:table-cell office:value-type="string" table:style-name="ce1">
            <text:p>A condition executes the blocks at one of its side depending on a mathematical expression. Those expression may be equatations or inequatations. If the expression applies the yes-arrow is executed, else the no-arrow.</text:p>
          </table:table-cell>
          <table:table-cell office:value-type="string" table:style-name="ce1">
            <text:p>Eine Bedingung führt abhängig von einem mathematischen Ausdruck nur die Befehle an einem der beiden Pfeile aus. Die mathematischen Ausdrücke dürfen dabei als Gleichung oder Ungleichung formuliert sein. Trifft der Ausdruck zu, dann fährt das Programm mit dem Ja-Pfeil fort, sonst mit dem Nein-Pfeil.</text:p>
          </table:table-cell>
          <table:table-cell table:number-columns-repeated="16380"/>
        </table:table-row>
        <table:table-row table:number-rows-repeated="363" table:style-name="ro3">
          <table:table-cell table:number-columns-repeated="16384"/>
        </table:table-row>
        <table:table-row table:style-name="ro3">
          <table:table-cell table:number-columns-repeated="16384" table:style-name="ce3"/>
        </table:table-row>
        <table:table-row table:number-rows-repeated="1048076" table:style-name="ro3">
          <table:table-cell table:number-columns-repeated="16384"/>
        </table:table-row>
      </table:table>
      <table:table table:name="English_Header" table:style-name="ta1">
        <table:table-column table:style-name="co5" table:default-cell-style-name="ce1"/>
        <table:table-column table:style-name="co6" table:default-cell-style-name="ce1"/>
        <table:table-column table:style-name="co7" table:default-cell-style-name="ce1"/>
        <table:table-column table:style-name="co5" table:number-columns-repeated="16381" table:default-cell-style-name="ce1"/>
        <table:table-row table:style-name="ro1">
          <table:table-cell office:value-type="string" table:number-columns-spanned="3" table:number-rows-spanned="1" table:style-name="ce7">
            <text:p>Copy all three columns and paste in header file!</text:p>
          </table:table-cell>
          <table:covered-table-cell table:number-columns-repeated="2"/>
          <table:table-cell table:number-columns-repeated="16381"/>
        </table:table-row>
        <table:table-row table:style-name="ro2">
          <table:table-cell office:value-type="string" office:string-value="#define" table:formula="msoxl:=IF(C2=&quot;&quot;,&quot;&quot;,&quot;#define&quot;)" table:style-name="ce1">
            <text:p>#define</text:p>
          </table:table-cell>
          <table:table-cell office:value-type="string" office:string-value="TR__IN_CONFIGURATION_FILEI_WILL_IGNORE_IT" table:formula="msoxl:=IF(Translation!B2=&quot;&quot;,&quot;&quot;,Translation!B2)" table:style-name="ce1">
            <text:p>TR__IN_CONFIGURATION_FILEI_WILL_IGNORE_IT</text:p>
          </table:table-cell>
          <table:table-cell office:value-type="string" office:string-value="&quot;' in configuration file...\nI will ignore it!&quot;" table:formula="msoxl:= IF(Translation!C2=&quot;&quot;,&quot;&quot;,CHAR(34) &amp; Translation!C2 &amp; CHAR(34))" table:style-name="ce1">
            <text:p>"' in configuration file...\nI will ignore it!"</text:p>
          </table:table-cell>
          <table:table-cell table:number-columns-repeated="16381"/>
        </table:table-row>
        <table:table-row table:style-name="ro3">
          <table:table-cell office:value-type="string" office:string-value="#define" table:formula="msoxl:=IF(C3=&quot;&quot;,&quot;&quot;,&quot;#define&quot;)" table:style-name="ce1">
            <text:p>#define</text:p>
          </table:table-cell>
          <table:table-cell office:value-type="string" office:string-value="TR__WITH_VALUE_" table:formula="msoxl:=IF(Translation!B3=&quot;&quot;,&quot;&quot;,Translation!B3)" table:style-name="ce1">
            <text:p>TR__WITH_VALUE_</text:p>
          </table:table-cell>
          <table:table-cell office:value-type="string" office:string-value="&quot;' with value '&quot;" table:formula="msoxl:= IF(Translation!C3=&quot;&quot;,&quot;&quot;,CHAR(34) &amp; Translation!C3 &amp; CHAR(34))" table:style-name="ce1">
            <text:p>"' with value '"</text:p>
          </table:table-cell>
          <table:table-cell table:number-columns-repeated="16381"/>
        </table:table-row>
        <table:table-row table:style-name="ro3">
          <table:table-cell office:value-type="string" office:string-value="#define" table:formula="msoxl:=IF(C4=&quot;&quot;,&quot;&quot;,&quot;#define&quot;)" table:style-name="ce1">
            <text:p>#define</text:p>
          </table:table-cell>
          <table:table-cell office:value-type="string" office:string-value="TR_A_NUMBER_OR_A_VARIABLE_IS_MISSING_AFTER_MULTIPLICATION_OR_DIVISION_SIGN" table:formula="msoxl:=IF(Translation!B4=&quot;&quot;,&quot;&quot;,Translation!B4)" table:style-name="ce1">
            <text:p>TR_A_NUMBER_OR_A_VARIABLE_IS_MISSING_AFTER_MULTIPLICATION_OR_DIVISION_SIGN</text:p>
          </table:table-cell>
          <table:table-cell office:value-type="string" office:string-value="&quot;A number or a variable is missing after multiplication or division sign.&quot;" table:formula="msoxl:= IF(Translation!C4=&quot;&quot;,&quot;&quot;,CHAR(34) &amp; Translation!C4 &amp; CHAR(34))" table:style-name="ce1">
            <text:p>"A number or a variable is missing after multiplication or division sign."</text:p>
          </table:table-cell>
          <table:table-cell table:number-columns-repeated="16381"/>
        </table:table-row>
        <table:table-row table:style-name="ro3">
          <table:table-cell office:value-type="string" office:string-value="#define" table:formula="msoxl:=IF(C5=&quot;&quot;,&quot;&quot;,&quot;#define&quot;)" table:style-name="ce1">
            <text:p>#define</text:p>
          </table:table-cell>
          <table:table-cell office:value-type="string" office:string-value="TR_ADDRESS" table:formula="msoxl:=IF(Translation!B5=&quot;&quot;,&quot;&quot;,Translation!B5)" table:style-name="ce1">
            <text:p>TR_ADDRESS</text:p>
          </table:table-cell>
          <table:table-cell office:value-type="string" office:string-value="&quot;Address&quot;" table:formula="msoxl:= IF(Translation!C5=&quot;&quot;,&quot;&quot;,CHAR(34) &amp; Translation!C5 &amp; CHAR(34))" table:style-name="ce1">
            <text:p>"Address"</text:p>
          </table:table-cell>
          <table:table-cell table:number-columns-repeated="16381"/>
        </table:table-row>
        <table:table-row table:style-name="ro3">
          <table:table-cell office:value-type="string" office:string-value="#define" table:formula="msoxl:=IF(C6=&quot;&quot;,&quot;&quot;,&quot;#define&quot;)" table:style-name="ce1">
            <text:p>#define</text:p>
          </table:table-cell>
          <table:table-cell office:value-type="string" office:string-value="TR_ALL_OK" table:formula="msoxl:=IF(Translation!B6=&quot;&quot;,&quot;&quot;,Translation!B6)" table:style-name="ce1">
            <text:p>TR_ALL_OK</text:p>
          </table:table-cell>
          <table:table-cell office:value-type="string" office:string-value="&quot;All ok&quot;" table:formula="msoxl:= IF(Translation!C6=&quot;&quot;,&quot;&quot;,CHAR(34) &amp; Translation!C6 &amp; CHAR(34))" table:style-name="ce1">
            <text:p>"All ok"</text:p>
          </table:table-cell>
          <table:table-cell table:number-columns-repeated="16381"/>
        </table:table-row>
        <table:table-row table:style-name="ro3">
          <table:table-cell office:value-type="string" office:string-value="#define" table:formula="msoxl:=IF(C7=&quot;&quot;,&quot;&quot;,&quot;#define&quot;)" table:style-name="ce1">
            <text:p>#define</text:p>
          </table:table-cell>
          <table:table-cell office:value-type="string" office:string-value="TR_BAUDRATE" table:formula="msoxl:=IF(Translation!B7=&quot;&quot;,&quot;&quot;,Translation!B7)" table:style-name="ce1">
            <text:p>TR_BAUDRATE</text:p>
          </table:table-cell>
          <table:table-cell office:value-type="string" office:string-value="&quot;Baudrate&quot;" table:formula="msoxl:= IF(Translation!C7=&quot;&quot;,&quot;&quot;,CHAR(34) &amp; Translation!C7 &amp; CHAR(34))" table:style-name="ce1">
            <text:p>"Baudrate"</text:p>
          </table:table-cell>
          <table:table-cell table:number-columns-repeated="16381"/>
        </table:table-row>
        <table:table-row table:style-name="ro3">
          <table:table-cell office:value-type="string" office:string-value="#define" table:formula="msoxl:=IF(C8=&quot;&quot;,&quot;&quot;,&quot;#define&quot;)" table:style-name="ce1">
            <text:p>#define</text:p>
          </table:table-cell>
          <table:table-cell office:value-type="string" office:string-value="TR_BITINDEX" table:formula="msoxl:=IF(Translation!B8=&quot;&quot;,&quot;&quot;,Translation!B8)" table:style-name="ce1">
            <text:p>TR_BITINDEX</text:p>
          </table:table-cell>
          <table:table-cell office:value-type="string" office:string-value="&quot;Bit-Index&quot;" table:formula="msoxl:= IF(Translation!C8=&quot;&quot;,&quot;&quot;,CHAR(34) &amp; Translation!C8 &amp; CHAR(34))" table:style-name="ce1">
            <text:p>"Bit-Index"</text:p>
          </table:table-cell>
          <table:table-cell table:number-columns-repeated="16381"/>
        </table:table-row>
        <table:table-row table:style-name="ro3">
          <table:table-cell office:value-type="string" office:string-value="#define" table:formula="msoxl:=IF(C9=&quot;&quot;,&quot;&quot;,&quot;#define&quot;)" table:style-name="ce1">
            <text:p>#define</text:p>
          </table:table-cell>
          <table:table-cell office:value-type="string" office:string-value="TR_CALL" table:formula="msoxl:=IF(Translation!B9=&quot;&quot;,&quot;&quot;,Translation!B9)" table:style-name="ce1">
            <text:p>TR_CALL</text:p>
          </table:table-cell>
          <table:table-cell office:value-type="string" office:string-value="&quot;Call&quot;" table:formula="msoxl:= IF(Translation!C9=&quot;&quot;,&quot;&quot;,CHAR(34) &amp; Translation!C9 &amp; CHAR(34))" table:style-name="ce1">
            <text:p>"Call"</text:p>
          </table:table-cell>
          <table:table-cell table:number-columns-repeated="16381"/>
        </table:table-row>
        <table:table-row table:style-name="ro3">
          <table:table-cell office:value-type="string" office:string-value="#define" table:formula="msoxl:=IF(C10=&quot;&quot;,&quot;&quot;,&quot;#define&quot;)" table:style-name="ce1">
            <text:p>#define</text:p>
          </table:table-cell>
          <table:table-cell office:value-type="string" office:string-value="TR_CANCEL" table:formula="msoxl:=IF(Translation!B10=&quot;&quot;,&quot;&quot;,Translation!B10)" table:style-name="ce1">
            <text:p>TR_CANCEL</text:p>
          </table:table-cell>
          <table:table-cell office:value-type="string" office:string-value="&quot;Cancel&quot;" table:formula="msoxl:= IF(Translation!C10=&quot;&quot;,&quot;&quot;,CHAR(34) &amp; Translation!C10 &amp; CHAR(34))" table:style-name="ce1">
            <text:p>"Cancel"</text:p>
          </table:table-cell>
          <table:table-cell table:number-columns-repeated="16381"/>
        </table:table-row>
        <table:table-row table:style-name="ro3">
          <table:table-cell office:value-type="string" office:string-value="#define" table:formula="msoxl:=IF(C11=&quot;&quot;,&quot;&quot;,&quot;#define&quot;)" table:style-name="ce1">
            <text:p>#define</text:p>
          </table:table-cell>
          <table:table-cell office:value-type="string" office:string-value="TR_CANNOT_FIND_TAG_FOR_TEXT_TAG" table:formula="msoxl:=IF(Translation!B11=&quot;&quot;,&quot;&quot;,Translation!B11)" table:style-name="ce1">
            <text:p>TR_CANNOT_FIND_TAG_FOR_TEXT_TAG</text:p>
          </table:table-cell>
          <table:table-cell office:value-type="string" office:string-value="&quot;Cannot find tag for text tag&quot;" table:formula="msoxl:= IF(Translation!C11=&quot;&quot;,&quot;&quot;,CHAR(34) &amp; Translation!C11 &amp; CHAR(34))" table:style-name="ce1">
            <text:p>"Cannot find tag for text tag"</text:p>
          </table:table-cell>
          <table:table-cell table:number-columns-repeated="16381"/>
        </table:table-row>
        <table:table-row table:style-name="ro3">
          <table:table-cell office:value-type="string" office:string-value="#define" table:formula="msoxl:=IF(C12=&quot;&quot;,&quot;&quot;,&quot;#define&quot;)" table:style-name="ce1">
            <text:p>#define</text:p>
          </table:table-cell>
          <table:table-cell office:value-type="string" office:string-value="TR_CANNOT_FIND_TAG_TO_OPEN_TAG" table:formula="msoxl:=IF(Translation!B12=&quot;&quot;,&quot;&quot;,Translation!B12)" table:style-name="ce1">
            <text:p>TR_CANNOT_FIND_TAG_TO_OPEN_TAG</text:p>
          </table:table-cell>
          <table:table-cell office:value-type="string" office:string-value="&quot;Cannot find tag to open tag&quot;" table:formula="msoxl:= IF(Translation!C12=&quot;&quot;,&quot;&quot;,CHAR(34) &amp; Translation!C12 &amp; CHAR(34))" table:style-name="ce1">
            <text:p>"Cannot find tag to open tag"</text:p>
          </table:table-cell>
          <table:table-cell table:number-columns-repeated="16381"/>
        </table:table-row>
        <table:table-row table:style-name="ro3">
          <table:table-cell office:value-type="string" office:string-value="#define" table:formula="msoxl:=IF(C13=&quot;&quot;,&quot;&quot;,&quot;#define&quot;)" table:style-name="ce1">
            <text:p>#define</text:p>
          </table:table-cell>
          <table:table-cell office:value-type="string" office:string-value="TR_CHANNEL" table:formula="msoxl:=IF(Translation!B13=&quot;&quot;,&quot;&quot;,Translation!B13)" table:style-name="ce1">
            <text:p>TR_CHANNEL</text:p>
          </table:table-cell>
          <table:table-cell office:value-type="string" office:string-value="&quot;Channel&quot;" table:formula="msoxl:= IF(Translation!C13=&quot;&quot;,&quot;&quot;,CHAR(34) &amp; Translation!C13 &amp; CHAR(34))" table:style-name="ce1">
            <text:p>"Channel"</text:p>
          </table:table-cell>
          <table:table-cell table:number-columns-repeated="16381"/>
        </table:table-row>
        <table:table-row table:style-name="ro3">
          <table:table-cell office:value-type="string" office:string-value="#define" table:formula="msoxl:=IF(C14=&quot;&quot;,&quot;&quot;,&quot;#define&quot;)" table:style-name="ce1">
            <text:p>#define</text:p>
          </table:table-cell>
          <table:table-cell office:value-type="string" office:string-value="TR_CHIP_DID_NOT_RESPOND_ON_SECOND_HELLOIS_A_PROGRAMM_RUNNING_THAT_SENDS_" table:formula="msoxl:=IF(Translation!B14=&quot;&quot;,&quot;&quot;,Translation!B14)" table:style-name="ce1">
            <text:p>TR_CHIP_DID_NOT_RESPOND_ON_SECOND_HELLOIS_A_PROGRAMM_RUNNING_THAT_SENDS_</text:p>
          </table:table-cell>
          <table:table-cell office:value-type="string" office:string-value="&quot;Chip did not respond on second hello!\nIs a programm running that sends '{'?&quot;" table:formula="msoxl:= IF(Translation!C14=&quot;&quot;,&quot;&quot;,CHAR(34) &amp; Translation!C14 &amp; CHAR(34))" table:style-name="ce1">
            <text:p>"Chip did not respond on second hello!\nIs a programm running that sends '{'?"</text:p>
          </table:table-cell>
          <table:table-cell table:number-columns-repeated="16381"/>
        </table:table-row>
        <table:table-row table:style-name="ro3">
          <table:table-cell office:value-type="string" office:string-value="#define" table:formula="msoxl:=IF(C15=&quot;&quot;,&quot;&quot;,&quot;#define&quot;)" table:style-name="ce1">
            <text:p>#define</text:p>
          </table:table-cell>
          <table:table-cell office:value-type="string" office:string-value="TR_CHIP_DID_NOT_RESPONDDIDNT_YOU_RESETIS_IT_TURNED_OFFIS_IT_CONNECTED" table:formula="msoxl:=IF(Translation!B15=&quot;&quot;,&quot;&quot;,Translation!B15)" table:style-name="ce1">
            <text:p>TR_CHIP_DID_NOT_RESPONDDIDNT_YOU_RESETIS_IT_TURNED_OFFIS_IT_CONNECTED</text:p>
          </table:table-cell>
          <table:table-cell office:value-type="string" office:string-value="&quot;Chip did not respond\n\nDidn't you reset?\nIs it turned off?\nIs it connected?&quot;" table:formula="msoxl:= IF(Translation!C15=&quot;&quot;,&quot;&quot;,CHAR(34) &amp; Translation!C15 &amp; CHAR(34))" table:style-name="ce1">
            <text:p>"Chip did not respond\n\nDidn't you reset?\nIs it turned off?\nIs it connected?"</text:p>
          </table:table-cell>
          <table:table-cell table:number-columns-repeated="16381"/>
        </table:table-row>
        <table:table-row table:style-name="ro3">
          <table:table-cell office:value-type="string" office:string-value="#define" table:formula="msoxl:=IF(C16=&quot;&quot;,&quot;&quot;,&quot;#define&quot;)" table:style-name="ce1">
            <text:p>#define</text:p>
          </table:table-cell>
          <table:table-cell office:value-type="string" office:string-value="TR_CHIP_DID_NOT_SEND_0X15IS_A_PROGRAMM_RUNNING_THAT_SENDS_" table:formula="msoxl:=IF(Translation!B16=&quot;&quot;,&quot;&quot;,Translation!B16)" table:style-name="ce1">
            <text:p>TR_CHIP_DID_NOT_SEND_0X15IS_A_PROGRAMM_RUNNING_THAT_SENDS_</text:p>
          </table:table-cell>
          <table:table-cell office:value-type="string" office:string-value="&quot;Chip did not send 0x15!\nIs a programm running that sends '{'?&quot;" table:formula="msoxl:= IF(Translation!C16=&quot;&quot;,&quot;&quot;,CHAR(34) &amp; Translation!C16 &amp; CHAR(34))" table:style-name="ce1">
            <text:p>"Chip did not send 0x15!\nIs a programm running that sends '{'?"</text:p>
          </table:table-cell>
          <table:table-cell table:number-columns-repeated="16381"/>
        </table:table-row>
        <table:table-row table:style-name="ro3">
          <table:table-cell office:value-type="string" office:string-value="#define" table:formula="msoxl:=IF(C17=&quot;&quot;,&quot;&quot;,&quot;#define&quot;)" table:style-name="ce1">
            <text:p>#define</text:p>
          </table:table-cell>
          <table:table-cell office:value-type="string" office:string-value="TR_CLOSING_TAG_WITH_CHILDS" table:formula="msoxl:=IF(Translation!B17=&quot;&quot;,&quot;&quot;,Translation!B17)" table:style-name="ce1">
            <text:p>TR_CLOSING_TAG_WITH_CHILDS</text:p>
          </table:table-cell>
          <table:table-cell office:value-type="string" office:string-value="&quot;Closing tag with childs&quot;" table:formula="msoxl:= IF(Translation!C17=&quot;&quot;,&quot;&quot;,CHAR(34) &amp; Translation!C17 &amp; CHAR(34))" table:style-name="ce1">
            <text:p>"Closing tag with childs"</text:p>
          </table:table-cell>
          <table:table-cell table:number-columns-repeated="16381"/>
        </table:table-row>
        <table:table-row table:style-name="ro3">
          <table:table-cell office:value-type="string" office:string-value="#define" table:formula="msoxl:=IF(C18=&quot;&quot;,&quot;&quot;,&quot;#define&quot;)" table:style-name="ce1">
            <text:p>#define</text:p>
          </table:table-cell>
          <table:table-cell office:value-type="string" office:string-value="TR_COMPILER_ERROR" table:formula="msoxl:=IF(Translation!B18=&quot;&quot;,&quot;&quot;,Translation!B18)" table:style-name="ce1">
            <text:p>TR_COMPILER_ERROR</text:p>
          </table:table-cell>
          <table:table-cell office:value-type="string" office:string-value="&quot;Compiler error:\n\n&quot;" table:formula="msoxl:= IF(Translation!C18=&quot;&quot;,&quot;&quot;,CHAR(34) &amp; Translation!C18 &amp; CHAR(34))" table:style-name="ce1">
            <text:p>"Compiler error:\n\n"</text:p>
          </table:table-cell>
          <table:table-cell table:number-columns-repeated="16381"/>
        </table:table-row>
        <table:table-row table:style-name="ro3">
          <table:table-cell office:value-type="string" office:string-value="#define" table:formula="msoxl:=IF(C19=&quot;&quot;,&quot;&quot;,&quot;#define&quot;)" table:style-name="ce1">
            <text:p>#define</text:p>
          </table:table-cell>
          <table:table-cell office:value-type="string" office:string-value="TR_COMPILER_PATH" table:formula="msoxl:=IF(Translation!B19=&quot;&quot;,&quot;&quot;,Translation!B19)" table:style-name="ce1">
            <text:p>TR_COMPILER_PATH</text:p>
          </table:table-cell>
          <table:table-cell office:value-type="string" office:string-value="&quot;Compiler Path&quot;" table:formula="msoxl:= IF(Translation!C19=&quot;&quot;,&quot;&quot;,CHAR(34) &amp; Translation!C19 &amp; CHAR(34))" table:style-name="ce1">
            <text:p>"Compiler Path"</text:p>
          </table:table-cell>
          <table:table-cell table:number-columns-repeated="16381"/>
        </table:table-row>
        <table:table-row table:style-name="ro3">
          <table:table-cell office:value-type="string" office:string-value="#define" table:formula="msoxl:=IF(C20=&quot;&quot;,&quot;&quot;,&quot;#define&quot;)" table:style-name="ce1">
            <text:p>#define</text:p>
          </table:table-cell>
          <table:table-cell office:value-type="string" office:string-value="TR_CONFIGURATION_ERROR" table:formula="msoxl:=IF(Translation!B20=&quot;&quot;,&quot;&quot;,Translation!B20)" table:style-name="ce1">
            <text:p>TR_CONFIGURATION_ERROR</text:p>
          </table:table-cell>
          <table:table-cell office:value-type="string" office:string-value="&quot;Configuration error&quot;" table:formula="msoxl:= IF(Translation!C20=&quot;&quot;,&quot;&quot;,CHAR(34) &amp; Translation!C20 &amp; CHAR(34))" table:style-name="ce1">
            <text:p>"Configuration error"</text:p>
          </table:table-cell>
          <table:table-cell table:number-columns-repeated="16381"/>
        </table:table-row>
        <table:table-row table:style-name="ro3">
          <table:table-cell office:value-type="string" office:string-value="#define" table:formula="msoxl:=IF(C21=&quot;&quot;,&quot;&quot;,&quot;#define&quot;)" table:style-name="ce1">
            <text:p>#define</text:p>
          </table:table-cell>
          <table:table-cell office:value-type="string" office:string-value="TR_CONTINUE" table:formula="msoxl:=IF(Translation!B21=&quot;&quot;,&quot;&quot;,Translation!B21)" table:style-name="ce1">
            <text:p>TR_CONTINUE</text:p>
          </table:table-cell>
          <table:table-cell office:value-type="string" office:string-value="&quot;Continue?&quot;" table:formula="msoxl:= IF(Translation!C21=&quot;&quot;,&quot;&quot;,CHAR(34) &amp; Translation!C21 &amp; CHAR(34))" table:style-name="ce1">
            <text:p>"Continue?"</text:p>
          </table:table-cell>
          <table:table-cell table:number-columns-repeated="16381"/>
        </table:table-row>
        <table:table-row table:style-name="ro3">
          <table:table-cell office:value-type="string" office:string-value="#define" table:formula="msoxl:=IF(C22=&quot;&quot;,&quot;&quot;,&quot;#define&quot;)" table:style-name="ce1">
            <text:p>#define</text:p>
          </table:table-cell>
          <table:table-cell office:value-type="string" office:string-value="TR_COULD_NOT_COMPILE_CODE_FOR_UNKNOWN_REASON" table:formula="msoxl:=IF(Translation!B22=&quot;&quot;,&quot;&quot;,Translation!B22)" table:style-name="ce1">
            <text:p>TR_COULD_NOT_COMPILE_CODE_FOR_UNKNOWN_REASON</text:p>
          </table:table-cell>
          <table:table-cell office:value-type="string" office:string-value="&quot;Could not compile code for unknown reason&quot;" table:formula="msoxl:= IF(Translation!C22=&quot;&quot;,&quot;&quot;,CHAR(34) &amp; Translation!C22 &amp; CHAR(34))" table:style-name="ce1">
            <text:p>"Could not compile code for unknown reason"</text:p>
          </table:table-cell>
          <table:table-cell table:number-columns-repeated="16381"/>
        </table:table-row>
        <table:table-row table:style-name="ro3">
          <table:table-cell office:value-type="string" office:string-value="#define" table:formula="msoxl:=IF(C23=&quot;&quot;,&quot;&quot;,&quot;#define&quot;)" table:style-name="ce1">
            <text:p>#define</text:p>
          </table:table-cell>
          <table:table-cell office:value-type="string" office:string-value="TR_COULD_NOT_CREATE_DIRECTORY" table:formula="msoxl:=IF(Translation!B23=&quot;&quot;,&quot;&quot;,Translation!B23)" table:style-name="ce1">
            <text:p>TR_COULD_NOT_CREATE_DIRECTORY</text:p>
          </table:table-cell>
          <table:table-cell office:value-type="string" office:string-value="&quot;Could not create temporary directory&quot;" table:formula="msoxl:= IF(Translation!C23=&quot;&quot;,&quot;&quot;,CHAR(34) &amp; Translation!C23 &amp; CHAR(34))" table:style-name="ce1">
            <text:p>"Could not create temporary directory"</text:p>
          </table:table-cell>
          <table:table-cell table:number-columns-repeated="16381"/>
        </table:table-row>
        <table:table-row table:style-name="ro3">
          <table:table-cell office:value-type="string" office:string-value="#define" table:formula="msoxl:=IF(C24=&quot;&quot;,&quot;&quot;,&quot;#define&quot;)" table:style-name="ce1">
            <text:p>#define</text:p>
          </table:table-cell>
          <table:table-cell office:value-type="string" office:string-value="TR_COULD_NOT_EXPORT_CODE" table:formula="msoxl:=IF(Translation!B24=&quot;&quot;,&quot;&quot;,Translation!B24)" table:style-name="ce1">
            <text:p>TR_COULD_NOT_EXPORT_CODE</text:p>
          </table:table-cell>
          <table:table-cell office:value-type="string" office:string-value="&quot;Could not export code&quot;" table:formula="msoxl:= IF(Translation!C24=&quot;&quot;,&quot;&quot;,CHAR(34) &amp; Translation!C24 &amp; CHAR(34))" table:style-name="ce1">
            <text:p>"Could not export code"</text:p>
          </table:table-cell>
          <table:table-cell table:number-columns-repeated="16381"/>
        </table:table-row>
        <table:table-row table:style-name="ro3">
          <table:table-cell office:value-type="string" office:string-value="#define" table:formula="msoxl:=IF(C25=&quot;&quot;,&quot;&quot;,&quot;#define&quot;)" table:style-name="ce1">
            <text:p>#define</text:p>
          </table:table-cell>
          <table:table-cell office:value-type="string" office:string-value="TR_COULD_NOT_OPEN_COMPORT" table:formula="msoxl:=IF(Translation!B25=&quot;&quot;,&quot;&quot;,Translation!B25)" table:style-name="ce1">
            <text:p>TR_COULD_NOT_OPEN_COMPORT</text:p>
          </table:table-cell>
          <table:table-cell office:value-type="string" office:string-value="&quot;Could not open COM-port&quot;" table:formula="msoxl:= IF(Translation!C25=&quot;&quot;,&quot;&quot;,CHAR(34) &amp; Translation!C25 &amp; CHAR(34))" table:style-name="ce1">
            <text:p>"Could not open COM-port"</text:p>
          </table:table-cell>
          <table:table-cell table:number-columns-repeated="16381"/>
        </table:table-row>
        <table:table-row table:style-name="ro3">
          <table:table-cell office:value-type="string" office:string-value="#define" table:formula="msoxl:=IF(C26=&quot;&quot;,&quot;&quot;,&quot;#define&quot;)" table:style-name="ce1">
            <text:p>#define</text:p>
          </table:table-cell>
          <table:table-cell office:value-type="string" office:string-value="TR_COULD_NOT_READ_PROGRAM_FILE" table:formula="msoxl:=IF(Translation!B26=&quot;&quot;,&quot;&quot;,Translation!B26)" table:style-name="ce1">
            <text:p>TR_COULD_NOT_READ_PROGRAM_FILE</text:p>
          </table:table-cell>
          <table:table-cell office:value-type="string" office:string-value="&quot;Could not read program file!&quot;" table:formula="msoxl:= IF(Translation!C26=&quot;&quot;,&quot;&quot;,CHAR(34) &amp; Translation!C26 &amp; CHAR(34))" table:style-name="ce1">
            <text:p>"Could not read program file!"</text:p>
          </table:table-cell>
          <table:table-cell table:number-columns-repeated="16381"/>
        </table:table-row>
        <table:table-row table:style-name="ro3">
          <table:table-cell office:value-type="string" office:string-value="#define" table:formula="msoxl:=IF(C27=&quot;&quot;,&quot;&quot;,&quot;#define&quot;)" table:style-name="ce1">
            <text:p>#define</text:p>
          </table:table-cell>
          <table:table-cell office:value-type="string" office:string-value="TR_COULD_NOT_REMOVE_TEMPORARY_DIRECTORY" table:formula="msoxl:=IF(Translation!B27=&quot;&quot;,&quot;&quot;,Translation!B27)" table:style-name="ce1">
            <text:p>TR_COULD_NOT_REMOVE_TEMPORARY_DIRECTORY</text:p>
          </table:table-cell>
          <table:table-cell office:value-type="string" office:string-value="&quot;Could not remove temporary directory&quot;" table:formula="msoxl:= IF(Translation!C27=&quot;&quot;,&quot;&quot;,CHAR(34) &amp; Translation!C27 &amp; CHAR(34))" table:style-name="ce1">
            <text:p>"Could not remove temporary directory"</text:p>
          </table:table-cell>
          <table:table-cell table:number-columns-repeated="16381"/>
        </table:table-row>
        <table:table-row table:style-name="ro3">
          <table:table-cell office:value-type="string" office:string-value="#define" table:formula="msoxl:=IF(C28=&quot;&quot;,&quot;&quot;,&quot;#define&quot;)" table:style-name="ce1">
            <text:p>#define</text:p>
          </table:table-cell>
          <table:table-cell office:value-type="string" office:string-value="TR_COULD_NOT_SAVE_CHANGED_PROGRAM_SETTINGS_INTO_" table:formula="msoxl:=IF(Translation!B28=&quot;&quot;,&quot;&quot;,Translation!B28)" table:style-name="ce1">
            <text:p>TR_COULD_NOT_SAVE_CHANGED_PROGRAM_SETTINGS_INTO_</text:p>
          </table:table-cell>
          <table:table-cell office:value-type="string" office:string-value="&quot;Could not save changed program settings into &quot;" table:formula="msoxl:= IF(Translation!C28=&quot;&quot;,&quot;&quot;,CHAR(34) &amp; Translation!C28 &amp; CHAR(34))" table:style-name="ce1">
            <text:p>"Could not save changed program settings into "</text:p>
          </table:table-cell>
          <table:table-cell table:number-columns-repeated="16381"/>
        </table:table-row>
        <table:table-row table:style-name="ro3">
          <table:table-cell office:value-type="string" office:string-value="#define" table:formula="msoxl:=IF(C29=&quot;&quot;,&quot;&quot;,&quot;#define&quot;)" table:style-name="ce1">
            <text:p>#define</text:p>
          </table:table-cell>
          <table:table-cell office:value-type="string" office:string-value="TR_COULD_NOT_SEND_PROGRAM" table:formula="msoxl:=IF(Translation!B29=&quot;&quot;,&quot;&quot;,Translation!B29)" table:style-name="ce1">
            <text:p>TR_COULD_NOT_SEND_PROGRAM</text:p>
          </table:table-cell>
          <table:table-cell office:value-type="string" office:string-value="&quot;Could not send program!&quot;" table:formula="msoxl:= IF(Translation!C29=&quot;&quot;,&quot;&quot;,CHAR(34) &amp; Translation!C29 &amp; CHAR(34))" table:style-name="ce1">
            <text:p>"Could not send program!"</text:p>
          </table:table-cell>
          <table:table-cell table:number-columns-repeated="16381"/>
        </table:table-row>
        <table:table-row table:style-name="ro3">
          <table:table-cell office:value-type="string" office:string-value="#define" table:formula="msoxl:=IF(C30=&quot;&quot;,&quot;&quot;,&quot;#define&quot;)" table:style-name="ce1">
            <text:p>#define</text:p>
          </table:table-cell>
          <table:table-cell office:value-type="string" office:string-value="TR_DATA" table:formula="msoxl:=IF(Translation!B30=&quot;&quot;,&quot;&quot;,Translation!B30)" table:style-name="ce1">
            <text:p>TR_DATA</text:p>
          </table:table-cell>
          <table:table-cell office:value-type="string" office:string-value="&quot;Data&quot;" table:formula="msoxl:= IF(Translation!C30=&quot;&quot;,&quot;&quot;,CHAR(34) &amp; Translation!C30 &amp; CHAR(34))" table:style-name="ce1">
            <text:p>"Data"</text:p>
          </table:table-cell>
          <table:table-cell table:number-columns-repeated="16381"/>
        </table:table-row>
        <table:table-row table:style-name="ro3">
          <table:table-cell office:value-type="string" office:string-value="#define" table:formula="msoxl:=IF(C31=&quot;&quot;,&quot;&quot;,&quot;#define&quot;)" table:style-name="ce1">
            <text:p>#define</text:p>
          </table:table-cell>
          <table:table-cell office:value-type="string" office:string-value="TR_DECREMENT" table:formula="msoxl:=IF(Translation!B31=&quot;&quot;,&quot;&quot;,Translation!B31)" table:style-name="ce1">
            <text:p>TR_DECREMENT</text:p>
          </table:table-cell>
          <table:table-cell office:value-type="string" office:string-value="&quot;Decrement&quot;" table:formula="msoxl:= IF(Translation!C31=&quot;&quot;,&quot;&quot;,CHAR(34) &amp; Translation!C31 &amp; CHAR(34))" table:style-name="ce1">
            <text:p>"Decrement"</text:p>
          </table:table-cell>
          <table:table-cell table:number-columns-repeated="16381"/>
        </table:table-row>
        <table:table-row table:style-name="ro3">
          <table:table-cell office:value-type="string" office:string-value="#define" table:formula="msoxl:=IF(C32=&quot;&quot;,&quot;&quot;,&quot;#define&quot;)" table:style-name="ce1">
            <text:p>#define</text:p>
          </table:table-cell>
          <table:table-cell office:value-type="string" office:string-value="TR_DELAY" table:formula="msoxl:=IF(Translation!B32=&quot;&quot;,&quot;&quot;,Translation!B32)" table:style-name="ce1">
            <text:p>TR_DELAY</text:p>
          </table:table-cell>
          <table:table-cell office:value-type="string" office:string-value="&quot;Delay&quot;" table:formula="msoxl:= IF(Translation!C32=&quot;&quot;,&quot;&quot;,CHAR(34) &amp; Translation!C32 &amp; CHAR(34))" table:style-name="ce1">
            <text:p>"Delay"</text:p>
          </table:table-cell>
          <table:table-cell table:number-columns-repeated="16381"/>
        </table:table-row>
        <table:table-row table:style-name="ro3">
          <table:table-cell office:value-type="string" office:string-value="#define" table:formula="msoxl:=IF(C33=&quot;&quot;,&quot;&quot;,&quot;#define&quot;)" table:style-name="ce1">
            <text:p>#define</text:p>
          </table:table-cell>
          <table:table-cell office:value-type="string" office:string-value="TR_DID_NOT_RECEIVE_LAST_0X06" table:formula="msoxl:=IF(Translation!B33=&quot;&quot;,&quot;&quot;,Translation!B33)" table:style-name="ce1">
            <text:p>TR_DID_NOT_RECEIVE_LAST_0X06</text:p>
          </table:table-cell>
          <table:table-cell office:value-type="string" office:string-value="&quot;Did not receive last 0x06&quot;" table:formula="msoxl:= IF(Translation!C33=&quot;&quot;,&quot;&quot;,CHAR(34) &amp; Translation!C33 &amp; CHAR(34))" table:style-name="ce1">
            <text:p>"Did not receive last 0x06"</text:p>
          </table:table-cell>
          <table:table-cell table:number-columns-repeated="16381"/>
        </table:table-row>
        <table:table-row table:style-name="ro3">
          <table:table-cell office:value-type="string" office:string-value="#define" table:formula="msoxl:=IF(C34=&quot;&quot;,&quot;&quot;,&quot;#define&quot;)" table:style-name="ce1">
            <text:p>#define</text:p>
          </table:table-cell>
          <table:table-cell office:value-type="string" office:string-value="TR_DURATION" table:formula="msoxl:=IF(Translation!B34=&quot;&quot;,&quot;&quot;,Translation!B34)" table:style-name="ce1">
            <text:p>TR_DURATION</text:p>
          </table:table-cell>
          <table:table-cell office:value-type="string" office:string-value="&quot;Duration&quot;" table:formula="msoxl:= IF(Translation!C34=&quot;&quot;,&quot;&quot;,CHAR(34) &amp; Translation!C34 &amp; CHAR(34))" table:style-name="ce1">
            <text:p>"Duration"</text:p>
          </table:table-cell>
          <table:table-cell table:number-columns-repeated="16381"/>
        </table:table-row>
        <table:table-row table:style-name="ro3">
          <table:table-cell office:value-type="string" office:string-value="#define" table:formula="msoxl:=IF(C35=&quot;&quot;,&quot;&quot;,&quot;#define&quot;)" table:style-name="ce1">
            <text:p>#define</text:p>
          </table:table-cell>
          <table:table-cell office:value-type="string" office:string-value="TR_EDIT_NAME" table:formula="msoxl:=IF(Translation!B35=&quot;&quot;,&quot;&quot;,Translation!B35)" table:style-name="ce1">
            <text:p>TR_EDIT_NAME</text:p>
          </table:table-cell>
          <table:table-cell office:value-type="string" office:string-value="&quot;Edit name&quot;" table:formula="msoxl:= IF(Translation!C35=&quot;&quot;,&quot;&quot;,CHAR(34) &amp; Translation!C35 &amp; CHAR(34))" table:style-name="ce1">
            <text:p>"Edit name"</text:p>
          </table:table-cell>
          <table:table-cell table:number-columns-repeated="16381"/>
        </table:table-row>
        <table:table-row table:style-name="ro3">
          <table:table-cell office:value-type="string" office:string-value="#define" table:formula="msoxl:=IF(C36=&quot;&quot;,&quot;&quot;,&quot;#define&quot;)" table:style-name="ce1">
            <text:p>#define</text:p>
          </table:table-cell>
          <table:table-cell office:value-type="string" office:string-value="TR_EITHER_A_SECOND_QUOTATION_MARK_IS_MISSING_OR_THERE_ARE_TOO_MUCH_OF_THEM" table:formula="msoxl:=IF(Translation!B36=&quot;&quot;,&quot;&quot;,Translation!B36)" table:style-name="ce1">
            <text:p>TR_EITHER_A_SECOND_QUOTATION_MARK_IS_MISSING_OR_THERE_ARE_TOO_MUCH_OF_THEM</text:p>
          </table:table-cell>
          <table:table-cell office:value-type="string" office:string-value="&quot;Either a second quotation mark is missing or there are too much of them&quot;" table:formula="msoxl:= IF(Translation!C36=&quot;&quot;,&quot;&quot;,CHAR(34) &amp; Translation!C36 &amp; CHAR(34))" table:style-name="ce1">
            <text:p>"Either a second quotation mark is missing or there are too much of them"</text:p>
          </table:table-cell>
          <table:table-cell table:number-columns-repeated="16381"/>
        </table:table-row>
        <table:table-row table:style-name="ro3">
          <table:table-cell office:value-type="string" office:string-value="#define" table:formula="msoxl:=IF(C37=&quot;&quot;,&quot;&quot;,&quot;#define&quot;)" table:style-name="ce1">
            <text:p>#define</text:p>
          </table:table-cell>
          <table:table-cell office:value-type="string" office:string-value="TR_EMPTY_MATHEMATICAL_EXPRESSION" table:formula="msoxl:=IF(Translation!B37=&quot;&quot;,&quot;&quot;,Translation!B37)" table:style-name="ce1">
            <text:p>TR_EMPTY_MATHEMATICAL_EXPRESSION</text:p>
          </table:table-cell>
          <table:table-cell office:value-type="string" office:string-value="&quot;Empty mathematical expression&quot;" table:formula="msoxl:= IF(Translation!C37=&quot;&quot;,&quot;&quot;,CHAR(34) &amp; Translation!C37 &amp; CHAR(34))" table:style-name="ce1">
            <text:p>"Empty mathematical expression"</text:p>
          </table:table-cell>
          <table:table-cell table:number-columns-repeated="16381"/>
        </table:table-row>
        <table:table-row table:style-name="ro3">
          <table:table-cell office:value-type="string" office:string-value="#define" table:formula="msoxl:=IF(C38=&quot;&quot;,&quot;&quot;,&quot;#define&quot;)" table:style-name="ce1">
            <text:p>#define</text:p>
          </table:table-cell>
          <table:table-cell office:value-type="string" office:string-value="TR_END" table:formula="msoxl:=IF(Translation!B38=&quot;&quot;,&quot;&quot;,Translation!B38)" table:style-name="ce1">
            <text:p>TR_END</text:p>
          </table:table-cell>
          <table:table-cell office:value-type="string" office:string-value="&quot;End&quot;" table:formula="msoxl:= IF(Translation!C38=&quot;&quot;,&quot;&quot;,CHAR(34) &amp; Translation!C38 &amp; CHAR(34))" table:style-name="ce1">
            <text:p>"End"</text:p>
          </table:table-cell>
          <table:table-cell table:number-columns-repeated="16381"/>
        </table:table-row>
        <table:table-row table:style-name="ro3">
          <table:table-cell office:value-type="string" office:string-value="#define" table:formula="msoxl:=IF(C39=&quot;&quot;,&quot;&quot;,&quot;#define&quot;)" table:style-name="ce1">
            <text:p>#define</text:p>
          </table:table-cell>
          <table:table-cell office:value-type="string" office:string-value="TR_ERROR_WITH_CONFIGURATION" table:formula="msoxl:=IF(Translation!B39=&quot;&quot;,&quot;&quot;,Translation!B39)" table:style-name="ce1">
            <text:p>TR_ERROR_WITH_CONFIGURATION</text:p>
          </table:table-cell>
          <table:table-cell office:value-type="string" office:string-value="&quot;Error with configuration&quot;" table:formula="msoxl:= IF(Translation!C39=&quot;&quot;,&quot;&quot;,CHAR(34) &amp; Translation!C39 &amp; CHAR(34))" table:style-name="ce1">
            <text:p>"Error with configuration"</text:p>
          </table:table-cell>
          <table:table-cell table:number-columns-repeated="16381"/>
        </table:table-row>
        <table:table-row table:style-name="ro3">
          <table:table-cell office:value-type="string" office:string-value="#define" table:formula="msoxl:=IF(C40=&quot;&quot;,&quot;&quot;,&quot;#define&quot;)" table:style-name="ce1">
            <text:p>#define</text:p>
          </table:table-cell>
          <table:table-cell office:value-type="string" office:string-value="TR_ERROR_WITH_SETTINGS" table:formula="msoxl:=IF(Translation!B40=&quot;&quot;,&quot;&quot;,Translation!B40)" table:style-name="ce1">
            <text:p>TR_ERROR_WITH_SETTINGS</text:p>
          </table:table-cell>
          <table:table-cell office:value-type="string" office:string-value="&quot;Error with settings&quot;" table:formula="msoxl:= IF(Translation!C40=&quot;&quot;,&quot;&quot;,CHAR(34) &amp; Translation!C40 &amp; CHAR(34))" table:style-name="ce1">
            <text:p>"Error with settings"</text:p>
          </table:table-cell>
          <table:table-cell table:number-columns-repeated="16381"/>
        </table:table-row>
        <table:table-row table:style-name="ro3">
          <table:table-cell office:value-type="string" office:string-value="#define" table:formula="msoxl:=IF(C41=&quot;&quot;,&quot;&quot;,&quot;#define&quot;)" table:style-name="ce1">
            <text:p>#define</text:p>
          </table:table-cell>
          <table:table-cell office:value-type="string" office:string-value="TR_EXIT" table:formula="msoxl:=IF(Translation!B41=&quot;&quot;,&quot;&quot;,Translation!B41)" table:style-name="ce1">
            <text:p>TR_EXIT</text:p>
          </table:table-cell>
          <table:table-cell office:value-type="string" office:string-value="&quot;Exit&quot;" table:formula="msoxl:= IF(Translation!C41=&quot;&quot;,&quot;&quot;,CHAR(34) &amp; Translation!C41 &amp; CHAR(34))" table:style-name="ce1">
            <text:p>"Exit"</text:p>
          </table:table-cell>
          <table:table-cell table:number-columns-repeated="16381"/>
        </table:table-row>
        <table:table-row table:style-name="ro3">
          <table:table-cell office:value-type="string" office:string-value="#define" table:formula="msoxl:=IF(C42=&quot;&quot;,&quot;&quot;,&quot;#define&quot;)" table:style-name="ce1">
            <text:p>#define</text:p>
          </table:table-cell>
          <table:table-cell office:value-type="string" office:string-value="TR_EXIT_NOT_POSSIBLE" table:formula="msoxl:=IF(Translation!B42=&quot;&quot;,&quot;&quot;,Translation!B42)" table:style-name="ce1">
            <text:p>TR_EXIT_NOT_POSSIBLE</text:p>
          </table:table-cell>
          <table:table-cell office:value-type="string" office:string-value="&quot;Exit not possible&quot;" table:formula="msoxl:= IF(Translation!C42=&quot;&quot;,&quot;&quot;,CHAR(34) &amp; Translation!C42 &amp; CHAR(34))" table:style-name="ce1">
            <text:p>"Exit not possible"</text:p>
          </table:table-cell>
          <table:table-cell table:number-columns-repeated="16381"/>
        </table:table-row>
        <table:table-row table:style-name="ro3">
          <table:table-cell office:value-type="string" office:string-value="#define" table:formula="msoxl:=IF(C43=&quot;&quot;,&quot;&quot;,&quot;#define&quot;)" table:style-name="ce1">
            <text:p>#define</text:p>
          </table:table-cell>
          <table:table-cell office:value-type="string" office:string-value="TR_TRANSFER_ERROR" table:formula="msoxl:=IF(Translation!B43=&quot;&quot;,&quot;&quot;,Translation!B43)" table:style-name="ce1">
            <text:p>TR_TRANSFER_ERROR</text:p>
          </table:table-cell>
          <table:table-cell office:value-type="string" office:string-value="&quot;Export error&quot;" table:formula="msoxl:= IF(Translation!C43=&quot;&quot;,&quot;&quot;,CHAR(34) &amp; Translation!C43 &amp; CHAR(34))" table:style-name="ce1">
            <text:p>"Export error"</text:p>
          </table:table-cell>
          <table:table-cell table:number-columns-repeated="16381"/>
        </table:table-row>
        <table:table-row table:style-name="ro3">
          <table:table-cell office:value-type="string" office:string-value="#define" table:formula="msoxl:=IF(C44=&quot;&quot;,&quot;&quot;,&quot;#define&quot;)" table:style-name="ce1">
            <text:p>#define</text:p>
          </table:table-cell>
          <table:table-cell office:value-type="string" office:string-value="TR_FAULTY_VALUE" table:formula="msoxl:=IF(Translation!B44=&quot;&quot;,&quot;&quot;,Translation!B44)" table:style-name="ce1">
            <text:p>TR_FAULTY_VALUE</text:p>
          </table:table-cell>
          <table:table-cell office:value-type="string" office:string-value="&quot;Faulty value&quot;" table:formula="msoxl:= IF(Translation!C44=&quot;&quot;,&quot;&quot;,CHAR(34) &amp; Translation!C44 &amp; CHAR(34))" table:style-name="ce1">
            <text:p>"Faulty value"</text:p>
          </table:table-cell>
          <table:table-cell table:number-columns-repeated="16381"/>
        </table:table-row>
        <table:table-row table:style-name="ro3">
          <table:table-cell office:value-type="string" office:string-value="#define" table:formula="msoxl:=IF(C45=&quot;&quot;,&quot;&quot;,&quot;#define&quot;)" table:style-name="ce1">
            <text:p>#define</text:p>
          </table:table-cell>
          <table:table-cell office:value-type="string" office:string-value="TR_FINISHED_EXPORT_PRESS_OK_TO_DELETE_ALL_TEMPORARY_FILES" table:formula="msoxl:=IF(Translation!B45=&quot;&quot;,&quot;&quot;,Translation!B45)" table:style-name="ce1">
            <text:p>TR_FINISHED_EXPORT_PRESS_OK_TO_DELETE_ALL_TEMPORARY_FILES</text:p>
          </table:table-cell>
          <table:table-cell office:value-type="string" office:string-value="&quot;Finished export... Press OK to delete all temporary files&quot;" table:formula="msoxl:= IF(Translation!C45=&quot;&quot;,&quot;&quot;,CHAR(34) &amp; Translation!C45 &amp; CHAR(34))" table:style-name="ce1">
            <text:p>"Finished export... Press OK to delete all temporary files"</text:p>
          </table:table-cell>
          <table:table-cell table:number-columns-repeated="16381"/>
        </table:table-row>
        <table:table-row table:style-name="ro3">
          <table:table-cell office:value-type="string" office:string-value="#define" table:formula="msoxl:=IF(C46=&quot;&quot;,&quot;&quot;,&quot;#define&quot;)" table:style-name="ce1">
            <text:p>#define</text:p>
          </table:table-cell>
          <table:table-cell office:value-type="string" office:string-value="TR_FOUND_INVALID_KEY_" table:formula="msoxl:=IF(Translation!B46=&quot;&quot;,&quot;&quot;,Translation!B46)" table:style-name="ce1">
            <text:p>TR_FOUND_INVALID_KEY_</text:p>
          </table:table-cell>
          <table:table-cell office:value-type="string" office:string-value="&quot;Found invalid key '&quot;" table:formula="msoxl:= IF(Translation!C46=&quot;&quot;,&quot;&quot;,CHAR(34) &amp; Translation!C46 &amp; CHAR(34))" table:style-name="ce1">
            <text:p>"Found invalid key '"</text:p>
          </table:table-cell>
          <table:table-cell table:number-columns-repeated="16381"/>
        </table:table-row>
        <table:table-row table:style-name="ro3">
          <table:table-cell office:value-type="string" office:string-value="#define" table:formula="msoxl:=IF(C47=&quot;&quot;,&quot;&quot;,&quot;#define&quot;)" table:style-name="ce1">
            <text:p>#define</text:p>
          </table:table-cell>
          <table:table-cell office:value-type="string" office:string-value="TR_GET_ADC" table:formula="msoxl:=IF(Translation!B47=&quot;&quot;,&quot;&quot;,Translation!B47)" table:style-name="ce1">
            <text:p>TR_GET_ADC</text:p>
          </table:table-cell>
          <table:table-cell office:value-type="string" office:string-value="&quot;Get ADC&quot;" table:formula="msoxl:= IF(Translation!C47=&quot;&quot;,&quot;&quot;,CHAR(34) &amp; Translation!C47 &amp; CHAR(34))" table:style-name="ce1">
            <text:p>"Get ADC"</text:p>
          </table:table-cell>
          <table:table-cell table:number-columns-repeated="16381"/>
        </table:table-row>
        <table:table-row table:style-name="ro3">
          <table:table-cell office:value-type="string" office:string-value="#define" table:formula="msoxl:=IF(C48=&quot;&quot;,&quot;&quot;,&quot;#define&quot;)" table:style-name="ce1">
            <text:p>#define</text:p>
          </table:table-cell>
          <table:table-cell office:value-type="string" office:string-value="TR_INCREMENT" table:formula="msoxl:=IF(Translation!B48=&quot;&quot;,&quot;&quot;,Translation!B48)" table:style-name="ce1">
            <text:p>TR_INCREMENT</text:p>
          </table:table-cell>
          <table:table-cell office:value-type="string" office:string-value="&quot;Increment&quot;" table:formula="msoxl:= IF(Translation!C48=&quot;&quot;,&quot;&quot;,CHAR(34) &amp; Translation!C48 &amp; CHAR(34))" table:style-name="ce1">
            <text:p>"Increment"</text:p>
          </table:table-cell>
          <table:table-cell table:number-columns-repeated="16381"/>
        </table:table-row>
        <table:table-row table:style-name="ro3">
          <table:table-cell office:value-type="string" office:string-value="#define" table:formula="msoxl:=IF(C49=&quot;&quot;,&quot;&quot;,&quot;#define&quot;)" table:style-name="ce1">
            <text:p>#define</text:p>
          </table:table-cell>
          <table:table-cell office:value-type="string" office:string-value="TR_INVALID_LINE_IN_CONFIGURATION_FILE" table:formula="msoxl:=IF(Translation!B49=&quot;&quot;,&quot;&quot;,Translation!B49)" table:style-name="ce1">
            <text:p>TR_INVALID_LINE_IN_CONFIGURATION_FILE</text:p>
          </table:table-cell>
          <table:table-cell office:value-type="string" office:string-value="&quot;Invalid line in configuration file:\n&quot;" table:formula="msoxl:= IF(Translation!C49=&quot;&quot;,&quot;&quot;,CHAR(34) &amp; Translation!C49 &amp; CHAR(34))" table:style-name="ce1">
            <text:p>"Invalid line in configuration file:\n"</text:p>
          </table:table-cell>
          <table:table-cell table:number-columns-repeated="16381"/>
        </table:table-row>
        <table:table-row table:style-name="ro3">
          <table:table-cell office:value-type="string" office:string-value="#define" table:formula="msoxl:=IF(C50=&quot;&quot;,&quot;&quot;,&quot;#define&quot;)" table:style-name="ce1">
            <text:p>#define</text:p>
          </table:table-cell>
          <table:table-cell office:value-type="string" office:string-value="TR_INVALID_NUMBER" table:formula="msoxl:=IF(Translation!B50=&quot;&quot;,&quot;&quot;,Translation!B50)" table:style-name="ce1">
            <text:p>TR_INVALID_NUMBER</text:p>
          </table:table-cell>
          <table:table-cell office:value-type="string" office:string-value="&quot;Invalid number&quot;" table:formula="msoxl:= IF(Translation!C50=&quot;&quot;,&quot;&quot;,CHAR(34) &amp; Translation!C50 &amp; CHAR(34))" table:style-name="ce1">
            <text:p>"Invalid number"</text:p>
          </table:table-cell>
          <table:table-cell table:number-columns-repeated="16381"/>
        </table:table-row>
        <table:table-row table:style-name="ro3">
          <table:table-cell office:value-type="string" office:string-value="#define" table:formula="msoxl:=IF(C51=&quot;&quot;,&quot;&quot;,&quot;#define&quot;)" table:style-name="ce1">
            <text:p>#define</text:p>
          </table:table-cell>
          <table:table-cell office:value-type="string" office:string-value="TR_INVALID_NUMBER_IN_TEXT_TAG" table:formula="msoxl:=IF(Translation!B51=&quot;&quot;,&quot;&quot;,Translation!B51)" table:style-name="ce1">
            <text:p>TR_INVALID_NUMBER_IN_TEXT_TAG</text:p>
          </table:table-cell>
          <table:table-cell office:value-type="string" office:string-value="&quot;Invalid number in text tag&quot;" table:formula="msoxl:= IF(Translation!C51=&quot;&quot;,&quot;&quot;,CHAR(34) &amp; Translation!C51 &amp; CHAR(34))" table:style-name="ce1">
            <text:p>"Invalid number in text tag"</text:p>
          </table:table-cell>
          <table:table-cell table:number-columns-repeated="16381"/>
        </table:table-row>
        <table:table-row table:style-name="ro3">
          <table:table-cell office:value-type="string" office:string-value="#define" table:formula="msoxl:=IF(C52=&quot;&quot;,&quot;&quot;,&quot;#define&quot;)" table:style-name="ce1">
            <text:p>#define</text:p>
          </table:table-cell>
          <table:table-cell office:value-type="string" office:string-value="TR_IO_ERROR" table:formula="msoxl:=IF(Translation!B52=&quot;&quot;,&quot;&quot;,Translation!B52)" table:style-name="ce1">
            <text:p>TR_IO_ERROR</text:p>
          </table:table-cell>
          <table:table-cell office:value-type="string" office:string-value="&quot;IO error&quot;" table:formula="msoxl:= IF(Translation!C52=&quot;&quot;,&quot;&quot;,CHAR(34) &amp; Translation!C52 &amp; CHAR(34))" table:style-name="ce1">
            <text:p>"IO error"</text:p>
          </table:table-cell>
          <table:table-cell table:number-columns-repeated="16381"/>
        </table:table-row>
        <table:table-row table:style-name="ro3">
          <table:table-cell office:value-type="string" office:string-value="#define" table:formula="msoxl:=IF(C53=&quot;&quot;,&quot;&quot;,&quot;#define&quot;)" table:style-name="ce1">
            <text:p>#define</text:p>
          </table:table-cell>
          <table:table-cell office:value-type="string" office:string-value="TR_LIMIT" table:formula="msoxl:=IF(Translation!B53=&quot;&quot;,&quot;&quot;,Translation!B53)" table:style-name="ce1">
            <text:p>TR_LIMIT</text:p>
          </table:table-cell>
          <table:table-cell office:value-type="string" office:string-value="&quot;Limit&quot;" table:formula="msoxl:= IF(Translation!C53=&quot;&quot;,&quot;&quot;,CHAR(34) &amp; Translation!C53 &amp; CHAR(34))" table:style-name="ce1">
            <text:p>"Limit"</text:p>
          </table:table-cell>
          <table:table-cell table:number-columns-repeated="16381"/>
        </table:table-row>
        <table:table-row table:style-name="ro3">
          <table:table-cell office:value-type="string" office:string-value="#define" table:formula="msoxl:=IF(C54=&quot;&quot;,&quot;&quot;,&quot;#define&quot;)" table:style-name="ce1">
            <text:p>#define</text:p>
          </table:table-cell>
          <table:table-cell office:value-type="string" office:string-value="TR_MODULUS" table:formula="msoxl:=IF(Translation!B54=&quot;&quot;,&quot;&quot;,Translation!B54)" table:style-name="ce1">
            <text:p>TR_MODULUS</text:p>
          </table:table-cell>
          <table:table-cell office:value-type="string" office:string-value="&quot;Modulus&quot;" table:formula="msoxl:= IF(Translation!C54=&quot;&quot;,&quot;&quot;,CHAR(34) &amp; Translation!C54 &amp; CHAR(34))" table:style-name="ce1">
            <text:p>"Modulus"</text:p>
          </table:table-cell>
          <table:table-cell table:number-columns-repeated="16381"/>
        </table:table-row>
        <table:table-row table:style-name="ro3">
          <table:table-cell office:value-type="string" office:string-value="#define" table:formula="msoxl:=IF(C55=&quot;&quot;,&quot;&quot;,&quot;#define&quot;)" table:style-name="ce1">
            <text:p>#define</text:p>
          </table:table-cell>
          <table:table-cell office:value-type="string" office:string-value="TR_NAME_OF_THE_SUBPROGRAM" table:formula="msoxl:=IF(Translation!B55=&quot;&quot;,&quot;&quot;,Translation!B55)" table:style-name="ce1">
            <text:p>TR_NAME_OF_THE_SUBPROGRAM</text:p>
          </table:table-cell>
          <table:table-cell office:value-type="string" office:string-value="&quot;Name of the subprogram&quot;" table:formula="msoxl:= IF(Translation!C55=&quot;&quot;,&quot;&quot;,CHAR(34) &amp; Translation!C55 &amp; CHAR(34))" table:style-name="ce1">
            <text:p>"Name of the subprogram"</text:p>
          </table:table-cell>
          <table:table-cell table:number-columns-repeated="16381"/>
        </table:table-row>
        <table:table-row table:style-name="ro3">
          <table:table-cell office:value-type="string" office:string-value="#define" table:formula="msoxl:=IF(C56=&quot;&quot;,&quot;&quot;,&quot;#define&quot;)" table:style-name="ce1">
            <text:p>#define</text:p>
          </table:table-cell>
          <table:table-cell office:value-type="string" office:string-value="TR_NEW" table:formula="msoxl:=IF(Translation!B56=&quot;&quot;,&quot;&quot;,Translation!B56)" table:style-name="ce1">
            <text:p>TR_NEW</text:p>
          </table:table-cell>
          <table:table-cell office:value-type="string" office:string-value="&quot;New&quot;" table:formula="msoxl:= IF(Translation!C56=&quot;&quot;,&quot;&quot;,CHAR(34) &amp; Translation!C56 &amp; CHAR(34))" table:style-name="ce1">
            <text:p>"New"</text:p>
          </table:table-cell>
          <table:table-cell table:number-columns-repeated="16381"/>
        </table:table-row>
        <table:table-row table:style-name="ro3">
          <table:table-cell office:value-type="string" office:string-value="#define" table:formula="msoxl:=IF(C57=&quot;&quot;,&quot;&quot;,&quot;#define&quot;)" table:style-name="ce1">
            <text:p>#define</text:p>
          </table:table-cell>
          <table:table-cell office:value-type="string" office:string-value="TR_NO" table:formula="msoxl:=IF(Translation!B57=&quot;&quot;,&quot;&quot;,Translation!B57)" table:style-name="ce1">
            <text:p>TR_NO</text:p>
          </table:table-cell>
          <table:table-cell office:value-type="string" office:string-value="&quot;No&quot;" table:formula="msoxl:= IF(Translation!C57=&quot;&quot;,&quot;&quot;,CHAR(34) &amp; Translation!C57 &amp; CHAR(34))" table:style-name="ce1">
            <text:p>"No"</text:p>
          </table:table-cell>
          <table:table-cell table:number-columns-repeated="16381"/>
        </table:table-row>
        <table:table-row table:style-name="ro3">
          <table:table-cell office:value-type="string" office:string-value="#define" table:formula="msoxl:=IF(C58=&quot;&quot;,&quot;&quot;,&quot;#define&quot;)" table:style-name="ce1">
            <text:p>#define</text:p>
          </table:table-cell>
          <table:table-cell office:value-type="string" office:string-value="TR_NUMBER" table:formula="msoxl:=IF(Translation!B58=&quot;&quot;,&quot;&quot;,Translation!B58)" table:style-name="ce1">
            <text:p>TR_NUMBER</text:p>
          </table:table-cell>
          <table:table-cell office:value-type="string" office:string-value="&quot;Number&quot;" table:formula="msoxl:= IF(Translation!C58=&quot;&quot;,&quot;&quot;,CHAR(34) &amp; Translation!C58 &amp; CHAR(34))" table:style-name="ce1">
            <text:p>"Number"</text:p>
          </table:table-cell>
          <table:table-cell table:number-columns-repeated="16381"/>
        </table:table-row>
        <table:table-row table:style-name="ro3">
          <table:table-cell office:value-type="string" office:string-value="#define" table:formula="msoxl:=IF(C59=&quot;&quot;,&quot;&quot;,&quot;#define&quot;)" table:style-name="ce1">
            <text:p>#define</text:p>
          </table:table-cell>
          <table:table-cell office:value-type="string" office:string-value="TR_NUMBER_OR_VARIABLE_EXPECTED_BUT_THERE_IS_NONE" table:formula="msoxl:=IF(Translation!B59=&quot;&quot;,&quot;&quot;,Translation!B59)" table:style-name="ce1">
            <text:p>TR_NUMBER_OR_VARIABLE_EXPECTED_BUT_THERE_IS_NONE</text:p>
          </table:table-cell>
          <table:table-cell office:value-type="string" office:string-value="&quot;Number or variable expected, but there is none&quot;" table:formula="msoxl:= IF(Translation!C59=&quot;&quot;,&quot;&quot;,CHAR(34) &amp; Translation!C59 &amp; CHAR(34))" table:style-name="ce1">
            <text:p>"Number or variable expected, but there is none"</text:p>
          </table:table-cell>
          <table:table-cell table:number-columns-repeated="16381"/>
        </table:table-row>
        <table:table-row table:style-name="ro3">
          <table:table-cell office:value-type="string" office:string-value="#define" table:formula="msoxl:=IF(C60=&quot;&quot;,&quot;&quot;,&quot;#define&quot;)" table:style-name="ce1">
            <text:p>#define</text:p>
          </table:table-cell>
          <table:table-cell office:value-type="string" office:string-value="TR_OK" table:formula="msoxl:=IF(Translation!B60=&quot;&quot;,&quot;&quot;,Translation!B60)" table:style-name="ce1">
            <text:p>TR_OK</text:p>
          </table:table-cell>
          <table:table-cell office:value-type="string" office:string-value="&quot;OK&quot;" table:formula="msoxl:= IF(Translation!C60=&quot;&quot;,&quot;&quot;,CHAR(34) &amp; Translation!C60 &amp; CHAR(34))" table:style-name="ce1">
            <text:p>"OK"</text:p>
          </table:table-cell>
          <table:table-cell table:number-columns-repeated="16381"/>
        </table:table-row>
        <table:table-row table:style-name="ro3">
          <table:table-cell office:value-type="string" office:string-value="#define" table:formula="msoxl:=IF(C61=&quot;&quot;,&quot;&quot;,&quot;#define&quot;)" table:style-name="ce1">
            <text:p>#define</text:p>
          </table:table-cell>
          <table:table-cell office:value-type="string" office:string-value="TR_OPEN" table:formula="msoxl:=IF(Translation!B61=&quot;&quot;,&quot;&quot;,Translation!B61)" table:style-name="ce1">
            <text:p>TR_OPEN</text:p>
          </table:table-cell>
          <table:table-cell office:value-type="string" office:string-value="&quot;Open&quot;" table:formula="msoxl:= IF(Translation!C61=&quot;&quot;,&quot;&quot;,CHAR(34) &amp; Translation!C61 &amp; CHAR(34))" table:style-name="ce1">
            <text:p>"Open"</text:p>
          </table:table-cell>
          <table:table-cell table:number-columns-repeated="16381"/>
        </table:table-row>
        <table:table-row table:style-name="ro3">
          <table:table-cell office:value-type="string" office:string-value="#define" table:formula="msoxl:=IF(C62=&quot;&quot;,&quot;&quot;,&quot;#define&quot;)" table:style-name="ce1">
            <text:p>#define</text:p>
          </table:table-cell>
          <table:table-cell office:value-type="string" office:string-value="TR_OPEN_BRACKET_WITHOUT_FURTHER_INSTRUCTIONS" table:formula="msoxl:=IF(Translation!B62=&quot;&quot;,&quot;&quot;,Translation!B62)" table:style-name="ce1">
            <text:p>TR_OPEN_BRACKET_WITHOUT_FURTHER_INSTRUCTIONS</text:p>
          </table:table-cell>
          <table:table-cell office:value-type="string" office:string-value="&quot;Open bracket without further instructions&quot;" table:formula="msoxl:= IF(Translation!C62=&quot;&quot;,&quot;&quot;,CHAR(34) &amp; Translation!C62 &amp; CHAR(34))" table:style-name="ce1">
            <text:p>"Open bracket without further instructions"</text:p>
          </table:table-cell>
          <table:table-cell table:number-columns-repeated="16381"/>
        </table:table-row>
        <table:table-row table:style-name="ro3">
          <table:table-cell office:value-type="string" office:string-value="#define" table:formula="msoxl:=IF(C63=&quot;&quot;,&quot;&quot;,&quot;#define&quot;)" table:style-name="ce1">
            <text:p>#define</text:p>
          </table:table-cell>
          <table:table-cell office:value-type="string" office:string-value="TR_PARSE_ERROR" table:formula="msoxl:=IF(Translation!B63=&quot;&quot;,&quot;&quot;,Translation!B63)" table:style-name="ce1">
            <text:p>TR_PARSE_ERROR</text:p>
          </table:table-cell>
          <table:table-cell office:value-type="string" office:string-value="&quot;Parse error&quot;" table:formula="msoxl:= IF(Translation!C63=&quot;&quot;,&quot;&quot;,CHAR(34) &amp; Translation!C63 &amp; CHAR(34))" table:style-name="ce1">
            <text:p>"Parse error"</text:p>
          </table:table-cell>
          <table:table-cell table:number-columns-repeated="16381"/>
        </table:table-row>
        <table:table-row table:style-name="ro3">
          <table:table-cell office:value-type="string" office:string-value="#define" table:formula="msoxl:=IF(C64=&quot;&quot;,&quot;&quot;,&quot;#define&quot;)" table:style-name="ce1">
            <text:p>#define</text:p>
          </table:table-cell>
          <table:table-cell office:value-type="string" office:string-value="TR_PORT" table:formula="msoxl:=IF(Translation!B64=&quot;&quot;,&quot;&quot;,Translation!B64)" table:style-name="ce1">
            <text:p>TR_PORT</text:p>
          </table:table-cell>
          <table:table-cell office:value-type="string" office:string-value="&quot;Port&quot;" table:formula="msoxl:= IF(Translation!C64=&quot;&quot;,&quot;&quot;,CHAR(34) &amp; Translation!C64 &amp; CHAR(34))" table:style-name="ce1">
            <text:p>"Port"</text:p>
          </table:table-cell>
          <table:table-cell table:number-columns-repeated="16381"/>
        </table:table-row>
        <table:table-row table:style-name="ro3">
          <table:table-cell office:value-type="string" office:string-value="#define" table:formula="msoxl:=IF(C65=&quot;&quot;,&quot;&quot;,&quot;#define&quot;)" table:style-name="ce1">
            <text:p>#define</text:p>
          </table:table-cell>
          <table:table-cell office:value-type="string" office:string-value="TR_PRINT" table:formula="msoxl:=IF(Translation!B65=&quot;&quot;,&quot;&quot;,Translation!B65)" table:style-name="ce1">
            <text:p>TR_PRINT</text:p>
          </table:table-cell>
          <table:table-cell office:value-type="string" office:string-value="&quot;Print&quot;" table:formula="msoxl:= IF(Translation!C65=&quot;&quot;,&quot;&quot;,CHAR(34) &amp; Translation!C65 &amp; CHAR(34))" table:style-name="ce1">
            <text:p>"Print"</text:p>
          </table:table-cell>
          <table:table-cell table:number-columns-repeated="16381"/>
        </table:table-row>
        <table:table-row table:style-name="ro3">
          <table:table-cell office:value-type="string" office:string-value="#define" table:formula="msoxl:=IF(C66=&quot;&quot;,&quot;&quot;,&quot;#define&quot;)" table:style-name="ce1">
            <text:p>#define</text:p>
          </table:table-cell>
          <table:table-cell office:value-type="string" office:string-value="TR_PROGRAM_SETTINGS" table:formula="msoxl:=IF(Translation!B66=&quot;&quot;,&quot;&quot;,Translation!B66)" table:style-name="ce1">
            <text:p>TR_PROGRAM_SETTINGS</text:p>
          </table:table-cell>
          <table:table-cell office:value-type="string" office:string-value="&quot;Settings&quot;" table:formula="msoxl:= IF(Translation!C66=&quot;&quot;,&quot;&quot;,CHAR(34) &amp; Translation!C66 &amp; CHAR(34))" table:style-name="ce1">
            <text:p>"Settings"</text:p>
          </table:table-cell>
          <table:table-cell table:number-columns-repeated="16381"/>
        </table:table-row>
        <table:table-row table:style-name="ro3">
          <table:table-cell office:value-type="string" office:string-value="#define" table:formula="msoxl:=IF(C67=&quot;&quot;,&quot;&quot;,&quot;#define&quot;)" table:style-name="ce1">
            <text:p>#define</text:p>
          </table:table-cell>
          <table:table-cell office:value-type="string" office:string-value="TR_EDIT_ALIASES" table:formula="msoxl:=IF(Translation!B67=&quot;&quot;,&quot;&quot;,Translation!B67)" table:style-name="ce1">
            <text:p>TR_EDIT_ALIASES</text:p>
          </table:table-cell>
          <table:table-cell office:value-type="string" office:string-value="&quot;Aliases&quot;" table:formula="msoxl:= IF(Translation!C67=&quot;&quot;,&quot;&quot;,CHAR(34) &amp; Translation!C67 &amp; CHAR(34))" table:style-name="ce1">
            <text:p>"Aliases"</text:p>
          </table:table-cell>
          <table:table-cell table:number-columns-repeated="16381"/>
        </table:table-row>
        <table:table-row table:style-name="ro3">
          <table:table-cell office:value-type="string" office:string-value="#define" table:formula="msoxl:=IF(C68=&quot;&quot;,&quot;&quot;,&quot;#define&quot;)" table:style-name="ce1">
            <text:p>#define</text:p>
          </table:table-cell>
          <table:table-cell office:value-type="string" office:string-value="TR_PULSES" table:formula="msoxl:=IF(Translation!B68=&quot;&quot;,&quot;&quot;,Translation!B68)" table:style-name="ce1">
            <text:p>TR_PULSES</text:p>
          </table:table-cell>
          <table:table-cell office:value-type="string" office:string-value="&quot;Pulses&quot;" table:formula="msoxl:= IF(Translation!C68=&quot;&quot;,&quot;&quot;,CHAR(34) &amp; Translation!C68 &amp; CHAR(34))" table:style-name="ce1">
            <text:p>"Pulses"</text:p>
          </table:table-cell>
          <table:table-cell table:number-columns-repeated="16381"/>
        </table:table-row>
        <table:table-row table:style-name="ro3">
          <table:table-cell office:value-type="string" office:string-value="#define" table:formula="msoxl:=IF(C69=&quot;&quot;,&quot;&quot;,&quot;#define&quot;)" table:style-name="ce1">
            <text:p>#define</text:p>
          </table:table-cell>
          <table:table-cell office:value-type="string" office:string-value="TR_RANDOM_NUMBER" table:formula="msoxl:=IF(Translation!B69=&quot;&quot;,&quot;&quot;,Translation!B69)" table:style-name="ce1">
            <text:p>TR_RANDOM_NUMBER</text:p>
          </table:table-cell>
          <table:table-cell office:value-type="string" office:string-value="&quot;Random number&quot;" table:formula="msoxl:= IF(Translation!C69=&quot;&quot;,&quot;&quot;,CHAR(34) &amp; Translation!C69 &amp; CHAR(34))" table:style-name="ce1">
            <text:p>"Random number"</text:p>
          </table:table-cell>
          <table:table-cell table:number-columns-repeated="16381"/>
        </table:table-row>
        <table:table-row table:style-name="ro3">
          <table:table-cell office:value-type="string" office:string-value="#define" table:formula="msoxl:=IF(C70=&quot;&quot;,&quot;&quot;,&quot;#define&quot;)" table:style-name="ce1">
            <text:p>#define</text:p>
          </table:table-cell>
          <table:table-cell office:value-type="string" office:string-value="TR_READ_KEY" table:formula="msoxl:=IF(Translation!B70=&quot;&quot;,&quot;&quot;,Translation!B70)" table:style-name="ce1">
            <text:p>TR_READ_KEY</text:p>
          </table:table-cell>
          <table:table-cell office:value-type="string" office:string-value="&quot;Read key&quot;" table:formula="msoxl:= IF(Translation!C70=&quot;&quot;,&quot;&quot;,CHAR(34) &amp; Translation!C70 &amp; CHAR(34))" table:style-name="ce1">
            <text:p>"Read key"</text:p>
          </table:table-cell>
          <table:table-cell table:number-columns-repeated="16381"/>
        </table:table-row>
        <table:table-row table:style-name="ro3">
          <table:table-cell office:value-type="string" office:string-value="#define" table:formula="msoxl:=IF(C71=&quot;&quot;,&quot;&quot;,&quot;#define&quot;)" table:style-name="ce1">
            <text:p>#define</text:p>
          </table:table-cell>
          <table:table-cell office:value-type="string" office:string-value="TR_READ_MEMORY" table:formula="msoxl:=IF(Translation!B71=&quot;&quot;,&quot;&quot;,Translation!B71)" table:style-name="ce1">
            <text:p>TR_READ_MEMORY</text:p>
          </table:table-cell>
          <table:table-cell office:value-type="string" office:string-value="&quot;Read memory&quot;" table:formula="msoxl:= IF(Translation!C71=&quot;&quot;,&quot;&quot;,CHAR(34) &amp; Translation!C71 &amp; CHAR(34))" table:style-name="ce1">
            <text:p>"Read memory"</text:p>
          </table:table-cell>
          <table:table-cell table:number-columns-repeated="16381"/>
        </table:table-row>
        <table:table-row table:style-name="ro3">
          <table:table-cell office:value-type="string" office:string-value="#define" table:formula="msoxl:=IF(C72=&quot;&quot;,&quot;&quot;,&quot;#define&quot;)" table:style-name="ce1">
            <text:p>#define</text:p>
          </table:table-cell>
          <table:table-cell office:value-type="string" office:string-value="TR_RESET_BIT" table:formula="msoxl:=IF(Translation!B72=&quot;&quot;,&quot;&quot;,Translation!B72)" table:style-name="ce1">
            <text:p>TR_RESET_BIT</text:p>
          </table:table-cell>
          <table:table-cell office:value-type="string" office:string-value="&quot;Reset bit&quot;" table:formula="msoxl:= IF(Translation!C72=&quot;&quot;,&quot;&quot;,CHAR(34) &amp; Translation!C72 &amp; CHAR(34))" table:style-name="ce1">
            <text:p>"Reset bit"</text:p>
          </table:table-cell>
          <table:table-cell table:number-columns-repeated="16381"/>
        </table:table-row>
        <table:table-row table:style-name="ro3">
          <table:table-cell office:value-type="string" office:string-value="#define" table:formula="msoxl:=IF(C73=&quot;&quot;,&quot;&quot;,&quot;#define&quot;)" table:style-name="ce1">
            <text:p>#define</text:p>
          </table:table-cell>
          <table:table-cell office:value-type="string" office:string-value="TR_RESET_YOUR_CHIP_NOW" table:formula="msoxl:=IF(Translation!B73=&quot;&quot;,&quot;&quot;,Translation!B73)" table:style-name="ce1">
            <text:p>TR_RESET_YOUR_CHIP_NOW</text:p>
          </table:table-cell>
          <table:table-cell office:value-type="string" office:string-value="&quot;Reset your chip now&quot;" table:formula="msoxl:= IF(Translation!C73=&quot;&quot;,&quot;&quot;,CHAR(34) &amp; Translation!C73 &amp; CHAR(34))" table:style-name="ce1">
            <text:p>"Reset your chip now"</text:p>
          </table:table-cell>
          <table:table-cell table:number-columns-repeated="16381"/>
        </table:table-row>
        <table:table-row table:style-name="ro3">
          <table:table-cell office:value-type="string" office:string-value="#define" table:formula="msoxl:=IF(C74=&quot;&quot;,&quot;&quot;,&quot;#define&quot;)" table:style-name="ce1">
            <text:p>#define</text:p>
          </table:table-cell>
          <table:table-cell office:value-type="string" office:string-value="TR_RESULT" table:formula="msoxl:=IF(Translation!B74=&quot;&quot;,&quot;&quot;,Translation!B74)" table:style-name="ce1">
            <text:p>TR_RESULT</text:p>
          </table:table-cell>
          <table:table-cell office:value-type="string" office:string-value="&quot;Result&quot;" table:formula="msoxl:= IF(Translation!C74=&quot;&quot;,&quot;&quot;,CHAR(34) &amp; Translation!C74 &amp; CHAR(34))" table:style-name="ce1">
            <text:p>"Result"</text:p>
          </table:table-cell>
          <table:table-cell table:number-columns-repeated="16381"/>
        </table:table-row>
        <table:table-row table:style-name="ro3">
          <table:table-cell office:value-type="string" office:string-value="#define" table:formula="msoxl:=IF(C75=&quot;&quot;,&quot;&quot;,&quot;#define&quot;)" table:style-name="ce1">
            <text:p>#define</text:p>
          </table:table-cell>
          <table:table-cell office:value-type="string" office:string-value="TR_SAVE" table:formula="msoxl:=IF(Translation!B75=&quot;&quot;,&quot;&quot;,Translation!B75)" table:style-name="ce1">
            <text:p>TR_SAVE</text:p>
          </table:table-cell>
          <table:table-cell office:value-type="string" office:string-value="&quot;Save&quot;" table:formula="msoxl:= IF(Translation!C75=&quot;&quot;,&quot;&quot;,CHAR(34) &amp; Translation!C75 &amp; CHAR(34))" table:style-name="ce1">
            <text:p>"Save"</text:p>
          </table:table-cell>
          <table:table-cell table:number-columns-repeated="16381"/>
        </table:table-row>
        <table:table-row table:style-name="ro3">
          <table:table-cell office:value-type="string" office:string-value="#define" table:formula="msoxl:=IF(C76=&quot;&quot;,&quot;&quot;,&quot;#define&quot;)" table:style-name="ce1">
            <text:p>#define</text:p>
          </table:table-cell>
          <table:table-cell office:value-type="string" office:string-value="TR_SAVE_AS" table:formula="msoxl:=IF(Translation!B76=&quot;&quot;,&quot;&quot;,Translation!B76)" table:style-name="ce1">
            <text:p>TR_SAVE_AS</text:p>
          </table:table-cell>
          <table:table-cell office:value-type="string" office:string-value="&quot;Save as&quot;" table:formula="msoxl:= IF(Translation!C76=&quot;&quot;,&quot;&quot;,CHAR(34) &amp; Translation!C76 &amp; CHAR(34))" table:style-name="ce1">
            <text:p>"Save as"</text:p>
          </table:table-cell>
          <table:table-cell table:number-columns-repeated="16381"/>
        </table:table-row>
        <table:table-row table:style-name="ro3">
          <table:table-cell office:value-type="string" office:string-value="#define" table:formula="msoxl:=IF(C77=&quot;&quot;,&quot;&quot;,&quot;#define&quot;)" table:style-name="ce1">
            <text:p>#define</text:p>
          </table:table-cell>
          <table:table-cell office:value-type="string" office:string-value="TR_SERIAL_PORT" table:formula="msoxl:=IF(Translation!B77=&quot;&quot;,&quot;&quot;,Translation!B77)" table:style-name="ce1">
            <text:p>TR_SERIAL_PORT</text:p>
          </table:table-cell>
          <table:table-cell office:value-type="string" office:string-value="&quot;Serial Port&quot;" table:formula="msoxl:= IF(Translation!C77=&quot;&quot;,&quot;&quot;,CHAR(34) &amp; Translation!C77 &amp; CHAR(34))" table:style-name="ce1">
            <text:p>"Serial Port"</text:p>
          </table:table-cell>
          <table:table-cell table:number-columns-repeated="16381"/>
        </table:table-row>
        <table:table-row table:style-name="ro3">
          <table:table-cell office:value-type="string" office:string-value="#define" table:formula="msoxl:=IF(C78=&quot;&quot;,&quot;&quot;,&quot;#define&quot;)" table:style-name="ce1">
            <text:p>#define</text:p>
          </table:table-cell>
          <table:table-cell office:value-type="string" office:string-value="TR_SET_BIT" table:formula="msoxl:=IF(Translation!B78=&quot;&quot;,&quot;&quot;,Translation!B78)" table:style-name="ce1">
            <text:p>TR_SET_BIT</text:p>
          </table:table-cell>
          <table:table-cell office:value-type="string" office:string-value="&quot;Set Bit&quot;" table:formula="msoxl:= IF(Translation!C78=&quot;&quot;,&quot;&quot;,CHAR(34) &amp; Translation!C78 &amp; CHAR(34))" table:style-name="ce1">
            <text:p>"Set Bit"</text:p>
          </table:table-cell>
          <table:table-cell table:number-columns-repeated="16381"/>
        </table:table-row>
        <table:table-row table:style-name="ro3">
          <table:table-cell office:value-type="string" office:string-value="#define" table:formula="msoxl:=IF(C79=&quot;&quot;,&quot;&quot;,&quot;#define&quot;)" table:style-name="ce1">
            <text:p>#define</text:p>
          </table:table-cell>
          <table:table-cell office:value-type="string" office:string-value="TR_SOUND" table:formula="msoxl:=IF(Translation!B79=&quot;&quot;,&quot;&quot;,Translation!B79)" table:style-name="ce1">
            <text:p>TR_SOUND</text:p>
          </table:table-cell>
          <table:table-cell office:value-type="string" office:string-value="&quot;Sound&quot;" table:formula="msoxl:= IF(Translation!C79=&quot;&quot;,&quot;&quot;,CHAR(34) &amp; Translation!C79 &amp; CHAR(34))" table:style-name="ce1">
            <text:p>"Sound"</text:p>
          </table:table-cell>
          <table:table-cell table:number-columns-repeated="16381"/>
        </table:table-row>
        <table:table-row table:style-name="ro3">
          <table:table-cell office:value-type="string" office:string-value="#define" table:formula="msoxl:=IF(C80=&quot;&quot;,&quot;&quot;,&quot;#define&quot;)" table:style-name="ce1">
            <text:p>#define</text:p>
          </table:table-cell>
          <table:table-cell office:value-type="string" office:string-value="TR_START" table:formula="msoxl:=IF(Translation!B80=&quot;&quot;,&quot;&quot;,Translation!B80)" table:style-name="ce1">
            <text:p>TR_START</text:p>
          </table:table-cell>
          <table:table-cell office:value-type="string" office:string-value="&quot;Start&quot;" table:formula="msoxl:= IF(Translation!C80=&quot;&quot;,&quot;&quot;,CHAR(34) &amp; Translation!C80 &amp; CHAR(34))" table:style-name="ce1">
            <text:p>"Start"</text:p>
          </table:table-cell>
          <table:table-cell table:number-columns-repeated="16381"/>
        </table:table-row>
        <table:table-row table:style-name="ro3">
          <table:table-cell office:value-type="string" office:string-value="#define" table:formula="msoxl:=IF(C81=&quot;&quot;,&quot;&quot;,&quot;#define&quot;)" table:style-name="ce1">
            <text:p>#define</text:p>
          </table:table-cell>
          <table:table-cell office:value-type="string" office:string-value="TR_TEXT" table:formula="msoxl:=IF(Translation!B81=&quot;&quot;,&quot;&quot;,Translation!B81)" table:style-name="ce1">
            <text:p>TR_TEXT</text:p>
          </table:table-cell>
          <table:table-cell office:value-type="string" office:string-value="&quot;Text&quot;" table:formula="msoxl:= IF(Translation!C81=&quot;&quot;,&quot;&quot;,CHAR(34) &amp; Translation!C81 &amp; CHAR(34))" table:style-name="ce1">
            <text:p>"Text"</text:p>
          </table:table-cell>
          <table:table-cell table:number-columns-repeated="16381"/>
        </table:table-row>
        <table:table-row table:style-name="ro3">
          <table:table-cell office:value-type="string" office:string-value="#define" table:formula="msoxl:=IF(C82=&quot;&quot;,&quot;&quot;,&quot;#define&quot;)" table:style-name="ce1">
            <text:p>#define</text:p>
          </table:table-cell>
          <table:table-cell office:value-type="string" office:string-value="TR_TEXT_TAG_WITH_CHILDS" table:formula="msoxl:=IF(Translation!B82=&quot;&quot;,&quot;&quot;,Translation!B82)" table:style-name="ce1">
            <text:p>TR_TEXT_TAG_WITH_CHILDS</text:p>
          </table:table-cell>
          <table:table-cell office:value-type="string" office:string-value="&quot;Text tag with childs&quot;" table:formula="msoxl:= IF(Translation!C82=&quot;&quot;,&quot;&quot;,CHAR(34) &amp; Translation!C82 &amp; CHAR(34))" table:style-name="ce1">
            <text:p>"Text tag with childs"</text:p>
          </table:table-cell>
          <table:table-cell table:number-columns-repeated="16381"/>
        </table:table-row>
        <table:table-row table:style-name="ro3">
          <table:table-cell office:value-type="string" office:string-value="#define" table:formula="msoxl:=IF(C83=&quot;&quot;,&quot;&quot;,&quot;#define&quot;)" table:style-name="ce1">
            <text:p>#define</text:p>
          </table:table-cell>
          <table:table-cell office:value-type="string" office:string-value="TR_THIS_VARIABLE_DOES_NOT_EXISTS_HERE_HAVE_YOU_TYPED_IT_WRONG" table:formula="msoxl:=IF(Translation!B83=&quot;&quot;,&quot;&quot;,Translation!B83)" table:style-name="ce1">
            <text:p>TR_THIS_VARIABLE_DOES_NOT_EXISTS_HERE_HAVE_YOU_TYPED_IT_WRONG</text:p>
          </table:table-cell>
          <table:table-cell office:value-type="string" office:string-value="&quot;This variable does not exists here! Have you typed it wrong?&quot;" table:formula="msoxl:= IF(Translation!C83=&quot;&quot;,&quot;&quot;,CHAR(34) &amp; Translation!C83 &amp; CHAR(34))" table:style-name="ce1">
            <text:p>"This variable does not exists here! Have you typed it wrong?"</text:p>
          </table:table-cell>
          <table:table-cell table:number-columns-repeated="16381"/>
        </table:table-row>
        <table:table-row table:style-name="ro3">
          <table:table-cell office:value-type="string" office:string-value="#define" table:formula="msoxl:=IF(C84=&quot;&quot;,&quot;&quot;,&quot;#define&quot;)" table:style-name="ce1">
            <text:p>#define</text:p>
          </table:table-cell>
          <table:table-cell office:value-type="string" office:string-value="TR_TODO_THROW_ERROR_HERE_" table:formula="msoxl:=IF(Translation!B84=&quot;&quot;,&quot;&quot;,Translation!B84)" table:style-name="ce1">
            <text:p>TR_TODO_THROW_ERROR_HERE_</text:p>
          </table:table-cell>
          <table:table-cell office:value-type="string" office:string-value="&quot;!!!!!!TODO!!!!! Throw error here ;)&quot;" table:formula="msoxl:= IF(Translation!C84=&quot;&quot;,&quot;&quot;,CHAR(34) &amp; Translation!C84 &amp; CHAR(34))" table:style-name="ce1">
            <text:p>"!!!!!!TODO!!!!! Throw error here ;)"</text:p>
          </table:table-cell>
          <table:table-cell table:number-columns-repeated="16381"/>
        </table:table-row>
        <table:table-row table:style-name="ro3">
          <table:table-cell office:value-type="string" office:string-value="#define" table:formula="msoxl:=IF(C85=&quot;&quot;,&quot;&quot;,&quot;#define&quot;)" table:style-name="ce1">
            <text:p>#define</text:p>
          </table:table-cell>
          <table:table-cell office:value-type="string" office:string-value="TR_TRANSFER" table:formula="msoxl:=IF(Translation!B85=&quot;&quot;,&quot;&quot;,Translation!B85)" table:style-name="ce1">
            <text:p>TR_TRANSFER</text:p>
          </table:table-cell>
          <table:table-cell office:value-type="string" office:string-value="&quot;Transfer&quot;" table:formula="msoxl:= IF(Translation!C85=&quot;&quot;,&quot;&quot;,CHAR(34) &amp; Translation!C85 &amp; CHAR(34))" table:style-name="ce1">
            <text:p>"Transfer"</text:p>
          </table:table-cell>
          <table:table-cell table:number-columns-repeated="16381"/>
        </table:table-row>
        <table:table-row table:style-name="ro3">
          <table:table-cell office:value-type="string" office:string-value="#define" table:formula="msoxl:=IF(C86=&quot;&quot;,&quot;&quot;,&quot;#define&quot;)" table:style-name="ce1">
            <text:p>#define</text:p>
          </table:table-cell>
          <table:table-cell office:value-type="string" office:string-value="TR_VARIABLE" table:formula="msoxl:=IF(Translation!B86=&quot;&quot;,&quot;&quot;,Translation!B86)" table:style-name="ce1">
            <text:p>TR_VARIABLE</text:p>
          </table:table-cell>
          <table:table-cell office:value-type="string" office:string-value="&quot;Variable&quot;" table:formula="msoxl:= IF(Translation!C86=&quot;&quot;,&quot;&quot;,CHAR(34) &amp; Translation!C86 &amp; CHAR(34))" table:style-name="ce1">
            <text:p>"Variable"</text:p>
          </table:table-cell>
          <table:table-cell table:number-columns-repeated="16381"/>
        </table:table-row>
        <table:table-row table:style-name="ro3">
          <table:table-cell office:value-type="string" office:string-value="#define" table:formula="msoxl:=IF(C87=&quot;&quot;,&quot;&quot;,&quot;#define&quot;)" table:style-name="ce1">
            <text:p>#define</text:p>
          </table:table-cell>
          <table:table-cell office:value-type="string" office:string-value="TR_WAIT_FOR_KEY" table:formula="msoxl:=IF(Translation!B87=&quot;&quot;,&quot;&quot;,Translation!B87)" table:style-name="ce1">
            <text:p>TR_WAIT_FOR_KEY</text:p>
          </table:table-cell>
          <table:table-cell office:value-type="string" office:string-value="&quot;Wait for key&quot;" table:formula="msoxl:= IF(Translation!C87=&quot;&quot;,&quot;&quot;,CHAR(34) &amp; Translation!C87 &amp; CHAR(34))" table:style-name="ce1">
            <text:p>"Wait for key"</text:p>
          </table:table-cell>
          <table:table-cell table:number-columns-repeated="16381"/>
        </table:table-row>
        <table:table-row table:style-name="ro3">
          <table:table-cell office:value-type="string" office:string-value="#define" table:formula="msoxl:=IF(C88=&quot;&quot;,&quot;&quot;,&quot;#define&quot;)" table:style-name="ce1">
            <text:p>#define</text:p>
          </table:table-cell>
          <table:table-cell office:value-type="string" office:string-value="TR_WAIT_MICROSECONDS" table:formula="msoxl:=IF(Translation!B88=&quot;&quot;,&quot;&quot;,Translation!B88)" table:style-name="ce1">
            <text:p>TR_WAIT_MICROSECONDS</text:p>
          </table:table-cell>
          <table:table-cell office:value-type="string" office:string-value="&quot;Wait microseconds&quot;" table:formula="msoxl:= IF(Translation!C88=&quot;&quot;,&quot;&quot;,CHAR(34) &amp; Translation!C88 &amp; CHAR(34))" table:style-name="ce1">
            <text:p>"Wait microseconds"</text:p>
          </table:table-cell>
          <table:table-cell table:number-columns-repeated="16381"/>
        </table:table-row>
        <table:table-row table:style-name="ro3">
          <table:table-cell office:value-type="string" office:string-value="#define" table:formula="msoxl:=IF(C89=&quot;&quot;,&quot;&quot;,&quot;#define&quot;)" table:style-name="ce1">
            <text:p>#define</text:p>
          </table:table-cell>
          <table:table-cell office:value-type="string" office:string-value="TR_WAIT_MILLISECONDS" table:formula="msoxl:=IF(Translation!B89=&quot;&quot;,&quot;&quot;,Translation!B89)" table:style-name="ce1">
            <text:p>TR_WAIT_MILLISECONDS</text:p>
          </table:table-cell>
          <table:table-cell office:value-type="string" office:string-value="&quot;Wait milliseconds&quot;" table:formula="msoxl:= IF(Translation!C89=&quot;&quot;,&quot;&quot;,CHAR(34) &amp; Translation!C89 &amp; CHAR(34))" table:style-name="ce1">
            <text:p>"Wait milliseconds"</text:p>
          </table:table-cell>
          <table:table-cell table:number-columns-repeated="16381"/>
        </table:table-row>
        <table:table-row table:style-name="ro3">
          <table:table-cell office:value-type="string" office:string-value="#define" table:formula="msoxl:=IF(C90=&quot;&quot;,&quot;&quot;,&quot;#define&quot;)" table:style-name="ce1">
            <text:p>#define</text:p>
          </table:table-cell>
          <table:table-cell office:value-type="string" office:string-value="TR_WAIT_SECONDS" table:formula="msoxl:=IF(Translation!B90=&quot;&quot;,&quot;&quot;,Translation!B90)" table:style-name="ce1">
            <text:p>TR_WAIT_SECONDS</text:p>
          </table:table-cell>
          <table:table-cell office:value-type="string" office:string-value="&quot;Wait seconds&quot;" table:formula="msoxl:= IF(Translation!C90=&quot;&quot;,&quot;&quot;,CHAR(34) &amp; Translation!C90 &amp; CHAR(34))" table:style-name="ce1">
            <text:p>"Wait seconds"</text:p>
          </table:table-cell>
          <table:table-cell table:number-columns-repeated="16381"/>
        </table:table-row>
        <table:table-row table:style-name="ro3">
          <table:table-cell office:value-type="string" office:string-value="#define" table:formula="msoxl:=IF(C91=&quot;&quot;,&quot;&quot;,&quot;#define&quot;)" table:style-name="ce1">
            <text:p>#define</text:p>
          </table:table-cell>
          <table:table-cell office:value-type="string" office:string-value="TR_WAIT_TIME" table:formula="msoxl:=IF(Translation!B91=&quot;&quot;,&quot;&quot;,Translation!B91)" table:style-name="ce1">
            <text:p>TR_WAIT_TIME</text:p>
          </table:table-cell>
          <table:table-cell office:value-type="string" office:string-value="&quot;Wait time&quot;" table:formula="msoxl:= IF(Translation!C91=&quot;&quot;,&quot;&quot;,CHAR(34) &amp; Translation!C91 &amp; CHAR(34))" table:style-name="ce1">
            <text:p>"Wait time"</text:p>
          </table:table-cell>
          <table:table-cell table:number-columns-repeated="16381"/>
        </table:table-row>
        <table:table-row table:style-name="ro3">
          <table:table-cell office:value-type="string" office:string-value="#define" table:formula="msoxl:=IF(C92=&quot;&quot;,&quot;&quot;,&quot;#define&quot;)" table:style-name="ce1">
            <text:p>#define</text:p>
          </table:table-cell>
          <table:table-cell office:value-type="string" office:string-value="TR_WELL_I_WANTED_TO_REMOVE_A_NODE_THAT_ALREADY_HAS_BEEN_DELETED" table:formula="msoxl:=IF(Translation!B92=&quot;&quot;,&quot;&quot;,Translation!B92)" table:style-name="ce1">
            <text:p>TR_WELL_I_WANTED_TO_REMOVE_A_NODE_THAT_ALREADY_HAS_BEEN_DELETED</text:p>
          </table:table-cell>
          <table:table-cell office:value-type="string" office:string-value="&quot;Well... I wanted to remove a node, that already has been deleted!&quot;" table:formula="msoxl:= IF(Translation!C92=&quot;&quot;,&quot;&quot;,CHAR(34) &amp; Translation!C92 &amp; CHAR(34))" table:style-name="ce1">
            <text:p>"Well... I wanted to remove a node, that already has been deleted!"</text:p>
          </table:table-cell>
          <table:table-cell table:number-columns-repeated="16381"/>
        </table:table-row>
        <table:table-row table:style-name="ro3">
          <table:table-cell office:value-type="string" office:string-value="#define" table:formula="msoxl:=IF(C93=&quot;&quot;,&quot;&quot;,&quot;#define&quot;)" table:style-name="ce1">
            <text:p>#define</text:p>
          </table:table-cell>
          <table:table-cell office:value-type="string" office:string-value="TR_WRITE_MEMORY" table:formula="msoxl:=IF(Translation!B93=&quot;&quot;,&quot;&quot;,Translation!B93)" table:style-name="ce1">
            <text:p>TR_WRITE_MEMORY</text:p>
          </table:table-cell>
          <table:table-cell office:value-type="string" office:string-value="&quot;Write memory&quot;" table:formula="msoxl:= IF(Translation!C93=&quot;&quot;,&quot;&quot;,CHAR(34) &amp; Translation!C93 &amp; CHAR(34))" table:style-name="ce1">
            <text:p>"Write memory"</text:p>
          </table:table-cell>
          <table:table-cell table:number-columns-repeated="16381"/>
        </table:table-row>
        <table:table-row table:style-name="ro3">
          <table:table-cell office:value-type="string" office:string-value="#define" table:formula="msoxl:=IF(C94=&quot;&quot;,&quot;&quot;,&quot;#define&quot;)" table:style-name="ce1">
            <text:p>#define</text:p>
          </table:table-cell>
          <table:table-cell office:value-type="string" office:string-value="TR_WRONG_DATA" table:formula="msoxl:=IF(Translation!B94=&quot;&quot;,&quot;&quot;,Translation!B94)" table:style-name="ce1">
            <text:p>TR_WRONG_DATA</text:p>
          </table:table-cell>
          <table:table-cell office:value-type="string" office:string-value="&quot;Wrong data&quot;" table:formula="msoxl:= IF(Translation!C94=&quot;&quot;,&quot;&quot;,CHAR(34) &amp; Translation!C94 &amp; CHAR(34))" table:style-name="ce1">
            <text:p>"Wrong data"</text:p>
          </table:table-cell>
          <table:table-cell table:number-columns-repeated="16381"/>
        </table:table-row>
        <table:table-row table:style-name="ro3">
          <table:table-cell office:value-type="string" office:string-value="#define" table:formula="msoxl:=IF(C95=&quot;&quot;,&quot;&quot;,&quot;#define&quot;)" table:style-name="ce1">
            <text:p>#define</text:p>
          </table:table-cell>
          <table:table-cell office:value-type="string" office:string-value="TR_WRONG_OR_MISSING_OPERATOR" table:formula="msoxl:=IF(Translation!B95=&quot;&quot;,&quot;&quot;,Translation!B95)" table:style-name="ce1">
            <text:p>TR_WRONG_OR_MISSING_OPERATOR</text:p>
          </table:table-cell>
          <table:table-cell office:value-type="string" office:string-value="&quot;Wrong or missing operator&quot;" table:formula="msoxl:= IF(Translation!C95=&quot;&quot;,&quot;&quot;,CHAR(34) &amp; Translation!C95 &amp; CHAR(34))" table:style-name="ce1">
            <text:p>"Wrong or missing operator"</text:p>
          </table:table-cell>
          <table:table-cell table:number-columns-repeated="16381"/>
        </table:table-row>
        <table:table-row table:style-name="ro3">
          <table:table-cell office:value-type="string" office:string-value="#define" table:formula="msoxl:=IF(C96=&quot;&quot;,&quot;&quot;,&quot;#define&quot;)" table:style-name="ce1">
            <text:p>#define</text:p>
          </table:table-cell>
          <table:table-cell office:value-type="string" office:string-value="TR_XML_PARSERCREATE_ERROR" table:formula="msoxl:=IF(Translation!B96=&quot;&quot;,&quot;&quot;,Translation!B96)" table:style-name="ce1">
            <text:p>TR_XML_PARSERCREATE_ERROR</text:p>
          </table:table-cell>
          <table:table-cell office:value-type="string" office:string-value="&quot;XML_ParserCreate error&quot;" table:formula="msoxl:= IF(Translation!C96=&quot;&quot;,&quot;&quot;,CHAR(34) &amp; Translation!C96 &amp; CHAR(34))" table:style-name="ce1">
            <text:p>"XML_ParserCreate error"</text:p>
          </table:table-cell>
          <table:table-cell table:number-columns-repeated="16381"/>
        </table:table-row>
        <table:table-row table:style-name="ro3">
          <table:table-cell office:value-type="string" office:string-value="#define" table:formula="msoxl:=IF(C97=&quot;&quot;,&quot;&quot;,&quot;#define&quot;)" table:style-name="ce1">
            <text:p>#define</text:p>
          </table:table-cell>
          <table:table-cell office:value-type="string" office:string-value="TR_YES" table:formula="msoxl:=IF(Translation!B97=&quot;&quot;,&quot;&quot;,Translation!B97)" table:style-name="ce1">
            <text:p>TR_YES</text:p>
          </table:table-cell>
          <table:table-cell office:value-type="string" office:string-value="&quot;Yes&quot;" table:formula="msoxl:= IF(Translation!C97=&quot;&quot;,&quot;&quot;,CHAR(34) &amp; Translation!C97 &amp; CHAR(34))" table:style-name="ce1">
            <text:p>"Yes"</text:p>
          </table:table-cell>
          <table:table-cell table:number-columns-repeated="16381"/>
        </table:table-row>
        <table:table-row table:style-name="ro3">
          <table:table-cell office:value-type="string" office:string-value="#define" table:formula="msoxl:=IF(C98=&quot;&quot;,&quot;&quot;,&quot;#define&quot;)" table:style-name="ce1">
            <text:p>#define</text:p>
          </table:table-cell>
          <table:table-cell office:value-type="string" office:string-value="TR_YOU_ENTERED_A_NUMBER_BUT_THIS_NUMBER_IS_TO_BIG_OR_NEGATIVE_THIS_IS_NOW_ALLOWED_HERE" table:formula="msoxl:=IF(Translation!B98=&quot;&quot;,&quot;&quot;,Translation!B98)" table:style-name="ce1">
            <text:p>TR_YOU_ENTERED_A_NUMBER_BUT_THIS_NUMBER_IS_TO_BIG_OR_NEGATIVE_THIS_IS_NOW_ALLOWED_HERE</text:p>
          </table:table-cell>
          <table:table-cell office:value-type="string" office:string-value="&quot;You entered a number, but this number is to big or negative. This is now allowed here.&quot;" table:formula="msoxl:= IF(Translation!C98=&quot;&quot;,&quot;&quot;,CHAR(34) &amp; Translation!C98 &amp; CHAR(34))" table:style-name="ce1">
            <text:p>"You entered a number, but this number is to big or negative. This is now allowed here."</text:p>
          </table:table-cell>
          <table:table-cell table:number-columns-repeated="16381"/>
        </table:table-row>
        <table:table-row table:style-name="ro3">
          <table:table-cell office:value-type="string" office:string-value="#define" table:formula="msoxl:=IF(C99=&quot;&quot;,&quot;&quot;,&quot;#define&quot;)" table:style-name="ce1">
            <text:p>#define</text:p>
          </table:table-cell>
          <table:table-cell office:value-type="string" office:string-value="TR_YOU_ENTERED_A_NUMBER_BUT_YOU_MAY_NOT_ENTER_A_NUMBER_HERE" table:formula="msoxl:=IF(Translation!B99=&quot;&quot;,&quot;&quot;,Translation!B99)" table:style-name="ce1">
            <text:p>TR_YOU_ENTERED_A_NUMBER_BUT_YOU_MAY_NOT_ENTER_A_NUMBER_HERE</text:p>
          </table:table-cell>
          <table:table-cell office:value-type="string" office:string-value="&quot;You entered a number, but you may not enter a number here&quot;" table:formula="msoxl:= IF(Translation!C99=&quot;&quot;,&quot;&quot;,CHAR(34) &amp; Translation!C99 &amp; CHAR(34))" table:style-name="ce1">
            <text:p>"You entered a number, but you may not enter a number here"</text:p>
          </table:table-cell>
          <table:table-cell table:number-columns-repeated="16381"/>
        </table:table-row>
        <table:table-row table:style-name="ro3">
          <table:table-cell office:value-type="string" office:string-value="#define" table:formula="msoxl:=IF(C100=&quot;&quot;,&quot;&quot;,&quot;#define&quot;)" table:style-name="ce1">
            <text:p>#define</text:p>
          </table:table-cell>
          <table:table-cell office:value-type="string" office:string-value="TR_YOU_HAVE_ENTERED_AN_INVALID_NUMBER" table:formula="msoxl:=IF(Translation!B100=&quot;&quot;,&quot;&quot;,Translation!B100)" table:style-name="ce1">
            <text:p>TR_YOU_HAVE_ENTERED_AN_INVALID_NUMBER</text:p>
          </table:table-cell>
          <table:table-cell office:value-type="string" office:string-value="&quot;You have entered an invalid number&quot;" table:formula="msoxl:= IF(Translation!C100=&quot;&quot;,&quot;&quot;,CHAR(34) &amp; Translation!C100 &amp; CHAR(34))" table:style-name="ce1">
            <text:p>"You have entered an invalid number"</text:p>
          </table:table-cell>
          <table:table-cell table:number-columns-repeated="16381"/>
        </table:table-row>
        <table:table-row table:style-name="ro3">
          <table:table-cell office:value-type="string" office:string-value="#define" table:formula="msoxl:=IF(C101=&quot;&quot;,&quot;&quot;,&quot;#define&quot;)" table:style-name="ce1">
            <text:p>#define</text:p>
          </table:table-cell>
          <table:table-cell office:value-type="string" office:string-value="TR_YOU_OPENED_A_BRACKET_BUT_NEVER_CLOSED_IT" table:formula="msoxl:=IF(Translation!B101=&quot;&quot;,&quot;&quot;,Translation!B101)" table:style-name="ce1">
            <text:p>TR_YOU_OPENED_A_BRACKET_BUT_NEVER_CLOSED_IT</text:p>
          </table:table-cell>
          <table:table-cell office:value-type="string" office:string-value="&quot;You opened a bracket but never closed it&quot;" table:formula="msoxl:= IF(Translation!C101=&quot;&quot;,&quot;&quot;,CHAR(34) &amp; Translation!C101 &amp; CHAR(34))" table:style-name="ce1">
            <text:p>"You opened a bracket but never closed it"</text:p>
          </table:table-cell>
          <table:table-cell table:number-columns-repeated="16381"/>
        </table:table-row>
        <table:table-row table:style-name="ro3">
          <table:table-cell office:value-type="string" office:string-value="#define" table:formula="msoxl:=IF(C102=&quot;&quot;,&quot;&quot;,&quot;#define&quot;)" table:style-name="ce1">
            <text:p>#define</text:p>
          </table:table-cell>
          <table:table-cell office:value-type="string" office:string-value="TR_YOU_STARTED_A_STRING_WITH_AN_QUOTATION_MARK_BUT_YOU_MAY_NOT_DO_THIS_HERE" table:formula="msoxl:=IF(Translation!B102=&quot;&quot;,&quot;&quot;,Translation!B102)" table:style-name="ce1">
            <text:p>TR_YOU_STARTED_A_STRING_WITH_AN_QUOTATION_MARK_BUT_YOU_MAY_NOT_DO_THIS_HERE</text:p>
          </table:table-cell>
          <table:table-cell office:value-type="string" office:string-value="&quot;You started a string with an quotation mark but you may not do this here&quot;" table:formula="msoxl:= IF(Translation!C102=&quot;&quot;,&quot;&quot;,CHAR(34) &amp; Translation!C102 &amp; CHAR(34))" table:style-name="ce1">
            <text:p>"You started a string with an quotation mark but you may not do this here"</text:p>
          </table:table-cell>
          <table:table-cell table:number-columns-repeated="16381"/>
        </table:table-row>
        <table:table-row table:style-name="ro3">
          <table:table-cell office:value-type="string" office:string-value="#define" table:formula="msoxl:=IF(C103=&quot;&quot;,&quot;&quot;,&quot;#define&quot;)" table:style-name="ce1">
            <text:p>#define</text:p>
          </table:table-cell>
          <table:table-cell office:value-type="string" office:string-value="TR_UNSAVED" table:formula="msoxl:=IF(Translation!B103=&quot;&quot;,&quot;&quot;,Translation!B103)" table:style-name="ce1">
            <text:p>TR_UNSAVED</text:p>
          </table:table-cell>
          <table:table-cell office:value-type="string" office:string-value="&quot;Unsaved&quot;" table:formula="msoxl:= IF(Translation!C103=&quot;&quot;,&quot;&quot;,CHAR(34) &amp; Translation!C103 &amp; CHAR(34))" table:style-name="ce1">
            <text:p>"Unsaved"</text:p>
          </table:table-cell>
          <table:table-cell table:number-columns-repeated="16381"/>
        </table:table-row>
        <table:table-row table:style-name="ro3">
          <table:table-cell office:value-type="string" office:string-value="#define" table:formula="msoxl:=IF(C104=&quot;&quot;,&quot;&quot;,&quot;#define&quot;)" table:style-name="ce1">
            <text:p>#define</text:p>
          </table:table-cell>
          <table:table-cell office:value-type="string" office:string-value="TR_YES_SIDE_NOT_CONNECTED_WITH_A_BLOCK" table:formula="msoxl:=IF(Translation!B104=&quot;&quot;,&quot;&quot;,Translation!B104)" table:style-name="ce1">
            <text:p>TR_YES_SIDE_NOT_CONNECTED_WITH_A_BLOCK</text:p>
          </table:table-cell>
          <table:table-cell office:value-type="string" office:string-value="&quot;Yes-side is not connected with a block&quot;" table:formula="msoxl:= IF(Translation!C104=&quot;&quot;,&quot;&quot;,CHAR(34) &amp; Translation!C104 &amp; CHAR(34))" table:style-name="ce1">
            <text:p>"Yes-side is not connected with a block"</text:p>
          </table:table-cell>
          <table:table-cell table:number-columns-repeated="16381"/>
        </table:table-row>
        <table:table-row table:style-name="ro3">
          <table:table-cell office:value-type="string" office:string-value="#define" table:formula="msoxl:=IF(C105=&quot;&quot;,&quot;&quot;,&quot;#define&quot;)" table:style-name="ce1">
            <text:p>#define</text:p>
          </table:table-cell>
          <table:table-cell office:value-type="string" office:string-value="TR_NO_SIDE_NOT_CONNECTED_WITH_A_BLOCK" table:formula="msoxl:=IF(Translation!B105=&quot;&quot;,&quot;&quot;,Translation!B105)" table:style-name="ce1">
            <text:p>TR_NO_SIDE_NOT_CONNECTED_WITH_A_BLOCK</text:p>
          </table:table-cell>
          <table:table-cell office:value-type="string" office:string-value="&quot;No-side is not connected with a block&quot;" table:formula="msoxl:= IF(Translation!C105=&quot;&quot;,&quot;&quot;,CHAR(34) &amp; Translation!C105 &amp; CHAR(34))" table:style-name="ce1">
            <text:p>"No-side is not connected with a block"</text:p>
          </table:table-cell>
          <table:table-cell table:number-columns-repeated="16381"/>
        </table:table-row>
        <table:table-row table:style-name="ro3">
          <table:table-cell office:value-type="string" office:string-value="#define" table:formula="msoxl:=IF(C106=&quot;&quot;,&quot;&quot;,&quot;#define&quot;)" table:style-name="ce1">
            <text:p>#define</text:p>
          </table:table-cell>
          <table:table-cell office:value-type="string" office:string-value="TR_CONNECTOR_NOT_CONNECTED_WITH_ANOTHER_BLOCK" table:formula="msoxl:=IF(Translation!B106=&quot;&quot;,&quot;&quot;,Translation!B106)" table:style-name="ce1">
            <text:p>TR_CONNECTOR_NOT_CONNECTED_WITH_ANOTHER_BLOCK</text:p>
          </table:table-cell>
          <table:table-cell office:value-type="string" office:string-value="&quot;Connector is not connected with another block&quot;" table:formula="msoxl:= IF(Translation!C106=&quot;&quot;,&quot;&quot;,CHAR(34) &amp; Translation!C106 &amp; CHAR(34))" table:style-name="ce1">
            <text:p>"Connector is not connected with another block"</text:p>
          </table:table-cell>
          <table:table-cell table:number-columns-repeated="16381"/>
        </table:table-row>
        <table:table-row table:style-name="ro3">
          <table:table-cell office:value-type="string" office:string-value="#define" table:formula="msoxl:=IF(C107=&quot;&quot;,&quot;&quot;,&quot;#define&quot;)" table:style-name="ce1">
            <text:p>#define</text:p>
          </table:table-cell>
          <table:table-cell office:value-type="string" office:string-value="TR_ASSIGNMENT" table:formula="msoxl:=IF(Translation!B107=&quot;&quot;,&quot;&quot;,Translation!B107)" table:style-name="ce1">
            <text:p>TR_ASSIGNMENT</text:p>
          </table:table-cell>
          <table:table-cell office:value-type="string" office:string-value="&quot;Assignment&quot;" table:formula="msoxl:= IF(Translation!C107=&quot;&quot;,&quot;&quot;,CHAR(34) &amp; Translation!C107 &amp; CHAR(34))" table:style-name="ce1">
            <text:p>"Assignment"</text:p>
          </table:table-cell>
          <table:table-cell table:number-columns-repeated="16381"/>
        </table:table-row>
        <table:table-row table:style-name="ro3">
          <table:table-cell office:value-type="string" office:string-value="#define" table:formula="msoxl:=IF(C108=&quot;&quot;,&quot;&quot;,&quot;#define&quot;)" table:style-name="ce1">
            <text:p>#define</text:p>
          </table:table-cell>
          <table:table-cell office:value-type="string" office:string-value="TR_IF_BLOCK" table:formula="msoxl:=IF(Translation!B108=&quot;&quot;,&quot;&quot;,Translation!B108)" table:style-name="ce1">
            <text:p>TR_IF_BLOCK</text:p>
          </table:table-cell>
          <table:table-cell office:value-type="string" office:string-value="&quot;If-Block&quot;" table:formula="msoxl:= IF(Translation!C108=&quot;&quot;,&quot;&quot;,CHAR(34) &amp; Translation!C108 &amp; CHAR(34))" table:style-name="ce1">
            <text:p>"If-Block"</text:p>
          </table:table-cell>
          <table:table-cell table:number-columns-repeated="16381"/>
        </table:table-row>
        <table:table-row table:style-name="ro3">
          <table:table-cell office:value-type="string" office:string-value="#define" table:formula="msoxl:=IF(C109=&quot;&quot;,&quot;&quot;,&quot;#define&quot;)" table:style-name="ce1">
            <text:p>#define</text:p>
          </table:table-cell>
          <table:table-cell office:value-type="string" office:string-value="TR_INSTRUCTION" table:formula="msoxl:=IF(Translation!B109=&quot;&quot;,&quot;&quot;,Translation!B109)" table:style-name="ce1">
            <text:p>TR_INSTRUCTION</text:p>
          </table:table-cell>
          <table:table-cell office:value-type="string" office:string-value="&quot;Instruction&quot;" table:formula="msoxl:= IF(Translation!C109=&quot;&quot;,&quot;&quot;,CHAR(34) &amp; Translation!C109 &amp; CHAR(34))" table:style-name="ce1">
            <text:p>"Instruction"</text:p>
          </table:table-cell>
          <table:table-cell table:number-columns-repeated="16381"/>
        </table:table-row>
        <table:table-row table:style-name="ro3">
          <table:table-cell office:value-type="string" office:string-value="#define" table:formula="msoxl:=IF(C110=&quot;&quot;,&quot;&quot;,&quot;#define&quot;)" table:style-name="ce1">
            <text:p>#define</text:p>
          </table:table-cell>
          <table:table-cell office:value-type="string" office:string-value="TR_SELECT_INSTRUCTION" table:formula="msoxl:=IF(Translation!B110=&quot;&quot;,&quot;&quot;,Translation!B110)" table:style-name="ce1">
            <text:p>TR_SELECT_INSTRUCTION</text:p>
          </table:table-cell>
          <table:table-cell office:value-type="string" office:string-value="&quot;Select instruction&quot;" table:formula="msoxl:= IF(Translation!C110=&quot;&quot;,&quot;&quot;,CHAR(34) &amp; Translation!C110 &amp; CHAR(34))" table:style-name="ce1">
            <text:p>"Select instruction"</text:p>
          </table:table-cell>
          <table:table-cell table:number-columns-repeated="16381"/>
        </table:table-row>
        <table:table-row table:style-name="ro3">
          <table:table-cell office:value-type="string" office:string-value="#define" table:formula="msoxl:=IF(C111=&quot;&quot;,&quot;&quot;,&quot;#define&quot;)" table:style-name="ce1">
            <text:p>#define</text:p>
          </table:table-cell>
          <table:table-cell office:value-type="string" office:string-value="TR_CALL_SUB" table:formula="msoxl:=IF(Translation!B111=&quot;&quot;,&quot;&quot;,Translation!B111)" table:style-name="ce1">
            <text:p>TR_CALL_SUB</text:p>
          </table:table-cell>
          <table:table-cell office:value-type="string" office:string-value="&quot;Call-Sub&quot;" table:formula="msoxl:= IF(Translation!C111=&quot;&quot;,&quot;&quot;,CHAR(34) &amp; Translation!C111 &amp; CHAR(34))" table:style-name="ce1">
            <text:p>"Call-Sub"</text:p>
          </table:table-cell>
          <table:table-cell table:number-columns-repeated="16381"/>
        </table:table-row>
        <table:table-row table:style-name="ro3">
          <table:table-cell office:value-type="string" office:string-value="#define" table:formula="msoxl:=IF(C112=&quot;&quot;,&quot;&quot;,&quot;#define&quot;)" table:style-name="ce1">
            <text:p>#define</text:p>
          </table:table-cell>
          <table:table-cell office:value-type="string" office:string-value="TR_GENERATING_CODE" table:formula="msoxl:=IF(Translation!B112=&quot;&quot;,&quot;&quot;,Translation!B112)" table:style-name="ce1">
            <text:p>TR_GENERATING_CODE</text:p>
          </table:table-cell>
          <table:table-cell office:value-type="string" office:string-value="&quot;Generating code&quot;" table:formula="msoxl:= IF(Translation!C112=&quot;&quot;,&quot;&quot;,CHAR(34) &amp; Translation!C112 &amp; CHAR(34))" table:style-name="ce1">
            <text:p>"Generating code"</text:p>
          </table:table-cell>
          <table:table-cell table:number-columns-repeated="16381"/>
        </table:table-row>
        <table:table-row table:style-name="ro3">
          <table:table-cell office:value-type="string" office:string-value="#define" table:formula="msoxl:=IF(C113=&quot;&quot;,&quot;&quot;,&quot;#define&quot;)" table:style-name="ce1">
            <text:p>#define</text:p>
          </table:table-cell>
          <table:table-cell office:value-type="string" office:string-value="TR_COMPILING_CODE" table:formula="msoxl:=IF(Translation!B113=&quot;&quot;,&quot;&quot;,Translation!B113)" table:style-name="ce1">
            <text:p>TR_COMPILING_CODE</text:p>
          </table:table-cell>
          <table:table-cell office:value-type="string" office:string-value="&quot;Compiling code&quot;" table:formula="msoxl:= IF(Translation!C113=&quot;&quot;,&quot;&quot;,CHAR(34) &amp; Translation!C113 &amp; CHAR(34))" table:style-name="ce1">
            <text:p>"Compiling code"</text:p>
          </table:table-cell>
          <table:table-cell table:number-columns-repeated="16381"/>
        </table:table-row>
        <table:table-row table:style-name="ro3">
          <table:table-cell office:value-type="string" office:string-value="#define" table:formula="msoxl:=IF(C114=&quot;&quot;,&quot;&quot;,&quot;#define&quot;)" table:style-name="ce1">
            <text:p>#define</text:p>
          </table:table-cell>
          <table:table-cell office:value-type="string" office:string-value="TR_PLEASE_DO_RESET" table:formula="msoxl:=IF(Translation!B114=&quot;&quot;,&quot;&quot;,Translation!B114)" table:style-name="ce1">
            <text:p>TR_PLEASE_DO_RESET</text:p>
          </table:table-cell>
          <table:table-cell office:value-type="string" office:string-value="&quot;Please do a reset&quot;" table:formula="msoxl:= IF(Translation!C114=&quot;&quot;,&quot;&quot;,CHAR(34) &amp; Translation!C114 &amp; CHAR(34))" table:style-name="ce1">
            <text:p>"Please do a reset"</text:p>
          </table:table-cell>
          <table:table-cell table:number-columns-repeated="16381"/>
        </table:table-row>
        <table:table-row table:style-name="ro3">
          <table:table-cell office:value-type="string" office:string-value="#define" table:formula="msoxl:=IF(C115=&quot;&quot;,&quot;&quot;,&quot;#define&quot;)" table:style-name="ce1">
            <text:p>#define</text:p>
          </table:table-cell>
          <table:table-cell office:value-type="string" office:string-value="TR_SENDING_PROGRAM" table:formula="msoxl:=IF(Translation!B115=&quot;&quot;,&quot;&quot;,Translation!B115)" table:style-name="ce1">
            <text:p>TR_SENDING_PROGRAM</text:p>
          </table:table-cell>
          <table:table-cell office:value-type="string" office:string-value="&quot;Sending program&quot;" table:formula="msoxl:= IF(Translation!C115=&quot;&quot;,&quot;&quot;,CHAR(34) &amp; Translation!C115 &amp; CHAR(34))" table:style-name="ce1">
            <text:p>"Sending program"</text:p>
          </table:table-cell>
          <table:table-cell table:number-columns-repeated="16381"/>
        </table:table-row>
        <table:table-row table:style-name="ro3">
          <table:table-cell office:value-type="string" office:string-value="#define" table:formula="msoxl:=IF(C116=&quot;&quot;,&quot;&quot;,&quot;#define&quot;)" table:style-name="ce1">
            <text:p>#define</text:p>
          </table:table-cell>
          <table:table-cell office:value-type="string" office:string-value="TR_DO_YOU_WANT_TO_SAVE_YOUR_CHANGES" table:formula="msoxl:=IF(Translation!B116=&quot;&quot;,&quot;&quot;,Translation!B116)" table:style-name="ce1">
            <text:p>TR_DO_YOU_WANT_TO_SAVE_YOUR_CHANGES</text:p>
          </table:table-cell>
          <table:table-cell office:value-type="string" office:string-value="&quot;Do you want to save the changes you have done to the file before closing it?&quot;" table:formula="msoxl:= IF(Translation!C116=&quot;&quot;,&quot;&quot;,CHAR(34) &amp; Translation!C116 &amp; CHAR(34))" table:style-name="ce1">
            <text:p>"Do you want to save the changes you have done to the file before closing it?"</text:p>
          </table:table-cell>
          <table:table-cell table:number-columns-repeated="16381"/>
        </table:table-row>
        <table:table-row table:style-name="ro3">
          <table:table-cell office:value-type="string" office:string-value="#define" table:formula="msoxl:=IF(C117=&quot;&quot;,&quot;&quot;,&quot;#define&quot;)" table:style-name="ce1">
            <text:p>#define</text:p>
          </table:table-cell>
          <table:table-cell office:value-type="string" office:string-value="TR_SAVE_CHANGES" table:formula="msoxl:=IF(Translation!B117=&quot;&quot;,&quot;&quot;,Translation!B117)" table:style-name="ce1">
            <text:p>TR_SAVE_CHANGES</text:p>
          </table:table-cell>
          <table:table-cell office:value-type="string" office:string-value="&quot;Save changes?&quot;" table:formula="msoxl:= IF(Translation!C117=&quot;&quot;,&quot;&quot;,CHAR(34) &amp; Translation!C117 &amp; CHAR(34))" table:style-name="ce1">
            <text:p>"Save changes?"</text:p>
          </table:table-cell>
          <table:table-cell table:number-columns-repeated="16381"/>
        </table:table-row>
        <table:table-row table:style-name="ro3">
          <table:table-cell office:value-type="string" office:string-value="#define" table:formula="msoxl:=IF(C118=&quot;&quot;,&quot;&quot;,&quot;#define&quot;)" table:style-name="ce1">
            <text:p>#define</text:p>
          </table:table-cell>
          <table:table-cell office:value-type="string" office:string-value="TR_FILE_COULD_NOT_READ_IS_IT_INVALID" table:formula="msoxl:=IF(Translation!B118=&quot;&quot;,&quot;&quot;,Translation!B118)" table:style-name="ce1">
            <text:p>TR_FILE_COULD_NOT_READ_IS_IT_INVALID</text:p>
          </table:table-cell>
          <table:table-cell office:value-type="string" office:string-value="&quot;File could not be read!\nIs it invalid or damaged?&quot;" table:formula="msoxl:= IF(Translation!C118=&quot;&quot;,&quot;&quot;,CHAR(34) &amp; Translation!C118 &amp; CHAR(34))" table:style-name="ce1">
            <text:p>"File could not be read!\nIs it invalid or damaged?"</text:p>
          </table:table-cell>
          <table:table-cell table:number-columns-repeated="16381"/>
        </table:table-row>
        <table:table-row table:style-name="ro3">
          <table:table-cell office:value-type="string" office:string-value="#define" table:formula="msoxl:=IF(C119=&quot;&quot;,&quot;&quot;,&quot;#define&quot;)" table:style-name="ce1">
            <text:p>#define</text:p>
          </table:table-cell>
          <table:table-cell office:value-type="string" office:string-value="TR_READ_ERROR" table:formula="msoxl:=IF(Translation!B119=&quot;&quot;,&quot;&quot;,Translation!B119)" table:style-name="ce1">
            <text:p>TR_READ_ERROR</text:p>
          </table:table-cell>
          <table:table-cell office:value-type="string" office:string-value="&quot;Read error&quot;" table:formula="msoxl:= IF(Translation!C119=&quot;&quot;,&quot;&quot;,CHAR(34) &amp; Translation!C119 &amp; CHAR(34))" table:style-name="ce1">
            <text:p>"Read error"</text:p>
          </table:table-cell>
          <table:table-cell table:number-columns-repeated="16381"/>
        </table:table-row>
        <table:table-row table:style-name="ro3">
          <table:table-cell office:value-type="string" office:string-value="#define" table:formula="msoxl:=IF(C120=&quot;&quot;,&quot;&quot;,&quot;#define&quot;)" table:style-name="ce1">
            <text:p>#define</text:p>
          </table:table-cell>
          <table:table-cell office:value-type="string" office:string-value="TR_MISSING_SUBNAME_IN_CALL" table:formula="msoxl:=IF(Translation!B120=&quot;&quot;,&quot;&quot;,Translation!B120)" table:style-name="ce1">
            <text:p>TR_MISSING_SUBNAME_IN_CALL</text:p>
          </table:table-cell>
          <table:table-cell office:value-type="string" office:string-value="&quot;You put a call to a sub but have not specified what sub to call!&quot;" table:formula="msoxl:= IF(Translation!C120=&quot;&quot;,&quot;&quot;,CHAR(34) &amp; Translation!C120 &amp; CHAR(34))" table:style-name="ce1">
            <text:p>"You put a call to a sub but have not specified what sub to call!"</text:p>
          </table:table-cell>
          <table:table-cell table:number-columns-repeated="16381"/>
        </table:table-row>
        <table:table-row table:style-name="ro3">
          <table:table-cell office:value-type="string" office:string-value="#define" table:formula="msoxl:=IF(C121=&quot;&quot;,&quot;&quot;,&quot;#define&quot;)" table:style-name="ce1">
            <text:p>#define</text:p>
          </table:table-cell>
          <table:table-cell office:value-type="string" office:string-value="TR_INVALID_NAME_SUPPLIED_JUST_CHARACTERS_AND_STARTING_WITH_THE_SECOND_NUMBERS_ARE_ALLOWED" table:formula="msoxl:=IF(Translation!B121=&quot;&quot;,&quot;&quot;,Translation!B121)" table:style-name="ce1">
            <text:p>TR_INVALID_NAME_SUPPLIED_JUST_CHARACTERS_AND_STARTING_WITH_THE_SECOND_NUMBERS_ARE_ALLOWED</text:p>
          </table:table-cell>
          <table:table-cell office:value-type="string" office:string-value="&quot;You've entered an invalid name!\nOnly letters and, starting with the second char, numbers are allowed!&quot;" table:formula="msoxl:= IF(Translation!C121=&quot;&quot;,&quot;&quot;,CHAR(34) &amp; Translation!C121 &amp; CHAR(34))" table:style-name="ce1">
            <text:p>"You've entered an invalid name!\nOnly letters and, starting with the second char, numbers are allowed!"</text:p>
          </table:table-cell>
          <table:table-cell table:number-columns-repeated="16381"/>
        </table:table-row>
        <table:table-row table:style-name="ro3">
          <table:table-cell office:value-type="string" office:string-value="#define" table:formula="msoxl:=IF(C122=&quot;&quot;,&quot;&quot;,&quot;#define&quot;)" table:style-name="ce1">
            <text:p>#define</text:p>
          </table:table-cell>
          <table:table-cell office:value-type="string" office:string-value="TR_INVALID_NAME" table:formula="msoxl:=IF(Translation!B122=&quot;&quot;,&quot;&quot;,Translation!B122)" table:style-name="ce1">
            <text:p>TR_INVALID_NAME</text:p>
          </table:table-cell>
          <table:table-cell office:value-type="string" office:string-value="&quot;Invalid name&quot;" table:formula="msoxl:= IF(Translation!C122=&quot;&quot;,&quot;&quot;,CHAR(34) &amp; Translation!C122 &amp; CHAR(34))" table:style-name="ce1">
            <text:p>"Invalid name"</text:p>
          </table:table-cell>
          <table:table-cell table:number-columns-repeated="16381"/>
        </table:table-row>
        <table:table-row table:style-name="ro3">
          <table:table-cell office:value-type="string" office:string-value="#define" table:formula="msoxl:=IF(C123=&quot;&quot;,&quot;&quot;,&quot;#define&quot;)" table:style-name="ce1">
            <text:p>#define</text:p>
          </table:table-cell>
          <table:table-cell office:value-type="string" office:string-value="TR_CAN_NOT_DELETE_START_SUB" table:formula="msoxl:=IF(Translation!B123=&quot;&quot;,&quot;&quot;,Translation!B123)" table:style-name="ce1">
            <text:p>TR_CAN_NOT_DELETE_START_SUB</text:p>
          </table:table-cell>
          <table:table-cell office:value-type="string" office:string-value="&quot;Cannot delte start-sub&quot;" table:formula="msoxl:= IF(Translation!C123=&quot;&quot;,&quot;&quot;,CHAR(34) &amp; Translation!C123 &amp; CHAR(34))" table:style-name="ce1">
            <text:p>"Cannot delte start-sub"</text:p>
          </table:table-cell>
          <table:table-cell table:number-columns-repeated="16381"/>
        </table:table-row>
        <table:table-row table:style-name="ro3">
          <table:table-cell office:value-type="string" office:string-value="#define" table:formula="msoxl:=IF(C124=&quot;&quot;,&quot;&quot;,&quot;#define&quot;)" table:style-name="ce1">
            <text:p>#define</text:p>
          </table:table-cell>
          <table:table-cell office:value-type="string" office:string-value="TR_DELETE_IMPOSSIBLE" table:formula="msoxl:=IF(Translation!B124=&quot;&quot;,&quot;&quot;,Translation!B124)" table:style-name="ce1">
            <text:p>TR_DELETE_IMPOSSIBLE</text:p>
          </table:table-cell>
          <table:table-cell office:value-type="string" office:string-value="&quot;Delete impossible&quot;" table:formula="msoxl:= IF(Translation!C124=&quot;&quot;,&quot;&quot;,CHAR(34) &amp; Translation!C124 &amp; CHAR(34))" table:style-name="ce1">
            <text:p>"Delete impossible"</text:p>
          </table:table-cell>
          <table:table-cell table:number-columns-repeated="16381"/>
        </table:table-row>
        <table:table-row table:style-name="ro3">
          <table:table-cell office:value-type="string" office:string-value="#define" table:formula="msoxl:=IF(C125=&quot;&quot;,&quot;&quot;,&quot;#define&quot;)" table:style-name="ce1">
            <text:p>#define</text:p>
          </table:table-cell>
          <table:table-cell office:value-type="string" office:string-value="TR_DO_YOU_REALLY_WANT_TO_DELETE_THE_SUB_AND_ALL_ITS_CONTENTS" table:formula="msoxl:=IF(Translation!B125=&quot;&quot;,&quot;&quot;,Translation!B125)" table:style-name="ce1">
            <text:p>TR_DO_YOU_REALLY_WANT_TO_DELETE_THE_SUB_AND_ALL_ITS_CONTENTS</text:p>
          </table:table-cell>
          <table:table-cell office:value-type="string" office:string-value="&quot;Do you really want to delete the sub and all its contents?&quot;" table:formula="msoxl:= IF(Translation!C125=&quot;&quot;,&quot;&quot;,CHAR(34) &amp; Translation!C125 &amp; CHAR(34))" table:style-name="ce1">
            <text:p>"Do you really want to delete the sub and all its contents?"</text:p>
          </table:table-cell>
          <table:table-cell table:number-columns-repeated="16381"/>
        </table:table-row>
        <table:table-row table:style-name="ro3">
          <table:table-cell office:value-type="string" office:string-value="#define" table:formula="msoxl:=IF(C126=&quot;&quot;,&quot;&quot;,&quot;#define&quot;)" table:style-name="ce1">
            <text:p>#define</text:p>
          </table:table-cell>
          <table:table-cell office:value-type="string" office:string-value="TR_DELETE" table:formula="msoxl:=IF(Translation!B126=&quot;&quot;,&quot;&quot;,Translation!B126)" table:style-name="ce1">
            <text:p>TR_DELETE</text:p>
          </table:table-cell>
          <table:table-cell office:value-type="string" office:string-value="&quot;Delete&quot;" table:formula="msoxl:= IF(Translation!C126=&quot;&quot;,&quot;&quot;,CHAR(34) &amp; Translation!C126 &amp; CHAR(34))" table:style-name="ce1">
            <text:p>"Delete"</text:p>
          </table:table-cell>
          <table:table-cell table:number-columns-repeated="16381"/>
        </table:table-row>
        <table:table-row table:style-name="ro3">
          <table:table-cell office:value-type="string" office:string-value="#define" table:formula="msoxl:=IF(C127=&quot;&quot;,&quot;&quot;,&quot;#define&quot;)" table:style-name="ce1">
            <text:p>#define</text:p>
          </table:table-cell>
          <table:table-cell office:value-type="string" office:string-value="TR_YOU_NEED_TO_FILL_IN_SOMETHING_HERE" table:formula="msoxl:=IF(Translation!B127=&quot;&quot;,&quot;&quot;,Translation!B127)" table:style-name="ce1">
            <text:p>TR_YOU_NEED_TO_FILL_IN_SOMETHING_HERE</text:p>
          </table:table-cell>
          <table:table-cell office:value-type="string" office:string-value="&quot;You need to fill in something here&quot;" table:formula="msoxl:= IF(Translation!C127=&quot;&quot;,&quot;&quot;,CHAR(34) &amp; Translation!C127 &amp; CHAR(34))" table:style-name="ce1">
            <text:p>"You need to fill in something here"</text:p>
          </table:table-cell>
          <table:table-cell table:number-columns-repeated="16381"/>
        </table:table-row>
        <table:table-row table:style-name="ro3">
          <table:table-cell office:value-type="string" office:string-value="#define" table:formula="msoxl:=IF(C128=&quot;&quot;,&quot;&quot;,&quot;#define&quot;)" table:style-name="ce1">
            <text:p>#define</text:p>
          </table:table-cell>
          <table:table-cell office:value-type="string" office:string-value="TR_PRINTLN" table:formula="msoxl:=IF(Translation!B128=&quot;&quot;,&quot;&quot;,Translation!B128)" table:style-name="ce1">
            <text:p>TR_PRINTLN</text:p>
          </table:table-cell>
          <table:table-cell office:value-type="string" office:string-value="&quot;Println&quot;" table:formula="msoxl:= IF(Translation!C128=&quot;&quot;,&quot;&quot;,CHAR(34) &amp; Translation!C128 &amp; CHAR(34))" table:style-name="ce1">
            <text:p>"Println"</text:p>
          </table:table-cell>
          <table:table-cell table:number-columns-repeated="16381"/>
        </table:table-row>
        <table:table-row table:style-name="ro3">
          <table:table-cell office:value-type="string" office:string-value="#define" table:formula="msoxl:=IF(C129=&quot;&quot;,&quot;&quot;,&quot;#define&quot;)" table:style-name="ce1">
            <text:p>#define</text:p>
          </table:table-cell>
          <table:table-cell office:value-type="string" office:string-value="TR_BLOCK_NOT_USED_FROM_ANYWHERE" table:formula="msoxl:=IF(Translation!B129=&quot;&quot;,&quot;&quot;,Translation!B129)" table:style-name="ce1">
            <text:p>TR_BLOCK_NOT_USED_FROM_ANYWHERE</text:p>
          </table:table-cell>
          <table:table-cell office:value-type="string" office:string-value="&quot;This block is not used from anywhere in your programm\nIf it is not needed, just delete ist!\nIf you want to use it, please connect it with the end of a connector!&quot;" table:formula="msoxl:= IF(Translation!C129=&quot;&quot;,&quot;&quot;,CHAR(34) &amp; Translation!C129 &amp; CHAR(34))" table:style-name="ce1">
            <text:p>"This block is not used from anywhere in your programm\nIf it is not needed, just delete ist!\nIf you want to use it, please connect it with the end of a connector!"</text:p>
          </table:table-cell>
          <table:table-cell table:number-columns-repeated="16381"/>
        </table:table-row>
        <table:table-row table:style-name="ro3">
          <table:table-cell office:value-type="string" office:string-value="#define" table:formula="msoxl:=IF(C130=&quot;&quot;,&quot;&quot;,&quot;#define&quot;)" table:style-name="ce1">
            <text:p>#define</text:p>
          </table:table-cell>
          <table:table-cell office:value-type="string" office:string-value="TR_COMMENT" table:formula="msoxl:=IF(Translation!B130=&quot;&quot;,&quot;&quot;,Translation!B130)" table:style-name="ce1">
            <text:p>TR_COMMENT</text:p>
          </table:table-cell>
          <table:table-cell office:value-type="string" office:string-value="&quot;Comment&quot;" table:formula="msoxl:= IF(Translation!C130=&quot;&quot;,&quot;&quot;,CHAR(34) &amp; Translation!C130 &amp; CHAR(34))" table:style-name="ce1">
            <text:p>"Comment"</text:p>
          </table:table-cell>
          <table:table-cell table:number-columns-repeated="16381"/>
        </table:table-row>
        <table:table-row table:style-name="ro3">
          <table:table-cell office:value-type="string" office:string-value="#define" table:formula="msoxl:=IF(C131=&quot;&quot;,&quot;&quot;,&quot;#define&quot;)" table:style-name="ce1">
            <text:p>#define</text:p>
          </table:table-cell>
          <table:table-cell office:value-type="string" office:string-value="TR_EDIT_COMMENT" table:formula="msoxl:=IF(Translation!B131=&quot;&quot;,&quot;&quot;,Translation!B131)" table:style-name="ce1">
            <text:p>TR_EDIT_COMMENT</text:p>
          </table:table-cell>
          <table:table-cell office:value-type="string" office:string-value="&quot;Edit comment&quot;" table:formula="msoxl:= IF(Translation!C131=&quot;&quot;,&quot;&quot;,CHAR(34) &amp; Translation!C131 &amp; CHAR(34))" table:style-name="ce1">
            <text:p>"Edit comment"</text:p>
          </table:table-cell>
          <table:table-cell table:number-columns-repeated="16381"/>
        </table:table-row>
        <table:table-row table:style-name="ro3">
          <table:table-cell office:value-type="string" office:string-value="#define" table:formula="msoxl:=IF(C132=&quot;&quot;,&quot;&quot;,&quot;#define&quot;)" table:style-name="ce1">
            <text:p>#define</text:p>
          </table:table-cell>
          <table:table-cell office:value-type="string" office:string-value="TR_EDIT_ALIAS" table:formula="msoxl:=IF(Translation!B132=&quot;&quot;,&quot;&quot;,Translation!B132)" table:style-name="ce1">
            <text:p>TR_EDIT_ALIAS</text:p>
          </table:table-cell>
          <table:table-cell office:value-type="string" office:string-value="&quot;Edit alias&quot;" table:formula="msoxl:= IF(Translation!C132=&quot;&quot;,&quot;&quot;,CHAR(34) &amp; Translation!C132 &amp; CHAR(34))" table:style-name="ce1">
            <text:p>"Edit alias"</text:p>
          </table:table-cell>
          <table:table-cell table:number-columns-repeated="16381"/>
        </table:table-row>
        <table:table-row table:style-name="ro3">
          <table:table-cell office:value-type="string" office:string-value="#define" table:formula="msoxl:=IF(C133=&quot;&quot;,&quot;&quot;,&quot;#define&quot;)" table:style-name="ce1">
            <text:p>#define</text:p>
          </table:table-cell>
          <table:table-cell office:value-type="string" office:string-value="TR_CALL_SUB_EXPLANATION" table:formula="msoxl:=IF(Translation!B133=&quot;&quot;,&quot;&quot;,Translation!B133)" table:style-name="ce1">
            <text:p>TR_CALL_SUB_EXPLANATION</text:p>
          </table:table-cell>
          <table:table-cell office:value-type="string" office:string-value="&quot;This block starts a sub-program, executes it until its end and then continues with the next block in the chain. Choose the sub-program to start in the list:&quot;" table:formula="msoxl:= IF(Translation!C133=&quot;&quot;,&quot;&quot;,CHAR(34) &amp; Translation!C133 &amp; CHAR(34))" table:style-name="ce1">
            <text:p>"This block starts a sub-program, executes it until its end and then continues with the next block in the chain. Choose the sub-program to start in the list:"</text:p>
          </table:table-cell>
          <table:table-cell table:number-columns-repeated="16381"/>
        </table:table-row>
        <table:table-row table:style-name="ro3">
          <table:table-cell office:value-type="string" office:string-value="#define" table:formula="msoxl:=IF(C134=&quot;&quot;,&quot;&quot;,&quot;#define&quot;)" table:style-name="ce1">
            <text:p>#define</text:p>
          </table:table-cell>
          <table:table-cell office:value-type="string" office:string-value="TR_EDIT_ALIASES_EXPLANATION" table:formula="msoxl:=IF(Translation!B134=&quot;&quot;,&quot;&quot;,Translation!B134)" table:style-name="ce1">
            <text:p>TR_EDIT_ALIASES_EXPLANATION</text:p>
          </table:table-cell>
          <table:table-cell office:value-type="string" office:string-value="&quot;Here you can give the existing variables and Ports names, to make your diagram more readable. Make a double-click on an item to change it or define a new one.&quot;" table:formula="msoxl:= IF(Translation!C134=&quot;&quot;,&quot;&quot;,CHAR(34) &amp; Translation!C134 &amp; CHAR(34))" table:style-name="ce1">
            <text:p>"Here you can give the existing variables and Ports names, to make your diagram more readable. Make a double-click on an item to change it or define a new one."</text:p>
          </table:table-cell>
          <table:table-cell table:number-columns-repeated="16381"/>
        </table:table-row>
        <table:table-row table:style-name="ro3">
          <table:table-cell office:value-type="string" office:string-value="#define" table:formula="msoxl:=IF(C135=&quot;&quot;,&quot;&quot;,&quot;#define&quot;)" table:style-name="ce1">
            <text:p>#define</text:p>
          </table:table-cell>
          <table:table-cell office:value-type="string" office:string-value="TR_ASSIGNMENT_EXPLANATION" table:formula="msoxl:=IF(Translation!B135=&quot;&quot;,&quot;&quot;,Translation!B135)" table:style-name="ce1">
            <text:p>TR_ASSIGNMENT_EXPLANATION</text:p>
          </table:table-cell>
          <table:table-cell office:value-type="string" office:string-value="&quot;An assignment changes the value of an variable or port. You can make the new value depend on the value of another variable or pin and even modify this by mathematical expressions. With 'intVariable0 = intVariable1 + 1', intVariable0 has a value of one more than intVariable1&quot;" table:formula="msoxl:= IF(Translation!C135=&quot;&quot;,&quot;&quot;,CHAR(34) &amp; Translation!C135 &amp; CHAR(34))" table:style-name="ce1">
            <text:p>"An assignment changes the value of an variable or port. You can make the new value depend on the value of another variable or pin and even modify this by mathematical expressions. With 'intVariable0 = intVariable1 + 1', intVariable0 has a value of one more than intVariable1"</text:p>
          </table:table-cell>
          <table:table-cell table:number-columns-repeated="16381"/>
        </table:table-row>
        <table:table-row table:style-name="ro3">
          <table:table-cell office:value-type="string" office:string-value="#define" table:formula="msoxl:=IF(C136=&quot;&quot;,&quot;&quot;,&quot;#define&quot;)" table:style-name="ce1">
            <text:p>#define</text:p>
          </table:table-cell>
          <table:table-cell office:value-type="string" office:string-value="TR_IF_EXPLANATION" table:formula="msoxl:=IF(Translation!B136=&quot;&quot;,&quot;&quot;,Translation!B136)" table:style-name="ce1">
            <text:p>TR_IF_EXPLANATION</text:p>
          </table:table-cell>
          <table:table-cell office:value-type="string" office:string-value="&quot;A condition executes the blocks at one of its side depending on a mathematical expression. Those expression may be equatations or inequatations. If the expression applies the yes-arrow is executed, else the no-arrow.&quot;" table:formula="msoxl:= IF(Translation!C136=&quot;&quot;,&quot;&quot;,CHAR(34) &amp; Translation!C136 &amp; CHAR(34))" table:style-name="ce1">
            <text:p>"A condition executes the blocks at one of its side depending on a mathematical expression. Those expression may be equatations or inequatations. If the expression applies the yes-arrow is executed, else the no-arrow."</text:p>
          </table:table-cell>
          <table:table-cell table:number-columns-repeated="16381"/>
        </table:table-row>
        <table:table-row table:style-name="ro3">
          <table:table-cell office:value-type="string" office:string-value="" table:formula="msoxl:=IF(C137=&quot;&quot;,&quot;&quot;,&quot;#define&quot;)" table:style-name="ce1"/>
          <table:table-cell office:value-type="string" office:string-value="" table:formula="msoxl:=IF(Translation!B137=&quot;&quot;,&quot;&quot;,Translation!B137)" table:style-name="ce1"/>
          <table:table-cell office:value-type="string" office:string-value="" table:formula="msoxl:= IF(Translation!C137=&quot;&quot;,&quot;&quot;,CHAR(34) &amp; Translation!C137 &amp; CHAR(34))" table:style-name="ce1"/>
          <table:table-cell table:number-columns-repeated="16381"/>
        </table:table-row>
        <table:table-row table:style-name="ro3">
          <table:table-cell office:value-type="string" office:string-value="" table:formula="msoxl:=IF(C138=&quot;&quot;,&quot;&quot;,&quot;#define&quot;)" table:style-name="ce1"/>
          <table:table-cell office:value-type="string" office:string-value="" table:formula="msoxl:=IF(Translation!B138=&quot;&quot;,&quot;&quot;,Translation!B138)" table:style-name="ce1"/>
          <table:table-cell office:value-type="string" office:string-value="" table:formula="msoxl:= IF(Translation!C138=&quot;&quot;,&quot;&quot;,CHAR(34) &amp; Translation!C138 &amp; CHAR(34))" table:style-name="ce1"/>
          <table:table-cell table:number-columns-repeated="16381"/>
        </table:table-row>
        <table:table-row table:style-name="ro3">
          <table:table-cell office:value-type="string" office:string-value="" table:formula="msoxl:=IF(C139=&quot;&quot;,&quot;&quot;,&quot;#define&quot;)" table:style-name="ce1"/>
          <table:table-cell office:value-type="string" office:string-value="" table:formula="msoxl:=IF(Translation!B139=&quot;&quot;,&quot;&quot;,Translation!B139)" table:style-name="ce1"/>
          <table:table-cell office:value-type="string" office:string-value="" table:formula="msoxl:= IF(Translation!C139=&quot;&quot;,&quot;&quot;,CHAR(34) &amp; Translation!C139 &amp; CHAR(34))" table:style-name="ce1"/>
          <table:table-cell table:number-columns-repeated="16381"/>
        </table:table-row>
        <table:table-row table:style-name="ro3">
          <table:table-cell office:value-type="string" office:string-value="" table:formula="msoxl:=IF(C140=&quot;&quot;,&quot;&quot;,&quot;#define&quot;)" table:style-name="ce1"/>
          <table:table-cell office:value-type="string" office:string-value="" table:formula="msoxl:=IF(Translation!B140=&quot;&quot;,&quot;&quot;,Translation!B140)" table:style-name="ce1"/>
          <table:table-cell office:value-type="string" office:string-value="" table:formula="msoxl:= IF(Translation!C140=&quot;&quot;,&quot;&quot;,CHAR(34) &amp; Translation!C140 &amp; CHAR(34))" table:style-name="ce1"/>
          <table:table-cell table:number-columns-repeated="16381"/>
        </table:table-row>
        <table:table-row table:style-name="ro3">
          <table:table-cell office:value-type="string" office:string-value="" table:formula="msoxl:=IF(C141=&quot;&quot;,&quot;&quot;,&quot;#define&quot;)" table:style-name="ce1"/>
          <table:table-cell office:value-type="string" office:string-value="" table:formula="msoxl:=IF(Translation!B141=&quot;&quot;,&quot;&quot;,Translation!B141)" table:style-name="ce1"/>
          <table:table-cell office:value-type="string" office:string-value="" table:formula="msoxl:= IF(Translation!C141=&quot;&quot;,&quot;&quot;,CHAR(34) &amp; Translation!C141 &amp; CHAR(34))" table:style-name="ce1"/>
          <table:table-cell table:number-columns-repeated="16381"/>
        </table:table-row>
        <table:table-row table:style-name="ro3">
          <table:table-cell office:value-type="string" office:string-value="" table:formula="msoxl:=IF(C142=&quot;&quot;,&quot;&quot;,&quot;#define&quot;)" table:style-name="ce1"/>
          <table:table-cell office:value-type="string" office:string-value="" table:formula="msoxl:=IF(Translation!B142=&quot;&quot;,&quot;&quot;,Translation!B142)" table:style-name="ce1"/>
          <table:table-cell office:value-type="string" office:string-value="" table:formula="msoxl:= IF(Translation!C142=&quot;&quot;,&quot;&quot;,CHAR(34) &amp; Translation!C142 &amp; CHAR(34))" table:style-name="ce1"/>
          <table:table-cell table:number-columns-repeated="16381"/>
        </table:table-row>
        <table:table-row table:style-name="ro3">
          <table:table-cell office:value-type="string" office:string-value="" table:formula="msoxl:=IF(C143=&quot;&quot;,&quot;&quot;,&quot;#define&quot;)" table:style-name="ce1"/>
          <table:table-cell office:value-type="string" office:string-value="" table:formula="msoxl:=IF(Translation!B143=&quot;&quot;,&quot;&quot;,Translation!B143)" table:style-name="ce1"/>
          <table:table-cell office:value-type="string" office:string-value="" table:formula="msoxl:= IF(Translation!C143=&quot;&quot;,&quot;&quot;,CHAR(34) &amp; Translation!C143 &amp; CHAR(34))" table:style-name="ce1"/>
          <table:table-cell table:number-columns-repeated="16381"/>
        </table:table-row>
        <table:table-row table:style-name="ro3">
          <table:table-cell office:value-type="string" office:string-value="" table:formula="msoxl:=IF(C144=&quot;&quot;,&quot;&quot;,&quot;#define&quot;)" table:style-name="ce1"/>
          <table:table-cell office:value-type="string" office:string-value="" table:formula="msoxl:=IF(Translation!B144=&quot;&quot;,&quot;&quot;,Translation!B144)" table:style-name="ce1"/>
          <table:table-cell office:value-type="string" office:string-value="" table:formula="msoxl:= IF(Translation!C144=&quot;&quot;,&quot;&quot;,CHAR(34) &amp; Translation!C144 &amp; CHAR(34))" table:style-name="ce1"/>
          <table:table-cell table:number-columns-repeated="16381"/>
        </table:table-row>
        <table:table-row table:style-name="ro3">
          <table:table-cell office:value-type="string" office:string-value="" table:formula="msoxl:=IF(C145=&quot;&quot;,&quot;&quot;,&quot;#define&quot;)" table:style-name="ce1"/>
          <table:table-cell office:value-type="string" office:string-value="" table:formula="msoxl:=IF(Translation!B145=&quot;&quot;,&quot;&quot;,Translation!B145)" table:style-name="ce1"/>
          <table:table-cell office:value-type="string" office:string-value="" table:formula="msoxl:= IF(Translation!C145=&quot;&quot;,&quot;&quot;,CHAR(34) &amp; Translation!C145 &amp; CHAR(34))" table:style-name="ce1"/>
          <table:table-cell table:number-columns-repeated="16381"/>
        </table:table-row>
        <table:table-row table:style-name="ro3">
          <table:table-cell office:value-type="string" office:string-value="" table:formula="msoxl:=IF(C146=&quot;&quot;,&quot;&quot;,&quot;#define&quot;)" table:style-name="ce1"/>
          <table:table-cell office:value-type="string" office:string-value="" table:formula="msoxl:=IF(Translation!B146=&quot;&quot;,&quot;&quot;,Translation!B146)" table:style-name="ce1"/>
          <table:table-cell office:value-type="string" office:string-value="" table:formula="msoxl:= IF(Translation!C146=&quot;&quot;,&quot;&quot;,CHAR(34) &amp; Translation!C146 &amp; CHAR(34))" table:style-name="ce1"/>
          <table:table-cell table:number-columns-repeated="16381"/>
        </table:table-row>
        <table:table-row table:style-name="ro3">
          <table:table-cell office:value-type="string" office:string-value="" table:formula="msoxl:=IF(C147=&quot;&quot;,&quot;&quot;,&quot;#define&quot;)" table:style-name="ce1"/>
          <table:table-cell office:value-type="string" office:string-value="" table:formula="msoxl:=IF(Translation!B147=&quot;&quot;,&quot;&quot;,Translation!B147)" table:style-name="ce1"/>
          <table:table-cell office:value-type="string" office:string-value="" table:formula="msoxl:= IF(Translation!C147=&quot;&quot;,&quot;&quot;,CHAR(34) &amp; Translation!C147 &amp; CHAR(34))" table:style-name="ce1"/>
          <table:table-cell table:number-columns-repeated="16381"/>
        </table:table-row>
        <table:table-row table:style-name="ro3">
          <table:table-cell office:value-type="string" office:string-value="" table:formula="msoxl:=IF(C148=&quot;&quot;,&quot;&quot;,&quot;#define&quot;)" table:style-name="ce1"/>
          <table:table-cell office:value-type="string" office:string-value="" table:formula="msoxl:=IF(Translation!B148=&quot;&quot;,&quot;&quot;,Translation!B148)" table:style-name="ce1"/>
          <table:table-cell office:value-type="string" office:string-value="" table:formula="msoxl:= IF(Translation!C148=&quot;&quot;,&quot;&quot;,CHAR(34) &amp; Translation!C148 &amp; CHAR(34))" table:style-name="ce1"/>
          <table:table-cell table:number-columns-repeated="16381"/>
        </table:table-row>
        <table:table-row table:style-name="ro3">
          <table:table-cell office:value-type="string" office:string-value="" table:formula="msoxl:=IF(C149=&quot;&quot;,&quot;&quot;,&quot;#define&quot;)" table:style-name="ce1"/>
          <table:table-cell office:value-type="string" office:string-value="" table:formula="msoxl:=IF(Translation!B149=&quot;&quot;,&quot;&quot;,Translation!B149)" table:style-name="ce1"/>
          <table:table-cell office:value-type="string" office:string-value="" table:formula="msoxl:= IF(Translation!C149=&quot;&quot;,&quot;&quot;,CHAR(34) &amp; Translation!C149 &amp; CHAR(34))" table:style-name="ce1"/>
          <table:table-cell table:number-columns-repeated="16381"/>
        </table:table-row>
        <table:table-row table:style-name="ro3">
          <table:table-cell office:value-type="string" office:string-value="" table:formula="msoxl:=IF(C150=&quot;&quot;,&quot;&quot;,&quot;#define&quot;)" table:style-name="ce1"/>
          <table:table-cell office:value-type="string" office:string-value="" table:formula="msoxl:=IF(Translation!B150=&quot;&quot;,&quot;&quot;,Translation!B150)" table:style-name="ce1"/>
          <table:table-cell office:value-type="string" office:string-value="" table:formula="msoxl:= IF(Translation!C150=&quot;&quot;,&quot;&quot;,CHAR(34) &amp; Translation!C150 &amp; CHAR(34))" table:style-name="ce1"/>
          <table:table-cell table:number-columns-repeated="16381"/>
        </table:table-row>
        <table:table-row table:style-name="ro3">
          <table:table-cell office:value-type="string" office:string-value="" table:formula="msoxl:=IF(C151=&quot;&quot;,&quot;&quot;,&quot;#define&quot;)" table:style-name="ce1"/>
          <table:table-cell office:value-type="string" office:string-value="" table:formula="msoxl:=IF(Translation!B151=&quot;&quot;,&quot;&quot;,Translation!B151)" table:style-name="ce1"/>
          <table:table-cell office:value-type="string" office:string-value="" table:formula="msoxl:= IF(Translation!C151=&quot;&quot;,&quot;&quot;,CHAR(34) &amp; Translation!C151 &amp; CHAR(34))" table:style-name="ce1"/>
          <table:table-cell table:number-columns-repeated="16381"/>
        </table:table-row>
        <table:table-row table:style-name="ro3">
          <table:table-cell office:value-type="string" office:string-value="" table:formula="msoxl:=IF(C152=&quot;&quot;,&quot;&quot;,&quot;#define&quot;)" table:style-name="ce1"/>
          <table:table-cell office:value-type="string" office:string-value="" table:formula="msoxl:=IF(Translation!B152=&quot;&quot;,&quot;&quot;,Translation!B152)" table:style-name="ce1"/>
          <table:table-cell office:value-type="string" office:string-value="" table:formula="msoxl:= IF(Translation!C152=&quot;&quot;,&quot;&quot;,CHAR(34) &amp; Translation!C152 &amp; CHAR(34))" table:style-name="ce1"/>
          <table:table-cell table:number-columns-repeated="16381"/>
        </table:table-row>
        <table:table-row table:style-name="ro3">
          <table:table-cell office:value-type="string" office:string-value="" table:formula="msoxl:=IF(C153=&quot;&quot;,&quot;&quot;,&quot;#define&quot;)" table:style-name="ce1"/>
          <table:table-cell office:value-type="string" office:string-value="" table:formula="msoxl:=IF(Translation!B153=&quot;&quot;,&quot;&quot;,Translation!B153)" table:style-name="ce1"/>
          <table:table-cell office:value-type="string" office:string-value="" table:formula="msoxl:= IF(Translation!C153=&quot;&quot;,&quot;&quot;,CHAR(34) &amp; Translation!C153 &amp; CHAR(34))" table:style-name="ce1"/>
          <table:table-cell table:number-columns-repeated="16381"/>
        </table:table-row>
        <table:table-row table:style-name="ro3">
          <table:table-cell office:value-type="string" office:string-value="" table:formula="msoxl:=IF(C154=&quot;&quot;,&quot;&quot;,&quot;#define&quot;)" table:style-name="ce1"/>
          <table:table-cell office:value-type="string" office:string-value="" table:formula="msoxl:=IF(Translation!B154=&quot;&quot;,&quot;&quot;,Translation!B154)" table:style-name="ce1"/>
          <table:table-cell office:value-type="string" office:string-value="" table:formula="msoxl:= IF(Translation!C154=&quot;&quot;,&quot;&quot;,CHAR(34) &amp; Translation!C154 &amp; CHAR(34))" table:style-name="ce1"/>
          <table:table-cell table:number-columns-repeated="16381"/>
        </table:table-row>
        <table:table-row table:style-name="ro3">
          <table:table-cell office:value-type="string" office:string-value="" table:formula="msoxl:=IF(C155=&quot;&quot;,&quot;&quot;,&quot;#define&quot;)" table:style-name="ce1"/>
          <table:table-cell office:value-type="string" office:string-value="" table:formula="msoxl:=IF(Translation!B155=&quot;&quot;,&quot;&quot;,Translation!B155)" table:style-name="ce1"/>
          <table:table-cell office:value-type="string" office:string-value="" table:formula="msoxl:= IF(Translation!C155=&quot;&quot;,&quot;&quot;,CHAR(34) &amp; Translation!C155 &amp; CHAR(34))" table:style-name="ce1"/>
          <table:table-cell table:number-columns-repeated="16381"/>
        </table:table-row>
        <table:table-row table:style-name="ro3">
          <table:table-cell office:value-type="string" office:string-value="" table:formula="msoxl:=IF(C156=&quot;&quot;,&quot;&quot;,&quot;#define&quot;)" table:style-name="ce1"/>
          <table:table-cell office:value-type="string" office:string-value="" table:formula="msoxl:=IF(Translation!B156=&quot;&quot;,&quot;&quot;,Translation!B156)" table:style-name="ce1"/>
          <table:table-cell office:value-type="string" office:string-value="" table:formula="msoxl:= IF(Translation!C156=&quot;&quot;,&quot;&quot;,CHAR(34) &amp; Translation!C156 &amp; CHAR(34))" table:style-name="ce1"/>
          <table:table-cell table:number-columns-repeated="16381"/>
        </table:table-row>
        <table:table-row table:style-name="ro3">
          <table:table-cell office:value-type="string" office:string-value="" table:formula="msoxl:=IF(C157=&quot;&quot;,&quot;&quot;,&quot;#define&quot;)" table:style-name="ce1"/>
          <table:table-cell office:value-type="string" office:string-value="" table:formula="msoxl:=IF(Translation!B157=&quot;&quot;,&quot;&quot;,Translation!B157)" table:style-name="ce1"/>
          <table:table-cell office:value-type="string" office:string-value="" table:formula="msoxl:= IF(Translation!C157=&quot;&quot;,&quot;&quot;,CHAR(34) &amp; Translation!C157 &amp; CHAR(34))" table:style-name="ce1"/>
          <table:table-cell table:number-columns-repeated="16381"/>
        </table:table-row>
        <table:table-row table:style-name="ro3">
          <table:table-cell office:value-type="string" office:string-value="" table:formula="msoxl:=IF(C158=&quot;&quot;,&quot;&quot;,&quot;#define&quot;)" table:style-name="ce1"/>
          <table:table-cell office:value-type="string" office:string-value="" table:formula="msoxl:=IF(Translation!B158=&quot;&quot;,&quot;&quot;,Translation!B158)" table:style-name="ce1"/>
          <table:table-cell office:value-type="string" office:string-value="" table:formula="msoxl:= IF(Translation!C158=&quot;&quot;,&quot;&quot;,CHAR(34) &amp; Translation!C158 &amp; CHAR(34))" table:style-name="ce1"/>
          <table:table-cell table:number-columns-repeated="16381"/>
        </table:table-row>
        <table:table-row table:style-name="ro3">
          <table:table-cell office:value-type="string" office:string-value="" table:formula="msoxl:=IF(C159=&quot;&quot;,&quot;&quot;,&quot;#define&quot;)" table:style-name="ce1"/>
          <table:table-cell office:value-type="string" office:string-value="" table:formula="msoxl:=IF(Translation!B159=&quot;&quot;,&quot;&quot;,Translation!B159)" table:style-name="ce1"/>
          <table:table-cell office:value-type="string" office:string-value="" table:formula="msoxl:= IF(Translation!C159=&quot;&quot;,&quot;&quot;,CHAR(34) &amp; Translation!C159 &amp; CHAR(34))" table:style-name="ce1"/>
          <table:table-cell table:number-columns-repeated="16381"/>
        </table:table-row>
        <table:table-row table:style-name="ro3">
          <table:table-cell office:value-type="string" office:string-value="" table:formula="msoxl:=IF(C160=&quot;&quot;,&quot;&quot;,&quot;#define&quot;)" table:style-name="ce1"/>
          <table:table-cell office:value-type="string" office:string-value="" table:formula="msoxl:=IF(Translation!B160=&quot;&quot;,&quot;&quot;,Translation!B160)" table:style-name="ce1"/>
          <table:table-cell office:value-type="string" office:string-value="" table:formula="msoxl:= IF(Translation!C160=&quot;&quot;,&quot;&quot;,CHAR(34) &amp; Translation!C160 &amp; CHAR(34))" table:style-name="ce1"/>
          <table:table-cell table:number-columns-repeated="16381"/>
        </table:table-row>
        <table:table-row table:style-name="ro3">
          <table:table-cell office:value-type="string" office:string-value="" table:formula="msoxl:=IF(C161=&quot;&quot;,&quot;&quot;,&quot;#define&quot;)" table:style-name="ce1"/>
          <table:table-cell office:value-type="string" office:string-value="" table:formula="msoxl:=IF(Translation!B161=&quot;&quot;,&quot;&quot;,Translation!B161)" table:style-name="ce1"/>
          <table:table-cell office:value-type="string" office:string-value="" table:formula="msoxl:= IF(Translation!C161=&quot;&quot;,&quot;&quot;,CHAR(34) &amp; Translation!C161 &amp; CHAR(34))" table:style-name="ce1"/>
          <table:table-cell table:number-columns-repeated="16381"/>
        </table:table-row>
        <table:table-row table:style-name="ro3">
          <table:table-cell office:value-type="string" office:string-value="" table:formula="msoxl:=IF(C162=&quot;&quot;,&quot;&quot;,&quot;#define&quot;)" table:style-name="ce1"/>
          <table:table-cell office:value-type="string" office:string-value="" table:formula="msoxl:=IF(Translation!B162=&quot;&quot;,&quot;&quot;,Translation!B162)" table:style-name="ce1"/>
          <table:table-cell office:value-type="string" office:string-value="" table:formula="msoxl:= IF(Translation!C162=&quot;&quot;,&quot;&quot;,CHAR(34) &amp; Translation!C162 &amp; CHAR(34))" table:style-name="ce1"/>
          <table:table-cell table:number-columns-repeated="16381"/>
        </table:table-row>
        <table:table-row table:style-name="ro3">
          <table:table-cell office:value-type="string" office:string-value="" table:formula="msoxl:=IF(C163=&quot;&quot;,&quot;&quot;,&quot;#define&quot;)" table:style-name="ce1"/>
          <table:table-cell office:value-type="string" office:string-value="" table:formula="msoxl:=IF(Translation!B163=&quot;&quot;,&quot;&quot;,Translation!B163)" table:style-name="ce1"/>
          <table:table-cell office:value-type="string" office:string-value="" table:formula="msoxl:= IF(Translation!C163=&quot;&quot;,&quot;&quot;,CHAR(34) &amp; Translation!C163 &amp; CHAR(34))" table:style-name="ce1"/>
          <table:table-cell table:number-columns-repeated="16381"/>
        </table:table-row>
        <table:table-row table:style-name="ro3">
          <table:table-cell office:value-type="string" office:string-value="" table:formula="msoxl:=IF(C164=&quot;&quot;,&quot;&quot;,&quot;#define&quot;)" table:style-name="ce1"/>
          <table:table-cell office:value-type="string" office:string-value="" table:formula="msoxl:=IF(Translation!B164=&quot;&quot;,&quot;&quot;,Translation!B164)" table:style-name="ce1"/>
          <table:table-cell office:value-type="string" office:string-value="" table:formula="msoxl:= IF(Translation!C164=&quot;&quot;,&quot;&quot;,CHAR(34) &amp; Translation!C164 &amp; CHAR(34))" table:style-name="ce1"/>
          <table:table-cell table:number-columns-repeated="16381"/>
        </table:table-row>
        <table:table-row table:style-name="ro3">
          <table:table-cell office:value-type="string" office:string-value="" table:formula="msoxl:=IF(C165=&quot;&quot;,&quot;&quot;,&quot;#define&quot;)" table:style-name="ce1"/>
          <table:table-cell office:value-type="string" office:string-value="" table:formula="msoxl:=IF(Translation!B165=&quot;&quot;,&quot;&quot;,Translation!B165)" table:style-name="ce1"/>
          <table:table-cell office:value-type="string" office:string-value="" table:formula="msoxl:= IF(Translation!C165=&quot;&quot;,&quot;&quot;,CHAR(34) &amp; Translation!C165 &amp; CHAR(34))" table:style-name="ce1"/>
          <table:table-cell table:number-columns-repeated="16381"/>
        </table:table-row>
        <table:table-row table:style-name="ro3">
          <table:table-cell office:value-type="string" office:string-value="" table:formula="msoxl:=IF(C166=&quot;&quot;,&quot;&quot;,&quot;#define&quot;)" table:style-name="ce1"/>
          <table:table-cell office:value-type="string" office:string-value="" table:formula="msoxl:=IF(Translation!B166=&quot;&quot;,&quot;&quot;,Translation!B166)" table:style-name="ce1"/>
          <table:table-cell office:value-type="string" office:string-value="" table:formula="msoxl:= IF(Translation!C166=&quot;&quot;,&quot;&quot;,CHAR(34) &amp; Translation!C166 &amp; CHAR(34))" table:style-name="ce1"/>
          <table:table-cell table:number-columns-repeated="16381"/>
        </table:table-row>
        <table:table-row table:style-name="ro3">
          <table:table-cell office:value-type="string" office:string-value="" table:formula="msoxl:=IF(C167=&quot;&quot;,&quot;&quot;,&quot;#define&quot;)" table:style-name="ce1"/>
          <table:table-cell office:value-type="string" office:string-value="" table:formula="msoxl:=IF(Translation!B167=&quot;&quot;,&quot;&quot;,Translation!B167)" table:style-name="ce1"/>
          <table:table-cell office:value-type="string" office:string-value="" table:formula="msoxl:= IF(Translation!C167=&quot;&quot;,&quot;&quot;,CHAR(34) &amp; Translation!C167 &amp; CHAR(34))" table:style-name="ce1"/>
          <table:table-cell table:number-columns-repeated="16381"/>
        </table:table-row>
        <table:table-row table:style-name="ro3">
          <table:table-cell office:value-type="string" office:string-value="" table:formula="msoxl:=IF(C168=&quot;&quot;,&quot;&quot;,&quot;#define&quot;)" table:style-name="ce1"/>
          <table:table-cell office:value-type="string" office:string-value="" table:formula="msoxl:=IF(Translation!B168=&quot;&quot;,&quot;&quot;,Translation!B168)" table:style-name="ce1"/>
          <table:table-cell office:value-type="string" office:string-value="" table:formula="msoxl:= IF(Translation!C168=&quot;&quot;,&quot;&quot;,CHAR(34) &amp; Translation!C168 &amp; CHAR(34))" table:style-name="ce1"/>
          <table:table-cell table:number-columns-repeated="16381"/>
        </table:table-row>
        <table:table-row table:style-name="ro3">
          <table:table-cell office:value-type="string" office:string-value="" table:formula="msoxl:=IF(C169=&quot;&quot;,&quot;&quot;,&quot;#define&quot;)" table:style-name="ce1"/>
          <table:table-cell office:value-type="string" office:string-value="" table:formula="msoxl:=IF(Translation!B169=&quot;&quot;,&quot;&quot;,Translation!B169)" table:style-name="ce1"/>
          <table:table-cell office:value-type="string" office:string-value="" table:formula="msoxl:= IF(Translation!C169=&quot;&quot;,&quot;&quot;,CHAR(34) &amp; Translation!C169 &amp; CHAR(34))" table:style-name="ce1"/>
          <table:table-cell table:number-columns-repeated="16381"/>
        </table:table-row>
        <table:table-row table:style-name="ro3">
          <table:table-cell office:value-type="string" office:string-value="" table:formula="msoxl:=IF(C170=&quot;&quot;,&quot;&quot;,&quot;#define&quot;)" table:style-name="ce1"/>
          <table:table-cell office:value-type="string" office:string-value="" table:formula="msoxl:=IF(Translation!B170=&quot;&quot;,&quot;&quot;,Translation!B170)" table:style-name="ce1"/>
          <table:table-cell office:value-type="string" office:string-value="" table:formula="msoxl:= IF(Translation!C170=&quot;&quot;,&quot;&quot;,CHAR(34) &amp; Translation!C170 &amp; CHAR(34))" table:style-name="ce1"/>
          <table:table-cell table:number-columns-repeated="16381"/>
        </table:table-row>
        <table:table-row table:style-name="ro3">
          <table:table-cell office:value-type="string" office:string-value="" table:formula="msoxl:=IF(C171=&quot;&quot;,&quot;&quot;,&quot;#define&quot;)" table:style-name="ce1"/>
          <table:table-cell office:value-type="string" office:string-value="" table:formula="msoxl:=IF(Translation!B171=&quot;&quot;,&quot;&quot;,Translation!B171)" table:style-name="ce1"/>
          <table:table-cell office:value-type="string" office:string-value="" table:formula="msoxl:= IF(Translation!C171=&quot;&quot;,&quot;&quot;,CHAR(34) &amp; Translation!C171 &amp; CHAR(34))" table:style-name="ce1"/>
          <table:table-cell table:number-columns-repeated="16381"/>
        </table:table-row>
        <table:table-row table:style-name="ro3">
          <table:table-cell office:value-type="string" office:string-value="" table:formula="msoxl:=IF(C172=&quot;&quot;,&quot;&quot;,&quot;#define&quot;)" table:style-name="ce1"/>
          <table:table-cell office:value-type="string" office:string-value="" table:formula="msoxl:=IF(Translation!B172=&quot;&quot;,&quot;&quot;,Translation!B172)" table:style-name="ce1"/>
          <table:table-cell office:value-type="string" office:string-value="" table:formula="msoxl:= IF(Translation!C172=&quot;&quot;,&quot;&quot;,CHAR(34) &amp; Translation!C172 &amp; CHAR(34))" table:style-name="ce1"/>
          <table:table-cell table:number-columns-repeated="16381"/>
        </table:table-row>
        <table:table-row table:style-name="ro3">
          <table:table-cell office:value-type="string" office:string-value="" table:formula="msoxl:=IF(C173=&quot;&quot;,&quot;&quot;,&quot;#define&quot;)" table:style-name="ce1"/>
          <table:table-cell office:value-type="string" office:string-value="" table:formula="msoxl:=IF(Translation!B173=&quot;&quot;,&quot;&quot;,Translation!B173)" table:style-name="ce1"/>
          <table:table-cell office:value-type="string" office:string-value="" table:formula="msoxl:= IF(Translation!C173=&quot;&quot;,&quot;&quot;,CHAR(34) &amp; Translation!C173 &amp; CHAR(34))" table:style-name="ce1"/>
          <table:table-cell table:number-columns-repeated="16381"/>
        </table:table-row>
        <table:table-row table:style-name="ro3">
          <table:table-cell office:value-type="string" office:string-value="" table:formula="msoxl:=IF(C174=&quot;&quot;,&quot;&quot;,&quot;#define&quot;)" table:style-name="ce1"/>
          <table:table-cell office:value-type="string" office:string-value="" table:formula="msoxl:=IF(Translation!B174=&quot;&quot;,&quot;&quot;,Translation!B174)" table:style-name="ce1"/>
          <table:table-cell office:value-type="string" office:string-value="" table:formula="msoxl:= IF(Translation!C174=&quot;&quot;,&quot;&quot;,CHAR(34) &amp; Translation!C174 &amp; CHAR(34))" table:style-name="ce1"/>
          <table:table-cell table:number-columns-repeated="16381"/>
        </table:table-row>
        <table:table-row table:style-name="ro3">
          <table:table-cell office:value-type="string" office:string-value="" table:formula="msoxl:=IF(C175=&quot;&quot;,&quot;&quot;,&quot;#define&quot;)" table:style-name="ce1"/>
          <table:table-cell office:value-type="string" office:string-value="" table:formula="msoxl:=IF(Translation!B175=&quot;&quot;,&quot;&quot;,Translation!B175)" table:style-name="ce1"/>
          <table:table-cell office:value-type="string" office:string-value="" table:formula="msoxl:= IF(Translation!C175=&quot;&quot;,&quot;&quot;,CHAR(34) &amp; Translation!C175 &amp; CHAR(34))" table:style-name="ce1"/>
          <table:table-cell table:number-columns-repeated="16381"/>
        </table:table-row>
        <table:table-row table:style-name="ro3">
          <table:table-cell office:value-type="string" office:string-value="" table:formula="msoxl:=IF(C176=&quot;&quot;,&quot;&quot;,&quot;#define&quot;)" table:style-name="ce1"/>
          <table:table-cell office:value-type="string" office:string-value="" table:formula="msoxl:=IF(Translation!B176=&quot;&quot;,&quot;&quot;,Translation!B176)" table:style-name="ce1"/>
          <table:table-cell office:value-type="string" office:string-value="" table:formula="msoxl:= IF(Translation!C176=&quot;&quot;,&quot;&quot;,CHAR(34) &amp; Translation!C176 &amp; CHAR(34))" table:style-name="ce1"/>
          <table:table-cell table:number-columns-repeated="16381"/>
        </table:table-row>
        <table:table-row table:style-name="ro3">
          <table:table-cell office:value-type="string" office:string-value="" table:formula="msoxl:=IF(C177=&quot;&quot;,&quot;&quot;,&quot;#define&quot;)" table:style-name="ce1"/>
          <table:table-cell office:value-type="string" office:string-value="" table:formula="msoxl:=IF(Translation!B177=&quot;&quot;,&quot;&quot;,Translation!B177)" table:style-name="ce1"/>
          <table:table-cell office:value-type="string" office:string-value="" table:formula="msoxl:= IF(Translation!C177=&quot;&quot;,&quot;&quot;,CHAR(34) &amp; Translation!C177 &amp; CHAR(34))" table:style-name="ce1"/>
          <table:table-cell table:number-columns-repeated="16381"/>
        </table:table-row>
        <table:table-row table:style-name="ro3">
          <table:table-cell office:value-type="string" office:string-value="" table:formula="msoxl:=IF(C178=&quot;&quot;,&quot;&quot;,&quot;#define&quot;)" table:style-name="ce1"/>
          <table:table-cell office:value-type="string" office:string-value="" table:formula="msoxl:=IF(Translation!B178=&quot;&quot;,&quot;&quot;,Translation!B178)" table:style-name="ce1"/>
          <table:table-cell office:value-type="string" office:string-value="" table:formula="msoxl:= IF(Translation!C178=&quot;&quot;,&quot;&quot;,CHAR(34) &amp; Translation!C178 &amp; CHAR(34))" table:style-name="ce1"/>
          <table:table-cell table:number-columns-repeated="16381"/>
        </table:table-row>
        <table:table-row table:style-name="ro3">
          <table:table-cell office:value-type="string" office:string-value="" table:formula="msoxl:=IF(C179=&quot;&quot;,&quot;&quot;,&quot;#define&quot;)" table:style-name="ce1"/>
          <table:table-cell office:value-type="string" office:string-value="" table:formula="msoxl:=IF(Translation!B179=&quot;&quot;,&quot;&quot;,Translation!B179)" table:style-name="ce1"/>
          <table:table-cell office:value-type="string" office:string-value="" table:formula="msoxl:= IF(Translation!C179=&quot;&quot;,&quot;&quot;,CHAR(34) &amp; Translation!C179 &amp; CHAR(34))" table:style-name="ce1"/>
          <table:table-cell table:number-columns-repeated="16381"/>
        </table:table-row>
        <table:table-row table:style-name="ro3">
          <table:table-cell office:value-type="string" office:string-value="" table:formula="msoxl:=IF(C180=&quot;&quot;,&quot;&quot;,&quot;#define&quot;)" table:style-name="ce1"/>
          <table:table-cell office:value-type="string" office:string-value="" table:formula="msoxl:=IF(Translation!B180=&quot;&quot;,&quot;&quot;,Translation!B180)" table:style-name="ce1"/>
          <table:table-cell office:value-type="string" office:string-value="" table:formula="msoxl:= IF(Translation!C180=&quot;&quot;,&quot;&quot;,CHAR(34) &amp; Translation!C180 &amp; CHAR(34))" table:style-name="ce1"/>
          <table:table-cell table:number-columns-repeated="16381"/>
        </table:table-row>
        <table:table-row table:style-name="ro3">
          <table:table-cell office:value-type="string" office:string-value="" table:formula="msoxl:=IF(C181=&quot;&quot;,&quot;&quot;,&quot;#define&quot;)" table:style-name="ce1"/>
          <table:table-cell office:value-type="string" office:string-value="" table:formula="msoxl:=IF(Translation!B181=&quot;&quot;,&quot;&quot;,Translation!B181)" table:style-name="ce1"/>
          <table:table-cell office:value-type="string" office:string-value="" table:formula="msoxl:= IF(Translation!C181=&quot;&quot;,&quot;&quot;,CHAR(34) &amp; Translation!C181 &amp; CHAR(34))" table:style-name="ce1"/>
          <table:table-cell table:number-columns-repeated="16381"/>
        </table:table-row>
        <table:table-row table:style-name="ro3">
          <table:table-cell office:value-type="string" office:string-value="" table:formula="msoxl:=IF(C182=&quot;&quot;,&quot;&quot;,&quot;#define&quot;)" table:style-name="ce1"/>
          <table:table-cell office:value-type="string" office:string-value="" table:formula="msoxl:=IF(Translation!B182=&quot;&quot;,&quot;&quot;,Translation!B182)" table:style-name="ce1"/>
          <table:table-cell office:value-type="string" office:string-value="" table:formula="msoxl:= IF(Translation!C182=&quot;&quot;,&quot;&quot;,CHAR(34) &amp; Translation!C182 &amp; CHAR(34))" table:style-name="ce1"/>
          <table:table-cell table:number-columns-repeated="16381"/>
        </table:table-row>
        <table:table-row table:style-name="ro3">
          <table:table-cell office:value-type="string" office:string-value="" table:formula="msoxl:=IF(C183=&quot;&quot;,&quot;&quot;,&quot;#define&quot;)" table:style-name="ce1"/>
          <table:table-cell office:value-type="string" office:string-value="" table:formula="msoxl:=IF(Translation!B183=&quot;&quot;,&quot;&quot;,Translation!B183)" table:style-name="ce1"/>
          <table:table-cell office:value-type="string" office:string-value="" table:formula="msoxl:= IF(Translation!C183=&quot;&quot;,&quot;&quot;,CHAR(34) &amp; Translation!C183 &amp; CHAR(34))" table:style-name="ce1"/>
          <table:table-cell table:number-columns-repeated="16381"/>
        </table:table-row>
        <table:table-row table:style-name="ro3">
          <table:table-cell office:value-type="string" office:string-value="" table:formula="msoxl:=IF(C184=&quot;&quot;,&quot;&quot;,&quot;#define&quot;)" table:style-name="ce1"/>
          <table:table-cell office:value-type="string" office:string-value="" table:formula="msoxl:=IF(Translation!B184=&quot;&quot;,&quot;&quot;,Translation!B184)" table:style-name="ce1"/>
          <table:table-cell office:value-type="string" office:string-value="" table:formula="msoxl:= IF(Translation!C184=&quot;&quot;,&quot;&quot;,CHAR(34) &amp; Translation!C184 &amp; CHAR(34))" table:style-name="ce1"/>
          <table:table-cell table:number-columns-repeated="16381"/>
        </table:table-row>
        <table:table-row table:style-name="ro3">
          <table:table-cell office:value-type="string" office:string-value="" table:formula="msoxl:=IF(C185=&quot;&quot;,&quot;&quot;,&quot;#define&quot;)" table:style-name="ce1"/>
          <table:table-cell office:value-type="string" office:string-value="" table:formula="msoxl:=IF(Translation!B185=&quot;&quot;,&quot;&quot;,Translation!B185)" table:style-name="ce1"/>
          <table:table-cell office:value-type="string" office:string-value="" table:formula="msoxl:= IF(Translation!C185=&quot;&quot;,&quot;&quot;,CHAR(34) &amp; Translation!C185 &amp; CHAR(34))" table:style-name="ce1"/>
          <table:table-cell table:number-columns-repeated="16381"/>
        </table:table-row>
        <table:table-row table:style-name="ro3">
          <table:table-cell office:value-type="string" office:string-value="" table:formula="msoxl:=IF(C186=&quot;&quot;,&quot;&quot;,&quot;#define&quot;)" table:style-name="ce1"/>
          <table:table-cell office:value-type="string" office:string-value="" table:formula="msoxl:=IF(Translation!B186=&quot;&quot;,&quot;&quot;,Translation!B186)" table:style-name="ce1"/>
          <table:table-cell office:value-type="string" office:string-value="" table:formula="msoxl:= IF(Translation!C186=&quot;&quot;,&quot;&quot;,CHAR(34) &amp; Translation!C186 &amp; CHAR(34))" table:style-name="ce1"/>
          <table:table-cell table:number-columns-repeated="16381"/>
        </table:table-row>
        <table:table-row table:style-name="ro3">
          <table:table-cell office:value-type="string" office:string-value="" table:formula="msoxl:=IF(C187=&quot;&quot;,&quot;&quot;,&quot;#define&quot;)" table:style-name="ce1"/>
          <table:table-cell office:value-type="string" office:string-value="" table:formula="msoxl:=IF(Translation!B187=&quot;&quot;,&quot;&quot;,Translation!B187)" table:style-name="ce1"/>
          <table:table-cell office:value-type="string" office:string-value="" table:formula="msoxl:= IF(Translation!C187=&quot;&quot;,&quot;&quot;,CHAR(34) &amp; Translation!C187 &amp; CHAR(34))" table:style-name="ce1"/>
          <table:table-cell table:number-columns-repeated="16381"/>
        </table:table-row>
        <table:table-row table:style-name="ro3">
          <table:table-cell office:value-type="string" office:string-value="" table:formula="msoxl:=IF(C188=&quot;&quot;,&quot;&quot;,&quot;#define&quot;)" table:style-name="ce1"/>
          <table:table-cell office:value-type="string" office:string-value="" table:formula="msoxl:=IF(Translation!B188=&quot;&quot;,&quot;&quot;,Translation!B188)" table:style-name="ce1"/>
          <table:table-cell office:value-type="string" office:string-value="" table:formula="msoxl:= IF(Translation!C188=&quot;&quot;,&quot;&quot;,CHAR(34) &amp; Translation!C188 &amp; CHAR(34))" table:style-name="ce1"/>
          <table:table-cell table:number-columns-repeated="16381"/>
        </table:table-row>
        <table:table-row table:style-name="ro3">
          <table:table-cell office:value-type="string" office:string-value="" table:formula="msoxl:=IF(C189=&quot;&quot;,&quot;&quot;,&quot;#define&quot;)" table:style-name="ce1"/>
          <table:table-cell office:value-type="string" office:string-value="" table:formula="msoxl:=IF(Translation!B189=&quot;&quot;,&quot;&quot;,Translation!B189)" table:style-name="ce1"/>
          <table:table-cell office:value-type="string" office:string-value="" table:formula="msoxl:= IF(Translation!C189=&quot;&quot;,&quot;&quot;,CHAR(34) &amp; Translation!C189 &amp; CHAR(34))" table:style-name="ce1"/>
          <table:table-cell table:number-columns-repeated="16381"/>
        </table:table-row>
        <table:table-row table:style-name="ro3">
          <table:table-cell office:value-type="string" office:string-value="" table:formula="msoxl:=IF(C190=&quot;&quot;,&quot;&quot;,&quot;#define&quot;)" table:style-name="ce1"/>
          <table:table-cell office:value-type="string" office:string-value="" table:formula="msoxl:=IF(Translation!B190=&quot;&quot;,&quot;&quot;,Translation!B190)" table:style-name="ce1"/>
          <table:table-cell office:value-type="string" office:string-value="" table:formula="msoxl:= IF(Translation!C190=&quot;&quot;,&quot;&quot;,CHAR(34) &amp; Translation!C190 &amp; CHAR(34))" table:style-name="ce1"/>
          <table:table-cell table:number-columns-repeated="16381"/>
        </table:table-row>
        <table:table-row table:style-name="ro3">
          <table:table-cell office:value-type="string" office:string-value="" table:formula="msoxl:=IF(C191=&quot;&quot;,&quot;&quot;,&quot;#define&quot;)" table:style-name="ce1"/>
          <table:table-cell office:value-type="string" office:string-value="" table:formula="msoxl:=IF(Translation!B191=&quot;&quot;,&quot;&quot;,Translation!B191)" table:style-name="ce1"/>
          <table:table-cell office:value-type="string" office:string-value="" table:formula="msoxl:= IF(Translation!C191=&quot;&quot;,&quot;&quot;,CHAR(34) &amp; Translation!C191 &amp; CHAR(34))" table:style-name="ce1"/>
          <table:table-cell table:number-columns-repeated="16381"/>
        </table:table-row>
        <table:table-row table:style-name="ro3">
          <table:table-cell office:value-type="string" office:string-value="" table:formula="msoxl:=IF(C192=&quot;&quot;,&quot;&quot;,&quot;#define&quot;)" table:style-name="ce1"/>
          <table:table-cell office:value-type="string" office:string-value="" table:formula="msoxl:=IF(Translation!B192=&quot;&quot;,&quot;&quot;,Translation!B192)" table:style-name="ce1"/>
          <table:table-cell office:value-type="string" office:string-value="" table:formula="msoxl:= IF(Translation!C192=&quot;&quot;,&quot;&quot;,CHAR(34) &amp; Translation!C192 &amp; CHAR(34))" table:style-name="ce1"/>
          <table:table-cell table:number-columns-repeated="16381"/>
        </table:table-row>
        <table:table-row table:style-name="ro3">
          <table:table-cell office:value-type="string" office:string-value="" table:formula="msoxl:=IF(C193=&quot;&quot;,&quot;&quot;,&quot;#define&quot;)" table:style-name="ce1"/>
          <table:table-cell office:value-type="string" office:string-value="" table:formula="msoxl:=IF(Translation!B193=&quot;&quot;,&quot;&quot;,Translation!B193)" table:style-name="ce1"/>
          <table:table-cell office:value-type="string" office:string-value="" table:formula="msoxl:= IF(Translation!C193=&quot;&quot;,&quot;&quot;,CHAR(34) &amp; Translation!C193 &amp; CHAR(34))" table:style-name="ce1"/>
          <table:table-cell table:number-columns-repeated="16381"/>
        </table:table-row>
        <table:table-row table:style-name="ro3">
          <table:table-cell office:value-type="string" office:string-value="" table:formula="msoxl:=IF(C194=&quot;&quot;,&quot;&quot;,&quot;#define&quot;)" table:style-name="ce1"/>
          <table:table-cell office:value-type="string" office:string-value="" table:formula="msoxl:=IF(Translation!B194=&quot;&quot;,&quot;&quot;,Translation!B194)" table:style-name="ce1"/>
          <table:table-cell office:value-type="string" office:string-value="" table:formula="msoxl:= IF(Translation!C194=&quot;&quot;,&quot;&quot;,CHAR(34) &amp; Translation!C194 &amp; CHAR(34))" table:style-name="ce1"/>
          <table:table-cell table:number-columns-repeated="16381"/>
        </table:table-row>
        <table:table-row table:style-name="ro3">
          <table:table-cell office:value-type="string" office:string-value="" table:formula="msoxl:=IF(C195=&quot;&quot;,&quot;&quot;,&quot;#define&quot;)" table:style-name="ce1"/>
          <table:table-cell office:value-type="string" office:string-value="" table:formula="msoxl:=IF(Translation!B195=&quot;&quot;,&quot;&quot;,Translation!B195)" table:style-name="ce1"/>
          <table:table-cell office:value-type="string" office:string-value="" table:formula="msoxl:= IF(Translation!C195=&quot;&quot;,&quot;&quot;,CHAR(34) &amp; Translation!C195 &amp; CHAR(34))" table:style-name="ce1"/>
          <table:table-cell table:number-columns-repeated="16381"/>
        </table:table-row>
        <table:table-row table:style-name="ro3">
          <table:table-cell office:value-type="string" office:string-value="" table:formula="msoxl:=IF(C196=&quot;&quot;,&quot;&quot;,&quot;#define&quot;)" table:style-name="ce1"/>
          <table:table-cell office:value-type="string" office:string-value="" table:formula="msoxl:=IF(Translation!B196=&quot;&quot;,&quot;&quot;,Translation!B196)" table:style-name="ce1"/>
          <table:table-cell office:value-type="string" office:string-value="" table:formula="msoxl:= IF(Translation!C196=&quot;&quot;,&quot;&quot;,CHAR(34) &amp; Translation!C196 &amp; CHAR(34))" table:style-name="ce1"/>
          <table:table-cell table:number-columns-repeated="16381"/>
        </table:table-row>
        <table:table-row table:style-name="ro3">
          <table:table-cell office:value-type="string" office:string-value="" table:formula="msoxl:=IF(C197=&quot;&quot;,&quot;&quot;,&quot;#define&quot;)" table:style-name="ce1"/>
          <table:table-cell office:value-type="string" office:string-value="" table:formula="msoxl:=IF(Translation!B197=&quot;&quot;,&quot;&quot;,Translation!B197)" table:style-name="ce1"/>
          <table:table-cell office:value-type="string" office:string-value="" table:formula="msoxl:= IF(Translation!C197=&quot;&quot;,&quot;&quot;,CHAR(34) &amp; Translation!C197 &amp; CHAR(34))" table:style-name="ce1"/>
          <table:table-cell table:number-columns-repeated="16381"/>
        </table:table-row>
        <table:table-row table:style-name="ro3">
          <table:table-cell office:value-type="string" office:string-value="" table:formula="msoxl:=IF(C198=&quot;&quot;,&quot;&quot;,&quot;#define&quot;)" table:style-name="ce1"/>
          <table:table-cell office:value-type="string" office:string-value="" table:formula="msoxl:=IF(Translation!B198=&quot;&quot;,&quot;&quot;,Translation!B198)" table:style-name="ce1"/>
          <table:table-cell office:value-type="string" office:string-value="" table:formula="msoxl:= IF(Translation!C198=&quot;&quot;,&quot;&quot;,CHAR(34) &amp; Translation!C198 &amp; CHAR(34))" table:style-name="ce1"/>
          <table:table-cell table:number-columns-repeated="16381"/>
        </table:table-row>
        <table:table-row table:style-name="ro3">
          <table:table-cell office:value-type="string" office:string-value="" table:formula="msoxl:=IF(C199=&quot;&quot;,&quot;&quot;,&quot;#define&quot;)" table:style-name="ce1"/>
          <table:table-cell office:value-type="string" office:string-value="" table:formula="msoxl:=IF(Translation!B199=&quot;&quot;,&quot;&quot;,Translation!B199)" table:style-name="ce1"/>
          <table:table-cell office:value-type="string" office:string-value="" table:formula="msoxl:= IF(Translation!C199=&quot;&quot;,&quot;&quot;,CHAR(34) &amp; Translation!C199 &amp; CHAR(34))" table:style-name="ce1"/>
          <table:table-cell table:number-columns-repeated="16381"/>
        </table:table-row>
        <table:table-row table:style-name="ro3">
          <table:table-cell office:value-type="string" office:string-value="" table:formula="msoxl:=IF(C200=&quot;&quot;,&quot;&quot;,&quot;#define&quot;)" table:style-name="ce1"/>
          <table:table-cell office:value-type="string" office:string-value="" table:formula="msoxl:=IF(Translation!B200=&quot;&quot;,&quot;&quot;,Translation!B200)" table:style-name="ce1"/>
          <table:table-cell office:value-type="string" office:string-value="" table:formula="msoxl:= IF(Translation!C200=&quot;&quot;,&quot;&quot;,CHAR(34) &amp; Translation!C200 &amp; CHAR(34))" table:style-name="ce1"/>
          <table:table-cell table:number-columns-repeated="16381"/>
        </table:table-row>
        <table:table-row table:style-name="ro3">
          <table:table-cell office:value-type="string" office:string-value="" table:formula="msoxl:=IF(C201=&quot;&quot;,&quot;&quot;,&quot;#define&quot;)" table:style-name="ce1"/>
          <table:table-cell office:value-type="string" office:string-value="" table:formula="msoxl:=IF(Translation!B201=&quot;&quot;,&quot;&quot;,Translation!B201)" table:style-name="ce1"/>
          <table:table-cell office:value-type="string" office:string-value="" table:formula="msoxl:= IF(Translation!C201=&quot;&quot;,&quot;&quot;,CHAR(34) &amp; Translation!C201 &amp; CHAR(34))" table:style-name="ce1"/>
          <table:table-cell table:number-columns-repeated="16381"/>
        </table:table-row>
        <table:table-row table:style-name="ro3">
          <table:table-cell office:value-type="string" office:string-value="" table:formula="msoxl:=IF(C202=&quot;&quot;,&quot;&quot;,&quot;#define&quot;)" table:style-name="ce1"/>
          <table:table-cell office:value-type="string" office:string-value="" table:formula="msoxl:=IF(Translation!B202=&quot;&quot;,&quot;&quot;,Translation!B202)" table:style-name="ce1"/>
          <table:table-cell office:value-type="string" office:string-value="" table:formula="msoxl:= IF(Translation!C202=&quot;&quot;,&quot;&quot;,CHAR(34) &amp; Translation!C202 &amp; CHAR(34))" table:style-name="ce1"/>
          <table:table-cell table:number-columns-repeated="16381"/>
        </table:table-row>
        <table:table-row table:style-name="ro3">
          <table:table-cell office:value-type="string" office:string-value="" table:formula="msoxl:=IF(C203=&quot;&quot;,&quot;&quot;,&quot;#define&quot;)" table:style-name="ce1"/>
          <table:table-cell office:value-type="string" office:string-value="" table:formula="msoxl:=IF(Translation!B203=&quot;&quot;,&quot;&quot;,Translation!B203)" table:style-name="ce1"/>
          <table:table-cell office:value-type="string" office:string-value="" table:formula="msoxl:= IF(Translation!C203=&quot;&quot;,&quot;&quot;,CHAR(34) &amp; Translation!C203 &amp; CHAR(34))" table:style-name="ce1"/>
          <table:table-cell table:number-columns-repeated="16381"/>
        </table:table-row>
        <table:table-row table:style-name="ro3">
          <table:table-cell office:value-type="string" office:string-value="" table:formula="msoxl:=IF(C204=&quot;&quot;,&quot;&quot;,&quot;#define&quot;)" table:style-name="ce1"/>
          <table:table-cell office:value-type="string" office:string-value="" table:formula="msoxl:=IF(Translation!B204=&quot;&quot;,&quot;&quot;,Translation!B204)" table:style-name="ce1"/>
          <table:table-cell office:value-type="string" office:string-value="" table:formula="msoxl:= IF(Translation!C204=&quot;&quot;,&quot;&quot;,CHAR(34) &amp; Translation!C204 &amp; CHAR(34))" table:style-name="ce1"/>
          <table:table-cell table:number-columns-repeated="16381"/>
        </table:table-row>
        <table:table-row table:style-name="ro3">
          <table:table-cell office:value-type="string" office:string-value="" table:formula="msoxl:=IF(C205=&quot;&quot;,&quot;&quot;,&quot;#define&quot;)" table:style-name="ce1"/>
          <table:table-cell office:value-type="string" office:string-value="" table:formula="msoxl:=IF(Translation!B205=&quot;&quot;,&quot;&quot;,Translation!B205)" table:style-name="ce1"/>
          <table:table-cell office:value-type="string" office:string-value="" table:formula="msoxl:= IF(Translation!C205=&quot;&quot;,&quot;&quot;,CHAR(34) &amp; Translation!C205 &amp; CHAR(34))" table:style-name="ce1"/>
          <table:table-cell table:number-columns-repeated="16381"/>
        </table:table-row>
        <table:table-row table:style-name="ro3">
          <table:table-cell office:value-type="string" office:string-value="" table:formula="msoxl:=IF(C206=&quot;&quot;,&quot;&quot;,&quot;#define&quot;)" table:style-name="ce1"/>
          <table:table-cell office:value-type="string" office:string-value="" table:formula="msoxl:=IF(Translation!B206=&quot;&quot;,&quot;&quot;,Translation!B206)" table:style-name="ce1"/>
          <table:table-cell office:value-type="string" office:string-value="" table:formula="msoxl:= IF(Translation!C206=&quot;&quot;,&quot;&quot;,CHAR(34) &amp; Translation!C206 &amp; CHAR(34))" table:style-name="ce1"/>
          <table:table-cell table:number-columns-repeated="16381"/>
        </table:table-row>
        <table:table-row table:style-name="ro3">
          <table:table-cell office:value-type="string" office:string-value="" table:formula="msoxl:=IF(C207=&quot;&quot;,&quot;&quot;,&quot;#define&quot;)" table:style-name="ce1"/>
          <table:table-cell office:value-type="string" office:string-value="" table:formula="msoxl:=IF(Translation!B207=&quot;&quot;,&quot;&quot;,Translation!B207)" table:style-name="ce1"/>
          <table:table-cell office:value-type="string" office:string-value="" table:formula="msoxl:= IF(Translation!C207=&quot;&quot;,&quot;&quot;,CHAR(34) &amp; Translation!C207 &amp; CHAR(34))" table:style-name="ce1"/>
          <table:table-cell table:number-columns-repeated="16381"/>
        </table:table-row>
        <table:table-row table:style-name="ro3">
          <table:table-cell office:value-type="string" office:string-value="" table:formula="msoxl:=IF(C208=&quot;&quot;,&quot;&quot;,&quot;#define&quot;)" table:style-name="ce1"/>
          <table:table-cell office:value-type="string" office:string-value="" table:formula="msoxl:=IF(Translation!B208=&quot;&quot;,&quot;&quot;,Translation!B208)" table:style-name="ce1"/>
          <table:table-cell office:value-type="string" office:string-value="" table:formula="msoxl:= IF(Translation!C208=&quot;&quot;,&quot;&quot;,CHAR(34) &amp; Translation!C208 &amp; CHAR(34))" table:style-name="ce1"/>
          <table:table-cell table:number-columns-repeated="16381"/>
        </table:table-row>
        <table:table-row table:style-name="ro3">
          <table:table-cell office:value-type="string" office:string-value="" table:formula="msoxl:=IF(C209=&quot;&quot;,&quot;&quot;,&quot;#define&quot;)" table:style-name="ce1"/>
          <table:table-cell office:value-type="string" office:string-value="" table:formula="msoxl:=IF(Translation!B209=&quot;&quot;,&quot;&quot;,Translation!B209)" table:style-name="ce1"/>
          <table:table-cell office:value-type="string" office:string-value="" table:formula="msoxl:= IF(Translation!C209=&quot;&quot;,&quot;&quot;,CHAR(34) &amp; Translation!C209 &amp; CHAR(34))" table:style-name="ce1"/>
          <table:table-cell table:number-columns-repeated="16381"/>
        </table:table-row>
        <table:table-row table:style-name="ro3">
          <table:table-cell office:value-type="string" office:string-value="" table:formula="msoxl:=IF(C210=&quot;&quot;,&quot;&quot;,&quot;#define&quot;)" table:style-name="ce1"/>
          <table:table-cell office:value-type="string" office:string-value="" table:formula="msoxl:=IF(Translation!B210=&quot;&quot;,&quot;&quot;,Translation!B210)" table:style-name="ce1"/>
          <table:table-cell office:value-type="string" office:string-value="" table:formula="msoxl:= IF(Translation!C210=&quot;&quot;,&quot;&quot;,CHAR(34) &amp; Translation!C210 &amp; CHAR(34))" table:style-name="ce1"/>
          <table:table-cell table:number-columns-repeated="16381"/>
        </table:table-row>
        <table:table-row table:style-name="ro3">
          <table:table-cell office:value-type="string" office:string-value="" table:formula="msoxl:=IF(C211=&quot;&quot;,&quot;&quot;,&quot;#define&quot;)" table:style-name="ce1"/>
          <table:table-cell office:value-type="string" office:string-value="" table:formula="msoxl:=IF(Translation!B211=&quot;&quot;,&quot;&quot;,Translation!B211)" table:style-name="ce1"/>
          <table:table-cell office:value-type="string" office:string-value="" table:formula="msoxl:= IF(Translation!C211=&quot;&quot;,&quot;&quot;,CHAR(34) &amp; Translation!C211 &amp; CHAR(34))" table:style-name="ce1"/>
          <table:table-cell table:number-columns-repeated="16381"/>
        </table:table-row>
        <table:table-row table:style-name="ro3">
          <table:table-cell office:value-type="string" office:string-value="" table:formula="msoxl:=IF(C212=&quot;&quot;,&quot;&quot;,&quot;#define&quot;)" table:style-name="ce1"/>
          <table:table-cell office:value-type="string" office:string-value="" table:formula="msoxl:=IF(Translation!B212=&quot;&quot;,&quot;&quot;,Translation!B212)" table:style-name="ce1"/>
          <table:table-cell office:value-type="string" office:string-value="" table:formula="msoxl:= IF(Translation!C212=&quot;&quot;,&quot;&quot;,CHAR(34) &amp; Translation!C212 &amp; CHAR(34))" table:style-name="ce1"/>
          <table:table-cell table:number-columns-repeated="16381"/>
        </table:table-row>
        <table:table-row table:style-name="ro3">
          <table:table-cell office:value-type="string" office:string-value="" table:formula="msoxl:=IF(C213=&quot;&quot;,&quot;&quot;,&quot;#define&quot;)" table:style-name="ce1"/>
          <table:table-cell office:value-type="string" office:string-value="" table:formula="msoxl:=IF(Translation!B213=&quot;&quot;,&quot;&quot;,Translation!B213)" table:style-name="ce1"/>
          <table:table-cell office:value-type="string" office:string-value="" table:formula="msoxl:= IF(Translation!C213=&quot;&quot;,&quot;&quot;,CHAR(34) &amp; Translation!C213 &amp; CHAR(34))" table:style-name="ce1"/>
          <table:table-cell table:number-columns-repeated="16381"/>
        </table:table-row>
        <table:table-row table:style-name="ro3">
          <table:table-cell office:value-type="string" office:string-value="" table:formula="msoxl:=IF(C214=&quot;&quot;,&quot;&quot;,&quot;#define&quot;)" table:style-name="ce1"/>
          <table:table-cell office:value-type="string" office:string-value="" table:formula="msoxl:=IF(Translation!B214=&quot;&quot;,&quot;&quot;,Translation!B214)" table:style-name="ce1"/>
          <table:table-cell office:value-type="string" office:string-value="" table:formula="msoxl:= IF(Translation!C214=&quot;&quot;,&quot;&quot;,CHAR(34) &amp; Translation!C214 &amp; CHAR(34))" table:style-name="ce1"/>
          <table:table-cell table:number-columns-repeated="16381"/>
        </table:table-row>
        <table:table-row table:style-name="ro3">
          <table:table-cell office:value-type="string" office:string-value="" table:formula="msoxl:=IF(C215=&quot;&quot;,&quot;&quot;,&quot;#define&quot;)" table:style-name="ce1"/>
          <table:table-cell office:value-type="string" office:string-value="" table:formula="msoxl:=IF(Translation!B215=&quot;&quot;,&quot;&quot;,Translation!B215)" table:style-name="ce1"/>
          <table:table-cell office:value-type="string" office:string-value="" table:formula="msoxl:= IF(Translation!C215=&quot;&quot;,&quot;&quot;,CHAR(34) &amp; Translation!C215 &amp; CHAR(34))" table:style-name="ce1"/>
          <table:table-cell table:number-columns-repeated="16381"/>
        </table:table-row>
        <table:table-row table:style-name="ro3">
          <table:table-cell office:value-type="string" office:string-value="" table:formula="msoxl:=IF(C216=&quot;&quot;,&quot;&quot;,&quot;#define&quot;)" table:style-name="ce1"/>
          <table:table-cell office:value-type="string" office:string-value="" table:formula="msoxl:=IF(Translation!B216=&quot;&quot;,&quot;&quot;,Translation!B216)" table:style-name="ce1"/>
          <table:table-cell office:value-type="string" office:string-value="" table:formula="msoxl:= IF(Translation!C216=&quot;&quot;,&quot;&quot;,CHAR(34) &amp; Translation!C216 &amp; CHAR(34))" table:style-name="ce1"/>
          <table:table-cell table:number-columns-repeated="16381"/>
        </table:table-row>
        <table:table-row table:style-name="ro3">
          <table:table-cell office:value-type="string" office:string-value="" table:formula="msoxl:=IF(C217=&quot;&quot;,&quot;&quot;,&quot;#define&quot;)" table:style-name="ce1"/>
          <table:table-cell office:value-type="string" office:string-value="" table:formula="msoxl:=IF(Translation!B217=&quot;&quot;,&quot;&quot;,Translation!B217)" table:style-name="ce1"/>
          <table:table-cell office:value-type="string" office:string-value="" table:formula="msoxl:= IF(Translation!C217=&quot;&quot;,&quot;&quot;,CHAR(34) &amp; Translation!C217 &amp; CHAR(34))" table:style-name="ce1"/>
          <table:table-cell table:number-columns-repeated="16381"/>
        </table:table-row>
        <table:table-row table:style-name="ro3">
          <table:table-cell office:value-type="string" office:string-value="" table:formula="msoxl:=IF(C218=&quot;&quot;,&quot;&quot;,&quot;#define&quot;)" table:style-name="ce1"/>
          <table:table-cell office:value-type="string" office:string-value="" table:formula="msoxl:=IF(Translation!B218=&quot;&quot;,&quot;&quot;,Translation!B218)" table:style-name="ce1"/>
          <table:table-cell office:value-type="string" office:string-value="" table:formula="msoxl:= IF(Translation!C218=&quot;&quot;,&quot;&quot;,CHAR(34) &amp; Translation!C218 &amp; CHAR(34))" table:style-name="ce1"/>
          <table:table-cell table:number-columns-repeated="16381"/>
        </table:table-row>
        <table:table-row table:style-name="ro3">
          <table:table-cell office:value-type="string" office:string-value="" table:formula="msoxl:=IF(C219=&quot;&quot;,&quot;&quot;,&quot;#define&quot;)" table:style-name="ce1"/>
          <table:table-cell office:value-type="string" office:string-value="" table:formula="msoxl:=IF(Translation!B219=&quot;&quot;,&quot;&quot;,Translation!B219)" table:style-name="ce1"/>
          <table:table-cell office:value-type="string" office:string-value="" table:formula="msoxl:= IF(Translation!C219=&quot;&quot;,&quot;&quot;,CHAR(34) &amp; Translation!C219 &amp; CHAR(34))" table:style-name="ce1"/>
          <table:table-cell table:number-columns-repeated="16381"/>
        </table:table-row>
        <table:table-row table:style-name="ro3">
          <table:table-cell office:value-type="string" office:string-value="" table:formula="msoxl:=IF(C220=&quot;&quot;,&quot;&quot;,&quot;#define&quot;)" table:style-name="ce1"/>
          <table:table-cell office:value-type="string" office:string-value="" table:formula="msoxl:=IF(Translation!B220=&quot;&quot;,&quot;&quot;,Translation!B220)" table:style-name="ce1"/>
          <table:table-cell office:value-type="string" office:string-value="" table:formula="msoxl:= IF(Translation!C220=&quot;&quot;,&quot;&quot;,CHAR(34) &amp; Translation!C220 &amp; CHAR(34))" table:style-name="ce1"/>
          <table:table-cell table:number-columns-repeated="16381"/>
        </table:table-row>
        <table:table-row table:style-name="ro3">
          <table:table-cell office:value-type="string" office:string-value="" table:formula="msoxl:=IF(C221=&quot;&quot;,&quot;&quot;,&quot;#define&quot;)" table:style-name="ce1"/>
          <table:table-cell office:value-type="string" office:string-value="" table:formula="msoxl:=IF(Translation!B221=&quot;&quot;,&quot;&quot;,Translation!B221)" table:style-name="ce1"/>
          <table:table-cell office:value-type="string" office:string-value="" table:formula="msoxl:= IF(Translation!C221=&quot;&quot;,&quot;&quot;,CHAR(34) &amp; Translation!C221 &amp; CHAR(34))" table:style-name="ce1"/>
          <table:table-cell table:number-columns-repeated="16381"/>
        </table:table-row>
        <table:table-row table:style-name="ro3">
          <table:table-cell office:value-type="string" office:string-value="" table:formula="msoxl:=IF(C222=&quot;&quot;,&quot;&quot;,&quot;#define&quot;)" table:style-name="ce1"/>
          <table:table-cell office:value-type="string" office:string-value="" table:formula="msoxl:=IF(Translation!B222=&quot;&quot;,&quot;&quot;,Translation!B222)" table:style-name="ce1"/>
          <table:table-cell office:value-type="string" office:string-value="" table:formula="msoxl:= IF(Translation!C222=&quot;&quot;,&quot;&quot;,CHAR(34) &amp; Translation!C222 &amp; CHAR(34))" table:style-name="ce1"/>
          <table:table-cell table:number-columns-repeated="16381"/>
        </table:table-row>
        <table:table-row table:style-name="ro3">
          <table:table-cell office:value-type="string" office:string-value="" table:formula="msoxl:=IF(C223=&quot;&quot;,&quot;&quot;,&quot;#define&quot;)" table:style-name="ce1"/>
          <table:table-cell office:value-type="string" office:string-value="" table:formula="msoxl:=IF(Translation!B223=&quot;&quot;,&quot;&quot;,Translation!B223)" table:style-name="ce1"/>
          <table:table-cell office:value-type="string" office:string-value="" table:formula="msoxl:= IF(Translation!C223=&quot;&quot;,&quot;&quot;,CHAR(34) &amp; Translation!C223 &amp; CHAR(34))" table:style-name="ce1"/>
          <table:table-cell table:number-columns-repeated="16381"/>
        </table:table-row>
        <table:table-row table:style-name="ro3">
          <table:table-cell office:value-type="string" office:string-value="" table:formula="msoxl:=IF(C224=&quot;&quot;,&quot;&quot;,&quot;#define&quot;)" table:style-name="ce1"/>
          <table:table-cell office:value-type="string" office:string-value="" table:formula="msoxl:=IF(Translation!B224=&quot;&quot;,&quot;&quot;,Translation!B224)" table:style-name="ce1"/>
          <table:table-cell office:value-type="string" office:string-value="" table:formula="msoxl:= IF(Translation!C224=&quot;&quot;,&quot;&quot;,CHAR(34) &amp; Translation!C224 &amp; CHAR(34))" table:style-name="ce1"/>
          <table:table-cell table:number-columns-repeated="16381"/>
        </table:table-row>
        <table:table-row table:style-name="ro3">
          <table:table-cell office:value-type="string" office:string-value="" table:formula="msoxl:=IF(C225=&quot;&quot;,&quot;&quot;,&quot;#define&quot;)" table:style-name="ce1"/>
          <table:table-cell office:value-type="string" office:string-value="" table:formula="msoxl:=IF(Translation!B225=&quot;&quot;,&quot;&quot;,Translation!B225)" table:style-name="ce1"/>
          <table:table-cell office:value-type="string" office:string-value="" table:formula="msoxl:= IF(Translation!C225=&quot;&quot;,&quot;&quot;,CHAR(34) &amp; Translation!C225 &amp; CHAR(34))" table:style-name="ce1"/>
          <table:table-cell table:number-columns-repeated="16381"/>
        </table:table-row>
        <table:table-row table:style-name="ro3">
          <table:table-cell office:value-type="string" office:string-value="" table:formula="msoxl:=IF(C226=&quot;&quot;,&quot;&quot;,&quot;#define&quot;)" table:style-name="ce1"/>
          <table:table-cell office:value-type="string" office:string-value="" table:formula="msoxl:=IF(Translation!B226=&quot;&quot;,&quot;&quot;,Translation!B226)" table:style-name="ce1"/>
          <table:table-cell office:value-type="string" office:string-value="" table:formula="msoxl:= IF(Translation!C226=&quot;&quot;,&quot;&quot;,CHAR(34) &amp; Translation!C226 &amp; CHAR(34))" table:style-name="ce1"/>
          <table:table-cell table:number-columns-repeated="16381"/>
        </table:table-row>
        <table:table-row table:style-name="ro3">
          <table:table-cell office:value-type="string" office:string-value="" table:formula="msoxl:=IF(C227=&quot;&quot;,&quot;&quot;,&quot;#define&quot;)" table:style-name="ce1"/>
          <table:table-cell office:value-type="string" office:string-value="" table:formula="msoxl:=IF(Translation!B227=&quot;&quot;,&quot;&quot;,Translation!B227)" table:style-name="ce1"/>
          <table:table-cell office:value-type="string" office:string-value="" table:formula="msoxl:= IF(Translation!C227=&quot;&quot;,&quot;&quot;,CHAR(34) &amp; Translation!C227 &amp; CHAR(34))" table:style-name="ce1"/>
          <table:table-cell table:number-columns-repeated="16381"/>
        </table:table-row>
        <table:table-row table:style-name="ro3">
          <table:table-cell office:value-type="string" office:string-value="" table:formula="msoxl:=IF(C228=&quot;&quot;,&quot;&quot;,&quot;#define&quot;)" table:style-name="ce1"/>
          <table:table-cell office:value-type="string" office:string-value="" table:formula="msoxl:=IF(Translation!B228=&quot;&quot;,&quot;&quot;,Translation!B228)" table:style-name="ce1"/>
          <table:table-cell office:value-type="string" office:string-value="" table:formula="msoxl:= IF(Translation!C228=&quot;&quot;,&quot;&quot;,CHAR(34) &amp; Translation!C228 &amp; CHAR(34))" table:style-name="ce1"/>
          <table:table-cell table:number-columns-repeated="16381"/>
        </table:table-row>
        <table:table-row table:style-name="ro3">
          <table:table-cell office:value-type="string" office:string-value="" table:formula="msoxl:=IF(C229=&quot;&quot;,&quot;&quot;,&quot;#define&quot;)" table:style-name="ce1"/>
          <table:table-cell office:value-type="string" office:string-value="" table:formula="msoxl:=IF(Translation!B229=&quot;&quot;,&quot;&quot;,Translation!B229)" table:style-name="ce1"/>
          <table:table-cell office:value-type="string" office:string-value="" table:formula="msoxl:= IF(Translation!C229=&quot;&quot;,&quot;&quot;,CHAR(34) &amp; Translation!C229 &amp; CHAR(34))" table:style-name="ce1"/>
          <table:table-cell table:number-columns-repeated="16381"/>
        </table:table-row>
        <table:table-row table:style-name="ro3">
          <table:table-cell office:value-type="string" office:string-value="" table:formula="msoxl:=IF(C230=&quot;&quot;,&quot;&quot;,&quot;#define&quot;)" table:style-name="ce1"/>
          <table:table-cell office:value-type="string" office:string-value="" table:formula="msoxl:=IF(Translation!B230=&quot;&quot;,&quot;&quot;,Translation!B230)" table:style-name="ce1"/>
          <table:table-cell office:value-type="string" office:string-value="" table:formula="msoxl:= IF(Translation!C230=&quot;&quot;,&quot;&quot;,CHAR(34) &amp; Translation!C230 &amp; CHAR(34))" table:style-name="ce1"/>
          <table:table-cell table:number-columns-repeated="16381"/>
        </table:table-row>
        <table:table-row table:style-name="ro3">
          <table:table-cell office:value-type="string" office:string-value="" table:formula="msoxl:=IF(C231=&quot;&quot;,&quot;&quot;,&quot;#define&quot;)" table:style-name="ce1"/>
          <table:table-cell office:value-type="string" office:string-value="" table:formula="msoxl:=IF(Translation!B231=&quot;&quot;,&quot;&quot;,Translation!B231)" table:style-name="ce1"/>
          <table:table-cell office:value-type="string" office:string-value="" table:formula="msoxl:= IF(Translation!C231=&quot;&quot;,&quot;&quot;,CHAR(34) &amp; Translation!C231 &amp; CHAR(34))" table:style-name="ce1"/>
          <table:table-cell table:number-columns-repeated="16381"/>
        </table:table-row>
        <table:table-row table:style-name="ro3">
          <table:table-cell office:value-type="string" office:string-value="" table:formula="msoxl:=IF(C232=&quot;&quot;,&quot;&quot;,&quot;#define&quot;)" table:style-name="ce1"/>
          <table:table-cell office:value-type="string" office:string-value="" table:formula="msoxl:=IF(Translation!B232=&quot;&quot;,&quot;&quot;,Translation!B232)" table:style-name="ce1"/>
          <table:table-cell office:value-type="string" office:string-value="" table:formula="msoxl:= IF(Translation!C232=&quot;&quot;,&quot;&quot;,CHAR(34) &amp; Translation!C232 &amp; CHAR(34))" table:style-name="ce1"/>
          <table:table-cell table:number-columns-repeated="16381"/>
        </table:table-row>
        <table:table-row table:style-name="ro3">
          <table:table-cell office:value-type="string" office:string-value="" table:formula="msoxl:=IF(C233=&quot;&quot;,&quot;&quot;,&quot;#define&quot;)" table:style-name="ce1"/>
          <table:table-cell office:value-type="string" office:string-value="" table:formula="msoxl:=IF(Translation!B233=&quot;&quot;,&quot;&quot;,Translation!B233)" table:style-name="ce1"/>
          <table:table-cell office:value-type="string" office:string-value="" table:formula="msoxl:= IF(Translation!C233=&quot;&quot;,&quot;&quot;,CHAR(34) &amp; Translation!C233 &amp; CHAR(34))" table:style-name="ce1"/>
          <table:table-cell table:number-columns-repeated="16381"/>
        </table:table-row>
        <table:table-row table:style-name="ro3">
          <table:table-cell office:value-type="string" office:string-value="" table:formula="msoxl:=IF(C234=&quot;&quot;,&quot;&quot;,&quot;#define&quot;)" table:style-name="ce1"/>
          <table:table-cell office:value-type="string" office:string-value="" table:formula="msoxl:=IF(Translation!B234=&quot;&quot;,&quot;&quot;,Translation!B234)" table:style-name="ce1"/>
          <table:table-cell office:value-type="string" office:string-value="" table:formula="msoxl:= IF(Translation!C234=&quot;&quot;,&quot;&quot;,CHAR(34) &amp; Translation!C234 &amp; CHAR(34))" table:style-name="ce1"/>
          <table:table-cell table:number-columns-repeated="16381"/>
        </table:table-row>
        <table:table-row table:style-name="ro3">
          <table:table-cell office:value-type="string" office:string-value="" table:formula="msoxl:=IF(C235=&quot;&quot;,&quot;&quot;,&quot;#define&quot;)" table:style-name="ce1"/>
          <table:table-cell office:value-type="string" office:string-value="" table:formula="msoxl:=IF(Translation!B235=&quot;&quot;,&quot;&quot;,Translation!B235)" table:style-name="ce1"/>
          <table:table-cell office:value-type="string" office:string-value="" table:formula="msoxl:= IF(Translation!C235=&quot;&quot;,&quot;&quot;,CHAR(34) &amp; Translation!C235 &amp; CHAR(34))" table:style-name="ce1"/>
          <table:table-cell table:number-columns-repeated="16381"/>
        </table:table-row>
        <table:table-row table:style-name="ro3">
          <table:table-cell office:value-type="string" office:string-value="" table:formula="msoxl:=IF(C236=&quot;&quot;,&quot;&quot;,&quot;#define&quot;)" table:style-name="ce1"/>
          <table:table-cell office:value-type="string" office:string-value="" table:formula="msoxl:=IF(Translation!B236=&quot;&quot;,&quot;&quot;,Translation!B236)" table:style-name="ce1"/>
          <table:table-cell office:value-type="string" office:string-value="" table:formula="msoxl:= IF(Translation!C236=&quot;&quot;,&quot;&quot;,CHAR(34) &amp; Translation!C236 &amp; CHAR(34))" table:style-name="ce1"/>
          <table:table-cell table:number-columns-repeated="16381"/>
        </table:table-row>
        <table:table-row table:style-name="ro3">
          <table:table-cell office:value-type="string" office:string-value="" table:formula="msoxl:=IF(C237=&quot;&quot;,&quot;&quot;,&quot;#define&quot;)" table:style-name="ce1"/>
          <table:table-cell office:value-type="string" office:string-value="" table:formula="msoxl:=IF(Translation!B237=&quot;&quot;,&quot;&quot;,Translation!B237)" table:style-name="ce1"/>
          <table:table-cell office:value-type="string" office:string-value="" table:formula="msoxl:= IF(Translation!C237=&quot;&quot;,&quot;&quot;,CHAR(34) &amp; Translation!C237 &amp; CHAR(34))" table:style-name="ce1"/>
          <table:table-cell table:number-columns-repeated="16381"/>
        </table:table-row>
        <table:table-row table:style-name="ro3">
          <table:table-cell office:value-type="string" office:string-value="" table:formula="msoxl:=IF(C238=&quot;&quot;,&quot;&quot;,&quot;#define&quot;)" table:style-name="ce1"/>
          <table:table-cell office:value-type="string" office:string-value="" table:formula="msoxl:=IF(Translation!B238=&quot;&quot;,&quot;&quot;,Translation!B238)" table:style-name="ce1"/>
          <table:table-cell office:value-type="string" office:string-value="" table:formula="msoxl:= IF(Translation!C238=&quot;&quot;,&quot;&quot;,CHAR(34) &amp; Translation!C238 &amp; CHAR(34))" table:style-name="ce1"/>
          <table:table-cell table:number-columns-repeated="16381"/>
        </table:table-row>
        <table:table-row table:style-name="ro3">
          <table:table-cell office:value-type="string" office:string-value="" table:formula="msoxl:=IF(C239=&quot;&quot;,&quot;&quot;,&quot;#define&quot;)" table:style-name="ce1"/>
          <table:table-cell office:value-type="string" office:string-value="" table:formula="msoxl:=IF(Translation!B239=&quot;&quot;,&quot;&quot;,Translation!B239)" table:style-name="ce1"/>
          <table:table-cell office:value-type="string" office:string-value="" table:formula="msoxl:= IF(Translation!C239=&quot;&quot;,&quot;&quot;,CHAR(34) &amp; Translation!C239 &amp; CHAR(34))" table:style-name="ce1"/>
          <table:table-cell table:number-columns-repeated="16381"/>
        </table:table-row>
        <table:table-row table:style-name="ro3">
          <table:table-cell office:value-type="string" office:string-value="" table:formula="msoxl:=IF(C240=&quot;&quot;,&quot;&quot;,&quot;#define&quot;)" table:style-name="ce1"/>
          <table:table-cell office:value-type="string" office:string-value="" table:formula="msoxl:=IF(Translation!B240=&quot;&quot;,&quot;&quot;,Translation!B240)" table:style-name="ce1"/>
          <table:table-cell office:value-type="string" office:string-value="" table:formula="msoxl:= IF(Translation!C240=&quot;&quot;,&quot;&quot;,CHAR(34) &amp; Translation!C240 &amp; CHAR(34))" table:style-name="ce1"/>
          <table:table-cell table:number-columns-repeated="16381"/>
        </table:table-row>
        <table:table-row table:style-name="ro3">
          <table:table-cell office:value-type="string" office:string-value="" table:formula="msoxl:=IF(C241=&quot;&quot;,&quot;&quot;,&quot;#define&quot;)" table:style-name="ce1"/>
          <table:table-cell office:value-type="string" office:string-value="" table:formula="msoxl:=IF(Translation!B241=&quot;&quot;,&quot;&quot;,Translation!B241)" table:style-name="ce1"/>
          <table:table-cell office:value-type="string" office:string-value="" table:formula="msoxl:= IF(Translation!C241=&quot;&quot;,&quot;&quot;,CHAR(34) &amp; Translation!C241 &amp; CHAR(34))" table:style-name="ce1"/>
          <table:table-cell table:number-columns-repeated="16381"/>
        </table:table-row>
        <table:table-row table:style-name="ro3">
          <table:table-cell office:value-type="string" office:string-value="" table:formula="msoxl:=IF(C242=&quot;&quot;,&quot;&quot;,&quot;#define&quot;)" table:style-name="ce1"/>
          <table:table-cell office:value-type="string" office:string-value="" table:formula="msoxl:=IF(Translation!B242=&quot;&quot;,&quot;&quot;,Translation!B242)" table:style-name="ce1"/>
          <table:table-cell office:value-type="string" office:string-value="" table:formula="msoxl:= IF(Translation!C242=&quot;&quot;,&quot;&quot;,CHAR(34) &amp; Translation!C242 &amp; CHAR(34))" table:style-name="ce1"/>
          <table:table-cell table:number-columns-repeated="16381"/>
        </table:table-row>
        <table:table-row table:style-name="ro3">
          <table:table-cell office:value-type="string" office:string-value="" table:formula="msoxl:=IF(C243=&quot;&quot;,&quot;&quot;,&quot;#define&quot;)" table:style-name="ce1"/>
          <table:table-cell office:value-type="string" office:string-value="" table:formula="msoxl:=IF(Translation!B243=&quot;&quot;,&quot;&quot;,Translation!B243)" table:style-name="ce1"/>
          <table:table-cell office:value-type="string" office:string-value="" table:formula="msoxl:= IF(Translation!C243=&quot;&quot;,&quot;&quot;,CHAR(34) &amp; Translation!C243 &amp; CHAR(34))" table:style-name="ce1"/>
          <table:table-cell table:number-columns-repeated="16381"/>
        </table:table-row>
        <table:table-row table:style-name="ro3">
          <table:table-cell office:value-type="string" office:string-value="" table:formula="msoxl:=IF(C244=&quot;&quot;,&quot;&quot;,&quot;#define&quot;)" table:style-name="ce1"/>
          <table:table-cell office:value-type="string" office:string-value="" table:formula="msoxl:=IF(Translation!B244=&quot;&quot;,&quot;&quot;,Translation!B244)" table:style-name="ce1"/>
          <table:table-cell office:value-type="string" office:string-value="" table:formula="msoxl:= IF(Translation!C244=&quot;&quot;,&quot;&quot;,CHAR(34) &amp; Translation!C244 &amp; CHAR(34))" table:style-name="ce1"/>
          <table:table-cell table:number-columns-repeated="16381"/>
        </table:table-row>
        <table:table-row table:style-name="ro3">
          <table:table-cell office:value-type="string" office:string-value="" table:formula="msoxl:=IF(C245=&quot;&quot;,&quot;&quot;,&quot;#define&quot;)" table:style-name="ce1"/>
          <table:table-cell office:value-type="string" office:string-value="" table:formula="msoxl:=IF(Translation!B245=&quot;&quot;,&quot;&quot;,Translation!B245)" table:style-name="ce1"/>
          <table:table-cell office:value-type="string" office:string-value="" table:formula="msoxl:= IF(Translation!C245=&quot;&quot;,&quot;&quot;,CHAR(34) &amp; Translation!C245 &amp; CHAR(34))" table:style-name="ce1"/>
          <table:table-cell table:number-columns-repeated="16381"/>
        </table:table-row>
        <table:table-row table:style-name="ro3">
          <table:table-cell office:value-type="string" office:string-value="" table:formula="msoxl:=IF(C246=&quot;&quot;,&quot;&quot;,&quot;#define&quot;)" table:style-name="ce1"/>
          <table:table-cell office:value-type="string" office:string-value="" table:formula="msoxl:=IF(Translation!B246=&quot;&quot;,&quot;&quot;,Translation!B246)" table:style-name="ce1"/>
          <table:table-cell office:value-type="string" office:string-value="" table:formula="msoxl:= IF(Translation!C246=&quot;&quot;,&quot;&quot;,CHAR(34) &amp; Translation!C246 &amp; CHAR(34))" table:style-name="ce1"/>
          <table:table-cell table:number-columns-repeated="16381"/>
        </table:table-row>
        <table:table-row table:style-name="ro3">
          <table:table-cell office:value-type="string" office:string-value="" table:formula="msoxl:=IF(C247=&quot;&quot;,&quot;&quot;,&quot;#define&quot;)" table:style-name="ce1"/>
          <table:table-cell office:value-type="string" office:string-value="" table:formula="msoxl:=IF(Translation!B247=&quot;&quot;,&quot;&quot;,Translation!B247)" table:style-name="ce1"/>
          <table:table-cell office:value-type="string" office:string-value="" table:formula="msoxl:= IF(Translation!C247=&quot;&quot;,&quot;&quot;,CHAR(34) &amp; Translation!C247 &amp; CHAR(34))" table:style-name="ce1"/>
          <table:table-cell table:number-columns-repeated="16381"/>
        </table:table-row>
        <table:table-row table:style-name="ro3">
          <table:table-cell office:value-type="string" office:string-value="" table:formula="msoxl:=IF(C248=&quot;&quot;,&quot;&quot;,&quot;#define&quot;)" table:style-name="ce1"/>
          <table:table-cell office:value-type="string" office:string-value="" table:formula="msoxl:=IF(Translation!B248=&quot;&quot;,&quot;&quot;,Translation!B248)" table:style-name="ce1"/>
          <table:table-cell office:value-type="string" office:string-value="" table:formula="msoxl:= IF(Translation!C248=&quot;&quot;,&quot;&quot;,CHAR(34) &amp; Translation!C248 &amp; CHAR(34))" table:style-name="ce1"/>
          <table:table-cell table:number-columns-repeated="16381"/>
        </table:table-row>
        <table:table-row table:style-name="ro3">
          <table:table-cell office:value-type="string" office:string-value="" table:formula="msoxl:=IF(C249=&quot;&quot;,&quot;&quot;,&quot;#define&quot;)" table:style-name="ce1"/>
          <table:table-cell office:value-type="string" office:string-value="" table:formula="msoxl:=IF(Translation!B249=&quot;&quot;,&quot;&quot;,Translation!B249)" table:style-name="ce1"/>
          <table:table-cell office:value-type="string" office:string-value="" table:formula="msoxl:= IF(Translation!C249=&quot;&quot;,&quot;&quot;,CHAR(34) &amp; Translation!C249 &amp; CHAR(34))" table:style-name="ce1"/>
          <table:table-cell table:number-columns-repeated="16381"/>
        </table:table-row>
        <table:table-row table:style-name="ro3">
          <table:table-cell office:value-type="string" office:string-value="" table:formula="msoxl:=IF(C250=&quot;&quot;,&quot;&quot;,&quot;#define&quot;)" table:style-name="ce1"/>
          <table:table-cell office:value-type="string" office:string-value="" table:formula="msoxl:=IF(Translation!B250=&quot;&quot;,&quot;&quot;,Translation!B250)" table:style-name="ce1"/>
          <table:table-cell office:value-type="string" office:string-value="" table:formula="msoxl:= IF(Translation!C250=&quot;&quot;,&quot;&quot;,CHAR(34) &amp; Translation!C250 &amp; CHAR(34))" table:style-name="ce1"/>
          <table:table-cell table:number-columns-repeated="16381"/>
        </table:table-row>
        <table:table-row table:style-name="ro3">
          <table:table-cell office:value-type="string" office:string-value="" table:formula="msoxl:=IF(C251=&quot;&quot;,&quot;&quot;,&quot;#define&quot;)" table:style-name="ce1"/>
          <table:table-cell office:value-type="string" office:string-value="" table:formula="msoxl:=IF(Translation!B251=&quot;&quot;,&quot;&quot;,Translation!B251)" table:style-name="ce1"/>
          <table:table-cell office:value-type="string" office:string-value="" table:formula="msoxl:= IF(Translation!C251=&quot;&quot;,&quot;&quot;,CHAR(34) &amp; Translation!C251 &amp; CHAR(34))" table:style-name="ce1"/>
          <table:table-cell table:number-columns-repeated="16381"/>
        </table:table-row>
        <table:table-row table:style-name="ro3">
          <table:table-cell office:value-type="string" office:string-value="" table:formula="msoxl:=IF(C252=&quot;&quot;,&quot;&quot;,&quot;#define&quot;)" table:style-name="ce1"/>
          <table:table-cell office:value-type="string" office:string-value="" table:formula="msoxl:=IF(Translation!B252=&quot;&quot;,&quot;&quot;,Translation!B252)" table:style-name="ce1"/>
          <table:table-cell office:value-type="string" office:string-value="" table:formula="msoxl:= IF(Translation!C252=&quot;&quot;,&quot;&quot;,CHAR(34) &amp; Translation!C252 &amp; CHAR(34))" table:style-name="ce1"/>
          <table:table-cell table:number-columns-repeated="16381"/>
        </table:table-row>
        <table:table-row table:style-name="ro3">
          <table:table-cell office:value-type="string" office:string-value="" table:formula="msoxl:=IF(C253=&quot;&quot;,&quot;&quot;,&quot;#define&quot;)" table:style-name="ce1"/>
          <table:table-cell office:value-type="string" office:string-value="" table:formula="msoxl:=IF(Translation!B253=&quot;&quot;,&quot;&quot;,Translation!B253)" table:style-name="ce1"/>
          <table:table-cell office:value-type="string" office:string-value="" table:formula="msoxl:= IF(Translation!C253=&quot;&quot;,&quot;&quot;,CHAR(34) &amp; Translation!C253 &amp; CHAR(34))" table:style-name="ce1"/>
          <table:table-cell table:number-columns-repeated="16381"/>
        </table:table-row>
        <table:table-row table:style-name="ro3">
          <table:table-cell office:value-type="string" office:string-value="" table:formula="msoxl:=IF(C254=&quot;&quot;,&quot;&quot;,&quot;#define&quot;)" table:style-name="ce1"/>
          <table:table-cell office:value-type="string" office:string-value="" table:formula="msoxl:=IF(Translation!B254=&quot;&quot;,&quot;&quot;,Translation!B254)" table:style-name="ce1"/>
          <table:table-cell office:value-type="string" office:string-value="" table:formula="msoxl:= IF(Translation!C254=&quot;&quot;,&quot;&quot;,CHAR(34) &amp; Translation!C254 &amp; CHAR(34))" table:style-name="ce1"/>
          <table:table-cell table:number-columns-repeated="16381"/>
        </table:table-row>
        <table:table-row table:style-name="ro3">
          <table:table-cell office:value-type="string" office:string-value="" table:formula="msoxl:=IF(C255=&quot;&quot;,&quot;&quot;,&quot;#define&quot;)" table:style-name="ce1"/>
          <table:table-cell office:value-type="string" office:string-value="" table:formula="msoxl:=IF(Translation!B255=&quot;&quot;,&quot;&quot;,Translation!B255)" table:style-name="ce1"/>
          <table:table-cell office:value-type="string" office:string-value="" table:formula="msoxl:= IF(Translation!C255=&quot;&quot;,&quot;&quot;,CHAR(34) &amp; Translation!C255 &amp; CHAR(34))" table:style-name="ce1"/>
          <table:table-cell table:number-columns-repeated="16381"/>
        </table:table-row>
        <table:table-row table:style-name="ro3">
          <table:table-cell office:value-type="string" office:string-value="" table:formula="msoxl:=IF(C256=&quot;&quot;,&quot;&quot;,&quot;#define&quot;)" table:style-name="ce1"/>
          <table:table-cell office:value-type="string" office:string-value="" table:formula="msoxl:=IF(Translation!B256=&quot;&quot;,&quot;&quot;,Translation!B256)" table:style-name="ce1"/>
          <table:table-cell office:value-type="string" office:string-value="" table:formula="msoxl:= IF(Translation!C256=&quot;&quot;,&quot;&quot;,CHAR(34) &amp; Translation!C256 &amp; CHAR(34))" table:style-name="ce1"/>
          <table:table-cell table:number-columns-repeated="16381"/>
        </table:table-row>
        <table:table-row table:style-name="ro3">
          <table:table-cell office:value-type="string" office:string-value="" table:formula="msoxl:=IF(C257=&quot;&quot;,&quot;&quot;,&quot;#define&quot;)" table:style-name="ce1"/>
          <table:table-cell office:value-type="string" office:string-value="" table:formula="msoxl:=IF(Translation!B257=&quot;&quot;,&quot;&quot;,Translation!B257)" table:style-name="ce1"/>
          <table:table-cell office:value-type="string" office:string-value="" table:formula="msoxl:= IF(Translation!C257=&quot;&quot;,&quot;&quot;,CHAR(34) &amp; Translation!C257 &amp; CHAR(34))" table:style-name="ce1"/>
          <table:table-cell table:number-columns-repeated="16381"/>
        </table:table-row>
        <table:table-row table:style-name="ro3">
          <table:table-cell office:value-type="string" office:string-value="" table:formula="msoxl:=IF(C258=&quot;&quot;,&quot;&quot;,&quot;#define&quot;)" table:style-name="ce1"/>
          <table:table-cell office:value-type="string" office:string-value="" table:formula="msoxl:=IF(Translation!B258=&quot;&quot;,&quot;&quot;,Translation!B258)" table:style-name="ce1"/>
          <table:table-cell office:value-type="string" office:string-value="" table:formula="msoxl:= IF(Translation!C258=&quot;&quot;,&quot;&quot;,CHAR(34) &amp; Translation!C258 &amp; CHAR(34))" table:style-name="ce1"/>
          <table:table-cell table:number-columns-repeated="16381"/>
        </table:table-row>
        <table:table-row table:style-name="ro3">
          <table:table-cell office:value-type="string" office:string-value="" table:formula="msoxl:=IF(C259=&quot;&quot;,&quot;&quot;,&quot;#define&quot;)" table:style-name="ce1"/>
          <table:table-cell office:value-type="string" office:string-value="" table:formula="msoxl:=IF(Translation!B259=&quot;&quot;,&quot;&quot;,Translation!B259)" table:style-name="ce1"/>
          <table:table-cell office:value-type="string" office:string-value="" table:formula="msoxl:= IF(Translation!C259=&quot;&quot;,&quot;&quot;,CHAR(34) &amp; Translation!C259 &amp; CHAR(34))" table:style-name="ce1"/>
          <table:table-cell table:number-columns-repeated="16381"/>
        </table:table-row>
        <table:table-row table:style-name="ro3">
          <table:table-cell office:value-type="string" office:string-value="" table:formula="msoxl:=IF(C260=&quot;&quot;,&quot;&quot;,&quot;#define&quot;)" table:style-name="ce1"/>
          <table:table-cell office:value-type="string" office:string-value="" table:formula="msoxl:=IF(Translation!B260=&quot;&quot;,&quot;&quot;,Translation!B260)" table:style-name="ce1"/>
          <table:table-cell office:value-type="string" office:string-value="" table:formula="msoxl:= IF(Translation!C260=&quot;&quot;,&quot;&quot;,CHAR(34) &amp; Translation!C260 &amp; CHAR(34))" table:style-name="ce1"/>
          <table:table-cell table:number-columns-repeated="16381"/>
        </table:table-row>
        <table:table-row table:style-name="ro3">
          <table:table-cell office:value-type="string" office:string-value="" table:formula="msoxl:=IF(C261=&quot;&quot;,&quot;&quot;,&quot;#define&quot;)" table:style-name="ce1"/>
          <table:table-cell office:value-type="string" office:string-value="" table:formula="msoxl:=IF(Translation!B261=&quot;&quot;,&quot;&quot;,Translation!B261)" table:style-name="ce1"/>
          <table:table-cell office:value-type="string" office:string-value="" table:formula="msoxl:= IF(Translation!C261=&quot;&quot;,&quot;&quot;,CHAR(34) &amp; Translation!C261 &amp; CHAR(34))" table:style-name="ce1"/>
          <table:table-cell table:number-columns-repeated="16381"/>
        </table:table-row>
        <table:table-row table:style-name="ro3">
          <table:table-cell office:value-type="string" office:string-value="" table:formula="msoxl:=IF(C262=&quot;&quot;,&quot;&quot;,&quot;#define&quot;)" table:style-name="ce1"/>
          <table:table-cell office:value-type="string" office:string-value="" table:formula="msoxl:=IF(Translation!B262=&quot;&quot;,&quot;&quot;,Translation!B262)" table:style-name="ce1"/>
          <table:table-cell office:value-type="string" office:string-value="" table:formula="msoxl:= IF(Translation!C262=&quot;&quot;,&quot;&quot;,CHAR(34) &amp; Translation!C262 &amp; CHAR(34))" table:style-name="ce1"/>
          <table:table-cell table:number-columns-repeated="16381"/>
        </table:table-row>
        <table:table-row table:style-name="ro3">
          <table:table-cell office:value-type="string" office:string-value="" table:formula="msoxl:=IF(C263=&quot;&quot;,&quot;&quot;,&quot;#define&quot;)" table:style-name="ce1"/>
          <table:table-cell office:value-type="string" office:string-value="" table:formula="msoxl:=IF(Translation!B263=&quot;&quot;,&quot;&quot;,Translation!B263)" table:style-name="ce1"/>
          <table:table-cell office:value-type="string" office:string-value="" table:formula="msoxl:= IF(Translation!C263=&quot;&quot;,&quot;&quot;,CHAR(34) &amp; Translation!C263 &amp; CHAR(34))" table:style-name="ce1"/>
          <table:table-cell table:number-columns-repeated="16381"/>
        </table:table-row>
        <table:table-row table:style-name="ro3">
          <table:table-cell office:value-type="string" office:string-value="" table:formula="msoxl:=IF(C264=&quot;&quot;,&quot;&quot;,&quot;#define&quot;)" table:style-name="ce1"/>
          <table:table-cell office:value-type="string" office:string-value="" table:formula="msoxl:=IF(Translation!B264=&quot;&quot;,&quot;&quot;,Translation!B264)" table:style-name="ce1"/>
          <table:table-cell office:value-type="string" office:string-value="" table:formula="msoxl:= IF(Translation!C264=&quot;&quot;,&quot;&quot;,CHAR(34) &amp; Translation!C264 &amp; CHAR(34))" table:style-name="ce1"/>
          <table:table-cell table:number-columns-repeated="16381"/>
        </table:table-row>
        <table:table-row table:style-name="ro3">
          <table:table-cell office:value-type="string" office:string-value="" table:formula="msoxl:=IF(C265=&quot;&quot;,&quot;&quot;,&quot;#define&quot;)" table:style-name="ce1"/>
          <table:table-cell office:value-type="string" office:string-value="" table:formula="msoxl:=IF(Translation!B265=&quot;&quot;,&quot;&quot;,Translation!B265)" table:style-name="ce1"/>
          <table:table-cell office:value-type="string" office:string-value="" table:formula="msoxl:= IF(Translation!C265=&quot;&quot;,&quot;&quot;,CHAR(34) &amp; Translation!C265 &amp; CHAR(34))" table:style-name="ce1"/>
          <table:table-cell table:number-columns-repeated="16381"/>
        </table:table-row>
        <table:table-row table:style-name="ro3">
          <table:table-cell office:value-type="string" office:string-value="" table:formula="msoxl:=IF(C266=&quot;&quot;,&quot;&quot;,&quot;#define&quot;)" table:style-name="ce1"/>
          <table:table-cell office:value-type="string" office:string-value="" table:formula="msoxl:=IF(Translation!B266=&quot;&quot;,&quot;&quot;,Translation!B266)" table:style-name="ce1"/>
          <table:table-cell office:value-type="string" office:string-value="" table:formula="msoxl:= IF(Translation!C266=&quot;&quot;,&quot;&quot;,CHAR(34) &amp; Translation!C266 &amp; CHAR(34))" table:style-name="ce1"/>
          <table:table-cell table:number-columns-repeated="16381"/>
        </table:table-row>
        <table:table-row table:style-name="ro3">
          <table:table-cell office:value-type="string" office:string-value="" table:formula="msoxl:=IF(C267=&quot;&quot;,&quot;&quot;,&quot;#define&quot;)" table:style-name="ce1"/>
          <table:table-cell office:value-type="string" office:string-value="" table:formula="msoxl:=IF(Translation!B267=&quot;&quot;,&quot;&quot;,Translation!B267)" table:style-name="ce1"/>
          <table:table-cell office:value-type="string" office:string-value="" table:formula="msoxl:= IF(Translation!C267=&quot;&quot;,&quot;&quot;,CHAR(34) &amp; Translation!C267 &amp; CHAR(34))" table:style-name="ce1"/>
          <table:table-cell table:number-columns-repeated="16381"/>
        </table:table-row>
        <table:table-row table:style-name="ro3">
          <table:table-cell office:value-type="string" office:string-value="" table:formula="msoxl:=IF(C268=&quot;&quot;,&quot;&quot;,&quot;#define&quot;)" table:style-name="ce1"/>
          <table:table-cell office:value-type="string" office:string-value="" table:formula="msoxl:=IF(Translation!B268=&quot;&quot;,&quot;&quot;,Translation!B268)" table:style-name="ce1"/>
          <table:table-cell office:value-type="string" office:string-value="" table:formula="msoxl:= IF(Translation!C268=&quot;&quot;,&quot;&quot;,CHAR(34) &amp; Translation!C268 &amp; CHAR(34))" table:style-name="ce1"/>
          <table:table-cell table:number-columns-repeated="16381"/>
        </table:table-row>
        <table:table-row table:style-name="ro3">
          <table:table-cell office:value-type="string" office:string-value="" table:formula="msoxl:=IF(C269=&quot;&quot;,&quot;&quot;,&quot;#define&quot;)" table:style-name="ce1"/>
          <table:table-cell office:value-type="string" office:string-value="" table:formula="msoxl:=IF(Translation!B269=&quot;&quot;,&quot;&quot;,Translation!B269)" table:style-name="ce1"/>
          <table:table-cell office:value-type="string" office:string-value="" table:formula="msoxl:= IF(Translation!C269=&quot;&quot;,&quot;&quot;,CHAR(34) &amp; Translation!C269 &amp; CHAR(34))" table:style-name="ce1"/>
          <table:table-cell table:number-columns-repeated="16381"/>
        </table:table-row>
        <table:table-row table:style-name="ro3">
          <table:table-cell office:value-type="string" office:string-value="" table:formula="msoxl:=IF(C270=&quot;&quot;,&quot;&quot;,&quot;#define&quot;)" table:style-name="ce1"/>
          <table:table-cell office:value-type="string" office:string-value="" table:formula="msoxl:=IF(Translation!B270=&quot;&quot;,&quot;&quot;,Translation!B270)" table:style-name="ce1"/>
          <table:table-cell office:value-type="string" office:string-value="" table:formula="msoxl:= IF(Translation!C270=&quot;&quot;,&quot;&quot;,CHAR(34) &amp; Translation!C270 &amp; CHAR(34))" table:style-name="ce1"/>
          <table:table-cell table:number-columns-repeated="16381"/>
        </table:table-row>
        <table:table-row table:style-name="ro3">
          <table:table-cell office:value-type="string" office:string-value="" table:formula="msoxl:=IF(C271=&quot;&quot;,&quot;&quot;,&quot;#define&quot;)" table:style-name="ce1"/>
          <table:table-cell office:value-type="string" office:string-value="" table:formula="msoxl:=IF(Translation!B271=&quot;&quot;,&quot;&quot;,Translation!B271)" table:style-name="ce1"/>
          <table:table-cell office:value-type="string" office:string-value="" table:formula="msoxl:= IF(Translation!C271=&quot;&quot;,&quot;&quot;,CHAR(34) &amp; Translation!C271 &amp; CHAR(34))" table:style-name="ce1"/>
          <table:table-cell table:number-columns-repeated="16381"/>
        </table:table-row>
        <table:table-row table:style-name="ro3">
          <table:table-cell office:value-type="string" office:string-value="" table:formula="msoxl:=IF(C272=&quot;&quot;,&quot;&quot;,&quot;#define&quot;)" table:style-name="ce1"/>
          <table:table-cell office:value-type="string" office:string-value="" table:formula="msoxl:=IF(Translation!B272=&quot;&quot;,&quot;&quot;,Translation!B272)" table:style-name="ce1"/>
          <table:table-cell office:value-type="string" office:string-value="" table:formula="msoxl:= IF(Translation!C272=&quot;&quot;,&quot;&quot;,CHAR(34) &amp; Translation!C272 &amp; CHAR(34))" table:style-name="ce1"/>
          <table:table-cell table:number-columns-repeated="16381"/>
        </table:table-row>
        <table:table-row table:style-name="ro3">
          <table:table-cell office:value-type="string" office:string-value="" table:formula="msoxl:=IF(C273=&quot;&quot;,&quot;&quot;,&quot;#define&quot;)" table:style-name="ce1"/>
          <table:table-cell office:value-type="string" office:string-value="" table:formula="msoxl:=IF(Translation!B273=&quot;&quot;,&quot;&quot;,Translation!B273)" table:style-name="ce1"/>
          <table:table-cell office:value-type="string" office:string-value="" table:formula="msoxl:= IF(Translation!C273=&quot;&quot;,&quot;&quot;,CHAR(34) &amp; Translation!C273 &amp; CHAR(34))" table:style-name="ce1"/>
          <table:table-cell table:number-columns-repeated="16381"/>
        </table:table-row>
        <table:table-row table:style-name="ro3">
          <table:table-cell office:value-type="string" office:string-value="" table:formula="msoxl:=IF(C274=&quot;&quot;,&quot;&quot;,&quot;#define&quot;)" table:style-name="ce1"/>
          <table:table-cell office:value-type="string" office:string-value="" table:formula="msoxl:=IF(Translation!B274=&quot;&quot;,&quot;&quot;,Translation!B274)" table:style-name="ce1"/>
          <table:table-cell office:value-type="string" office:string-value="" table:formula="msoxl:= IF(Translation!C274=&quot;&quot;,&quot;&quot;,CHAR(34) &amp; Translation!C274 &amp; CHAR(34))" table:style-name="ce1"/>
          <table:table-cell table:number-columns-repeated="16381"/>
        </table:table-row>
        <table:table-row table:style-name="ro3">
          <table:table-cell office:value-type="string" office:string-value="" table:formula="msoxl:=IF(C275=&quot;&quot;,&quot;&quot;,&quot;#define&quot;)" table:style-name="ce1"/>
          <table:table-cell office:value-type="string" office:string-value="" table:formula="msoxl:=IF(Translation!B275=&quot;&quot;,&quot;&quot;,Translation!B275)" table:style-name="ce1"/>
          <table:table-cell office:value-type="string" office:string-value="" table:formula="msoxl:= IF(Translation!C275=&quot;&quot;,&quot;&quot;,CHAR(34) &amp; Translation!C275 &amp; CHAR(34))" table:style-name="ce1"/>
          <table:table-cell table:number-columns-repeated="16381"/>
        </table:table-row>
        <table:table-row table:style-name="ro3">
          <table:table-cell office:value-type="string" office:string-value="" table:formula="msoxl:=IF(C276=&quot;&quot;,&quot;&quot;,&quot;#define&quot;)" table:style-name="ce1"/>
          <table:table-cell office:value-type="string" office:string-value="" table:formula="msoxl:=IF(Translation!B276=&quot;&quot;,&quot;&quot;,Translation!B276)" table:style-name="ce1"/>
          <table:table-cell office:value-type="string" office:string-value="" table:formula="msoxl:= IF(Translation!C276=&quot;&quot;,&quot;&quot;,CHAR(34) &amp; Translation!C276 &amp; CHAR(34))" table:style-name="ce1"/>
          <table:table-cell table:number-columns-repeated="16381"/>
        </table:table-row>
        <table:table-row table:style-name="ro3">
          <table:table-cell office:value-type="string" office:string-value="" table:formula="msoxl:=IF(C277=&quot;&quot;,&quot;&quot;,&quot;#define&quot;)" table:style-name="ce1"/>
          <table:table-cell office:value-type="string" office:string-value="" table:formula="msoxl:=IF(Translation!B277=&quot;&quot;,&quot;&quot;,Translation!B277)" table:style-name="ce1"/>
          <table:table-cell office:value-type="string" office:string-value="" table:formula="msoxl:= IF(Translation!C277=&quot;&quot;,&quot;&quot;,CHAR(34) &amp; Translation!C277 &amp; CHAR(34))" table:style-name="ce1"/>
          <table:table-cell table:number-columns-repeated="16381"/>
        </table:table-row>
        <table:table-row table:style-name="ro3">
          <table:table-cell office:value-type="string" office:string-value="" table:formula="msoxl:=IF(C278=&quot;&quot;,&quot;&quot;,&quot;#define&quot;)" table:style-name="ce1"/>
          <table:table-cell office:value-type="string" office:string-value="" table:formula="msoxl:=IF(Translation!B278=&quot;&quot;,&quot;&quot;,Translation!B278)" table:style-name="ce1"/>
          <table:table-cell office:value-type="string" office:string-value="" table:formula="msoxl:= IF(Translation!C278=&quot;&quot;,&quot;&quot;,CHAR(34) &amp; Translation!C278 &amp; CHAR(34))" table:style-name="ce1"/>
          <table:table-cell table:number-columns-repeated="16381"/>
        </table:table-row>
        <table:table-row table:style-name="ro3">
          <table:table-cell office:value-type="string" office:string-value="" table:formula="msoxl:=IF(C279=&quot;&quot;,&quot;&quot;,&quot;#define&quot;)" table:style-name="ce1"/>
          <table:table-cell office:value-type="string" office:string-value="" table:formula="msoxl:=IF(Translation!B279=&quot;&quot;,&quot;&quot;,Translation!B279)" table:style-name="ce1"/>
          <table:table-cell office:value-type="string" office:string-value="" table:formula="msoxl:= IF(Translation!C279=&quot;&quot;,&quot;&quot;,CHAR(34) &amp; Translation!C279 &amp; CHAR(34))" table:style-name="ce1"/>
          <table:table-cell table:number-columns-repeated="16381"/>
        </table:table-row>
        <table:table-row table:style-name="ro3">
          <table:table-cell office:value-type="string" office:string-value="" table:formula="msoxl:=IF(C280=&quot;&quot;,&quot;&quot;,&quot;#define&quot;)" table:style-name="ce1"/>
          <table:table-cell office:value-type="string" office:string-value="" table:formula="msoxl:=IF(Translation!B280=&quot;&quot;,&quot;&quot;,Translation!B280)" table:style-name="ce1"/>
          <table:table-cell office:value-type="string" office:string-value="" table:formula="msoxl:= IF(Translation!C280=&quot;&quot;,&quot;&quot;,CHAR(34) &amp; Translation!C280 &amp; CHAR(34))" table:style-name="ce1"/>
          <table:table-cell table:number-columns-repeated="16381"/>
        </table:table-row>
        <table:table-row table:style-name="ro3">
          <table:table-cell office:value-type="string" office:string-value="" table:formula="msoxl:=IF(C281=&quot;&quot;,&quot;&quot;,&quot;#define&quot;)" table:style-name="ce1"/>
          <table:table-cell office:value-type="string" office:string-value="" table:formula="msoxl:=IF(Translation!B281=&quot;&quot;,&quot;&quot;,Translation!B281)" table:style-name="ce1"/>
          <table:table-cell office:value-type="string" office:string-value="" table:formula="msoxl:= IF(Translation!C281=&quot;&quot;,&quot;&quot;,CHAR(34) &amp; Translation!C281 &amp; CHAR(34))" table:style-name="ce1"/>
          <table:table-cell table:number-columns-repeated="16381"/>
        </table:table-row>
        <table:table-row table:style-name="ro3">
          <table:table-cell office:value-type="string" office:string-value="" table:formula="msoxl:=IF(C282=&quot;&quot;,&quot;&quot;,&quot;#define&quot;)" table:style-name="ce1"/>
          <table:table-cell office:value-type="string" office:string-value="" table:formula="msoxl:=IF(Translation!B282=&quot;&quot;,&quot;&quot;,Translation!B282)" table:style-name="ce1"/>
          <table:table-cell office:value-type="string" office:string-value="" table:formula="msoxl:= IF(Translation!C282=&quot;&quot;,&quot;&quot;,CHAR(34) &amp; Translation!C282 &amp; CHAR(34))" table:style-name="ce1"/>
          <table:table-cell table:number-columns-repeated="16381"/>
        </table:table-row>
        <table:table-row table:style-name="ro3">
          <table:table-cell office:value-type="string" office:string-value="" table:formula="msoxl:=IF(C283=&quot;&quot;,&quot;&quot;,&quot;#define&quot;)" table:style-name="ce1"/>
          <table:table-cell office:value-type="string" office:string-value="" table:formula="msoxl:=IF(Translation!B283=&quot;&quot;,&quot;&quot;,Translation!B283)" table:style-name="ce1"/>
          <table:table-cell office:value-type="string" office:string-value="" table:formula="msoxl:= IF(Translation!C283=&quot;&quot;,&quot;&quot;,CHAR(34) &amp; Translation!C283 &amp; CHAR(34))" table:style-name="ce1"/>
          <table:table-cell table:number-columns-repeated="16381"/>
        </table:table-row>
        <table:table-row table:style-name="ro3">
          <table:table-cell office:value-type="string" office:string-value="" table:formula="msoxl:=IF(C284=&quot;&quot;,&quot;&quot;,&quot;#define&quot;)" table:style-name="ce1"/>
          <table:table-cell office:value-type="string" office:string-value="" table:formula="msoxl:=IF(Translation!B284=&quot;&quot;,&quot;&quot;,Translation!B284)" table:style-name="ce1"/>
          <table:table-cell office:value-type="string" office:string-value="" table:formula="msoxl:= IF(Translation!C284=&quot;&quot;,&quot;&quot;,CHAR(34) &amp; Translation!C284 &amp; CHAR(34))" table:style-name="ce1"/>
          <table:table-cell table:number-columns-repeated="16381"/>
        </table:table-row>
        <table:table-row table:style-name="ro3">
          <table:table-cell office:value-type="string" office:string-value="" table:formula="msoxl:=IF(C285=&quot;&quot;,&quot;&quot;,&quot;#define&quot;)" table:style-name="ce1"/>
          <table:table-cell office:value-type="string" office:string-value="" table:formula="msoxl:=IF(Translation!B285=&quot;&quot;,&quot;&quot;,Translation!B285)" table:style-name="ce1"/>
          <table:table-cell office:value-type="string" office:string-value="" table:formula="msoxl:= IF(Translation!C285=&quot;&quot;,&quot;&quot;,CHAR(34) &amp; Translation!C285 &amp; CHAR(34))" table:style-name="ce1"/>
          <table:table-cell table:number-columns-repeated="16381"/>
        </table:table-row>
        <table:table-row table:style-name="ro3">
          <table:table-cell office:value-type="string" office:string-value="" table:formula="msoxl:=IF(C286=&quot;&quot;,&quot;&quot;,&quot;#define&quot;)" table:style-name="ce1"/>
          <table:table-cell office:value-type="string" office:string-value="" table:formula="msoxl:=IF(Translation!B286=&quot;&quot;,&quot;&quot;,Translation!B286)" table:style-name="ce1"/>
          <table:table-cell office:value-type="string" office:string-value="" table:formula="msoxl:= IF(Translation!C286=&quot;&quot;,&quot;&quot;,CHAR(34) &amp; Translation!C286 &amp; CHAR(34))" table:style-name="ce1"/>
          <table:table-cell table:number-columns-repeated="16381"/>
        </table:table-row>
        <table:table-row table:style-name="ro3">
          <table:table-cell office:value-type="string" office:string-value="" table:formula="msoxl:=IF(C287=&quot;&quot;,&quot;&quot;,&quot;#define&quot;)" table:style-name="ce1"/>
          <table:table-cell office:value-type="string" office:string-value="" table:formula="msoxl:=IF(Translation!B287=&quot;&quot;,&quot;&quot;,Translation!B287)" table:style-name="ce1"/>
          <table:table-cell office:value-type="string" office:string-value="" table:formula="msoxl:= IF(Translation!C287=&quot;&quot;,&quot;&quot;,CHAR(34) &amp; Translation!C287 &amp; CHAR(34))" table:style-name="ce1"/>
          <table:table-cell table:number-columns-repeated="16381"/>
        </table:table-row>
        <table:table-row table:style-name="ro3">
          <table:table-cell office:value-type="string" office:string-value="" table:formula="msoxl:=IF(C288=&quot;&quot;,&quot;&quot;,&quot;#define&quot;)" table:style-name="ce1"/>
          <table:table-cell office:value-type="string" office:string-value="" table:formula="msoxl:=IF(Translation!B288=&quot;&quot;,&quot;&quot;,Translation!B288)" table:style-name="ce1"/>
          <table:table-cell office:value-type="string" office:string-value="" table:formula="msoxl:= IF(Translation!C288=&quot;&quot;,&quot;&quot;,CHAR(34) &amp; Translation!C288 &amp; CHAR(34))" table:style-name="ce1"/>
          <table:table-cell table:number-columns-repeated="16381"/>
        </table:table-row>
        <table:table-row table:style-name="ro3">
          <table:table-cell office:value-type="string" office:string-value="" table:formula="msoxl:=IF(C289=&quot;&quot;,&quot;&quot;,&quot;#define&quot;)" table:style-name="ce1"/>
          <table:table-cell office:value-type="string" office:string-value="" table:formula="msoxl:=IF(Translation!B289=&quot;&quot;,&quot;&quot;,Translation!B289)" table:style-name="ce1"/>
          <table:table-cell office:value-type="string" office:string-value="" table:formula="msoxl:= IF(Translation!C289=&quot;&quot;,&quot;&quot;,CHAR(34) &amp; Translation!C289 &amp; CHAR(34))" table:style-name="ce1"/>
          <table:table-cell table:number-columns-repeated="16381"/>
        </table:table-row>
        <table:table-row table:style-name="ro3">
          <table:table-cell office:value-type="string" office:string-value="" table:formula="msoxl:=IF(C290=&quot;&quot;,&quot;&quot;,&quot;#define&quot;)" table:style-name="ce1"/>
          <table:table-cell office:value-type="string" office:string-value="" table:formula="msoxl:=IF(Translation!B290=&quot;&quot;,&quot;&quot;,Translation!B290)" table:style-name="ce1"/>
          <table:table-cell office:value-type="string" office:string-value="" table:formula="msoxl:= IF(Translation!C290=&quot;&quot;,&quot;&quot;,CHAR(34) &amp; Translation!C290 &amp; CHAR(34))" table:style-name="ce1"/>
          <table:table-cell table:number-columns-repeated="16381"/>
        </table:table-row>
        <table:table-row table:style-name="ro3">
          <table:table-cell office:value-type="string" office:string-value="" table:formula="msoxl:=IF(C291=&quot;&quot;,&quot;&quot;,&quot;#define&quot;)" table:style-name="ce1"/>
          <table:table-cell office:value-type="string" office:string-value="" table:formula="msoxl:=IF(Translation!B291=&quot;&quot;,&quot;&quot;,Translation!B291)" table:style-name="ce1"/>
          <table:table-cell office:value-type="string" office:string-value="" table:formula="msoxl:= IF(Translation!C291=&quot;&quot;,&quot;&quot;,CHAR(34) &amp; Translation!C291 &amp; CHAR(34))" table:style-name="ce1"/>
          <table:table-cell table:number-columns-repeated="16381"/>
        </table:table-row>
        <table:table-row table:style-name="ro3">
          <table:table-cell office:value-type="string" office:string-value="" table:formula="msoxl:=IF(C292=&quot;&quot;,&quot;&quot;,&quot;#define&quot;)" table:style-name="ce1"/>
          <table:table-cell office:value-type="string" office:string-value="" table:formula="msoxl:=IF(Translation!B292=&quot;&quot;,&quot;&quot;,Translation!B292)" table:style-name="ce1"/>
          <table:table-cell office:value-type="string" office:string-value="" table:formula="msoxl:= IF(Translation!C292=&quot;&quot;,&quot;&quot;,CHAR(34) &amp; Translation!C292 &amp; CHAR(34))" table:style-name="ce1"/>
          <table:table-cell table:number-columns-repeated="16381"/>
        </table:table-row>
        <table:table-row table:style-name="ro3">
          <table:table-cell office:value-type="string" office:string-value="" table:formula="msoxl:=IF(C293=&quot;&quot;,&quot;&quot;,&quot;#define&quot;)" table:style-name="ce1"/>
          <table:table-cell office:value-type="string" office:string-value="" table:formula="msoxl:=IF(Translation!B293=&quot;&quot;,&quot;&quot;,Translation!B293)" table:style-name="ce1"/>
          <table:table-cell office:value-type="string" office:string-value="" table:formula="msoxl:= IF(Translation!C293=&quot;&quot;,&quot;&quot;,CHAR(34) &amp; Translation!C293 &amp; CHAR(34))" table:style-name="ce1"/>
          <table:table-cell table:number-columns-repeated="16381"/>
        </table:table-row>
        <table:table-row table:style-name="ro3">
          <table:table-cell office:value-type="string" office:string-value="" table:formula="msoxl:=IF(C294=&quot;&quot;,&quot;&quot;,&quot;#define&quot;)" table:style-name="ce1"/>
          <table:table-cell office:value-type="string" office:string-value="" table:formula="msoxl:=IF(Translation!B294=&quot;&quot;,&quot;&quot;,Translation!B294)" table:style-name="ce1"/>
          <table:table-cell office:value-type="string" office:string-value="" table:formula="msoxl:= IF(Translation!C294=&quot;&quot;,&quot;&quot;,CHAR(34) &amp; Translation!C294 &amp; CHAR(34))" table:style-name="ce1"/>
          <table:table-cell table:number-columns-repeated="16381"/>
        </table:table-row>
        <table:table-row table:style-name="ro3">
          <table:table-cell office:value-type="string" office:string-value="" table:formula="msoxl:=IF(C295=&quot;&quot;,&quot;&quot;,&quot;#define&quot;)" table:style-name="ce1"/>
          <table:table-cell office:value-type="string" office:string-value="" table:formula="msoxl:=IF(Translation!B295=&quot;&quot;,&quot;&quot;,Translation!B295)" table:style-name="ce1"/>
          <table:table-cell office:value-type="string" office:string-value="" table:formula="msoxl:= IF(Translation!C295=&quot;&quot;,&quot;&quot;,CHAR(34) &amp; Translation!C295 &amp; CHAR(34))" table:style-name="ce1"/>
          <table:table-cell table:number-columns-repeated="16381"/>
        </table:table-row>
        <table:table-row table:style-name="ro3">
          <table:table-cell office:value-type="string" office:string-value="" table:formula="msoxl:=IF(C296=&quot;&quot;,&quot;&quot;,&quot;#define&quot;)" table:style-name="ce1"/>
          <table:table-cell office:value-type="string" office:string-value="" table:formula="msoxl:=IF(Translation!B296=&quot;&quot;,&quot;&quot;,Translation!B296)" table:style-name="ce1"/>
          <table:table-cell office:value-type="string" office:string-value="" table:formula="msoxl:= IF(Translation!C296=&quot;&quot;,&quot;&quot;,CHAR(34) &amp; Translation!C296 &amp; CHAR(34))" table:style-name="ce1"/>
          <table:table-cell table:number-columns-repeated="16381"/>
        </table:table-row>
        <table:table-row table:style-name="ro3">
          <table:table-cell office:value-type="string" office:string-value="" table:formula="msoxl:=IF(C297=&quot;&quot;,&quot;&quot;,&quot;#define&quot;)" table:style-name="ce1"/>
          <table:table-cell office:value-type="string" office:string-value="" table:formula="msoxl:=IF(Translation!B297=&quot;&quot;,&quot;&quot;,Translation!B297)" table:style-name="ce1"/>
          <table:table-cell office:value-type="string" office:string-value="" table:formula="msoxl:= IF(Translation!C297=&quot;&quot;,&quot;&quot;,CHAR(34) &amp; Translation!C297 &amp; CHAR(34))" table:style-name="ce1"/>
          <table:table-cell table:number-columns-repeated="16381"/>
        </table:table-row>
        <table:table-row table:style-name="ro3">
          <table:table-cell office:value-type="string" office:string-value="" table:formula="msoxl:=IF(C298=&quot;&quot;,&quot;&quot;,&quot;#define&quot;)" table:style-name="ce1"/>
          <table:table-cell office:value-type="string" office:string-value="" table:formula="msoxl:=IF(Translation!B298=&quot;&quot;,&quot;&quot;,Translation!B298)" table:style-name="ce1"/>
          <table:table-cell office:value-type="string" office:string-value="" table:formula="msoxl:= IF(Translation!C298=&quot;&quot;,&quot;&quot;,CHAR(34) &amp; Translation!C298 &amp; CHAR(34))" table:style-name="ce1"/>
          <table:table-cell table:number-columns-repeated="16381"/>
        </table:table-row>
        <table:table-row table:style-name="ro3">
          <table:table-cell office:value-type="string" office:string-value="" table:formula="msoxl:=IF(C299=&quot;&quot;,&quot;&quot;,&quot;#define&quot;)" table:style-name="ce1"/>
          <table:table-cell office:value-type="string" office:string-value="" table:formula="msoxl:=IF(Translation!B299=&quot;&quot;,&quot;&quot;,Translation!B299)" table:style-name="ce1"/>
          <table:table-cell office:value-type="string" office:string-value="" table:formula="msoxl:= IF(Translation!C299=&quot;&quot;,&quot;&quot;,CHAR(34) &amp; Translation!C299 &amp; CHAR(34))" table:style-name="ce1"/>
          <table:table-cell table:number-columns-repeated="16381"/>
        </table:table-row>
        <table:table-row table:style-name="ro3">
          <table:table-cell office:value-type="string" office:string-value="" table:formula="msoxl:=IF(C300=&quot;&quot;,&quot;&quot;,&quot;#define&quot;)" table:style-name="ce1"/>
          <table:table-cell office:value-type="string" office:string-value="" table:formula="msoxl:=IF(Translation!B300=&quot;&quot;,&quot;&quot;,Translation!B300)" table:style-name="ce1"/>
          <table:table-cell office:value-type="string" office:string-value="" table:formula="msoxl:= IF(Translation!C300=&quot;&quot;,&quot;&quot;,CHAR(34) &amp; Translation!C300 &amp; CHAR(34))" table:style-name="ce1"/>
          <table:table-cell table:number-columns-repeated="16381"/>
        </table:table-row>
        <table:table-row table:style-name="ro3">
          <table:table-cell office:value-type="string" office:string-value="" table:formula="msoxl:=IF(C301=&quot;&quot;,&quot;&quot;,&quot;#define&quot;)" table:style-name="ce1"/>
          <table:table-cell office:value-type="string" office:string-value="" table:formula="msoxl:=IF(Translation!B301=&quot;&quot;,&quot;&quot;,Translation!B301)" table:style-name="ce1"/>
          <table:table-cell office:value-type="string" office:string-value="" table:formula="msoxl:= IF(Translation!C301=&quot;&quot;,&quot;&quot;,CHAR(34) &amp; Translation!C301 &amp; CHAR(34))" table:style-name="ce1"/>
          <table:table-cell table:number-columns-repeated="16381"/>
        </table:table-row>
        <table:table-row table:style-name="ro3">
          <table:table-cell office:value-type="string" office:string-value="" table:formula="msoxl:=IF(C302=&quot;&quot;,&quot;&quot;,&quot;#define&quot;)" table:style-name="ce1"/>
          <table:table-cell office:value-type="string" office:string-value="" table:formula="msoxl:=IF(Translation!B302=&quot;&quot;,&quot;&quot;,Translation!B302)" table:style-name="ce1"/>
          <table:table-cell office:value-type="string" office:string-value="" table:formula="msoxl:= IF(Translation!C302=&quot;&quot;,&quot;&quot;,CHAR(34) &amp; Translation!C302 &amp; CHAR(34))" table:style-name="ce1"/>
          <table:table-cell table:number-columns-repeated="16381"/>
        </table:table-row>
        <table:table-row table:style-name="ro3">
          <table:table-cell office:value-type="string" office:string-value="" table:formula="msoxl:=IF(C303=&quot;&quot;,&quot;&quot;,&quot;#define&quot;)" table:style-name="ce1"/>
          <table:table-cell office:value-type="string" office:string-value="" table:formula="msoxl:=IF(Translation!B303=&quot;&quot;,&quot;&quot;,Translation!B303)" table:style-name="ce1"/>
          <table:table-cell office:value-type="string" office:string-value="" table:formula="msoxl:= IF(Translation!C303=&quot;&quot;,&quot;&quot;,CHAR(34) &amp; Translation!C303 &amp; CHAR(34))" table:style-name="ce1"/>
          <table:table-cell table:number-columns-repeated="16381"/>
        </table:table-row>
        <table:table-row table:style-name="ro3">
          <table:table-cell office:value-type="string" office:string-value="" table:formula="msoxl:=IF(C304=&quot;&quot;,&quot;&quot;,&quot;#define&quot;)" table:style-name="ce1"/>
          <table:table-cell office:value-type="string" office:string-value="" table:formula="msoxl:=IF(Translation!B304=&quot;&quot;,&quot;&quot;,Translation!B304)" table:style-name="ce1"/>
          <table:table-cell office:value-type="string" office:string-value="" table:formula="msoxl:= IF(Translation!C304=&quot;&quot;,&quot;&quot;,CHAR(34) &amp; Translation!C304 &amp; CHAR(34))" table:style-name="ce1"/>
          <table:table-cell table:number-columns-repeated="16381"/>
        </table:table-row>
        <table:table-row table:style-name="ro3">
          <table:table-cell office:value-type="string" office:string-value="" table:formula="msoxl:=IF(C305=&quot;&quot;,&quot;&quot;,&quot;#define&quot;)" table:style-name="ce1"/>
          <table:table-cell office:value-type="string" office:string-value="" table:formula="msoxl:=IF(Translation!B305=&quot;&quot;,&quot;&quot;,Translation!B305)" table:style-name="ce1"/>
          <table:table-cell office:value-type="string" office:string-value="" table:formula="msoxl:= IF(Translation!C305=&quot;&quot;,&quot;&quot;,CHAR(34) &amp; Translation!C305 &amp; CHAR(34))" table:style-name="ce1"/>
          <table:table-cell table:number-columns-repeated="16381"/>
        </table:table-row>
        <table:table-row table:style-name="ro3">
          <table:table-cell office:value-type="string" office:string-value="" table:formula="msoxl:=IF(C306=&quot;&quot;,&quot;&quot;,&quot;#define&quot;)" table:style-name="ce1"/>
          <table:table-cell office:value-type="string" office:string-value="" table:formula="msoxl:=IF(Translation!B306=&quot;&quot;,&quot;&quot;,Translation!B306)" table:style-name="ce1"/>
          <table:table-cell office:value-type="string" office:string-value="" table:formula="msoxl:= IF(Translation!C306=&quot;&quot;,&quot;&quot;,CHAR(34) &amp; Translation!C306 &amp; CHAR(34))" table:style-name="ce1"/>
          <table:table-cell table:number-columns-repeated="16381"/>
        </table:table-row>
        <table:table-row table:style-name="ro3">
          <table:table-cell office:value-type="string" office:string-value="" table:formula="msoxl:=IF(C307=&quot;&quot;,&quot;&quot;,&quot;#define&quot;)" table:style-name="ce1"/>
          <table:table-cell office:value-type="string" office:string-value="" table:formula="msoxl:=IF(Translation!B307=&quot;&quot;,&quot;&quot;,Translation!B307)" table:style-name="ce1"/>
          <table:table-cell office:value-type="string" office:string-value="" table:formula="msoxl:= IF(Translation!C307=&quot;&quot;,&quot;&quot;,CHAR(34) &amp; Translation!C307 &amp; CHAR(34))" table:style-name="ce1"/>
          <table:table-cell table:number-columns-repeated="16381"/>
        </table:table-row>
        <table:table-row table:style-name="ro3">
          <table:table-cell office:value-type="string" office:string-value="" table:formula="msoxl:=IF(C308=&quot;&quot;,&quot;&quot;,&quot;#define&quot;)" table:style-name="ce1"/>
          <table:table-cell office:value-type="string" office:string-value="" table:formula="msoxl:=IF(Translation!B308=&quot;&quot;,&quot;&quot;,Translation!B308)" table:style-name="ce1"/>
          <table:table-cell office:value-type="string" office:string-value="" table:formula="msoxl:= IF(Translation!C308=&quot;&quot;,&quot;&quot;,CHAR(34) &amp; Translation!C308 &amp; CHAR(34))" table:style-name="ce1"/>
          <table:table-cell table:number-columns-repeated="16381"/>
        </table:table-row>
        <table:table-row table:style-name="ro3">
          <table:table-cell office:value-type="string" office:string-value="" table:formula="msoxl:=IF(C309=&quot;&quot;,&quot;&quot;,&quot;#define&quot;)" table:style-name="ce1"/>
          <table:table-cell office:value-type="string" office:string-value="" table:formula="msoxl:=IF(Translation!B309=&quot;&quot;,&quot;&quot;,Translation!B309)" table:style-name="ce1"/>
          <table:table-cell office:value-type="string" office:string-value="" table:formula="msoxl:= IF(Translation!C309=&quot;&quot;,&quot;&quot;,CHAR(34) &amp; Translation!C309 &amp; CHAR(34))" table:style-name="ce1"/>
          <table:table-cell table:number-columns-repeated="16381"/>
        </table:table-row>
        <table:table-row table:style-name="ro3">
          <table:table-cell office:value-type="string" office:string-value="" table:formula="msoxl:=IF(C310=&quot;&quot;,&quot;&quot;,&quot;#define&quot;)" table:style-name="ce1"/>
          <table:table-cell office:value-type="string" office:string-value="" table:formula="msoxl:=IF(Translation!B310=&quot;&quot;,&quot;&quot;,Translation!B310)" table:style-name="ce1"/>
          <table:table-cell office:value-type="string" office:string-value="" table:formula="msoxl:= IF(Translation!C310=&quot;&quot;,&quot;&quot;,CHAR(34) &amp; Translation!C310 &amp; CHAR(34))" table:style-name="ce1"/>
          <table:table-cell table:number-columns-repeated="16381"/>
        </table:table-row>
        <table:table-row table:style-name="ro3">
          <table:table-cell office:value-type="string" office:string-value="" table:formula="msoxl:=IF(C311=&quot;&quot;,&quot;&quot;,&quot;#define&quot;)" table:style-name="ce1"/>
          <table:table-cell office:value-type="string" office:string-value="" table:formula="msoxl:=IF(Translation!B311=&quot;&quot;,&quot;&quot;,Translation!B311)" table:style-name="ce1"/>
          <table:table-cell office:value-type="string" office:string-value="" table:formula="msoxl:= IF(Translation!C311=&quot;&quot;,&quot;&quot;,CHAR(34) &amp; Translation!C311 &amp; CHAR(34))" table:style-name="ce1"/>
          <table:table-cell table:number-columns-repeated="16381"/>
        </table:table-row>
        <table:table-row table:style-name="ro3">
          <table:table-cell office:value-type="string" office:string-value="" table:formula="msoxl:=IF(C312=&quot;&quot;,&quot;&quot;,&quot;#define&quot;)" table:style-name="ce1"/>
          <table:table-cell office:value-type="string" office:string-value="" table:formula="msoxl:=IF(Translation!B312=&quot;&quot;,&quot;&quot;,Translation!B312)" table:style-name="ce1"/>
          <table:table-cell office:value-type="string" office:string-value="" table:formula="msoxl:= IF(Translation!C312=&quot;&quot;,&quot;&quot;,CHAR(34) &amp; Translation!C312 &amp; CHAR(34))" table:style-name="ce1"/>
          <table:table-cell table:number-columns-repeated="16381"/>
        </table:table-row>
        <table:table-row table:style-name="ro3">
          <table:table-cell office:value-type="string" office:string-value="" table:formula="msoxl:=IF(C313=&quot;&quot;,&quot;&quot;,&quot;#define&quot;)" table:style-name="ce1"/>
          <table:table-cell office:value-type="string" office:string-value="" table:formula="msoxl:=IF(Translation!B313=&quot;&quot;,&quot;&quot;,Translation!B313)" table:style-name="ce1"/>
          <table:table-cell office:value-type="string" office:string-value="" table:formula="msoxl:= IF(Translation!C313=&quot;&quot;,&quot;&quot;,CHAR(34) &amp; Translation!C313 &amp; CHAR(34))" table:style-name="ce1"/>
          <table:table-cell table:number-columns-repeated="16381"/>
        </table:table-row>
        <table:table-row table:style-name="ro3">
          <table:table-cell office:value-type="string" office:string-value="" table:formula="msoxl:=IF(C314=&quot;&quot;,&quot;&quot;,&quot;#define&quot;)" table:style-name="ce1"/>
          <table:table-cell office:value-type="string" office:string-value="" table:formula="msoxl:=IF(Translation!B314=&quot;&quot;,&quot;&quot;,Translation!B314)" table:style-name="ce1"/>
          <table:table-cell office:value-type="string" office:string-value="" table:formula="msoxl:= IF(Translation!C314=&quot;&quot;,&quot;&quot;,CHAR(34) &amp; Translation!C314 &amp; CHAR(34))" table:style-name="ce1"/>
          <table:table-cell table:number-columns-repeated="16381"/>
        </table:table-row>
        <table:table-row table:style-name="ro3">
          <table:table-cell office:value-type="string" office:string-value="" table:formula="msoxl:=IF(C315=&quot;&quot;,&quot;&quot;,&quot;#define&quot;)" table:style-name="ce1"/>
          <table:table-cell office:value-type="string" office:string-value="" table:formula="msoxl:=IF(Translation!B315=&quot;&quot;,&quot;&quot;,Translation!B315)" table:style-name="ce1"/>
          <table:table-cell office:value-type="string" office:string-value="" table:formula="msoxl:= IF(Translation!C315=&quot;&quot;,&quot;&quot;,CHAR(34) &amp; Translation!C315 &amp; CHAR(34))" table:style-name="ce1"/>
          <table:table-cell table:number-columns-repeated="16381"/>
        </table:table-row>
        <table:table-row table:style-name="ro3">
          <table:table-cell office:value-type="string" office:string-value="" table:formula="msoxl:=IF(C316=&quot;&quot;,&quot;&quot;,&quot;#define&quot;)" table:style-name="ce1"/>
          <table:table-cell office:value-type="string" office:string-value="" table:formula="msoxl:=IF(Translation!B316=&quot;&quot;,&quot;&quot;,Translation!B316)" table:style-name="ce1"/>
          <table:table-cell office:value-type="string" office:string-value="" table:formula="msoxl:= IF(Translation!C316=&quot;&quot;,&quot;&quot;,CHAR(34) &amp; Translation!C316 &amp; CHAR(34))" table:style-name="ce1"/>
          <table:table-cell table:number-columns-repeated="16381"/>
        </table:table-row>
        <table:table-row table:style-name="ro3">
          <table:table-cell office:value-type="string" office:string-value="" table:formula="msoxl:=IF(C317=&quot;&quot;,&quot;&quot;,&quot;#define&quot;)" table:style-name="ce1"/>
          <table:table-cell office:value-type="string" office:string-value="" table:formula="msoxl:=IF(Translation!B317=&quot;&quot;,&quot;&quot;,Translation!B317)" table:style-name="ce1"/>
          <table:table-cell office:value-type="string" office:string-value="" table:formula="msoxl:= IF(Translation!C317=&quot;&quot;,&quot;&quot;,CHAR(34) &amp; Translation!C317 &amp; CHAR(34))" table:style-name="ce1"/>
          <table:table-cell table:number-columns-repeated="16381"/>
        </table:table-row>
        <table:table-row table:style-name="ro3">
          <table:table-cell office:value-type="string" office:string-value="" table:formula="msoxl:=IF(C318=&quot;&quot;,&quot;&quot;,&quot;#define&quot;)" table:style-name="ce1"/>
          <table:table-cell office:value-type="string" office:string-value="" table:formula="msoxl:=IF(Translation!B318=&quot;&quot;,&quot;&quot;,Translation!B318)" table:style-name="ce1"/>
          <table:table-cell office:value-type="string" office:string-value="" table:formula="msoxl:= IF(Translation!C318=&quot;&quot;,&quot;&quot;,CHAR(34) &amp; Translation!C318 &amp; CHAR(34))" table:style-name="ce1"/>
          <table:table-cell table:number-columns-repeated="16381"/>
        </table:table-row>
        <table:table-row table:style-name="ro3">
          <table:table-cell office:value-type="string" office:string-value="" table:formula="msoxl:=IF(C319=&quot;&quot;,&quot;&quot;,&quot;#define&quot;)" table:style-name="ce1"/>
          <table:table-cell office:value-type="string" office:string-value="" table:formula="msoxl:=IF(Translation!B319=&quot;&quot;,&quot;&quot;,Translation!B319)" table:style-name="ce1"/>
          <table:table-cell office:value-type="string" office:string-value="" table:formula="msoxl:= IF(Translation!C319=&quot;&quot;,&quot;&quot;,CHAR(34) &amp; Translation!C319 &amp; CHAR(34))" table:style-name="ce1"/>
          <table:table-cell table:number-columns-repeated="16381"/>
        </table:table-row>
        <table:table-row table:style-name="ro3">
          <table:table-cell office:value-type="string" office:string-value="" table:formula="msoxl:=IF(C320=&quot;&quot;,&quot;&quot;,&quot;#define&quot;)" table:style-name="ce1"/>
          <table:table-cell office:value-type="string" office:string-value="" table:formula="msoxl:=IF(Translation!B320=&quot;&quot;,&quot;&quot;,Translation!B320)" table:style-name="ce1"/>
          <table:table-cell office:value-type="string" office:string-value="" table:formula="msoxl:= IF(Translation!C320=&quot;&quot;,&quot;&quot;,CHAR(34) &amp; Translation!C320 &amp; CHAR(34))" table:style-name="ce1"/>
          <table:table-cell table:number-columns-repeated="16381"/>
        </table:table-row>
        <table:table-row table:style-name="ro3">
          <table:table-cell office:value-type="string" office:string-value="" table:formula="msoxl:=IF(C321=&quot;&quot;,&quot;&quot;,&quot;#define&quot;)" table:style-name="ce1"/>
          <table:table-cell office:value-type="string" office:string-value="" table:formula="msoxl:=IF(Translation!B321=&quot;&quot;,&quot;&quot;,Translation!B321)" table:style-name="ce1"/>
          <table:table-cell office:value-type="string" office:string-value="" table:formula="msoxl:= IF(Translation!C321=&quot;&quot;,&quot;&quot;,CHAR(34) &amp; Translation!C321 &amp; CHAR(34))" table:style-name="ce1"/>
          <table:table-cell table:number-columns-repeated="16381"/>
        </table:table-row>
        <table:table-row table:style-name="ro3">
          <table:table-cell office:value-type="string" office:string-value="" table:formula="msoxl:=IF(C322=&quot;&quot;,&quot;&quot;,&quot;#define&quot;)" table:style-name="ce1"/>
          <table:table-cell office:value-type="string" office:string-value="" table:formula="msoxl:=IF(Translation!B322=&quot;&quot;,&quot;&quot;,Translation!B322)" table:style-name="ce1"/>
          <table:table-cell office:value-type="string" office:string-value="" table:formula="msoxl:= IF(Translation!C322=&quot;&quot;,&quot;&quot;,CHAR(34) &amp; Translation!C322 &amp; CHAR(34))" table:style-name="ce1"/>
          <table:table-cell table:number-columns-repeated="16381"/>
        </table:table-row>
        <table:table-row table:style-name="ro3">
          <table:table-cell office:value-type="string" office:string-value="" table:formula="msoxl:=IF(C323=&quot;&quot;,&quot;&quot;,&quot;#define&quot;)" table:style-name="ce1"/>
          <table:table-cell office:value-type="string" office:string-value="" table:formula="msoxl:=IF(Translation!B323=&quot;&quot;,&quot;&quot;,Translation!B323)" table:style-name="ce1"/>
          <table:table-cell office:value-type="string" office:string-value="" table:formula="msoxl:= IF(Translation!C323=&quot;&quot;,&quot;&quot;,CHAR(34) &amp; Translation!C323 &amp; CHAR(34))" table:style-name="ce1"/>
          <table:table-cell table:number-columns-repeated="16381"/>
        </table:table-row>
        <table:table-row table:style-name="ro3">
          <table:table-cell office:value-type="string" office:string-value="" table:formula="msoxl:=IF(C324=&quot;&quot;,&quot;&quot;,&quot;#define&quot;)" table:style-name="ce1"/>
          <table:table-cell office:value-type="string" office:string-value="" table:formula="msoxl:=IF(Translation!B324=&quot;&quot;,&quot;&quot;,Translation!B324)" table:style-name="ce1"/>
          <table:table-cell office:value-type="string" office:string-value="" table:formula="msoxl:= IF(Translation!C324=&quot;&quot;,&quot;&quot;,CHAR(34) &amp; Translation!C324 &amp; CHAR(34))" table:style-name="ce1"/>
          <table:table-cell table:number-columns-repeated="16381"/>
        </table:table-row>
        <table:table-row table:style-name="ro3">
          <table:table-cell office:value-type="string" office:string-value="" table:formula="msoxl:=IF(C325=&quot;&quot;,&quot;&quot;,&quot;#define&quot;)" table:style-name="ce1"/>
          <table:table-cell office:value-type="string" office:string-value="" table:formula="msoxl:=IF(Translation!B325=&quot;&quot;,&quot;&quot;,Translation!B325)" table:style-name="ce1"/>
          <table:table-cell office:value-type="string" office:string-value="" table:formula="msoxl:= IF(Translation!C325=&quot;&quot;,&quot;&quot;,CHAR(34) &amp; Translation!C325 &amp; CHAR(34))" table:style-name="ce1"/>
          <table:table-cell table:number-columns-repeated="16381"/>
        </table:table-row>
        <table:table-row table:style-name="ro3">
          <table:table-cell office:value-type="string" office:string-value="" table:formula="msoxl:=IF(C326=&quot;&quot;,&quot;&quot;,&quot;#define&quot;)" table:style-name="ce1"/>
          <table:table-cell office:value-type="string" office:string-value="" table:formula="msoxl:=IF(Translation!B326=&quot;&quot;,&quot;&quot;,Translation!B326)" table:style-name="ce1"/>
          <table:table-cell office:value-type="string" office:string-value="" table:formula="msoxl:= IF(Translation!C326=&quot;&quot;,&quot;&quot;,CHAR(34) &amp; Translation!C326 &amp; CHAR(34))" table:style-name="ce1"/>
          <table:table-cell table:number-columns-repeated="16381"/>
        </table:table-row>
        <table:table-row table:style-name="ro3">
          <table:table-cell office:value-type="string" office:string-value="" table:formula="msoxl:=IF(C327=&quot;&quot;,&quot;&quot;,&quot;#define&quot;)" table:style-name="ce1"/>
          <table:table-cell office:value-type="string" office:string-value="" table:formula="msoxl:=IF(Translation!B327=&quot;&quot;,&quot;&quot;,Translation!B327)" table:style-name="ce1"/>
          <table:table-cell office:value-type="string" office:string-value="" table:formula="msoxl:= IF(Translation!C327=&quot;&quot;,&quot;&quot;,CHAR(34) &amp; Translation!C327 &amp; CHAR(34))" table:style-name="ce1"/>
          <table:table-cell table:number-columns-repeated="16381"/>
        </table:table-row>
        <table:table-row table:style-name="ro3">
          <table:table-cell office:value-type="string" office:string-value="" table:formula="msoxl:=IF(C328=&quot;&quot;,&quot;&quot;,&quot;#define&quot;)" table:style-name="ce1"/>
          <table:table-cell office:value-type="string" office:string-value="" table:formula="msoxl:=IF(Translation!B328=&quot;&quot;,&quot;&quot;,Translation!B328)" table:style-name="ce1"/>
          <table:table-cell office:value-type="string" office:string-value="" table:formula="msoxl:= IF(Translation!C328=&quot;&quot;,&quot;&quot;,CHAR(34) &amp; Translation!C328 &amp; CHAR(34))" table:style-name="ce1"/>
          <table:table-cell table:number-columns-repeated="16381"/>
        </table:table-row>
        <table:table-row table:style-name="ro3">
          <table:table-cell office:value-type="string" office:string-value="" table:formula="msoxl:=IF(C329=&quot;&quot;,&quot;&quot;,&quot;#define&quot;)" table:style-name="ce1"/>
          <table:table-cell office:value-type="string" office:string-value="" table:formula="msoxl:=IF(Translation!B329=&quot;&quot;,&quot;&quot;,Translation!B329)" table:style-name="ce1"/>
          <table:table-cell office:value-type="string" office:string-value="" table:formula="msoxl:= IF(Translation!C329=&quot;&quot;,&quot;&quot;,CHAR(34) &amp; Translation!C329 &amp; CHAR(34))" table:style-name="ce1"/>
          <table:table-cell table:number-columns-repeated="16381"/>
        </table:table-row>
        <table:table-row table:style-name="ro3">
          <table:table-cell office:value-type="string" office:string-value="" table:formula="msoxl:=IF(C330=&quot;&quot;,&quot;&quot;,&quot;#define&quot;)" table:style-name="ce1"/>
          <table:table-cell office:value-type="string" office:string-value="" table:formula="msoxl:=IF(Translation!B330=&quot;&quot;,&quot;&quot;,Translation!B330)" table:style-name="ce1"/>
          <table:table-cell office:value-type="string" office:string-value="" table:formula="msoxl:= IF(Translation!C330=&quot;&quot;,&quot;&quot;,CHAR(34) &amp; Translation!C330 &amp; CHAR(34))" table:style-name="ce1"/>
          <table:table-cell table:number-columns-repeated="16381"/>
        </table:table-row>
        <table:table-row table:style-name="ro3">
          <table:table-cell office:value-type="string" office:string-value="" table:formula="msoxl:=IF(C331=&quot;&quot;,&quot;&quot;,&quot;#define&quot;)" table:style-name="ce1"/>
          <table:table-cell office:value-type="string" office:string-value="" table:formula="msoxl:=IF(Translation!B331=&quot;&quot;,&quot;&quot;,Translation!B331)" table:style-name="ce1"/>
          <table:table-cell office:value-type="string" office:string-value="" table:formula="msoxl:= IF(Translation!C331=&quot;&quot;,&quot;&quot;,CHAR(34) &amp; Translation!C331 &amp; CHAR(34))" table:style-name="ce1"/>
          <table:table-cell table:number-columns-repeated="16381"/>
        </table:table-row>
        <table:table-row table:style-name="ro3">
          <table:table-cell office:value-type="string" office:string-value="" table:formula="msoxl:=IF(C332=&quot;&quot;,&quot;&quot;,&quot;#define&quot;)" table:style-name="ce1"/>
          <table:table-cell office:value-type="string" office:string-value="" table:formula="msoxl:=IF(Translation!B332=&quot;&quot;,&quot;&quot;,Translation!B332)" table:style-name="ce1"/>
          <table:table-cell office:value-type="string" office:string-value="" table:formula="msoxl:= IF(Translation!C332=&quot;&quot;,&quot;&quot;,CHAR(34) &amp; Translation!C332 &amp; CHAR(34))" table:style-name="ce1"/>
          <table:table-cell table:number-columns-repeated="16381"/>
        </table:table-row>
        <table:table-row table:style-name="ro3">
          <table:table-cell office:value-type="string" office:string-value="" table:formula="msoxl:=IF(C333=&quot;&quot;,&quot;&quot;,&quot;#define&quot;)" table:style-name="ce1"/>
          <table:table-cell office:value-type="string" office:string-value="" table:formula="msoxl:=IF(Translation!B333=&quot;&quot;,&quot;&quot;,Translation!B333)" table:style-name="ce1"/>
          <table:table-cell office:value-type="string" office:string-value="" table:formula="msoxl:= IF(Translation!C333=&quot;&quot;,&quot;&quot;,CHAR(34) &amp; Translation!C333 &amp; CHAR(34))" table:style-name="ce1"/>
          <table:table-cell table:number-columns-repeated="16381"/>
        </table:table-row>
        <table:table-row table:style-name="ro3">
          <table:table-cell office:value-type="string" office:string-value="" table:formula="msoxl:=IF(C334=&quot;&quot;,&quot;&quot;,&quot;#define&quot;)" table:style-name="ce1"/>
          <table:table-cell office:value-type="string" office:string-value="" table:formula="msoxl:=IF(Translation!B334=&quot;&quot;,&quot;&quot;,Translation!B334)" table:style-name="ce1"/>
          <table:table-cell office:value-type="string" office:string-value="" table:formula="msoxl:= IF(Translation!C334=&quot;&quot;,&quot;&quot;,CHAR(34) &amp; Translation!C334 &amp; CHAR(34))" table:style-name="ce1"/>
          <table:table-cell table:number-columns-repeated="16381"/>
        </table:table-row>
        <table:table-row table:style-name="ro3">
          <table:table-cell office:value-type="string" office:string-value="" table:formula="msoxl:=IF(C335=&quot;&quot;,&quot;&quot;,&quot;#define&quot;)" table:style-name="ce1"/>
          <table:table-cell office:value-type="string" office:string-value="" table:formula="msoxl:=IF(Translation!B335=&quot;&quot;,&quot;&quot;,Translation!B335)" table:style-name="ce1"/>
          <table:table-cell office:value-type="string" office:string-value="" table:formula="msoxl:= IF(Translation!C335=&quot;&quot;,&quot;&quot;,CHAR(34) &amp; Translation!C335 &amp; CHAR(34))" table:style-name="ce1"/>
          <table:table-cell table:number-columns-repeated="16381"/>
        </table:table-row>
        <table:table-row table:style-name="ro3">
          <table:table-cell office:value-type="string" office:string-value="" table:formula="msoxl:=IF(C336=&quot;&quot;,&quot;&quot;,&quot;#define&quot;)" table:style-name="ce1"/>
          <table:table-cell office:value-type="string" office:string-value="" table:formula="msoxl:=IF(Translation!B336=&quot;&quot;,&quot;&quot;,Translation!B336)" table:style-name="ce1"/>
          <table:table-cell office:value-type="string" office:string-value="" table:formula="msoxl:= IF(Translation!C336=&quot;&quot;,&quot;&quot;,CHAR(34) &amp; Translation!C336 &amp; CHAR(34))" table:style-name="ce1"/>
          <table:table-cell table:number-columns-repeated="16381"/>
        </table:table-row>
        <table:table-row table:style-name="ro3">
          <table:table-cell office:value-type="string" office:string-value="" table:formula="msoxl:=IF(C337=&quot;&quot;,&quot;&quot;,&quot;#define&quot;)" table:style-name="ce1"/>
          <table:table-cell office:value-type="string" office:string-value="" table:formula="msoxl:=IF(Translation!B337=&quot;&quot;,&quot;&quot;,Translation!B337)" table:style-name="ce1"/>
          <table:table-cell office:value-type="string" office:string-value="" table:formula="msoxl:= IF(Translation!C337=&quot;&quot;,&quot;&quot;,CHAR(34) &amp; Translation!C337 &amp; CHAR(34))" table:style-name="ce1"/>
          <table:table-cell table:number-columns-repeated="16381"/>
        </table:table-row>
        <table:table-row table:style-name="ro3">
          <table:table-cell office:value-type="string" office:string-value="" table:formula="msoxl:=IF(C338=&quot;&quot;,&quot;&quot;,&quot;#define&quot;)" table:style-name="ce1"/>
          <table:table-cell office:value-type="string" office:string-value="" table:formula="msoxl:=IF(Translation!B338=&quot;&quot;,&quot;&quot;,Translation!B338)" table:style-name="ce1"/>
          <table:table-cell office:value-type="string" office:string-value="" table:formula="msoxl:= IF(Translation!C338=&quot;&quot;,&quot;&quot;,CHAR(34) &amp; Translation!C338 &amp; CHAR(34))" table:style-name="ce1"/>
          <table:table-cell table:number-columns-repeated="16381"/>
        </table:table-row>
        <table:table-row table:style-name="ro3">
          <table:table-cell office:value-type="string" office:string-value="" table:formula="msoxl:=IF(C339=&quot;&quot;,&quot;&quot;,&quot;#define&quot;)" table:style-name="ce1"/>
          <table:table-cell office:value-type="string" office:string-value="" table:formula="msoxl:=IF(Translation!B339=&quot;&quot;,&quot;&quot;,Translation!B339)" table:style-name="ce1"/>
          <table:table-cell office:value-type="string" office:string-value="" table:formula="msoxl:= IF(Translation!C339=&quot;&quot;,&quot;&quot;,CHAR(34) &amp; Translation!C339 &amp; CHAR(34))" table:style-name="ce1"/>
          <table:table-cell table:number-columns-repeated="16381"/>
        </table:table-row>
        <table:table-row table:style-name="ro3">
          <table:table-cell office:value-type="string" office:string-value="" table:formula="msoxl:=IF(C340=&quot;&quot;,&quot;&quot;,&quot;#define&quot;)" table:style-name="ce1"/>
          <table:table-cell office:value-type="string" office:string-value="" table:formula="msoxl:=IF(Translation!B340=&quot;&quot;,&quot;&quot;,Translation!B340)" table:style-name="ce1"/>
          <table:table-cell office:value-type="string" office:string-value="" table:formula="msoxl:= IF(Translation!C340=&quot;&quot;,&quot;&quot;,CHAR(34) &amp; Translation!C340 &amp; CHAR(34))" table:style-name="ce1"/>
          <table:table-cell table:number-columns-repeated="16381"/>
        </table:table-row>
        <table:table-row table:style-name="ro3">
          <table:table-cell office:value-type="string" office:string-value="" table:formula="msoxl:=IF(C341=&quot;&quot;,&quot;&quot;,&quot;#define&quot;)" table:style-name="ce1"/>
          <table:table-cell office:value-type="string" office:string-value="" table:formula="msoxl:=IF(Translation!B341=&quot;&quot;,&quot;&quot;,Translation!B341)" table:style-name="ce1"/>
          <table:table-cell office:value-type="string" office:string-value="" table:formula="msoxl:= IF(Translation!C341=&quot;&quot;,&quot;&quot;,CHAR(34) &amp; Translation!C341 &amp; CHAR(34))" table:style-name="ce1"/>
          <table:table-cell table:number-columns-repeated="16381"/>
        </table:table-row>
        <table:table-row table:style-name="ro3">
          <table:table-cell office:value-type="string" office:string-value="" table:formula="msoxl:=IF(C342=&quot;&quot;,&quot;&quot;,&quot;#define&quot;)" table:style-name="ce1"/>
          <table:table-cell office:value-type="string" office:string-value="" table:formula="msoxl:=IF(Translation!B342=&quot;&quot;,&quot;&quot;,Translation!B342)" table:style-name="ce1"/>
          <table:table-cell office:value-type="string" office:string-value="" table:formula="msoxl:= IF(Translation!C342=&quot;&quot;,&quot;&quot;,CHAR(34) &amp; Translation!C342 &amp; CHAR(34))" table:style-name="ce1"/>
          <table:table-cell table:number-columns-repeated="16381"/>
        </table:table-row>
        <table:table-row table:style-name="ro3">
          <table:table-cell office:value-type="string" office:string-value="" table:formula="msoxl:=IF(C343=&quot;&quot;,&quot;&quot;,&quot;#define&quot;)" table:style-name="ce1"/>
          <table:table-cell office:value-type="string" office:string-value="" table:formula="msoxl:=IF(Translation!B343=&quot;&quot;,&quot;&quot;,Translation!B343)" table:style-name="ce1"/>
          <table:table-cell office:value-type="string" office:string-value="" table:formula="msoxl:= IF(Translation!C343=&quot;&quot;,&quot;&quot;,CHAR(34) &amp; Translation!C343 &amp; CHAR(34))" table:style-name="ce1"/>
          <table:table-cell table:number-columns-repeated="16381"/>
        </table:table-row>
        <table:table-row table:style-name="ro3">
          <table:table-cell office:value-type="string" office:string-value="" table:formula="msoxl:=IF(C344=&quot;&quot;,&quot;&quot;,&quot;#define&quot;)" table:style-name="ce1"/>
          <table:table-cell office:value-type="string" office:string-value="" table:formula="msoxl:=IF(Translation!B344=&quot;&quot;,&quot;&quot;,Translation!B344)" table:style-name="ce1"/>
          <table:table-cell office:value-type="string" office:string-value="" table:formula="msoxl:= IF(Translation!C344=&quot;&quot;,&quot;&quot;,CHAR(34) &amp; Translation!C344 &amp; CHAR(34))" table:style-name="ce1"/>
          <table:table-cell table:number-columns-repeated="16381"/>
        </table:table-row>
        <table:table-row table:style-name="ro3">
          <table:table-cell office:value-type="string" office:string-value="" table:formula="msoxl:=IF(C345=&quot;&quot;,&quot;&quot;,&quot;#define&quot;)" table:style-name="ce1"/>
          <table:table-cell office:value-type="string" office:string-value="" table:formula="msoxl:=IF(Translation!B345=&quot;&quot;,&quot;&quot;,Translation!B345)" table:style-name="ce1"/>
          <table:table-cell office:value-type="string" office:string-value="" table:formula="msoxl:= IF(Translation!C345=&quot;&quot;,&quot;&quot;,CHAR(34) &amp; Translation!C345 &amp; CHAR(34))" table:style-name="ce1"/>
          <table:table-cell table:number-columns-repeated="16381"/>
        </table:table-row>
        <table:table-row table:style-name="ro3">
          <table:table-cell office:value-type="string" office:string-value="" table:formula="msoxl:=IF(C346=&quot;&quot;,&quot;&quot;,&quot;#define&quot;)" table:style-name="ce1"/>
          <table:table-cell office:value-type="string" office:string-value="" table:formula="msoxl:=IF(Translation!B346=&quot;&quot;,&quot;&quot;,Translation!B346)" table:style-name="ce1"/>
          <table:table-cell office:value-type="string" office:string-value="" table:formula="msoxl:= IF(Translation!C346=&quot;&quot;,&quot;&quot;,CHAR(34) &amp; Translation!C346 &amp; CHAR(34))" table:style-name="ce1"/>
          <table:table-cell table:number-columns-repeated="16381"/>
        </table:table-row>
        <table:table-row table:style-name="ro3">
          <table:table-cell office:value-type="string" office:string-value="" table:formula="msoxl:=IF(C347=&quot;&quot;,&quot;&quot;,&quot;#define&quot;)" table:style-name="ce1"/>
          <table:table-cell office:value-type="string" office:string-value="" table:formula="msoxl:=IF(Translation!B347=&quot;&quot;,&quot;&quot;,Translation!B347)" table:style-name="ce1"/>
          <table:table-cell office:value-type="string" office:string-value="" table:formula="msoxl:= IF(Translation!C347=&quot;&quot;,&quot;&quot;,CHAR(34) &amp; Translation!C347 &amp; CHAR(34))" table:style-name="ce1"/>
          <table:table-cell table:number-columns-repeated="16381"/>
        </table:table-row>
        <table:table-row table:style-name="ro3">
          <table:table-cell office:value-type="string" office:string-value="" table:formula="msoxl:=IF(C348=&quot;&quot;,&quot;&quot;,&quot;#define&quot;)" table:style-name="ce1"/>
          <table:table-cell office:value-type="string" office:string-value="" table:formula="msoxl:=IF(Translation!B348=&quot;&quot;,&quot;&quot;,Translation!B348)" table:style-name="ce1"/>
          <table:table-cell office:value-type="string" office:string-value="" table:formula="msoxl:= IF(Translation!C348=&quot;&quot;,&quot;&quot;,CHAR(34) &amp; Translation!C348 &amp; CHAR(34))" table:style-name="ce1"/>
          <table:table-cell table:number-columns-repeated="16381"/>
        </table:table-row>
        <table:table-row table:style-name="ro3">
          <table:table-cell office:value-type="string" office:string-value="" table:formula="msoxl:=IF(C349=&quot;&quot;,&quot;&quot;,&quot;#define&quot;)" table:style-name="ce1"/>
          <table:table-cell office:value-type="string" office:string-value="" table:formula="msoxl:=IF(Translation!B349=&quot;&quot;,&quot;&quot;,Translation!B349)" table:style-name="ce1"/>
          <table:table-cell office:value-type="string" office:string-value="" table:formula="msoxl:= IF(Translation!C349=&quot;&quot;,&quot;&quot;,CHAR(34) &amp; Translation!C349 &amp; CHAR(34))" table:style-name="ce1"/>
          <table:table-cell table:number-columns-repeated="16381"/>
        </table:table-row>
        <table:table-row table:style-name="ro3">
          <table:table-cell office:value-type="string" office:string-value="" table:formula="msoxl:=IF(C350=&quot;&quot;,&quot;&quot;,&quot;#define&quot;)" table:style-name="ce1"/>
          <table:table-cell office:value-type="string" office:string-value="" table:formula="msoxl:=IF(Translation!B350=&quot;&quot;,&quot;&quot;,Translation!B350)" table:style-name="ce1"/>
          <table:table-cell office:value-type="string" office:string-value="" table:formula="msoxl:= IF(Translation!C350=&quot;&quot;,&quot;&quot;,CHAR(34) &amp; Translation!C350 &amp; CHAR(34))" table:style-name="ce1"/>
          <table:table-cell table:number-columns-repeated="16381"/>
        </table:table-row>
        <table:table-row table:style-name="ro3">
          <table:table-cell office:value-type="string" office:string-value="" table:formula="msoxl:=IF(C351=&quot;&quot;,&quot;&quot;,&quot;#define&quot;)" table:style-name="ce1"/>
          <table:table-cell office:value-type="string" office:string-value="" table:formula="msoxl:=IF(Translation!B351=&quot;&quot;,&quot;&quot;,Translation!B351)" table:style-name="ce1"/>
          <table:table-cell office:value-type="string" office:string-value="" table:formula="msoxl:= IF(Translation!C351=&quot;&quot;,&quot;&quot;,CHAR(34) &amp; Translation!C351 &amp; CHAR(34))" table:style-name="ce1"/>
          <table:table-cell table:number-columns-repeated="16381"/>
        </table:table-row>
        <table:table-row table:style-name="ro3">
          <table:table-cell office:value-type="string" office:string-value="" table:formula="msoxl:=IF(C352=&quot;&quot;,&quot;&quot;,&quot;#define&quot;)" table:style-name="ce1"/>
          <table:table-cell office:value-type="string" office:string-value="" table:formula="msoxl:=IF(Translation!B352=&quot;&quot;,&quot;&quot;,Translation!B352)" table:style-name="ce1"/>
          <table:table-cell office:value-type="string" office:string-value="" table:formula="msoxl:= IF(Translation!C352=&quot;&quot;,&quot;&quot;,CHAR(34) &amp; Translation!C352 &amp; CHAR(34))" table:style-name="ce1"/>
          <table:table-cell table:number-columns-repeated="16381"/>
        </table:table-row>
        <table:table-row table:style-name="ro3">
          <table:table-cell office:value-type="string" office:string-value="" table:formula="msoxl:=IF(C353=&quot;&quot;,&quot;&quot;,&quot;#define&quot;)" table:style-name="ce1"/>
          <table:table-cell office:value-type="string" office:string-value="" table:formula="msoxl:=IF(Translation!B353=&quot;&quot;,&quot;&quot;,Translation!B353)" table:style-name="ce1"/>
          <table:table-cell office:value-type="string" office:string-value="" table:formula="msoxl:= IF(Translation!C353=&quot;&quot;,&quot;&quot;,CHAR(34) &amp; Translation!C353 &amp; CHAR(34))" table:style-name="ce1"/>
          <table:table-cell table:number-columns-repeated="16381"/>
        </table:table-row>
        <table:table-row table:style-name="ro3">
          <table:table-cell office:value-type="string" office:string-value="" table:formula="msoxl:=IF(C354=&quot;&quot;,&quot;&quot;,&quot;#define&quot;)" table:style-name="ce1"/>
          <table:table-cell office:value-type="string" office:string-value="" table:formula="msoxl:=IF(Translation!B354=&quot;&quot;,&quot;&quot;,Translation!B354)" table:style-name="ce1"/>
          <table:table-cell office:value-type="string" office:string-value="" table:formula="msoxl:= IF(Translation!C354=&quot;&quot;,&quot;&quot;,CHAR(34) &amp; Translation!C354 &amp; CHAR(34))" table:style-name="ce1"/>
          <table:table-cell table:number-columns-repeated="16381"/>
        </table:table-row>
        <table:table-row table:style-name="ro3">
          <table:table-cell office:value-type="string" office:string-value="" table:formula="msoxl:=IF(C355=&quot;&quot;,&quot;&quot;,&quot;#define&quot;)" table:style-name="ce1"/>
          <table:table-cell office:value-type="string" office:string-value="" table:formula="msoxl:=IF(Translation!B355=&quot;&quot;,&quot;&quot;,Translation!B355)" table:style-name="ce1"/>
          <table:table-cell office:value-type="string" office:string-value="" table:formula="msoxl:= IF(Translation!C355=&quot;&quot;,&quot;&quot;,CHAR(34) &amp; Translation!C355 &amp; CHAR(34))" table:style-name="ce1"/>
          <table:table-cell table:number-columns-repeated="16381"/>
        </table:table-row>
        <table:table-row table:style-name="ro3">
          <table:table-cell office:value-type="string" office:string-value="" table:formula="msoxl:=IF(C356=&quot;&quot;,&quot;&quot;,&quot;#define&quot;)" table:style-name="ce1"/>
          <table:table-cell office:value-type="string" office:string-value="" table:formula="msoxl:=IF(Translation!B356=&quot;&quot;,&quot;&quot;,Translation!B356)" table:style-name="ce1"/>
          <table:table-cell office:value-type="string" office:string-value="" table:formula="msoxl:= IF(Translation!C356=&quot;&quot;,&quot;&quot;,CHAR(34) &amp; Translation!C356 &amp; CHAR(34))" table:style-name="ce1"/>
          <table:table-cell table:number-columns-repeated="16381"/>
        </table:table-row>
        <table:table-row table:style-name="ro3">
          <table:table-cell office:value-type="string" office:string-value="" table:formula="msoxl:=IF(C357=&quot;&quot;,&quot;&quot;,&quot;#define&quot;)" table:style-name="ce1"/>
          <table:table-cell office:value-type="string" office:string-value="" table:formula="msoxl:=IF(Translation!B357=&quot;&quot;,&quot;&quot;,Translation!B357)" table:style-name="ce1"/>
          <table:table-cell office:value-type="string" office:string-value="" table:formula="msoxl:= IF(Translation!C357=&quot;&quot;,&quot;&quot;,CHAR(34) &amp; Translation!C357 &amp; CHAR(34))" table:style-name="ce1"/>
          <table:table-cell table:number-columns-repeated="16381"/>
        </table:table-row>
        <table:table-row table:style-name="ro3">
          <table:table-cell office:value-type="string" office:string-value="" table:formula="msoxl:=IF(C358=&quot;&quot;,&quot;&quot;,&quot;#define&quot;)" table:style-name="ce1"/>
          <table:table-cell office:value-type="string" office:string-value="" table:formula="msoxl:=IF(Translation!B358=&quot;&quot;,&quot;&quot;,Translation!B358)" table:style-name="ce1"/>
          <table:table-cell office:value-type="string" office:string-value="" table:formula="msoxl:= IF(Translation!C358=&quot;&quot;,&quot;&quot;,CHAR(34) &amp; Translation!C358 &amp; CHAR(34))" table:style-name="ce1"/>
          <table:table-cell table:number-columns-repeated="16381"/>
        </table:table-row>
        <table:table-row table:style-name="ro3">
          <table:table-cell office:value-type="string" office:string-value="" table:formula="msoxl:=IF(C359=&quot;&quot;,&quot;&quot;,&quot;#define&quot;)" table:style-name="ce1"/>
          <table:table-cell office:value-type="string" office:string-value="" table:formula="msoxl:=IF(Translation!B359=&quot;&quot;,&quot;&quot;,Translation!B359)" table:style-name="ce1"/>
          <table:table-cell office:value-type="string" office:string-value="" table:formula="msoxl:= IF(Translation!C359=&quot;&quot;,&quot;&quot;,CHAR(34) &amp; Translation!C359 &amp; CHAR(34))" table:style-name="ce1"/>
          <table:table-cell table:number-columns-repeated="16381"/>
        </table:table-row>
        <table:table-row table:style-name="ro3">
          <table:table-cell office:value-type="string" office:string-value="" table:formula="msoxl:=IF(C360=&quot;&quot;,&quot;&quot;,&quot;#define&quot;)" table:style-name="ce1"/>
          <table:table-cell office:value-type="string" office:string-value="" table:formula="msoxl:=IF(Translation!B360=&quot;&quot;,&quot;&quot;,Translation!B360)" table:style-name="ce1"/>
          <table:table-cell office:value-type="string" office:string-value="" table:formula="msoxl:= IF(Translation!C360=&quot;&quot;,&quot;&quot;,CHAR(34) &amp; Translation!C360 &amp; CHAR(34))" table:style-name="ce1"/>
          <table:table-cell table:number-columns-repeated="16381"/>
        </table:table-row>
        <table:table-row table:style-name="ro3">
          <table:table-cell office:value-type="string" office:string-value="" table:formula="msoxl:=IF(C361=&quot;&quot;,&quot;&quot;,&quot;#define&quot;)" table:style-name="ce1"/>
          <table:table-cell office:value-type="string" office:string-value="" table:formula="msoxl:=IF(Translation!B361=&quot;&quot;,&quot;&quot;,Translation!B361)" table:style-name="ce1"/>
          <table:table-cell office:value-type="string" office:string-value="" table:formula="msoxl:= IF(Translation!C361=&quot;&quot;,&quot;&quot;,CHAR(34) &amp; Translation!C361 &amp; CHAR(34))" table:style-name="ce1"/>
          <table:table-cell table:number-columns-repeated="16381"/>
        </table:table-row>
        <table:table-row table:style-name="ro3">
          <table:table-cell office:value-type="string" office:string-value="" table:formula="msoxl:=IF(C362=&quot;&quot;,&quot;&quot;,&quot;#define&quot;)" table:style-name="ce1"/>
          <table:table-cell office:value-type="string" office:string-value="" table:formula="msoxl:=IF(Translation!B362=&quot;&quot;,&quot;&quot;,Translation!B362)" table:style-name="ce1"/>
          <table:table-cell office:value-type="string" office:string-value="" table:formula="msoxl:= IF(Translation!C362=&quot;&quot;,&quot;&quot;,CHAR(34) &amp; Translation!C362 &amp; CHAR(34))" table:style-name="ce1"/>
          <table:table-cell table:number-columns-repeated="16381"/>
        </table:table-row>
        <table:table-row table:style-name="ro3">
          <table:table-cell office:value-type="string" office:string-value="" table:formula="msoxl:=IF(C363=&quot;&quot;,&quot;&quot;,&quot;#define&quot;)" table:style-name="ce1"/>
          <table:table-cell office:value-type="string" office:string-value="" table:formula="msoxl:=IF(Translation!B363=&quot;&quot;,&quot;&quot;,Translation!B363)" table:style-name="ce1"/>
          <table:table-cell office:value-type="string" office:string-value="" table:formula="msoxl:= IF(Translation!C363=&quot;&quot;,&quot;&quot;,CHAR(34) &amp; Translation!C363 &amp; CHAR(34))" table:style-name="ce1"/>
          <table:table-cell table:number-columns-repeated="16381"/>
        </table:table-row>
        <table:table-row table:style-name="ro3">
          <table:table-cell office:value-type="string" office:string-value="" table:formula="msoxl:=IF(C364=&quot;&quot;,&quot;&quot;,&quot;#define&quot;)" table:style-name="ce1"/>
          <table:table-cell office:value-type="string" office:string-value="" table:formula="msoxl:=IF(Translation!B364=&quot;&quot;,&quot;&quot;,Translation!B364)" table:style-name="ce1"/>
          <table:table-cell office:value-type="string" office:string-value="" table:formula="msoxl:= IF(Translation!C364=&quot;&quot;,&quot;&quot;,CHAR(34) &amp; Translation!C364 &amp; CHAR(34))" table:style-name="ce1"/>
          <table:table-cell table:number-columns-repeated="16381"/>
        </table:table-row>
        <table:table-row table:style-name="ro3">
          <table:table-cell office:value-type="string" office:string-value="" table:formula="msoxl:=IF(C365=&quot;&quot;,&quot;&quot;,&quot;#define&quot;)" table:style-name="ce1"/>
          <table:table-cell office:value-type="string" office:string-value="" table:formula="msoxl:=IF(Translation!B365=&quot;&quot;,&quot;&quot;,Translation!B365)" table:style-name="ce1"/>
          <table:table-cell office:value-type="string" office:string-value="" table:formula="msoxl:= IF(Translation!C365=&quot;&quot;,&quot;&quot;,CHAR(34) &amp; Translation!C365 &amp; CHAR(34))" table:style-name="ce1"/>
          <table:table-cell table:number-columns-repeated="16381"/>
        </table:table-row>
        <table:table-row table:style-name="ro3">
          <table:table-cell office:value-type="string" office:string-value="" table:formula="msoxl:=IF(C366=&quot;&quot;,&quot;&quot;,&quot;#define&quot;)" table:style-name="ce1"/>
          <table:table-cell office:value-type="string" office:string-value="" table:formula="msoxl:=IF(Translation!B366=&quot;&quot;,&quot;&quot;,Translation!B366)" table:style-name="ce1"/>
          <table:table-cell office:value-type="string" office:string-value="" table:formula="msoxl:= IF(Translation!C366=&quot;&quot;,&quot;&quot;,CHAR(34) &amp; Translation!C366 &amp; CHAR(34))" table:style-name="ce1"/>
          <table:table-cell table:number-columns-repeated="16381"/>
        </table:table-row>
        <table:table-row table:style-name="ro3">
          <table:table-cell office:value-type="string" office:string-value="" table:formula="msoxl:=IF(C367=&quot;&quot;,&quot;&quot;,&quot;#define&quot;)" table:style-name="ce1"/>
          <table:table-cell office:value-type="string" office:string-value="" table:formula="msoxl:=IF(Translation!B367=&quot;&quot;,&quot;&quot;,Translation!B367)" table:style-name="ce1"/>
          <table:table-cell office:value-type="string" office:string-value="" table:formula="msoxl:= IF(Translation!C367=&quot;&quot;,&quot;&quot;,CHAR(34) &amp; Translation!C367 &amp; CHAR(34))" table:style-name="ce1"/>
          <table:table-cell table:number-columns-repeated="16381"/>
        </table:table-row>
        <table:table-row table:style-name="ro3">
          <table:table-cell office:value-type="string" office:string-value="" table:formula="msoxl:=IF(C368=&quot;&quot;,&quot;&quot;,&quot;#define&quot;)" table:style-name="ce1"/>
          <table:table-cell office:value-type="string" office:string-value="" table:formula="msoxl:=IF(Translation!B368=&quot;&quot;,&quot;&quot;,Translation!B368)" table:style-name="ce1"/>
          <table:table-cell office:value-type="string" office:string-value="" table:formula="msoxl:= IF(Translation!C368=&quot;&quot;,&quot;&quot;,CHAR(34) &amp; Translation!C368 &amp; CHAR(34))" table:style-name="ce1"/>
          <table:table-cell table:number-columns-repeated="16381"/>
        </table:table-row>
        <table:table-row table:style-name="ro3">
          <table:table-cell office:value-type="string" office:string-value="" table:formula="msoxl:=IF(C369=&quot;&quot;,&quot;&quot;,&quot;#define&quot;)" table:style-name="ce1"/>
          <table:table-cell office:value-type="string" office:string-value="" table:formula="msoxl:=IF(Translation!B369=&quot;&quot;,&quot;&quot;,Translation!B369)" table:style-name="ce1"/>
          <table:table-cell office:value-type="string" office:string-value="" table:formula="msoxl:= IF(Translation!C369=&quot;&quot;,&quot;&quot;,CHAR(34) &amp; Translation!C369 &amp; CHAR(34))" table:style-name="ce1"/>
          <table:table-cell table:number-columns-repeated="16381"/>
        </table:table-row>
        <table:table-row table:style-name="ro3">
          <table:table-cell office:value-type="string" office:string-value="" table:formula="msoxl:=IF(C370=&quot;&quot;,&quot;&quot;,&quot;#define&quot;)" table:style-name="ce1"/>
          <table:table-cell office:value-type="string" office:string-value="" table:formula="msoxl:=IF(Translation!B370=&quot;&quot;,&quot;&quot;,Translation!B370)" table:style-name="ce1"/>
          <table:table-cell office:value-type="string" office:string-value="" table:formula="msoxl:= IF(Translation!C370=&quot;&quot;,&quot;&quot;,CHAR(34) &amp; Translation!C370 &amp; CHAR(34))" table:style-name="ce1"/>
          <table:table-cell table:number-columns-repeated="16381"/>
        </table:table-row>
        <table:table-row table:style-name="ro3">
          <table:table-cell office:value-type="string" office:string-value="" table:formula="msoxl:=IF(C371=&quot;&quot;,&quot;&quot;,&quot;#define&quot;)" table:style-name="ce1"/>
          <table:table-cell office:value-type="string" office:string-value="" table:formula="msoxl:=IF(Translation!B371=&quot;&quot;,&quot;&quot;,Translation!B371)" table:style-name="ce1"/>
          <table:table-cell office:value-type="string" office:string-value="" table:formula="msoxl:= IF(Translation!C371=&quot;&quot;,&quot;&quot;,CHAR(34) &amp; Translation!C371 &amp; CHAR(34))" table:style-name="ce1"/>
          <table:table-cell table:number-columns-repeated="16381"/>
        </table:table-row>
        <table:table-row table:style-name="ro3">
          <table:table-cell office:value-type="string" office:string-value="" table:formula="msoxl:=IF(C372=&quot;&quot;,&quot;&quot;,&quot;#define&quot;)" table:style-name="ce1"/>
          <table:table-cell office:value-type="string" office:string-value="" table:formula="msoxl:=IF(Translation!B372=&quot;&quot;,&quot;&quot;,Translation!B372)" table:style-name="ce1"/>
          <table:table-cell office:value-type="string" office:string-value="" table:formula="msoxl:= IF(Translation!C372=&quot;&quot;,&quot;&quot;,CHAR(34) &amp; Translation!C372 &amp; CHAR(34))" table:style-name="ce1"/>
          <table:table-cell table:number-columns-repeated="16381"/>
        </table:table-row>
        <table:table-row table:style-name="ro3">
          <table:table-cell office:value-type="string" office:string-value="" table:formula="msoxl:=IF(C373=&quot;&quot;,&quot;&quot;,&quot;#define&quot;)" table:style-name="ce1"/>
          <table:table-cell office:value-type="string" office:string-value="" table:formula="msoxl:=IF(Translation!B373=&quot;&quot;,&quot;&quot;,Translation!B373)" table:style-name="ce1"/>
          <table:table-cell office:value-type="string" office:string-value="" table:formula="msoxl:= IF(Translation!C373=&quot;&quot;,&quot;&quot;,CHAR(34) &amp; Translation!C373 &amp; CHAR(34))" table:style-name="ce1"/>
          <table:table-cell table:number-columns-repeated="16381"/>
        </table:table-row>
        <table:table-row table:style-name="ro3">
          <table:table-cell office:value-type="string" office:string-value="" table:formula="msoxl:=IF(C374=&quot;&quot;,&quot;&quot;,&quot;#define&quot;)" table:style-name="ce1"/>
          <table:table-cell office:value-type="string" office:string-value="" table:formula="msoxl:=IF(Translation!B374=&quot;&quot;,&quot;&quot;,Translation!B374)" table:style-name="ce1"/>
          <table:table-cell office:value-type="string" office:string-value="" table:formula="msoxl:= IF(Translation!C374=&quot;&quot;,&quot;&quot;,CHAR(34) &amp; Translation!C374 &amp; CHAR(34))" table:style-name="ce1"/>
          <table:table-cell table:number-columns-repeated="16381"/>
        </table:table-row>
        <table:table-row table:style-name="ro3">
          <table:table-cell office:value-type="string" office:string-value="" table:formula="msoxl:=IF(C375=&quot;&quot;,&quot;&quot;,&quot;#define&quot;)" table:style-name="ce1"/>
          <table:table-cell office:value-type="string" office:string-value="" table:formula="msoxl:=IF(Translation!B375=&quot;&quot;,&quot;&quot;,Translation!B375)" table:style-name="ce1"/>
          <table:table-cell office:value-type="string" office:string-value="" table:formula="msoxl:= IF(Translation!C375=&quot;&quot;,&quot;&quot;,CHAR(34) &amp; Translation!C375 &amp; CHAR(34))" table:style-name="ce1"/>
          <table:table-cell table:number-columns-repeated="16381"/>
        </table:table-row>
        <table:table-row table:style-name="ro3">
          <table:table-cell office:value-type="string" office:string-value="" table:formula="msoxl:=IF(C376=&quot;&quot;,&quot;&quot;,&quot;#define&quot;)" table:style-name="ce1"/>
          <table:table-cell office:value-type="string" office:string-value="" table:formula="msoxl:=IF(Translation!B376=&quot;&quot;,&quot;&quot;,Translation!B376)" table:style-name="ce1"/>
          <table:table-cell office:value-type="string" office:string-value="" table:formula="msoxl:= IF(Translation!C376=&quot;&quot;,&quot;&quot;,CHAR(34) &amp; Translation!C376 &amp; CHAR(34))" table:style-name="ce1"/>
          <table:table-cell table:number-columns-repeated="16381"/>
        </table:table-row>
        <table:table-row table:style-name="ro3">
          <table:table-cell office:value-type="string" office:string-value="" table:formula="msoxl:=IF(C377=&quot;&quot;,&quot;&quot;,&quot;#define&quot;)" table:style-name="ce1"/>
          <table:table-cell office:value-type="string" office:string-value="" table:formula="msoxl:=IF(Translation!B377=&quot;&quot;,&quot;&quot;,Translation!B377)" table:style-name="ce1"/>
          <table:table-cell office:value-type="string" office:string-value="" table:formula="msoxl:= IF(Translation!C377=&quot;&quot;,&quot;&quot;,CHAR(34) &amp; Translation!C377 &amp; CHAR(34))" table:style-name="ce1"/>
          <table:table-cell table:number-columns-repeated="16381"/>
        </table:table-row>
        <table:table-row table:style-name="ro3">
          <table:table-cell office:value-type="string" office:string-value="" table:formula="msoxl:=IF(C378=&quot;&quot;,&quot;&quot;,&quot;#define&quot;)" table:style-name="ce1"/>
          <table:table-cell office:value-type="string" office:string-value="" table:formula="msoxl:=IF(Translation!B378=&quot;&quot;,&quot;&quot;,Translation!B378)" table:style-name="ce1"/>
          <table:table-cell office:value-type="string" office:string-value="" table:formula="msoxl:= IF(Translation!C378=&quot;&quot;,&quot;&quot;,CHAR(34) &amp; Translation!C378 &amp; CHAR(34))" table:style-name="ce1"/>
          <table:table-cell table:number-columns-repeated="16381"/>
        </table:table-row>
        <table:table-row table:style-name="ro3">
          <table:table-cell office:value-type="string" office:string-value="" table:formula="msoxl:=IF(C379=&quot;&quot;,&quot;&quot;,&quot;#define&quot;)" table:style-name="ce1"/>
          <table:table-cell office:value-type="string" office:string-value="" table:formula="msoxl:=IF(Translation!B379=&quot;&quot;,&quot;&quot;,Translation!B379)" table:style-name="ce1"/>
          <table:table-cell office:value-type="string" office:string-value="" table:formula="msoxl:= IF(Translation!C379=&quot;&quot;,&quot;&quot;,CHAR(34) &amp; Translation!C379 &amp; CHAR(34))" table:style-name="ce1"/>
          <table:table-cell table:number-columns-repeated="16381"/>
        </table:table-row>
        <table:table-row table:style-name="ro3">
          <table:table-cell office:value-type="string" office:string-value="" table:formula="msoxl:=IF(C380=&quot;&quot;,&quot;&quot;,&quot;#define&quot;)" table:style-name="ce1"/>
          <table:table-cell office:value-type="string" office:string-value="" table:formula="msoxl:=IF(Translation!B380=&quot;&quot;,&quot;&quot;,Translation!B380)" table:style-name="ce1"/>
          <table:table-cell office:value-type="string" office:string-value="" table:formula="msoxl:= IF(Translation!C380=&quot;&quot;,&quot;&quot;,CHAR(34) &amp; Translation!C380 &amp; CHAR(34))" table:style-name="ce1"/>
          <table:table-cell table:number-columns-repeated="16381"/>
        </table:table-row>
        <table:table-row table:style-name="ro3">
          <table:table-cell office:value-type="string" office:string-value="" table:formula="msoxl:=IF(C381=&quot;&quot;,&quot;&quot;,&quot;#define&quot;)" table:style-name="ce1"/>
          <table:table-cell office:value-type="string" office:string-value="" table:formula="msoxl:=IF(Translation!B381=&quot;&quot;,&quot;&quot;,Translation!B381)" table:style-name="ce1"/>
          <table:table-cell office:value-type="string" office:string-value="" table:formula="msoxl:= IF(Translation!C381=&quot;&quot;,&quot;&quot;,CHAR(34) &amp; Translation!C381 &amp; CHAR(34))" table:style-name="ce1"/>
          <table:table-cell table:number-columns-repeated="16381"/>
        </table:table-row>
        <table:table-row table:style-name="ro3">
          <table:table-cell office:value-type="string" office:string-value="" table:formula="msoxl:=IF(C382=&quot;&quot;,&quot;&quot;,&quot;#define&quot;)" table:style-name="ce1"/>
          <table:table-cell office:value-type="string" office:string-value="" table:formula="msoxl:=IF(Translation!B382=&quot;&quot;,&quot;&quot;,Translation!B382)" table:style-name="ce1"/>
          <table:table-cell office:value-type="string" office:string-value="" table:formula="msoxl:= IF(Translation!C382=&quot;&quot;,&quot;&quot;,CHAR(34) &amp; Translation!C382 &amp; CHAR(34))" table:style-name="ce1"/>
          <table:table-cell table:number-columns-repeated="16381"/>
        </table:table-row>
        <table:table-row table:style-name="ro3">
          <table:table-cell office:value-type="string" office:string-value="" table:formula="msoxl:=IF(C383=&quot;&quot;,&quot;&quot;,&quot;#define&quot;)" table:style-name="ce1"/>
          <table:table-cell office:value-type="string" office:string-value="" table:formula="msoxl:=IF(Translation!B383=&quot;&quot;,&quot;&quot;,Translation!B383)" table:style-name="ce1"/>
          <table:table-cell office:value-type="string" office:string-value="" table:formula="msoxl:= IF(Translation!C383=&quot;&quot;,&quot;&quot;,CHAR(34) &amp; Translation!C383 &amp; CHAR(34))" table:style-name="ce1"/>
          <table:table-cell table:number-columns-repeated="16381"/>
        </table:table-row>
        <table:table-row table:style-name="ro3">
          <table:table-cell office:value-type="string" office:string-value="" table:formula="msoxl:=IF(C384=&quot;&quot;,&quot;&quot;,&quot;#define&quot;)" table:style-name="ce1"/>
          <table:table-cell office:value-type="string" office:string-value="" table:formula="msoxl:=IF(Translation!B384=&quot;&quot;,&quot;&quot;,Translation!B384)" table:style-name="ce1"/>
          <table:table-cell office:value-type="string" office:string-value="" table:formula="msoxl:= IF(Translation!C384=&quot;&quot;,&quot;&quot;,CHAR(34) &amp; Translation!C384 &amp; CHAR(34))" table:style-name="ce1"/>
          <table:table-cell table:number-columns-repeated="16381"/>
        </table:table-row>
        <table:table-row table:style-name="ro3">
          <table:table-cell office:value-type="string" office:string-value="" table:formula="msoxl:=IF(C385=&quot;&quot;,&quot;&quot;,&quot;#define&quot;)" table:style-name="ce1"/>
          <table:table-cell office:value-type="string" office:string-value="" table:formula="msoxl:=IF(Translation!B385=&quot;&quot;,&quot;&quot;,Translation!B385)" table:style-name="ce1"/>
          <table:table-cell office:value-type="string" office:string-value="" table:formula="msoxl:= IF(Translation!C385=&quot;&quot;,&quot;&quot;,CHAR(34) &amp; Translation!C385 &amp; CHAR(34))" table:style-name="ce1"/>
          <table:table-cell table:number-columns-repeated="16381"/>
        </table:table-row>
        <table:table-row table:style-name="ro3">
          <table:table-cell office:value-type="string" office:string-value="" table:formula="msoxl:=IF(C386=&quot;&quot;,&quot;&quot;,&quot;#define&quot;)" table:style-name="ce1"/>
          <table:table-cell office:value-type="string" office:string-value="" table:formula="msoxl:=IF(Translation!B386=&quot;&quot;,&quot;&quot;,Translation!B386)" table:style-name="ce1"/>
          <table:table-cell office:value-type="string" office:string-value="" table:formula="msoxl:= IF(Translation!C386=&quot;&quot;,&quot;&quot;,CHAR(34) &amp; Translation!C386 &amp; CHAR(34))" table:style-name="ce1"/>
          <table:table-cell table:number-columns-repeated="16381"/>
        </table:table-row>
        <table:table-row table:style-name="ro3">
          <table:table-cell office:value-type="string" office:string-value="" table:formula="msoxl:=IF(C387=&quot;&quot;,&quot;&quot;,&quot;#define&quot;)" table:style-name="ce1"/>
          <table:table-cell office:value-type="string" office:string-value="" table:formula="msoxl:=IF(Translation!B387=&quot;&quot;,&quot;&quot;,Translation!B387)" table:style-name="ce1"/>
          <table:table-cell office:value-type="string" office:string-value="" table:formula="msoxl:= IF(Translation!C387=&quot;&quot;,&quot;&quot;,CHAR(34) &amp; Translation!C387 &amp; CHAR(34))" table:style-name="ce1"/>
          <table:table-cell table:number-columns-repeated="16381"/>
        </table:table-row>
        <table:table-row table:style-name="ro3">
          <table:table-cell office:value-type="string" office:string-value="" table:formula="msoxl:=IF(C388=&quot;&quot;,&quot;&quot;,&quot;#define&quot;)" table:style-name="ce1"/>
          <table:table-cell office:value-type="string" office:string-value="" table:formula="msoxl:=IF(Translation!B388=&quot;&quot;,&quot;&quot;,Translation!B388)" table:style-name="ce1"/>
          <table:table-cell office:value-type="string" office:string-value="" table:formula="msoxl:= IF(Translation!C388=&quot;&quot;,&quot;&quot;,CHAR(34) &amp; Translation!C388 &amp; CHAR(34))" table:style-name="ce1"/>
          <table:table-cell table:number-columns-repeated="16381"/>
        </table:table-row>
        <table:table-row table:style-name="ro3">
          <table:table-cell office:value-type="string" office:string-value="" table:formula="msoxl:=IF(C389=&quot;&quot;,&quot;&quot;,&quot;#define&quot;)" table:style-name="ce1"/>
          <table:table-cell office:value-type="string" office:string-value="" table:formula="msoxl:=IF(Translation!B389=&quot;&quot;,&quot;&quot;,Translation!B389)" table:style-name="ce1"/>
          <table:table-cell office:value-type="string" office:string-value="" table:formula="msoxl:= IF(Translation!C389=&quot;&quot;,&quot;&quot;,CHAR(34) &amp; Translation!C389 &amp; CHAR(34))" table:style-name="ce1"/>
          <table:table-cell table:number-columns-repeated="16381"/>
        </table:table-row>
        <table:table-row table:style-name="ro3">
          <table:table-cell office:value-type="string" office:string-value="" table:formula="msoxl:=IF(C390=&quot;&quot;,&quot;&quot;,&quot;#define&quot;)" table:style-name="ce1"/>
          <table:table-cell office:value-type="string" office:string-value="" table:formula="msoxl:=IF(Translation!B390=&quot;&quot;,&quot;&quot;,Translation!B390)" table:style-name="ce1"/>
          <table:table-cell office:value-type="string" office:string-value="" table:formula="msoxl:= IF(Translation!C390=&quot;&quot;,&quot;&quot;,CHAR(34) &amp; Translation!C390 &amp; CHAR(34))" table:style-name="ce1"/>
          <table:table-cell table:number-columns-repeated="16381"/>
        </table:table-row>
        <table:table-row table:style-name="ro3">
          <table:table-cell office:value-type="string" office:string-value="" table:formula="msoxl:=IF(C391=&quot;&quot;,&quot;&quot;,&quot;#define&quot;)" table:style-name="ce1"/>
          <table:table-cell office:value-type="string" office:string-value="" table:formula="msoxl:=IF(Translation!B391=&quot;&quot;,&quot;&quot;,Translation!B391)" table:style-name="ce1"/>
          <table:table-cell office:value-type="string" office:string-value="" table:formula="msoxl:= IF(Translation!C391=&quot;&quot;,&quot;&quot;,CHAR(34) &amp; Translation!C391 &amp; CHAR(34))" table:style-name="ce1"/>
          <table:table-cell table:number-columns-repeated="16381"/>
        </table:table-row>
        <table:table-row table:style-name="ro3">
          <table:table-cell office:value-type="string" office:string-value="" table:formula="msoxl:=IF(C392=&quot;&quot;,&quot;&quot;,&quot;#define&quot;)" table:style-name="ce1"/>
          <table:table-cell office:value-type="string" office:string-value="" table:formula="msoxl:=IF(Translation!B392=&quot;&quot;,&quot;&quot;,Translation!B392)" table:style-name="ce1"/>
          <table:table-cell office:value-type="string" office:string-value="" table:formula="msoxl:= IF(Translation!C392=&quot;&quot;,&quot;&quot;,CHAR(34) &amp; Translation!C392 &amp; CHAR(34))" table:style-name="ce1"/>
          <table:table-cell table:number-columns-repeated="16381"/>
        </table:table-row>
        <table:table-row table:style-name="ro3">
          <table:table-cell office:value-type="string" office:string-value="" table:formula="msoxl:=IF(C393=&quot;&quot;,&quot;&quot;,&quot;#define&quot;)" table:style-name="ce1"/>
          <table:table-cell office:value-type="string" office:string-value="" table:formula="msoxl:=IF(Translation!B393=&quot;&quot;,&quot;&quot;,Translation!B393)" table:style-name="ce1"/>
          <table:table-cell office:value-type="string" office:string-value="" table:formula="msoxl:= IF(Translation!C393=&quot;&quot;,&quot;&quot;,CHAR(34) &amp; Translation!C393 &amp; CHAR(34))" table:style-name="ce1"/>
          <table:table-cell table:number-columns-repeated="16381"/>
        </table:table-row>
        <table:table-row table:style-name="ro3">
          <table:table-cell office:value-type="string" office:string-value="" table:formula="msoxl:=IF(C394=&quot;&quot;,&quot;&quot;,&quot;#define&quot;)" table:style-name="ce1"/>
          <table:table-cell office:value-type="string" office:string-value="" table:formula="msoxl:=IF(Translation!B394=&quot;&quot;,&quot;&quot;,Translation!B394)" table:style-name="ce1"/>
          <table:table-cell office:value-type="string" office:string-value="" table:formula="msoxl:= IF(Translation!C394=&quot;&quot;,&quot;&quot;,CHAR(34) &amp; Translation!C394 &amp; CHAR(34))" table:style-name="ce1"/>
          <table:table-cell table:number-columns-repeated="16381"/>
        </table:table-row>
        <table:table-row table:style-name="ro3">
          <table:table-cell office:value-type="string" office:string-value="" table:formula="msoxl:=IF(C395=&quot;&quot;,&quot;&quot;,&quot;#define&quot;)" table:style-name="ce1"/>
          <table:table-cell office:value-type="string" office:string-value="" table:formula="msoxl:=IF(Translation!B395=&quot;&quot;,&quot;&quot;,Translation!B395)" table:style-name="ce1"/>
          <table:table-cell office:value-type="string" office:string-value="" table:formula="msoxl:= IF(Translation!C395=&quot;&quot;,&quot;&quot;,CHAR(34) &amp; Translation!C395 &amp; CHAR(34))" table:style-name="ce1"/>
          <table:table-cell table:number-columns-repeated="16381"/>
        </table:table-row>
        <table:table-row table:style-name="ro3">
          <table:table-cell office:value-type="string" office:string-value="" table:formula="msoxl:=IF(C396=&quot;&quot;,&quot;&quot;,&quot;#define&quot;)" table:style-name="ce1"/>
          <table:table-cell office:value-type="string" office:string-value="" table:formula="msoxl:=IF(Translation!B396=&quot;&quot;,&quot;&quot;,Translation!B396)" table:style-name="ce1"/>
          <table:table-cell office:value-type="string" office:string-value="" table:formula="msoxl:= IF(Translation!C396=&quot;&quot;,&quot;&quot;,CHAR(34) &amp; Translation!C396 &amp; CHAR(34))" table:style-name="ce1"/>
          <table:table-cell table:number-columns-repeated="16381"/>
        </table:table-row>
        <table:table-row table:style-name="ro3">
          <table:table-cell office:value-type="string" office:string-value="" table:formula="msoxl:=IF(C397=&quot;&quot;,&quot;&quot;,&quot;#define&quot;)" table:style-name="ce1"/>
          <table:table-cell office:value-type="string" office:string-value="" table:formula="msoxl:=IF(Translation!B397=&quot;&quot;,&quot;&quot;,Translation!B397)" table:style-name="ce1"/>
          <table:table-cell office:value-type="string" office:string-value="" table:formula="msoxl:= IF(Translation!C397=&quot;&quot;,&quot;&quot;,CHAR(34) &amp; Translation!C397 &amp; CHAR(34))" table:style-name="ce1"/>
          <table:table-cell table:number-columns-repeated="16381"/>
        </table:table-row>
        <table:table-row table:style-name="ro3">
          <table:table-cell office:value-type="string" office:string-value="" table:formula="msoxl:=IF(C398=&quot;&quot;,&quot;&quot;,&quot;#define&quot;)" table:style-name="ce1"/>
          <table:table-cell office:value-type="string" office:string-value="" table:formula="msoxl:=IF(Translation!B398=&quot;&quot;,&quot;&quot;,Translation!B398)" table:style-name="ce1"/>
          <table:table-cell office:value-type="string" office:string-value="" table:formula="msoxl:= IF(Translation!C398=&quot;&quot;,&quot;&quot;,CHAR(34) &amp; Translation!C398 &amp; CHAR(34))" table:style-name="ce1"/>
          <table:table-cell table:number-columns-repeated="16381"/>
        </table:table-row>
        <table:table-row table:style-name="ro3">
          <table:table-cell office:value-type="string" office:string-value="" table:formula="msoxl:=IF(C399=&quot;&quot;,&quot;&quot;,&quot;#define&quot;)" table:style-name="ce1"/>
          <table:table-cell office:value-type="string" office:string-value="" table:formula="msoxl:=IF(Translation!B399=&quot;&quot;,&quot;&quot;,Translation!B399)" table:style-name="ce1"/>
          <table:table-cell office:value-type="string" office:string-value="" table:formula="msoxl:= IF(Translation!C399=&quot;&quot;,&quot;&quot;,CHAR(34) &amp; Translation!C399 &amp; CHAR(34))" table:style-name="ce1"/>
          <table:table-cell table:number-columns-repeated="16381"/>
        </table:table-row>
        <table:table-row table:style-name="ro3">
          <table:table-cell office:value-type="string" office:string-value="" table:formula="msoxl:=IF(C400=&quot;&quot;,&quot;&quot;,&quot;#define&quot;)" table:style-name="ce1"/>
          <table:table-cell office:value-type="string" office:string-value="" table:formula="msoxl:=IF(Translation!B400=&quot;&quot;,&quot;&quot;,Translation!B400)" table:style-name="ce1"/>
          <table:table-cell office:value-type="string" office:string-value="" table:formula="msoxl:= IF(Translation!C400=&quot;&quot;,&quot;&quot;,CHAR(34) &amp; Translation!C400 &amp; CHAR(34))" table:style-name="ce1"/>
          <table:table-cell table:number-columns-repeated="16381"/>
        </table:table-row>
        <table:table-row table:style-name="ro3">
          <table:table-cell office:value-type="string" office:string-value="" table:formula="msoxl:=IF(C401=&quot;&quot;,&quot;&quot;,&quot;#define&quot;)" table:style-name="ce1"/>
          <table:table-cell office:value-type="string" office:string-value="" table:formula="msoxl:=IF(Translation!B401=&quot;&quot;,&quot;&quot;,Translation!B401)" table:style-name="ce1"/>
          <table:table-cell office:value-type="string" office:string-value="" table:formula="msoxl:= IF(Translation!C401=&quot;&quot;,&quot;&quot;,CHAR(34) &amp; Translation!C401 &amp; CHAR(34))" table:style-name="ce1"/>
          <table:table-cell table:number-columns-repeated="16381"/>
        </table:table-row>
        <table:table-row table:style-name="ro3">
          <table:table-cell office:value-type="string" office:string-value="" table:formula="msoxl:=IF(C402=&quot;&quot;,&quot;&quot;,&quot;#define&quot;)" table:style-name="ce1"/>
          <table:table-cell office:value-type="string" office:string-value="" table:formula="msoxl:=IF(Translation!B402=&quot;&quot;,&quot;&quot;,Translation!B402)" table:style-name="ce1"/>
          <table:table-cell office:value-type="string" office:string-value="" table:formula="msoxl:= IF(Translation!C402=&quot;&quot;,&quot;&quot;,CHAR(34) &amp; Translation!C402 &amp; CHAR(34))" table:style-name="ce1"/>
          <table:table-cell table:number-columns-repeated="16381"/>
        </table:table-row>
        <table:table-row table:style-name="ro3">
          <table:table-cell office:value-type="string" office:string-value="" table:formula="msoxl:=IF(C403=&quot;&quot;,&quot;&quot;,&quot;#define&quot;)" table:style-name="ce1"/>
          <table:table-cell office:value-type="string" office:string-value="" table:formula="msoxl:=IF(Translation!B403=&quot;&quot;,&quot;&quot;,Translation!B403)" table:style-name="ce1"/>
          <table:table-cell office:value-type="string" office:string-value="" table:formula="msoxl:= IF(Translation!C403=&quot;&quot;,&quot;&quot;,CHAR(34) &amp; Translation!C403 &amp; CHAR(34))" table:style-name="ce1"/>
          <table:table-cell table:number-columns-repeated="16381"/>
        </table:table-row>
        <table:table-row table:style-name="ro3">
          <table:table-cell office:value-type="string" office:string-value="" table:formula="msoxl:=IF(C404=&quot;&quot;,&quot;&quot;,&quot;#define&quot;)" table:style-name="ce1"/>
          <table:table-cell office:value-type="string" office:string-value="" table:formula="msoxl:=IF(Translation!B404=&quot;&quot;,&quot;&quot;,Translation!B404)" table:style-name="ce1"/>
          <table:table-cell office:value-type="string" office:string-value="" table:formula="msoxl:= IF(Translation!C404=&quot;&quot;,&quot;&quot;,CHAR(34) &amp; Translation!C404 &amp; CHAR(34))" table:style-name="ce1"/>
          <table:table-cell table:number-columns-repeated="16381"/>
        </table:table-row>
        <table:table-row table:style-name="ro3">
          <table:table-cell office:value-type="string" office:string-value="" table:formula="msoxl:=IF(C405=&quot;&quot;,&quot;&quot;,&quot;#define&quot;)" table:style-name="ce1"/>
          <table:table-cell office:value-type="string" office:string-value="" table:formula="msoxl:=IF(Translation!B405=&quot;&quot;,&quot;&quot;,Translation!B405)" table:style-name="ce1"/>
          <table:table-cell office:value-type="string" office:string-value="" table:formula="msoxl:= IF(Translation!C405=&quot;&quot;,&quot;&quot;,CHAR(34) &amp; Translation!C405 &amp; CHAR(34))" table:style-name="ce1"/>
          <table:table-cell table:number-columns-repeated="16381"/>
        </table:table-row>
        <table:table-row table:style-name="ro3">
          <table:table-cell office:value-type="string" office:string-value="" table:formula="msoxl:=IF(C406=&quot;&quot;,&quot;&quot;,&quot;#define&quot;)" table:style-name="ce1"/>
          <table:table-cell office:value-type="string" office:string-value="" table:formula="msoxl:=IF(Translation!B406=&quot;&quot;,&quot;&quot;,Translation!B406)" table:style-name="ce1"/>
          <table:table-cell office:value-type="string" office:string-value="" table:formula="msoxl:= IF(Translation!C406=&quot;&quot;,&quot;&quot;,CHAR(34) &amp; Translation!C406 &amp; CHAR(34))" table:style-name="ce1"/>
          <table:table-cell table:number-columns-repeated="16381"/>
        </table:table-row>
        <table:table-row table:style-name="ro3">
          <table:table-cell office:value-type="string" office:string-value="" table:formula="msoxl:=IF(C407=&quot;&quot;,&quot;&quot;,&quot;#define&quot;)" table:style-name="ce1"/>
          <table:table-cell office:value-type="string" office:string-value="" table:formula="msoxl:=IF(Translation!B407=&quot;&quot;,&quot;&quot;,Translation!B407)" table:style-name="ce1"/>
          <table:table-cell office:value-type="string" office:string-value="" table:formula="msoxl:= IF(Translation!C407=&quot;&quot;,&quot;&quot;,CHAR(34) &amp; Translation!C407 &amp; CHAR(34))" table:style-name="ce1"/>
          <table:table-cell table:number-columns-repeated="16381"/>
        </table:table-row>
        <table:table-row table:style-name="ro3">
          <table:table-cell office:value-type="string" office:string-value="" table:formula="msoxl:=IF(C408=&quot;&quot;,&quot;&quot;,&quot;#define&quot;)" table:style-name="ce1"/>
          <table:table-cell office:value-type="string" office:string-value="" table:formula="msoxl:=IF(Translation!B408=&quot;&quot;,&quot;&quot;,Translation!B408)" table:style-name="ce1"/>
          <table:table-cell office:value-type="string" office:string-value="" table:formula="msoxl:= IF(Translation!C408=&quot;&quot;,&quot;&quot;,CHAR(34) &amp; Translation!C408 &amp; CHAR(34))" table:style-name="ce1"/>
          <table:table-cell table:number-columns-repeated="16381"/>
        </table:table-row>
        <table:table-row table:style-name="ro3">
          <table:table-cell office:value-type="string" office:string-value="" table:formula="msoxl:=IF(C409=&quot;&quot;,&quot;&quot;,&quot;#define&quot;)" table:style-name="ce1"/>
          <table:table-cell office:value-type="string" office:string-value="" table:formula="msoxl:=IF(Translation!B409=&quot;&quot;,&quot;&quot;,Translation!B409)" table:style-name="ce1"/>
          <table:table-cell office:value-type="string" office:string-value="" table:formula="msoxl:= IF(Translation!C409=&quot;&quot;,&quot;&quot;,CHAR(34) &amp; Translation!C409 &amp; CHAR(34))" table:style-name="ce1"/>
          <table:table-cell table:number-columns-repeated="16381"/>
        </table:table-row>
        <table:table-row table:style-name="ro3">
          <table:table-cell office:value-type="string" office:string-value="" table:formula="msoxl:=IF(C410=&quot;&quot;,&quot;&quot;,&quot;#define&quot;)" table:style-name="ce1"/>
          <table:table-cell office:value-type="string" office:string-value="" table:formula="msoxl:=IF(Translation!B410=&quot;&quot;,&quot;&quot;,Translation!B410)" table:style-name="ce1"/>
          <table:table-cell office:value-type="string" office:string-value="" table:formula="msoxl:= IF(Translation!C410=&quot;&quot;,&quot;&quot;,CHAR(34) &amp; Translation!C410 &amp; CHAR(34))" table:style-name="ce1"/>
          <table:table-cell table:number-columns-repeated="16381"/>
        </table:table-row>
        <table:table-row table:style-name="ro3">
          <table:table-cell office:value-type="string" office:string-value="" table:formula="msoxl:=IF(C411=&quot;&quot;,&quot;&quot;,&quot;#define&quot;)" table:style-name="ce1"/>
          <table:table-cell office:value-type="string" office:string-value="" table:formula="msoxl:=IF(Translation!B411=&quot;&quot;,&quot;&quot;,Translation!B411)" table:style-name="ce1"/>
          <table:table-cell office:value-type="string" office:string-value="" table:formula="msoxl:= IF(Translation!C411=&quot;&quot;,&quot;&quot;,CHAR(34) &amp; Translation!C411 &amp; CHAR(34))" table:style-name="ce1"/>
          <table:table-cell table:number-columns-repeated="16381"/>
        </table:table-row>
        <table:table-row table:style-name="ro3">
          <table:table-cell office:value-type="string" office:string-value="" table:formula="msoxl:=IF(C412=&quot;&quot;,&quot;&quot;,&quot;#define&quot;)" table:style-name="ce1"/>
          <table:table-cell office:value-type="string" office:string-value="" table:formula="msoxl:=IF(Translation!B412=&quot;&quot;,&quot;&quot;,Translation!B412)" table:style-name="ce1"/>
          <table:table-cell office:value-type="string" office:string-value="" table:formula="msoxl:= IF(Translation!C412=&quot;&quot;,&quot;&quot;,CHAR(34) &amp; Translation!C412 &amp; CHAR(34))" table:style-name="ce1"/>
          <table:table-cell table:number-columns-repeated="16381"/>
        </table:table-row>
        <table:table-row table:style-name="ro3">
          <table:table-cell office:value-type="string" office:string-value="" table:formula="msoxl:=IF(C413=&quot;&quot;,&quot;&quot;,&quot;#define&quot;)" table:style-name="ce1"/>
          <table:table-cell office:value-type="string" office:string-value="" table:formula="msoxl:=IF(Translation!B413=&quot;&quot;,&quot;&quot;,Translation!B413)" table:style-name="ce1"/>
          <table:table-cell office:value-type="string" office:string-value="" table:formula="msoxl:= IF(Translation!C413=&quot;&quot;,&quot;&quot;,CHAR(34) &amp; Translation!C413 &amp; CHAR(34))" table:style-name="ce1"/>
          <table:table-cell table:number-columns-repeated="16381"/>
        </table:table-row>
        <table:table-row table:style-name="ro3">
          <table:table-cell office:value-type="string" office:string-value="" table:formula="msoxl:=IF(C414=&quot;&quot;,&quot;&quot;,&quot;#define&quot;)" table:style-name="ce1"/>
          <table:table-cell office:value-type="string" office:string-value="" table:formula="msoxl:=IF(Translation!B414=&quot;&quot;,&quot;&quot;,Translation!B414)" table:style-name="ce1"/>
          <table:table-cell office:value-type="string" office:string-value="" table:formula="msoxl:= IF(Translation!C414=&quot;&quot;,&quot;&quot;,CHAR(34) &amp; Translation!C414 &amp; CHAR(34))" table:style-name="ce1"/>
          <table:table-cell table:number-columns-repeated="16381"/>
        </table:table-row>
        <table:table-row table:style-name="ro3">
          <table:table-cell office:value-type="string" office:string-value="" table:formula="msoxl:=IF(C415=&quot;&quot;,&quot;&quot;,&quot;#define&quot;)" table:style-name="ce1"/>
          <table:table-cell office:value-type="string" office:string-value="" table:formula="msoxl:=IF(Translation!B415=&quot;&quot;,&quot;&quot;,Translation!B415)" table:style-name="ce1"/>
          <table:table-cell office:value-type="string" office:string-value="" table:formula="msoxl:= IF(Translation!C415=&quot;&quot;,&quot;&quot;,CHAR(34) &amp; Translation!C415 &amp; CHAR(34))" table:style-name="ce1"/>
          <table:table-cell table:number-columns-repeated="16381"/>
        </table:table-row>
        <table:table-row table:style-name="ro3">
          <table:table-cell office:value-type="string" office:string-value="" table:formula="msoxl:=IF(C416=&quot;&quot;,&quot;&quot;,&quot;#define&quot;)" table:style-name="ce1"/>
          <table:table-cell office:value-type="string" office:string-value="" table:formula="msoxl:=IF(Translation!B416=&quot;&quot;,&quot;&quot;,Translation!B416)" table:style-name="ce1"/>
          <table:table-cell office:value-type="string" office:string-value="" table:formula="msoxl:= IF(Translation!C416=&quot;&quot;,&quot;&quot;,CHAR(34) &amp; Translation!C416 &amp; CHAR(34))" table:style-name="ce1"/>
          <table:table-cell table:number-columns-repeated="16381"/>
        </table:table-row>
        <table:table-row table:style-name="ro3">
          <table:table-cell office:value-type="string" office:string-value="" table:formula="msoxl:=IF(C417=&quot;&quot;,&quot;&quot;,&quot;#define&quot;)" table:style-name="ce1"/>
          <table:table-cell office:value-type="string" office:string-value="" table:formula="msoxl:=IF(Translation!B417=&quot;&quot;,&quot;&quot;,Translation!B417)" table:style-name="ce1"/>
          <table:table-cell office:value-type="string" office:string-value="" table:formula="msoxl:= IF(Translation!C417=&quot;&quot;,&quot;&quot;,CHAR(34) &amp; Translation!C417 &amp; CHAR(34))" table:style-name="ce1"/>
          <table:table-cell table:number-columns-repeated="16381"/>
        </table:table-row>
        <table:table-row table:style-name="ro3">
          <table:table-cell office:value-type="string" office:string-value="" table:formula="msoxl:=IF(C418=&quot;&quot;,&quot;&quot;,&quot;#define&quot;)" table:style-name="ce1"/>
          <table:table-cell office:value-type="string" office:string-value="" table:formula="msoxl:=IF(Translation!B418=&quot;&quot;,&quot;&quot;,Translation!B418)" table:style-name="ce1"/>
          <table:table-cell office:value-type="string" office:string-value="" table:formula="msoxl:= IF(Translation!C418=&quot;&quot;,&quot;&quot;,CHAR(34) &amp; Translation!C418 &amp; CHAR(34))" table:style-name="ce1"/>
          <table:table-cell table:number-columns-repeated="16381"/>
        </table:table-row>
        <table:table-row table:style-name="ro3">
          <table:table-cell office:value-type="string" office:string-value="" table:formula="msoxl:=IF(C419=&quot;&quot;,&quot;&quot;,&quot;#define&quot;)" table:style-name="ce1"/>
          <table:table-cell office:value-type="string" office:string-value="" table:formula="msoxl:=IF(Translation!B419=&quot;&quot;,&quot;&quot;,Translation!B419)" table:style-name="ce1"/>
          <table:table-cell office:value-type="string" office:string-value="" table:formula="msoxl:= IF(Translation!C419=&quot;&quot;,&quot;&quot;,CHAR(34) &amp; Translation!C419 &amp; CHAR(34))" table:style-name="ce1"/>
          <table:table-cell table:number-columns-repeated="16381"/>
        </table:table-row>
        <table:table-row table:style-name="ro3">
          <table:table-cell office:value-type="string" office:string-value="" table:formula="msoxl:=IF(C420=&quot;&quot;,&quot;&quot;,&quot;#define&quot;)" table:style-name="ce1"/>
          <table:table-cell office:value-type="string" office:string-value="" table:formula="msoxl:=IF(Translation!B420=&quot;&quot;,&quot;&quot;,Translation!B420)" table:style-name="ce1"/>
          <table:table-cell office:value-type="string" office:string-value="" table:formula="msoxl:= IF(Translation!C420=&quot;&quot;,&quot;&quot;,CHAR(34) &amp; Translation!C420 &amp; CHAR(34))" table:style-name="ce1"/>
          <table:table-cell table:number-columns-repeated="16381"/>
        </table:table-row>
        <table:table-row table:style-name="ro3">
          <table:table-cell office:value-type="string" office:string-value="" table:formula="msoxl:=IF(C421=&quot;&quot;,&quot;&quot;,&quot;#define&quot;)" table:style-name="ce1"/>
          <table:table-cell office:value-type="string" office:string-value="" table:formula="msoxl:=IF(Translation!B421=&quot;&quot;,&quot;&quot;,Translation!B421)" table:style-name="ce1"/>
          <table:table-cell office:value-type="string" office:string-value="" table:formula="msoxl:= IF(Translation!C421=&quot;&quot;,&quot;&quot;,CHAR(34) &amp; Translation!C421 &amp; CHAR(34))" table:style-name="ce1"/>
          <table:table-cell table:number-columns-repeated="16381"/>
        </table:table-row>
        <table:table-row table:style-name="ro3">
          <table:table-cell office:value-type="string" office:string-value="" table:formula="msoxl:=IF(C422=&quot;&quot;,&quot;&quot;,&quot;#define&quot;)" table:style-name="ce1"/>
          <table:table-cell office:value-type="string" office:string-value="" table:formula="msoxl:=IF(Translation!B422=&quot;&quot;,&quot;&quot;,Translation!B422)" table:style-name="ce1"/>
          <table:table-cell office:value-type="string" office:string-value="" table:formula="msoxl:= IF(Translation!C422=&quot;&quot;,&quot;&quot;,CHAR(34) &amp; Translation!C422 &amp; CHAR(34))" table:style-name="ce1"/>
          <table:table-cell table:number-columns-repeated="16381"/>
        </table:table-row>
        <table:table-row table:style-name="ro3">
          <table:table-cell office:value-type="string" office:string-value="" table:formula="msoxl:=IF(C423=&quot;&quot;,&quot;&quot;,&quot;#define&quot;)" table:style-name="ce1"/>
          <table:table-cell office:value-type="string" office:string-value="" table:formula="msoxl:=IF(Translation!B423=&quot;&quot;,&quot;&quot;,Translation!B423)" table:style-name="ce1"/>
          <table:table-cell office:value-type="string" office:string-value="" table:formula="msoxl:= IF(Translation!C423=&quot;&quot;,&quot;&quot;,CHAR(34) &amp; Translation!C423 &amp; CHAR(34))" table:style-name="ce1"/>
          <table:table-cell table:number-columns-repeated="16381"/>
        </table:table-row>
        <table:table-row table:style-name="ro3">
          <table:table-cell office:value-type="string" office:string-value="" table:formula="msoxl:=IF(C424=&quot;&quot;,&quot;&quot;,&quot;#define&quot;)" table:style-name="ce1"/>
          <table:table-cell office:value-type="string" office:string-value="" table:formula="msoxl:=IF(Translation!B424=&quot;&quot;,&quot;&quot;,Translation!B424)" table:style-name="ce1"/>
          <table:table-cell office:value-type="string" office:string-value="" table:formula="msoxl:= IF(Translation!C424=&quot;&quot;,&quot;&quot;,CHAR(34) &amp; Translation!C424 &amp; CHAR(34))" table:style-name="ce1"/>
          <table:table-cell table:number-columns-repeated="16381"/>
        </table:table-row>
        <table:table-row table:style-name="ro3">
          <table:table-cell office:value-type="string" office:string-value="" table:formula="msoxl:=IF(C425=&quot;&quot;,&quot;&quot;,&quot;#define&quot;)" table:style-name="ce1"/>
          <table:table-cell office:value-type="string" office:string-value="" table:formula="msoxl:=IF(Translation!B425=&quot;&quot;,&quot;&quot;,Translation!B425)" table:style-name="ce1"/>
          <table:table-cell office:value-type="string" office:string-value="" table:formula="msoxl:= IF(Translation!C425=&quot;&quot;,&quot;&quot;,CHAR(34) &amp; Translation!C425 &amp; CHAR(34))" table:style-name="ce1"/>
          <table:table-cell table:number-columns-repeated="16381"/>
        </table:table-row>
        <table:table-row table:style-name="ro3">
          <table:table-cell office:value-type="string" office:string-value="" table:formula="msoxl:=IF(C426=&quot;&quot;,&quot;&quot;,&quot;#define&quot;)" table:style-name="ce1"/>
          <table:table-cell office:value-type="string" office:string-value="" table:formula="msoxl:=IF(Translation!B426=&quot;&quot;,&quot;&quot;,Translation!B426)" table:style-name="ce1"/>
          <table:table-cell office:value-type="string" office:string-value="" table:formula="msoxl:= IF(Translation!C426=&quot;&quot;,&quot;&quot;,CHAR(34) &amp; Translation!C426 &amp; CHAR(34))" table:style-name="ce1"/>
          <table:table-cell table:number-columns-repeated="16381"/>
        </table:table-row>
        <table:table-row table:style-name="ro3">
          <table:table-cell office:value-type="string" office:string-value="" table:formula="msoxl:=IF(C427=&quot;&quot;,&quot;&quot;,&quot;#define&quot;)" table:style-name="ce1"/>
          <table:table-cell office:value-type="string" office:string-value="" table:formula="msoxl:=IF(Translation!B427=&quot;&quot;,&quot;&quot;,Translation!B427)" table:style-name="ce1"/>
          <table:table-cell office:value-type="string" office:string-value="" table:formula="msoxl:= IF(Translation!C427=&quot;&quot;,&quot;&quot;,CHAR(34) &amp; Translation!C427 &amp; CHAR(34))" table:style-name="ce1"/>
          <table:table-cell table:number-columns-repeated="16381"/>
        </table:table-row>
        <table:table-row table:style-name="ro3">
          <table:table-cell office:value-type="string" office:string-value="" table:formula="msoxl:=IF(C428=&quot;&quot;,&quot;&quot;,&quot;#define&quot;)" table:style-name="ce1"/>
          <table:table-cell office:value-type="string" office:string-value="" table:formula="msoxl:=IF(Translation!B428=&quot;&quot;,&quot;&quot;,Translation!B428)" table:style-name="ce1"/>
          <table:table-cell office:value-type="string" office:string-value="" table:formula="msoxl:= IF(Translation!C428=&quot;&quot;,&quot;&quot;,CHAR(34) &amp; Translation!C428 &amp; CHAR(34))" table:style-name="ce1"/>
          <table:table-cell table:number-columns-repeated="16381"/>
        </table:table-row>
        <table:table-row table:style-name="ro3">
          <table:table-cell office:value-type="string" office:string-value="" table:formula="msoxl:=IF(C429=&quot;&quot;,&quot;&quot;,&quot;#define&quot;)" table:style-name="ce1"/>
          <table:table-cell office:value-type="string" office:string-value="" table:formula="msoxl:=IF(Translation!B429=&quot;&quot;,&quot;&quot;,Translation!B429)" table:style-name="ce1"/>
          <table:table-cell office:value-type="string" office:string-value="" table:formula="msoxl:= IF(Translation!C429=&quot;&quot;,&quot;&quot;,CHAR(34) &amp; Translation!C429 &amp; CHAR(34))" table:style-name="ce1"/>
          <table:table-cell table:number-columns-repeated="16381"/>
        </table:table-row>
        <table:table-row table:style-name="ro3">
          <table:table-cell office:value-type="string" office:string-value="" table:formula="msoxl:=IF(C430=&quot;&quot;,&quot;&quot;,&quot;#define&quot;)" table:style-name="ce1"/>
          <table:table-cell office:value-type="string" office:string-value="" table:formula="msoxl:=IF(Translation!B430=&quot;&quot;,&quot;&quot;,Translation!B430)" table:style-name="ce1"/>
          <table:table-cell office:value-type="string" office:string-value="" table:formula="msoxl:= IF(Translation!C430=&quot;&quot;,&quot;&quot;,CHAR(34) &amp; Translation!C430 &amp; CHAR(34))" table:style-name="ce1"/>
          <table:table-cell table:number-columns-repeated="16381"/>
        </table:table-row>
        <table:table-row table:style-name="ro3">
          <table:table-cell office:value-type="string" office:string-value="" table:formula="msoxl:=IF(C431=&quot;&quot;,&quot;&quot;,&quot;#define&quot;)" table:style-name="ce1"/>
          <table:table-cell office:value-type="string" office:string-value="" table:formula="msoxl:=IF(Translation!B431=&quot;&quot;,&quot;&quot;,Translation!B431)" table:style-name="ce1"/>
          <table:table-cell office:value-type="string" office:string-value="" table:formula="msoxl:= IF(Translation!C431=&quot;&quot;,&quot;&quot;,CHAR(34) &amp; Translation!C431 &amp; CHAR(34))" table:style-name="ce1"/>
          <table:table-cell table:number-columns-repeated="16381"/>
        </table:table-row>
        <table:table-row table:style-name="ro3">
          <table:table-cell office:value-type="string" office:string-value="" table:formula="msoxl:=IF(C432=&quot;&quot;,&quot;&quot;,&quot;#define&quot;)" table:style-name="ce1"/>
          <table:table-cell office:value-type="string" office:string-value="" table:formula="msoxl:=IF(Translation!B432=&quot;&quot;,&quot;&quot;,Translation!B432)" table:style-name="ce1"/>
          <table:table-cell office:value-type="string" office:string-value="" table:formula="msoxl:= IF(Translation!C432=&quot;&quot;,&quot;&quot;,CHAR(34) &amp; Translation!C432 &amp; CHAR(34))" table:style-name="ce1"/>
          <table:table-cell table:number-columns-repeated="16381"/>
        </table:table-row>
        <table:table-row table:style-name="ro3">
          <table:table-cell office:value-type="string" office:string-value="" table:formula="msoxl:=IF(C433=&quot;&quot;,&quot;&quot;,&quot;#define&quot;)" table:style-name="ce1"/>
          <table:table-cell office:value-type="string" office:string-value="" table:formula="msoxl:=IF(Translation!B433=&quot;&quot;,&quot;&quot;,Translation!B433)" table:style-name="ce1"/>
          <table:table-cell office:value-type="string" office:string-value="" table:formula="msoxl:= IF(Translation!C433=&quot;&quot;,&quot;&quot;,CHAR(34) &amp; Translation!C433 &amp; CHAR(34))" table:style-name="ce1"/>
          <table:table-cell table:number-columns-repeated="16381"/>
        </table:table-row>
        <table:table-row table:style-name="ro3">
          <table:table-cell office:value-type="string" office:string-value="" table:formula="msoxl:=IF(C434=&quot;&quot;,&quot;&quot;,&quot;#define&quot;)" table:style-name="ce1"/>
          <table:table-cell office:value-type="string" office:string-value="" table:formula="msoxl:=IF(Translation!B434=&quot;&quot;,&quot;&quot;,Translation!B434)" table:style-name="ce1"/>
          <table:table-cell office:value-type="string" office:string-value="" table:formula="msoxl:= IF(Translation!C434=&quot;&quot;,&quot;&quot;,CHAR(34) &amp; Translation!C434 &amp; CHAR(34))" table:style-name="ce1"/>
          <table:table-cell table:number-columns-repeated="16381"/>
        </table:table-row>
        <table:table-row table:style-name="ro3">
          <table:table-cell office:value-type="string" office:string-value="" table:formula="msoxl:=IF(C435=&quot;&quot;,&quot;&quot;,&quot;#define&quot;)" table:style-name="ce1"/>
          <table:table-cell office:value-type="string" office:string-value="" table:formula="msoxl:=IF(Translation!B435=&quot;&quot;,&quot;&quot;,Translation!B435)" table:style-name="ce1"/>
          <table:table-cell office:value-type="string" office:string-value="" table:formula="msoxl:= IF(Translation!C435=&quot;&quot;,&quot;&quot;,CHAR(34) &amp; Translation!C435 &amp; CHAR(34))" table:style-name="ce1"/>
          <table:table-cell table:number-columns-repeated="16381"/>
        </table:table-row>
        <table:table-row table:style-name="ro3">
          <table:table-cell office:value-type="string" office:string-value="" table:formula="msoxl:=IF(C436=&quot;&quot;,&quot;&quot;,&quot;#define&quot;)" table:style-name="ce1"/>
          <table:table-cell office:value-type="string" office:string-value="" table:formula="msoxl:=IF(Translation!B436=&quot;&quot;,&quot;&quot;,Translation!B436)" table:style-name="ce1"/>
          <table:table-cell office:value-type="string" office:string-value="" table:formula="msoxl:= IF(Translation!C436=&quot;&quot;,&quot;&quot;,CHAR(34) &amp; Translation!C436 &amp; CHAR(34))" table:style-name="ce1"/>
          <table:table-cell table:number-columns-repeated="16381"/>
        </table:table-row>
        <table:table-row table:style-name="ro3">
          <table:table-cell office:value-type="string" office:string-value="" table:formula="msoxl:=IF(C437=&quot;&quot;,&quot;&quot;,&quot;#define&quot;)" table:style-name="ce1"/>
          <table:table-cell office:value-type="string" office:string-value="" table:formula="msoxl:=IF(Translation!B437=&quot;&quot;,&quot;&quot;,Translation!B437)" table:style-name="ce1"/>
          <table:table-cell office:value-type="string" office:string-value="" table:formula="msoxl:= IF(Translation!C437=&quot;&quot;,&quot;&quot;,CHAR(34) &amp; Translation!C437 &amp; CHAR(34))" table:style-name="ce1"/>
          <table:table-cell table:number-columns-repeated="16381"/>
        </table:table-row>
        <table:table-row table:style-name="ro3">
          <table:table-cell office:value-type="string" office:string-value="" table:formula="msoxl:=IF(C438=&quot;&quot;,&quot;&quot;,&quot;#define&quot;)" table:style-name="ce1"/>
          <table:table-cell office:value-type="string" office:string-value="" table:formula="msoxl:=IF(Translation!B438=&quot;&quot;,&quot;&quot;,Translation!B438)" table:style-name="ce1"/>
          <table:table-cell office:value-type="string" office:string-value="" table:formula="msoxl:= IF(Translation!C438=&quot;&quot;,&quot;&quot;,CHAR(34) &amp; Translation!C438 &amp; CHAR(34))" table:style-name="ce1"/>
          <table:table-cell table:number-columns-repeated="16381"/>
        </table:table-row>
        <table:table-row table:style-name="ro3">
          <table:table-cell office:value-type="string" office:string-value="" table:formula="msoxl:=IF(C439=&quot;&quot;,&quot;&quot;,&quot;#define&quot;)" table:style-name="ce1"/>
          <table:table-cell office:value-type="string" office:string-value="" table:formula="msoxl:=IF(Translation!B439=&quot;&quot;,&quot;&quot;,Translation!B439)" table:style-name="ce1"/>
          <table:table-cell office:value-type="string" office:string-value="" table:formula="msoxl:= IF(Translation!C439=&quot;&quot;,&quot;&quot;,CHAR(34) &amp; Translation!C439 &amp; CHAR(34))" table:style-name="ce1"/>
          <table:table-cell table:number-columns-repeated="16381"/>
        </table:table-row>
        <table:table-row table:style-name="ro3">
          <table:table-cell office:value-type="string" office:string-value="" table:formula="msoxl:=IF(C440=&quot;&quot;,&quot;&quot;,&quot;#define&quot;)" table:style-name="ce1"/>
          <table:table-cell office:value-type="string" office:string-value="" table:formula="msoxl:=IF(Translation!B440=&quot;&quot;,&quot;&quot;,Translation!B440)" table:style-name="ce1"/>
          <table:table-cell office:value-type="string" office:string-value="" table:formula="msoxl:= IF(Translation!C440=&quot;&quot;,&quot;&quot;,CHAR(34) &amp; Translation!C440 &amp; CHAR(34))" table:style-name="ce1"/>
          <table:table-cell table:number-columns-repeated="16381"/>
        </table:table-row>
        <table:table-row table:style-name="ro3">
          <table:table-cell office:value-type="string" office:string-value="" table:formula="msoxl:=IF(C441=&quot;&quot;,&quot;&quot;,&quot;#define&quot;)" table:style-name="ce1"/>
          <table:table-cell office:value-type="string" office:string-value="" table:formula="msoxl:=IF(Translation!B441=&quot;&quot;,&quot;&quot;,Translation!B441)" table:style-name="ce1"/>
          <table:table-cell office:value-type="string" office:string-value="" table:formula="msoxl:= IF(Translation!C441=&quot;&quot;,&quot;&quot;,CHAR(34) &amp; Translation!C441 &amp; CHAR(34))" table:style-name="ce1"/>
          <table:table-cell table:number-columns-repeated="16381"/>
        </table:table-row>
        <table:table-row table:style-name="ro3">
          <table:table-cell office:value-type="string" office:string-value="" table:formula="msoxl:=IF(C442=&quot;&quot;,&quot;&quot;,&quot;#define&quot;)" table:style-name="ce1"/>
          <table:table-cell office:value-type="string" office:string-value="" table:formula="msoxl:=IF(Translation!B442=&quot;&quot;,&quot;&quot;,Translation!B442)" table:style-name="ce1"/>
          <table:table-cell office:value-type="string" office:string-value="" table:formula="msoxl:= IF(Translation!C442=&quot;&quot;,&quot;&quot;,CHAR(34) &amp; Translation!C442 &amp; CHAR(34))" table:style-name="ce1"/>
          <table:table-cell table:number-columns-repeated="16381"/>
        </table:table-row>
        <table:table-row table:style-name="ro3">
          <table:table-cell office:value-type="string" office:string-value="" table:formula="msoxl:=IF(C443=&quot;&quot;,&quot;&quot;,&quot;#define&quot;)" table:style-name="ce1"/>
          <table:table-cell office:value-type="string" office:string-value="" table:formula="msoxl:=IF(Translation!B443=&quot;&quot;,&quot;&quot;,Translation!B443)" table:style-name="ce1"/>
          <table:table-cell office:value-type="string" office:string-value="" table:formula="msoxl:= IF(Translation!C443=&quot;&quot;,&quot;&quot;,CHAR(34) &amp; Translation!C443 &amp; CHAR(34))" table:style-name="ce1"/>
          <table:table-cell table:number-columns-repeated="16381"/>
        </table:table-row>
        <table:table-row table:style-name="ro3">
          <table:table-cell office:value-type="string" office:string-value="" table:formula="msoxl:=IF(C444=&quot;&quot;,&quot;&quot;,&quot;#define&quot;)" table:style-name="ce1"/>
          <table:table-cell office:value-type="string" office:string-value="" table:formula="msoxl:=IF(Translation!B444=&quot;&quot;,&quot;&quot;,Translation!B444)" table:style-name="ce1"/>
          <table:table-cell office:value-type="string" office:string-value="" table:formula="msoxl:= IF(Translation!C444=&quot;&quot;,&quot;&quot;,CHAR(34) &amp; Translation!C444 &amp; CHAR(34))" table:style-name="ce1"/>
          <table:table-cell table:number-columns-repeated="16381"/>
        </table:table-row>
        <table:table-row table:style-name="ro3">
          <table:table-cell office:value-type="string" office:string-value="" table:formula="msoxl:=IF(C445=&quot;&quot;,&quot;&quot;,&quot;#define&quot;)" table:style-name="ce1"/>
          <table:table-cell office:value-type="string" office:string-value="" table:formula="msoxl:=IF(Translation!B445=&quot;&quot;,&quot;&quot;,Translation!B445)" table:style-name="ce1"/>
          <table:table-cell office:value-type="string" office:string-value="" table:formula="msoxl:= IF(Translation!C445=&quot;&quot;,&quot;&quot;,CHAR(34) &amp; Translation!C445 &amp; CHAR(34))" table:style-name="ce1"/>
          <table:table-cell table:number-columns-repeated="16381"/>
        </table:table-row>
        <table:table-row table:style-name="ro3">
          <table:table-cell office:value-type="string" office:string-value="" table:formula="msoxl:=IF(C446=&quot;&quot;,&quot;&quot;,&quot;#define&quot;)" table:style-name="ce1"/>
          <table:table-cell office:value-type="string" office:string-value="" table:formula="msoxl:=IF(Translation!B446=&quot;&quot;,&quot;&quot;,Translation!B446)" table:style-name="ce1"/>
          <table:table-cell office:value-type="string" office:string-value="" table:formula="msoxl:= IF(Translation!C446=&quot;&quot;,&quot;&quot;,CHAR(34) &amp; Translation!C446 &amp; CHAR(34))" table:style-name="ce1"/>
          <table:table-cell table:number-columns-repeated="16381"/>
        </table:table-row>
        <table:table-row table:style-name="ro3">
          <table:table-cell office:value-type="string" office:string-value="" table:formula="msoxl:=IF(C447=&quot;&quot;,&quot;&quot;,&quot;#define&quot;)" table:style-name="ce1"/>
          <table:table-cell office:value-type="string" office:string-value="" table:formula="msoxl:=IF(Translation!B447=&quot;&quot;,&quot;&quot;,Translation!B447)" table:style-name="ce1"/>
          <table:table-cell office:value-type="string" office:string-value="" table:formula="msoxl:= IF(Translation!C447=&quot;&quot;,&quot;&quot;,CHAR(34) &amp; Translation!C447 &amp; CHAR(34))" table:style-name="ce1"/>
          <table:table-cell table:number-columns-repeated="16381"/>
        </table:table-row>
        <table:table-row table:style-name="ro3">
          <table:table-cell office:value-type="string" office:string-value="" table:formula="msoxl:=IF(C448=&quot;&quot;,&quot;&quot;,&quot;#define&quot;)" table:style-name="ce1"/>
          <table:table-cell office:value-type="string" office:string-value="" table:formula="msoxl:=IF(Translation!B448=&quot;&quot;,&quot;&quot;,Translation!B448)" table:style-name="ce1"/>
          <table:table-cell office:value-type="string" office:string-value="" table:formula="msoxl:= IF(Translation!C448=&quot;&quot;,&quot;&quot;,CHAR(34) &amp; Translation!C448 &amp; CHAR(34))" table:style-name="ce1"/>
          <table:table-cell table:number-columns-repeated="16381"/>
        </table:table-row>
        <table:table-row table:style-name="ro3">
          <table:table-cell office:value-type="string" office:string-value="" table:formula="msoxl:=IF(C449=&quot;&quot;,&quot;&quot;,&quot;#define&quot;)" table:style-name="ce1"/>
          <table:table-cell office:value-type="string" office:string-value="" table:formula="msoxl:=IF(Translation!B449=&quot;&quot;,&quot;&quot;,Translation!B449)" table:style-name="ce1"/>
          <table:table-cell office:value-type="string" office:string-value="" table:formula="msoxl:= IF(Translation!C449=&quot;&quot;,&quot;&quot;,CHAR(34) &amp; Translation!C449 &amp; CHAR(34))" table:style-name="ce1"/>
          <table:table-cell table:number-columns-repeated="16381"/>
        </table:table-row>
        <table:table-row table:style-name="ro3">
          <table:table-cell office:value-type="string" office:string-value="" table:formula="msoxl:=IF(C450=&quot;&quot;,&quot;&quot;,&quot;#define&quot;)" table:style-name="ce1"/>
          <table:table-cell office:value-type="string" office:string-value="" table:formula="msoxl:=IF(Translation!B450=&quot;&quot;,&quot;&quot;,Translation!B450)" table:style-name="ce1"/>
          <table:table-cell office:value-type="string" office:string-value="" table:formula="msoxl:= IF(Translation!C450=&quot;&quot;,&quot;&quot;,CHAR(34) &amp; Translation!C450 &amp; CHAR(34))" table:style-name="ce1"/>
          <table:table-cell table:number-columns-repeated="16381"/>
        </table:table-row>
        <table:table-row table:style-name="ro3">
          <table:table-cell office:value-type="string" office:string-value="" table:formula="msoxl:=IF(C451=&quot;&quot;,&quot;&quot;,&quot;#define&quot;)" table:style-name="ce1"/>
          <table:table-cell office:value-type="string" office:string-value="" table:formula="msoxl:=IF(Translation!B451=&quot;&quot;,&quot;&quot;,Translation!B451)" table:style-name="ce1"/>
          <table:table-cell office:value-type="string" office:string-value="" table:formula="msoxl:= IF(Translation!C451=&quot;&quot;,&quot;&quot;,CHAR(34) &amp; Translation!C451 &amp; CHAR(34))" table:style-name="ce1"/>
          <table:table-cell table:number-columns-repeated="16381"/>
        </table:table-row>
        <table:table-row table:style-name="ro3">
          <table:table-cell office:value-type="string" office:string-value="" table:formula="msoxl:=IF(C452=&quot;&quot;,&quot;&quot;,&quot;#define&quot;)" table:style-name="ce1"/>
          <table:table-cell office:value-type="string" office:string-value="" table:formula="msoxl:=IF(Translation!B452=&quot;&quot;,&quot;&quot;,Translation!B452)" table:style-name="ce1"/>
          <table:table-cell office:value-type="string" office:string-value="" table:formula="msoxl:= IF(Translation!C452=&quot;&quot;,&quot;&quot;,CHAR(34) &amp; Translation!C452 &amp; CHAR(34))" table:style-name="ce1"/>
          <table:table-cell table:number-columns-repeated="16381"/>
        </table:table-row>
        <table:table-row table:style-name="ro3">
          <table:table-cell office:value-type="string" office:string-value="" table:formula="msoxl:=IF(C453=&quot;&quot;,&quot;&quot;,&quot;#define&quot;)" table:style-name="ce1"/>
          <table:table-cell office:value-type="string" office:string-value="" table:formula="msoxl:=IF(Translation!B453=&quot;&quot;,&quot;&quot;,Translation!B453)" table:style-name="ce1"/>
          <table:table-cell office:value-type="string" office:string-value="" table:formula="msoxl:= IF(Translation!C453=&quot;&quot;,&quot;&quot;,CHAR(34) &amp; Translation!C453 &amp; CHAR(34))" table:style-name="ce1"/>
          <table:table-cell table:number-columns-repeated="16381"/>
        </table:table-row>
        <table:table-row table:style-name="ro3">
          <table:table-cell office:value-type="string" office:string-value="" table:formula="msoxl:=IF(C454=&quot;&quot;,&quot;&quot;,&quot;#define&quot;)" table:style-name="ce1"/>
          <table:table-cell office:value-type="string" office:string-value="" table:formula="msoxl:=IF(Translation!B454=&quot;&quot;,&quot;&quot;,Translation!B454)" table:style-name="ce1"/>
          <table:table-cell office:value-type="string" office:string-value="" table:formula="msoxl:= IF(Translation!C454=&quot;&quot;,&quot;&quot;,CHAR(34) &amp; Translation!C454 &amp; CHAR(34))" table:style-name="ce1"/>
          <table:table-cell table:number-columns-repeated="16381"/>
        </table:table-row>
        <table:table-row table:style-name="ro3">
          <table:table-cell office:value-type="string" office:string-value="" table:formula="msoxl:=IF(C455=&quot;&quot;,&quot;&quot;,&quot;#define&quot;)" table:style-name="ce1"/>
          <table:table-cell office:value-type="string" office:string-value="" table:formula="msoxl:=IF(Translation!B455=&quot;&quot;,&quot;&quot;,Translation!B455)" table:style-name="ce1"/>
          <table:table-cell office:value-type="string" office:string-value="" table:formula="msoxl:= IF(Translation!C455=&quot;&quot;,&quot;&quot;,CHAR(34) &amp; Translation!C455 &amp; CHAR(34))" table:style-name="ce1"/>
          <table:table-cell table:number-columns-repeated="16381"/>
        </table:table-row>
        <table:table-row table:style-name="ro3">
          <table:table-cell office:value-type="string" office:string-value="" table:formula="msoxl:=IF(C456=&quot;&quot;,&quot;&quot;,&quot;#define&quot;)" table:style-name="ce1"/>
          <table:table-cell office:value-type="string" office:string-value="" table:formula="msoxl:=IF(Translation!B456=&quot;&quot;,&quot;&quot;,Translation!B456)" table:style-name="ce1"/>
          <table:table-cell office:value-type="string" office:string-value="" table:formula="msoxl:= IF(Translation!C456=&quot;&quot;,&quot;&quot;,CHAR(34) &amp; Translation!C456 &amp; CHAR(34))" table:style-name="ce1"/>
          <table:table-cell table:number-columns-repeated="16381"/>
        </table:table-row>
        <table:table-row table:style-name="ro3">
          <table:table-cell office:value-type="string" office:string-value="" table:formula="msoxl:=IF(C457=&quot;&quot;,&quot;&quot;,&quot;#define&quot;)" table:style-name="ce1"/>
          <table:table-cell office:value-type="string" office:string-value="" table:formula="msoxl:=IF(Translation!B457=&quot;&quot;,&quot;&quot;,Translation!B457)" table:style-name="ce1"/>
          <table:table-cell office:value-type="string" office:string-value="" table:formula="msoxl:= IF(Translation!C457=&quot;&quot;,&quot;&quot;,CHAR(34) &amp; Translation!C457 &amp; CHAR(34))" table:style-name="ce1"/>
          <table:table-cell table:number-columns-repeated="16381"/>
        </table:table-row>
        <table:table-row table:style-name="ro3">
          <table:table-cell office:value-type="string" office:string-value="" table:formula="msoxl:=IF(C458=&quot;&quot;,&quot;&quot;,&quot;#define&quot;)" table:style-name="ce1"/>
          <table:table-cell office:value-type="string" office:string-value="" table:formula="msoxl:=IF(Translation!B458=&quot;&quot;,&quot;&quot;,Translation!B458)" table:style-name="ce1"/>
          <table:table-cell office:value-type="string" office:string-value="" table:formula="msoxl:= IF(Translation!C458=&quot;&quot;,&quot;&quot;,CHAR(34) &amp; Translation!C458 &amp; CHAR(34))" table:style-name="ce1"/>
          <table:table-cell table:number-columns-repeated="16381"/>
        </table:table-row>
        <table:table-row table:style-name="ro3">
          <table:table-cell office:value-type="string" office:string-value="" table:formula="msoxl:=IF(C459=&quot;&quot;,&quot;&quot;,&quot;#define&quot;)" table:style-name="ce1"/>
          <table:table-cell office:value-type="string" office:string-value="" table:formula="msoxl:=IF(Translation!B459=&quot;&quot;,&quot;&quot;,Translation!B459)" table:style-name="ce1"/>
          <table:table-cell office:value-type="string" office:string-value="" table:formula="msoxl:= IF(Translation!C459=&quot;&quot;,&quot;&quot;,CHAR(34) &amp; Translation!C459 &amp; CHAR(34))" table:style-name="ce1"/>
          <table:table-cell table:number-columns-repeated="16381"/>
        </table:table-row>
        <table:table-row table:style-name="ro3">
          <table:table-cell office:value-type="string" office:string-value="" table:formula="msoxl:=IF(C460=&quot;&quot;,&quot;&quot;,&quot;#define&quot;)" table:style-name="ce1"/>
          <table:table-cell office:value-type="string" office:string-value="" table:formula="msoxl:=IF(Translation!B460=&quot;&quot;,&quot;&quot;,Translation!B460)" table:style-name="ce1"/>
          <table:table-cell office:value-type="string" office:string-value="" table:formula="msoxl:= IF(Translation!C460=&quot;&quot;,&quot;&quot;,CHAR(34) &amp; Translation!C460 &amp; CHAR(34))" table:style-name="ce1"/>
          <table:table-cell table:number-columns-repeated="16381"/>
        </table:table-row>
        <table:table-row table:style-name="ro3">
          <table:table-cell office:value-type="string" office:string-value="" table:formula="msoxl:=IF(C461=&quot;&quot;,&quot;&quot;,&quot;#define&quot;)" table:style-name="ce1"/>
          <table:table-cell office:value-type="string" office:string-value="" table:formula="msoxl:=IF(Translation!B461=&quot;&quot;,&quot;&quot;,Translation!B461)" table:style-name="ce1"/>
          <table:table-cell office:value-type="string" office:string-value="" table:formula="msoxl:= IF(Translation!C461=&quot;&quot;,&quot;&quot;,CHAR(34) &amp; Translation!C461 &amp; CHAR(34))" table:style-name="ce1"/>
          <table:table-cell table:number-columns-repeated="16381"/>
        </table:table-row>
        <table:table-row table:style-name="ro3">
          <table:table-cell office:value-type="string" office:string-value="" table:formula="msoxl:=IF(C462=&quot;&quot;,&quot;&quot;,&quot;#define&quot;)" table:style-name="ce1"/>
          <table:table-cell office:value-type="string" office:string-value="" table:formula="msoxl:=IF(Translation!B462=&quot;&quot;,&quot;&quot;,Translation!B462)" table:style-name="ce1"/>
          <table:table-cell office:value-type="string" office:string-value="" table:formula="msoxl:= IF(Translation!C462=&quot;&quot;,&quot;&quot;,CHAR(34) &amp; Translation!C462 &amp; CHAR(34))" table:style-name="ce1"/>
          <table:table-cell table:number-columns-repeated="16381"/>
        </table:table-row>
        <table:table-row table:style-name="ro3">
          <table:table-cell office:value-type="string" office:string-value="" table:formula="msoxl:=IF(C463=&quot;&quot;,&quot;&quot;,&quot;#define&quot;)" table:style-name="ce1"/>
          <table:table-cell office:value-type="string" office:string-value="" table:formula="msoxl:=IF(Translation!B463=&quot;&quot;,&quot;&quot;,Translation!B463)" table:style-name="ce1"/>
          <table:table-cell office:value-type="string" office:string-value="" table:formula="msoxl:= IF(Translation!C463=&quot;&quot;,&quot;&quot;,CHAR(34) &amp; Translation!C463 &amp; CHAR(34))" table:style-name="ce1"/>
          <table:table-cell table:number-columns-repeated="16381"/>
        </table:table-row>
        <table:table-row table:style-name="ro3">
          <table:table-cell office:value-type="string" office:string-value="" table:formula="msoxl:=IF(C464=&quot;&quot;,&quot;&quot;,&quot;#define&quot;)" table:style-name="ce1"/>
          <table:table-cell office:value-type="string" office:string-value="" table:formula="msoxl:=IF(Translation!B464=&quot;&quot;,&quot;&quot;,Translation!B464)" table:style-name="ce1"/>
          <table:table-cell office:value-type="string" office:string-value="" table:formula="msoxl:= IF(Translation!C464=&quot;&quot;,&quot;&quot;,CHAR(34) &amp; Translation!C464 &amp; CHAR(34))" table:style-name="ce1"/>
          <table:table-cell table:number-columns-repeated="16381"/>
        </table:table-row>
        <table:table-row table:style-name="ro3">
          <table:table-cell office:value-type="string" office:string-value="" table:formula="msoxl:=IF(C465=&quot;&quot;,&quot;&quot;,&quot;#define&quot;)" table:style-name="ce1"/>
          <table:table-cell office:value-type="string" office:string-value="" table:formula="msoxl:=IF(Translation!B465=&quot;&quot;,&quot;&quot;,Translation!B465)" table:style-name="ce1"/>
          <table:table-cell office:value-type="string" office:string-value="" table:formula="msoxl:= IF(Translation!C465=&quot;&quot;,&quot;&quot;,CHAR(34) &amp; Translation!C465 &amp; CHAR(34))" table:style-name="ce1"/>
          <table:table-cell table:number-columns-repeated="16381"/>
        </table:table-row>
        <table:table-row table:style-name="ro3">
          <table:table-cell office:value-type="string" office:string-value="" table:formula="msoxl:=IF(C466=&quot;&quot;,&quot;&quot;,&quot;#define&quot;)" table:style-name="ce1"/>
          <table:table-cell office:value-type="string" office:string-value="" table:formula="msoxl:=IF(Translation!B466=&quot;&quot;,&quot;&quot;,Translation!B466)" table:style-name="ce1"/>
          <table:table-cell office:value-type="string" office:string-value="" table:formula="msoxl:= IF(Translation!C466=&quot;&quot;,&quot;&quot;,CHAR(34) &amp; Translation!C466 &amp; CHAR(34))" table:style-name="ce1"/>
          <table:table-cell table:number-columns-repeated="16381"/>
        </table:table-row>
        <table:table-row table:style-name="ro3">
          <table:table-cell office:value-type="string" office:string-value="" table:formula="msoxl:=IF(C467=&quot;&quot;,&quot;&quot;,&quot;#define&quot;)" table:style-name="ce1"/>
          <table:table-cell office:value-type="string" office:string-value="" table:formula="msoxl:=IF(Translation!B467=&quot;&quot;,&quot;&quot;,Translation!B467)" table:style-name="ce1"/>
          <table:table-cell office:value-type="string" office:string-value="" table:formula="msoxl:= IF(Translation!C467=&quot;&quot;,&quot;&quot;,CHAR(34) &amp; Translation!C467 &amp; CHAR(34))" table:style-name="ce1"/>
          <table:table-cell table:number-columns-repeated="16381"/>
        </table:table-row>
        <table:table-row table:style-name="ro3">
          <table:table-cell office:value-type="string" office:string-value="" table:formula="msoxl:=IF(C468=&quot;&quot;,&quot;&quot;,&quot;#define&quot;)" table:style-name="ce1"/>
          <table:table-cell office:value-type="string" office:string-value="" table:formula="msoxl:=IF(Translation!B468=&quot;&quot;,&quot;&quot;,Translation!B468)" table:style-name="ce1"/>
          <table:table-cell office:value-type="string" office:string-value="" table:formula="msoxl:= IF(Translation!C468=&quot;&quot;,&quot;&quot;,CHAR(34) &amp; Translation!C468 &amp; CHAR(34))" table:style-name="ce1"/>
          <table:table-cell table:number-columns-repeated="16381"/>
        </table:table-row>
        <table:table-row table:style-name="ro3">
          <table:table-cell office:value-type="string" office:string-value="" table:formula="msoxl:=IF(C469=&quot;&quot;,&quot;&quot;,&quot;#define&quot;)" table:style-name="ce1"/>
          <table:table-cell office:value-type="string" office:string-value="" table:formula="msoxl:=IF(Translation!B469=&quot;&quot;,&quot;&quot;,Translation!B469)" table:style-name="ce1"/>
          <table:table-cell office:value-type="string" office:string-value="" table:formula="msoxl:= IF(Translation!C469=&quot;&quot;,&quot;&quot;,CHAR(34) &amp; Translation!C469 &amp; CHAR(34))" table:style-name="ce1"/>
          <table:table-cell table:number-columns-repeated="16381"/>
        </table:table-row>
        <table:table-row table:style-name="ro3">
          <table:table-cell office:value-type="string" office:string-value="" table:formula="msoxl:=IF(C470=&quot;&quot;,&quot;&quot;,&quot;#define&quot;)" table:style-name="ce1"/>
          <table:table-cell office:value-type="string" office:string-value="" table:formula="msoxl:=IF(Translation!B470=&quot;&quot;,&quot;&quot;,Translation!B470)" table:style-name="ce1"/>
          <table:table-cell office:value-type="string" office:string-value="" table:formula="msoxl:= IF(Translation!C470=&quot;&quot;,&quot;&quot;,CHAR(34) &amp; Translation!C470 &amp; CHAR(34))" table:style-name="ce1"/>
          <table:table-cell table:number-columns-repeated="16381"/>
        </table:table-row>
        <table:table-row table:style-name="ro3">
          <table:table-cell office:value-type="string" office:string-value="" table:formula="msoxl:=IF(C471=&quot;&quot;,&quot;&quot;,&quot;#define&quot;)" table:style-name="ce1"/>
          <table:table-cell office:value-type="string" office:string-value="" table:formula="msoxl:=IF(Translation!B471=&quot;&quot;,&quot;&quot;,Translation!B471)" table:style-name="ce1"/>
          <table:table-cell office:value-type="string" office:string-value="" table:formula="msoxl:= IF(Translation!C471=&quot;&quot;,&quot;&quot;,CHAR(34) &amp; Translation!C471 &amp; CHAR(34))" table:style-name="ce1"/>
          <table:table-cell table:number-columns-repeated="16381"/>
        </table:table-row>
        <table:table-row table:style-name="ro3">
          <table:table-cell office:value-type="string" office:string-value="" table:formula="msoxl:=IF(C472=&quot;&quot;,&quot;&quot;,&quot;#define&quot;)" table:style-name="ce1"/>
          <table:table-cell office:value-type="string" office:string-value="" table:formula="msoxl:=IF(Translation!B472=&quot;&quot;,&quot;&quot;,Translation!B472)" table:style-name="ce1"/>
          <table:table-cell office:value-type="string" office:string-value="" table:formula="msoxl:= IF(Translation!C472=&quot;&quot;,&quot;&quot;,CHAR(34) &amp; Translation!C472 &amp; CHAR(34))" table:style-name="ce1"/>
          <table:table-cell table:number-columns-repeated="16381"/>
        </table:table-row>
        <table:table-row table:style-name="ro3">
          <table:table-cell office:value-type="string" office:string-value="" table:formula="msoxl:=IF(C473=&quot;&quot;,&quot;&quot;,&quot;#define&quot;)" table:style-name="ce1"/>
          <table:table-cell office:value-type="string" office:string-value="" table:formula="msoxl:=IF(Translation!B473=&quot;&quot;,&quot;&quot;,Translation!B473)" table:style-name="ce1"/>
          <table:table-cell office:value-type="string" office:string-value="" table:formula="msoxl:= IF(Translation!C473=&quot;&quot;,&quot;&quot;,CHAR(34) &amp; Translation!C473 &amp; CHAR(34))" table:style-name="ce1"/>
          <table:table-cell table:number-columns-repeated="16381"/>
        </table:table-row>
        <table:table-row table:style-name="ro3">
          <table:table-cell office:value-type="string" office:string-value="" table:formula="msoxl:=IF(C474=&quot;&quot;,&quot;&quot;,&quot;#define&quot;)" table:style-name="ce1"/>
          <table:table-cell office:value-type="string" office:string-value="" table:formula="msoxl:=IF(Translation!B474=&quot;&quot;,&quot;&quot;,Translation!B474)" table:style-name="ce1"/>
          <table:table-cell office:value-type="string" office:string-value="" table:formula="msoxl:= IF(Translation!C474=&quot;&quot;,&quot;&quot;,CHAR(34) &amp; Translation!C474 &amp; CHAR(34))" table:style-name="ce1"/>
          <table:table-cell table:number-columns-repeated="16381"/>
        </table:table-row>
        <table:table-row table:style-name="ro3">
          <table:table-cell office:value-type="string" office:string-value="" table:formula="msoxl:=IF(C475=&quot;&quot;,&quot;&quot;,&quot;#define&quot;)" table:style-name="ce1"/>
          <table:table-cell office:value-type="string" office:string-value="" table:formula="msoxl:=IF(Translation!B475=&quot;&quot;,&quot;&quot;,Translation!B475)" table:style-name="ce1"/>
          <table:table-cell office:value-type="string" office:string-value="" table:formula="msoxl:= IF(Translation!C475=&quot;&quot;,&quot;&quot;,CHAR(34) &amp; Translation!C475 &amp; CHAR(34))" table:style-name="ce1"/>
          <table:table-cell table:number-columns-repeated="16381"/>
        </table:table-row>
        <table:table-row table:style-name="ro3">
          <table:table-cell office:value-type="string" office:string-value="" table:formula="msoxl:=IF(C476=&quot;&quot;,&quot;&quot;,&quot;#define&quot;)" table:style-name="ce1"/>
          <table:table-cell office:value-type="string" office:string-value="" table:formula="msoxl:=IF(Translation!B476=&quot;&quot;,&quot;&quot;,Translation!B476)" table:style-name="ce1"/>
          <table:table-cell office:value-type="string" office:string-value="" table:formula="msoxl:= IF(Translation!C476=&quot;&quot;,&quot;&quot;,CHAR(34) &amp; Translation!C476 &amp; CHAR(34))" table:style-name="ce1"/>
          <table:table-cell table:number-columns-repeated="16381"/>
        </table:table-row>
        <table:table-row table:style-name="ro3">
          <table:table-cell office:value-type="string" office:string-value="" table:formula="msoxl:=IF(C477=&quot;&quot;,&quot;&quot;,&quot;#define&quot;)" table:style-name="ce1"/>
          <table:table-cell office:value-type="string" office:string-value="" table:formula="msoxl:=IF(Translation!B477=&quot;&quot;,&quot;&quot;,Translation!B477)" table:style-name="ce1"/>
          <table:table-cell office:value-type="string" office:string-value="" table:formula="msoxl:= IF(Translation!C477=&quot;&quot;,&quot;&quot;,CHAR(34) &amp; Translation!C477 &amp; CHAR(34))" table:style-name="ce1"/>
          <table:table-cell table:number-columns-repeated="16381"/>
        </table:table-row>
        <table:table-row table:style-name="ro3">
          <table:table-cell office:value-type="string" office:string-value="" table:formula="msoxl:=IF(C478=&quot;&quot;,&quot;&quot;,&quot;#define&quot;)" table:style-name="ce1"/>
          <table:table-cell office:value-type="string" office:string-value="" table:formula="msoxl:=IF(Translation!B478=&quot;&quot;,&quot;&quot;,Translation!B478)" table:style-name="ce1"/>
          <table:table-cell office:value-type="string" office:string-value="" table:formula="msoxl:= IF(Translation!C478=&quot;&quot;,&quot;&quot;,CHAR(34) &amp; Translation!C478 &amp; CHAR(34))" table:style-name="ce1"/>
          <table:table-cell table:number-columns-repeated="16381"/>
        </table:table-row>
        <table:table-row table:style-name="ro3">
          <table:table-cell office:value-type="string" office:string-value="" table:formula="msoxl:=IF(C479=&quot;&quot;,&quot;&quot;,&quot;#define&quot;)" table:style-name="ce1"/>
          <table:table-cell office:value-type="string" office:string-value="" table:formula="msoxl:=IF(Translation!B479=&quot;&quot;,&quot;&quot;,Translation!B479)" table:style-name="ce1"/>
          <table:table-cell office:value-type="string" office:string-value="" table:formula="msoxl:= IF(Translation!C479=&quot;&quot;,&quot;&quot;,CHAR(34) &amp; Translation!C479 &amp; CHAR(34))" table:style-name="ce1"/>
          <table:table-cell table:number-columns-repeated="16381"/>
        </table:table-row>
        <table:table-row table:style-name="ro3">
          <table:table-cell office:value-type="string" office:string-value="" table:formula="msoxl:=IF(C480=&quot;&quot;,&quot;&quot;,&quot;#define&quot;)" table:style-name="ce1"/>
          <table:table-cell office:value-type="string" office:string-value="" table:formula="msoxl:=IF(Translation!B480=&quot;&quot;,&quot;&quot;,Translation!B480)" table:style-name="ce1"/>
          <table:table-cell office:value-type="string" office:string-value="" table:formula="msoxl:= IF(Translation!C480=&quot;&quot;,&quot;&quot;,CHAR(34) &amp; Translation!C480 &amp; CHAR(34))" table:style-name="ce1"/>
          <table:table-cell table:number-columns-repeated="16381"/>
        </table:table-row>
        <table:table-row table:style-name="ro3">
          <table:table-cell office:value-type="string" office:string-value="" table:formula="msoxl:=IF(C481=&quot;&quot;,&quot;&quot;,&quot;#define&quot;)" table:style-name="ce1"/>
          <table:table-cell office:value-type="string" office:string-value="" table:formula="msoxl:=IF(Translation!B481=&quot;&quot;,&quot;&quot;,Translation!B481)" table:style-name="ce1"/>
          <table:table-cell office:value-type="string" office:string-value="" table:formula="msoxl:= IF(Translation!C481=&quot;&quot;,&quot;&quot;,CHAR(34) &amp; Translation!C481 &amp; CHAR(34))" table:style-name="ce1"/>
          <table:table-cell table:number-columns-repeated="16381"/>
        </table:table-row>
        <table:table-row table:style-name="ro3">
          <table:table-cell office:value-type="string" office:string-value="" table:formula="msoxl:=IF(C482=&quot;&quot;,&quot;&quot;,&quot;#define&quot;)" table:style-name="ce1"/>
          <table:table-cell office:value-type="string" office:string-value="" table:formula="msoxl:=IF(Translation!B482=&quot;&quot;,&quot;&quot;,Translation!B482)" table:style-name="ce1"/>
          <table:table-cell office:value-type="string" office:string-value="" table:formula="msoxl:= IF(Translation!C482=&quot;&quot;,&quot;&quot;,CHAR(34) &amp; Translation!C482 &amp; CHAR(34))" table:style-name="ce1"/>
          <table:table-cell table:number-columns-repeated="16381"/>
        </table:table-row>
        <table:table-row table:style-name="ro3">
          <table:table-cell office:value-type="string" office:string-value="" table:formula="msoxl:=IF(C483=&quot;&quot;,&quot;&quot;,&quot;#define&quot;)" table:style-name="ce1"/>
          <table:table-cell office:value-type="string" office:string-value="" table:formula="msoxl:=IF(Translation!B483=&quot;&quot;,&quot;&quot;,Translation!B483)" table:style-name="ce1"/>
          <table:table-cell office:value-type="string" office:string-value="" table:formula="msoxl:= IF(Translation!C483=&quot;&quot;,&quot;&quot;,CHAR(34) &amp; Translation!C483 &amp; CHAR(34))" table:style-name="ce1"/>
          <table:table-cell table:number-columns-repeated="16381"/>
        </table:table-row>
        <table:table-row table:style-name="ro3">
          <table:table-cell office:value-type="string" office:string-value="" table:formula="msoxl:=IF(C484=&quot;&quot;,&quot;&quot;,&quot;#define&quot;)" table:style-name="ce1"/>
          <table:table-cell office:value-type="string" office:string-value="" table:formula="msoxl:=IF(Translation!B484=&quot;&quot;,&quot;&quot;,Translation!B484)" table:style-name="ce1"/>
          <table:table-cell office:value-type="string" office:string-value="" table:formula="msoxl:= IF(Translation!C484=&quot;&quot;,&quot;&quot;,CHAR(34) &amp; Translation!C484 &amp; CHAR(34))" table:style-name="ce1"/>
          <table:table-cell table:number-columns-repeated="16381"/>
        </table:table-row>
        <table:table-row table:style-name="ro3">
          <table:table-cell office:value-type="string" office:string-value="" table:formula="msoxl:=IF(C485=&quot;&quot;,&quot;&quot;,&quot;#define&quot;)" table:style-name="ce1"/>
          <table:table-cell office:value-type="string" office:string-value="" table:formula="msoxl:=IF(Translation!B485=&quot;&quot;,&quot;&quot;,Translation!B485)" table:style-name="ce1"/>
          <table:table-cell office:value-type="string" office:string-value="" table:formula="msoxl:= IF(Translation!C485=&quot;&quot;,&quot;&quot;,CHAR(34) &amp; Translation!C485 &amp; CHAR(34))" table:style-name="ce1"/>
          <table:table-cell table:number-columns-repeated="16381"/>
        </table:table-row>
        <table:table-row table:style-name="ro3">
          <table:table-cell office:value-type="string" office:string-value="" table:formula="msoxl:=IF(C486=&quot;&quot;,&quot;&quot;,&quot;#define&quot;)" table:style-name="ce1"/>
          <table:table-cell office:value-type="string" office:string-value="" table:formula="msoxl:=IF(Translation!B486=&quot;&quot;,&quot;&quot;,Translation!B486)" table:style-name="ce1"/>
          <table:table-cell office:value-type="string" office:string-value="" table:formula="msoxl:= IF(Translation!C486=&quot;&quot;,&quot;&quot;,CHAR(34) &amp; Translation!C486 &amp; CHAR(34))" table:style-name="ce1"/>
          <table:table-cell table:number-columns-repeated="16381"/>
        </table:table-row>
        <table:table-row table:style-name="ro3">
          <table:table-cell office:value-type="string" office:string-value="" table:formula="msoxl:=IF(C487=&quot;&quot;,&quot;&quot;,&quot;#define&quot;)" table:style-name="ce1"/>
          <table:table-cell office:value-type="string" office:string-value="" table:formula="msoxl:=IF(Translation!B487=&quot;&quot;,&quot;&quot;,Translation!B487)" table:style-name="ce1"/>
          <table:table-cell office:value-type="string" office:string-value="" table:formula="msoxl:= IF(Translation!C487=&quot;&quot;,&quot;&quot;,CHAR(34) &amp; Translation!C487 &amp; CHAR(34))" table:style-name="ce1"/>
          <table:table-cell table:number-columns-repeated="16381"/>
        </table:table-row>
        <table:table-row table:style-name="ro3">
          <table:table-cell office:value-type="string" office:string-value="" table:formula="msoxl:=IF(C488=&quot;&quot;,&quot;&quot;,&quot;#define&quot;)" table:style-name="ce1"/>
          <table:table-cell office:value-type="string" office:string-value="" table:formula="msoxl:=IF(Translation!B488=&quot;&quot;,&quot;&quot;,Translation!B488)" table:style-name="ce1"/>
          <table:table-cell office:value-type="string" office:string-value="" table:formula="msoxl:= IF(Translation!C488=&quot;&quot;,&quot;&quot;,CHAR(34) &amp; Translation!C488 &amp; CHAR(34))" table:style-name="ce1"/>
          <table:table-cell table:number-columns-repeated="16381"/>
        </table:table-row>
        <table:table-row table:style-name="ro3">
          <table:table-cell office:value-type="string" office:string-value="" table:formula="msoxl:=IF(C489=&quot;&quot;,&quot;&quot;,&quot;#define&quot;)" table:style-name="ce1"/>
          <table:table-cell office:value-type="string" office:string-value="" table:formula="msoxl:=IF(Translation!B489=&quot;&quot;,&quot;&quot;,Translation!B489)" table:style-name="ce1"/>
          <table:table-cell office:value-type="string" office:string-value="" table:formula="msoxl:= IF(Translation!C489=&quot;&quot;,&quot;&quot;,CHAR(34) &amp; Translation!C489 &amp; CHAR(34))" table:style-name="ce1"/>
          <table:table-cell table:number-columns-repeated="16381"/>
        </table:table-row>
        <table:table-row table:style-name="ro3">
          <table:table-cell office:value-type="string" office:string-value="" table:formula="msoxl:=IF(C490=&quot;&quot;,&quot;&quot;,&quot;#define&quot;)" table:style-name="ce1"/>
          <table:table-cell office:value-type="string" office:string-value="" table:formula="msoxl:=IF(Translation!B490=&quot;&quot;,&quot;&quot;,Translation!B490)" table:style-name="ce1"/>
          <table:table-cell office:value-type="string" office:string-value="" table:formula="msoxl:= IF(Translation!C490=&quot;&quot;,&quot;&quot;,CHAR(34) &amp; Translation!C490 &amp; CHAR(34))" table:style-name="ce1"/>
          <table:table-cell table:number-columns-repeated="16381"/>
        </table:table-row>
        <table:table-row table:style-name="ro3">
          <table:table-cell office:value-type="string" office:string-value="" table:formula="msoxl:=IF(C491=&quot;&quot;,&quot;&quot;,&quot;#define&quot;)" table:style-name="ce1"/>
          <table:table-cell office:value-type="string" office:string-value="" table:formula="msoxl:=IF(Translation!B491=&quot;&quot;,&quot;&quot;,Translation!B491)" table:style-name="ce1"/>
          <table:table-cell office:value-type="string" office:string-value="" table:formula="msoxl:= IF(Translation!C491=&quot;&quot;,&quot;&quot;,CHAR(34) &amp; Translation!C491 &amp; CHAR(34))" table:style-name="ce1"/>
          <table:table-cell table:number-columns-repeated="16381"/>
        </table:table-row>
        <table:table-row table:style-name="ro3">
          <table:table-cell office:value-type="string" office:string-value="" table:formula="msoxl:=IF(C492=&quot;&quot;,&quot;&quot;,&quot;#define&quot;)" table:style-name="ce1"/>
          <table:table-cell office:value-type="string" office:string-value="" table:formula="msoxl:=IF(Translation!B492=&quot;&quot;,&quot;&quot;,Translation!B492)" table:style-name="ce1"/>
          <table:table-cell office:value-type="string" office:string-value="" table:formula="msoxl:= IF(Translation!C492=&quot;&quot;,&quot;&quot;,CHAR(34) &amp; Translation!C492 &amp; CHAR(34))" table:style-name="ce1"/>
          <table:table-cell table:number-columns-repeated="16381"/>
        </table:table-row>
        <table:table-row table:style-name="ro3">
          <table:table-cell office:value-type="string" office:string-value="" table:formula="msoxl:=IF(C493=&quot;&quot;,&quot;&quot;,&quot;#define&quot;)" table:style-name="ce1"/>
          <table:table-cell office:value-type="string" office:string-value="" table:formula="msoxl:=IF(Translation!B493=&quot;&quot;,&quot;&quot;,Translation!B493)" table:style-name="ce1"/>
          <table:table-cell office:value-type="string" office:string-value="" table:formula="msoxl:= IF(Translation!C493=&quot;&quot;,&quot;&quot;,CHAR(34) &amp; Translation!C493 &amp; CHAR(34))" table:style-name="ce1"/>
          <table:table-cell table:number-columns-repeated="16381"/>
        </table:table-row>
        <table:table-row table:style-name="ro3">
          <table:table-cell office:value-type="string" office:string-value="" table:formula="msoxl:=IF(C494=&quot;&quot;,&quot;&quot;,&quot;#define&quot;)" table:style-name="ce1"/>
          <table:table-cell office:value-type="string" office:string-value="" table:formula="msoxl:=IF(Translation!B494=&quot;&quot;,&quot;&quot;,Translation!B494)" table:style-name="ce1"/>
          <table:table-cell office:value-type="string" office:string-value="" table:formula="msoxl:= IF(Translation!C494=&quot;&quot;,&quot;&quot;,CHAR(34) &amp; Translation!C494 &amp; CHAR(34))" table:style-name="ce1"/>
          <table:table-cell table:number-columns-repeated="16381"/>
        </table:table-row>
        <table:table-row table:style-name="ro3">
          <table:table-cell office:value-type="string" office:string-value="" table:formula="msoxl:=IF(C495=&quot;&quot;,&quot;&quot;,&quot;#define&quot;)" table:style-name="ce1"/>
          <table:table-cell office:value-type="string" office:string-value="" table:formula="msoxl:=IF(Translation!B495=&quot;&quot;,&quot;&quot;,Translation!B495)" table:style-name="ce1"/>
          <table:table-cell office:value-type="string" office:string-value="" table:formula="msoxl:= IF(Translation!C495=&quot;&quot;,&quot;&quot;,CHAR(34) &amp; Translation!C495 &amp; CHAR(34))" table:style-name="ce1"/>
          <table:table-cell table:number-columns-repeated="16381"/>
        </table:table-row>
        <table:table-row table:style-name="ro3">
          <table:table-cell office:value-type="string" office:string-value="" table:formula="msoxl:=IF(C496=&quot;&quot;,&quot;&quot;,&quot;#define&quot;)" table:style-name="ce1"/>
          <table:table-cell office:value-type="string" office:string-value="" table:formula="msoxl:=IF(Translation!B496=&quot;&quot;,&quot;&quot;,Translation!B496)" table:style-name="ce1"/>
          <table:table-cell office:value-type="string" office:string-value="" table:formula="msoxl:= IF(Translation!C496=&quot;&quot;,&quot;&quot;,CHAR(34) &amp; Translation!C496 &amp; CHAR(34))" table:style-name="ce1"/>
          <table:table-cell table:number-columns-repeated="16381"/>
        </table:table-row>
        <table:table-row table:style-name="ro3">
          <table:table-cell office:value-type="string" office:string-value="" table:formula="msoxl:=IF(C497=&quot;&quot;,&quot;&quot;,&quot;#define&quot;)" table:style-name="ce1"/>
          <table:table-cell office:value-type="string" office:string-value="" table:formula="msoxl:=IF(Translation!B497=&quot;&quot;,&quot;&quot;,Translation!B497)" table:style-name="ce1"/>
          <table:table-cell office:value-type="string" office:string-value="" table:formula="msoxl:= IF(Translation!C497=&quot;&quot;,&quot;&quot;,CHAR(34) &amp; Translation!C497 &amp; CHAR(34))" table:style-name="ce1"/>
          <table:table-cell table:number-columns-repeated="16381"/>
        </table:table-row>
        <table:table-row table:style-name="ro3">
          <table:table-cell office:value-type="string" office:string-value="" table:formula="msoxl:=IF(C498=&quot;&quot;,&quot;&quot;,&quot;#define&quot;)" table:style-name="ce1"/>
          <table:table-cell office:value-type="string" office:string-value="" table:formula="msoxl:=IF(Translation!B498=&quot;&quot;,&quot;&quot;,Translation!B498)" table:style-name="ce1"/>
          <table:table-cell office:value-type="string" office:string-value="" table:formula="msoxl:= IF(Translation!C498=&quot;&quot;,&quot;&quot;,CHAR(34) &amp; Translation!C498 &amp; CHAR(34))" table:style-name="ce1"/>
          <table:table-cell table:number-columns-repeated="16381"/>
        </table:table-row>
        <table:table-row table:style-name="ro3">
          <table:table-cell office:value-type="string" office:string-value="" table:formula="msoxl:=IF(C499=&quot;&quot;,&quot;&quot;,&quot;#define&quot;)" table:style-name="ce1"/>
          <table:table-cell office:value-type="string" office:string-value="" table:formula="msoxl:=IF(Translation!B499=&quot;&quot;,&quot;&quot;,Translation!B499)" table:style-name="ce1"/>
          <table:table-cell office:value-type="string" office:string-value="" table:formula="msoxl:= IF(Translation!C499=&quot;&quot;,&quot;&quot;,CHAR(34) &amp; Translation!C499 &amp; CHAR(34))" table:style-name="ce1"/>
          <table:table-cell table:number-columns-repeated="16381"/>
        </table:table-row>
        <table:table-row table:style-name="ro3">
          <table:table-cell office:value-type="string" office:string-value="" table:formula="msoxl:=IF(C500=&quot;&quot;,&quot;&quot;,&quot;#define&quot;)" table:style-name="ce1"/>
          <table:table-cell office:value-type="string" office:string-value="" table:formula="msoxl:=IF(Translation!B500=&quot;&quot;,&quot;&quot;,Translation!B500)" table:style-name="ce1"/>
          <table:table-cell office:value-type="string" office:string-value="" table:formula="msoxl:= IF(Translation!C500=&quot;&quot;,&quot;&quot;,CHAR(34) &amp; Translation!C500 &amp; CHAR(34))" table:style-name="ce1"/>
          <table:table-cell table:number-columns-repeated="16381"/>
        </table:table-row>
        <table:table-row table:number-rows-repeated="1048076" table:style-name="ro3">
          <table:table-cell table:number-columns-repeated="16384"/>
        </table:table-row>
      </table:table>
      <table:table table:name="German_Header" table:style-name="ta1">
        <table:table-column table:style-name="co5" table:default-cell-style-name="ce1"/>
        <table:table-column table:style-name="co6" table:default-cell-style-name="ce1"/>
        <table:table-column table:style-name="co7" table:default-cell-style-name="ce1"/>
        <table:table-column table:style-name="co5" table:number-columns-repeated="16381" table:default-cell-style-name="ce1"/>
        <table:table-row table:style-name="ro1">
          <table:table-cell office:value-type="string" table:number-columns-spanned="3" table:number-rows-spanned="1" table:style-name="ce8">
            <text:p>Copy all three columns and paste in header file!</text:p>
          </table:table-cell>
          <table:covered-table-cell table:number-columns-repeated="2"/>
          <table:table-cell table:number-columns-repeated="16381"/>
        </table:table-row>
        <table:table-row table:style-name="ro2">
          <table:table-cell office:value-type="string" office:string-value="#define" table:formula="msoxl:=IF(C2=&quot;&quot;,&quot;&quot;,&quot;#define&quot;)" table:style-name="ce1">
            <text:p>#define</text:p>
          </table:table-cell>
          <table:table-cell office:value-type="string" office:string-value="TR__IN_CONFIGURATION_FILEI_WILL_IGNORE_IT" table:formula="msoxl:=IF(Translation!B2=&quot;&quot;,&quot;&quot;,Translation!B2)" table:style-name="ce1">
            <text:p>TR__IN_CONFIGURATION_FILEI_WILL_IGNORE_IT</text:p>
          </table:table-cell>
          <table:table-cell office:value-type="string" office:string-value="&quot;' in Konfigurationsdatei...\nIch ignoriere das!&quot;" table:formula="msoxl:= IF(Translation!C2=&quot;&quot;,&quot;&quot;,CHAR(34) &amp; Translation!D2 &amp; CHAR(34))" table:style-name="ce1">
            <text:p>"' in Konfigurationsdatei...\nIch ignoriere das!"</text:p>
          </table:table-cell>
          <table:table-cell table:number-columns-repeated="16381"/>
        </table:table-row>
        <table:table-row table:style-name="ro3">
          <table:table-cell office:value-type="string" office:string-value="#define" table:formula="msoxl:=IF(C3=&quot;&quot;,&quot;&quot;,&quot;#define&quot;)" table:style-name="ce1">
            <text:p>#define</text:p>
          </table:table-cell>
          <table:table-cell office:value-type="string" office:string-value="TR__WITH_VALUE_" table:formula="msoxl:=IF(Translation!B3=&quot;&quot;,&quot;&quot;,Translation!B3)" table:style-name="ce1">
            <text:p>TR__WITH_VALUE_</text:p>
          </table:table-cell>
          <table:table-cell office:value-type="string" office:string-value="&quot;' mit Wert ''&quot;" table:formula="msoxl:= IF(Translation!C3=&quot;&quot;,&quot;&quot;,CHAR(34) &amp; Translation!D3 &amp; CHAR(34))" table:style-name="ce1">
            <text:p>"' mit Wert ''"</text:p>
          </table:table-cell>
          <table:table-cell table:number-columns-repeated="16381"/>
        </table:table-row>
        <table:table-row table:style-name="ro3">
          <table:table-cell office:value-type="string" office:string-value="#define" table:formula="msoxl:=IF(C4=&quot;&quot;,&quot;&quot;,&quot;#define&quot;)" table:style-name="ce1">
            <text:p>#define</text:p>
          </table:table-cell>
          <table:table-cell office:value-type="string" office:string-value="TR_A_NUMBER_OR_A_VARIABLE_IS_MISSING_AFTER_MULTIPLICATION_OR_DIVISION_SIGN" table:formula="msoxl:=IF(Translation!B4=&quot;&quot;,&quot;&quot;,Translation!B4)" table:style-name="ce1">
            <text:p>TR_A_NUMBER_OR_A_VARIABLE_IS_MISSING_AFTER_MULTIPLICATION_OR_DIVISION_SIGN</text:p>
          </table:table-cell>
          <table:table-cell office:value-type="string" office:string-value="&quot;Nach dem Mal- oder Divisionszeichen fehlt eine Zahl oder Variable.&quot;" table:formula="msoxl:= IF(Translation!C4=&quot;&quot;,&quot;&quot;,CHAR(34) &amp; Translation!D4 &amp; CHAR(34))" table:style-name="ce1">
            <text:p>"Nach dem Mal- oder Divisionszeichen fehlt eine Zahl oder Variable."</text:p>
          </table:table-cell>
          <table:table-cell table:number-columns-repeated="16381"/>
        </table:table-row>
        <table:table-row table:style-name="ro3">
          <table:table-cell office:value-type="string" office:string-value="#define" table:formula="msoxl:=IF(C5=&quot;&quot;,&quot;&quot;,&quot;#define&quot;)" table:style-name="ce1">
            <text:p>#define</text:p>
          </table:table-cell>
          <table:table-cell office:value-type="string" office:string-value="TR_ADDRESS" table:formula="msoxl:=IF(Translation!B5=&quot;&quot;,&quot;&quot;,Translation!B5)" table:style-name="ce1">
            <text:p>TR_ADDRESS</text:p>
          </table:table-cell>
          <table:table-cell office:value-type="string" office:string-value="&quot;Adresse&quot;" table:formula="msoxl:= IF(Translation!C5=&quot;&quot;,&quot;&quot;,CHAR(34) &amp; Translation!D5 &amp; CHAR(34))" table:style-name="ce1">
            <text:p>"Adresse"</text:p>
          </table:table-cell>
          <table:table-cell table:number-columns-repeated="16381"/>
        </table:table-row>
        <table:table-row table:style-name="ro3">
          <table:table-cell office:value-type="string" office:string-value="#define" table:formula="msoxl:=IF(C6=&quot;&quot;,&quot;&quot;,&quot;#define&quot;)" table:style-name="ce1">
            <text:p>#define</text:p>
          </table:table-cell>
          <table:table-cell office:value-type="string" office:string-value="TR_ALL_OK" table:formula="msoxl:=IF(Translation!B6=&quot;&quot;,&quot;&quot;,Translation!B6)" table:style-name="ce1">
            <text:p>TR_ALL_OK</text:p>
          </table:table-cell>
          <table:table-cell office:value-type="string" office:string-value="&quot;Alles ok&quot;" table:formula="msoxl:= IF(Translation!C6=&quot;&quot;,&quot;&quot;,CHAR(34) &amp; Translation!D6 &amp; CHAR(34))" table:style-name="ce1">
            <text:p>"Alles ok"</text:p>
          </table:table-cell>
          <table:table-cell table:number-columns-repeated="16381"/>
        </table:table-row>
        <table:table-row table:style-name="ro3">
          <table:table-cell office:value-type="string" office:string-value="#define" table:formula="msoxl:=IF(C7=&quot;&quot;,&quot;&quot;,&quot;#define&quot;)" table:style-name="ce1">
            <text:p>#define</text:p>
          </table:table-cell>
          <table:table-cell office:value-type="string" office:string-value="TR_BAUDRATE" table:formula="msoxl:=IF(Translation!B7=&quot;&quot;,&quot;&quot;,Translation!B7)" table:style-name="ce1">
            <text:p>TR_BAUDRATE</text:p>
          </table:table-cell>
          <table:table-cell office:value-type="string" office:string-value="&quot;Baudrate&quot;" table:formula="msoxl:= IF(Translation!C7=&quot;&quot;,&quot;&quot;,CHAR(34) &amp; Translation!D7 &amp; CHAR(34))" table:style-name="ce1">
            <text:p>"Baudrate"</text:p>
          </table:table-cell>
          <table:table-cell table:number-columns-repeated="16381"/>
        </table:table-row>
        <table:table-row table:style-name="ro3">
          <table:table-cell office:value-type="string" office:string-value="#define" table:formula="msoxl:=IF(C8=&quot;&quot;,&quot;&quot;,&quot;#define&quot;)" table:style-name="ce1">
            <text:p>#define</text:p>
          </table:table-cell>
          <table:table-cell office:value-type="string" office:string-value="TR_BITINDEX" table:formula="msoxl:=IF(Translation!B8=&quot;&quot;,&quot;&quot;,Translation!B8)" table:style-name="ce1">
            <text:p>TR_BITINDEX</text:p>
          </table:table-cell>
          <table:table-cell office:value-type="string" office:string-value="&quot;Bit-Index&quot;" table:formula="msoxl:= IF(Translation!C8=&quot;&quot;,&quot;&quot;,CHAR(34) &amp; Translation!D8 &amp; CHAR(34))" table:style-name="ce1">
            <text:p>"Bit-Index"</text:p>
          </table:table-cell>
          <table:table-cell table:number-columns-repeated="16381"/>
        </table:table-row>
        <table:table-row table:style-name="ro3">
          <table:table-cell office:value-type="string" office:string-value="#define" table:formula="msoxl:=IF(C9=&quot;&quot;,&quot;&quot;,&quot;#define&quot;)" table:style-name="ce1">
            <text:p>#define</text:p>
          </table:table-cell>
          <table:table-cell office:value-type="string" office:string-value="TR_CALL" table:formula="msoxl:=IF(Translation!B9=&quot;&quot;,&quot;&quot;,Translation!B9)" table:style-name="ce1">
            <text:p>TR_CALL</text:p>
          </table:table-cell>
          <table:table-cell office:value-type="string" office:string-value="&quot;Aufruf&quot;" table:formula="msoxl:= IF(Translation!C9=&quot;&quot;,&quot;&quot;,CHAR(34) &amp; Translation!D9 &amp; CHAR(34))" table:style-name="ce1">
            <text:p>"Aufruf"</text:p>
          </table:table-cell>
          <table:table-cell table:number-columns-repeated="16381"/>
        </table:table-row>
        <table:table-row table:style-name="ro3">
          <table:table-cell office:value-type="string" office:string-value="#define" table:formula="msoxl:=IF(C10=&quot;&quot;,&quot;&quot;,&quot;#define&quot;)" table:style-name="ce1">
            <text:p>#define</text:p>
          </table:table-cell>
          <table:table-cell office:value-type="string" office:string-value="TR_CANCEL" table:formula="msoxl:=IF(Translation!B10=&quot;&quot;,&quot;&quot;,Translation!B10)" table:style-name="ce1">
            <text:p>TR_CANCEL</text:p>
          </table:table-cell>
          <table:table-cell office:value-type="string" office:string-value="&quot;Abbrechen&quot;" table:formula="msoxl:= IF(Translation!C10=&quot;&quot;,&quot;&quot;,CHAR(34) &amp; Translation!D10 &amp; CHAR(34))" table:style-name="ce1">
            <text:p>"Abbrechen"</text:p>
          </table:table-cell>
          <table:table-cell table:number-columns-repeated="16381"/>
        </table:table-row>
        <table:table-row table:style-name="ro3">
          <table:table-cell office:value-type="string" office:string-value="#define" table:formula="msoxl:=IF(C11=&quot;&quot;,&quot;&quot;,&quot;#define&quot;)" table:style-name="ce1">
            <text:p>#define</text:p>
          </table:table-cell>
          <table:table-cell office:value-type="string" office:string-value="TR_CANNOT_FIND_TAG_FOR_TEXT_TAG" table:formula="msoxl:=IF(Translation!B11=&quot;&quot;,&quot;&quot;,Translation!B11)" table:style-name="ce1">
            <text:p>TR_CANNOT_FIND_TAG_FOR_TEXT_TAG</text:p>
          </table:table-cell>
          <table:table-cell office:value-type="string" office:string-value="&quot;Konnte Tag für das Texttag nicht finden&quot;" table:formula="msoxl:= IF(Translation!C11=&quot;&quot;,&quot;&quot;,CHAR(34) &amp; Translation!D11 &amp; CHAR(34))" table:style-name="ce1">
            <text:p>"Konnte Tag für das Texttag nicht finden"</text:p>
          </table:table-cell>
          <table:table-cell table:number-columns-repeated="16381"/>
        </table:table-row>
        <table:table-row table:style-name="ro3">
          <table:table-cell office:value-type="string" office:string-value="#define" table:formula="msoxl:=IF(C12=&quot;&quot;,&quot;&quot;,&quot;#define&quot;)" table:style-name="ce1">
            <text:p>#define</text:p>
          </table:table-cell>
          <table:table-cell office:value-type="string" office:string-value="TR_CANNOT_FIND_TAG_TO_OPEN_TAG" table:formula="msoxl:=IF(Translation!B12=&quot;&quot;,&quot;&quot;,Translation!B12)" table:style-name="ce1">
            <text:p>TR_CANNOT_FIND_TAG_TO_OPEN_TAG</text:p>
          </table:table-cell>
          <table:table-cell office:value-type="string" office:string-value="&quot;Konnte kein schließendes Tag für das geöffnete Tag finden&quot;" table:formula="msoxl:= IF(Translation!C12=&quot;&quot;,&quot;&quot;,CHAR(34) &amp; Translation!D12 &amp; CHAR(34))" table:style-name="ce1">
            <text:p>"Konnte kein schließendes Tag für das geöffnete Tag finden"</text:p>
          </table:table-cell>
          <table:table-cell table:number-columns-repeated="16381"/>
        </table:table-row>
        <table:table-row table:style-name="ro3">
          <table:table-cell office:value-type="string" office:string-value="#define" table:formula="msoxl:=IF(C13=&quot;&quot;,&quot;&quot;,&quot;#define&quot;)" table:style-name="ce1">
            <text:p>#define</text:p>
          </table:table-cell>
          <table:table-cell office:value-type="string" office:string-value="TR_CHANNEL" table:formula="msoxl:=IF(Translation!B13=&quot;&quot;,&quot;&quot;,Translation!B13)" table:style-name="ce1">
            <text:p>TR_CHANNEL</text:p>
          </table:table-cell>
          <table:table-cell office:value-type="string" office:string-value="&quot;Kanal&quot;" table:formula="msoxl:= IF(Translation!C13=&quot;&quot;,&quot;&quot;,CHAR(34) &amp; Translation!D13 &amp; CHAR(34))" table:style-name="ce1">
            <text:p>"Kanal"</text:p>
          </table:table-cell>
          <table:table-cell table:number-columns-repeated="16381"/>
        </table:table-row>
        <table:table-row table:style-name="ro3">
          <table:table-cell office:value-type="string" office:string-value="#define" table:formula="msoxl:=IF(C14=&quot;&quot;,&quot;&quot;,&quot;#define&quot;)" table:style-name="ce1">
            <text:p>#define</text:p>
          </table:table-cell>
          <table:table-cell office:value-type="string" office:string-value="TR_CHIP_DID_NOT_RESPOND_ON_SECOND_HELLOIS_A_PROGRAMM_RUNNING_THAT_SENDS_" table:formula="msoxl:=IF(Translation!B14=&quot;&quot;,&quot;&quot;,Translation!B14)" table:style-name="ce1">
            <text:p>TR_CHIP_DID_NOT_RESPOND_ON_SECOND_HELLOIS_A_PROGRAMM_RUNNING_THAT_SENDS_</text:p>
          </table:table-cell>
          <table:table-cell office:value-type="string" office:string-value="&quot;Das Board antwortete nicht auf das zweite 'Hallo'!\nLäuft ein Programm, das '{' schickt?&quot;" table:formula="msoxl:= IF(Translation!C14=&quot;&quot;,&quot;&quot;,CHAR(34) &amp; Translation!D14 &amp; CHAR(34))" table:style-name="ce1">
            <text:p>"Das Board antwortete nicht auf das zweite 'Hallo'!\nLäuft ein Programm, das '{' schickt?"</text:p>
          </table:table-cell>
          <table:table-cell table:number-columns-repeated="16381"/>
        </table:table-row>
        <table:table-row table:style-name="ro3">
          <table:table-cell office:value-type="string" office:string-value="#define" table:formula="msoxl:=IF(C15=&quot;&quot;,&quot;&quot;,&quot;#define&quot;)" table:style-name="ce1">
            <text:p>#define</text:p>
          </table:table-cell>
          <table:table-cell office:value-type="string" office:string-value="TR_CHIP_DID_NOT_RESPONDDIDNT_YOU_RESETIS_IT_TURNED_OFFIS_IT_CONNECTED" table:formula="msoxl:=IF(Translation!B15=&quot;&quot;,&quot;&quot;,Translation!B15)" table:style-name="ce1">
            <text:p>TR_CHIP_DID_NOT_RESPONDDIDNT_YOU_RESETIS_IT_TURNED_OFFIS_IT_CONNECTED</text:p>
          </table:table-cell>
          <table:table-cell office:value-type="string" office:string-value="&quot;Das Board antwortet gar nicht!\n\nHast du kein Reset ausgeführt?\nIst das Board angeschaltet?\nIst es angeschlossen?&quot;" table:formula="msoxl:= IF(Translation!C15=&quot;&quot;,&quot;&quot;,CHAR(34) &amp; Translation!D15 &amp; CHAR(34))" table:style-name="ce1">
            <text:p>"Das Board antwortet gar nicht!\n\nHast du kein Reset ausgeführt?\nIst das Board angeschaltet?\nIst es angeschlossen?"</text:p>
          </table:table-cell>
          <table:table-cell table:number-columns-repeated="16381"/>
        </table:table-row>
        <table:table-row table:style-name="ro3">
          <table:table-cell office:value-type="string" office:string-value="#define" table:formula="msoxl:=IF(C16=&quot;&quot;,&quot;&quot;,&quot;#define&quot;)" table:style-name="ce1">
            <text:p>#define</text:p>
          </table:table-cell>
          <table:table-cell office:value-type="string" office:string-value="TR_CHIP_DID_NOT_SEND_0X15IS_A_PROGRAMM_RUNNING_THAT_SENDS_" table:formula="msoxl:=IF(Translation!B16=&quot;&quot;,&quot;&quot;,Translation!B16)" table:style-name="ce1">
            <text:p>TR_CHIP_DID_NOT_SEND_0X15IS_A_PROGRAMM_RUNNING_THAT_SENDS_</text:p>
          </table:table-cell>
          <table:table-cell office:value-type="string" office:string-value="&quot;Board sendete kein 0x15!\nLäuft ein Programm, das '{' sendet?&quot;" table:formula="msoxl:= IF(Translation!C16=&quot;&quot;,&quot;&quot;,CHAR(34) &amp; Translation!D16 &amp; CHAR(34))" table:style-name="ce1">
            <text:p>"Board sendete kein 0x15!\nLäuft ein Programm, das '{' sendet?"</text:p>
          </table:table-cell>
          <table:table-cell table:number-columns-repeated="16381"/>
        </table:table-row>
        <table:table-row table:style-name="ro3">
          <table:table-cell office:value-type="string" office:string-value="#define" table:formula="msoxl:=IF(C17=&quot;&quot;,&quot;&quot;,&quot;#define&quot;)" table:style-name="ce1">
            <text:p>#define</text:p>
          </table:table-cell>
          <table:table-cell office:value-type="string" office:string-value="TR_CLOSING_TAG_WITH_CHILDS" table:formula="msoxl:=IF(Translation!B17=&quot;&quot;,&quot;&quot;,Translation!B17)" table:style-name="ce1">
            <text:p>TR_CLOSING_TAG_WITH_CHILDS</text:p>
          </table:table-cell>
          <table:table-cell office:value-type="string" office:string-value="&quot;Ein Tag wurde geschlossen, obwohl nicht alle Kindelemente eingelesen wurden&quot;" table:formula="msoxl:= IF(Translation!C17=&quot;&quot;,&quot;&quot;,CHAR(34) &amp; Translation!D17 &amp; CHAR(34))" table:style-name="ce1">
            <text:p>"Ein Tag wurde geschlossen, obwohl nicht alle Kindelemente eingelesen wurden"</text:p>
          </table:table-cell>
          <table:table-cell table:number-columns-repeated="16381"/>
        </table:table-row>
        <table:table-row table:style-name="ro3">
          <table:table-cell office:value-type="string" office:string-value="#define" table:formula="msoxl:=IF(C18=&quot;&quot;,&quot;&quot;,&quot;#define&quot;)" table:style-name="ce1">
            <text:p>#define</text:p>
          </table:table-cell>
          <table:table-cell office:value-type="string" office:string-value="TR_COMPILER_ERROR" table:formula="msoxl:=IF(Translation!B18=&quot;&quot;,&quot;&quot;,Translation!B18)" table:style-name="ce1">
            <text:p>TR_COMPILER_ERROR</text:p>
          </table:table-cell>
          <table:table-cell office:value-type="string" office:string-value="&quot;Compiler-Fehler:\n\n&quot;" table:formula="msoxl:= IF(Translation!C18=&quot;&quot;,&quot;&quot;,CHAR(34) &amp; Translation!D18 &amp; CHAR(34))" table:style-name="ce1">
            <text:p>"Compiler-Fehler:\n\n"</text:p>
          </table:table-cell>
          <table:table-cell table:number-columns-repeated="16381"/>
        </table:table-row>
        <table:table-row table:style-name="ro3">
          <table:table-cell office:value-type="string" office:string-value="#define" table:formula="msoxl:=IF(C19=&quot;&quot;,&quot;&quot;,&quot;#define&quot;)" table:style-name="ce1">
            <text:p>#define</text:p>
          </table:table-cell>
          <table:table-cell office:value-type="string" office:string-value="TR_COMPILER_PATH" table:formula="msoxl:=IF(Translation!B19=&quot;&quot;,&quot;&quot;,Translation!B19)" table:style-name="ce1">
            <text:p>TR_COMPILER_PATH</text:p>
          </table:table-cell>
          <table:table-cell office:value-type="string" office:string-value="&quot;Compiler-Pfad&quot;" table:formula="msoxl:= IF(Translation!C19=&quot;&quot;,&quot;&quot;,CHAR(34) &amp; Translation!D19 &amp; CHAR(34))" table:style-name="ce1">
            <text:p>"Compiler-Pfad"</text:p>
          </table:table-cell>
          <table:table-cell table:number-columns-repeated="16381"/>
        </table:table-row>
        <table:table-row table:style-name="ro3">
          <table:table-cell office:value-type="string" office:string-value="#define" table:formula="msoxl:=IF(C20=&quot;&quot;,&quot;&quot;,&quot;#define&quot;)" table:style-name="ce1">
            <text:p>#define</text:p>
          </table:table-cell>
          <table:table-cell office:value-type="string" office:string-value="TR_CONFIGURATION_ERROR" table:formula="msoxl:=IF(Translation!B20=&quot;&quot;,&quot;&quot;,Translation!B20)" table:style-name="ce1">
            <text:p>TR_CONFIGURATION_ERROR</text:p>
          </table:table-cell>
          <table:table-cell office:value-type="string" office:string-value="&quot;Konfigurationsfehler&quot;" table:formula="msoxl:= IF(Translation!C20=&quot;&quot;,&quot;&quot;,CHAR(34) &amp; Translation!D20 &amp; CHAR(34))" table:style-name="ce1">
            <text:p>"Konfigurationsfehler"</text:p>
          </table:table-cell>
          <table:table-cell table:number-columns-repeated="16381"/>
        </table:table-row>
        <table:table-row table:style-name="ro3">
          <table:table-cell office:value-type="string" office:string-value="#define" table:formula="msoxl:=IF(C21=&quot;&quot;,&quot;&quot;,&quot;#define&quot;)" table:style-name="ce1">
            <text:p>#define</text:p>
          </table:table-cell>
          <table:table-cell office:value-type="string" office:string-value="TR_CONTINUE" table:formula="msoxl:=IF(Translation!B21=&quot;&quot;,&quot;&quot;,Translation!B21)" table:style-name="ce1">
            <text:p>TR_CONTINUE</text:p>
          </table:table-cell>
          <table:table-cell office:value-type="string" office:string-value="&quot;Fortfahren?&quot;" table:formula="msoxl:= IF(Translation!C21=&quot;&quot;,&quot;&quot;,CHAR(34) &amp; Translation!D21 &amp; CHAR(34))" table:style-name="ce1">
            <text:p>"Fortfahren?"</text:p>
          </table:table-cell>
          <table:table-cell table:number-columns-repeated="16381"/>
        </table:table-row>
        <table:table-row table:style-name="ro3">
          <table:table-cell office:value-type="string" office:string-value="#define" table:formula="msoxl:=IF(C22=&quot;&quot;,&quot;&quot;,&quot;#define&quot;)" table:style-name="ce1">
            <text:p>#define</text:p>
          </table:table-cell>
          <table:table-cell office:value-type="string" office:string-value="TR_COULD_NOT_COMPILE_CODE_FOR_UNKNOWN_REASON" table:formula="msoxl:=IF(Translation!B22=&quot;&quot;,&quot;&quot;,Translation!B22)" table:style-name="ce1">
            <text:p>TR_COULD_NOT_COMPILE_CODE_FOR_UNKNOWN_REASON</text:p>
          </table:table-cell>
          <table:table-cell office:value-type="string" office:string-value="&quot;Der Code konnte aus unerklärlichen Gründen nicht kompiliert werden.&quot;" table:formula="msoxl:= IF(Translation!C22=&quot;&quot;,&quot;&quot;,CHAR(34) &amp; Translation!D22 &amp; CHAR(34))" table:style-name="ce1">
            <text:p>"Der Code konnte aus unerklärlichen Gründen nicht kompiliert werden."</text:p>
          </table:table-cell>
          <table:table-cell table:number-columns-repeated="16381"/>
        </table:table-row>
        <table:table-row table:style-name="ro3">
          <table:table-cell office:value-type="string" office:string-value="#define" table:formula="msoxl:=IF(C23=&quot;&quot;,&quot;&quot;,&quot;#define&quot;)" table:style-name="ce1">
            <text:p>#define</text:p>
          </table:table-cell>
          <table:table-cell office:value-type="string" office:string-value="TR_COULD_NOT_CREATE_DIRECTORY" table:formula="msoxl:=IF(Translation!B23=&quot;&quot;,&quot;&quot;,Translation!B23)" table:style-name="ce1">
            <text:p>TR_COULD_NOT_CREATE_DIRECTORY</text:p>
          </table:table-cell>
          <table:table-cell office:value-type="string" office:string-value="&quot;Das temporäre Verzeichnis konnte nicht erstellt werden.&quot;" table:formula="msoxl:= IF(Translation!C23=&quot;&quot;,&quot;&quot;,CHAR(34) &amp; Translation!D23 &amp; CHAR(34))" table:style-name="ce1">
            <text:p>"Das temporäre Verzeichnis konnte nicht erstellt werden."</text:p>
          </table:table-cell>
          <table:table-cell table:number-columns-repeated="16381"/>
        </table:table-row>
        <table:table-row table:style-name="ro3">
          <table:table-cell office:value-type="string" office:string-value="#define" table:formula="msoxl:=IF(C24=&quot;&quot;,&quot;&quot;,&quot;#define&quot;)" table:style-name="ce1">
            <text:p>#define</text:p>
          </table:table-cell>
          <table:table-cell office:value-type="string" office:string-value="TR_COULD_NOT_EXPORT_CODE" table:formula="msoxl:=IF(Translation!B24=&quot;&quot;,&quot;&quot;,Translation!B24)" table:style-name="ce1">
            <text:p>TR_COULD_NOT_EXPORT_CODE</text:p>
          </table:table-cell>
          <table:table-cell office:value-type="string" office:string-value="&quot;Der Code konnte nicht exportiert werden.&quot;" table:formula="msoxl:= IF(Translation!C24=&quot;&quot;,&quot;&quot;,CHAR(34) &amp; Translation!D24 &amp; CHAR(34))" table:style-name="ce1">
            <text:p>"Der Code konnte nicht exportiert werden."</text:p>
          </table:table-cell>
          <table:table-cell table:number-columns-repeated="16381"/>
        </table:table-row>
        <table:table-row table:style-name="ro3">
          <table:table-cell office:value-type="string" office:string-value="#define" table:formula="msoxl:=IF(C25=&quot;&quot;,&quot;&quot;,&quot;#define&quot;)" table:style-name="ce1">
            <text:p>#define</text:p>
          </table:table-cell>
          <table:table-cell office:value-type="string" office:string-value="TR_COULD_NOT_OPEN_COMPORT" table:formula="msoxl:=IF(Translation!B25=&quot;&quot;,&quot;&quot;,Translation!B25)" table:style-name="ce1">
            <text:p>TR_COULD_NOT_OPEN_COMPORT</text:p>
          </table:table-cell>
          <table:table-cell office:value-type="string" office:string-value="&quot;Der serielle Port konnte nicht geöffnet werden.&quot;" table:formula="msoxl:= IF(Translation!C25=&quot;&quot;,&quot;&quot;,CHAR(34) &amp; Translation!D25 &amp; CHAR(34))" table:style-name="ce1">
            <text:p>"Der serielle Port konnte nicht geöffnet werden."</text:p>
          </table:table-cell>
          <table:table-cell table:number-columns-repeated="16381"/>
        </table:table-row>
        <table:table-row table:style-name="ro3">
          <table:table-cell office:value-type="string" office:string-value="#define" table:formula="msoxl:=IF(C26=&quot;&quot;,&quot;&quot;,&quot;#define&quot;)" table:style-name="ce1">
            <text:p>#define</text:p>
          </table:table-cell>
          <table:table-cell office:value-type="string" office:string-value="TR_COULD_NOT_READ_PROGRAM_FILE" table:formula="msoxl:=IF(Translation!B26=&quot;&quot;,&quot;&quot;,Translation!B26)" table:style-name="ce1">
            <text:p>TR_COULD_NOT_READ_PROGRAM_FILE</text:p>
          </table:table-cell>
          <table:table-cell office:value-type="string" office:string-value="&quot;Die Programm-Datei konnte nicht gelesen werden.&quot;" table:formula="msoxl:= IF(Translation!C26=&quot;&quot;,&quot;&quot;,CHAR(34) &amp; Translation!D26 &amp; CHAR(34))" table:style-name="ce1">
            <text:p>"Die Programm-Datei konnte nicht gelesen werden."</text:p>
          </table:table-cell>
          <table:table-cell table:number-columns-repeated="16381"/>
        </table:table-row>
        <table:table-row table:style-name="ro3">
          <table:table-cell office:value-type="string" office:string-value="#define" table:formula="msoxl:=IF(C27=&quot;&quot;,&quot;&quot;,&quot;#define&quot;)" table:style-name="ce1">
            <text:p>#define</text:p>
          </table:table-cell>
          <table:table-cell office:value-type="string" office:string-value="TR_COULD_NOT_REMOVE_TEMPORARY_DIRECTORY" table:formula="msoxl:=IF(Translation!B27=&quot;&quot;,&quot;&quot;,Translation!B27)" table:style-name="ce1">
            <text:p>TR_COULD_NOT_REMOVE_TEMPORARY_DIRECTORY</text:p>
          </table:table-cell>
          <table:table-cell office:value-type="string" office:string-value="&quot;Das temporäre Verzeichnis konnte nicht gelöscht werden.&quot;" table:formula="msoxl:= IF(Translation!C27=&quot;&quot;,&quot;&quot;,CHAR(34) &amp; Translation!D27 &amp; CHAR(34))" table:style-name="ce1">
            <text:p>"Das temporäre Verzeichnis konnte nicht gelöscht werden."</text:p>
          </table:table-cell>
          <table:table-cell table:number-columns-repeated="16381"/>
        </table:table-row>
        <table:table-row table:style-name="ro3">
          <table:table-cell office:value-type="string" office:string-value="#define" table:formula="msoxl:=IF(C28=&quot;&quot;,&quot;&quot;,&quot;#define&quot;)" table:style-name="ce1">
            <text:p>#define</text:p>
          </table:table-cell>
          <table:table-cell office:value-type="string" office:string-value="TR_COULD_NOT_SAVE_CHANGED_PROGRAM_SETTINGS_INTO_" table:formula="msoxl:=IF(Translation!B28=&quot;&quot;,&quot;&quot;,Translation!B28)" table:style-name="ce1">
            <text:p>TR_COULD_NOT_SAVE_CHANGED_PROGRAM_SETTINGS_INTO_</text:p>
          </table:table-cell>
          <table:table-cell office:value-type="string" office:string-value="&quot;Die geänderten Programmeinstellungen konnten nicht gespeichert werden. Pfad: &quot;" table:formula="msoxl:= IF(Translation!C28=&quot;&quot;,&quot;&quot;,CHAR(34) &amp; Translation!D28 &amp; CHAR(34))" table:style-name="ce1">
            <text:p>"Die geänderten Programmeinstellungen konnten nicht gespeichert werden. Pfad: "</text:p>
          </table:table-cell>
          <table:table-cell table:number-columns-repeated="16381"/>
        </table:table-row>
        <table:table-row table:style-name="ro3">
          <table:table-cell office:value-type="string" office:string-value="#define" table:formula="msoxl:=IF(C29=&quot;&quot;,&quot;&quot;,&quot;#define&quot;)" table:style-name="ce1">
            <text:p>#define</text:p>
          </table:table-cell>
          <table:table-cell office:value-type="string" office:string-value="TR_COULD_NOT_SEND_PROGRAM" table:formula="msoxl:=IF(Translation!B29=&quot;&quot;,&quot;&quot;,Translation!B29)" table:style-name="ce1">
            <text:p>TR_COULD_NOT_SEND_PROGRAM</text:p>
          </table:table-cell>
          <table:table-cell office:value-type="string" office:string-value="&quot;Das Programm konnte nicht übertragen werden.&quot;" table:formula="msoxl:= IF(Translation!C29=&quot;&quot;,&quot;&quot;,CHAR(34) &amp; Translation!D29 &amp; CHAR(34))" table:style-name="ce1">
            <text:p>"Das Programm konnte nicht übertragen werden."</text:p>
          </table:table-cell>
          <table:table-cell table:number-columns-repeated="16381"/>
        </table:table-row>
        <table:table-row table:style-name="ro3">
          <table:table-cell office:value-type="string" office:string-value="#define" table:formula="msoxl:=IF(C30=&quot;&quot;,&quot;&quot;,&quot;#define&quot;)" table:style-name="ce1">
            <text:p>#define</text:p>
          </table:table-cell>
          <table:table-cell office:value-type="string" office:string-value="TR_DATA" table:formula="msoxl:=IF(Translation!B30=&quot;&quot;,&quot;&quot;,Translation!B30)" table:style-name="ce1">
            <text:p>TR_DATA</text:p>
          </table:table-cell>
          <table:table-cell office:value-type="string" office:string-value="&quot;Daten&quot;" table:formula="msoxl:= IF(Translation!C30=&quot;&quot;,&quot;&quot;,CHAR(34) &amp; Translation!D30 &amp; CHAR(34))" table:style-name="ce1">
            <text:p>"Daten"</text:p>
          </table:table-cell>
          <table:table-cell table:number-columns-repeated="16381"/>
        </table:table-row>
        <table:table-row table:style-name="ro3">
          <table:table-cell office:value-type="string" office:string-value="#define" table:formula="msoxl:=IF(C31=&quot;&quot;,&quot;&quot;,&quot;#define&quot;)" table:style-name="ce1">
            <text:p>#define</text:p>
          </table:table-cell>
          <table:table-cell office:value-type="string" office:string-value="TR_DECREMENT" table:formula="msoxl:=IF(Translation!B31=&quot;&quot;,&quot;&quot;,Translation!B31)" table:style-name="ce1">
            <text:p>TR_DECREMENT</text:p>
          </table:table-cell>
          <table:table-cell office:value-type="string" office:string-value="&quot;Dekrementerien&quot;" table:formula="msoxl:= IF(Translation!C31=&quot;&quot;,&quot;&quot;,CHAR(34) &amp; Translation!D31 &amp; CHAR(34))" table:style-name="ce1">
            <text:p>"Dekrementerien"</text:p>
          </table:table-cell>
          <table:table-cell table:number-columns-repeated="16381"/>
        </table:table-row>
        <table:table-row table:style-name="ro3">
          <table:table-cell office:value-type="string" office:string-value="#define" table:formula="msoxl:=IF(C32=&quot;&quot;,&quot;&quot;,&quot;#define&quot;)" table:style-name="ce1">
            <text:p>#define</text:p>
          </table:table-cell>
          <table:table-cell office:value-type="string" office:string-value="TR_DELAY" table:formula="msoxl:=IF(Translation!B32=&quot;&quot;,&quot;&quot;,Translation!B32)" table:style-name="ce1">
            <text:p>TR_DELAY</text:p>
          </table:table-cell>
          <table:table-cell office:value-type="string" office:string-value="&quot;Verzögere&quot;" table:formula="msoxl:= IF(Translation!C32=&quot;&quot;,&quot;&quot;,CHAR(34) &amp; Translation!D32 &amp; CHAR(34))" table:style-name="ce1">
            <text:p>"Verzögere"</text:p>
          </table:table-cell>
          <table:table-cell table:number-columns-repeated="16381"/>
        </table:table-row>
        <table:table-row table:style-name="ro3">
          <table:table-cell office:value-type="string" office:string-value="#define" table:formula="msoxl:=IF(C33=&quot;&quot;,&quot;&quot;,&quot;#define&quot;)" table:style-name="ce1">
            <text:p>#define</text:p>
          </table:table-cell>
          <table:table-cell office:value-type="string" office:string-value="TR_DID_NOT_RECEIVE_LAST_0X06" table:formula="msoxl:=IF(Translation!B33=&quot;&quot;,&quot;&quot;,Translation!B33)" table:style-name="ce1">
            <text:p>TR_DID_NOT_RECEIVE_LAST_0X06</text:p>
          </table:table-cell>
          <table:table-cell office:value-type="string" office:string-value="&quot;Konnte letztes Zeichen(0x06) nicht empfangen.&quot;" table:formula="msoxl:= IF(Translation!C33=&quot;&quot;,&quot;&quot;,CHAR(34) &amp; Translation!D33 &amp; CHAR(34))" table:style-name="ce1">
            <text:p>"Konnte letztes Zeichen(0x06) nicht empfangen."</text:p>
          </table:table-cell>
          <table:table-cell table:number-columns-repeated="16381"/>
        </table:table-row>
        <table:table-row table:style-name="ro3">
          <table:table-cell office:value-type="string" office:string-value="#define" table:formula="msoxl:=IF(C34=&quot;&quot;,&quot;&quot;,&quot;#define&quot;)" table:style-name="ce1">
            <text:p>#define</text:p>
          </table:table-cell>
          <table:table-cell office:value-type="string" office:string-value="TR_DURATION" table:formula="msoxl:=IF(Translation!B34=&quot;&quot;,&quot;&quot;,Translation!B34)" table:style-name="ce1">
            <text:p>TR_DURATION</text:p>
          </table:table-cell>
          <table:table-cell office:value-type="string" office:string-value="&quot;Dauer&quot;" table:formula="msoxl:= IF(Translation!C34=&quot;&quot;,&quot;&quot;,CHAR(34) &amp; Translation!D34 &amp; CHAR(34))" table:style-name="ce1">
            <text:p>"Dauer"</text:p>
          </table:table-cell>
          <table:table-cell table:number-columns-repeated="16381"/>
        </table:table-row>
        <table:table-row table:style-name="ro3">
          <table:table-cell office:value-type="string" office:string-value="#define" table:formula="msoxl:=IF(C35=&quot;&quot;,&quot;&quot;,&quot;#define&quot;)" table:style-name="ce1">
            <text:p>#define</text:p>
          </table:table-cell>
          <table:table-cell office:value-type="string" office:string-value="TR_EDIT_NAME" table:formula="msoxl:=IF(Translation!B35=&quot;&quot;,&quot;&quot;,Translation!B35)" table:style-name="ce1">
            <text:p>TR_EDIT_NAME</text:p>
          </table:table-cell>
          <table:table-cell office:value-type="string" office:string-value="&quot;Name bearbeiten&quot;" table:formula="msoxl:= IF(Translation!C35=&quot;&quot;,&quot;&quot;,CHAR(34) &amp; Translation!D35 &amp; CHAR(34))" table:style-name="ce1">
            <text:p>"Name bearbeiten"</text:p>
          </table:table-cell>
          <table:table-cell table:number-columns-repeated="16381"/>
        </table:table-row>
        <table:table-row table:style-name="ro3">
          <table:table-cell office:value-type="string" office:string-value="#define" table:formula="msoxl:=IF(C36=&quot;&quot;,&quot;&quot;,&quot;#define&quot;)" table:style-name="ce1">
            <text:p>#define</text:p>
          </table:table-cell>
          <table:table-cell office:value-type="string" office:string-value="TR_EITHER_A_SECOND_QUOTATION_MARK_IS_MISSING_OR_THERE_ARE_TOO_MUCH_OF_THEM" table:formula="msoxl:=IF(Translation!B36=&quot;&quot;,&quot;&quot;,Translation!B36)" table:style-name="ce1">
            <text:p>TR_EITHER_A_SECOND_QUOTATION_MARK_IS_MISSING_OR_THERE_ARE_TOO_MUCH_OF_THEM</text:p>
          </table:table-cell>
          <table:table-cell office:value-type="string" office:string-value="&quot;Entweder fehlt ein zweites Anführungszeichen oder du hast zu viele davon in der Zeichenkette!&quot;" table:formula="msoxl:= IF(Translation!C36=&quot;&quot;,&quot;&quot;,CHAR(34) &amp; Translation!D36 &amp; CHAR(34))" table:style-name="ce1">
            <text:p>"Entweder fehlt ein zweites Anführungszeichen oder du hast zu viele davon in der Zeichenkette!"</text:p>
          </table:table-cell>
          <table:table-cell table:number-columns-repeated="16381"/>
        </table:table-row>
        <table:table-row table:style-name="ro3">
          <table:table-cell office:value-type="string" office:string-value="#define" table:formula="msoxl:=IF(C37=&quot;&quot;,&quot;&quot;,&quot;#define&quot;)" table:style-name="ce1">
            <text:p>#define</text:p>
          </table:table-cell>
          <table:table-cell office:value-type="string" office:string-value="TR_EMPTY_MATHEMATICAL_EXPRESSION" table:formula="msoxl:=IF(Translation!B37=&quot;&quot;,&quot;&quot;,Translation!B37)" table:style-name="ce1">
            <text:p>TR_EMPTY_MATHEMATICAL_EXPRESSION</text:p>
          </table:table-cell>
          <table:table-cell office:value-type="string" office:string-value="&quot;Leerer mathematischer Ausdruck!&quot;" table:formula="msoxl:= IF(Translation!C37=&quot;&quot;,&quot;&quot;,CHAR(34) &amp; Translation!D37 &amp; CHAR(34))" table:style-name="ce1">
            <text:p>"Leerer mathematischer Ausdruck!"</text:p>
          </table:table-cell>
          <table:table-cell table:number-columns-repeated="16381"/>
        </table:table-row>
        <table:table-row table:style-name="ro3">
          <table:table-cell office:value-type="string" office:string-value="#define" table:formula="msoxl:=IF(C38=&quot;&quot;,&quot;&quot;,&quot;#define&quot;)" table:style-name="ce1">
            <text:p>#define</text:p>
          </table:table-cell>
          <table:table-cell office:value-type="string" office:string-value="TR_END" table:formula="msoxl:=IF(Translation!B38=&quot;&quot;,&quot;&quot;,Translation!B38)" table:style-name="ce1">
            <text:p>TR_END</text:p>
          </table:table-cell>
          <table:table-cell office:value-type="string" office:string-value="&quot;Ende&quot;" table:formula="msoxl:= IF(Translation!C38=&quot;&quot;,&quot;&quot;,CHAR(34) &amp; Translation!D38 &amp; CHAR(34))" table:style-name="ce1">
            <text:p>"Ende"</text:p>
          </table:table-cell>
          <table:table-cell table:number-columns-repeated="16381"/>
        </table:table-row>
        <table:table-row table:style-name="ro3">
          <table:table-cell office:value-type="string" office:string-value="#define" table:formula="msoxl:=IF(C39=&quot;&quot;,&quot;&quot;,&quot;#define&quot;)" table:style-name="ce1">
            <text:p>#define</text:p>
          </table:table-cell>
          <table:table-cell office:value-type="string" office:string-value="TR_ERROR_WITH_CONFIGURATION" table:formula="msoxl:=IF(Translation!B39=&quot;&quot;,&quot;&quot;,Translation!B39)" table:style-name="ce1">
            <text:p>TR_ERROR_WITH_CONFIGURATION</text:p>
          </table:table-cell>
          <table:table-cell office:value-type="string" office:string-value="&quot;Konfigurationsfehler&quot;" table:formula="msoxl:= IF(Translation!C39=&quot;&quot;,&quot;&quot;,CHAR(34) &amp; Translation!D39 &amp; CHAR(34))" table:style-name="ce1">
            <text:p>"Konfigurationsfehler"</text:p>
          </table:table-cell>
          <table:table-cell table:number-columns-repeated="16381"/>
        </table:table-row>
        <table:table-row table:style-name="ro3">
          <table:table-cell office:value-type="string" office:string-value="#define" table:formula="msoxl:=IF(C40=&quot;&quot;,&quot;&quot;,&quot;#define&quot;)" table:style-name="ce1">
            <text:p>#define</text:p>
          </table:table-cell>
          <table:table-cell office:value-type="string" office:string-value="TR_ERROR_WITH_SETTINGS" table:formula="msoxl:=IF(Translation!B40=&quot;&quot;,&quot;&quot;,Translation!B40)" table:style-name="ce1">
            <text:p>TR_ERROR_WITH_SETTINGS</text:p>
          </table:table-cell>
          <table:table-cell office:value-type="string" office:string-value="&quot;Einstellungsfehler&quot;" table:formula="msoxl:= IF(Translation!C40=&quot;&quot;,&quot;&quot;,CHAR(34) &amp; Translation!D40 &amp; CHAR(34))" table:style-name="ce1">
            <text:p>"Einstellungsfehler"</text:p>
          </table:table-cell>
          <table:table-cell table:number-columns-repeated="16381"/>
        </table:table-row>
        <table:table-row table:style-name="ro3">
          <table:table-cell office:value-type="string" office:string-value="#define" table:formula="msoxl:=IF(C41=&quot;&quot;,&quot;&quot;,&quot;#define&quot;)" table:style-name="ce1">
            <text:p>#define</text:p>
          </table:table-cell>
          <table:table-cell office:value-type="string" office:string-value="TR_EXIT" table:formula="msoxl:=IF(Translation!B41=&quot;&quot;,&quot;&quot;,Translation!B41)" table:style-name="ce1">
            <text:p>TR_EXIT</text:p>
          </table:table-cell>
          <table:table-cell office:value-type="string" office:string-value="&quot;Beenden&quot;" table:formula="msoxl:= IF(Translation!C41=&quot;&quot;,&quot;&quot;,CHAR(34) &amp; Translation!D41 &amp; CHAR(34))" table:style-name="ce1">
            <text:p>"Beenden"</text:p>
          </table:table-cell>
          <table:table-cell table:number-columns-repeated="16381"/>
        </table:table-row>
        <table:table-row table:style-name="ro3">
          <table:table-cell office:value-type="string" office:string-value="#define" table:formula="msoxl:=IF(C42=&quot;&quot;,&quot;&quot;,&quot;#define&quot;)" table:style-name="ce1">
            <text:p>#define</text:p>
          </table:table-cell>
          <table:table-cell office:value-type="string" office:string-value="TR_EXIT_NOT_POSSIBLE" table:formula="msoxl:=IF(Translation!B42=&quot;&quot;,&quot;&quot;,Translation!B42)" table:style-name="ce1">
            <text:p>TR_EXIT_NOT_POSSIBLE</text:p>
          </table:table-cell>
          <table:table-cell office:value-type="string" office:string-value="&quot;Beenden nicht möglich&quot;" table:formula="msoxl:= IF(Translation!C42=&quot;&quot;,&quot;&quot;,CHAR(34) &amp; Translation!D42 &amp; CHAR(34))" table:style-name="ce1">
            <text:p>"Beenden nicht möglich"</text:p>
          </table:table-cell>
          <table:table-cell table:number-columns-repeated="16381"/>
        </table:table-row>
        <table:table-row table:style-name="ro3">
          <table:table-cell office:value-type="string" office:string-value="#define" table:formula="msoxl:=IF(C43=&quot;&quot;,&quot;&quot;,&quot;#define&quot;)" table:style-name="ce1">
            <text:p>#define</text:p>
          </table:table-cell>
          <table:table-cell office:value-type="string" office:string-value="TR_TRANSFER_ERROR" table:formula="msoxl:=IF(Translation!B43=&quot;&quot;,&quot;&quot;,Translation!B43)" table:style-name="ce1">
            <text:p>TR_TRANSFER_ERROR</text:p>
          </table:table-cell>
          <table:table-cell office:value-type="string" office:string-value="&quot;Übertragungsfehler&quot;" table:formula="msoxl:= IF(Translation!C43=&quot;&quot;,&quot;&quot;,CHAR(34) &amp; Translation!D43 &amp; CHAR(34))" table:style-name="ce1">
            <text:p>"Übertragungsfehler"</text:p>
          </table:table-cell>
          <table:table-cell table:number-columns-repeated="16381"/>
        </table:table-row>
        <table:table-row table:style-name="ro3">
          <table:table-cell office:value-type="string" office:string-value="#define" table:formula="msoxl:=IF(C44=&quot;&quot;,&quot;&quot;,&quot;#define&quot;)" table:style-name="ce1">
            <text:p>#define</text:p>
          </table:table-cell>
          <table:table-cell office:value-type="string" office:string-value="TR_FAULTY_VALUE" table:formula="msoxl:=IF(Translation!B44=&quot;&quot;,&quot;&quot;,Translation!B44)" table:style-name="ce1">
            <text:p>TR_FAULTY_VALUE</text:p>
          </table:table-cell>
          <table:table-cell office:value-type="string" office:string-value="&quot;Wert fehlerhaft&quot;" table:formula="msoxl:= IF(Translation!C44=&quot;&quot;,&quot;&quot;,CHAR(34) &amp; Translation!D44 &amp; CHAR(34))" table:style-name="ce1">
            <text:p>"Wert fehlerhaft"</text:p>
          </table:table-cell>
          <table:table-cell table:number-columns-repeated="16381"/>
        </table:table-row>
        <table:table-row table:style-name="ro3">
          <table:table-cell office:value-type="string" office:string-value="#define" table:formula="msoxl:=IF(C45=&quot;&quot;,&quot;&quot;,&quot;#define&quot;)" table:style-name="ce1">
            <text:p>#define</text:p>
          </table:table-cell>
          <table:table-cell office:value-type="string" office:string-value="TR_FINISHED_EXPORT_PRESS_OK_TO_DELETE_ALL_TEMPORARY_FILES" table:formula="msoxl:=IF(Translation!B45=&quot;&quot;,&quot;&quot;,Translation!B45)" table:style-name="ce1">
            <text:p>TR_FINISHED_EXPORT_PRESS_OK_TO_DELETE_ALL_TEMPORARY_FILES</text:p>
          </table:table-cell>
          <table:table-cell office:value-type="string" office:string-value="&quot;Übertragen erfolgreich... Klicke OK, um alle temporären Dateien zu löschen&quot;" table:formula="msoxl:= IF(Translation!C45=&quot;&quot;,&quot;&quot;,CHAR(34) &amp; Translation!D45 &amp; CHAR(34))" table:style-name="ce1">
            <text:p>"Übertragen erfolgreich... Klicke OK, um alle temporären Dateien zu löschen"</text:p>
          </table:table-cell>
          <table:table-cell table:number-columns-repeated="16381"/>
        </table:table-row>
        <table:table-row table:style-name="ro3">
          <table:table-cell office:value-type="string" office:string-value="#define" table:formula="msoxl:=IF(C46=&quot;&quot;,&quot;&quot;,&quot;#define&quot;)" table:style-name="ce1">
            <text:p>#define</text:p>
          </table:table-cell>
          <table:table-cell office:value-type="string" office:string-value="TR_FOUND_INVALID_KEY_" table:formula="msoxl:=IF(Translation!B46=&quot;&quot;,&quot;&quot;,Translation!B46)" table:style-name="ce1">
            <text:p>TR_FOUND_INVALID_KEY_</text:p>
          </table:table-cell>
          <table:table-cell office:value-type="string" office:string-value="&quot;Ungültiger Schlüssel gefunden '&quot;" table:formula="msoxl:= IF(Translation!C46=&quot;&quot;,&quot;&quot;,CHAR(34) &amp; Translation!D46 &amp; CHAR(34))" table:style-name="ce1">
            <text:p>"Ungültiger Schlüssel gefunden '"</text:p>
          </table:table-cell>
          <table:table-cell table:number-columns-repeated="16381"/>
        </table:table-row>
        <table:table-row table:style-name="ro3">
          <table:table-cell office:value-type="string" office:string-value="#define" table:formula="msoxl:=IF(C47=&quot;&quot;,&quot;&quot;,&quot;#define&quot;)" table:style-name="ce1">
            <text:p>#define</text:p>
          </table:table-cell>
          <table:table-cell office:value-type="string" office:string-value="TR_GET_ADC" table:formula="msoxl:=IF(Translation!B47=&quot;&quot;,&quot;&quot;,Translation!B47)" table:style-name="ce1">
            <text:p>TR_GET_ADC</text:p>
          </table:table-cell>
          <table:table-cell office:value-type="string" office:string-value="&quot;Lese ADC&quot;" table:formula="msoxl:= IF(Translation!C47=&quot;&quot;,&quot;&quot;,CHAR(34) &amp; Translation!D47 &amp; CHAR(34))" table:style-name="ce1">
            <text:p>"Lese ADC"</text:p>
          </table:table-cell>
          <table:table-cell table:number-columns-repeated="16381"/>
        </table:table-row>
        <table:table-row table:style-name="ro3">
          <table:table-cell office:value-type="string" office:string-value="#define" table:formula="msoxl:=IF(C48=&quot;&quot;,&quot;&quot;,&quot;#define&quot;)" table:style-name="ce1">
            <text:p>#define</text:p>
          </table:table-cell>
          <table:table-cell office:value-type="string" office:string-value="TR_INCREMENT" table:formula="msoxl:=IF(Translation!B48=&quot;&quot;,&quot;&quot;,Translation!B48)" table:style-name="ce1">
            <text:p>TR_INCREMENT</text:p>
          </table:table-cell>
          <table:table-cell office:value-type="string" office:string-value="&quot;Inkrementerien&quot;" table:formula="msoxl:= IF(Translation!C48=&quot;&quot;,&quot;&quot;,CHAR(34) &amp; Translation!D48 &amp; CHAR(34))" table:style-name="ce1">
            <text:p>"Inkrementerien"</text:p>
          </table:table-cell>
          <table:table-cell table:number-columns-repeated="16381"/>
        </table:table-row>
        <table:table-row table:style-name="ro3">
          <table:table-cell office:value-type="string" office:string-value="#define" table:formula="msoxl:=IF(C49=&quot;&quot;,&quot;&quot;,&quot;#define&quot;)" table:style-name="ce1">
            <text:p>#define</text:p>
          </table:table-cell>
          <table:table-cell office:value-type="string" office:string-value="TR_INVALID_LINE_IN_CONFIGURATION_FILE" table:formula="msoxl:=IF(Translation!B49=&quot;&quot;,&quot;&quot;,Translation!B49)" table:style-name="ce1">
            <text:p>TR_INVALID_LINE_IN_CONFIGURATION_FILE</text:p>
          </table:table-cell>
          <table:table-cell office:value-type="string" office:string-value="&quot;Ungültige Zeile in der Konfigurationsdatei:\n&quot;" table:formula="msoxl:= IF(Translation!C49=&quot;&quot;,&quot;&quot;,CHAR(34) &amp; Translation!D49 &amp; CHAR(34))" table:style-name="ce1">
            <text:p>"Ungültige Zeile in der Konfigurationsdatei:\n"</text:p>
          </table:table-cell>
          <table:table-cell table:number-columns-repeated="16381"/>
        </table:table-row>
        <table:table-row table:style-name="ro3">
          <table:table-cell office:value-type="string" office:string-value="#define" table:formula="msoxl:=IF(C50=&quot;&quot;,&quot;&quot;,&quot;#define&quot;)" table:style-name="ce1">
            <text:p>#define</text:p>
          </table:table-cell>
          <table:table-cell office:value-type="string" office:string-value="TR_INVALID_NUMBER" table:formula="msoxl:=IF(Translation!B50=&quot;&quot;,&quot;&quot;,Translation!B50)" table:style-name="ce1">
            <text:p>TR_INVALID_NUMBER</text:p>
          </table:table-cell>
          <table:table-cell office:value-type="string" office:string-value="&quot;Keine gültige Zahl&quot;" table:formula="msoxl:= IF(Translation!C50=&quot;&quot;,&quot;&quot;,CHAR(34) &amp; Translation!D50 &amp; CHAR(34))" table:style-name="ce1">
            <text:p>"Keine gültige Zahl"</text:p>
          </table:table-cell>
          <table:table-cell table:number-columns-repeated="16381"/>
        </table:table-row>
        <table:table-row table:style-name="ro3">
          <table:table-cell office:value-type="string" office:string-value="#define" table:formula="msoxl:=IF(C51=&quot;&quot;,&quot;&quot;,&quot;#define&quot;)" table:style-name="ce1">
            <text:p>#define</text:p>
          </table:table-cell>
          <table:table-cell office:value-type="string" office:string-value="TR_INVALID_NUMBER_IN_TEXT_TAG" table:formula="msoxl:=IF(Translation!B51=&quot;&quot;,&quot;&quot;,Translation!B51)" table:style-name="ce1">
            <text:p>TR_INVALID_NUMBER_IN_TEXT_TAG</text:p>
          </table:table-cell>
          <table:table-cell office:value-type="string" office:string-value="&quot;Ungültige Zahl im Text-Tag&quot;" table:formula="msoxl:= IF(Translation!C51=&quot;&quot;,&quot;&quot;,CHAR(34) &amp; Translation!D51 &amp; CHAR(34))" table:style-name="ce1">
            <text:p>"Ungültige Zahl im Text-Tag"</text:p>
          </table:table-cell>
          <table:table-cell table:number-columns-repeated="16381"/>
        </table:table-row>
        <table:table-row table:style-name="ro3">
          <table:table-cell office:value-type="string" office:string-value="#define" table:formula="msoxl:=IF(C52=&quot;&quot;,&quot;&quot;,&quot;#define&quot;)" table:style-name="ce1">
            <text:p>#define</text:p>
          </table:table-cell>
          <table:table-cell office:value-type="string" office:string-value="TR_IO_ERROR" table:formula="msoxl:=IF(Translation!B52=&quot;&quot;,&quot;&quot;,Translation!B52)" table:style-name="ce1">
            <text:p>TR_IO_ERROR</text:p>
          </table:table-cell>
          <table:table-cell office:value-type="string" office:string-value="&quot;Eingabe/Ausgabe-Fehler&quot;" table:formula="msoxl:= IF(Translation!C52=&quot;&quot;,&quot;&quot;,CHAR(34) &amp; Translation!D52 &amp; CHAR(34))" table:style-name="ce1">
            <text:p>"Eingabe/Ausgabe-Fehler"</text:p>
          </table:table-cell>
          <table:table-cell table:number-columns-repeated="16381"/>
        </table:table-row>
        <table:table-row table:style-name="ro3">
          <table:table-cell office:value-type="string" office:string-value="#define" table:formula="msoxl:=IF(C53=&quot;&quot;,&quot;&quot;,&quot;#define&quot;)" table:style-name="ce1">
            <text:p>#define</text:p>
          </table:table-cell>
          <table:table-cell office:value-type="string" office:string-value="TR_LIMIT" table:formula="msoxl:=IF(Translation!B53=&quot;&quot;,&quot;&quot;,Translation!B53)" table:style-name="ce1">
            <text:p>TR_LIMIT</text:p>
          </table:table-cell>
          <table:table-cell office:value-type="string" office:string-value="&quot;Limit&quot;" table:formula="msoxl:= IF(Translation!C53=&quot;&quot;,&quot;&quot;,CHAR(34) &amp; Translation!D53 &amp; CHAR(34))" table:style-name="ce1">
            <text:p>"Limit"</text:p>
          </table:table-cell>
          <table:table-cell table:number-columns-repeated="16381"/>
        </table:table-row>
        <table:table-row table:style-name="ro3">
          <table:table-cell office:value-type="string" office:string-value="#define" table:formula="msoxl:=IF(C54=&quot;&quot;,&quot;&quot;,&quot;#define&quot;)" table:style-name="ce1">
            <text:p>#define</text:p>
          </table:table-cell>
          <table:table-cell office:value-type="string" office:string-value="TR_MODULUS" table:formula="msoxl:=IF(Translation!B54=&quot;&quot;,&quot;&quot;,Translation!B54)" table:style-name="ce1">
            <text:p>TR_MODULUS</text:p>
          </table:table-cell>
          <table:table-cell office:value-type="string" office:string-value="&quot;Modulus&quot;" table:formula="msoxl:= IF(Translation!C54=&quot;&quot;,&quot;&quot;,CHAR(34) &amp; Translation!D54 &amp; CHAR(34))" table:style-name="ce1">
            <text:p>"Modulus"</text:p>
          </table:table-cell>
          <table:table-cell table:number-columns-repeated="16381"/>
        </table:table-row>
        <table:table-row table:style-name="ro3">
          <table:table-cell office:value-type="string" office:string-value="#define" table:formula="msoxl:=IF(C55=&quot;&quot;,&quot;&quot;,&quot;#define&quot;)" table:style-name="ce1">
            <text:p>#define</text:p>
          </table:table-cell>
          <table:table-cell office:value-type="string" office:string-value="TR_NAME_OF_THE_SUBPROGRAM" table:formula="msoxl:=IF(Translation!B55=&quot;&quot;,&quot;&quot;,Translation!B55)" table:style-name="ce1">
            <text:p>TR_NAME_OF_THE_SUBPROGRAM</text:p>
          </table:table-cell>
          <table:table-cell office:value-type="string" office:string-value="&quot;Name des Unterprogramms:&quot;" table:formula="msoxl:= IF(Translation!C55=&quot;&quot;,&quot;&quot;,CHAR(34) &amp; Translation!D55 &amp; CHAR(34))" table:style-name="ce1">
            <text:p>"Name des Unterprogramms:"</text:p>
          </table:table-cell>
          <table:table-cell table:number-columns-repeated="16381"/>
        </table:table-row>
        <table:table-row table:style-name="ro3">
          <table:table-cell office:value-type="string" office:string-value="#define" table:formula="msoxl:=IF(C56=&quot;&quot;,&quot;&quot;,&quot;#define&quot;)" table:style-name="ce1">
            <text:p>#define</text:p>
          </table:table-cell>
          <table:table-cell office:value-type="string" office:string-value="TR_NEW" table:formula="msoxl:=IF(Translation!B56=&quot;&quot;,&quot;&quot;,Translation!B56)" table:style-name="ce1">
            <text:p>TR_NEW</text:p>
          </table:table-cell>
          <table:table-cell office:value-type="string" office:string-value="&quot;Neu&quot;" table:formula="msoxl:= IF(Translation!C56=&quot;&quot;,&quot;&quot;,CHAR(34) &amp; Translation!D56 &amp; CHAR(34))" table:style-name="ce1">
            <text:p>"Neu"</text:p>
          </table:table-cell>
          <table:table-cell table:number-columns-repeated="16381"/>
        </table:table-row>
        <table:table-row table:style-name="ro3">
          <table:table-cell office:value-type="string" office:string-value="#define" table:formula="msoxl:=IF(C57=&quot;&quot;,&quot;&quot;,&quot;#define&quot;)" table:style-name="ce1">
            <text:p>#define</text:p>
          </table:table-cell>
          <table:table-cell office:value-type="string" office:string-value="TR_NO" table:formula="msoxl:=IF(Translation!B57=&quot;&quot;,&quot;&quot;,Translation!B57)" table:style-name="ce1">
            <text:p>TR_NO</text:p>
          </table:table-cell>
          <table:table-cell office:value-type="string" office:string-value="&quot;Nein&quot;" table:formula="msoxl:= IF(Translation!C57=&quot;&quot;,&quot;&quot;,CHAR(34) &amp; Translation!D57 &amp; CHAR(34))" table:style-name="ce1">
            <text:p>"Nein"</text:p>
          </table:table-cell>
          <table:table-cell table:number-columns-repeated="16381"/>
        </table:table-row>
        <table:table-row table:style-name="ro3">
          <table:table-cell office:value-type="string" office:string-value="#define" table:formula="msoxl:=IF(C58=&quot;&quot;,&quot;&quot;,&quot;#define&quot;)" table:style-name="ce1">
            <text:p>#define</text:p>
          </table:table-cell>
          <table:table-cell office:value-type="string" office:string-value="TR_NUMBER" table:formula="msoxl:=IF(Translation!B58=&quot;&quot;,&quot;&quot;,Translation!B58)" table:style-name="ce1">
            <text:p>TR_NUMBER</text:p>
          </table:table-cell>
          <table:table-cell office:value-type="string" office:string-value="&quot;Zahl&quot;" table:formula="msoxl:= IF(Translation!C58=&quot;&quot;,&quot;&quot;,CHAR(34) &amp; Translation!D58 &amp; CHAR(34))" table:style-name="ce1">
            <text:p>"Zahl"</text:p>
          </table:table-cell>
          <table:table-cell table:number-columns-repeated="16381"/>
        </table:table-row>
        <table:table-row table:style-name="ro3">
          <table:table-cell office:value-type="string" office:string-value="#define" table:formula="msoxl:=IF(C59=&quot;&quot;,&quot;&quot;,&quot;#define&quot;)" table:style-name="ce1">
            <text:p>#define</text:p>
          </table:table-cell>
          <table:table-cell office:value-type="string" office:string-value="TR_NUMBER_OR_VARIABLE_EXPECTED_BUT_THERE_IS_NONE" table:formula="msoxl:=IF(Translation!B59=&quot;&quot;,&quot;&quot;,Translation!B59)" table:style-name="ce1">
            <text:p>TR_NUMBER_OR_VARIABLE_EXPECTED_BUT_THERE_IS_NONE</text:p>
          </table:table-cell>
          <table:table-cell office:value-type="string" office:string-value="&quot;Zahl oder Variable erwartet, es befindet sich aber keine hier&quot;" table:formula="msoxl:= IF(Translation!C59=&quot;&quot;,&quot;&quot;,CHAR(34) &amp; Translation!D59 &amp; CHAR(34))" table:style-name="ce1">
            <text:p>"Zahl oder Variable erwartet, es befindet sich aber keine hier"</text:p>
          </table:table-cell>
          <table:table-cell table:number-columns-repeated="16381"/>
        </table:table-row>
        <table:table-row table:style-name="ro3">
          <table:table-cell office:value-type="string" office:string-value="#define" table:formula="msoxl:=IF(C60=&quot;&quot;,&quot;&quot;,&quot;#define&quot;)" table:style-name="ce1">
            <text:p>#define</text:p>
          </table:table-cell>
          <table:table-cell office:value-type="string" office:string-value="TR_OK" table:formula="msoxl:=IF(Translation!B60=&quot;&quot;,&quot;&quot;,Translation!B60)" table:style-name="ce1">
            <text:p>TR_OK</text:p>
          </table:table-cell>
          <table:table-cell office:value-type="string" office:string-value="&quot;OK&quot;" table:formula="msoxl:= IF(Translation!C60=&quot;&quot;,&quot;&quot;,CHAR(34) &amp; Translation!D60 &amp; CHAR(34))" table:style-name="ce1">
            <text:p>"OK"</text:p>
          </table:table-cell>
          <table:table-cell table:number-columns-repeated="16381"/>
        </table:table-row>
        <table:table-row table:style-name="ro3">
          <table:table-cell office:value-type="string" office:string-value="#define" table:formula="msoxl:=IF(C61=&quot;&quot;,&quot;&quot;,&quot;#define&quot;)" table:style-name="ce1">
            <text:p>#define</text:p>
          </table:table-cell>
          <table:table-cell office:value-type="string" office:string-value="TR_OPEN" table:formula="msoxl:=IF(Translation!B61=&quot;&quot;,&quot;&quot;,Translation!B61)" table:style-name="ce1">
            <text:p>TR_OPEN</text:p>
          </table:table-cell>
          <table:table-cell office:value-type="string" office:string-value="&quot;Öffnen&quot;" table:formula="msoxl:= IF(Translation!C61=&quot;&quot;,&quot;&quot;,CHAR(34) &amp; Translation!D61 &amp; CHAR(34))" table:style-name="ce1">
            <text:p>"Öffnen"</text:p>
          </table:table-cell>
          <table:table-cell table:number-columns-repeated="16381"/>
        </table:table-row>
        <table:table-row table:style-name="ro3">
          <table:table-cell office:value-type="string" office:string-value="#define" table:formula="msoxl:=IF(C62=&quot;&quot;,&quot;&quot;,&quot;#define&quot;)" table:style-name="ce1">
            <text:p>#define</text:p>
          </table:table-cell>
          <table:table-cell office:value-type="string" office:string-value="TR_OPEN_BRACKET_WITHOUT_FURTHER_INSTRUCTIONS" table:formula="msoxl:=IF(Translation!B62=&quot;&quot;,&quot;&quot;,Translation!B62)" table:style-name="ce1">
            <text:p>TR_OPEN_BRACKET_WITHOUT_FURTHER_INSTRUCTIONS</text:p>
          </table:table-cell>
          <table:table-cell office:value-type="string" office:string-value="&quot;Öffnende Klammer ohne weitere Rechenanweisungen&quot;" table:formula="msoxl:= IF(Translation!C62=&quot;&quot;,&quot;&quot;,CHAR(34) &amp; Translation!D62 &amp; CHAR(34))" table:style-name="ce1">
            <text:p>"Öffnende Klammer ohne weitere Rechenanweisungen"</text:p>
          </table:table-cell>
          <table:table-cell table:number-columns-repeated="16381"/>
        </table:table-row>
        <table:table-row table:style-name="ro3">
          <table:table-cell office:value-type="string" office:string-value="#define" table:formula="msoxl:=IF(C63=&quot;&quot;,&quot;&quot;,&quot;#define&quot;)" table:style-name="ce1">
            <text:p>#define</text:p>
          </table:table-cell>
          <table:table-cell office:value-type="string" office:string-value="TR_PARSE_ERROR" table:formula="msoxl:=IF(Translation!B63=&quot;&quot;,&quot;&quot;,Translation!B63)" table:style-name="ce1">
            <text:p>TR_PARSE_ERROR</text:p>
          </table:table-cell>
          <table:table-cell office:value-type="string" office:string-value="&quot;Parserfehler&quot;" table:formula="msoxl:= IF(Translation!C63=&quot;&quot;,&quot;&quot;,CHAR(34) &amp; Translation!D63 &amp; CHAR(34))" table:style-name="ce1">
            <text:p>"Parserfehler"</text:p>
          </table:table-cell>
          <table:table-cell table:number-columns-repeated="16381"/>
        </table:table-row>
        <table:table-row table:style-name="ro3">
          <table:table-cell office:value-type="string" office:string-value="#define" table:formula="msoxl:=IF(C64=&quot;&quot;,&quot;&quot;,&quot;#define&quot;)" table:style-name="ce1">
            <text:p>#define</text:p>
          </table:table-cell>
          <table:table-cell office:value-type="string" office:string-value="TR_PORT" table:formula="msoxl:=IF(Translation!B64=&quot;&quot;,&quot;&quot;,Translation!B64)" table:style-name="ce1">
            <text:p>TR_PORT</text:p>
          </table:table-cell>
          <table:table-cell office:value-type="string" office:string-value="&quot;Port&quot;" table:formula="msoxl:= IF(Translation!C64=&quot;&quot;,&quot;&quot;,CHAR(34) &amp; Translation!D64 &amp; CHAR(34))" table:style-name="ce1">
            <text:p>"Port"</text:p>
          </table:table-cell>
          <table:table-cell table:number-columns-repeated="16381"/>
        </table:table-row>
        <table:table-row table:style-name="ro3">
          <table:table-cell office:value-type="string" office:string-value="#define" table:formula="msoxl:=IF(C65=&quot;&quot;,&quot;&quot;,&quot;#define&quot;)" table:style-name="ce1">
            <text:p>#define</text:p>
          </table:table-cell>
          <table:table-cell office:value-type="string" office:string-value="TR_PRINT" table:formula="msoxl:=IF(Translation!B65=&quot;&quot;,&quot;&quot;,Translation!B65)" table:style-name="ce1">
            <text:p>TR_PRINT</text:p>
          </table:table-cell>
          <table:table-cell office:value-type="string" office:string-value="&quot;Ausgabe&quot;" table:formula="msoxl:= IF(Translation!C65=&quot;&quot;,&quot;&quot;,CHAR(34) &amp; Translation!D65 &amp; CHAR(34))" table:style-name="ce1">
            <text:p>"Ausgabe"</text:p>
          </table:table-cell>
          <table:table-cell table:number-columns-repeated="16381"/>
        </table:table-row>
        <table:table-row table:style-name="ro3">
          <table:table-cell office:value-type="string" office:string-value="#define" table:formula="msoxl:=IF(C66=&quot;&quot;,&quot;&quot;,&quot;#define&quot;)" table:style-name="ce1">
            <text:p>#define</text:p>
          </table:table-cell>
          <table:table-cell office:value-type="string" office:string-value="TR_PROGRAM_SETTINGS" table:formula="msoxl:=IF(Translation!B66=&quot;&quot;,&quot;&quot;,Translation!B66)" table:style-name="ce1">
            <text:p>TR_PROGRAM_SETTINGS</text:p>
          </table:table-cell>
          <table:table-cell office:value-type="string" office:string-value="&quot;Einstellungen&quot;" table:formula="msoxl:= IF(Translation!C66=&quot;&quot;,&quot;&quot;,CHAR(34) &amp; Translation!D66 &amp; CHAR(34))" table:style-name="ce1">
            <text:p>"Einstellungen"</text:p>
          </table:table-cell>
          <table:table-cell table:number-columns-repeated="16381"/>
        </table:table-row>
        <table:table-row table:style-name="ro3">
          <table:table-cell office:value-type="string" office:string-value="#define" table:formula="msoxl:=IF(C67=&quot;&quot;,&quot;&quot;,&quot;#define&quot;)" table:style-name="ce1">
            <text:p>#define</text:p>
          </table:table-cell>
          <table:table-cell office:value-type="string" office:string-value="TR_EDIT_ALIASES" table:formula="msoxl:=IF(Translation!B67=&quot;&quot;,&quot;&quot;,Translation!B67)" table:style-name="ce1">
            <text:p>TR_EDIT_ALIASES</text:p>
          </table:table-cell>
          <table:table-cell office:value-type="string" office:string-value="&quot;Variablen&quot;" table:formula="msoxl:= IF(Translation!C67=&quot;&quot;,&quot;&quot;,CHAR(34) &amp; Translation!D67 &amp; CHAR(34))" table:style-name="ce1">
            <text:p>"Variablen"</text:p>
          </table:table-cell>
          <table:table-cell table:number-columns-repeated="16381"/>
        </table:table-row>
        <table:table-row table:style-name="ro3">
          <table:table-cell office:value-type="string" office:string-value="#define" table:formula="msoxl:=IF(C68=&quot;&quot;,&quot;&quot;,&quot;#define&quot;)" table:style-name="ce1">
            <text:p>#define</text:p>
          </table:table-cell>
          <table:table-cell office:value-type="string" office:string-value="TR_PULSES" table:formula="msoxl:=IF(Translation!B68=&quot;&quot;,&quot;&quot;,Translation!B68)" table:style-name="ce1">
            <text:p>TR_PULSES</text:p>
          </table:table-cell>
          <table:table-cell office:value-type="string" office:string-value="&quot;Periodenlänge&quot;" table:formula="msoxl:= IF(Translation!C68=&quot;&quot;,&quot;&quot;,CHAR(34) &amp; Translation!D68 &amp; CHAR(34))" table:style-name="ce1">
            <text:p>"Periodenlänge"</text:p>
          </table:table-cell>
          <table:table-cell table:number-columns-repeated="16381"/>
        </table:table-row>
        <table:table-row table:style-name="ro3">
          <table:table-cell office:value-type="string" office:string-value="#define" table:formula="msoxl:=IF(C69=&quot;&quot;,&quot;&quot;,&quot;#define&quot;)" table:style-name="ce1">
            <text:p>#define</text:p>
          </table:table-cell>
          <table:table-cell office:value-type="string" office:string-value="TR_RANDOM_NUMBER" table:formula="msoxl:=IF(Translation!B69=&quot;&quot;,&quot;&quot;,Translation!B69)" table:style-name="ce1">
            <text:p>TR_RANDOM_NUMBER</text:p>
          </table:table-cell>
          <table:table-cell office:value-type="string" office:string-value="&quot;Zufallszahl&quot;" table:formula="msoxl:= IF(Translation!C69=&quot;&quot;,&quot;&quot;,CHAR(34) &amp; Translation!D69 &amp; CHAR(34))" table:style-name="ce1">
            <text:p>"Zufallszahl"</text:p>
          </table:table-cell>
          <table:table-cell table:number-columns-repeated="16381"/>
        </table:table-row>
        <table:table-row table:style-name="ro3">
          <table:table-cell office:value-type="string" office:string-value="#define" table:formula="msoxl:=IF(C70=&quot;&quot;,&quot;&quot;,&quot;#define&quot;)" table:style-name="ce1">
            <text:p>#define</text:p>
          </table:table-cell>
          <table:table-cell office:value-type="string" office:string-value="TR_READ_KEY" table:formula="msoxl:=IF(Translation!B70=&quot;&quot;,&quot;&quot;,Translation!B70)" table:style-name="ce1">
            <text:p>TR_READ_KEY</text:p>
          </table:table-cell>
          <table:table-cell office:value-type="string" office:string-value="&quot;Lese Eingabe&quot;" table:formula="msoxl:= IF(Translation!C70=&quot;&quot;,&quot;&quot;,CHAR(34) &amp; Translation!D70 &amp; CHAR(34))" table:style-name="ce1">
            <text:p>"Lese Eingabe"</text:p>
          </table:table-cell>
          <table:table-cell table:number-columns-repeated="16381"/>
        </table:table-row>
        <table:table-row table:style-name="ro3">
          <table:table-cell office:value-type="string" office:string-value="#define" table:formula="msoxl:=IF(C71=&quot;&quot;,&quot;&quot;,&quot;#define&quot;)" table:style-name="ce1">
            <text:p>#define</text:p>
          </table:table-cell>
          <table:table-cell office:value-type="string" office:string-value="TR_READ_MEMORY" table:formula="msoxl:=IF(Translation!B71=&quot;&quot;,&quot;&quot;,Translation!B71)" table:style-name="ce1">
            <text:p>TR_READ_MEMORY</text:p>
          </table:table-cell>
          <table:table-cell office:value-type="string" office:string-value="&quot;Lese Speicher&quot;" table:formula="msoxl:= IF(Translation!C71=&quot;&quot;,&quot;&quot;,CHAR(34) &amp; Translation!D71 &amp; CHAR(34))" table:style-name="ce1">
            <text:p>"Lese Speicher"</text:p>
          </table:table-cell>
          <table:table-cell table:number-columns-repeated="16381"/>
        </table:table-row>
        <table:table-row table:style-name="ro3">
          <table:table-cell office:value-type="string" office:string-value="#define" table:formula="msoxl:=IF(C72=&quot;&quot;,&quot;&quot;,&quot;#define&quot;)" table:style-name="ce1">
            <text:p>#define</text:p>
          </table:table-cell>
          <table:table-cell office:value-type="string" office:string-value="TR_RESET_BIT" table:formula="msoxl:=IF(Translation!B72=&quot;&quot;,&quot;&quot;,Translation!B72)" table:style-name="ce1">
            <text:p>TR_RESET_BIT</text:p>
          </table:table-cell>
          <table:table-cell office:value-type="string" office:string-value="&quot;Bit loeschen&quot;" table:formula="msoxl:= IF(Translation!C72=&quot;&quot;,&quot;&quot;,CHAR(34) &amp; Translation!D72 &amp; CHAR(34))" table:style-name="ce1">
            <text:p>"Bit loeschen"</text:p>
          </table:table-cell>
          <table:table-cell table:number-columns-repeated="16381"/>
        </table:table-row>
        <table:table-row table:style-name="ro3">
          <table:table-cell office:value-type="string" office:string-value="#define" table:formula="msoxl:=IF(C73=&quot;&quot;,&quot;&quot;,&quot;#define&quot;)" table:style-name="ce1">
            <text:p>#define</text:p>
          </table:table-cell>
          <table:table-cell office:value-type="string" office:string-value="TR_RESET_YOUR_CHIP_NOW" table:formula="msoxl:=IF(Translation!B73=&quot;&quot;,&quot;&quot;,Translation!B73)" table:style-name="ce1">
            <text:p>TR_RESET_YOUR_CHIP_NOW</text:p>
          </table:table-cell>
          <table:table-cell office:value-type="string" office:string-value="&quot;Starte das Board jetzt neu&quot;" table:formula="msoxl:= IF(Translation!C73=&quot;&quot;,&quot;&quot;,CHAR(34) &amp; Translation!D73 &amp; CHAR(34))" table:style-name="ce1">
            <text:p>"Starte das Board jetzt neu"</text:p>
          </table:table-cell>
          <table:table-cell table:number-columns-repeated="16381"/>
        </table:table-row>
        <table:table-row table:style-name="ro3">
          <table:table-cell office:value-type="string" office:string-value="#define" table:formula="msoxl:=IF(C74=&quot;&quot;,&quot;&quot;,&quot;#define&quot;)" table:style-name="ce1">
            <text:p>#define</text:p>
          </table:table-cell>
          <table:table-cell office:value-type="string" office:string-value="TR_RESULT" table:formula="msoxl:=IF(Translation!B74=&quot;&quot;,&quot;&quot;,Translation!B74)" table:style-name="ce1">
            <text:p>TR_RESULT</text:p>
          </table:table-cell>
          <table:table-cell office:value-type="string" office:string-value="&quot;Ergebnis&quot;" table:formula="msoxl:= IF(Translation!C74=&quot;&quot;,&quot;&quot;,CHAR(34) &amp; Translation!D74 &amp; CHAR(34))" table:style-name="ce1">
            <text:p>"Ergebnis"</text:p>
          </table:table-cell>
          <table:table-cell table:number-columns-repeated="16381"/>
        </table:table-row>
        <table:table-row table:style-name="ro3">
          <table:table-cell office:value-type="string" office:string-value="#define" table:formula="msoxl:=IF(C75=&quot;&quot;,&quot;&quot;,&quot;#define&quot;)" table:style-name="ce1">
            <text:p>#define</text:p>
          </table:table-cell>
          <table:table-cell office:value-type="string" office:string-value="TR_SAVE" table:formula="msoxl:=IF(Translation!B75=&quot;&quot;,&quot;&quot;,Translation!B75)" table:style-name="ce1">
            <text:p>TR_SAVE</text:p>
          </table:table-cell>
          <table:table-cell office:value-type="string" office:string-value="&quot;Speichern&quot;" table:formula="msoxl:= IF(Translation!C75=&quot;&quot;,&quot;&quot;,CHAR(34) &amp; Translation!D75 &amp; CHAR(34))" table:style-name="ce1">
            <text:p>"Speichern"</text:p>
          </table:table-cell>
          <table:table-cell table:number-columns-repeated="16381"/>
        </table:table-row>
        <table:table-row table:style-name="ro3">
          <table:table-cell office:value-type="string" office:string-value="#define" table:formula="msoxl:=IF(C76=&quot;&quot;,&quot;&quot;,&quot;#define&quot;)" table:style-name="ce1">
            <text:p>#define</text:p>
          </table:table-cell>
          <table:table-cell office:value-type="string" office:string-value="TR_SAVE_AS" table:formula="msoxl:=IF(Translation!B76=&quot;&quot;,&quot;&quot;,Translation!B76)" table:style-name="ce1">
            <text:p>TR_SAVE_AS</text:p>
          </table:table-cell>
          <table:table-cell office:value-type="string" office:string-value="&quot;Speichern unter&quot;" table:formula="msoxl:= IF(Translation!C76=&quot;&quot;,&quot;&quot;,CHAR(34) &amp; Translation!D76 &amp; CHAR(34))" table:style-name="ce1">
            <text:p>"Speichern unter"</text:p>
          </table:table-cell>
          <table:table-cell table:number-columns-repeated="16381"/>
        </table:table-row>
        <table:table-row table:style-name="ro3">
          <table:table-cell office:value-type="string" office:string-value="#define" table:formula="msoxl:=IF(C77=&quot;&quot;,&quot;&quot;,&quot;#define&quot;)" table:style-name="ce1">
            <text:p>#define</text:p>
          </table:table-cell>
          <table:table-cell office:value-type="string" office:string-value="TR_SERIAL_PORT" table:formula="msoxl:=IF(Translation!B77=&quot;&quot;,&quot;&quot;,Translation!B77)" table:style-name="ce1">
            <text:p>TR_SERIAL_PORT</text:p>
          </table:table-cell>
          <table:table-cell office:value-type="string" office:string-value="&quot;Serieller Port&quot;" table:formula="msoxl:= IF(Translation!C77=&quot;&quot;,&quot;&quot;,CHAR(34) &amp; Translation!D77 &amp; CHAR(34))" table:style-name="ce1">
            <text:p>"Serieller Port"</text:p>
          </table:table-cell>
          <table:table-cell table:number-columns-repeated="16381"/>
        </table:table-row>
        <table:table-row table:style-name="ro3">
          <table:table-cell office:value-type="string" office:string-value="#define" table:formula="msoxl:=IF(C78=&quot;&quot;,&quot;&quot;,&quot;#define&quot;)" table:style-name="ce1">
            <text:p>#define</text:p>
          </table:table-cell>
          <table:table-cell office:value-type="string" office:string-value="TR_SET_BIT" table:formula="msoxl:=IF(Translation!B78=&quot;&quot;,&quot;&quot;,Translation!B78)" table:style-name="ce1">
            <text:p>TR_SET_BIT</text:p>
          </table:table-cell>
          <table:table-cell office:value-type="string" office:string-value="&quot;Bit setzen&quot;" table:formula="msoxl:= IF(Translation!C78=&quot;&quot;,&quot;&quot;,CHAR(34) &amp; Translation!D78 &amp; CHAR(34))" table:style-name="ce1">
            <text:p>"Bit setzen"</text:p>
          </table:table-cell>
          <table:table-cell table:number-columns-repeated="16381"/>
        </table:table-row>
        <table:table-row table:style-name="ro3">
          <table:table-cell office:value-type="string" office:string-value="#define" table:formula="msoxl:=IF(C79=&quot;&quot;,&quot;&quot;,&quot;#define&quot;)" table:style-name="ce1">
            <text:p>#define</text:p>
          </table:table-cell>
          <table:table-cell office:value-type="string" office:string-value="TR_SOUND" table:formula="msoxl:=IF(Translation!B79=&quot;&quot;,&quot;&quot;,Translation!B79)" table:style-name="ce1">
            <text:p>TR_SOUND</text:p>
          </table:table-cell>
          <table:table-cell office:value-type="string" office:string-value="&quot;Ton&quot;" table:formula="msoxl:= IF(Translation!C79=&quot;&quot;,&quot;&quot;,CHAR(34) &amp; Translation!D79 &amp; CHAR(34))" table:style-name="ce1">
            <text:p>"Ton"</text:p>
          </table:table-cell>
          <table:table-cell table:number-columns-repeated="16381"/>
        </table:table-row>
        <table:table-row table:style-name="ro3">
          <table:table-cell office:value-type="string" office:string-value="#define" table:formula="msoxl:=IF(C80=&quot;&quot;,&quot;&quot;,&quot;#define&quot;)" table:style-name="ce1">
            <text:p>#define</text:p>
          </table:table-cell>
          <table:table-cell office:value-type="string" office:string-value="TR_START" table:formula="msoxl:=IF(Translation!B80=&quot;&quot;,&quot;&quot;,Translation!B80)" table:style-name="ce1">
            <text:p>TR_START</text:p>
          </table:table-cell>
          <table:table-cell office:value-type="string" office:string-value="&quot;Start&quot;" table:formula="msoxl:= IF(Translation!C80=&quot;&quot;,&quot;&quot;,CHAR(34) &amp; Translation!D80 &amp; CHAR(34))" table:style-name="ce1">
            <text:p>"Start"</text:p>
          </table:table-cell>
          <table:table-cell table:number-columns-repeated="16381"/>
        </table:table-row>
        <table:table-row table:style-name="ro3">
          <table:table-cell office:value-type="string" office:string-value="#define" table:formula="msoxl:=IF(C81=&quot;&quot;,&quot;&quot;,&quot;#define&quot;)" table:style-name="ce1">
            <text:p>#define</text:p>
          </table:table-cell>
          <table:table-cell office:value-type="string" office:string-value="TR_TEXT" table:formula="msoxl:=IF(Translation!B81=&quot;&quot;,&quot;&quot;,Translation!B81)" table:style-name="ce1">
            <text:p>TR_TEXT</text:p>
          </table:table-cell>
          <table:table-cell office:value-type="string" office:string-value="&quot;Text&quot;" table:formula="msoxl:= IF(Translation!C81=&quot;&quot;,&quot;&quot;,CHAR(34) &amp; Translation!D81 &amp; CHAR(34))" table:style-name="ce1">
            <text:p>"Text"</text:p>
          </table:table-cell>
          <table:table-cell table:number-columns-repeated="16381"/>
        </table:table-row>
        <table:table-row table:style-name="ro3">
          <table:table-cell office:value-type="string" office:string-value="#define" table:formula="msoxl:=IF(C82=&quot;&quot;,&quot;&quot;,&quot;#define&quot;)" table:style-name="ce1">
            <text:p>#define</text:p>
          </table:table-cell>
          <table:table-cell office:value-type="string" office:string-value="TR_TEXT_TAG_WITH_CHILDS" table:formula="msoxl:=IF(Translation!B82=&quot;&quot;,&quot;&quot;,Translation!B82)" table:style-name="ce1">
            <text:p>TR_TEXT_TAG_WITH_CHILDS</text:p>
          </table:table-cell>
          <table:table-cell office:value-type="string" office:string-value="&quot;Texttag mit Kindelementen&quot;" table:formula="msoxl:= IF(Translation!C82=&quot;&quot;,&quot;&quot;,CHAR(34) &amp; Translation!D82 &amp; CHAR(34))" table:style-name="ce1">
            <text:p>"Texttag mit Kindelementen"</text:p>
          </table:table-cell>
          <table:table-cell table:number-columns-repeated="16381"/>
        </table:table-row>
        <table:table-row table:style-name="ro3">
          <table:table-cell office:value-type="string" office:string-value="#define" table:formula="msoxl:=IF(C83=&quot;&quot;,&quot;&quot;,&quot;#define&quot;)" table:style-name="ce1">
            <text:p>#define</text:p>
          </table:table-cell>
          <table:table-cell office:value-type="string" office:string-value="TR_THIS_VARIABLE_DOES_NOT_EXISTS_HERE_HAVE_YOU_TYPED_IT_WRONG" table:formula="msoxl:=IF(Translation!B83=&quot;&quot;,&quot;&quot;,Translation!B83)" table:style-name="ce1">
            <text:p>TR_THIS_VARIABLE_DOES_NOT_EXISTS_HERE_HAVE_YOU_TYPED_IT_WRONG</text:p>
          </table:table-cell>
          <table:table-cell office:value-type="string" office:string-value="&quot;Diese Variable gibt es nicht! Hast du dich vielleicht vertippt?&quot;" table:formula="msoxl:= IF(Translation!C83=&quot;&quot;,&quot;&quot;,CHAR(34) &amp; Translation!D83 &amp; CHAR(34))" table:style-name="ce1">
            <text:p>"Diese Variable gibt es nicht! Hast du dich vielleicht vertippt?"</text:p>
          </table:table-cell>
          <table:table-cell table:number-columns-repeated="16381"/>
        </table:table-row>
        <table:table-row table:style-name="ro3">
          <table:table-cell office:value-type="string" office:string-value="#define" table:formula="msoxl:=IF(C84=&quot;&quot;,&quot;&quot;,&quot;#define&quot;)" table:style-name="ce1">
            <text:p>#define</text:p>
          </table:table-cell>
          <table:table-cell office:value-type="string" office:string-value="TR_TODO_THROW_ERROR_HERE_" table:formula="msoxl:=IF(Translation!B84=&quot;&quot;,&quot;&quot;,Translation!B84)" table:style-name="ce1">
            <text:p>TR_TODO_THROW_ERROR_HERE_</text:p>
          </table:table-cell>
          <table:table-cell office:value-type="string" office:string-value="&quot;!!!!! TODO !!!! Throw error!!!!&quot;" table:formula="msoxl:= IF(Translation!C84=&quot;&quot;,&quot;&quot;,CHAR(34) &amp; Translation!D84 &amp; CHAR(34))" table:style-name="ce1">
            <text:p>"!!!!! TODO !!!! Throw error!!!!"</text:p>
          </table:table-cell>
          <table:table-cell table:number-columns-repeated="16381"/>
        </table:table-row>
        <table:table-row table:style-name="ro3">
          <table:table-cell office:value-type="string" office:string-value="#define" table:formula="msoxl:=IF(C85=&quot;&quot;,&quot;&quot;,&quot;#define&quot;)" table:style-name="ce1">
            <text:p>#define</text:p>
          </table:table-cell>
          <table:table-cell office:value-type="string" office:string-value="TR_TRANSFER" table:formula="msoxl:=IF(Translation!B85=&quot;&quot;,&quot;&quot;,Translation!B85)" table:style-name="ce1">
            <text:p>TR_TRANSFER</text:p>
          </table:table-cell>
          <table:table-cell office:value-type="string" office:string-value="&quot;Übertragen&quot;" table:formula="msoxl:= IF(Translation!C85=&quot;&quot;,&quot;&quot;,CHAR(34) &amp; Translation!D85 &amp; CHAR(34))" table:style-name="ce1">
            <text:p>"Übertragen"</text:p>
          </table:table-cell>
          <table:table-cell table:number-columns-repeated="16381"/>
        </table:table-row>
        <table:table-row table:style-name="ro3">
          <table:table-cell office:value-type="string" office:string-value="#define" table:formula="msoxl:=IF(C86=&quot;&quot;,&quot;&quot;,&quot;#define&quot;)" table:style-name="ce1">
            <text:p>#define</text:p>
          </table:table-cell>
          <table:table-cell office:value-type="string" office:string-value="TR_VARIABLE" table:formula="msoxl:=IF(Translation!B86=&quot;&quot;,&quot;&quot;,Translation!B86)" table:style-name="ce1">
            <text:p>TR_VARIABLE</text:p>
          </table:table-cell>
          <table:table-cell office:value-type="string" office:string-value="&quot;Variable&quot;" table:formula="msoxl:= IF(Translation!C86=&quot;&quot;,&quot;&quot;,CHAR(34) &amp; Translation!D86 &amp; CHAR(34))" table:style-name="ce1">
            <text:p>"Variable"</text:p>
          </table:table-cell>
          <table:table-cell table:number-columns-repeated="16381"/>
        </table:table-row>
        <table:table-row table:style-name="ro3">
          <table:table-cell office:value-type="string" office:string-value="#define" table:formula="msoxl:=IF(C87=&quot;&quot;,&quot;&quot;,&quot;#define&quot;)" table:style-name="ce1">
            <text:p>#define</text:p>
          </table:table-cell>
          <table:table-cell office:value-type="string" office:string-value="TR_WAIT_FOR_KEY" table:formula="msoxl:=IF(Translation!B87=&quot;&quot;,&quot;&quot;,Translation!B87)" table:style-name="ce1">
            <text:p>TR_WAIT_FOR_KEY</text:p>
          </table:table-cell>
          <table:table-cell office:value-type="string" office:string-value="&quot;Warte auf Eingabe&quot;" table:formula="msoxl:= IF(Translation!C87=&quot;&quot;,&quot;&quot;,CHAR(34) &amp; Translation!D87 &amp; CHAR(34))" table:style-name="ce1">
            <text:p>"Warte auf Eingabe"</text:p>
          </table:table-cell>
          <table:table-cell table:number-columns-repeated="16381"/>
        </table:table-row>
        <table:table-row table:style-name="ro3">
          <table:table-cell office:value-type="string" office:string-value="#define" table:formula="msoxl:=IF(C88=&quot;&quot;,&quot;&quot;,&quot;#define&quot;)" table:style-name="ce1">
            <text:p>#define</text:p>
          </table:table-cell>
          <table:table-cell office:value-type="string" office:string-value="TR_WAIT_MICROSECONDS" table:formula="msoxl:=IF(Translation!B88=&quot;&quot;,&quot;&quot;,Translation!B88)" table:style-name="ce1">
            <text:p>TR_WAIT_MICROSECONDS</text:p>
          </table:table-cell>
          <table:table-cell office:value-type="string" office:string-value="&quot;Warte Mikrosekunden&quot;" table:formula="msoxl:= IF(Translation!C88=&quot;&quot;,&quot;&quot;,CHAR(34) &amp; Translation!D88 &amp; CHAR(34))" table:style-name="ce1">
            <text:p>"Warte Mikrosekunden"</text:p>
          </table:table-cell>
          <table:table-cell table:number-columns-repeated="16381"/>
        </table:table-row>
        <table:table-row table:style-name="ro3">
          <table:table-cell office:value-type="string" office:string-value="#define" table:formula="msoxl:=IF(C89=&quot;&quot;,&quot;&quot;,&quot;#define&quot;)" table:style-name="ce1">
            <text:p>#define</text:p>
          </table:table-cell>
          <table:table-cell office:value-type="string" office:string-value="TR_WAIT_MILLISECONDS" table:formula="msoxl:=IF(Translation!B89=&quot;&quot;,&quot;&quot;,Translation!B89)" table:style-name="ce1">
            <text:p>TR_WAIT_MILLISECONDS</text:p>
          </table:table-cell>
          <table:table-cell office:value-type="string" office:string-value="&quot;Warte Millisekunden&quot;" table:formula="msoxl:= IF(Translation!C89=&quot;&quot;,&quot;&quot;,CHAR(34) &amp; Translation!D89 &amp; CHAR(34))" table:style-name="ce1">
            <text:p>"Warte Millisekunden"</text:p>
          </table:table-cell>
          <table:table-cell table:number-columns-repeated="16381"/>
        </table:table-row>
        <table:table-row table:style-name="ro3">
          <table:table-cell office:value-type="string" office:string-value="#define" table:formula="msoxl:=IF(C90=&quot;&quot;,&quot;&quot;,&quot;#define&quot;)" table:style-name="ce1">
            <text:p>#define</text:p>
          </table:table-cell>
          <table:table-cell office:value-type="string" office:string-value="TR_WAIT_SECONDS" table:formula="msoxl:=IF(Translation!B90=&quot;&quot;,&quot;&quot;,Translation!B90)" table:style-name="ce1">
            <text:p>TR_WAIT_SECONDS</text:p>
          </table:table-cell>
          <table:table-cell office:value-type="string" office:string-value="&quot;Warte Sekunden&quot;" table:formula="msoxl:= IF(Translation!C90=&quot;&quot;,&quot;&quot;,CHAR(34) &amp; Translation!D90 &amp; CHAR(34))" table:style-name="ce1">
            <text:p>"Warte Sekunden"</text:p>
          </table:table-cell>
          <table:table-cell table:number-columns-repeated="16381"/>
        </table:table-row>
        <table:table-row table:style-name="ro3">
          <table:table-cell office:value-type="string" office:string-value="#define" table:formula="msoxl:=IF(C91=&quot;&quot;,&quot;&quot;,&quot;#define&quot;)" table:style-name="ce1">
            <text:p>#define</text:p>
          </table:table-cell>
          <table:table-cell office:value-type="string" office:string-value="TR_WAIT_TIME" table:formula="msoxl:=IF(Translation!B91=&quot;&quot;,&quot;&quot;,Translation!B91)" table:style-name="ce1">
            <text:p>TR_WAIT_TIME</text:p>
          </table:table-cell>
          <table:table-cell office:value-type="string" office:string-value="&quot;Wartezeit&quot;" table:formula="msoxl:= IF(Translation!C91=&quot;&quot;,&quot;&quot;,CHAR(34) &amp; Translation!D91 &amp; CHAR(34))" table:style-name="ce1">
            <text:p>"Wartezeit"</text:p>
          </table:table-cell>
          <table:table-cell table:number-columns-repeated="16381"/>
        </table:table-row>
        <table:table-row table:style-name="ro3">
          <table:table-cell office:value-type="string" office:string-value="#define" table:formula="msoxl:=IF(C92=&quot;&quot;,&quot;&quot;,&quot;#define&quot;)" table:style-name="ce1">
            <text:p>#define</text:p>
          </table:table-cell>
          <table:table-cell office:value-type="string" office:string-value="TR_WELL_I_WANTED_TO_REMOVE_A_NODE_THAT_ALREADY_HAS_BEEN_DELETED" table:formula="msoxl:=IF(Translation!B92=&quot;&quot;,&quot;&quot;,Translation!B92)" table:style-name="ce1">
            <text:p>TR_WELL_I_WANTED_TO_REMOVE_A_NODE_THAT_ALREADY_HAS_BEEN_DELETED</text:p>
          </table:table-cell>
          <table:table-cell office:value-type="string" office:string-value="&quot;&quot;" table:formula="msoxl:= IF(Translation!C92=&quot;&quot;,&quot;&quot;,CHAR(34) &amp; Translation!D92 &amp; CHAR(34))" table:style-name="ce1">
            <text:p>""</text:p>
          </table:table-cell>
          <table:table-cell table:number-columns-repeated="16381"/>
        </table:table-row>
        <table:table-row table:style-name="ro3">
          <table:table-cell office:value-type="string" office:string-value="#define" table:formula="msoxl:=IF(C93=&quot;&quot;,&quot;&quot;,&quot;#define&quot;)" table:style-name="ce1">
            <text:p>#define</text:p>
          </table:table-cell>
          <table:table-cell office:value-type="string" office:string-value="TR_WRITE_MEMORY" table:formula="msoxl:=IF(Translation!B93=&quot;&quot;,&quot;&quot;,Translation!B93)" table:style-name="ce1">
            <text:p>TR_WRITE_MEMORY</text:p>
          </table:table-cell>
          <table:table-cell office:value-type="string" office:string-value="&quot;Schreibe Speicher&quot;" table:formula="msoxl:= IF(Translation!C93=&quot;&quot;,&quot;&quot;,CHAR(34) &amp; Translation!D93 &amp; CHAR(34))" table:style-name="ce1">
            <text:p>"Schreibe Speicher"</text:p>
          </table:table-cell>
          <table:table-cell table:number-columns-repeated="16381"/>
        </table:table-row>
        <table:table-row table:style-name="ro3">
          <table:table-cell office:value-type="string" office:string-value="#define" table:formula="msoxl:=IF(C94=&quot;&quot;,&quot;&quot;,&quot;#define&quot;)" table:style-name="ce1">
            <text:p>#define</text:p>
          </table:table-cell>
          <table:table-cell office:value-type="string" office:string-value="TR_WRONG_DATA" table:formula="msoxl:=IF(Translation!B94=&quot;&quot;,&quot;&quot;,Translation!B94)" table:style-name="ce1">
            <text:p>TR_WRONG_DATA</text:p>
          </table:table-cell>
          <table:table-cell office:value-type="string" office:string-value="&quot;Falsche Angabe&quot;" table:formula="msoxl:= IF(Translation!C94=&quot;&quot;,&quot;&quot;,CHAR(34) &amp; Translation!D94 &amp; CHAR(34))" table:style-name="ce1">
            <text:p>"Falsche Angabe"</text:p>
          </table:table-cell>
          <table:table-cell table:number-columns-repeated="16381"/>
        </table:table-row>
        <table:table-row table:style-name="ro3">
          <table:table-cell office:value-type="string" office:string-value="#define" table:formula="msoxl:=IF(C95=&quot;&quot;,&quot;&quot;,&quot;#define&quot;)" table:style-name="ce1">
            <text:p>#define</text:p>
          </table:table-cell>
          <table:table-cell office:value-type="string" office:string-value="TR_WRONG_OR_MISSING_OPERATOR" table:formula="msoxl:=IF(Translation!B95=&quot;&quot;,&quot;&quot;,Translation!B95)" table:style-name="ce1">
            <text:p>TR_WRONG_OR_MISSING_OPERATOR</text:p>
          </table:table-cell>
          <table:table-cell office:value-type="string" office:string-value="&quot;Fehlendes oder falsches Rechenzeichen&quot;" table:formula="msoxl:= IF(Translation!C95=&quot;&quot;,&quot;&quot;,CHAR(34) &amp; Translation!D95 &amp; CHAR(34))" table:style-name="ce1">
            <text:p>"Fehlendes oder falsches Rechenzeichen"</text:p>
          </table:table-cell>
          <table:table-cell table:number-columns-repeated="16381"/>
        </table:table-row>
        <table:table-row table:style-name="ro3">
          <table:table-cell office:value-type="string" office:string-value="#define" table:formula="msoxl:=IF(C96=&quot;&quot;,&quot;&quot;,&quot;#define&quot;)" table:style-name="ce1">
            <text:p>#define</text:p>
          </table:table-cell>
          <table:table-cell office:value-type="string" office:string-value="TR_XML_PARSERCREATE_ERROR" table:formula="msoxl:=IF(Translation!B96=&quot;&quot;,&quot;&quot;,Translation!B96)" table:style-name="ce1">
            <text:p>TR_XML_PARSERCREATE_ERROR</text:p>
          </table:table-cell>
          <table:table-cell office:value-type="string" office:string-value="&quot;Fehelr des XML-Parsers&quot;" table:formula="msoxl:= IF(Translation!C96=&quot;&quot;,&quot;&quot;,CHAR(34) &amp; Translation!D96 &amp; CHAR(34))" table:style-name="ce1">
            <text:p>"Fehelr des XML-Parsers"</text:p>
          </table:table-cell>
          <table:table-cell table:number-columns-repeated="16381"/>
        </table:table-row>
        <table:table-row table:style-name="ro3">
          <table:table-cell office:value-type="string" office:string-value="#define" table:formula="msoxl:=IF(C97=&quot;&quot;,&quot;&quot;,&quot;#define&quot;)" table:style-name="ce1">
            <text:p>#define</text:p>
          </table:table-cell>
          <table:table-cell office:value-type="string" office:string-value="TR_YES" table:formula="msoxl:=IF(Translation!B97=&quot;&quot;,&quot;&quot;,Translation!B97)" table:style-name="ce1">
            <text:p>TR_YES</text:p>
          </table:table-cell>
          <table:table-cell office:value-type="string" office:string-value="&quot;Ja&quot;" table:formula="msoxl:= IF(Translation!C97=&quot;&quot;,&quot;&quot;,CHAR(34) &amp; Translation!D97 &amp; CHAR(34))" table:style-name="ce1">
            <text:p>"Ja"</text:p>
          </table:table-cell>
          <table:table-cell table:number-columns-repeated="16381"/>
        </table:table-row>
        <table:table-row table:style-name="ro3">
          <table:table-cell office:value-type="string" office:string-value="#define" table:formula="msoxl:=IF(C98=&quot;&quot;,&quot;&quot;,&quot;#define&quot;)" table:style-name="ce1">
            <text:p>#define</text:p>
          </table:table-cell>
          <table:table-cell office:value-type="string" office:string-value="TR_YOU_ENTERED_A_NUMBER_BUT_THIS_NUMBER_IS_TO_BIG_OR_NEGATIVE_THIS_IS_NOW_ALLOWED_HERE" table:formula="msoxl:=IF(Translation!B98=&quot;&quot;,&quot;&quot;,Translation!B98)" table:style-name="ce1">
            <text:p>TR_YOU_ENTERED_A_NUMBER_BUT_THIS_NUMBER_IS_TO_BIG_OR_NEGATIVE_THIS_IS_NOW_ALLOWED_HERE</text:p>
          </table:table-cell>
          <table:table-cell office:value-type="string" office:string-value="&quot;Du hast eine Zahl angegeben, diese ist aber zu groß bzw. negativ, was hier nicht sein darf.&quot;" table:formula="msoxl:= IF(Translation!C98=&quot;&quot;,&quot;&quot;,CHAR(34) &amp; Translation!D98 &amp; CHAR(34))" table:style-name="ce1">
            <text:p>"Du hast eine Zahl angegeben, diese ist aber zu groß bzw. negativ, was hier nicht sein darf."</text:p>
          </table:table-cell>
          <table:table-cell table:number-columns-repeated="16381"/>
        </table:table-row>
        <table:table-row table:style-name="ro3">
          <table:table-cell office:value-type="string" office:string-value="#define" table:formula="msoxl:=IF(C99=&quot;&quot;,&quot;&quot;,&quot;#define&quot;)" table:style-name="ce1">
            <text:p>#define</text:p>
          </table:table-cell>
          <table:table-cell office:value-type="string" office:string-value="TR_YOU_ENTERED_A_NUMBER_BUT_YOU_MAY_NOT_ENTER_A_NUMBER_HERE" table:formula="msoxl:=IF(Translation!B99=&quot;&quot;,&quot;&quot;,Translation!B99)" table:style-name="ce1">
            <text:p>TR_YOU_ENTERED_A_NUMBER_BUT_YOU_MAY_NOT_ENTER_A_NUMBER_HERE</text:p>
          </table:table-cell>
          <table:table-cell office:value-type="string" office:string-value="&quot;Du hast eine Zahl angegeben, aber hier darf keie Zahl angegeben werden.&quot;" table:formula="msoxl:= IF(Translation!C99=&quot;&quot;,&quot;&quot;,CHAR(34) &amp; Translation!D99 &amp; CHAR(34))" table:style-name="ce1">
            <text:p>"Du hast eine Zahl angegeben, aber hier darf keie Zahl angegeben werden."</text:p>
          </table:table-cell>
          <table:table-cell table:number-columns-repeated="16381"/>
        </table:table-row>
        <table:table-row table:style-name="ro3">
          <table:table-cell office:value-type="string" office:string-value="#define" table:formula="msoxl:=IF(C100=&quot;&quot;,&quot;&quot;,&quot;#define&quot;)" table:style-name="ce1">
            <text:p>#define</text:p>
          </table:table-cell>
          <table:table-cell office:value-type="string" office:string-value="TR_YOU_HAVE_ENTERED_AN_INVALID_NUMBER" table:formula="msoxl:=IF(Translation!B100=&quot;&quot;,&quot;&quot;,Translation!B100)" table:style-name="ce1">
            <text:p>TR_YOU_HAVE_ENTERED_AN_INVALID_NUMBER</text:p>
          </table:table-cell>
          <table:table-cell office:value-type="string" office:string-value="&quot;Es wurde keine gültige Zahl eingegeben&quot;" table:formula="msoxl:= IF(Translation!C100=&quot;&quot;,&quot;&quot;,CHAR(34) &amp; Translation!D100 &amp; CHAR(34))" table:style-name="ce1">
            <text:p>"Es wurde keine gültige Zahl eingegeben"</text:p>
          </table:table-cell>
          <table:table-cell table:number-columns-repeated="16381"/>
        </table:table-row>
        <table:table-row table:style-name="ro3">
          <table:table-cell office:value-type="string" office:string-value="#define" table:formula="msoxl:=IF(C101=&quot;&quot;,&quot;&quot;,&quot;#define&quot;)" table:style-name="ce1">
            <text:p>#define</text:p>
          </table:table-cell>
          <table:table-cell office:value-type="string" office:string-value="TR_YOU_OPENED_A_BRACKET_BUT_NEVER_CLOSED_IT" table:formula="msoxl:=IF(Translation!B101=&quot;&quot;,&quot;&quot;,Translation!B101)" table:style-name="ce1">
            <text:p>TR_YOU_OPENED_A_BRACKET_BUT_NEVER_CLOSED_IT</text:p>
          </table:table-cell>
          <table:table-cell office:value-type="string" office:string-value="&quot;Klammer wurde geöffnet, aber nie geschlossen&quot;" table:formula="msoxl:= IF(Translation!C101=&quot;&quot;,&quot;&quot;,CHAR(34) &amp; Translation!D101 &amp; CHAR(34))" table:style-name="ce1">
            <text:p>"Klammer wurde geöffnet, aber nie geschlossen"</text:p>
          </table:table-cell>
          <table:table-cell table:number-columns-repeated="16381"/>
        </table:table-row>
        <table:table-row table:style-name="ro3">
          <table:table-cell office:value-type="string" office:string-value="#define" table:formula="msoxl:=IF(C102=&quot;&quot;,&quot;&quot;,&quot;#define&quot;)" table:style-name="ce1">
            <text:p>#define</text:p>
          </table:table-cell>
          <table:table-cell office:value-type="string" office:string-value="TR_YOU_STARTED_A_STRING_WITH_AN_QUOTATION_MARK_BUT_YOU_MAY_NOT_DO_THIS_HERE" table:formula="msoxl:=IF(Translation!B102=&quot;&quot;,&quot;&quot;,Translation!B102)" table:style-name="ce1">
            <text:p>TR_YOU_STARTED_A_STRING_WITH_AN_QUOTATION_MARK_BUT_YOU_MAY_NOT_DO_THIS_HERE</text:p>
          </table:table-cell>
          <table:table-cell office:value-type="string" office:string-value="&quot;Du hast mit dem Anführungszeichen eine Zeichenkette begonnen, diese kann hier aber nicht verwendet werden&quot;" table:formula="msoxl:= IF(Translation!C102=&quot;&quot;,&quot;&quot;,CHAR(34) &amp; Translation!D102 &amp; CHAR(34))" table:style-name="ce1">
            <text:p>"Du hast mit dem Anführungszeichen eine Zeichenkette begonnen, diese kann hier aber nicht verwendet werden"</text:p>
          </table:table-cell>
          <table:table-cell table:number-columns-repeated="16381"/>
        </table:table-row>
        <table:table-row table:style-name="ro3">
          <table:table-cell office:value-type="string" office:string-value="#define" table:formula="msoxl:=IF(C103=&quot;&quot;,&quot;&quot;,&quot;#define&quot;)" table:style-name="ce1">
            <text:p>#define</text:p>
          </table:table-cell>
          <table:table-cell office:value-type="string" office:string-value="TR_UNSAVED" table:formula="msoxl:=IF(Translation!B103=&quot;&quot;,&quot;&quot;,Translation!B103)" table:style-name="ce1">
            <text:p>TR_UNSAVED</text:p>
          </table:table-cell>
          <table:table-cell office:value-type="string" office:string-value="&quot;Nicht gespeichert&quot;" table:formula="msoxl:= IF(Translation!C103=&quot;&quot;,&quot;&quot;,CHAR(34) &amp; Translation!D103 &amp; CHAR(34))" table:style-name="ce1">
            <text:p>"Nicht gespeichert"</text:p>
          </table:table-cell>
          <table:table-cell table:number-columns-repeated="16381"/>
        </table:table-row>
        <table:table-row table:style-name="ro3">
          <table:table-cell office:value-type="string" office:string-value="#define" table:formula="msoxl:=IF(C104=&quot;&quot;,&quot;&quot;,&quot;#define&quot;)" table:style-name="ce1">
            <text:p>#define</text:p>
          </table:table-cell>
          <table:table-cell office:value-type="string" office:string-value="TR_YES_SIDE_NOT_CONNECTED_WITH_A_BLOCK" table:formula="msoxl:=IF(Translation!B104=&quot;&quot;,&quot;&quot;,Translation!B104)" table:style-name="ce1">
            <text:p>TR_YES_SIDE_NOT_CONNECTED_WITH_A_BLOCK</text:p>
          </table:table-cell>
          <table:table-cell office:value-type="string" office:string-value="&quot;Ja-Seite ist nicht mit einem Block verbunden&quot;" table:formula="msoxl:= IF(Translation!C104=&quot;&quot;,&quot;&quot;,CHAR(34) &amp; Translation!D104 &amp; CHAR(34))" table:style-name="ce1">
            <text:p>"Ja-Seite ist nicht mit einem Block verbunden"</text:p>
          </table:table-cell>
          <table:table-cell table:number-columns-repeated="16381"/>
        </table:table-row>
        <table:table-row table:style-name="ro3">
          <table:table-cell office:value-type="string" office:string-value="#define" table:formula="msoxl:=IF(C105=&quot;&quot;,&quot;&quot;,&quot;#define&quot;)" table:style-name="ce1">
            <text:p>#define</text:p>
          </table:table-cell>
          <table:table-cell office:value-type="string" office:string-value="TR_NO_SIDE_NOT_CONNECTED_WITH_A_BLOCK" table:formula="msoxl:=IF(Translation!B105=&quot;&quot;,&quot;&quot;,Translation!B105)" table:style-name="ce1">
            <text:p>TR_NO_SIDE_NOT_CONNECTED_WITH_A_BLOCK</text:p>
          </table:table-cell>
          <table:table-cell office:value-type="string" office:string-value="&quot;Nein-Seite ist nicht mit einem Block verbunden&quot;" table:formula="msoxl:= IF(Translation!C105=&quot;&quot;,&quot;&quot;,CHAR(34) &amp; Translation!D105 &amp; CHAR(34))" table:style-name="ce1">
            <text:p>"Nein-Seite ist nicht mit einem Block verbunden"</text:p>
          </table:table-cell>
          <table:table-cell table:number-columns-repeated="16381"/>
        </table:table-row>
        <table:table-row table:style-name="ro3">
          <table:table-cell office:value-type="string" office:string-value="#define" table:formula="msoxl:=IF(C106=&quot;&quot;,&quot;&quot;,&quot;#define&quot;)" table:style-name="ce1">
            <text:p>#define</text:p>
          </table:table-cell>
          <table:table-cell office:value-type="string" office:string-value="TR_CONNECTOR_NOT_CONNECTED_WITH_ANOTHER_BLOCK" table:formula="msoxl:=IF(Translation!B106=&quot;&quot;,&quot;&quot;,Translation!B106)" table:style-name="ce1">
            <text:p>TR_CONNECTOR_NOT_CONNECTED_WITH_ANOTHER_BLOCK</text:p>
          </table:table-cell>
          <table:table-cell office:value-type="string" office:string-value="&quot;Der Anschluss ist nicht mit einem anderen Block verbunden&quot;" table:formula="msoxl:= IF(Translation!C106=&quot;&quot;,&quot;&quot;,CHAR(34) &amp; Translation!D106 &amp; CHAR(34))" table:style-name="ce1">
            <text:p>"Der Anschluss ist nicht mit einem anderen Block verbunden"</text:p>
          </table:table-cell>
          <table:table-cell table:number-columns-repeated="16381"/>
        </table:table-row>
        <table:table-row table:style-name="ro3">
          <table:table-cell office:value-type="string" office:string-value="#define" table:formula="msoxl:=IF(C107=&quot;&quot;,&quot;&quot;,&quot;#define&quot;)" table:style-name="ce1">
            <text:p>#define</text:p>
          </table:table-cell>
          <table:table-cell office:value-type="string" office:string-value="TR_ASSIGNMENT" table:formula="msoxl:=IF(Translation!B107=&quot;&quot;,&quot;&quot;,Translation!B107)" table:style-name="ce1">
            <text:p>TR_ASSIGNMENT</text:p>
          </table:table-cell>
          <table:table-cell office:value-type="string" office:string-value="&quot;Zuweisung&quot;" table:formula="msoxl:= IF(Translation!C107=&quot;&quot;,&quot;&quot;,CHAR(34) &amp; Translation!D107 &amp; CHAR(34))" table:style-name="ce1">
            <text:p>"Zuweisung"</text:p>
          </table:table-cell>
          <table:table-cell table:number-columns-repeated="16381"/>
        </table:table-row>
        <table:table-row table:style-name="ro3">
          <table:table-cell office:value-type="string" office:string-value="#define" table:formula="msoxl:=IF(C108=&quot;&quot;,&quot;&quot;,&quot;#define&quot;)" table:style-name="ce1">
            <text:p>#define</text:p>
          </table:table-cell>
          <table:table-cell office:value-type="string" office:string-value="TR_IF_BLOCK" table:formula="msoxl:=IF(Translation!B108=&quot;&quot;,&quot;&quot;,Translation!B108)" table:style-name="ce1">
            <text:p>TR_IF_BLOCK</text:p>
          </table:table-cell>
          <table:table-cell office:value-type="string" office:string-value="&quot;Bedingungsblock&quot;" table:formula="msoxl:= IF(Translation!C108=&quot;&quot;,&quot;&quot;,CHAR(34) &amp; Translation!D108 &amp; CHAR(34))" table:style-name="ce1">
            <text:p>"Bedingungsblock"</text:p>
          </table:table-cell>
          <table:table-cell table:number-columns-repeated="16381"/>
        </table:table-row>
        <table:table-row table:style-name="ro3">
          <table:table-cell office:value-type="string" office:string-value="#define" table:formula="msoxl:=IF(C109=&quot;&quot;,&quot;&quot;,&quot;#define&quot;)" table:style-name="ce1">
            <text:p>#define</text:p>
          </table:table-cell>
          <table:table-cell office:value-type="string" office:string-value="TR_INSTRUCTION" table:formula="msoxl:=IF(Translation!B109=&quot;&quot;,&quot;&quot;,Translation!B109)" table:style-name="ce1">
            <text:p>TR_INSTRUCTION</text:p>
          </table:table-cell>
          <table:table-cell office:value-type="string" office:string-value="&quot;Befehl&quot;" table:formula="msoxl:= IF(Translation!C109=&quot;&quot;,&quot;&quot;,CHAR(34) &amp; Translation!D109 &amp; CHAR(34))" table:style-name="ce1">
            <text:p>"Befehl"</text:p>
          </table:table-cell>
          <table:table-cell table:number-columns-repeated="16381"/>
        </table:table-row>
        <table:table-row table:style-name="ro3">
          <table:table-cell office:value-type="string" office:string-value="#define" table:formula="msoxl:=IF(C110=&quot;&quot;,&quot;&quot;,&quot;#define&quot;)" table:style-name="ce1">
            <text:p>#define</text:p>
          </table:table-cell>
          <table:table-cell office:value-type="string" office:string-value="TR_SELECT_INSTRUCTION" table:formula="msoxl:=IF(Translation!B110=&quot;&quot;,&quot;&quot;,Translation!B110)" table:style-name="ce1">
            <text:p>TR_SELECT_INSTRUCTION</text:p>
          </table:table-cell>
          <table:table-cell office:value-type="string" office:string-value="&quot;Befehl auswählen&quot;" table:formula="msoxl:= IF(Translation!C110=&quot;&quot;,&quot;&quot;,CHAR(34) &amp; Translation!D110 &amp; CHAR(34))" table:style-name="ce1">
            <text:p>"Befehl auswählen"</text:p>
          </table:table-cell>
          <table:table-cell table:number-columns-repeated="16381"/>
        </table:table-row>
        <table:table-row table:style-name="ro3">
          <table:table-cell office:value-type="string" office:string-value="#define" table:formula="msoxl:=IF(C111=&quot;&quot;,&quot;&quot;,&quot;#define&quot;)" table:style-name="ce1">
            <text:p>#define</text:p>
          </table:table-cell>
          <table:table-cell office:value-type="string" office:string-value="TR_CALL_SUB" table:formula="msoxl:=IF(Translation!B111=&quot;&quot;,&quot;&quot;,Translation!B111)" table:style-name="ce1">
            <text:p>TR_CALL_SUB</text:p>
          </table:table-cell>
          <table:table-cell office:value-type="string" office:string-value="&quot;Funktionsaufruf&quot;" table:formula="msoxl:= IF(Translation!C111=&quot;&quot;,&quot;&quot;,CHAR(34) &amp; Translation!D111 &amp; CHAR(34))" table:style-name="ce1">
            <text:p>"Funktionsaufruf"</text:p>
          </table:table-cell>
          <table:table-cell table:number-columns-repeated="16381"/>
        </table:table-row>
        <table:table-row table:style-name="ro3">
          <table:table-cell office:value-type="string" office:string-value="#define" table:formula="msoxl:=IF(C112=&quot;&quot;,&quot;&quot;,&quot;#define&quot;)" table:style-name="ce1">
            <text:p>#define</text:p>
          </table:table-cell>
          <table:table-cell office:value-type="string" office:string-value="TR_GENERATING_CODE" table:formula="msoxl:=IF(Translation!B112=&quot;&quot;,&quot;&quot;,Translation!B112)" table:style-name="ce1">
            <text:p>TR_GENERATING_CODE</text:p>
          </table:table-cell>
          <table:table-cell office:value-type="string" office:string-value="&quot;Erzeuge Code&quot;" table:formula="msoxl:= IF(Translation!C112=&quot;&quot;,&quot;&quot;,CHAR(34) &amp; Translation!D112 &amp; CHAR(34))" table:style-name="ce1">
            <text:p>"Erzeuge Code"</text:p>
          </table:table-cell>
          <table:table-cell table:number-columns-repeated="16381"/>
        </table:table-row>
        <table:table-row table:style-name="ro3">
          <table:table-cell office:value-type="string" office:string-value="#define" table:formula="msoxl:=IF(C113=&quot;&quot;,&quot;&quot;,&quot;#define&quot;)" table:style-name="ce1">
            <text:p>#define</text:p>
          </table:table-cell>
          <table:table-cell office:value-type="string" office:string-value="TR_COMPILING_CODE" table:formula="msoxl:=IF(Translation!B113=&quot;&quot;,&quot;&quot;,Translation!B113)" table:style-name="ce1">
            <text:p>TR_COMPILING_CODE</text:p>
          </table:table-cell>
          <table:table-cell office:value-type="string" office:string-value="&quot;Kompiliere Code&quot;" table:formula="msoxl:= IF(Translation!C113=&quot;&quot;,&quot;&quot;,CHAR(34) &amp; Translation!D113 &amp; CHAR(34))" table:style-name="ce1">
            <text:p>"Kompiliere Code"</text:p>
          </table:table-cell>
          <table:table-cell table:number-columns-repeated="16381"/>
        </table:table-row>
        <table:table-row table:style-name="ro3">
          <table:table-cell office:value-type="string" office:string-value="#define" table:formula="msoxl:=IF(C114=&quot;&quot;,&quot;&quot;,&quot;#define&quot;)" table:style-name="ce1">
            <text:p>#define</text:p>
          </table:table-cell>
          <table:table-cell office:value-type="string" office:string-value="TR_PLEASE_DO_RESET" table:formula="msoxl:=IF(Translation!B114=&quot;&quot;,&quot;&quot;,Translation!B114)" table:style-name="ce1">
            <text:p>TR_PLEASE_DO_RESET</text:p>
          </table:table-cell>
          <table:table-cell office:value-type="string" office:string-value="&quot;Bitte führe einen Reset durch&quot;" table:formula="msoxl:= IF(Translation!C114=&quot;&quot;,&quot;&quot;,CHAR(34) &amp; Translation!D114 &amp; CHAR(34))" table:style-name="ce1">
            <text:p>"Bitte führe einen Reset durch"</text:p>
          </table:table-cell>
          <table:table-cell table:number-columns-repeated="16381"/>
        </table:table-row>
        <table:table-row table:style-name="ro3">
          <table:table-cell office:value-type="string" office:string-value="#define" table:formula="msoxl:=IF(C115=&quot;&quot;,&quot;&quot;,&quot;#define&quot;)" table:style-name="ce1">
            <text:p>#define</text:p>
          </table:table-cell>
          <table:table-cell office:value-type="string" office:string-value="TR_SENDING_PROGRAM" table:formula="msoxl:=IF(Translation!B115=&quot;&quot;,&quot;&quot;,Translation!B115)" table:style-name="ce1">
            <text:p>TR_SENDING_PROGRAM</text:p>
          </table:table-cell>
          <table:table-cell office:value-type="string" office:string-value="&quot;Sende Programm&quot;" table:formula="msoxl:= IF(Translation!C115=&quot;&quot;,&quot;&quot;,CHAR(34) &amp; Translation!D115 &amp; CHAR(34))" table:style-name="ce1">
            <text:p>"Sende Programm"</text:p>
          </table:table-cell>
          <table:table-cell table:number-columns-repeated="16381"/>
        </table:table-row>
        <table:table-row table:style-name="ro3">
          <table:table-cell office:value-type="string" office:string-value="#define" table:formula="msoxl:=IF(C116=&quot;&quot;,&quot;&quot;,&quot;#define&quot;)" table:style-name="ce1">
            <text:p>#define</text:p>
          </table:table-cell>
          <table:table-cell office:value-type="string" office:string-value="TR_DO_YOU_WANT_TO_SAVE_YOUR_CHANGES" table:formula="msoxl:=IF(Translation!B116=&quot;&quot;,&quot;&quot;,Translation!B116)" table:style-name="ce1">
            <text:p>TR_DO_YOU_WANT_TO_SAVE_YOUR_CHANGES</text:p>
          </table:table-cell>
          <table:table-cell office:value-type="string" office:string-value="&quot;Willst du die Änderungen an der Datei speichern, bevor sie geschlossen wird?&quot;" table:formula="msoxl:= IF(Translation!C116=&quot;&quot;,&quot;&quot;,CHAR(34) &amp; Translation!D116 &amp; CHAR(34))" table:style-name="ce1">
            <text:p>"Willst du die Änderungen an der Datei speichern, bevor sie geschlossen wird?"</text:p>
          </table:table-cell>
          <table:table-cell table:number-columns-repeated="16381"/>
        </table:table-row>
        <table:table-row table:style-name="ro3">
          <table:table-cell office:value-type="string" office:string-value="#define" table:formula="msoxl:=IF(C117=&quot;&quot;,&quot;&quot;,&quot;#define&quot;)" table:style-name="ce1">
            <text:p>#define</text:p>
          </table:table-cell>
          <table:table-cell office:value-type="string" office:string-value="TR_SAVE_CHANGES" table:formula="msoxl:=IF(Translation!B117=&quot;&quot;,&quot;&quot;,Translation!B117)" table:style-name="ce1">
            <text:p>TR_SAVE_CHANGES</text:p>
          </table:table-cell>
          <table:table-cell office:value-type="string" office:string-value="&quot;Änderungen speichern?&quot;" table:formula="msoxl:= IF(Translation!C117=&quot;&quot;,&quot;&quot;,CHAR(34) &amp; Translation!D117 &amp; CHAR(34))" table:style-name="ce1">
            <text:p>"Änderungen speichern?"</text:p>
          </table:table-cell>
          <table:table-cell table:number-columns-repeated="16381"/>
        </table:table-row>
        <table:table-row table:style-name="ro3">
          <table:table-cell office:value-type="string" office:string-value="#define" table:formula="msoxl:=IF(C118=&quot;&quot;,&quot;&quot;,&quot;#define&quot;)" table:style-name="ce1">
            <text:p>#define</text:p>
          </table:table-cell>
          <table:table-cell office:value-type="string" office:string-value="TR_FILE_COULD_NOT_READ_IS_IT_INVALID" table:formula="msoxl:=IF(Translation!B118=&quot;&quot;,&quot;&quot;,Translation!B118)" table:style-name="ce1">
            <text:p>TR_FILE_COULD_NOT_READ_IS_IT_INVALID</text:p>
          </table:table-cell>
          <table:table-cell office:value-type="string" office:string-value="&quot;Datei konnte nicht gelesen werden?\nIst sie ungültig oder beschädigt?&quot;" table:formula="msoxl:= IF(Translation!C118=&quot;&quot;,&quot;&quot;,CHAR(34) &amp; Translation!D118 &amp; CHAR(34))" table:style-name="ce1">
            <text:p>"Datei konnte nicht gelesen werden?\nIst sie ungültig oder beschädigt?"</text:p>
          </table:table-cell>
          <table:table-cell table:number-columns-repeated="16381"/>
        </table:table-row>
        <table:table-row table:style-name="ro3">
          <table:table-cell office:value-type="string" office:string-value="#define" table:formula="msoxl:=IF(C119=&quot;&quot;,&quot;&quot;,&quot;#define&quot;)" table:style-name="ce1">
            <text:p>#define</text:p>
          </table:table-cell>
          <table:table-cell office:value-type="string" office:string-value="TR_READ_ERROR" table:formula="msoxl:=IF(Translation!B119=&quot;&quot;,&quot;&quot;,Translation!B119)" table:style-name="ce1">
            <text:p>TR_READ_ERROR</text:p>
          </table:table-cell>
          <table:table-cell office:value-type="string" office:string-value="&quot;Lesefehler&quot;" table:formula="msoxl:= IF(Translation!C119=&quot;&quot;,&quot;&quot;,CHAR(34) &amp; Translation!D119 &amp; CHAR(34))" table:style-name="ce1">
            <text:p>"Lesefehler"</text:p>
          </table:table-cell>
          <table:table-cell table:number-columns-repeated="16381"/>
        </table:table-row>
        <table:table-row table:style-name="ro3">
          <table:table-cell office:value-type="string" office:string-value="#define" table:formula="msoxl:=IF(C120=&quot;&quot;,&quot;&quot;,&quot;#define&quot;)" table:style-name="ce1">
            <text:p>#define</text:p>
          </table:table-cell>
          <table:table-cell office:value-type="string" office:string-value="TR_MISSING_SUBNAME_IN_CALL" table:formula="msoxl:=IF(Translation!B120=&quot;&quot;,&quot;&quot;,Translation!B120)" table:style-name="ce1">
            <text:p>TR_MISSING_SUBNAME_IN_CALL</text:p>
          </table:table-cell>
          <table:table-cell office:value-type="string" office:string-value="&quot;Du hast einen Aufruf für ein Unterprogramm eingefügt, aber kein Unterprogramm festgelegt, das aufgerufen werden soll!&quot;" table:formula="msoxl:= IF(Translation!C120=&quot;&quot;,&quot;&quot;,CHAR(34) &amp; Translation!D120 &amp; CHAR(34))" table:style-name="ce1">
            <text:p>"Du hast einen Aufruf für ein Unterprogramm eingefügt, aber kein Unterprogramm festgelegt, das aufgerufen werden soll!"</text:p>
          </table:table-cell>
          <table:table-cell table:number-columns-repeated="16381"/>
        </table:table-row>
        <table:table-row table:style-name="ro3">
          <table:table-cell office:value-type="string" office:string-value="#define" table:formula="msoxl:=IF(C121=&quot;&quot;,&quot;&quot;,&quot;#define&quot;)" table:style-name="ce1">
            <text:p>#define</text:p>
          </table:table-cell>
          <table:table-cell office:value-type="string" office:string-value="TR_INVALID_NAME_SUPPLIED_JUST_CHARACTERS_AND_STARTING_WITH_THE_SECOND_NUMBERS_ARE_ALLOWED" table:formula="msoxl:=IF(Translation!B121=&quot;&quot;,&quot;&quot;,Translation!B121)" table:style-name="ce1">
            <text:p>TR_INVALID_NAME_SUPPLIED_JUST_CHARACTERS_AND_STARTING_WITH_THE_SECOND_NUMBERS_ARE_ALLOWED</text:p>
          </table:table-cell>
          <table:table-cell office:value-type="string" office:string-value="&quot;Du hast einen ungültigen Name angegeben!\nEs sind nur Buchstaben und erst ab dem zweiten Zeichen auch Zahlen erlaubt!&quot;" table:formula="msoxl:= IF(Translation!C121=&quot;&quot;,&quot;&quot;,CHAR(34) &amp; Translation!D121 &amp; CHAR(34))" table:style-name="ce1">
            <text:p>"Du hast einen ungültigen Name angegeben!\nEs sind nur Buchstaben und erst ab dem zweiten Zeichen auch Zahlen erlaubt!"</text:p>
          </table:table-cell>
          <table:table-cell table:number-columns-repeated="16381"/>
        </table:table-row>
        <table:table-row table:style-name="ro3">
          <table:table-cell office:value-type="string" office:string-value="#define" table:formula="msoxl:=IF(C122=&quot;&quot;,&quot;&quot;,&quot;#define&quot;)" table:style-name="ce1">
            <text:p>#define</text:p>
          </table:table-cell>
          <table:table-cell office:value-type="string" office:string-value="TR_INVALID_NAME" table:formula="msoxl:=IF(Translation!B122=&quot;&quot;,&quot;&quot;,Translation!B122)" table:style-name="ce1">
            <text:p>TR_INVALID_NAME</text:p>
          </table:table-cell>
          <table:table-cell office:value-type="string" office:string-value="&quot;Ungültiger Name&quot;" table:formula="msoxl:= IF(Translation!C122=&quot;&quot;,&quot;&quot;,CHAR(34) &amp; Translation!D122 &amp; CHAR(34))" table:style-name="ce1">
            <text:p>"Ungültiger Name"</text:p>
          </table:table-cell>
          <table:table-cell table:number-columns-repeated="16381"/>
        </table:table-row>
        <table:table-row table:style-name="ro3">
          <table:table-cell office:value-type="string" office:string-value="#define" table:formula="msoxl:=IF(C123=&quot;&quot;,&quot;&quot;,&quot;#define&quot;)" table:style-name="ce1">
            <text:p>#define</text:p>
          </table:table-cell>
          <table:table-cell office:value-type="string" office:string-value="TR_CAN_NOT_DELETE_START_SUB" table:formula="msoxl:=IF(Translation!B123=&quot;&quot;,&quot;&quot;,Translation!B123)" table:style-name="ce1">
            <text:p>TR_CAN_NOT_DELETE_START_SUB</text:p>
          </table:table-cell>
          <table:table-cell office:value-type="string" office:string-value="&quot;Das Start-Unterprogramm kann nicht gelöscht werden&quot;" table:formula="msoxl:= IF(Translation!C123=&quot;&quot;,&quot;&quot;,CHAR(34) &amp; Translation!D123 &amp; CHAR(34))" table:style-name="ce1">
            <text:p>"Das Start-Unterprogramm kann nicht gelöscht werden"</text:p>
          </table:table-cell>
          <table:table-cell table:number-columns-repeated="16381"/>
        </table:table-row>
        <table:table-row table:style-name="ro3">
          <table:table-cell office:value-type="string" office:string-value="#define" table:formula="msoxl:=IF(C124=&quot;&quot;,&quot;&quot;,&quot;#define&quot;)" table:style-name="ce1">
            <text:p>#define</text:p>
          </table:table-cell>
          <table:table-cell office:value-type="string" office:string-value="TR_DELETE_IMPOSSIBLE" table:formula="msoxl:=IF(Translation!B124=&quot;&quot;,&quot;&quot;,Translation!B124)" table:style-name="ce1">
            <text:p>TR_DELETE_IMPOSSIBLE</text:p>
          </table:table-cell>
          <table:table-cell office:value-type="string" office:string-value="&quot;Löschen nicht möglich&quot;" table:formula="msoxl:= IF(Translation!C124=&quot;&quot;,&quot;&quot;,CHAR(34) &amp; Translation!D124 &amp; CHAR(34))" table:style-name="ce1">
            <text:p>"Löschen nicht möglich"</text:p>
          </table:table-cell>
          <table:table-cell table:number-columns-repeated="16381"/>
        </table:table-row>
        <table:table-row table:style-name="ro3">
          <table:table-cell office:value-type="string" office:string-value="#define" table:formula="msoxl:=IF(C125=&quot;&quot;,&quot;&quot;,&quot;#define&quot;)" table:style-name="ce1">
            <text:p>#define</text:p>
          </table:table-cell>
          <table:table-cell office:value-type="string" office:string-value="TR_DO_YOU_REALLY_WANT_TO_DELETE_THE_SUB_AND_ALL_ITS_CONTENTS" table:formula="msoxl:=IF(Translation!B125=&quot;&quot;,&quot;&quot;,Translation!B125)" table:style-name="ce1">
            <text:p>TR_DO_YOU_REALLY_WANT_TO_DELETE_THE_SUB_AND_ALL_ITS_CONTENTS</text:p>
          </table:table-cell>
          <table:table-cell office:value-type="string" office:string-value="&quot;Willst du das Unterpgramm mitsamt allen Blöcken löschen?&quot;" table:formula="msoxl:= IF(Translation!C125=&quot;&quot;,&quot;&quot;,CHAR(34) &amp; Translation!D125 &amp; CHAR(34))" table:style-name="ce1">
            <text:p>"Willst du das Unterpgramm mitsamt allen Blöcken löschen?"</text:p>
          </table:table-cell>
          <table:table-cell table:number-columns-repeated="16381"/>
        </table:table-row>
        <table:table-row table:style-name="ro3">
          <table:table-cell office:value-type="string" office:string-value="#define" table:formula="msoxl:=IF(C126=&quot;&quot;,&quot;&quot;,&quot;#define&quot;)" table:style-name="ce1">
            <text:p>#define</text:p>
          </table:table-cell>
          <table:table-cell office:value-type="string" office:string-value="TR_DELETE" table:formula="msoxl:=IF(Translation!B126=&quot;&quot;,&quot;&quot;,Translation!B126)" table:style-name="ce1">
            <text:p>TR_DELETE</text:p>
          </table:table-cell>
          <table:table-cell office:value-type="string" office:string-value="&quot;Löschen&quot;" table:formula="msoxl:= IF(Translation!C126=&quot;&quot;,&quot;&quot;,CHAR(34) &amp; Translation!D126 &amp; CHAR(34))" table:style-name="ce1">
            <text:p>"Löschen"</text:p>
          </table:table-cell>
          <table:table-cell table:number-columns-repeated="16381"/>
        </table:table-row>
        <table:table-row table:style-name="ro3">
          <table:table-cell office:value-type="string" office:string-value="#define" table:formula="msoxl:=IF(C127=&quot;&quot;,&quot;&quot;,&quot;#define&quot;)" table:style-name="ce1">
            <text:p>#define</text:p>
          </table:table-cell>
          <table:table-cell office:value-type="string" office:string-value="TR_YOU_NEED_TO_FILL_IN_SOMETHING_HERE" table:formula="msoxl:=IF(Translation!B127=&quot;&quot;,&quot;&quot;,Translation!B127)" table:style-name="ce1">
            <text:p>TR_YOU_NEED_TO_FILL_IN_SOMETHING_HERE</text:p>
          </table:table-cell>
          <table:table-cell office:value-type="string" office:string-value="&quot;Du musst hier etwas angeben&quot;" table:formula="msoxl:= IF(Translation!C127=&quot;&quot;,&quot;&quot;,CHAR(34) &amp; Translation!D127 &amp; CHAR(34))" table:style-name="ce1">
            <text:p>"Du musst hier etwas angeben"</text:p>
          </table:table-cell>
          <table:table-cell table:number-columns-repeated="16381"/>
        </table:table-row>
        <table:table-row table:style-name="ro3">
          <table:table-cell office:value-type="string" office:string-value="#define" table:formula="msoxl:=IF(C128=&quot;&quot;,&quot;&quot;,&quot;#define&quot;)" table:style-name="ce1">
            <text:p>#define</text:p>
          </table:table-cell>
          <table:table-cell office:value-type="string" office:string-value="TR_PRINTLN" table:formula="msoxl:=IF(Translation!B128=&quot;&quot;,&quot;&quot;,Translation!B128)" table:style-name="ce1">
            <text:p>TR_PRINTLN</text:p>
          </table:table-cell>
          <table:table-cell office:value-type="string" office:string-value="&quot;AusgabeZeile&quot;" table:formula="msoxl:= IF(Translation!C128=&quot;&quot;,&quot;&quot;,CHAR(34) &amp; Translation!D128 &amp; CHAR(34))" table:style-name="ce1">
            <text:p>"AusgabeZeile"</text:p>
          </table:table-cell>
          <table:table-cell table:number-columns-repeated="16381"/>
        </table:table-row>
        <table:table-row table:style-name="ro3">
          <table:table-cell office:value-type="string" office:string-value="#define" table:formula="msoxl:=IF(C129=&quot;&quot;,&quot;&quot;,&quot;#define&quot;)" table:style-name="ce1">
            <text:p>#define</text:p>
          </table:table-cell>
          <table:table-cell office:value-type="string" office:string-value="TR_BLOCK_NOT_USED_FROM_ANYWHERE" table:formula="msoxl:=IF(Translation!B129=&quot;&quot;,&quot;&quot;,Translation!B129)" table:style-name="ce1">
            <text:p>TR_BLOCK_NOT_USED_FROM_ANYWHERE</text:p>
          </table:table-cell>
          <table:table-cell office:value-type="string" office:string-value="&quot;Dieser Block wird von keiner Stelle deines Programms benutzt!\nWenn du ihn nicht benötigst, lösche ihn!\nWenn du ihn aber benutzen willst, verbinde ihn mit einem Pfeil!&quot;" table:formula="msoxl:= IF(Translation!C129=&quot;&quot;,&quot;&quot;,CHAR(34) &amp; Translation!D129 &amp; CHAR(34))" table:style-name="ce1">
            <text:p>"Dieser Block wird von keiner Stelle deines Programms benutzt!\nWenn du ihn nicht benötigst, lösche ihn!\nWenn du ihn aber benutzen willst, verbinde ihn mit einem Pfeil!"</text:p>
          </table:table-cell>
          <table:table-cell table:number-columns-repeated="16381"/>
        </table:table-row>
        <table:table-row table:style-name="ro3">
          <table:table-cell office:value-type="string" office:string-value="#define" table:formula="msoxl:=IF(C130=&quot;&quot;,&quot;&quot;,&quot;#define&quot;)" table:style-name="ce1">
            <text:p>#define</text:p>
          </table:table-cell>
          <table:table-cell office:value-type="string" office:string-value="TR_COMMENT" table:formula="msoxl:=IF(Translation!B130=&quot;&quot;,&quot;&quot;,Translation!B130)" table:style-name="ce1">
            <text:p>TR_COMMENT</text:p>
          </table:table-cell>
          <table:table-cell office:value-type="string" office:string-value="&quot;Kommentar&quot;" table:formula="msoxl:= IF(Translation!C130=&quot;&quot;,&quot;&quot;,CHAR(34) &amp; Translation!D130 &amp; CHAR(34))" table:style-name="ce1">
            <text:p>"Kommentar"</text:p>
          </table:table-cell>
          <table:table-cell table:number-columns-repeated="16381"/>
        </table:table-row>
        <table:table-row table:style-name="ro3">
          <table:table-cell office:value-type="string" office:string-value="#define" table:formula="msoxl:=IF(C131=&quot;&quot;,&quot;&quot;,&quot;#define&quot;)" table:style-name="ce1">
            <text:p>#define</text:p>
          </table:table-cell>
          <table:table-cell office:value-type="string" office:string-value="TR_EDIT_COMMENT" table:formula="msoxl:=IF(Translation!B131=&quot;&quot;,&quot;&quot;,Translation!B131)" table:style-name="ce1">
            <text:p>TR_EDIT_COMMENT</text:p>
          </table:table-cell>
          <table:table-cell office:value-type="string" office:string-value="&quot;Kommentar bearbeiten&quot;" table:formula="msoxl:= IF(Translation!C131=&quot;&quot;,&quot;&quot;,CHAR(34) &amp; Translation!D131 &amp; CHAR(34))" table:style-name="ce1">
            <text:p>"Kommentar bearbeiten"</text:p>
          </table:table-cell>
          <table:table-cell table:number-columns-repeated="16381"/>
        </table:table-row>
        <table:table-row table:style-name="ro3">
          <table:table-cell office:value-type="string" office:string-value="#define" table:formula="msoxl:=IF(C132=&quot;&quot;,&quot;&quot;,&quot;#define&quot;)" table:style-name="ce1">
            <text:p>#define</text:p>
          </table:table-cell>
          <table:table-cell office:value-type="string" office:string-value="TR_EDIT_ALIAS" table:formula="msoxl:=IF(Translation!B132=&quot;&quot;,&quot;&quot;,Translation!B132)" table:style-name="ce1">
            <text:p>TR_EDIT_ALIAS</text:p>
          </table:table-cell>
          <table:table-cell office:value-type="string" office:string-value="&quot;Alias bearbeiten&quot;" table:formula="msoxl:= IF(Translation!C132=&quot;&quot;,&quot;&quot;,CHAR(34) &amp; Translation!D132 &amp; CHAR(34))" table:style-name="ce1">
            <text:p>"Alias bearbeiten"</text:p>
          </table:table-cell>
          <table:table-cell table:number-columns-repeated="16381"/>
        </table:table-row>
        <table:table-row table:style-name="ro3">
          <table:table-cell office:value-type="string" office:string-value="#define" table:formula="msoxl:=IF(C133=&quot;&quot;,&quot;&quot;,&quot;#define&quot;)" table:style-name="ce1">
            <text:p>#define</text:p>
          </table:table-cell>
          <table:table-cell office:value-type="string" office:string-value="TR_CALL_SUB_EXPLANATION" table:formula="msoxl:=IF(Translation!B133=&quot;&quot;,&quot;&quot;,Translation!B133)" table:style-name="ce1">
            <text:p>TR_CALL_SUB_EXPLANATION</text:p>
          </table:table-cell>
          <table:table-cell office:value-type="string" office:string-value="&quot;Dieser Block startet ein Unterprogramm, führt es vollständig aus und wechselt dann erst zum Block an der Pfeilspitze. Wähle das Unterprogramm hier aus:&quot;" table:formula="msoxl:= IF(Translation!C133=&quot;&quot;,&quot;&quot;,CHAR(34) &amp; Translation!D133 &amp; CHAR(34))" table:style-name="ce1">
            <text:p>"Dieser Block startet ein Unterprogramm, führt es vollständig aus und wechselt dann erst zum Block an der Pfeilspitze. Wähle das Unterprogramm hier aus:"</text:p>
          </table:table-cell>
          <table:table-cell table:number-columns-repeated="16381"/>
        </table:table-row>
        <table:table-row table:style-name="ro3">
          <table:table-cell office:value-type="string" office:string-value="#define" table:formula="msoxl:=IF(C134=&quot;&quot;,&quot;&quot;,&quot;#define&quot;)" table:style-name="ce1">
            <text:p>#define</text:p>
          </table:table-cell>
          <table:table-cell office:value-type="string" office:string-value="TR_EDIT_ALIASES_EXPLANATION" table:formula="msoxl:=IF(Translation!B134=&quot;&quot;,&quot;&quot;,Translation!B134)" table:style-name="ce1">
            <text:p>TR_EDIT_ALIASES_EXPLANATION</text:p>
          </table:table-cell>
          <table:table-cell office:value-type="string" office:string-value="&quot;Hier kannst du den vorhandenen Variablen und Ports eigene Namen geben, damit dein Flussdiagramm noch verständlicher ist. Klicke doppelt auf einen Eintrag, um ihn zu verändern oder füge einen neuen hinzu.&quot;" table:formula="msoxl:= IF(Translation!C134=&quot;&quot;,&quot;&quot;,CHAR(34) &amp; Translation!D134 &amp; CHAR(34))" table:style-name="ce1">
            <text:p>"Hier kannst du den vorhandenen Variablen und Ports eigene Namen geben, damit dein Flussdiagramm noch verständlicher ist. Klicke doppelt auf einen Eintrag, um ihn zu verändern oder füge einen neuen hinzu."</text:p>
          </table:table-cell>
          <table:table-cell table:number-columns-repeated="16381"/>
        </table:table-row>
        <table:table-row table:style-name="ro3">
          <table:table-cell office:value-type="string" office:string-value="#define" table:formula="msoxl:=IF(C135=&quot;&quot;,&quot;&quot;,&quot;#define&quot;)" table:style-name="ce1">
            <text:p>#define</text:p>
          </table:table-cell>
          <table:table-cell office:value-type="string" office:string-value="TR_ASSIGNMENT_EXPLANATION" table:formula="msoxl:=IF(Translation!B135=&quot;&quot;,&quot;&quot;,Translation!B135)" table:style-name="ce1">
            <text:p>TR_ASSIGNMENT_EXPLANATION</text:p>
          </table:table-cell>
          <table:table-cell office:value-type="string" office:string-value="&quot;Eine Zuweisung gibt einer Variablen oder einem Port einen neuen Wert. Dabei kannst du den neuen Wert auch wieder von einer anderen Variable bzw. Pin abhängig machen oder sogar mit mathematischen Ausdrücken ändern. Mit 'intVariable0 = intVariable1 + 1' hat intVariable0 einen um 1 höheren Wert als intVariable1.&quot;" table:formula="msoxl:= IF(Translation!C135=&quot;&quot;,&quot;&quot;,CHAR(34) &amp; Translation!D135 &amp; CHAR(34))" table:style-name="ce1">
            <text:p>"Eine Zuweisung gibt einer Variablen oder einem Port einen neuen Wert. Dabei kannst du den neuen Wert auch wieder von einer anderen Variable bzw. Pin abhängig machen oder sogar mit mathematischen Ausdrücken ändern. Mit 'intVariable0 = intVariable1 + 1' hat intVariable0 einen um 1 höheren Wert als intVariable1."</text:p>
          </table:table-cell>
          <table:table-cell table:number-columns-repeated="16381"/>
        </table:table-row>
        <table:table-row table:style-name="ro3">
          <table:table-cell office:value-type="string" office:string-value="#define" table:formula="msoxl:=IF(C136=&quot;&quot;,&quot;&quot;,&quot;#define&quot;)" table:style-name="ce1">
            <text:p>#define</text:p>
          </table:table-cell>
          <table:table-cell office:value-type="string" office:string-value="TR_IF_EXPLANATION" table:formula="msoxl:=IF(Translation!B136=&quot;&quot;,&quot;&quot;,Translation!B136)" table:style-name="ce1">
            <text:p>TR_IF_EXPLANATION</text:p>
          </table:table-cell>
          <table:table-cell office:value-type="string" office:string-value="&quot;Eine Bedingung führt abhängig von einem mathematischen Ausdruck nur die Befehle an einem der beiden Pfeile aus. Die mathematischen Ausdrücke dürfen dabei als Gleichung oder Ungleichung formuliert sein. Trifft der Ausdruck zu, dann fährt das Programm mit dem Ja-Pfeil fort, sonst mit dem Nein-Pfeil.&quot;" table:formula="msoxl:= IF(Translation!C136=&quot;&quot;,&quot;&quot;,CHAR(34) &amp; Translation!D136 &amp; CHAR(34))" table:style-name="ce1">
            <text:p>"Eine Bedingung führt abhängig von einem mathematischen Ausdruck nur die Befehle an einem der beiden Pfeile aus. Die mathematischen Ausdrücke dürfen dabei als Gleichung oder Ungleichung formuliert sein. Trifft der Ausdruck zu, dann fährt das Programm mit dem Ja-Pfeil fort, sonst mit dem Nein-Pfeil."</text:p>
          </table:table-cell>
          <table:table-cell table:number-columns-repeated="16381"/>
        </table:table-row>
        <table:table-row table:style-name="ro3">
          <table:table-cell office:value-type="string" office:string-value="" table:formula="msoxl:=IF(C137=&quot;&quot;,&quot;&quot;,&quot;#define&quot;)" table:style-name="ce1"/>
          <table:table-cell office:value-type="string" office:string-value="" table:formula="msoxl:=IF(Translation!B137=&quot;&quot;,&quot;&quot;,Translation!B137)" table:style-name="ce1"/>
          <table:table-cell office:value-type="string" office:string-value="" table:formula="msoxl:= IF(Translation!C137=&quot;&quot;,&quot;&quot;,CHAR(34) &amp; Translation!D137 &amp; CHAR(34))" table:style-name="ce1"/>
          <table:table-cell table:number-columns-repeated="16381"/>
        </table:table-row>
        <table:table-row table:style-name="ro3">
          <table:table-cell office:value-type="string" office:string-value="" table:formula="msoxl:=IF(C138=&quot;&quot;,&quot;&quot;,&quot;#define&quot;)" table:style-name="ce1"/>
          <table:table-cell office:value-type="string" office:string-value="" table:formula="msoxl:=IF(Translation!B138=&quot;&quot;,&quot;&quot;,Translation!B138)" table:style-name="ce1"/>
          <table:table-cell office:value-type="string" office:string-value="" table:formula="msoxl:= IF(Translation!C138=&quot;&quot;,&quot;&quot;,CHAR(34) &amp; Translation!D138 &amp; CHAR(34))" table:style-name="ce1"/>
          <table:table-cell table:number-columns-repeated="16381"/>
        </table:table-row>
        <table:table-row table:style-name="ro3">
          <table:table-cell office:value-type="string" office:string-value="" table:formula="msoxl:=IF(C139=&quot;&quot;,&quot;&quot;,&quot;#define&quot;)" table:style-name="ce1"/>
          <table:table-cell office:value-type="string" office:string-value="" table:formula="msoxl:=IF(Translation!B139=&quot;&quot;,&quot;&quot;,Translation!B139)" table:style-name="ce1"/>
          <table:table-cell office:value-type="string" office:string-value="" table:formula="msoxl:= IF(Translation!C139=&quot;&quot;,&quot;&quot;,CHAR(34) &amp; Translation!D139 &amp; CHAR(34))" table:style-name="ce1"/>
          <table:table-cell table:number-columns-repeated="16381"/>
        </table:table-row>
        <table:table-row table:style-name="ro3">
          <table:table-cell office:value-type="string" office:string-value="" table:formula="msoxl:=IF(C140=&quot;&quot;,&quot;&quot;,&quot;#define&quot;)" table:style-name="ce1"/>
          <table:table-cell office:value-type="string" office:string-value="" table:formula="msoxl:=IF(Translation!B140=&quot;&quot;,&quot;&quot;,Translation!B140)" table:style-name="ce1"/>
          <table:table-cell office:value-type="string" office:string-value="" table:formula="msoxl:= IF(Translation!C140=&quot;&quot;,&quot;&quot;,CHAR(34) &amp; Translation!D140 &amp; CHAR(34))" table:style-name="ce1"/>
          <table:table-cell table:number-columns-repeated="16381"/>
        </table:table-row>
        <table:table-row table:style-name="ro3">
          <table:table-cell office:value-type="string" office:string-value="" table:formula="msoxl:=IF(C141=&quot;&quot;,&quot;&quot;,&quot;#define&quot;)" table:style-name="ce1"/>
          <table:table-cell office:value-type="string" office:string-value="" table:formula="msoxl:=IF(Translation!B141=&quot;&quot;,&quot;&quot;,Translation!B141)" table:style-name="ce1"/>
          <table:table-cell office:value-type="string" office:string-value="" table:formula="msoxl:= IF(Translation!C141=&quot;&quot;,&quot;&quot;,CHAR(34) &amp; Translation!D141 &amp; CHAR(34))" table:style-name="ce1"/>
          <table:table-cell table:number-columns-repeated="16381"/>
        </table:table-row>
        <table:table-row table:style-name="ro3">
          <table:table-cell office:value-type="string" office:string-value="" table:formula="msoxl:=IF(C142=&quot;&quot;,&quot;&quot;,&quot;#define&quot;)" table:style-name="ce1"/>
          <table:table-cell office:value-type="string" office:string-value="" table:formula="msoxl:=IF(Translation!B142=&quot;&quot;,&quot;&quot;,Translation!B142)" table:style-name="ce1"/>
          <table:table-cell office:value-type="string" office:string-value="" table:formula="msoxl:= IF(Translation!C142=&quot;&quot;,&quot;&quot;,CHAR(34) &amp; Translation!D142 &amp; CHAR(34))" table:style-name="ce1"/>
          <table:table-cell table:number-columns-repeated="16381"/>
        </table:table-row>
        <table:table-row table:style-name="ro3">
          <table:table-cell office:value-type="string" office:string-value="" table:formula="msoxl:=IF(C143=&quot;&quot;,&quot;&quot;,&quot;#define&quot;)" table:style-name="ce1"/>
          <table:table-cell office:value-type="string" office:string-value="" table:formula="msoxl:=IF(Translation!B143=&quot;&quot;,&quot;&quot;,Translation!B143)" table:style-name="ce1"/>
          <table:table-cell office:value-type="string" office:string-value="" table:formula="msoxl:= IF(Translation!C143=&quot;&quot;,&quot;&quot;,CHAR(34) &amp; Translation!D143 &amp; CHAR(34))" table:style-name="ce1"/>
          <table:table-cell table:number-columns-repeated="16381"/>
        </table:table-row>
        <table:table-row table:style-name="ro3">
          <table:table-cell office:value-type="string" office:string-value="" table:formula="msoxl:=IF(C144=&quot;&quot;,&quot;&quot;,&quot;#define&quot;)" table:style-name="ce1"/>
          <table:table-cell office:value-type="string" office:string-value="" table:formula="msoxl:=IF(Translation!B144=&quot;&quot;,&quot;&quot;,Translation!B144)" table:style-name="ce1"/>
          <table:table-cell office:value-type="string" office:string-value="" table:formula="msoxl:= IF(Translation!C144=&quot;&quot;,&quot;&quot;,CHAR(34) &amp; Translation!D144 &amp; CHAR(34))" table:style-name="ce1"/>
          <table:table-cell table:number-columns-repeated="16381"/>
        </table:table-row>
        <table:table-row table:style-name="ro3">
          <table:table-cell office:value-type="string" office:string-value="" table:formula="msoxl:=IF(C145=&quot;&quot;,&quot;&quot;,&quot;#define&quot;)" table:style-name="ce1"/>
          <table:table-cell office:value-type="string" office:string-value="" table:formula="msoxl:=IF(Translation!B145=&quot;&quot;,&quot;&quot;,Translation!B145)" table:style-name="ce1"/>
          <table:table-cell office:value-type="string" office:string-value="" table:formula="msoxl:= IF(Translation!C145=&quot;&quot;,&quot;&quot;,CHAR(34) &amp; Translation!D145 &amp; CHAR(34))" table:style-name="ce1"/>
          <table:table-cell table:number-columns-repeated="16381"/>
        </table:table-row>
        <table:table-row table:style-name="ro3">
          <table:table-cell office:value-type="string" office:string-value="" table:formula="msoxl:=IF(C146=&quot;&quot;,&quot;&quot;,&quot;#define&quot;)" table:style-name="ce1"/>
          <table:table-cell office:value-type="string" office:string-value="" table:formula="msoxl:=IF(Translation!B146=&quot;&quot;,&quot;&quot;,Translation!B146)" table:style-name="ce1"/>
          <table:table-cell office:value-type="string" office:string-value="" table:formula="msoxl:= IF(Translation!C146=&quot;&quot;,&quot;&quot;,CHAR(34) &amp; Translation!D146 &amp; CHAR(34))" table:style-name="ce1"/>
          <table:table-cell table:number-columns-repeated="16381"/>
        </table:table-row>
        <table:table-row table:style-name="ro3">
          <table:table-cell office:value-type="string" office:string-value="" table:formula="msoxl:=IF(C147=&quot;&quot;,&quot;&quot;,&quot;#define&quot;)" table:style-name="ce1"/>
          <table:table-cell office:value-type="string" office:string-value="" table:formula="msoxl:=IF(Translation!B147=&quot;&quot;,&quot;&quot;,Translation!B147)" table:style-name="ce1"/>
          <table:table-cell office:value-type="string" office:string-value="" table:formula="msoxl:= IF(Translation!C147=&quot;&quot;,&quot;&quot;,CHAR(34) &amp; Translation!D147 &amp; CHAR(34))" table:style-name="ce1"/>
          <table:table-cell table:number-columns-repeated="16381"/>
        </table:table-row>
        <table:table-row table:style-name="ro3">
          <table:table-cell office:value-type="string" office:string-value="" table:formula="msoxl:=IF(C148=&quot;&quot;,&quot;&quot;,&quot;#define&quot;)" table:style-name="ce1"/>
          <table:table-cell office:value-type="string" office:string-value="" table:formula="msoxl:=IF(Translation!B148=&quot;&quot;,&quot;&quot;,Translation!B148)" table:style-name="ce1"/>
          <table:table-cell office:value-type="string" office:string-value="" table:formula="msoxl:= IF(Translation!C148=&quot;&quot;,&quot;&quot;,CHAR(34) &amp; Translation!D148 &amp; CHAR(34))" table:style-name="ce1"/>
          <table:table-cell table:number-columns-repeated="16381"/>
        </table:table-row>
        <table:table-row table:style-name="ro3">
          <table:table-cell office:value-type="string" office:string-value="" table:formula="msoxl:=IF(C149=&quot;&quot;,&quot;&quot;,&quot;#define&quot;)" table:style-name="ce1"/>
          <table:table-cell office:value-type="string" office:string-value="" table:formula="msoxl:=IF(Translation!B149=&quot;&quot;,&quot;&quot;,Translation!B149)" table:style-name="ce1"/>
          <table:table-cell office:value-type="string" office:string-value="" table:formula="msoxl:= IF(Translation!C149=&quot;&quot;,&quot;&quot;,CHAR(34) &amp; Translation!D149 &amp; CHAR(34))" table:style-name="ce1"/>
          <table:table-cell table:number-columns-repeated="16381"/>
        </table:table-row>
        <table:table-row table:style-name="ro3">
          <table:table-cell office:value-type="string" office:string-value="" table:formula="msoxl:=IF(C150=&quot;&quot;,&quot;&quot;,&quot;#define&quot;)" table:style-name="ce1"/>
          <table:table-cell office:value-type="string" office:string-value="" table:formula="msoxl:=IF(Translation!B150=&quot;&quot;,&quot;&quot;,Translation!B150)" table:style-name="ce1"/>
          <table:table-cell office:value-type="string" office:string-value="" table:formula="msoxl:= IF(Translation!C150=&quot;&quot;,&quot;&quot;,CHAR(34) &amp; Translation!D150 &amp; CHAR(34))" table:style-name="ce1"/>
          <table:table-cell table:number-columns-repeated="16381"/>
        </table:table-row>
        <table:table-row table:style-name="ro3">
          <table:table-cell office:value-type="string" office:string-value="" table:formula="msoxl:=IF(C151=&quot;&quot;,&quot;&quot;,&quot;#define&quot;)" table:style-name="ce1"/>
          <table:table-cell office:value-type="string" office:string-value="" table:formula="msoxl:=IF(Translation!B151=&quot;&quot;,&quot;&quot;,Translation!B151)" table:style-name="ce1"/>
          <table:table-cell office:value-type="string" office:string-value="" table:formula="msoxl:= IF(Translation!C151=&quot;&quot;,&quot;&quot;,CHAR(34) &amp; Translation!D151 &amp; CHAR(34))" table:style-name="ce1"/>
          <table:table-cell table:number-columns-repeated="16381"/>
        </table:table-row>
        <table:table-row table:style-name="ro3">
          <table:table-cell office:value-type="string" office:string-value="" table:formula="msoxl:=IF(C152=&quot;&quot;,&quot;&quot;,&quot;#define&quot;)" table:style-name="ce1"/>
          <table:table-cell office:value-type="string" office:string-value="" table:formula="msoxl:=IF(Translation!B152=&quot;&quot;,&quot;&quot;,Translation!B152)" table:style-name="ce1"/>
          <table:table-cell office:value-type="string" office:string-value="" table:formula="msoxl:= IF(Translation!C152=&quot;&quot;,&quot;&quot;,CHAR(34) &amp; Translation!D152 &amp; CHAR(34))" table:style-name="ce1"/>
          <table:table-cell table:number-columns-repeated="16381"/>
        </table:table-row>
        <table:table-row table:style-name="ro3">
          <table:table-cell office:value-type="string" office:string-value="" table:formula="msoxl:=IF(C153=&quot;&quot;,&quot;&quot;,&quot;#define&quot;)" table:style-name="ce1"/>
          <table:table-cell office:value-type="string" office:string-value="" table:formula="msoxl:=IF(Translation!B153=&quot;&quot;,&quot;&quot;,Translation!B153)" table:style-name="ce1"/>
          <table:table-cell office:value-type="string" office:string-value="" table:formula="msoxl:= IF(Translation!C153=&quot;&quot;,&quot;&quot;,CHAR(34) &amp; Translation!D153 &amp; CHAR(34))" table:style-name="ce1"/>
          <table:table-cell table:number-columns-repeated="16381"/>
        </table:table-row>
        <table:table-row table:style-name="ro3">
          <table:table-cell office:value-type="string" office:string-value="" table:formula="msoxl:=IF(C154=&quot;&quot;,&quot;&quot;,&quot;#define&quot;)" table:style-name="ce1"/>
          <table:table-cell office:value-type="string" office:string-value="" table:formula="msoxl:=IF(Translation!B154=&quot;&quot;,&quot;&quot;,Translation!B154)" table:style-name="ce1"/>
          <table:table-cell office:value-type="string" office:string-value="" table:formula="msoxl:= IF(Translation!C154=&quot;&quot;,&quot;&quot;,CHAR(34) &amp; Translation!D154 &amp; CHAR(34))" table:style-name="ce1"/>
          <table:table-cell table:number-columns-repeated="16381"/>
        </table:table-row>
        <table:table-row table:style-name="ro3">
          <table:table-cell office:value-type="string" office:string-value="" table:formula="msoxl:=IF(C155=&quot;&quot;,&quot;&quot;,&quot;#define&quot;)" table:style-name="ce1"/>
          <table:table-cell office:value-type="string" office:string-value="" table:formula="msoxl:=IF(Translation!B155=&quot;&quot;,&quot;&quot;,Translation!B155)" table:style-name="ce1"/>
          <table:table-cell office:value-type="string" office:string-value="" table:formula="msoxl:= IF(Translation!C155=&quot;&quot;,&quot;&quot;,CHAR(34) &amp; Translation!D155 &amp; CHAR(34))" table:style-name="ce1"/>
          <table:table-cell table:number-columns-repeated="16381"/>
        </table:table-row>
        <table:table-row table:style-name="ro3">
          <table:table-cell office:value-type="string" office:string-value="" table:formula="msoxl:=IF(C156=&quot;&quot;,&quot;&quot;,&quot;#define&quot;)" table:style-name="ce1"/>
          <table:table-cell office:value-type="string" office:string-value="" table:formula="msoxl:=IF(Translation!B156=&quot;&quot;,&quot;&quot;,Translation!B156)" table:style-name="ce1"/>
          <table:table-cell office:value-type="string" office:string-value="" table:formula="msoxl:= IF(Translation!C156=&quot;&quot;,&quot;&quot;,CHAR(34) &amp; Translation!D156 &amp; CHAR(34))" table:style-name="ce1"/>
          <table:table-cell table:number-columns-repeated="16381"/>
        </table:table-row>
        <table:table-row table:style-name="ro3">
          <table:table-cell office:value-type="string" office:string-value="" table:formula="msoxl:=IF(C157=&quot;&quot;,&quot;&quot;,&quot;#define&quot;)" table:style-name="ce1"/>
          <table:table-cell office:value-type="string" office:string-value="" table:formula="msoxl:=IF(Translation!B157=&quot;&quot;,&quot;&quot;,Translation!B157)" table:style-name="ce1"/>
          <table:table-cell office:value-type="string" office:string-value="" table:formula="msoxl:= IF(Translation!C157=&quot;&quot;,&quot;&quot;,CHAR(34) &amp; Translation!D157 &amp; CHAR(34))" table:style-name="ce1"/>
          <table:table-cell table:number-columns-repeated="16381"/>
        </table:table-row>
        <table:table-row table:style-name="ro3">
          <table:table-cell office:value-type="string" office:string-value="" table:formula="msoxl:=IF(C158=&quot;&quot;,&quot;&quot;,&quot;#define&quot;)" table:style-name="ce1"/>
          <table:table-cell office:value-type="string" office:string-value="" table:formula="msoxl:=IF(Translation!B158=&quot;&quot;,&quot;&quot;,Translation!B158)" table:style-name="ce1"/>
          <table:table-cell office:value-type="string" office:string-value="" table:formula="msoxl:= IF(Translation!C158=&quot;&quot;,&quot;&quot;,CHAR(34) &amp; Translation!D158 &amp; CHAR(34))" table:style-name="ce1"/>
          <table:table-cell table:number-columns-repeated="16381"/>
        </table:table-row>
        <table:table-row table:style-name="ro3">
          <table:table-cell office:value-type="string" office:string-value="" table:formula="msoxl:=IF(C159=&quot;&quot;,&quot;&quot;,&quot;#define&quot;)" table:style-name="ce1"/>
          <table:table-cell office:value-type="string" office:string-value="" table:formula="msoxl:=IF(Translation!B159=&quot;&quot;,&quot;&quot;,Translation!B159)" table:style-name="ce1"/>
          <table:table-cell office:value-type="string" office:string-value="" table:formula="msoxl:= IF(Translation!C159=&quot;&quot;,&quot;&quot;,CHAR(34) &amp; Translation!D159 &amp; CHAR(34))" table:style-name="ce1"/>
          <table:table-cell table:number-columns-repeated="16381"/>
        </table:table-row>
        <table:table-row table:style-name="ro3">
          <table:table-cell office:value-type="string" office:string-value="" table:formula="msoxl:=IF(C160=&quot;&quot;,&quot;&quot;,&quot;#define&quot;)" table:style-name="ce1"/>
          <table:table-cell office:value-type="string" office:string-value="" table:formula="msoxl:=IF(Translation!B160=&quot;&quot;,&quot;&quot;,Translation!B160)" table:style-name="ce1"/>
          <table:table-cell office:value-type="string" office:string-value="" table:formula="msoxl:= IF(Translation!C160=&quot;&quot;,&quot;&quot;,CHAR(34) &amp; Translation!D160 &amp; CHAR(34))" table:style-name="ce1"/>
          <table:table-cell table:number-columns-repeated="16381"/>
        </table:table-row>
        <table:table-row table:style-name="ro3">
          <table:table-cell office:value-type="string" office:string-value="" table:formula="msoxl:=IF(C161=&quot;&quot;,&quot;&quot;,&quot;#define&quot;)" table:style-name="ce1"/>
          <table:table-cell office:value-type="string" office:string-value="" table:formula="msoxl:=IF(Translation!B161=&quot;&quot;,&quot;&quot;,Translation!B161)" table:style-name="ce1"/>
          <table:table-cell office:value-type="string" office:string-value="" table:formula="msoxl:= IF(Translation!C161=&quot;&quot;,&quot;&quot;,CHAR(34) &amp; Translation!D161 &amp; CHAR(34))" table:style-name="ce1"/>
          <table:table-cell table:number-columns-repeated="16381"/>
        </table:table-row>
        <table:table-row table:style-name="ro3">
          <table:table-cell office:value-type="string" office:string-value="" table:formula="msoxl:=IF(C162=&quot;&quot;,&quot;&quot;,&quot;#define&quot;)" table:style-name="ce1"/>
          <table:table-cell office:value-type="string" office:string-value="" table:formula="msoxl:=IF(Translation!B162=&quot;&quot;,&quot;&quot;,Translation!B162)" table:style-name="ce1"/>
          <table:table-cell office:value-type="string" office:string-value="" table:formula="msoxl:= IF(Translation!C162=&quot;&quot;,&quot;&quot;,CHAR(34) &amp; Translation!D162 &amp; CHAR(34))" table:style-name="ce1"/>
          <table:table-cell table:number-columns-repeated="16381"/>
        </table:table-row>
        <table:table-row table:style-name="ro3">
          <table:table-cell office:value-type="string" office:string-value="" table:formula="msoxl:=IF(C163=&quot;&quot;,&quot;&quot;,&quot;#define&quot;)" table:style-name="ce1"/>
          <table:table-cell office:value-type="string" office:string-value="" table:formula="msoxl:=IF(Translation!B163=&quot;&quot;,&quot;&quot;,Translation!B163)" table:style-name="ce1"/>
          <table:table-cell office:value-type="string" office:string-value="" table:formula="msoxl:= IF(Translation!C163=&quot;&quot;,&quot;&quot;,CHAR(34) &amp; Translation!D163 &amp; CHAR(34))" table:style-name="ce1"/>
          <table:table-cell table:number-columns-repeated="16381"/>
        </table:table-row>
        <table:table-row table:style-name="ro3">
          <table:table-cell office:value-type="string" office:string-value="" table:formula="msoxl:=IF(C164=&quot;&quot;,&quot;&quot;,&quot;#define&quot;)" table:style-name="ce1"/>
          <table:table-cell office:value-type="string" office:string-value="" table:formula="msoxl:=IF(Translation!B164=&quot;&quot;,&quot;&quot;,Translation!B164)" table:style-name="ce1"/>
          <table:table-cell office:value-type="string" office:string-value="" table:formula="msoxl:= IF(Translation!C164=&quot;&quot;,&quot;&quot;,CHAR(34) &amp; Translation!D164 &amp; CHAR(34))" table:style-name="ce1"/>
          <table:table-cell table:number-columns-repeated="16381"/>
        </table:table-row>
        <table:table-row table:style-name="ro3">
          <table:table-cell office:value-type="string" office:string-value="" table:formula="msoxl:=IF(C165=&quot;&quot;,&quot;&quot;,&quot;#define&quot;)" table:style-name="ce1"/>
          <table:table-cell office:value-type="string" office:string-value="" table:formula="msoxl:=IF(Translation!B165=&quot;&quot;,&quot;&quot;,Translation!B165)" table:style-name="ce1"/>
          <table:table-cell office:value-type="string" office:string-value="" table:formula="msoxl:= IF(Translation!C165=&quot;&quot;,&quot;&quot;,CHAR(34) &amp; Translation!D165 &amp; CHAR(34))" table:style-name="ce1"/>
          <table:table-cell table:number-columns-repeated="16381"/>
        </table:table-row>
        <table:table-row table:style-name="ro3">
          <table:table-cell office:value-type="string" office:string-value="" table:formula="msoxl:=IF(C166=&quot;&quot;,&quot;&quot;,&quot;#define&quot;)" table:style-name="ce1"/>
          <table:table-cell office:value-type="string" office:string-value="" table:formula="msoxl:=IF(Translation!B166=&quot;&quot;,&quot;&quot;,Translation!B166)" table:style-name="ce1"/>
          <table:table-cell office:value-type="string" office:string-value="" table:formula="msoxl:= IF(Translation!C166=&quot;&quot;,&quot;&quot;,CHAR(34) &amp; Translation!D166 &amp; CHAR(34))" table:style-name="ce1"/>
          <table:table-cell table:number-columns-repeated="16381"/>
        </table:table-row>
        <table:table-row table:style-name="ro3">
          <table:table-cell office:value-type="string" office:string-value="" table:formula="msoxl:=IF(C167=&quot;&quot;,&quot;&quot;,&quot;#define&quot;)" table:style-name="ce1"/>
          <table:table-cell office:value-type="string" office:string-value="" table:formula="msoxl:=IF(Translation!B167=&quot;&quot;,&quot;&quot;,Translation!B167)" table:style-name="ce1"/>
          <table:table-cell office:value-type="string" office:string-value="" table:formula="msoxl:= IF(Translation!C167=&quot;&quot;,&quot;&quot;,CHAR(34) &amp; Translation!D167 &amp; CHAR(34))" table:style-name="ce1"/>
          <table:table-cell table:number-columns-repeated="16381"/>
        </table:table-row>
        <table:table-row table:style-name="ro3">
          <table:table-cell office:value-type="string" office:string-value="" table:formula="msoxl:=IF(C168=&quot;&quot;,&quot;&quot;,&quot;#define&quot;)" table:style-name="ce1"/>
          <table:table-cell office:value-type="string" office:string-value="" table:formula="msoxl:=IF(Translation!B168=&quot;&quot;,&quot;&quot;,Translation!B168)" table:style-name="ce1"/>
          <table:table-cell office:value-type="string" office:string-value="" table:formula="msoxl:= IF(Translation!C168=&quot;&quot;,&quot;&quot;,CHAR(34) &amp; Translation!D168 &amp; CHAR(34))" table:style-name="ce1"/>
          <table:table-cell table:number-columns-repeated="16381"/>
        </table:table-row>
        <table:table-row table:style-name="ro3">
          <table:table-cell office:value-type="string" office:string-value="" table:formula="msoxl:=IF(C169=&quot;&quot;,&quot;&quot;,&quot;#define&quot;)" table:style-name="ce1"/>
          <table:table-cell office:value-type="string" office:string-value="" table:formula="msoxl:=IF(Translation!B169=&quot;&quot;,&quot;&quot;,Translation!B169)" table:style-name="ce1"/>
          <table:table-cell office:value-type="string" office:string-value="" table:formula="msoxl:= IF(Translation!C169=&quot;&quot;,&quot;&quot;,CHAR(34) &amp; Translation!D169 &amp; CHAR(34))" table:style-name="ce1"/>
          <table:table-cell table:number-columns-repeated="16381"/>
        </table:table-row>
        <table:table-row table:style-name="ro3">
          <table:table-cell office:value-type="string" office:string-value="" table:formula="msoxl:=IF(C170=&quot;&quot;,&quot;&quot;,&quot;#define&quot;)" table:style-name="ce1"/>
          <table:table-cell office:value-type="string" office:string-value="" table:formula="msoxl:=IF(Translation!B170=&quot;&quot;,&quot;&quot;,Translation!B170)" table:style-name="ce1"/>
          <table:table-cell office:value-type="string" office:string-value="" table:formula="msoxl:= IF(Translation!C170=&quot;&quot;,&quot;&quot;,CHAR(34) &amp; Translation!D170 &amp; CHAR(34))" table:style-name="ce1"/>
          <table:table-cell table:number-columns-repeated="16381"/>
        </table:table-row>
        <table:table-row table:style-name="ro3">
          <table:table-cell office:value-type="string" office:string-value="" table:formula="msoxl:=IF(C171=&quot;&quot;,&quot;&quot;,&quot;#define&quot;)" table:style-name="ce1"/>
          <table:table-cell office:value-type="string" office:string-value="" table:formula="msoxl:=IF(Translation!B171=&quot;&quot;,&quot;&quot;,Translation!B171)" table:style-name="ce1"/>
          <table:table-cell office:value-type="string" office:string-value="" table:formula="msoxl:= IF(Translation!C171=&quot;&quot;,&quot;&quot;,CHAR(34) &amp; Translation!D171 &amp; CHAR(34))" table:style-name="ce1"/>
          <table:table-cell table:number-columns-repeated="16381"/>
        </table:table-row>
        <table:table-row table:style-name="ro3">
          <table:table-cell office:value-type="string" office:string-value="" table:formula="msoxl:=IF(C172=&quot;&quot;,&quot;&quot;,&quot;#define&quot;)" table:style-name="ce1"/>
          <table:table-cell office:value-type="string" office:string-value="" table:formula="msoxl:=IF(Translation!B172=&quot;&quot;,&quot;&quot;,Translation!B172)" table:style-name="ce1"/>
          <table:table-cell office:value-type="string" office:string-value="" table:formula="msoxl:= IF(Translation!C172=&quot;&quot;,&quot;&quot;,CHAR(34) &amp; Translation!D172 &amp; CHAR(34))" table:style-name="ce1"/>
          <table:table-cell table:number-columns-repeated="16381"/>
        </table:table-row>
        <table:table-row table:style-name="ro3">
          <table:table-cell office:value-type="string" office:string-value="" table:formula="msoxl:=IF(C173=&quot;&quot;,&quot;&quot;,&quot;#define&quot;)" table:style-name="ce1"/>
          <table:table-cell office:value-type="string" office:string-value="" table:formula="msoxl:=IF(Translation!B173=&quot;&quot;,&quot;&quot;,Translation!B173)" table:style-name="ce1"/>
          <table:table-cell office:value-type="string" office:string-value="" table:formula="msoxl:= IF(Translation!C173=&quot;&quot;,&quot;&quot;,CHAR(34) &amp; Translation!D173 &amp; CHAR(34))" table:style-name="ce1"/>
          <table:table-cell table:number-columns-repeated="16381"/>
        </table:table-row>
        <table:table-row table:style-name="ro3">
          <table:table-cell office:value-type="string" office:string-value="" table:formula="msoxl:=IF(C174=&quot;&quot;,&quot;&quot;,&quot;#define&quot;)" table:style-name="ce1"/>
          <table:table-cell office:value-type="string" office:string-value="" table:formula="msoxl:=IF(Translation!B174=&quot;&quot;,&quot;&quot;,Translation!B174)" table:style-name="ce1"/>
          <table:table-cell office:value-type="string" office:string-value="" table:formula="msoxl:= IF(Translation!C174=&quot;&quot;,&quot;&quot;,CHAR(34) &amp; Translation!D174 &amp; CHAR(34))" table:style-name="ce1"/>
          <table:table-cell table:number-columns-repeated="16381"/>
        </table:table-row>
        <table:table-row table:style-name="ro3">
          <table:table-cell office:value-type="string" office:string-value="" table:formula="msoxl:=IF(C175=&quot;&quot;,&quot;&quot;,&quot;#define&quot;)" table:style-name="ce1"/>
          <table:table-cell office:value-type="string" office:string-value="" table:formula="msoxl:=IF(Translation!B175=&quot;&quot;,&quot;&quot;,Translation!B175)" table:style-name="ce1"/>
          <table:table-cell office:value-type="string" office:string-value="" table:formula="msoxl:= IF(Translation!C175=&quot;&quot;,&quot;&quot;,CHAR(34) &amp; Translation!D175 &amp; CHAR(34))" table:style-name="ce1"/>
          <table:table-cell table:number-columns-repeated="16381"/>
        </table:table-row>
        <table:table-row table:style-name="ro3">
          <table:table-cell office:value-type="string" office:string-value="" table:formula="msoxl:=IF(C176=&quot;&quot;,&quot;&quot;,&quot;#define&quot;)" table:style-name="ce1"/>
          <table:table-cell office:value-type="string" office:string-value="" table:formula="msoxl:=IF(Translation!B176=&quot;&quot;,&quot;&quot;,Translation!B176)" table:style-name="ce1"/>
          <table:table-cell office:value-type="string" office:string-value="" table:formula="msoxl:= IF(Translation!C176=&quot;&quot;,&quot;&quot;,CHAR(34) &amp; Translation!D176 &amp; CHAR(34))" table:style-name="ce1"/>
          <table:table-cell table:number-columns-repeated="16381"/>
        </table:table-row>
        <table:table-row table:style-name="ro3">
          <table:table-cell office:value-type="string" office:string-value="" table:formula="msoxl:=IF(C177=&quot;&quot;,&quot;&quot;,&quot;#define&quot;)" table:style-name="ce1"/>
          <table:table-cell office:value-type="string" office:string-value="" table:formula="msoxl:=IF(Translation!B177=&quot;&quot;,&quot;&quot;,Translation!B177)" table:style-name="ce1"/>
          <table:table-cell office:value-type="string" office:string-value="" table:formula="msoxl:= IF(Translation!C177=&quot;&quot;,&quot;&quot;,CHAR(34) &amp; Translation!D177 &amp; CHAR(34))" table:style-name="ce1"/>
          <table:table-cell table:number-columns-repeated="16381"/>
        </table:table-row>
        <table:table-row table:style-name="ro3">
          <table:table-cell office:value-type="string" office:string-value="" table:formula="msoxl:=IF(C178=&quot;&quot;,&quot;&quot;,&quot;#define&quot;)" table:style-name="ce1"/>
          <table:table-cell office:value-type="string" office:string-value="" table:formula="msoxl:=IF(Translation!B178=&quot;&quot;,&quot;&quot;,Translation!B178)" table:style-name="ce1"/>
          <table:table-cell office:value-type="string" office:string-value="" table:formula="msoxl:= IF(Translation!C178=&quot;&quot;,&quot;&quot;,CHAR(34) &amp; Translation!D178 &amp; CHAR(34))" table:style-name="ce1"/>
          <table:table-cell table:number-columns-repeated="16381"/>
        </table:table-row>
        <table:table-row table:style-name="ro3">
          <table:table-cell office:value-type="string" office:string-value="" table:formula="msoxl:=IF(C179=&quot;&quot;,&quot;&quot;,&quot;#define&quot;)" table:style-name="ce1"/>
          <table:table-cell office:value-type="string" office:string-value="" table:formula="msoxl:=IF(Translation!B179=&quot;&quot;,&quot;&quot;,Translation!B179)" table:style-name="ce1"/>
          <table:table-cell office:value-type="string" office:string-value="" table:formula="msoxl:= IF(Translation!C179=&quot;&quot;,&quot;&quot;,CHAR(34) &amp; Translation!D179 &amp; CHAR(34))" table:style-name="ce1"/>
          <table:table-cell table:number-columns-repeated="16381"/>
        </table:table-row>
        <table:table-row table:style-name="ro3">
          <table:table-cell office:value-type="string" office:string-value="" table:formula="msoxl:=IF(C180=&quot;&quot;,&quot;&quot;,&quot;#define&quot;)" table:style-name="ce1"/>
          <table:table-cell office:value-type="string" office:string-value="" table:formula="msoxl:=IF(Translation!B180=&quot;&quot;,&quot;&quot;,Translation!B180)" table:style-name="ce1"/>
          <table:table-cell office:value-type="string" office:string-value="" table:formula="msoxl:= IF(Translation!C180=&quot;&quot;,&quot;&quot;,CHAR(34) &amp; Translation!D180 &amp; CHAR(34))" table:style-name="ce1"/>
          <table:table-cell table:number-columns-repeated="16381"/>
        </table:table-row>
        <table:table-row table:style-name="ro3">
          <table:table-cell office:value-type="string" office:string-value="" table:formula="msoxl:=IF(C181=&quot;&quot;,&quot;&quot;,&quot;#define&quot;)" table:style-name="ce1"/>
          <table:table-cell office:value-type="string" office:string-value="" table:formula="msoxl:=IF(Translation!B181=&quot;&quot;,&quot;&quot;,Translation!B181)" table:style-name="ce1"/>
          <table:table-cell office:value-type="string" office:string-value="" table:formula="msoxl:= IF(Translation!C181=&quot;&quot;,&quot;&quot;,CHAR(34) &amp; Translation!D181 &amp; CHAR(34))" table:style-name="ce1"/>
          <table:table-cell table:number-columns-repeated="16381"/>
        </table:table-row>
        <table:table-row table:style-name="ro3">
          <table:table-cell office:value-type="string" office:string-value="" table:formula="msoxl:=IF(C182=&quot;&quot;,&quot;&quot;,&quot;#define&quot;)" table:style-name="ce1"/>
          <table:table-cell office:value-type="string" office:string-value="" table:formula="msoxl:=IF(Translation!B182=&quot;&quot;,&quot;&quot;,Translation!B182)" table:style-name="ce1"/>
          <table:table-cell office:value-type="string" office:string-value="" table:formula="msoxl:= IF(Translation!C182=&quot;&quot;,&quot;&quot;,CHAR(34) &amp; Translation!D182 &amp; CHAR(34))" table:style-name="ce1"/>
          <table:table-cell table:number-columns-repeated="16381"/>
        </table:table-row>
        <table:table-row table:style-name="ro3">
          <table:table-cell office:value-type="string" office:string-value="" table:formula="msoxl:=IF(C183=&quot;&quot;,&quot;&quot;,&quot;#define&quot;)" table:style-name="ce1"/>
          <table:table-cell office:value-type="string" office:string-value="" table:formula="msoxl:=IF(Translation!B183=&quot;&quot;,&quot;&quot;,Translation!B183)" table:style-name="ce1"/>
          <table:table-cell office:value-type="string" office:string-value="" table:formula="msoxl:= IF(Translation!C183=&quot;&quot;,&quot;&quot;,CHAR(34) &amp; Translation!D183 &amp; CHAR(34))" table:style-name="ce1"/>
          <table:table-cell table:number-columns-repeated="16381"/>
        </table:table-row>
        <table:table-row table:style-name="ro3">
          <table:table-cell office:value-type="string" office:string-value="" table:formula="msoxl:=IF(C184=&quot;&quot;,&quot;&quot;,&quot;#define&quot;)" table:style-name="ce1"/>
          <table:table-cell office:value-type="string" office:string-value="" table:formula="msoxl:=IF(Translation!B184=&quot;&quot;,&quot;&quot;,Translation!B184)" table:style-name="ce1"/>
          <table:table-cell office:value-type="string" office:string-value="" table:formula="msoxl:= IF(Translation!C184=&quot;&quot;,&quot;&quot;,CHAR(34) &amp; Translation!D184 &amp; CHAR(34))" table:style-name="ce1"/>
          <table:table-cell table:number-columns-repeated="16381"/>
        </table:table-row>
        <table:table-row table:style-name="ro3">
          <table:table-cell office:value-type="string" office:string-value="" table:formula="msoxl:=IF(C185=&quot;&quot;,&quot;&quot;,&quot;#define&quot;)" table:style-name="ce1"/>
          <table:table-cell office:value-type="string" office:string-value="" table:formula="msoxl:=IF(Translation!B185=&quot;&quot;,&quot;&quot;,Translation!B185)" table:style-name="ce1"/>
          <table:table-cell office:value-type="string" office:string-value="" table:formula="msoxl:= IF(Translation!C185=&quot;&quot;,&quot;&quot;,CHAR(34) &amp; Translation!D185 &amp; CHAR(34))" table:style-name="ce1"/>
          <table:table-cell table:number-columns-repeated="16381"/>
        </table:table-row>
        <table:table-row table:style-name="ro3">
          <table:table-cell office:value-type="string" office:string-value="" table:formula="msoxl:=IF(C186=&quot;&quot;,&quot;&quot;,&quot;#define&quot;)" table:style-name="ce1"/>
          <table:table-cell office:value-type="string" office:string-value="" table:formula="msoxl:=IF(Translation!B186=&quot;&quot;,&quot;&quot;,Translation!B186)" table:style-name="ce1"/>
          <table:table-cell office:value-type="string" office:string-value="" table:formula="msoxl:= IF(Translation!C186=&quot;&quot;,&quot;&quot;,CHAR(34) &amp; Translation!D186 &amp; CHAR(34))" table:style-name="ce1"/>
          <table:table-cell table:number-columns-repeated="16381"/>
        </table:table-row>
        <table:table-row table:style-name="ro3">
          <table:table-cell office:value-type="string" office:string-value="" table:formula="msoxl:=IF(C187=&quot;&quot;,&quot;&quot;,&quot;#define&quot;)" table:style-name="ce1"/>
          <table:table-cell office:value-type="string" office:string-value="" table:formula="msoxl:=IF(Translation!B187=&quot;&quot;,&quot;&quot;,Translation!B187)" table:style-name="ce1"/>
          <table:table-cell office:value-type="string" office:string-value="" table:formula="msoxl:= IF(Translation!C187=&quot;&quot;,&quot;&quot;,CHAR(34) &amp; Translation!D187 &amp; CHAR(34))" table:style-name="ce1"/>
          <table:table-cell table:number-columns-repeated="16381"/>
        </table:table-row>
        <table:table-row table:style-name="ro3">
          <table:table-cell office:value-type="string" office:string-value="" table:formula="msoxl:=IF(C188=&quot;&quot;,&quot;&quot;,&quot;#define&quot;)" table:style-name="ce1"/>
          <table:table-cell office:value-type="string" office:string-value="" table:formula="msoxl:=IF(Translation!B188=&quot;&quot;,&quot;&quot;,Translation!B188)" table:style-name="ce1"/>
          <table:table-cell office:value-type="string" office:string-value="" table:formula="msoxl:= IF(Translation!C188=&quot;&quot;,&quot;&quot;,CHAR(34) &amp; Translation!D188 &amp; CHAR(34))" table:style-name="ce1"/>
          <table:table-cell table:number-columns-repeated="16381"/>
        </table:table-row>
        <table:table-row table:style-name="ro3">
          <table:table-cell office:value-type="string" office:string-value="" table:formula="msoxl:=IF(C189=&quot;&quot;,&quot;&quot;,&quot;#define&quot;)" table:style-name="ce1"/>
          <table:table-cell office:value-type="string" office:string-value="" table:formula="msoxl:=IF(Translation!B189=&quot;&quot;,&quot;&quot;,Translation!B189)" table:style-name="ce1"/>
          <table:table-cell office:value-type="string" office:string-value="" table:formula="msoxl:= IF(Translation!C189=&quot;&quot;,&quot;&quot;,CHAR(34) &amp; Translation!D189 &amp; CHAR(34))" table:style-name="ce1"/>
          <table:table-cell table:number-columns-repeated="16381"/>
        </table:table-row>
        <table:table-row table:style-name="ro3">
          <table:table-cell office:value-type="string" office:string-value="" table:formula="msoxl:=IF(C190=&quot;&quot;,&quot;&quot;,&quot;#define&quot;)" table:style-name="ce1"/>
          <table:table-cell office:value-type="string" office:string-value="" table:formula="msoxl:=IF(Translation!B190=&quot;&quot;,&quot;&quot;,Translation!B190)" table:style-name="ce1"/>
          <table:table-cell office:value-type="string" office:string-value="" table:formula="msoxl:= IF(Translation!C190=&quot;&quot;,&quot;&quot;,CHAR(34) &amp; Translation!D190 &amp; CHAR(34))" table:style-name="ce1"/>
          <table:table-cell table:number-columns-repeated="16381"/>
        </table:table-row>
        <table:table-row table:style-name="ro3">
          <table:table-cell office:value-type="string" office:string-value="" table:formula="msoxl:=IF(C191=&quot;&quot;,&quot;&quot;,&quot;#define&quot;)" table:style-name="ce1"/>
          <table:table-cell office:value-type="string" office:string-value="" table:formula="msoxl:=IF(Translation!B191=&quot;&quot;,&quot;&quot;,Translation!B191)" table:style-name="ce1"/>
          <table:table-cell office:value-type="string" office:string-value="" table:formula="msoxl:= IF(Translation!C191=&quot;&quot;,&quot;&quot;,CHAR(34) &amp; Translation!D191 &amp; CHAR(34))" table:style-name="ce1"/>
          <table:table-cell table:number-columns-repeated="16381"/>
        </table:table-row>
        <table:table-row table:style-name="ro3">
          <table:table-cell office:value-type="string" office:string-value="" table:formula="msoxl:=IF(C192=&quot;&quot;,&quot;&quot;,&quot;#define&quot;)" table:style-name="ce1"/>
          <table:table-cell office:value-type="string" office:string-value="" table:formula="msoxl:=IF(Translation!B192=&quot;&quot;,&quot;&quot;,Translation!B192)" table:style-name="ce1"/>
          <table:table-cell office:value-type="string" office:string-value="" table:formula="msoxl:= IF(Translation!C192=&quot;&quot;,&quot;&quot;,CHAR(34) &amp; Translation!D192 &amp; CHAR(34))" table:style-name="ce1"/>
          <table:table-cell table:number-columns-repeated="16381"/>
        </table:table-row>
        <table:table-row table:style-name="ro3">
          <table:table-cell office:value-type="string" office:string-value="" table:formula="msoxl:=IF(C193=&quot;&quot;,&quot;&quot;,&quot;#define&quot;)" table:style-name="ce1"/>
          <table:table-cell office:value-type="string" office:string-value="" table:formula="msoxl:=IF(Translation!B193=&quot;&quot;,&quot;&quot;,Translation!B193)" table:style-name="ce1"/>
          <table:table-cell office:value-type="string" office:string-value="" table:formula="msoxl:= IF(Translation!C193=&quot;&quot;,&quot;&quot;,CHAR(34) &amp; Translation!D193 &amp; CHAR(34))" table:style-name="ce1"/>
          <table:table-cell table:number-columns-repeated="16381"/>
        </table:table-row>
        <table:table-row table:style-name="ro3">
          <table:table-cell office:value-type="string" office:string-value="" table:formula="msoxl:=IF(C194=&quot;&quot;,&quot;&quot;,&quot;#define&quot;)" table:style-name="ce1"/>
          <table:table-cell office:value-type="string" office:string-value="" table:formula="msoxl:=IF(Translation!B194=&quot;&quot;,&quot;&quot;,Translation!B194)" table:style-name="ce1"/>
          <table:table-cell office:value-type="string" office:string-value="" table:formula="msoxl:= IF(Translation!C194=&quot;&quot;,&quot;&quot;,CHAR(34) &amp; Translation!D194 &amp; CHAR(34))" table:style-name="ce1"/>
          <table:table-cell table:number-columns-repeated="16381"/>
        </table:table-row>
        <table:table-row table:style-name="ro3">
          <table:table-cell office:value-type="string" office:string-value="" table:formula="msoxl:=IF(C195=&quot;&quot;,&quot;&quot;,&quot;#define&quot;)" table:style-name="ce1"/>
          <table:table-cell office:value-type="string" office:string-value="" table:formula="msoxl:=IF(Translation!B195=&quot;&quot;,&quot;&quot;,Translation!B195)" table:style-name="ce1"/>
          <table:table-cell office:value-type="string" office:string-value="" table:formula="msoxl:= IF(Translation!C195=&quot;&quot;,&quot;&quot;,CHAR(34) &amp; Translation!D195 &amp; CHAR(34))" table:style-name="ce1"/>
          <table:table-cell table:number-columns-repeated="16381"/>
        </table:table-row>
        <table:table-row table:style-name="ro3">
          <table:table-cell office:value-type="string" office:string-value="" table:formula="msoxl:=IF(C196=&quot;&quot;,&quot;&quot;,&quot;#define&quot;)" table:style-name="ce1"/>
          <table:table-cell office:value-type="string" office:string-value="" table:formula="msoxl:=IF(Translation!B196=&quot;&quot;,&quot;&quot;,Translation!B196)" table:style-name="ce1"/>
          <table:table-cell office:value-type="string" office:string-value="" table:formula="msoxl:= IF(Translation!C196=&quot;&quot;,&quot;&quot;,CHAR(34) &amp; Translation!D196 &amp; CHAR(34))" table:style-name="ce1"/>
          <table:table-cell table:number-columns-repeated="16381"/>
        </table:table-row>
        <table:table-row table:style-name="ro3">
          <table:table-cell office:value-type="string" office:string-value="" table:formula="msoxl:=IF(C197=&quot;&quot;,&quot;&quot;,&quot;#define&quot;)" table:style-name="ce1"/>
          <table:table-cell office:value-type="string" office:string-value="" table:formula="msoxl:=IF(Translation!B197=&quot;&quot;,&quot;&quot;,Translation!B197)" table:style-name="ce1"/>
          <table:table-cell office:value-type="string" office:string-value="" table:formula="msoxl:= IF(Translation!C197=&quot;&quot;,&quot;&quot;,CHAR(34) &amp; Translation!D197 &amp; CHAR(34))" table:style-name="ce1"/>
          <table:table-cell table:number-columns-repeated="16381"/>
        </table:table-row>
        <table:table-row table:style-name="ro3">
          <table:table-cell office:value-type="string" office:string-value="" table:formula="msoxl:=IF(C198=&quot;&quot;,&quot;&quot;,&quot;#define&quot;)" table:style-name="ce1"/>
          <table:table-cell office:value-type="string" office:string-value="" table:formula="msoxl:=IF(Translation!B198=&quot;&quot;,&quot;&quot;,Translation!B198)" table:style-name="ce1"/>
          <table:table-cell office:value-type="string" office:string-value="" table:formula="msoxl:= IF(Translation!C198=&quot;&quot;,&quot;&quot;,CHAR(34) &amp; Translation!D198 &amp; CHAR(34))" table:style-name="ce1"/>
          <table:table-cell table:number-columns-repeated="16381"/>
        </table:table-row>
        <table:table-row table:style-name="ro3">
          <table:table-cell office:value-type="string" office:string-value="" table:formula="msoxl:=IF(C199=&quot;&quot;,&quot;&quot;,&quot;#define&quot;)" table:style-name="ce1"/>
          <table:table-cell office:value-type="string" office:string-value="" table:formula="msoxl:=IF(Translation!B199=&quot;&quot;,&quot;&quot;,Translation!B199)" table:style-name="ce1"/>
          <table:table-cell office:value-type="string" office:string-value="" table:formula="msoxl:= IF(Translation!C199=&quot;&quot;,&quot;&quot;,CHAR(34) &amp; Translation!D199 &amp; CHAR(34))" table:style-name="ce1"/>
          <table:table-cell table:number-columns-repeated="16381"/>
        </table:table-row>
        <table:table-row table:style-name="ro3">
          <table:table-cell office:value-type="string" office:string-value="" table:formula="msoxl:=IF(C200=&quot;&quot;,&quot;&quot;,&quot;#define&quot;)" table:style-name="ce1"/>
          <table:table-cell office:value-type="string" office:string-value="" table:formula="msoxl:=IF(Translation!B200=&quot;&quot;,&quot;&quot;,Translation!B200)" table:style-name="ce1"/>
          <table:table-cell office:value-type="string" office:string-value="" table:formula="msoxl:= IF(Translation!C200=&quot;&quot;,&quot;&quot;,CHAR(34) &amp; Translation!D200 &amp; CHAR(34))" table:style-name="ce1"/>
          <table:table-cell table:number-columns-repeated="16381"/>
        </table:table-row>
        <table:table-row table:style-name="ro3">
          <table:table-cell office:value-type="string" office:string-value="" table:formula="msoxl:=IF(C201=&quot;&quot;,&quot;&quot;,&quot;#define&quot;)" table:style-name="ce1"/>
          <table:table-cell office:value-type="string" office:string-value="" table:formula="msoxl:=IF(Translation!B201=&quot;&quot;,&quot;&quot;,Translation!B201)" table:style-name="ce1"/>
          <table:table-cell office:value-type="string" office:string-value="" table:formula="msoxl:= IF(Translation!C201=&quot;&quot;,&quot;&quot;,CHAR(34) &amp; Translation!D201 &amp; CHAR(34))" table:style-name="ce1"/>
          <table:table-cell table:number-columns-repeated="16381"/>
        </table:table-row>
        <table:table-row table:style-name="ro3">
          <table:table-cell office:value-type="string" office:string-value="" table:formula="msoxl:=IF(C202=&quot;&quot;,&quot;&quot;,&quot;#define&quot;)" table:style-name="ce1"/>
          <table:table-cell office:value-type="string" office:string-value="" table:formula="msoxl:=IF(Translation!B202=&quot;&quot;,&quot;&quot;,Translation!B202)" table:style-name="ce1"/>
          <table:table-cell office:value-type="string" office:string-value="" table:formula="msoxl:= IF(Translation!C202=&quot;&quot;,&quot;&quot;,CHAR(34) &amp; Translation!D202 &amp; CHAR(34))" table:style-name="ce1"/>
          <table:table-cell table:number-columns-repeated="16381"/>
        </table:table-row>
        <table:table-row table:style-name="ro3">
          <table:table-cell office:value-type="string" office:string-value="" table:formula="msoxl:=IF(C203=&quot;&quot;,&quot;&quot;,&quot;#define&quot;)" table:style-name="ce1"/>
          <table:table-cell office:value-type="string" office:string-value="" table:formula="msoxl:=IF(Translation!B203=&quot;&quot;,&quot;&quot;,Translation!B203)" table:style-name="ce1"/>
          <table:table-cell office:value-type="string" office:string-value="" table:formula="msoxl:= IF(Translation!C203=&quot;&quot;,&quot;&quot;,CHAR(34) &amp; Translation!D203 &amp; CHAR(34))" table:style-name="ce1"/>
          <table:table-cell table:number-columns-repeated="16381"/>
        </table:table-row>
        <table:table-row table:style-name="ro3">
          <table:table-cell office:value-type="string" office:string-value="" table:formula="msoxl:=IF(C204=&quot;&quot;,&quot;&quot;,&quot;#define&quot;)" table:style-name="ce1"/>
          <table:table-cell office:value-type="string" office:string-value="" table:formula="msoxl:=IF(Translation!B204=&quot;&quot;,&quot;&quot;,Translation!B204)" table:style-name="ce1"/>
          <table:table-cell office:value-type="string" office:string-value="" table:formula="msoxl:= IF(Translation!C204=&quot;&quot;,&quot;&quot;,CHAR(34) &amp; Translation!D204 &amp; CHAR(34))" table:style-name="ce1"/>
          <table:table-cell table:number-columns-repeated="16381"/>
        </table:table-row>
        <table:table-row table:style-name="ro3">
          <table:table-cell office:value-type="string" office:string-value="" table:formula="msoxl:=IF(C205=&quot;&quot;,&quot;&quot;,&quot;#define&quot;)" table:style-name="ce1"/>
          <table:table-cell office:value-type="string" office:string-value="" table:formula="msoxl:=IF(Translation!B205=&quot;&quot;,&quot;&quot;,Translation!B205)" table:style-name="ce1"/>
          <table:table-cell office:value-type="string" office:string-value="" table:formula="msoxl:= IF(Translation!C205=&quot;&quot;,&quot;&quot;,CHAR(34) &amp; Translation!D205 &amp; CHAR(34))" table:style-name="ce1"/>
          <table:table-cell table:number-columns-repeated="16381"/>
        </table:table-row>
        <table:table-row table:style-name="ro3">
          <table:table-cell office:value-type="string" office:string-value="" table:formula="msoxl:=IF(C206=&quot;&quot;,&quot;&quot;,&quot;#define&quot;)" table:style-name="ce1"/>
          <table:table-cell office:value-type="string" office:string-value="" table:formula="msoxl:=IF(Translation!B206=&quot;&quot;,&quot;&quot;,Translation!B206)" table:style-name="ce1"/>
          <table:table-cell office:value-type="string" office:string-value="" table:formula="msoxl:= IF(Translation!C206=&quot;&quot;,&quot;&quot;,CHAR(34) &amp; Translation!D206 &amp; CHAR(34))" table:style-name="ce1"/>
          <table:table-cell table:number-columns-repeated="16381"/>
        </table:table-row>
        <table:table-row table:style-name="ro3">
          <table:table-cell office:value-type="string" office:string-value="" table:formula="msoxl:=IF(C207=&quot;&quot;,&quot;&quot;,&quot;#define&quot;)" table:style-name="ce1"/>
          <table:table-cell office:value-type="string" office:string-value="" table:formula="msoxl:=IF(Translation!B207=&quot;&quot;,&quot;&quot;,Translation!B207)" table:style-name="ce1"/>
          <table:table-cell office:value-type="string" office:string-value="" table:formula="msoxl:= IF(Translation!C207=&quot;&quot;,&quot;&quot;,CHAR(34) &amp; Translation!D207 &amp; CHAR(34))" table:style-name="ce1"/>
          <table:table-cell table:number-columns-repeated="16381"/>
        </table:table-row>
        <table:table-row table:style-name="ro3">
          <table:table-cell office:value-type="string" office:string-value="" table:formula="msoxl:=IF(C208=&quot;&quot;,&quot;&quot;,&quot;#define&quot;)" table:style-name="ce1"/>
          <table:table-cell office:value-type="string" office:string-value="" table:formula="msoxl:=IF(Translation!B208=&quot;&quot;,&quot;&quot;,Translation!B208)" table:style-name="ce1"/>
          <table:table-cell office:value-type="string" office:string-value="" table:formula="msoxl:= IF(Translation!C208=&quot;&quot;,&quot;&quot;,CHAR(34) &amp; Translation!D208 &amp; CHAR(34))" table:style-name="ce1"/>
          <table:table-cell table:number-columns-repeated="16381"/>
        </table:table-row>
        <table:table-row table:style-name="ro3">
          <table:table-cell office:value-type="string" office:string-value="" table:formula="msoxl:=IF(C209=&quot;&quot;,&quot;&quot;,&quot;#define&quot;)" table:style-name="ce1"/>
          <table:table-cell office:value-type="string" office:string-value="" table:formula="msoxl:=IF(Translation!B209=&quot;&quot;,&quot;&quot;,Translation!B209)" table:style-name="ce1"/>
          <table:table-cell office:value-type="string" office:string-value="" table:formula="msoxl:= IF(Translation!C209=&quot;&quot;,&quot;&quot;,CHAR(34) &amp; Translation!D209 &amp; CHAR(34))" table:style-name="ce1"/>
          <table:table-cell table:number-columns-repeated="16381"/>
        </table:table-row>
        <table:table-row table:style-name="ro3">
          <table:table-cell office:value-type="string" office:string-value="" table:formula="msoxl:=IF(C210=&quot;&quot;,&quot;&quot;,&quot;#define&quot;)" table:style-name="ce1"/>
          <table:table-cell office:value-type="string" office:string-value="" table:formula="msoxl:=IF(Translation!B210=&quot;&quot;,&quot;&quot;,Translation!B210)" table:style-name="ce1"/>
          <table:table-cell office:value-type="string" office:string-value="" table:formula="msoxl:= IF(Translation!C210=&quot;&quot;,&quot;&quot;,CHAR(34) &amp; Translation!D210 &amp; CHAR(34))" table:style-name="ce1"/>
          <table:table-cell table:number-columns-repeated="16381"/>
        </table:table-row>
        <table:table-row table:style-name="ro3">
          <table:table-cell office:value-type="string" office:string-value="" table:formula="msoxl:=IF(C211=&quot;&quot;,&quot;&quot;,&quot;#define&quot;)" table:style-name="ce1"/>
          <table:table-cell office:value-type="string" office:string-value="" table:formula="msoxl:=IF(Translation!B211=&quot;&quot;,&quot;&quot;,Translation!B211)" table:style-name="ce1"/>
          <table:table-cell office:value-type="string" office:string-value="" table:formula="msoxl:= IF(Translation!C211=&quot;&quot;,&quot;&quot;,CHAR(34) &amp; Translation!D211 &amp; CHAR(34))" table:style-name="ce1"/>
          <table:table-cell table:number-columns-repeated="16381"/>
        </table:table-row>
        <table:table-row table:style-name="ro3">
          <table:table-cell office:value-type="string" office:string-value="" table:formula="msoxl:=IF(C212=&quot;&quot;,&quot;&quot;,&quot;#define&quot;)" table:style-name="ce1"/>
          <table:table-cell office:value-type="string" office:string-value="" table:formula="msoxl:=IF(Translation!B212=&quot;&quot;,&quot;&quot;,Translation!B212)" table:style-name="ce1"/>
          <table:table-cell office:value-type="string" office:string-value="" table:formula="msoxl:= IF(Translation!C212=&quot;&quot;,&quot;&quot;,CHAR(34) &amp; Translation!D212 &amp; CHAR(34))" table:style-name="ce1"/>
          <table:table-cell table:number-columns-repeated="16381"/>
        </table:table-row>
        <table:table-row table:style-name="ro3">
          <table:table-cell office:value-type="string" office:string-value="" table:formula="msoxl:=IF(C213=&quot;&quot;,&quot;&quot;,&quot;#define&quot;)" table:style-name="ce1"/>
          <table:table-cell office:value-type="string" office:string-value="" table:formula="msoxl:=IF(Translation!B213=&quot;&quot;,&quot;&quot;,Translation!B213)" table:style-name="ce1"/>
          <table:table-cell office:value-type="string" office:string-value="" table:formula="msoxl:= IF(Translation!C213=&quot;&quot;,&quot;&quot;,CHAR(34) &amp; Translation!D213 &amp; CHAR(34))" table:style-name="ce1"/>
          <table:table-cell table:number-columns-repeated="16381"/>
        </table:table-row>
        <table:table-row table:style-name="ro3">
          <table:table-cell office:value-type="string" office:string-value="" table:formula="msoxl:=IF(C214=&quot;&quot;,&quot;&quot;,&quot;#define&quot;)" table:style-name="ce1"/>
          <table:table-cell office:value-type="string" office:string-value="" table:formula="msoxl:=IF(Translation!B214=&quot;&quot;,&quot;&quot;,Translation!B214)" table:style-name="ce1"/>
          <table:table-cell office:value-type="string" office:string-value="" table:formula="msoxl:= IF(Translation!C214=&quot;&quot;,&quot;&quot;,CHAR(34) &amp; Translation!D214 &amp; CHAR(34))" table:style-name="ce1"/>
          <table:table-cell table:number-columns-repeated="16381"/>
        </table:table-row>
        <table:table-row table:style-name="ro3">
          <table:table-cell office:value-type="string" office:string-value="" table:formula="msoxl:=IF(C215=&quot;&quot;,&quot;&quot;,&quot;#define&quot;)" table:style-name="ce1"/>
          <table:table-cell office:value-type="string" office:string-value="" table:formula="msoxl:=IF(Translation!B215=&quot;&quot;,&quot;&quot;,Translation!B215)" table:style-name="ce1"/>
          <table:table-cell office:value-type="string" office:string-value="" table:formula="msoxl:= IF(Translation!C215=&quot;&quot;,&quot;&quot;,CHAR(34) &amp; Translation!D215 &amp; CHAR(34))" table:style-name="ce1"/>
          <table:table-cell table:number-columns-repeated="16381"/>
        </table:table-row>
        <table:table-row table:style-name="ro3">
          <table:table-cell office:value-type="string" office:string-value="" table:formula="msoxl:=IF(C216=&quot;&quot;,&quot;&quot;,&quot;#define&quot;)" table:style-name="ce1"/>
          <table:table-cell office:value-type="string" office:string-value="" table:formula="msoxl:=IF(Translation!B216=&quot;&quot;,&quot;&quot;,Translation!B216)" table:style-name="ce1"/>
          <table:table-cell office:value-type="string" office:string-value="" table:formula="msoxl:= IF(Translation!C216=&quot;&quot;,&quot;&quot;,CHAR(34) &amp; Translation!D216 &amp; CHAR(34))" table:style-name="ce1"/>
          <table:table-cell table:number-columns-repeated="16381"/>
        </table:table-row>
        <table:table-row table:style-name="ro3">
          <table:table-cell office:value-type="string" office:string-value="" table:formula="msoxl:=IF(C217=&quot;&quot;,&quot;&quot;,&quot;#define&quot;)" table:style-name="ce1"/>
          <table:table-cell office:value-type="string" office:string-value="" table:formula="msoxl:=IF(Translation!B217=&quot;&quot;,&quot;&quot;,Translation!B217)" table:style-name="ce1"/>
          <table:table-cell office:value-type="string" office:string-value="" table:formula="msoxl:= IF(Translation!C217=&quot;&quot;,&quot;&quot;,CHAR(34) &amp; Translation!D217 &amp; CHAR(34))" table:style-name="ce1"/>
          <table:table-cell table:number-columns-repeated="16381"/>
        </table:table-row>
        <table:table-row table:style-name="ro3">
          <table:table-cell office:value-type="string" office:string-value="" table:formula="msoxl:=IF(C218=&quot;&quot;,&quot;&quot;,&quot;#define&quot;)" table:style-name="ce1"/>
          <table:table-cell office:value-type="string" office:string-value="" table:formula="msoxl:=IF(Translation!B218=&quot;&quot;,&quot;&quot;,Translation!B218)" table:style-name="ce1"/>
          <table:table-cell office:value-type="string" office:string-value="" table:formula="msoxl:= IF(Translation!C218=&quot;&quot;,&quot;&quot;,CHAR(34) &amp; Translation!D218 &amp; CHAR(34))" table:style-name="ce1"/>
          <table:table-cell table:number-columns-repeated="16381"/>
        </table:table-row>
        <table:table-row table:style-name="ro3">
          <table:table-cell office:value-type="string" office:string-value="" table:formula="msoxl:=IF(C219=&quot;&quot;,&quot;&quot;,&quot;#define&quot;)" table:style-name="ce1"/>
          <table:table-cell office:value-type="string" office:string-value="" table:formula="msoxl:=IF(Translation!B219=&quot;&quot;,&quot;&quot;,Translation!B219)" table:style-name="ce1"/>
          <table:table-cell office:value-type="string" office:string-value="" table:formula="msoxl:= IF(Translation!C219=&quot;&quot;,&quot;&quot;,CHAR(34) &amp; Translation!D219 &amp; CHAR(34))" table:style-name="ce1"/>
          <table:table-cell table:number-columns-repeated="16381"/>
        </table:table-row>
        <table:table-row table:style-name="ro3">
          <table:table-cell office:value-type="string" office:string-value="" table:formula="msoxl:=IF(C220=&quot;&quot;,&quot;&quot;,&quot;#define&quot;)" table:style-name="ce1"/>
          <table:table-cell office:value-type="string" office:string-value="" table:formula="msoxl:=IF(Translation!B220=&quot;&quot;,&quot;&quot;,Translation!B220)" table:style-name="ce1"/>
          <table:table-cell office:value-type="string" office:string-value="" table:formula="msoxl:= IF(Translation!C220=&quot;&quot;,&quot;&quot;,CHAR(34) &amp; Translation!D220 &amp; CHAR(34))" table:style-name="ce1"/>
          <table:table-cell table:number-columns-repeated="16381"/>
        </table:table-row>
        <table:table-row table:style-name="ro3">
          <table:table-cell office:value-type="string" office:string-value="" table:formula="msoxl:=IF(C221=&quot;&quot;,&quot;&quot;,&quot;#define&quot;)" table:style-name="ce1"/>
          <table:table-cell office:value-type="string" office:string-value="" table:formula="msoxl:=IF(Translation!B221=&quot;&quot;,&quot;&quot;,Translation!B221)" table:style-name="ce1"/>
          <table:table-cell office:value-type="string" office:string-value="" table:formula="msoxl:= IF(Translation!C221=&quot;&quot;,&quot;&quot;,CHAR(34) &amp; Translation!D221 &amp; CHAR(34))" table:style-name="ce1"/>
          <table:table-cell table:number-columns-repeated="16381"/>
        </table:table-row>
        <table:table-row table:style-name="ro3">
          <table:table-cell office:value-type="string" office:string-value="" table:formula="msoxl:=IF(C222=&quot;&quot;,&quot;&quot;,&quot;#define&quot;)" table:style-name="ce1"/>
          <table:table-cell office:value-type="string" office:string-value="" table:formula="msoxl:=IF(Translation!B222=&quot;&quot;,&quot;&quot;,Translation!B222)" table:style-name="ce1"/>
          <table:table-cell office:value-type="string" office:string-value="" table:formula="msoxl:= IF(Translation!C222=&quot;&quot;,&quot;&quot;,CHAR(34) &amp; Translation!D222 &amp; CHAR(34))" table:style-name="ce1"/>
          <table:table-cell table:number-columns-repeated="16381"/>
        </table:table-row>
        <table:table-row table:style-name="ro3">
          <table:table-cell office:value-type="string" office:string-value="" table:formula="msoxl:=IF(C223=&quot;&quot;,&quot;&quot;,&quot;#define&quot;)" table:style-name="ce1"/>
          <table:table-cell office:value-type="string" office:string-value="" table:formula="msoxl:=IF(Translation!B223=&quot;&quot;,&quot;&quot;,Translation!B223)" table:style-name="ce1"/>
          <table:table-cell office:value-type="string" office:string-value="" table:formula="msoxl:= IF(Translation!C223=&quot;&quot;,&quot;&quot;,CHAR(34) &amp; Translation!D223 &amp; CHAR(34))" table:style-name="ce1"/>
          <table:table-cell table:number-columns-repeated="16381"/>
        </table:table-row>
        <table:table-row table:style-name="ro3">
          <table:table-cell office:value-type="string" office:string-value="" table:formula="msoxl:=IF(C224=&quot;&quot;,&quot;&quot;,&quot;#define&quot;)" table:style-name="ce1"/>
          <table:table-cell office:value-type="string" office:string-value="" table:formula="msoxl:=IF(Translation!B224=&quot;&quot;,&quot;&quot;,Translation!B224)" table:style-name="ce1"/>
          <table:table-cell office:value-type="string" office:string-value="" table:formula="msoxl:= IF(Translation!C224=&quot;&quot;,&quot;&quot;,CHAR(34) &amp; Translation!D224 &amp; CHAR(34))" table:style-name="ce1"/>
          <table:table-cell table:number-columns-repeated="16381"/>
        </table:table-row>
        <table:table-row table:style-name="ro3">
          <table:table-cell office:value-type="string" office:string-value="" table:formula="msoxl:=IF(C225=&quot;&quot;,&quot;&quot;,&quot;#define&quot;)" table:style-name="ce1"/>
          <table:table-cell office:value-type="string" office:string-value="" table:formula="msoxl:=IF(Translation!B225=&quot;&quot;,&quot;&quot;,Translation!B225)" table:style-name="ce1"/>
          <table:table-cell office:value-type="string" office:string-value="" table:formula="msoxl:= IF(Translation!C225=&quot;&quot;,&quot;&quot;,CHAR(34) &amp; Translation!D225 &amp; CHAR(34))" table:style-name="ce1"/>
          <table:table-cell table:number-columns-repeated="16381"/>
        </table:table-row>
        <table:table-row table:style-name="ro3">
          <table:table-cell office:value-type="string" office:string-value="" table:formula="msoxl:=IF(C226=&quot;&quot;,&quot;&quot;,&quot;#define&quot;)" table:style-name="ce1"/>
          <table:table-cell office:value-type="string" office:string-value="" table:formula="msoxl:=IF(Translation!B226=&quot;&quot;,&quot;&quot;,Translation!B226)" table:style-name="ce1"/>
          <table:table-cell office:value-type="string" office:string-value="" table:formula="msoxl:= IF(Translation!C226=&quot;&quot;,&quot;&quot;,CHAR(34) &amp; Translation!D226 &amp; CHAR(34))" table:style-name="ce1"/>
          <table:table-cell table:number-columns-repeated="16381"/>
        </table:table-row>
        <table:table-row table:style-name="ro3">
          <table:table-cell office:value-type="string" office:string-value="" table:formula="msoxl:=IF(C227=&quot;&quot;,&quot;&quot;,&quot;#define&quot;)" table:style-name="ce1"/>
          <table:table-cell office:value-type="string" office:string-value="" table:formula="msoxl:=IF(Translation!B227=&quot;&quot;,&quot;&quot;,Translation!B227)" table:style-name="ce1"/>
          <table:table-cell office:value-type="string" office:string-value="" table:formula="msoxl:= IF(Translation!C227=&quot;&quot;,&quot;&quot;,CHAR(34) &amp; Translation!D227 &amp; CHAR(34))" table:style-name="ce1"/>
          <table:table-cell table:number-columns-repeated="16381"/>
        </table:table-row>
        <table:table-row table:style-name="ro3">
          <table:table-cell office:value-type="string" office:string-value="" table:formula="msoxl:=IF(C228=&quot;&quot;,&quot;&quot;,&quot;#define&quot;)" table:style-name="ce1"/>
          <table:table-cell office:value-type="string" office:string-value="" table:formula="msoxl:=IF(Translation!B228=&quot;&quot;,&quot;&quot;,Translation!B228)" table:style-name="ce1"/>
          <table:table-cell office:value-type="string" office:string-value="" table:formula="msoxl:= IF(Translation!C228=&quot;&quot;,&quot;&quot;,CHAR(34) &amp; Translation!D228 &amp; CHAR(34))" table:style-name="ce1"/>
          <table:table-cell table:number-columns-repeated="16381"/>
        </table:table-row>
        <table:table-row table:style-name="ro3">
          <table:table-cell office:value-type="string" office:string-value="" table:formula="msoxl:=IF(C229=&quot;&quot;,&quot;&quot;,&quot;#define&quot;)" table:style-name="ce1"/>
          <table:table-cell office:value-type="string" office:string-value="" table:formula="msoxl:=IF(Translation!B229=&quot;&quot;,&quot;&quot;,Translation!B229)" table:style-name="ce1"/>
          <table:table-cell office:value-type="string" office:string-value="" table:formula="msoxl:= IF(Translation!C229=&quot;&quot;,&quot;&quot;,CHAR(34) &amp; Translation!D229 &amp; CHAR(34))" table:style-name="ce1"/>
          <table:table-cell table:number-columns-repeated="16381"/>
        </table:table-row>
        <table:table-row table:style-name="ro3">
          <table:table-cell office:value-type="string" office:string-value="" table:formula="msoxl:=IF(C230=&quot;&quot;,&quot;&quot;,&quot;#define&quot;)" table:style-name="ce1"/>
          <table:table-cell office:value-type="string" office:string-value="" table:formula="msoxl:=IF(Translation!B230=&quot;&quot;,&quot;&quot;,Translation!B230)" table:style-name="ce1"/>
          <table:table-cell office:value-type="string" office:string-value="" table:formula="msoxl:= IF(Translation!C230=&quot;&quot;,&quot;&quot;,CHAR(34) &amp; Translation!D230 &amp; CHAR(34))" table:style-name="ce1"/>
          <table:table-cell table:number-columns-repeated="16381"/>
        </table:table-row>
        <table:table-row table:style-name="ro3">
          <table:table-cell office:value-type="string" office:string-value="" table:formula="msoxl:=IF(C231=&quot;&quot;,&quot;&quot;,&quot;#define&quot;)" table:style-name="ce1"/>
          <table:table-cell office:value-type="string" office:string-value="" table:formula="msoxl:=IF(Translation!B231=&quot;&quot;,&quot;&quot;,Translation!B231)" table:style-name="ce1"/>
          <table:table-cell office:value-type="string" office:string-value="" table:formula="msoxl:= IF(Translation!C231=&quot;&quot;,&quot;&quot;,CHAR(34) &amp; Translation!D231 &amp; CHAR(34))" table:style-name="ce1"/>
          <table:table-cell table:number-columns-repeated="16381"/>
        </table:table-row>
        <table:table-row table:style-name="ro3">
          <table:table-cell office:value-type="string" office:string-value="" table:formula="msoxl:=IF(C232=&quot;&quot;,&quot;&quot;,&quot;#define&quot;)" table:style-name="ce1"/>
          <table:table-cell office:value-type="string" office:string-value="" table:formula="msoxl:=IF(Translation!B232=&quot;&quot;,&quot;&quot;,Translation!B232)" table:style-name="ce1"/>
          <table:table-cell office:value-type="string" office:string-value="" table:formula="msoxl:= IF(Translation!C232=&quot;&quot;,&quot;&quot;,CHAR(34) &amp; Translation!D232 &amp; CHAR(34))" table:style-name="ce1"/>
          <table:table-cell table:number-columns-repeated="16381"/>
        </table:table-row>
        <table:table-row table:style-name="ro3">
          <table:table-cell office:value-type="string" office:string-value="" table:formula="msoxl:=IF(C233=&quot;&quot;,&quot;&quot;,&quot;#define&quot;)" table:style-name="ce1"/>
          <table:table-cell office:value-type="string" office:string-value="" table:formula="msoxl:=IF(Translation!B233=&quot;&quot;,&quot;&quot;,Translation!B233)" table:style-name="ce1"/>
          <table:table-cell office:value-type="string" office:string-value="" table:formula="msoxl:= IF(Translation!C233=&quot;&quot;,&quot;&quot;,CHAR(34) &amp; Translation!D233 &amp; CHAR(34))" table:style-name="ce1"/>
          <table:table-cell table:number-columns-repeated="16381"/>
        </table:table-row>
        <table:table-row table:style-name="ro3">
          <table:table-cell office:value-type="string" office:string-value="" table:formula="msoxl:=IF(C234=&quot;&quot;,&quot;&quot;,&quot;#define&quot;)" table:style-name="ce1"/>
          <table:table-cell office:value-type="string" office:string-value="" table:formula="msoxl:=IF(Translation!B234=&quot;&quot;,&quot;&quot;,Translation!B234)" table:style-name="ce1"/>
          <table:table-cell office:value-type="string" office:string-value="" table:formula="msoxl:= IF(Translation!C234=&quot;&quot;,&quot;&quot;,CHAR(34) &amp; Translation!D234 &amp; CHAR(34))" table:style-name="ce1"/>
          <table:table-cell table:number-columns-repeated="16381"/>
        </table:table-row>
        <table:table-row table:style-name="ro3">
          <table:table-cell office:value-type="string" office:string-value="" table:formula="msoxl:=IF(C235=&quot;&quot;,&quot;&quot;,&quot;#define&quot;)" table:style-name="ce1"/>
          <table:table-cell office:value-type="string" office:string-value="" table:formula="msoxl:=IF(Translation!B235=&quot;&quot;,&quot;&quot;,Translation!B235)" table:style-name="ce1"/>
          <table:table-cell office:value-type="string" office:string-value="" table:formula="msoxl:= IF(Translation!C235=&quot;&quot;,&quot;&quot;,CHAR(34) &amp; Translation!D235 &amp; CHAR(34))" table:style-name="ce1"/>
          <table:table-cell table:number-columns-repeated="16381"/>
        </table:table-row>
        <table:table-row table:style-name="ro3">
          <table:table-cell office:value-type="string" office:string-value="" table:formula="msoxl:=IF(C236=&quot;&quot;,&quot;&quot;,&quot;#define&quot;)" table:style-name="ce1"/>
          <table:table-cell office:value-type="string" office:string-value="" table:formula="msoxl:=IF(Translation!B236=&quot;&quot;,&quot;&quot;,Translation!B236)" table:style-name="ce1"/>
          <table:table-cell office:value-type="string" office:string-value="" table:formula="msoxl:= IF(Translation!C236=&quot;&quot;,&quot;&quot;,CHAR(34) &amp; Translation!D236 &amp; CHAR(34))" table:style-name="ce1"/>
          <table:table-cell table:number-columns-repeated="16381"/>
        </table:table-row>
        <table:table-row table:style-name="ro3">
          <table:table-cell office:value-type="string" office:string-value="" table:formula="msoxl:=IF(C237=&quot;&quot;,&quot;&quot;,&quot;#define&quot;)" table:style-name="ce1"/>
          <table:table-cell office:value-type="string" office:string-value="" table:formula="msoxl:=IF(Translation!B237=&quot;&quot;,&quot;&quot;,Translation!B237)" table:style-name="ce1"/>
          <table:table-cell office:value-type="string" office:string-value="" table:formula="msoxl:= IF(Translation!C237=&quot;&quot;,&quot;&quot;,CHAR(34) &amp; Translation!D237 &amp; CHAR(34))" table:style-name="ce1"/>
          <table:table-cell table:number-columns-repeated="16381"/>
        </table:table-row>
        <table:table-row table:style-name="ro3">
          <table:table-cell office:value-type="string" office:string-value="" table:formula="msoxl:=IF(C238=&quot;&quot;,&quot;&quot;,&quot;#define&quot;)" table:style-name="ce1"/>
          <table:table-cell office:value-type="string" office:string-value="" table:formula="msoxl:=IF(Translation!B238=&quot;&quot;,&quot;&quot;,Translation!B238)" table:style-name="ce1"/>
          <table:table-cell office:value-type="string" office:string-value="" table:formula="msoxl:= IF(Translation!C238=&quot;&quot;,&quot;&quot;,CHAR(34) &amp; Translation!D238 &amp; CHAR(34))" table:style-name="ce1"/>
          <table:table-cell table:number-columns-repeated="16381"/>
        </table:table-row>
        <table:table-row table:style-name="ro3">
          <table:table-cell office:value-type="string" office:string-value="" table:formula="msoxl:=IF(C239=&quot;&quot;,&quot;&quot;,&quot;#define&quot;)" table:style-name="ce1"/>
          <table:table-cell office:value-type="string" office:string-value="" table:formula="msoxl:=IF(Translation!B239=&quot;&quot;,&quot;&quot;,Translation!B239)" table:style-name="ce1"/>
          <table:table-cell office:value-type="string" office:string-value="" table:formula="msoxl:= IF(Translation!C239=&quot;&quot;,&quot;&quot;,CHAR(34) &amp; Translation!D239 &amp; CHAR(34))" table:style-name="ce1"/>
          <table:table-cell table:number-columns-repeated="16381"/>
        </table:table-row>
        <table:table-row table:style-name="ro3">
          <table:table-cell office:value-type="string" office:string-value="" table:formula="msoxl:=IF(C240=&quot;&quot;,&quot;&quot;,&quot;#define&quot;)" table:style-name="ce1"/>
          <table:table-cell office:value-type="string" office:string-value="" table:formula="msoxl:=IF(Translation!B240=&quot;&quot;,&quot;&quot;,Translation!B240)" table:style-name="ce1"/>
          <table:table-cell office:value-type="string" office:string-value="" table:formula="msoxl:= IF(Translation!C240=&quot;&quot;,&quot;&quot;,CHAR(34) &amp; Translation!D240 &amp; CHAR(34))" table:style-name="ce1"/>
          <table:table-cell table:number-columns-repeated="16381"/>
        </table:table-row>
        <table:table-row table:style-name="ro3">
          <table:table-cell office:value-type="string" office:string-value="" table:formula="msoxl:=IF(C241=&quot;&quot;,&quot;&quot;,&quot;#define&quot;)" table:style-name="ce1"/>
          <table:table-cell office:value-type="string" office:string-value="" table:formula="msoxl:=IF(Translation!B241=&quot;&quot;,&quot;&quot;,Translation!B241)" table:style-name="ce1"/>
          <table:table-cell office:value-type="string" office:string-value="" table:formula="msoxl:= IF(Translation!C241=&quot;&quot;,&quot;&quot;,CHAR(34) &amp; Translation!D241 &amp; CHAR(34))" table:style-name="ce1"/>
          <table:table-cell table:number-columns-repeated="16381"/>
        </table:table-row>
        <table:table-row table:style-name="ro3">
          <table:table-cell office:value-type="string" office:string-value="" table:formula="msoxl:=IF(C242=&quot;&quot;,&quot;&quot;,&quot;#define&quot;)" table:style-name="ce1"/>
          <table:table-cell office:value-type="string" office:string-value="" table:formula="msoxl:=IF(Translation!B242=&quot;&quot;,&quot;&quot;,Translation!B242)" table:style-name="ce1"/>
          <table:table-cell office:value-type="string" office:string-value="" table:formula="msoxl:= IF(Translation!C242=&quot;&quot;,&quot;&quot;,CHAR(34) &amp; Translation!D242 &amp; CHAR(34))" table:style-name="ce1"/>
          <table:table-cell table:number-columns-repeated="16381"/>
        </table:table-row>
        <table:table-row table:style-name="ro3">
          <table:table-cell office:value-type="string" office:string-value="" table:formula="msoxl:=IF(C243=&quot;&quot;,&quot;&quot;,&quot;#define&quot;)" table:style-name="ce1"/>
          <table:table-cell office:value-type="string" office:string-value="" table:formula="msoxl:=IF(Translation!B243=&quot;&quot;,&quot;&quot;,Translation!B243)" table:style-name="ce1"/>
          <table:table-cell office:value-type="string" office:string-value="" table:formula="msoxl:= IF(Translation!C243=&quot;&quot;,&quot;&quot;,CHAR(34) &amp; Translation!D243 &amp; CHAR(34))" table:style-name="ce1"/>
          <table:table-cell table:number-columns-repeated="16381"/>
        </table:table-row>
        <table:table-row table:style-name="ro3">
          <table:table-cell office:value-type="string" office:string-value="" table:formula="msoxl:=IF(C244=&quot;&quot;,&quot;&quot;,&quot;#define&quot;)" table:style-name="ce1"/>
          <table:table-cell office:value-type="string" office:string-value="" table:formula="msoxl:=IF(Translation!B244=&quot;&quot;,&quot;&quot;,Translation!B244)" table:style-name="ce1"/>
          <table:table-cell office:value-type="string" office:string-value="" table:formula="msoxl:= IF(Translation!C244=&quot;&quot;,&quot;&quot;,CHAR(34) &amp; Translation!D244 &amp; CHAR(34))" table:style-name="ce1"/>
          <table:table-cell table:number-columns-repeated="16381"/>
        </table:table-row>
        <table:table-row table:style-name="ro3">
          <table:table-cell office:value-type="string" office:string-value="" table:formula="msoxl:=IF(C245=&quot;&quot;,&quot;&quot;,&quot;#define&quot;)" table:style-name="ce1"/>
          <table:table-cell office:value-type="string" office:string-value="" table:formula="msoxl:=IF(Translation!B245=&quot;&quot;,&quot;&quot;,Translation!B245)" table:style-name="ce1"/>
          <table:table-cell office:value-type="string" office:string-value="" table:formula="msoxl:= IF(Translation!C245=&quot;&quot;,&quot;&quot;,CHAR(34) &amp; Translation!D245 &amp; CHAR(34))" table:style-name="ce1"/>
          <table:table-cell table:number-columns-repeated="16381"/>
        </table:table-row>
        <table:table-row table:style-name="ro3">
          <table:table-cell office:value-type="string" office:string-value="" table:formula="msoxl:=IF(C246=&quot;&quot;,&quot;&quot;,&quot;#define&quot;)" table:style-name="ce1"/>
          <table:table-cell office:value-type="string" office:string-value="" table:formula="msoxl:=IF(Translation!B246=&quot;&quot;,&quot;&quot;,Translation!B246)" table:style-name="ce1"/>
          <table:table-cell office:value-type="string" office:string-value="" table:formula="msoxl:= IF(Translation!C246=&quot;&quot;,&quot;&quot;,CHAR(34) &amp; Translation!D246 &amp; CHAR(34))" table:style-name="ce1"/>
          <table:table-cell table:number-columns-repeated="16381"/>
        </table:table-row>
        <table:table-row table:style-name="ro3">
          <table:table-cell office:value-type="string" office:string-value="" table:formula="msoxl:=IF(C247=&quot;&quot;,&quot;&quot;,&quot;#define&quot;)" table:style-name="ce1"/>
          <table:table-cell office:value-type="string" office:string-value="" table:formula="msoxl:=IF(Translation!B247=&quot;&quot;,&quot;&quot;,Translation!B247)" table:style-name="ce1"/>
          <table:table-cell office:value-type="string" office:string-value="" table:formula="msoxl:= IF(Translation!C247=&quot;&quot;,&quot;&quot;,CHAR(34) &amp; Translation!D247 &amp; CHAR(34))" table:style-name="ce1"/>
          <table:table-cell table:number-columns-repeated="16381"/>
        </table:table-row>
        <table:table-row table:style-name="ro3">
          <table:table-cell office:value-type="string" office:string-value="" table:formula="msoxl:=IF(C248=&quot;&quot;,&quot;&quot;,&quot;#define&quot;)" table:style-name="ce1"/>
          <table:table-cell office:value-type="string" office:string-value="" table:formula="msoxl:=IF(Translation!B248=&quot;&quot;,&quot;&quot;,Translation!B248)" table:style-name="ce1"/>
          <table:table-cell office:value-type="string" office:string-value="" table:formula="msoxl:= IF(Translation!C248=&quot;&quot;,&quot;&quot;,CHAR(34) &amp; Translation!D248 &amp; CHAR(34))" table:style-name="ce1"/>
          <table:table-cell table:number-columns-repeated="16381"/>
        </table:table-row>
        <table:table-row table:style-name="ro3">
          <table:table-cell office:value-type="string" office:string-value="" table:formula="msoxl:=IF(C249=&quot;&quot;,&quot;&quot;,&quot;#define&quot;)" table:style-name="ce1"/>
          <table:table-cell office:value-type="string" office:string-value="" table:formula="msoxl:=IF(Translation!B249=&quot;&quot;,&quot;&quot;,Translation!B249)" table:style-name="ce1"/>
          <table:table-cell office:value-type="string" office:string-value="" table:formula="msoxl:= IF(Translation!C249=&quot;&quot;,&quot;&quot;,CHAR(34) &amp; Translation!D249 &amp; CHAR(34))" table:style-name="ce1"/>
          <table:table-cell table:number-columns-repeated="16381"/>
        </table:table-row>
        <table:table-row table:style-name="ro3">
          <table:table-cell office:value-type="string" office:string-value="" table:formula="msoxl:=IF(C250=&quot;&quot;,&quot;&quot;,&quot;#define&quot;)" table:style-name="ce1"/>
          <table:table-cell office:value-type="string" office:string-value="" table:formula="msoxl:=IF(Translation!B250=&quot;&quot;,&quot;&quot;,Translation!B250)" table:style-name="ce1"/>
          <table:table-cell office:value-type="string" office:string-value="" table:formula="msoxl:= IF(Translation!C250=&quot;&quot;,&quot;&quot;,CHAR(34) &amp; Translation!D250 &amp; CHAR(34))" table:style-name="ce1"/>
          <table:table-cell table:number-columns-repeated="16381"/>
        </table:table-row>
        <table:table-row table:style-name="ro3">
          <table:table-cell office:value-type="string" office:string-value="" table:formula="msoxl:=IF(C251=&quot;&quot;,&quot;&quot;,&quot;#define&quot;)" table:style-name="ce1"/>
          <table:table-cell office:value-type="string" office:string-value="" table:formula="msoxl:=IF(Translation!B251=&quot;&quot;,&quot;&quot;,Translation!B251)" table:style-name="ce1"/>
          <table:table-cell office:value-type="string" office:string-value="" table:formula="msoxl:= IF(Translation!C251=&quot;&quot;,&quot;&quot;,CHAR(34) &amp; Translation!D251 &amp; CHAR(34))" table:style-name="ce1"/>
          <table:table-cell table:number-columns-repeated="16381"/>
        </table:table-row>
        <table:table-row table:style-name="ro3">
          <table:table-cell office:value-type="string" office:string-value="" table:formula="msoxl:=IF(C252=&quot;&quot;,&quot;&quot;,&quot;#define&quot;)" table:style-name="ce1"/>
          <table:table-cell office:value-type="string" office:string-value="" table:formula="msoxl:=IF(Translation!B252=&quot;&quot;,&quot;&quot;,Translation!B252)" table:style-name="ce1"/>
          <table:table-cell office:value-type="string" office:string-value="" table:formula="msoxl:= IF(Translation!C252=&quot;&quot;,&quot;&quot;,CHAR(34) &amp; Translation!D252 &amp; CHAR(34))" table:style-name="ce1"/>
          <table:table-cell table:number-columns-repeated="16381"/>
        </table:table-row>
        <table:table-row table:style-name="ro3">
          <table:table-cell office:value-type="string" office:string-value="" table:formula="msoxl:=IF(C253=&quot;&quot;,&quot;&quot;,&quot;#define&quot;)" table:style-name="ce1"/>
          <table:table-cell office:value-type="string" office:string-value="" table:formula="msoxl:=IF(Translation!B253=&quot;&quot;,&quot;&quot;,Translation!B253)" table:style-name="ce1"/>
          <table:table-cell office:value-type="string" office:string-value="" table:formula="msoxl:= IF(Translation!C253=&quot;&quot;,&quot;&quot;,CHAR(34) &amp; Translation!D253 &amp; CHAR(34))" table:style-name="ce1"/>
          <table:table-cell table:number-columns-repeated="16381"/>
        </table:table-row>
        <table:table-row table:style-name="ro3">
          <table:table-cell office:value-type="string" office:string-value="" table:formula="msoxl:=IF(C254=&quot;&quot;,&quot;&quot;,&quot;#define&quot;)" table:style-name="ce1"/>
          <table:table-cell office:value-type="string" office:string-value="" table:formula="msoxl:=IF(Translation!B254=&quot;&quot;,&quot;&quot;,Translation!B254)" table:style-name="ce1"/>
          <table:table-cell office:value-type="string" office:string-value="" table:formula="msoxl:= IF(Translation!C254=&quot;&quot;,&quot;&quot;,CHAR(34) &amp; Translation!D254 &amp; CHAR(34))" table:style-name="ce1"/>
          <table:table-cell table:number-columns-repeated="16381"/>
        </table:table-row>
        <table:table-row table:style-name="ro3">
          <table:table-cell office:value-type="string" office:string-value="" table:formula="msoxl:=IF(C255=&quot;&quot;,&quot;&quot;,&quot;#define&quot;)" table:style-name="ce1"/>
          <table:table-cell office:value-type="string" office:string-value="" table:formula="msoxl:=IF(Translation!B255=&quot;&quot;,&quot;&quot;,Translation!B255)" table:style-name="ce1"/>
          <table:table-cell office:value-type="string" office:string-value="" table:formula="msoxl:= IF(Translation!C255=&quot;&quot;,&quot;&quot;,CHAR(34) &amp; Translation!D255 &amp; CHAR(34))" table:style-name="ce1"/>
          <table:table-cell table:number-columns-repeated="16381"/>
        </table:table-row>
        <table:table-row table:style-name="ro3">
          <table:table-cell office:value-type="string" office:string-value="" table:formula="msoxl:=IF(C256=&quot;&quot;,&quot;&quot;,&quot;#define&quot;)" table:style-name="ce1"/>
          <table:table-cell office:value-type="string" office:string-value="" table:formula="msoxl:=IF(Translation!B256=&quot;&quot;,&quot;&quot;,Translation!B256)" table:style-name="ce1"/>
          <table:table-cell office:value-type="string" office:string-value="" table:formula="msoxl:= IF(Translation!C256=&quot;&quot;,&quot;&quot;,CHAR(34) &amp; Translation!D256 &amp; CHAR(34))" table:style-name="ce1"/>
          <table:table-cell table:number-columns-repeated="16381"/>
        </table:table-row>
        <table:table-row table:style-name="ro3">
          <table:table-cell office:value-type="string" office:string-value="" table:formula="msoxl:=IF(C257=&quot;&quot;,&quot;&quot;,&quot;#define&quot;)" table:style-name="ce1"/>
          <table:table-cell office:value-type="string" office:string-value="" table:formula="msoxl:=IF(Translation!B257=&quot;&quot;,&quot;&quot;,Translation!B257)" table:style-name="ce1"/>
          <table:table-cell office:value-type="string" office:string-value="" table:formula="msoxl:= IF(Translation!C257=&quot;&quot;,&quot;&quot;,CHAR(34) &amp; Translation!D257 &amp; CHAR(34))" table:style-name="ce1"/>
          <table:table-cell table:number-columns-repeated="16381"/>
        </table:table-row>
        <table:table-row table:style-name="ro3">
          <table:table-cell office:value-type="string" office:string-value="" table:formula="msoxl:=IF(C258=&quot;&quot;,&quot;&quot;,&quot;#define&quot;)" table:style-name="ce1"/>
          <table:table-cell office:value-type="string" office:string-value="" table:formula="msoxl:=IF(Translation!B258=&quot;&quot;,&quot;&quot;,Translation!B258)" table:style-name="ce1"/>
          <table:table-cell office:value-type="string" office:string-value="" table:formula="msoxl:= IF(Translation!C258=&quot;&quot;,&quot;&quot;,CHAR(34) &amp; Translation!D258 &amp; CHAR(34))" table:style-name="ce1"/>
          <table:table-cell table:number-columns-repeated="16381"/>
        </table:table-row>
        <table:table-row table:style-name="ro3">
          <table:table-cell office:value-type="string" office:string-value="" table:formula="msoxl:=IF(C259=&quot;&quot;,&quot;&quot;,&quot;#define&quot;)" table:style-name="ce1"/>
          <table:table-cell office:value-type="string" office:string-value="" table:formula="msoxl:=IF(Translation!B259=&quot;&quot;,&quot;&quot;,Translation!B259)" table:style-name="ce1"/>
          <table:table-cell office:value-type="string" office:string-value="" table:formula="msoxl:= IF(Translation!C259=&quot;&quot;,&quot;&quot;,CHAR(34) &amp; Translation!D259 &amp; CHAR(34))" table:style-name="ce1"/>
          <table:table-cell table:number-columns-repeated="16381"/>
        </table:table-row>
        <table:table-row table:style-name="ro3">
          <table:table-cell office:value-type="string" office:string-value="" table:formula="msoxl:=IF(C260=&quot;&quot;,&quot;&quot;,&quot;#define&quot;)" table:style-name="ce1"/>
          <table:table-cell office:value-type="string" office:string-value="" table:formula="msoxl:=IF(Translation!B260=&quot;&quot;,&quot;&quot;,Translation!B260)" table:style-name="ce1"/>
          <table:table-cell office:value-type="string" office:string-value="" table:formula="msoxl:= IF(Translation!C260=&quot;&quot;,&quot;&quot;,CHAR(34) &amp; Translation!D260 &amp; CHAR(34))" table:style-name="ce1"/>
          <table:table-cell table:number-columns-repeated="16381"/>
        </table:table-row>
        <table:table-row table:style-name="ro3">
          <table:table-cell office:value-type="string" office:string-value="" table:formula="msoxl:=IF(C261=&quot;&quot;,&quot;&quot;,&quot;#define&quot;)" table:style-name="ce1"/>
          <table:table-cell office:value-type="string" office:string-value="" table:formula="msoxl:=IF(Translation!B261=&quot;&quot;,&quot;&quot;,Translation!B261)" table:style-name="ce1"/>
          <table:table-cell office:value-type="string" office:string-value="" table:formula="msoxl:= IF(Translation!C261=&quot;&quot;,&quot;&quot;,CHAR(34) &amp; Translation!D261 &amp; CHAR(34))" table:style-name="ce1"/>
          <table:table-cell table:number-columns-repeated="16381"/>
        </table:table-row>
        <table:table-row table:style-name="ro3">
          <table:table-cell office:value-type="string" office:string-value="" table:formula="msoxl:=IF(C262=&quot;&quot;,&quot;&quot;,&quot;#define&quot;)" table:style-name="ce1"/>
          <table:table-cell office:value-type="string" office:string-value="" table:formula="msoxl:=IF(Translation!B262=&quot;&quot;,&quot;&quot;,Translation!B262)" table:style-name="ce1"/>
          <table:table-cell office:value-type="string" office:string-value="" table:formula="msoxl:= IF(Translation!C262=&quot;&quot;,&quot;&quot;,CHAR(34) &amp; Translation!D262 &amp; CHAR(34))" table:style-name="ce1"/>
          <table:table-cell table:number-columns-repeated="16381"/>
        </table:table-row>
        <table:table-row table:style-name="ro3">
          <table:table-cell office:value-type="string" office:string-value="" table:formula="msoxl:=IF(C263=&quot;&quot;,&quot;&quot;,&quot;#define&quot;)" table:style-name="ce1"/>
          <table:table-cell office:value-type="string" office:string-value="" table:formula="msoxl:=IF(Translation!B263=&quot;&quot;,&quot;&quot;,Translation!B263)" table:style-name="ce1"/>
          <table:table-cell office:value-type="string" office:string-value="" table:formula="msoxl:= IF(Translation!C263=&quot;&quot;,&quot;&quot;,CHAR(34) &amp; Translation!D263 &amp; CHAR(34))" table:style-name="ce1"/>
          <table:table-cell table:number-columns-repeated="16381"/>
        </table:table-row>
        <table:table-row table:style-name="ro3">
          <table:table-cell office:value-type="string" office:string-value="" table:formula="msoxl:=IF(C264=&quot;&quot;,&quot;&quot;,&quot;#define&quot;)" table:style-name="ce1"/>
          <table:table-cell office:value-type="string" office:string-value="" table:formula="msoxl:=IF(Translation!B264=&quot;&quot;,&quot;&quot;,Translation!B264)" table:style-name="ce1"/>
          <table:table-cell office:value-type="string" office:string-value="" table:formula="msoxl:= IF(Translation!C264=&quot;&quot;,&quot;&quot;,CHAR(34) &amp; Translation!D264 &amp; CHAR(34))" table:style-name="ce1"/>
          <table:table-cell table:number-columns-repeated="16381"/>
        </table:table-row>
        <table:table-row table:style-name="ro3">
          <table:table-cell office:value-type="string" office:string-value="" table:formula="msoxl:=IF(C265=&quot;&quot;,&quot;&quot;,&quot;#define&quot;)" table:style-name="ce1"/>
          <table:table-cell office:value-type="string" office:string-value="" table:formula="msoxl:=IF(Translation!B265=&quot;&quot;,&quot;&quot;,Translation!B265)" table:style-name="ce1"/>
          <table:table-cell office:value-type="string" office:string-value="" table:formula="msoxl:= IF(Translation!C265=&quot;&quot;,&quot;&quot;,CHAR(34) &amp; Translation!D265 &amp; CHAR(34))" table:style-name="ce1"/>
          <table:table-cell table:number-columns-repeated="16381"/>
        </table:table-row>
        <table:table-row table:style-name="ro3">
          <table:table-cell office:value-type="string" office:string-value="" table:formula="msoxl:=IF(C266=&quot;&quot;,&quot;&quot;,&quot;#define&quot;)" table:style-name="ce1"/>
          <table:table-cell office:value-type="string" office:string-value="" table:formula="msoxl:=IF(Translation!B266=&quot;&quot;,&quot;&quot;,Translation!B266)" table:style-name="ce1"/>
          <table:table-cell office:value-type="string" office:string-value="" table:formula="msoxl:= IF(Translation!C266=&quot;&quot;,&quot;&quot;,CHAR(34) &amp; Translation!D266 &amp; CHAR(34))" table:style-name="ce1"/>
          <table:table-cell table:number-columns-repeated="16381"/>
        </table:table-row>
        <table:table-row table:style-name="ro3">
          <table:table-cell office:value-type="string" office:string-value="" table:formula="msoxl:=IF(C267=&quot;&quot;,&quot;&quot;,&quot;#define&quot;)" table:style-name="ce1"/>
          <table:table-cell office:value-type="string" office:string-value="" table:formula="msoxl:=IF(Translation!B267=&quot;&quot;,&quot;&quot;,Translation!B267)" table:style-name="ce1"/>
          <table:table-cell office:value-type="string" office:string-value="" table:formula="msoxl:= IF(Translation!C267=&quot;&quot;,&quot;&quot;,CHAR(34) &amp; Translation!D267 &amp; CHAR(34))" table:style-name="ce1"/>
          <table:table-cell table:number-columns-repeated="16381"/>
        </table:table-row>
        <table:table-row table:style-name="ro3">
          <table:table-cell office:value-type="string" office:string-value="" table:formula="msoxl:=IF(C268=&quot;&quot;,&quot;&quot;,&quot;#define&quot;)" table:style-name="ce1"/>
          <table:table-cell office:value-type="string" office:string-value="" table:formula="msoxl:=IF(Translation!B268=&quot;&quot;,&quot;&quot;,Translation!B268)" table:style-name="ce1"/>
          <table:table-cell office:value-type="string" office:string-value="" table:formula="msoxl:= IF(Translation!C268=&quot;&quot;,&quot;&quot;,CHAR(34) &amp; Translation!D268 &amp; CHAR(34))" table:style-name="ce1"/>
          <table:table-cell table:number-columns-repeated="16381"/>
        </table:table-row>
        <table:table-row table:style-name="ro3">
          <table:table-cell office:value-type="string" office:string-value="" table:formula="msoxl:=IF(C269=&quot;&quot;,&quot;&quot;,&quot;#define&quot;)" table:style-name="ce1"/>
          <table:table-cell office:value-type="string" office:string-value="" table:formula="msoxl:=IF(Translation!B269=&quot;&quot;,&quot;&quot;,Translation!B269)" table:style-name="ce1"/>
          <table:table-cell office:value-type="string" office:string-value="" table:formula="msoxl:= IF(Translation!C269=&quot;&quot;,&quot;&quot;,CHAR(34) &amp; Translation!D269 &amp; CHAR(34))" table:style-name="ce1"/>
          <table:table-cell table:number-columns-repeated="16381"/>
        </table:table-row>
        <table:table-row table:style-name="ro3">
          <table:table-cell office:value-type="string" office:string-value="" table:formula="msoxl:=IF(C270=&quot;&quot;,&quot;&quot;,&quot;#define&quot;)" table:style-name="ce1"/>
          <table:table-cell office:value-type="string" office:string-value="" table:formula="msoxl:=IF(Translation!B270=&quot;&quot;,&quot;&quot;,Translation!B270)" table:style-name="ce1"/>
          <table:table-cell office:value-type="string" office:string-value="" table:formula="msoxl:= IF(Translation!C270=&quot;&quot;,&quot;&quot;,CHAR(34) &amp; Translation!D270 &amp; CHAR(34))" table:style-name="ce1"/>
          <table:table-cell table:number-columns-repeated="16381"/>
        </table:table-row>
        <table:table-row table:style-name="ro3">
          <table:table-cell office:value-type="string" office:string-value="" table:formula="msoxl:=IF(C271=&quot;&quot;,&quot;&quot;,&quot;#define&quot;)" table:style-name="ce1"/>
          <table:table-cell office:value-type="string" office:string-value="" table:formula="msoxl:=IF(Translation!B271=&quot;&quot;,&quot;&quot;,Translation!B271)" table:style-name="ce1"/>
          <table:table-cell office:value-type="string" office:string-value="" table:formula="msoxl:= IF(Translation!C271=&quot;&quot;,&quot;&quot;,CHAR(34) &amp; Translation!D271 &amp; CHAR(34))" table:style-name="ce1"/>
          <table:table-cell table:number-columns-repeated="16381"/>
        </table:table-row>
        <table:table-row table:style-name="ro3">
          <table:table-cell office:value-type="string" office:string-value="" table:formula="msoxl:=IF(C272=&quot;&quot;,&quot;&quot;,&quot;#define&quot;)" table:style-name="ce1"/>
          <table:table-cell office:value-type="string" office:string-value="" table:formula="msoxl:=IF(Translation!B272=&quot;&quot;,&quot;&quot;,Translation!B272)" table:style-name="ce1"/>
          <table:table-cell office:value-type="string" office:string-value="" table:formula="msoxl:= IF(Translation!C272=&quot;&quot;,&quot;&quot;,CHAR(34) &amp; Translation!D272 &amp; CHAR(34))" table:style-name="ce1"/>
          <table:table-cell table:number-columns-repeated="16381"/>
        </table:table-row>
        <table:table-row table:style-name="ro3">
          <table:table-cell office:value-type="string" office:string-value="" table:formula="msoxl:=IF(C273=&quot;&quot;,&quot;&quot;,&quot;#define&quot;)" table:style-name="ce1"/>
          <table:table-cell office:value-type="string" office:string-value="" table:formula="msoxl:=IF(Translation!B273=&quot;&quot;,&quot;&quot;,Translation!B273)" table:style-name="ce1"/>
          <table:table-cell office:value-type="string" office:string-value="" table:formula="msoxl:= IF(Translation!C273=&quot;&quot;,&quot;&quot;,CHAR(34) &amp; Translation!D273 &amp; CHAR(34))" table:style-name="ce1"/>
          <table:table-cell table:number-columns-repeated="16381"/>
        </table:table-row>
        <table:table-row table:style-name="ro3">
          <table:table-cell office:value-type="string" office:string-value="" table:formula="msoxl:=IF(C274=&quot;&quot;,&quot;&quot;,&quot;#define&quot;)" table:style-name="ce1"/>
          <table:table-cell office:value-type="string" office:string-value="" table:formula="msoxl:=IF(Translation!B274=&quot;&quot;,&quot;&quot;,Translation!B274)" table:style-name="ce1"/>
          <table:table-cell office:value-type="string" office:string-value="" table:formula="msoxl:= IF(Translation!C274=&quot;&quot;,&quot;&quot;,CHAR(34) &amp; Translation!D274 &amp; CHAR(34))" table:style-name="ce1"/>
          <table:table-cell table:number-columns-repeated="16381"/>
        </table:table-row>
        <table:table-row table:style-name="ro3">
          <table:table-cell office:value-type="string" office:string-value="" table:formula="msoxl:=IF(C275=&quot;&quot;,&quot;&quot;,&quot;#define&quot;)" table:style-name="ce1"/>
          <table:table-cell office:value-type="string" office:string-value="" table:formula="msoxl:=IF(Translation!B275=&quot;&quot;,&quot;&quot;,Translation!B275)" table:style-name="ce1"/>
          <table:table-cell office:value-type="string" office:string-value="" table:formula="msoxl:= IF(Translation!C275=&quot;&quot;,&quot;&quot;,CHAR(34) &amp; Translation!D275 &amp; CHAR(34))" table:style-name="ce1"/>
          <table:table-cell table:number-columns-repeated="16381"/>
        </table:table-row>
        <table:table-row table:style-name="ro3">
          <table:table-cell office:value-type="string" office:string-value="" table:formula="msoxl:=IF(C276=&quot;&quot;,&quot;&quot;,&quot;#define&quot;)" table:style-name="ce1"/>
          <table:table-cell office:value-type="string" office:string-value="" table:formula="msoxl:=IF(Translation!B276=&quot;&quot;,&quot;&quot;,Translation!B276)" table:style-name="ce1"/>
          <table:table-cell office:value-type="string" office:string-value="" table:formula="msoxl:= IF(Translation!C276=&quot;&quot;,&quot;&quot;,CHAR(34) &amp; Translation!D276 &amp; CHAR(34))" table:style-name="ce1"/>
          <table:table-cell table:number-columns-repeated="16381"/>
        </table:table-row>
        <table:table-row table:style-name="ro3">
          <table:table-cell office:value-type="string" office:string-value="" table:formula="msoxl:=IF(C277=&quot;&quot;,&quot;&quot;,&quot;#define&quot;)" table:style-name="ce1"/>
          <table:table-cell office:value-type="string" office:string-value="" table:formula="msoxl:=IF(Translation!B277=&quot;&quot;,&quot;&quot;,Translation!B277)" table:style-name="ce1"/>
          <table:table-cell office:value-type="string" office:string-value="" table:formula="msoxl:= IF(Translation!C277=&quot;&quot;,&quot;&quot;,CHAR(34) &amp; Translation!D277 &amp; CHAR(34))" table:style-name="ce1"/>
          <table:table-cell table:number-columns-repeated="16381"/>
        </table:table-row>
        <table:table-row table:style-name="ro3">
          <table:table-cell office:value-type="string" office:string-value="" table:formula="msoxl:=IF(C278=&quot;&quot;,&quot;&quot;,&quot;#define&quot;)" table:style-name="ce1"/>
          <table:table-cell office:value-type="string" office:string-value="" table:formula="msoxl:=IF(Translation!B278=&quot;&quot;,&quot;&quot;,Translation!B278)" table:style-name="ce1"/>
          <table:table-cell office:value-type="string" office:string-value="" table:formula="msoxl:= IF(Translation!C278=&quot;&quot;,&quot;&quot;,CHAR(34) &amp; Translation!D278 &amp; CHAR(34))" table:style-name="ce1"/>
          <table:table-cell table:number-columns-repeated="16381"/>
        </table:table-row>
        <table:table-row table:style-name="ro3">
          <table:table-cell office:value-type="string" office:string-value="" table:formula="msoxl:=IF(C279=&quot;&quot;,&quot;&quot;,&quot;#define&quot;)" table:style-name="ce1"/>
          <table:table-cell office:value-type="string" office:string-value="" table:formula="msoxl:=IF(Translation!B279=&quot;&quot;,&quot;&quot;,Translation!B279)" table:style-name="ce1"/>
          <table:table-cell office:value-type="string" office:string-value="" table:formula="msoxl:= IF(Translation!C279=&quot;&quot;,&quot;&quot;,CHAR(34) &amp; Translation!D279 &amp; CHAR(34))" table:style-name="ce1"/>
          <table:table-cell table:number-columns-repeated="16381"/>
        </table:table-row>
        <table:table-row table:style-name="ro3">
          <table:table-cell office:value-type="string" office:string-value="" table:formula="msoxl:=IF(C280=&quot;&quot;,&quot;&quot;,&quot;#define&quot;)" table:style-name="ce1"/>
          <table:table-cell office:value-type="string" office:string-value="" table:formula="msoxl:=IF(Translation!B280=&quot;&quot;,&quot;&quot;,Translation!B280)" table:style-name="ce1"/>
          <table:table-cell office:value-type="string" office:string-value="" table:formula="msoxl:= IF(Translation!C280=&quot;&quot;,&quot;&quot;,CHAR(34) &amp; Translation!D280 &amp; CHAR(34))" table:style-name="ce1"/>
          <table:table-cell table:number-columns-repeated="16381"/>
        </table:table-row>
        <table:table-row table:style-name="ro3">
          <table:table-cell office:value-type="string" office:string-value="" table:formula="msoxl:=IF(C281=&quot;&quot;,&quot;&quot;,&quot;#define&quot;)" table:style-name="ce1"/>
          <table:table-cell office:value-type="string" office:string-value="" table:formula="msoxl:=IF(Translation!B281=&quot;&quot;,&quot;&quot;,Translation!B281)" table:style-name="ce1"/>
          <table:table-cell office:value-type="string" office:string-value="" table:formula="msoxl:= IF(Translation!C281=&quot;&quot;,&quot;&quot;,CHAR(34) &amp; Translation!D281 &amp; CHAR(34))" table:style-name="ce1"/>
          <table:table-cell table:number-columns-repeated="16381"/>
        </table:table-row>
        <table:table-row table:style-name="ro3">
          <table:table-cell office:value-type="string" office:string-value="" table:formula="msoxl:=IF(C282=&quot;&quot;,&quot;&quot;,&quot;#define&quot;)" table:style-name="ce1"/>
          <table:table-cell office:value-type="string" office:string-value="" table:formula="msoxl:=IF(Translation!B282=&quot;&quot;,&quot;&quot;,Translation!B282)" table:style-name="ce1"/>
          <table:table-cell office:value-type="string" office:string-value="" table:formula="msoxl:= IF(Translation!C282=&quot;&quot;,&quot;&quot;,CHAR(34) &amp; Translation!D282 &amp; CHAR(34))" table:style-name="ce1"/>
          <table:table-cell table:number-columns-repeated="16381"/>
        </table:table-row>
        <table:table-row table:style-name="ro3">
          <table:table-cell office:value-type="string" office:string-value="" table:formula="msoxl:=IF(C283=&quot;&quot;,&quot;&quot;,&quot;#define&quot;)" table:style-name="ce1"/>
          <table:table-cell office:value-type="string" office:string-value="" table:formula="msoxl:=IF(Translation!B283=&quot;&quot;,&quot;&quot;,Translation!B283)" table:style-name="ce1"/>
          <table:table-cell office:value-type="string" office:string-value="" table:formula="msoxl:= IF(Translation!C283=&quot;&quot;,&quot;&quot;,CHAR(34) &amp; Translation!D283 &amp; CHAR(34))" table:style-name="ce1"/>
          <table:table-cell table:number-columns-repeated="16381"/>
        </table:table-row>
        <table:table-row table:style-name="ro3">
          <table:table-cell office:value-type="string" office:string-value="" table:formula="msoxl:=IF(C284=&quot;&quot;,&quot;&quot;,&quot;#define&quot;)" table:style-name="ce1"/>
          <table:table-cell office:value-type="string" office:string-value="" table:formula="msoxl:=IF(Translation!B284=&quot;&quot;,&quot;&quot;,Translation!B284)" table:style-name="ce1"/>
          <table:table-cell office:value-type="string" office:string-value="" table:formula="msoxl:= IF(Translation!C284=&quot;&quot;,&quot;&quot;,CHAR(34) &amp; Translation!D284 &amp; CHAR(34))" table:style-name="ce1"/>
          <table:table-cell table:number-columns-repeated="16381"/>
        </table:table-row>
        <table:table-row table:style-name="ro3">
          <table:table-cell office:value-type="string" office:string-value="" table:formula="msoxl:=IF(C285=&quot;&quot;,&quot;&quot;,&quot;#define&quot;)" table:style-name="ce1"/>
          <table:table-cell office:value-type="string" office:string-value="" table:formula="msoxl:=IF(Translation!B285=&quot;&quot;,&quot;&quot;,Translation!B285)" table:style-name="ce1"/>
          <table:table-cell office:value-type="string" office:string-value="" table:formula="msoxl:= IF(Translation!C285=&quot;&quot;,&quot;&quot;,CHAR(34) &amp; Translation!D285 &amp; CHAR(34))" table:style-name="ce1"/>
          <table:table-cell table:number-columns-repeated="16381"/>
        </table:table-row>
        <table:table-row table:style-name="ro3">
          <table:table-cell office:value-type="string" office:string-value="" table:formula="msoxl:=IF(C286=&quot;&quot;,&quot;&quot;,&quot;#define&quot;)" table:style-name="ce1"/>
          <table:table-cell office:value-type="string" office:string-value="" table:formula="msoxl:=IF(Translation!B286=&quot;&quot;,&quot;&quot;,Translation!B286)" table:style-name="ce1"/>
          <table:table-cell office:value-type="string" office:string-value="" table:formula="msoxl:= IF(Translation!C286=&quot;&quot;,&quot;&quot;,CHAR(34) &amp; Translation!D286 &amp; CHAR(34))" table:style-name="ce1"/>
          <table:table-cell table:number-columns-repeated="16381"/>
        </table:table-row>
        <table:table-row table:style-name="ro3">
          <table:table-cell office:value-type="string" office:string-value="" table:formula="msoxl:=IF(C287=&quot;&quot;,&quot;&quot;,&quot;#define&quot;)" table:style-name="ce1"/>
          <table:table-cell office:value-type="string" office:string-value="" table:formula="msoxl:=IF(Translation!B287=&quot;&quot;,&quot;&quot;,Translation!B287)" table:style-name="ce1"/>
          <table:table-cell office:value-type="string" office:string-value="" table:formula="msoxl:= IF(Translation!C287=&quot;&quot;,&quot;&quot;,CHAR(34) &amp; Translation!D287 &amp; CHAR(34))" table:style-name="ce1"/>
          <table:table-cell table:number-columns-repeated="16381"/>
        </table:table-row>
        <table:table-row table:style-name="ro3">
          <table:table-cell office:value-type="string" office:string-value="" table:formula="msoxl:=IF(C288=&quot;&quot;,&quot;&quot;,&quot;#define&quot;)" table:style-name="ce1"/>
          <table:table-cell office:value-type="string" office:string-value="" table:formula="msoxl:=IF(Translation!B288=&quot;&quot;,&quot;&quot;,Translation!B288)" table:style-name="ce1"/>
          <table:table-cell office:value-type="string" office:string-value="" table:formula="msoxl:= IF(Translation!C288=&quot;&quot;,&quot;&quot;,CHAR(34) &amp; Translation!D288 &amp; CHAR(34))" table:style-name="ce1"/>
          <table:table-cell table:number-columns-repeated="16381"/>
        </table:table-row>
        <table:table-row table:style-name="ro3">
          <table:table-cell office:value-type="string" office:string-value="" table:formula="msoxl:=IF(C289=&quot;&quot;,&quot;&quot;,&quot;#define&quot;)" table:style-name="ce1"/>
          <table:table-cell office:value-type="string" office:string-value="" table:formula="msoxl:=IF(Translation!B289=&quot;&quot;,&quot;&quot;,Translation!B289)" table:style-name="ce1"/>
          <table:table-cell office:value-type="string" office:string-value="" table:formula="msoxl:= IF(Translation!C289=&quot;&quot;,&quot;&quot;,CHAR(34) &amp; Translation!D289 &amp; CHAR(34))" table:style-name="ce1"/>
          <table:table-cell table:number-columns-repeated="16381"/>
        </table:table-row>
        <table:table-row table:style-name="ro3">
          <table:table-cell office:value-type="string" office:string-value="" table:formula="msoxl:=IF(C290=&quot;&quot;,&quot;&quot;,&quot;#define&quot;)" table:style-name="ce1"/>
          <table:table-cell office:value-type="string" office:string-value="" table:formula="msoxl:=IF(Translation!B290=&quot;&quot;,&quot;&quot;,Translation!B290)" table:style-name="ce1"/>
          <table:table-cell office:value-type="string" office:string-value="" table:formula="msoxl:= IF(Translation!C290=&quot;&quot;,&quot;&quot;,CHAR(34) &amp; Translation!D290 &amp; CHAR(34))" table:style-name="ce1"/>
          <table:table-cell table:number-columns-repeated="16381"/>
        </table:table-row>
        <table:table-row table:style-name="ro3">
          <table:table-cell office:value-type="string" office:string-value="" table:formula="msoxl:=IF(C291=&quot;&quot;,&quot;&quot;,&quot;#define&quot;)" table:style-name="ce1"/>
          <table:table-cell office:value-type="string" office:string-value="" table:formula="msoxl:=IF(Translation!B291=&quot;&quot;,&quot;&quot;,Translation!B291)" table:style-name="ce1"/>
          <table:table-cell office:value-type="string" office:string-value="" table:formula="msoxl:= IF(Translation!C291=&quot;&quot;,&quot;&quot;,CHAR(34) &amp; Translation!D291 &amp; CHAR(34))" table:style-name="ce1"/>
          <table:table-cell table:number-columns-repeated="16381"/>
        </table:table-row>
        <table:table-row table:style-name="ro3">
          <table:table-cell office:value-type="string" office:string-value="" table:formula="msoxl:=IF(C292=&quot;&quot;,&quot;&quot;,&quot;#define&quot;)" table:style-name="ce1"/>
          <table:table-cell office:value-type="string" office:string-value="" table:formula="msoxl:=IF(Translation!B292=&quot;&quot;,&quot;&quot;,Translation!B292)" table:style-name="ce1"/>
          <table:table-cell office:value-type="string" office:string-value="" table:formula="msoxl:= IF(Translation!C292=&quot;&quot;,&quot;&quot;,CHAR(34) &amp; Translation!D292 &amp; CHAR(34))" table:style-name="ce1"/>
          <table:table-cell table:number-columns-repeated="16381"/>
        </table:table-row>
        <table:table-row table:style-name="ro3">
          <table:table-cell office:value-type="string" office:string-value="" table:formula="msoxl:=IF(C293=&quot;&quot;,&quot;&quot;,&quot;#define&quot;)" table:style-name="ce1"/>
          <table:table-cell office:value-type="string" office:string-value="" table:formula="msoxl:=IF(Translation!B293=&quot;&quot;,&quot;&quot;,Translation!B293)" table:style-name="ce1"/>
          <table:table-cell office:value-type="string" office:string-value="" table:formula="msoxl:= IF(Translation!C293=&quot;&quot;,&quot;&quot;,CHAR(34) &amp; Translation!D293 &amp; CHAR(34))" table:style-name="ce1"/>
          <table:table-cell table:number-columns-repeated="16381"/>
        </table:table-row>
        <table:table-row table:style-name="ro3">
          <table:table-cell office:value-type="string" office:string-value="" table:formula="msoxl:=IF(C294=&quot;&quot;,&quot;&quot;,&quot;#define&quot;)" table:style-name="ce1"/>
          <table:table-cell office:value-type="string" office:string-value="" table:formula="msoxl:=IF(Translation!B294=&quot;&quot;,&quot;&quot;,Translation!B294)" table:style-name="ce1"/>
          <table:table-cell office:value-type="string" office:string-value="" table:formula="msoxl:= IF(Translation!C294=&quot;&quot;,&quot;&quot;,CHAR(34) &amp; Translation!D294 &amp; CHAR(34))" table:style-name="ce1"/>
          <table:table-cell table:number-columns-repeated="16381"/>
        </table:table-row>
        <table:table-row table:style-name="ro3">
          <table:table-cell office:value-type="string" office:string-value="" table:formula="msoxl:=IF(C295=&quot;&quot;,&quot;&quot;,&quot;#define&quot;)" table:style-name="ce1"/>
          <table:table-cell office:value-type="string" office:string-value="" table:formula="msoxl:=IF(Translation!B295=&quot;&quot;,&quot;&quot;,Translation!B295)" table:style-name="ce1"/>
          <table:table-cell office:value-type="string" office:string-value="" table:formula="msoxl:= IF(Translation!C295=&quot;&quot;,&quot;&quot;,CHAR(34) &amp; Translation!D295 &amp; CHAR(34))" table:style-name="ce1"/>
          <table:table-cell table:number-columns-repeated="16381"/>
        </table:table-row>
        <table:table-row table:style-name="ro3">
          <table:table-cell office:value-type="string" office:string-value="" table:formula="msoxl:=IF(C296=&quot;&quot;,&quot;&quot;,&quot;#define&quot;)" table:style-name="ce1"/>
          <table:table-cell office:value-type="string" office:string-value="" table:formula="msoxl:=IF(Translation!B296=&quot;&quot;,&quot;&quot;,Translation!B296)" table:style-name="ce1"/>
          <table:table-cell office:value-type="string" office:string-value="" table:formula="msoxl:= IF(Translation!C296=&quot;&quot;,&quot;&quot;,CHAR(34) &amp; Translation!D296 &amp; CHAR(34))" table:style-name="ce1"/>
          <table:table-cell table:number-columns-repeated="16381"/>
        </table:table-row>
        <table:table-row table:style-name="ro3">
          <table:table-cell office:value-type="string" office:string-value="" table:formula="msoxl:=IF(C297=&quot;&quot;,&quot;&quot;,&quot;#define&quot;)" table:style-name="ce1"/>
          <table:table-cell office:value-type="string" office:string-value="" table:formula="msoxl:=IF(Translation!B297=&quot;&quot;,&quot;&quot;,Translation!B297)" table:style-name="ce1"/>
          <table:table-cell office:value-type="string" office:string-value="" table:formula="msoxl:= IF(Translation!C297=&quot;&quot;,&quot;&quot;,CHAR(34) &amp; Translation!D297 &amp; CHAR(34))" table:style-name="ce1"/>
          <table:table-cell table:number-columns-repeated="16381"/>
        </table:table-row>
        <table:table-row table:style-name="ro3">
          <table:table-cell office:value-type="string" office:string-value="" table:formula="msoxl:=IF(C298=&quot;&quot;,&quot;&quot;,&quot;#define&quot;)" table:style-name="ce1"/>
          <table:table-cell office:value-type="string" office:string-value="" table:formula="msoxl:=IF(Translation!B298=&quot;&quot;,&quot;&quot;,Translation!B298)" table:style-name="ce1"/>
          <table:table-cell office:value-type="string" office:string-value="" table:formula="msoxl:= IF(Translation!C298=&quot;&quot;,&quot;&quot;,CHAR(34) &amp; Translation!D298 &amp; CHAR(34))" table:style-name="ce1"/>
          <table:table-cell table:number-columns-repeated="16381"/>
        </table:table-row>
        <table:table-row table:style-name="ro3">
          <table:table-cell office:value-type="string" office:string-value="" table:formula="msoxl:=IF(C299=&quot;&quot;,&quot;&quot;,&quot;#define&quot;)" table:style-name="ce1"/>
          <table:table-cell office:value-type="string" office:string-value="" table:formula="msoxl:=IF(Translation!B299=&quot;&quot;,&quot;&quot;,Translation!B299)" table:style-name="ce1"/>
          <table:table-cell office:value-type="string" office:string-value="" table:formula="msoxl:= IF(Translation!C299=&quot;&quot;,&quot;&quot;,CHAR(34) &amp; Translation!D299 &amp; CHAR(34))" table:style-name="ce1"/>
          <table:table-cell table:number-columns-repeated="16381"/>
        </table:table-row>
        <table:table-row table:style-name="ro3">
          <table:table-cell office:value-type="string" office:string-value="" table:formula="msoxl:=IF(C300=&quot;&quot;,&quot;&quot;,&quot;#define&quot;)" table:style-name="ce1"/>
          <table:table-cell office:value-type="string" office:string-value="" table:formula="msoxl:=IF(Translation!B300=&quot;&quot;,&quot;&quot;,Translation!B300)" table:style-name="ce1"/>
          <table:table-cell office:value-type="string" office:string-value="" table:formula="msoxl:= IF(Translation!C300=&quot;&quot;,&quot;&quot;,CHAR(34) &amp; Translation!D300 &amp; CHAR(34))" table:style-name="ce1"/>
          <table:table-cell table:number-columns-repeated="16381"/>
        </table:table-row>
        <table:table-row table:style-name="ro3">
          <table:table-cell office:value-type="string" office:string-value="" table:formula="msoxl:=IF(C301=&quot;&quot;,&quot;&quot;,&quot;#define&quot;)" table:style-name="ce1"/>
          <table:table-cell office:value-type="string" office:string-value="" table:formula="msoxl:=IF(Translation!B301=&quot;&quot;,&quot;&quot;,Translation!B301)" table:style-name="ce1"/>
          <table:table-cell office:value-type="string" office:string-value="" table:formula="msoxl:= IF(Translation!C301=&quot;&quot;,&quot;&quot;,CHAR(34) &amp; Translation!D301 &amp; CHAR(34))" table:style-name="ce1"/>
          <table:table-cell table:number-columns-repeated="16381"/>
        </table:table-row>
        <table:table-row table:style-name="ro3">
          <table:table-cell office:value-type="string" office:string-value="" table:formula="msoxl:=IF(C302=&quot;&quot;,&quot;&quot;,&quot;#define&quot;)" table:style-name="ce1"/>
          <table:table-cell office:value-type="string" office:string-value="" table:formula="msoxl:=IF(Translation!B302=&quot;&quot;,&quot;&quot;,Translation!B302)" table:style-name="ce1"/>
          <table:table-cell office:value-type="string" office:string-value="" table:formula="msoxl:= IF(Translation!C302=&quot;&quot;,&quot;&quot;,CHAR(34) &amp; Translation!D302 &amp; CHAR(34))" table:style-name="ce1"/>
          <table:table-cell table:number-columns-repeated="16381"/>
        </table:table-row>
        <table:table-row table:style-name="ro3">
          <table:table-cell office:value-type="string" office:string-value="" table:formula="msoxl:=IF(C303=&quot;&quot;,&quot;&quot;,&quot;#define&quot;)" table:style-name="ce1"/>
          <table:table-cell office:value-type="string" office:string-value="" table:formula="msoxl:=IF(Translation!B303=&quot;&quot;,&quot;&quot;,Translation!B303)" table:style-name="ce1"/>
          <table:table-cell office:value-type="string" office:string-value="" table:formula="msoxl:= IF(Translation!C303=&quot;&quot;,&quot;&quot;,CHAR(34) &amp; Translation!D303 &amp; CHAR(34))" table:style-name="ce1"/>
          <table:table-cell table:number-columns-repeated="16381"/>
        </table:table-row>
        <table:table-row table:style-name="ro3">
          <table:table-cell office:value-type="string" office:string-value="" table:formula="msoxl:=IF(C304=&quot;&quot;,&quot;&quot;,&quot;#define&quot;)" table:style-name="ce1"/>
          <table:table-cell office:value-type="string" office:string-value="" table:formula="msoxl:=IF(Translation!B304=&quot;&quot;,&quot;&quot;,Translation!B304)" table:style-name="ce1"/>
          <table:table-cell office:value-type="string" office:string-value="" table:formula="msoxl:= IF(Translation!C304=&quot;&quot;,&quot;&quot;,CHAR(34) &amp; Translation!D304 &amp; CHAR(34))" table:style-name="ce1"/>
          <table:table-cell table:number-columns-repeated="16381"/>
        </table:table-row>
        <table:table-row table:style-name="ro3">
          <table:table-cell office:value-type="string" office:string-value="" table:formula="msoxl:=IF(C305=&quot;&quot;,&quot;&quot;,&quot;#define&quot;)" table:style-name="ce1"/>
          <table:table-cell office:value-type="string" office:string-value="" table:formula="msoxl:=IF(Translation!B305=&quot;&quot;,&quot;&quot;,Translation!B305)" table:style-name="ce1"/>
          <table:table-cell office:value-type="string" office:string-value="" table:formula="msoxl:= IF(Translation!C305=&quot;&quot;,&quot;&quot;,CHAR(34) &amp; Translation!D305 &amp; CHAR(34))" table:style-name="ce1"/>
          <table:table-cell table:number-columns-repeated="16381"/>
        </table:table-row>
        <table:table-row table:style-name="ro3">
          <table:table-cell office:value-type="string" office:string-value="" table:formula="msoxl:=IF(C306=&quot;&quot;,&quot;&quot;,&quot;#define&quot;)" table:style-name="ce1"/>
          <table:table-cell office:value-type="string" office:string-value="" table:formula="msoxl:=IF(Translation!B306=&quot;&quot;,&quot;&quot;,Translation!B306)" table:style-name="ce1"/>
          <table:table-cell office:value-type="string" office:string-value="" table:formula="msoxl:= IF(Translation!C306=&quot;&quot;,&quot;&quot;,CHAR(34) &amp; Translation!D306 &amp; CHAR(34))" table:style-name="ce1"/>
          <table:table-cell table:number-columns-repeated="16381"/>
        </table:table-row>
        <table:table-row table:style-name="ro3">
          <table:table-cell office:value-type="string" office:string-value="" table:formula="msoxl:=IF(C307=&quot;&quot;,&quot;&quot;,&quot;#define&quot;)" table:style-name="ce1"/>
          <table:table-cell office:value-type="string" office:string-value="" table:formula="msoxl:=IF(Translation!B307=&quot;&quot;,&quot;&quot;,Translation!B307)" table:style-name="ce1"/>
          <table:table-cell office:value-type="string" office:string-value="" table:formula="msoxl:= IF(Translation!C307=&quot;&quot;,&quot;&quot;,CHAR(34) &amp; Translation!D307 &amp; CHAR(34))" table:style-name="ce1"/>
          <table:table-cell table:number-columns-repeated="16381"/>
        </table:table-row>
        <table:table-row table:style-name="ro3">
          <table:table-cell office:value-type="string" office:string-value="" table:formula="msoxl:=IF(C308=&quot;&quot;,&quot;&quot;,&quot;#define&quot;)" table:style-name="ce1"/>
          <table:table-cell office:value-type="string" office:string-value="" table:formula="msoxl:=IF(Translation!B308=&quot;&quot;,&quot;&quot;,Translation!B308)" table:style-name="ce1"/>
          <table:table-cell office:value-type="string" office:string-value="" table:formula="msoxl:= IF(Translation!C308=&quot;&quot;,&quot;&quot;,CHAR(34) &amp; Translation!D308 &amp; CHAR(34))" table:style-name="ce1"/>
          <table:table-cell table:number-columns-repeated="16381"/>
        </table:table-row>
        <table:table-row table:style-name="ro3">
          <table:table-cell office:value-type="string" office:string-value="" table:formula="msoxl:=IF(C309=&quot;&quot;,&quot;&quot;,&quot;#define&quot;)" table:style-name="ce1"/>
          <table:table-cell office:value-type="string" office:string-value="" table:formula="msoxl:=IF(Translation!B309=&quot;&quot;,&quot;&quot;,Translation!B309)" table:style-name="ce1"/>
          <table:table-cell office:value-type="string" office:string-value="" table:formula="msoxl:= IF(Translation!C309=&quot;&quot;,&quot;&quot;,CHAR(34) &amp; Translation!D309 &amp; CHAR(34))" table:style-name="ce1"/>
          <table:table-cell table:number-columns-repeated="16381"/>
        </table:table-row>
        <table:table-row table:style-name="ro3">
          <table:table-cell office:value-type="string" office:string-value="" table:formula="msoxl:=IF(C310=&quot;&quot;,&quot;&quot;,&quot;#define&quot;)" table:style-name="ce1"/>
          <table:table-cell office:value-type="string" office:string-value="" table:formula="msoxl:=IF(Translation!B310=&quot;&quot;,&quot;&quot;,Translation!B310)" table:style-name="ce1"/>
          <table:table-cell office:value-type="string" office:string-value="" table:formula="msoxl:= IF(Translation!C310=&quot;&quot;,&quot;&quot;,CHAR(34) &amp; Translation!D310 &amp; CHAR(34))" table:style-name="ce1"/>
          <table:table-cell table:number-columns-repeated="16381"/>
        </table:table-row>
        <table:table-row table:style-name="ro3">
          <table:table-cell office:value-type="string" office:string-value="" table:formula="msoxl:=IF(C311=&quot;&quot;,&quot;&quot;,&quot;#define&quot;)" table:style-name="ce1"/>
          <table:table-cell office:value-type="string" office:string-value="" table:formula="msoxl:=IF(Translation!B311=&quot;&quot;,&quot;&quot;,Translation!B311)" table:style-name="ce1"/>
          <table:table-cell office:value-type="string" office:string-value="" table:formula="msoxl:= IF(Translation!C311=&quot;&quot;,&quot;&quot;,CHAR(34) &amp; Translation!D311 &amp; CHAR(34))" table:style-name="ce1"/>
          <table:table-cell table:number-columns-repeated="16381"/>
        </table:table-row>
        <table:table-row table:style-name="ro3">
          <table:table-cell office:value-type="string" office:string-value="" table:formula="msoxl:=IF(C312=&quot;&quot;,&quot;&quot;,&quot;#define&quot;)" table:style-name="ce1"/>
          <table:table-cell office:value-type="string" office:string-value="" table:formula="msoxl:=IF(Translation!B312=&quot;&quot;,&quot;&quot;,Translation!B312)" table:style-name="ce1"/>
          <table:table-cell office:value-type="string" office:string-value="" table:formula="msoxl:= IF(Translation!C312=&quot;&quot;,&quot;&quot;,CHAR(34) &amp; Translation!D312 &amp; CHAR(34))" table:style-name="ce1"/>
          <table:table-cell table:number-columns-repeated="16381"/>
        </table:table-row>
        <table:table-row table:style-name="ro3">
          <table:table-cell office:value-type="string" office:string-value="" table:formula="msoxl:=IF(C313=&quot;&quot;,&quot;&quot;,&quot;#define&quot;)" table:style-name="ce1"/>
          <table:table-cell office:value-type="string" office:string-value="" table:formula="msoxl:=IF(Translation!B313=&quot;&quot;,&quot;&quot;,Translation!B313)" table:style-name="ce1"/>
          <table:table-cell office:value-type="string" office:string-value="" table:formula="msoxl:= IF(Translation!C313=&quot;&quot;,&quot;&quot;,CHAR(34) &amp; Translation!D313 &amp; CHAR(34))" table:style-name="ce1"/>
          <table:table-cell table:number-columns-repeated="16381"/>
        </table:table-row>
        <table:table-row table:style-name="ro3">
          <table:table-cell office:value-type="string" office:string-value="" table:formula="msoxl:=IF(C314=&quot;&quot;,&quot;&quot;,&quot;#define&quot;)" table:style-name="ce1"/>
          <table:table-cell office:value-type="string" office:string-value="" table:formula="msoxl:=IF(Translation!B314=&quot;&quot;,&quot;&quot;,Translation!B314)" table:style-name="ce1"/>
          <table:table-cell office:value-type="string" office:string-value="" table:formula="msoxl:= IF(Translation!C314=&quot;&quot;,&quot;&quot;,CHAR(34) &amp; Translation!D314 &amp; CHAR(34))" table:style-name="ce1"/>
          <table:table-cell table:number-columns-repeated="16381"/>
        </table:table-row>
        <table:table-row table:style-name="ro3">
          <table:table-cell office:value-type="string" office:string-value="" table:formula="msoxl:=IF(C315=&quot;&quot;,&quot;&quot;,&quot;#define&quot;)" table:style-name="ce1"/>
          <table:table-cell office:value-type="string" office:string-value="" table:formula="msoxl:=IF(Translation!B315=&quot;&quot;,&quot;&quot;,Translation!B315)" table:style-name="ce1"/>
          <table:table-cell office:value-type="string" office:string-value="" table:formula="msoxl:= IF(Translation!C315=&quot;&quot;,&quot;&quot;,CHAR(34) &amp; Translation!D315 &amp; CHAR(34))" table:style-name="ce1"/>
          <table:table-cell table:number-columns-repeated="16381"/>
        </table:table-row>
        <table:table-row table:style-name="ro3">
          <table:table-cell office:value-type="string" office:string-value="" table:formula="msoxl:=IF(C316=&quot;&quot;,&quot;&quot;,&quot;#define&quot;)" table:style-name="ce1"/>
          <table:table-cell office:value-type="string" office:string-value="" table:formula="msoxl:=IF(Translation!B316=&quot;&quot;,&quot;&quot;,Translation!B316)" table:style-name="ce1"/>
          <table:table-cell office:value-type="string" office:string-value="" table:formula="msoxl:= IF(Translation!C316=&quot;&quot;,&quot;&quot;,CHAR(34) &amp; Translation!D316 &amp; CHAR(34))" table:style-name="ce1"/>
          <table:table-cell table:number-columns-repeated="16381"/>
        </table:table-row>
        <table:table-row table:style-name="ro3">
          <table:table-cell office:value-type="string" office:string-value="" table:formula="msoxl:=IF(C317=&quot;&quot;,&quot;&quot;,&quot;#define&quot;)" table:style-name="ce1"/>
          <table:table-cell office:value-type="string" office:string-value="" table:formula="msoxl:=IF(Translation!B317=&quot;&quot;,&quot;&quot;,Translation!B317)" table:style-name="ce1"/>
          <table:table-cell office:value-type="string" office:string-value="" table:formula="msoxl:= IF(Translation!C317=&quot;&quot;,&quot;&quot;,CHAR(34) &amp; Translation!D317 &amp; CHAR(34))" table:style-name="ce1"/>
          <table:table-cell table:number-columns-repeated="16381"/>
        </table:table-row>
        <table:table-row table:style-name="ro3">
          <table:table-cell office:value-type="string" office:string-value="" table:formula="msoxl:=IF(C318=&quot;&quot;,&quot;&quot;,&quot;#define&quot;)" table:style-name="ce1"/>
          <table:table-cell office:value-type="string" office:string-value="" table:formula="msoxl:=IF(Translation!B318=&quot;&quot;,&quot;&quot;,Translation!B318)" table:style-name="ce1"/>
          <table:table-cell office:value-type="string" office:string-value="" table:formula="msoxl:= IF(Translation!C318=&quot;&quot;,&quot;&quot;,CHAR(34) &amp; Translation!D318 &amp; CHAR(34))" table:style-name="ce1"/>
          <table:table-cell table:number-columns-repeated="16381"/>
        </table:table-row>
        <table:table-row table:style-name="ro3">
          <table:table-cell office:value-type="string" office:string-value="" table:formula="msoxl:=IF(C319=&quot;&quot;,&quot;&quot;,&quot;#define&quot;)" table:style-name="ce1"/>
          <table:table-cell office:value-type="string" office:string-value="" table:formula="msoxl:=IF(Translation!B319=&quot;&quot;,&quot;&quot;,Translation!B319)" table:style-name="ce1"/>
          <table:table-cell office:value-type="string" office:string-value="" table:formula="msoxl:= IF(Translation!C319=&quot;&quot;,&quot;&quot;,CHAR(34) &amp; Translation!D319 &amp; CHAR(34))" table:style-name="ce1"/>
          <table:table-cell table:number-columns-repeated="16381"/>
        </table:table-row>
        <table:table-row table:style-name="ro3">
          <table:table-cell office:value-type="string" office:string-value="" table:formula="msoxl:=IF(C320=&quot;&quot;,&quot;&quot;,&quot;#define&quot;)" table:style-name="ce1"/>
          <table:table-cell office:value-type="string" office:string-value="" table:formula="msoxl:=IF(Translation!B320=&quot;&quot;,&quot;&quot;,Translation!B320)" table:style-name="ce1"/>
          <table:table-cell office:value-type="string" office:string-value="" table:formula="msoxl:= IF(Translation!C320=&quot;&quot;,&quot;&quot;,CHAR(34) &amp; Translation!D320 &amp; CHAR(34))" table:style-name="ce1"/>
          <table:table-cell table:number-columns-repeated="16381"/>
        </table:table-row>
        <table:table-row table:style-name="ro3">
          <table:table-cell office:value-type="string" office:string-value="" table:formula="msoxl:=IF(C321=&quot;&quot;,&quot;&quot;,&quot;#define&quot;)" table:style-name="ce1"/>
          <table:table-cell office:value-type="string" office:string-value="" table:formula="msoxl:=IF(Translation!B321=&quot;&quot;,&quot;&quot;,Translation!B321)" table:style-name="ce1"/>
          <table:table-cell office:value-type="string" office:string-value="" table:formula="msoxl:= IF(Translation!C321=&quot;&quot;,&quot;&quot;,CHAR(34) &amp; Translation!D321 &amp; CHAR(34))" table:style-name="ce1"/>
          <table:table-cell table:number-columns-repeated="16381"/>
        </table:table-row>
        <table:table-row table:style-name="ro3">
          <table:table-cell office:value-type="string" office:string-value="" table:formula="msoxl:=IF(C322=&quot;&quot;,&quot;&quot;,&quot;#define&quot;)" table:style-name="ce1"/>
          <table:table-cell office:value-type="string" office:string-value="" table:formula="msoxl:=IF(Translation!B322=&quot;&quot;,&quot;&quot;,Translation!B322)" table:style-name="ce1"/>
          <table:table-cell office:value-type="string" office:string-value="" table:formula="msoxl:= IF(Translation!C322=&quot;&quot;,&quot;&quot;,CHAR(34) &amp; Translation!D322 &amp; CHAR(34))" table:style-name="ce1"/>
          <table:table-cell table:number-columns-repeated="16381"/>
        </table:table-row>
        <table:table-row table:style-name="ro3">
          <table:table-cell office:value-type="string" office:string-value="" table:formula="msoxl:=IF(C323=&quot;&quot;,&quot;&quot;,&quot;#define&quot;)" table:style-name="ce1"/>
          <table:table-cell office:value-type="string" office:string-value="" table:formula="msoxl:=IF(Translation!B323=&quot;&quot;,&quot;&quot;,Translation!B323)" table:style-name="ce1"/>
          <table:table-cell office:value-type="string" office:string-value="" table:formula="msoxl:= IF(Translation!C323=&quot;&quot;,&quot;&quot;,CHAR(34) &amp; Translation!D323 &amp; CHAR(34))" table:style-name="ce1"/>
          <table:table-cell table:number-columns-repeated="16381"/>
        </table:table-row>
        <table:table-row table:style-name="ro3">
          <table:table-cell office:value-type="string" office:string-value="" table:formula="msoxl:=IF(C324=&quot;&quot;,&quot;&quot;,&quot;#define&quot;)" table:style-name="ce1"/>
          <table:table-cell office:value-type="string" office:string-value="" table:formula="msoxl:=IF(Translation!B324=&quot;&quot;,&quot;&quot;,Translation!B324)" table:style-name="ce1"/>
          <table:table-cell office:value-type="string" office:string-value="" table:formula="msoxl:= IF(Translation!C324=&quot;&quot;,&quot;&quot;,CHAR(34) &amp; Translation!D324 &amp; CHAR(34))" table:style-name="ce1"/>
          <table:table-cell table:number-columns-repeated="16381"/>
        </table:table-row>
        <table:table-row table:style-name="ro3">
          <table:table-cell office:value-type="string" office:string-value="" table:formula="msoxl:=IF(C325=&quot;&quot;,&quot;&quot;,&quot;#define&quot;)" table:style-name="ce1"/>
          <table:table-cell office:value-type="string" office:string-value="" table:formula="msoxl:=IF(Translation!B325=&quot;&quot;,&quot;&quot;,Translation!B325)" table:style-name="ce1"/>
          <table:table-cell office:value-type="string" office:string-value="" table:formula="msoxl:= IF(Translation!C325=&quot;&quot;,&quot;&quot;,CHAR(34) &amp; Translation!D325 &amp; CHAR(34))" table:style-name="ce1"/>
          <table:table-cell table:number-columns-repeated="16381"/>
        </table:table-row>
        <table:table-row table:style-name="ro3">
          <table:table-cell office:value-type="string" office:string-value="" table:formula="msoxl:=IF(C326=&quot;&quot;,&quot;&quot;,&quot;#define&quot;)" table:style-name="ce1"/>
          <table:table-cell office:value-type="string" office:string-value="" table:formula="msoxl:=IF(Translation!B326=&quot;&quot;,&quot;&quot;,Translation!B326)" table:style-name="ce1"/>
          <table:table-cell office:value-type="string" office:string-value="" table:formula="msoxl:= IF(Translation!C326=&quot;&quot;,&quot;&quot;,CHAR(34) &amp; Translation!D326 &amp; CHAR(34))" table:style-name="ce1"/>
          <table:table-cell table:number-columns-repeated="16381"/>
        </table:table-row>
        <table:table-row table:style-name="ro3">
          <table:table-cell office:value-type="string" office:string-value="" table:formula="msoxl:=IF(C327=&quot;&quot;,&quot;&quot;,&quot;#define&quot;)" table:style-name="ce1"/>
          <table:table-cell office:value-type="string" office:string-value="" table:formula="msoxl:=IF(Translation!B327=&quot;&quot;,&quot;&quot;,Translation!B327)" table:style-name="ce1"/>
          <table:table-cell office:value-type="string" office:string-value="" table:formula="msoxl:= IF(Translation!C327=&quot;&quot;,&quot;&quot;,CHAR(34) &amp; Translation!D327 &amp; CHAR(34))" table:style-name="ce1"/>
          <table:table-cell table:number-columns-repeated="16381"/>
        </table:table-row>
        <table:table-row table:style-name="ro3">
          <table:table-cell office:value-type="string" office:string-value="" table:formula="msoxl:=IF(C328=&quot;&quot;,&quot;&quot;,&quot;#define&quot;)" table:style-name="ce1"/>
          <table:table-cell office:value-type="string" office:string-value="" table:formula="msoxl:=IF(Translation!B328=&quot;&quot;,&quot;&quot;,Translation!B328)" table:style-name="ce1"/>
          <table:table-cell office:value-type="string" office:string-value="" table:formula="msoxl:= IF(Translation!C328=&quot;&quot;,&quot;&quot;,CHAR(34) &amp; Translation!D328 &amp; CHAR(34))" table:style-name="ce1"/>
          <table:table-cell table:number-columns-repeated="16381"/>
        </table:table-row>
        <table:table-row table:style-name="ro3">
          <table:table-cell office:value-type="string" office:string-value="" table:formula="msoxl:=IF(C329=&quot;&quot;,&quot;&quot;,&quot;#define&quot;)" table:style-name="ce1"/>
          <table:table-cell office:value-type="string" office:string-value="" table:formula="msoxl:=IF(Translation!B329=&quot;&quot;,&quot;&quot;,Translation!B329)" table:style-name="ce1"/>
          <table:table-cell office:value-type="string" office:string-value="" table:formula="msoxl:= IF(Translation!C329=&quot;&quot;,&quot;&quot;,CHAR(34) &amp; Translation!D329 &amp; CHAR(34))" table:style-name="ce1"/>
          <table:table-cell table:number-columns-repeated="16381"/>
        </table:table-row>
        <table:table-row table:style-name="ro3">
          <table:table-cell office:value-type="string" office:string-value="" table:formula="msoxl:=IF(C330=&quot;&quot;,&quot;&quot;,&quot;#define&quot;)" table:style-name="ce1"/>
          <table:table-cell office:value-type="string" office:string-value="" table:formula="msoxl:=IF(Translation!B330=&quot;&quot;,&quot;&quot;,Translation!B330)" table:style-name="ce1"/>
          <table:table-cell office:value-type="string" office:string-value="" table:formula="msoxl:= IF(Translation!C330=&quot;&quot;,&quot;&quot;,CHAR(34) &amp; Translation!D330 &amp; CHAR(34))" table:style-name="ce1"/>
          <table:table-cell table:number-columns-repeated="16381"/>
        </table:table-row>
        <table:table-row table:style-name="ro3">
          <table:table-cell office:value-type="string" office:string-value="" table:formula="msoxl:=IF(C331=&quot;&quot;,&quot;&quot;,&quot;#define&quot;)" table:style-name="ce1"/>
          <table:table-cell office:value-type="string" office:string-value="" table:formula="msoxl:=IF(Translation!B331=&quot;&quot;,&quot;&quot;,Translation!B331)" table:style-name="ce1"/>
          <table:table-cell office:value-type="string" office:string-value="" table:formula="msoxl:= IF(Translation!C331=&quot;&quot;,&quot;&quot;,CHAR(34) &amp; Translation!D331 &amp; CHAR(34))" table:style-name="ce1"/>
          <table:table-cell table:number-columns-repeated="16381"/>
        </table:table-row>
        <table:table-row table:style-name="ro3">
          <table:table-cell office:value-type="string" office:string-value="" table:formula="msoxl:=IF(C332=&quot;&quot;,&quot;&quot;,&quot;#define&quot;)" table:style-name="ce1"/>
          <table:table-cell office:value-type="string" office:string-value="" table:formula="msoxl:=IF(Translation!B332=&quot;&quot;,&quot;&quot;,Translation!B332)" table:style-name="ce1"/>
          <table:table-cell office:value-type="string" office:string-value="" table:formula="msoxl:= IF(Translation!C332=&quot;&quot;,&quot;&quot;,CHAR(34) &amp; Translation!D332 &amp; CHAR(34))" table:style-name="ce1"/>
          <table:table-cell table:number-columns-repeated="16381"/>
        </table:table-row>
        <table:table-row table:style-name="ro3">
          <table:table-cell office:value-type="string" office:string-value="" table:formula="msoxl:=IF(C333=&quot;&quot;,&quot;&quot;,&quot;#define&quot;)" table:style-name="ce1"/>
          <table:table-cell office:value-type="string" office:string-value="" table:formula="msoxl:=IF(Translation!B333=&quot;&quot;,&quot;&quot;,Translation!B333)" table:style-name="ce1"/>
          <table:table-cell office:value-type="string" office:string-value="" table:formula="msoxl:= IF(Translation!C333=&quot;&quot;,&quot;&quot;,CHAR(34) &amp; Translation!D333 &amp; CHAR(34))" table:style-name="ce1"/>
          <table:table-cell table:number-columns-repeated="16381"/>
        </table:table-row>
        <table:table-row table:style-name="ro3">
          <table:table-cell office:value-type="string" office:string-value="" table:formula="msoxl:=IF(C334=&quot;&quot;,&quot;&quot;,&quot;#define&quot;)" table:style-name="ce1"/>
          <table:table-cell office:value-type="string" office:string-value="" table:formula="msoxl:=IF(Translation!B334=&quot;&quot;,&quot;&quot;,Translation!B334)" table:style-name="ce1"/>
          <table:table-cell office:value-type="string" office:string-value="" table:formula="msoxl:= IF(Translation!C334=&quot;&quot;,&quot;&quot;,CHAR(34) &amp; Translation!D334 &amp; CHAR(34))" table:style-name="ce1"/>
          <table:table-cell table:number-columns-repeated="16381"/>
        </table:table-row>
        <table:table-row table:style-name="ro3">
          <table:table-cell office:value-type="string" office:string-value="" table:formula="msoxl:=IF(C335=&quot;&quot;,&quot;&quot;,&quot;#define&quot;)" table:style-name="ce1"/>
          <table:table-cell office:value-type="string" office:string-value="" table:formula="msoxl:=IF(Translation!B335=&quot;&quot;,&quot;&quot;,Translation!B335)" table:style-name="ce1"/>
          <table:table-cell office:value-type="string" office:string-value="" table:formula="msoxl:= IF(Translation!C335=&quot;&quot;,&quot;&quot;,CHAR(34) &amp; Translation!D335 &amp; CHAR(34))" table:style-name="ce1"/>
          <table:table-cell table:number-columns-repeated="16381"/>
        </table:table-row>
        <table:table-row table:style-name="ro3">
          <table:table-cell office:value-type="string" office:string-value="" table:formula="msoxl:=IF(C336=&quot;&quot;,&quot;&quot;,&quot;#define&quot;)" table:style-name="ce1"/>
          <table:table-cell office:value-type="string" office:string-value="" table:formula="msoxl:=IF(Translation!B336=&quot;&quot;,&quot;&quot;,Translation!B336)" table:style-name="ce1"/>
          <table:table-cell office:value-type="string" office:string-value="" table:formula="msoxl:= IF(Translation!C336=&quot;&quot;,&quot;&quot;,CHAR(34) &amp; Translation!D336 &amp; CHAR(34))" table:style-name="ce1"/>
          <table:table-cell table:number-columns-repeated="16381"/>
        </table:table-row>
        <table:table-row table:style-name="ro3">
          <table:table-cell office:value-type="string" office:string-value="" table:formula="msoxl:=IF(C337=&quot;&quot;,&quot;&quot;,&quot;#define&quot;)" table:style-name="ce1"/>
          <table:table-cell office:value-type="string" office:string-value="" table:formula="msoxl:=IF(Translation!B337=&quot;&quot;,&quot;&quot;,Translation!B337)" table:style-name="ce1"/>
          <table:table-cell office:value-type="string" office:string-value="" table:formula="msoxl:= IF(Translation!C337=&quot;&quot;,&quot;&quot;,CHAR(34) &amp; Translation!D337 &amp; CHAR(34))" table:style-name="ce1"/>
          <table:table-cell table:number-columns-repeated="16381"/>
        </table:table-row>
        <table:table-row table:style-name="ro3">
          <table:table-cell office:value-type="string" office:string-value="" table:formula="msoxl:=IF(C338=&quot;&quot;,&quot;&quot;,&quot;#define&quot;)" table:style-name="ce1"/>
          <table:table-cell office:value-type="string" office:string-value="" table:formula="msoxl:=IF(Translation!B338=&quot;&quot;,&quot;&quot;,Translation!B338)" table:style-name="ce1"/>
          <table:table-cell office:value-type="string" office:string-value="" table:formula="msoxl:= IF(Translation!C338=&quot;&quot;,&quot;&quot;,CHAR(34) &amp; Translation!D338 &amp; CHAR(34))" table:style-name="ce1"/>
          <table:table-cell table:number-columns-repeated="16381"/>
        </table:table-row>
        <table:table-row table:style-name="ro3">
          <table:table-cell office:value-type="string" office:string-value="" table:formula="msoxl:=IF(C339=&quot;&quot;,&quot;&quot;,&quot;#define&quot;)" table:style-name="ce1"/>
          <table:table-cell office:value-type="string" office:string-value="" table:formula="msoxl:=IF(Translation!B339=&quot;&quot;,&quot;&quot;,Translation!B339)" table:style-name="ce1"/>
          <table:table-cell office:value-type="string" office:string-value="" table:formula="msoxl:= IF(Translation!C339=&quot;&quot;,&quot;&quot;,CHAR(34) &amp; Translation!D339 &amp; CHAR(34))" table:style-name="ce1"/>
          <table:table-cell table:number-columns-repeated="16381"/>
        </table:table-row>
        <table:table-row table:style-name="ro3">
          <table:table-cell office:value-type="string" office:string-value="" table:formula="msoxl:=IF(C340=&quot;&quot;,&quot;&quot;,&quot;#define&quot;)" table:style-name="ce1"/>
          <table:table-cell office:value-type="string" office:string-value="" table:formula="msoxl:=IF(Translation!B340=&quot;&quot;,&quot;&quot;,Translation!B340)" table:style-name="ce1"/>
          <table:table-cell office:value-type="string" office:string-value="" table:formula="msoxl:= IF(Translation!C340=&quot;&quot;,&quot;&quot;,CHAR(34) &amp; Translation!D340 &amp; CHAR(34))" table:style-name="ce1"/>
          <table:table-cell table:number-columns-repeated="16381"/>
        </table:table-row>
        <table:table-row table:style-name="ro3">
          <table:table-cell office:value-type="string" office:string-value="" table:formula="msoxl:=IF(C341=&quot;&quot;,&quot;&quot;,&quot;#define&quot;)" table:style-name="ce1"/>
          <table:table-cell office:value-type="string" office:string-value="" table:formula="msoxl:=IF(Translation!B341=&quot;&quot;,&quot;&quot;,Translation!B341)" table:style-name="ce1"/>
          <table:table-cell office:value-type="string" office:string-value="" table:formula="msoxl:= IF(Translation!C341=&quot;&quot;,&quot;&quot;,CHAR(34) &amp; Translation!D341 &amp; CHAR(34))" table:style-name="ce1"/>
          <table:table-cell table:number-columns-repeated="16381"/>
        </table:table-row>
        <table:table-row table:style-name="ro3">
          <table:table-cell office:value-type="string" office:string-value="" table:formula="msoxl:=IF(C342=&quot;&quot;,&quot;&quot;,&quot;#define&quot;)" table:style-name="ce1"/>
          <table:table-cell office:value-type="string" office:string-value="" table:formula="msoxl:=IF(Translation!B342=&quot;&quot;,&quot;&quot;,Translation!B342)" table:style-name="ce1"/>
          <table:table-cell office:value-type="string" office:string-value="" table:formula="msoxl:= IF(Translation!C342=&quot;&quot;,&quot;&quot;,CHAR(34) &amp; Translation!D342 &amp; CHAR(34))" table:style-name="ce1"/>
          <table:table-cell table:number-columns-repeated="16381"/>
        </table:table-row>
        <table:table-row table:style-name="ro3">
          <table:table-cell office:value-type="string" office:string-value="" table:formula="msoxl:=IF(C343=&quot;&quot;,&quot;&quot;,&quot;#define&quot;)" table:style-name="ce1"/>
          <table:table-cell office:value-type="string" office:string-value="" table:formula="msoxl:=IF(Translation!B343=&quot;&quot;,&quot;&quot;,Translation!B343)" table:style-name="ce1"/>
          <table:table-cell office:value-type="string" office:string-value="" table:formula="msoxl:= IF(Translation!C343=&quot;&quot;,&quot;&quot;,CHAR(34) &amp; Translation!D343 &amp; CHAR(34))" table:style-name="ce1"/>
          <table:table-cell table:number-columns-repeated="16381"/>
        </table:table-row>
        <table:table-row table:style-name="ro3">
          <table:table-cell office:value-type="string" office:string-value="" table:formula="msoxl:=IF(C344=&quot;&quot;,&quot;&quot;,&quot;#define&quot;)" table:style-name="ce1"/>
          <table:table-cell office:value-type="string" office:string-value="" table:formula="msoxl:=IF(Translation!B344=&quot;&quot;,&quot;&quot;,Translation!B344)" table:style-name="ce1"/>
          <table:table-cell office:value-type="string" office:string-value="" table:formula="msoxl:= IF(Translation!C344=&quot;&quot;,&quot;&quot;,CHAR(34) &amp; Translation!D344 &amp; CHAR(34))" table:style-name="ce1"/>
          <table:table-cell table:number-columns-repeated="16381"/>
        </table:table-row>
        <table:table-row table:style-name="ro3">
          <table:table-cell office:value-type="string" office:string-value="" table:formula="msoxl:=IF(C345=&quot;&quot;,&quot;&quot;,&quot;#define&quot;)" table:style-name="ce1"/>
          <table:table-cell office:value-type="string" office:string-value="" table:formula="msoxl:=IF(Translation!B345=&quot;&quot;,&quot;&quot;,Translation!B345)" table:style-name="ce1"/>
          <table:table-cell office:value-type="string" office:string-value="" table:formula="msoxl:= IF(Translation!C345=&quot;&quot;,&quot;&quot;,CHAR(34) &amp; Translation!D345 &amp; CHAR(34))" table:style-name="ce1"/>
          <table:table-cell table:number-columns-repeated="16381"/>
        </table:table-row>
        <table:table-row table:style-name="ro3">
          <table:table-cell office:value-type="string" office:string-value="" table:formula="msoxl:=IF(C346=&quot;&quot;,&quot;&quot;,&quot;#define&quot;)" table:style-name="ce1"/>
          <table:table-cell office:value-type="string" office:string-value="" table:formula="msoxl:=IF(Translation!B346=&quot;&quot;,&quot;&quot;,Translation!B346)" table:style-name="ce1"/>
          <table:table-cell office:value-type="string" office:string-value="" table:formula="msoxl:= IF(Translation!C346=&quot;&quot;,&quot;&quot;,CHAR(34) &amp; Translation!D346 &amp; CHAR(34))" table:style-name="ce1"/>
          <table:table-cell table:number-columns-repeated="16381"/>
        </table:table-row>
        <table:table-row table:style-name="ro3">
          <table:table-cell office:value-type="string" office:string-value="" table:formula="msoxl:=IF(C347=&quot;&quot;,&quot;&quot;,&quot;#define&quot;)" table:style-name="ce1"/>
          <table:table-cell office:value-type="string" office:string-value="" table:formula="msoxl:=IF(Translation!B347=&quot;&quot;,&quot;&quot;,Translation!B347)" table:style-name="ce1"/>
          <table:table-cell office:value-type="string" office:string-value="" table:formula="msoxl:= IF(Translation!C347=&quot;&quot;,&quot;&quot;,CHAR(34) &amp; Translation!D347 &amp; CHAR(34))" table:style-name="ce1"/>
          <table:table-cell table:number-columns-repeated="16381"/>
        </table:table-row>
        <table:table-row table:style-name="ro3">
          <table:table-cell office:value-type="string" office:string-value="" table:formula="msoxl:=IF(C348=&quot;&quot;,&quot;&quot;,&quot;#define&quot;)" table:style-name="ce1"/>
          <table:table-cell office:value-type="string" office:string-value="" table:formula="msoxl:=IF(Translation!B348=&quot;&quot;,&quot;&quot;,Translation!B348)" table:style-name="ce1"/>
          <table:table-cell office:value-type="string" office:string-value="" table:formula="msoxl:= IF(Translation!C348=&quot;&quot;,&quot;&quot;,CHAR(34) &amp; Translation!D348 &amp; CHAR(34))" table:style-name="ce1"/>
          <table:table-cell table:number-columns-repeated="16381"/>
        </table:table-row>
        <table:table-row table:style-name="ro3">
          <table:table-cell office:value-type="string" office:string-value="" table:formula="msoxl:=IF(C349=&quot;&quot;,&quot;&quot;,&quot;#define&quot;)" table:style-name="ce1"/>
          <table:table-cell office:value-type="string" office:string-value="" table:formula="msoxl:=IF(Translation!B349=&quot;&quot;,&quot;&quot;,Translation!B349)" table:style-name="ce1"/>
          <table:table-cell office:value-type="string" office:string-value="" table:formula="msoxl:= IF(Translation!C349=&quot;&quot;,&quot;&quot;,CHAR(34) &amp; Translation!D349 &amp; CHAR(34))" table:style-name="ce1"/>
          <table:table-cell table:number-columns-repeated="16381"/>
        </table:table-row>
        <table:table-row table:style-name="ro3">
          <table:table-cell office:value-type="string" office:string-value="" table:formula="msoxl:=IF(C350=&quot;&quot;,&quot;&quot;,&quot;#define&quot;)" table:style-name="ce1"/>
          <table:table-cell office:value-type="string" office:string-value="" table:formula="msoxl:=IF(Translation!B350=&quot;&quot;,&quot;&quot;,Translation!B350)" table:style-name="ce1"/>
          <table:table-cell office:value-type="string" office:string-value="" table:formula="msoxl:= IF(Translation!C350=&quot;&quot;,&quot;&quot;,CHAR(34) &amp; Translation!D350 &amp; CHAR(34))" table:style-name="ce1"/>
          <table:table-cell table:number-columns-repeated="16381"/>
        </table:table-row>
        <table:table-row table:style-name="ro3">
          <table:table-cell office:value-type="string" office:string-value="" table:formula="msoxl:=IF(C351=&quot;&quot;,&quot;&quot;,&quot;#define&quot;)" table:style-name="ce1"/>
          <table:table-cell office:value-type="string" office:string-value="" table:formula="msoxl:=IF(Translation!B351=&quot;&quot;,&quot;&quot;,Translation!B351)" table:style-name="ce1"/>
          <table:table-cell office:value-type="string" office:string-value="" table:formula="msoxl:= IF(Translation!C351=&quot;&quot;,&quot;&quot;,CHAR(34) &amp; Translation!D351 &amp; CHAR(34))" table:style-name="ce1"/>
          <table:table-cell table:number-columns-repeated="16381"/>
        </table:table-row>
        <table:table-row table:style-name="ro3">
          <table:table-cell office:value-type="string" office:string-value="" table:formula="msoxl:=IF(C352=&quot;&quot;,&quot;&quot;,&quot;#define&quot;)" table:style-name="ce1"/>
          <table:table-cell office:value-type="string" office:string-value="" table:formula="msoxl:=IF(Translation!B352=&quot;&quot;,&quot;&quot;,Translation!B352)" table:style-name="ce1"/>
          <table:table-cell office:value-type="string" office:string-value="" table:formula="msoxl:= IF(Translation!C352=&quot;&quot;,&quot;&quot;,CHAR(34) &amp; Translation!D352 &amp; CHAR(34))" table:style-name="ce1"/>
          <table:table-cell table:number-columns-repeated="16381"/>
        </table:table-row>
        <table:table-row table:style-name="ro3">
          <table:table-cell office:value-type="string" office:string-value="" table:formula="msoxl:=IF(C353=&quot;&quot;,&quot;&quot;,&quot;#define&quot;)" table:style-name="ce1"/>
          <table:table-cell office:value-type="string" office:string-value="" table:formula="msoxl:=IF(Translation!B353=&quot;&quot;,&quot;&quot;,Translation!B353)" table:style-name="ce1"/>
          <table:table-cell office:value-type="string" office:string-value="" table:formula="msoxl:= IF(Translation!C353=&quot;&quot;,&quot;&quot;,CHAR(34) &amp; Translation!D353 &amp; CHAR(34))" table:style-name="ce1"/>
          <table:table-cell table:number-columns-repeated="16381"/>
        </table:table-row>
        <table:table-row table:style-name="ro3">
          <table:table-cell office:value-type="string" office:string-value="" table:formula="msoxl:=IF(C354=&quot;&quot;,&quot;&quot;,&quot;#define&quot;)" table:style-name="ce1"/>
          <table:table-cell office:value-type="string" office:string-value="" table:formula="msoxl:=IF(Translation!B354=&quot;&quot;,&quot;&quot;,Translation!B354)" table:style-name="ce1"/>
          <table:table-cell office:value-type="string" office:string-value="" table:formula="msoxl:= IF(Translation!C354=&quot;&quot;,&quot;&quot;,CHAR(34) &amp; Translation!D354 &amp; CHAR(34))" table:style-name="ce1"/>
          <table:table-cell table:number-columns-repeated="16381"/>
        </table:table-row>
        <table:table-row table:style-name="ro3">
          <table:table-cell office:value-type="string" office:string-value="" table:formula="msoxl:=IF(C355=&quot;&quot;,&quot;&quot;,&quot;#define&quot;)" table:style-name="ce1"/>
          <table:table-cell office:value-type="string" office:string-value="" table:formula="msoxl:=IF(Translation!B355=&quot;&quot;,&quot;&quot;,Translation!B355)" table:style-name="ce1"/>
          <table:table-cell office:value-type="string" office:string-value="" table:formula="msoxl:= IF(Translation!C355=&quot;&quot;,&quot;&quot;,CHAR(34) &amp; Translation!D355 &amp; CHAR(34))" table:style-name="ce1"/>
          <table:table-cell table:number-columns-repeated="16381"/>
        </table:table-row>
        <table:table-row table:style-name="ro3">
          <table:table-cell office:value-type="string" office:string-value="" table:formula="msoxl:=IF(C356=&quot;&quot;,&quot;&quot;,&quot;#define&quot;)" table:style-name="ce1"/>
          <table:table-cell office:value-type="string" office:string-value="" table:formula="msoxl:=IF(Translation!B356=&quot;&quot;,&quot;&quot;,Translation!B356)" table:style-name="ce1"/>
          <table:table-cell office:value-type="string" office:string-value="" table:formula="msoxl:= IF(Translation!C356=&quot;&quot;,&quot;&quot;,CHAR(34) &amp; Translation!D356 &amp; CHAR(34))" table:style-name="ce1"/>
          <table:table-cell table:number-columns-repeated="16381"/>
        </table:table-row>
        <table:table-row table:style-name="ro3">
          <table:table-cell office:value-type="string" office:string-value="" table:formula="msoxl:=IF(C357=&quot;&quot;,&quot;&quot;,&quot;#define&quot;)" table:style-name="ce1"/>
          <table:table-cell office:value-type="string" office:string-value="" table:formula="msoxl:=IF(Translation!B357=&quot;&quot;,&quot;&quot;,Translation!B357)" table:style-name="ce1"/>
          <table:table-cell office:value-type="string" office:string-value="" table:formula="msoxl:= IF(Translation!C357=&quot;&quot;,&quot;&quot;,CHAR(34) &amp; Translation!D357 &amp; CHAR(34))" table:style-name="ce1"/>
          <table:table-cell table:number-columns-repeated="16381"/>
        </table:table-row>
        <table:table-row table:style-name="ro3">
          <table:table-cell office:value-type="string" office:string-value="" table:formula="msoxl:=IF(C358=&quot;&quot;,&quot;&quot;,&quot;#define&quot;)" table:style-name="ce1"/>
          <table:table-cell office:value-type="string" office:string-value="" table:formula="msoxl:=IF(Translation!B358=&quot;&quot;,&quot;&quot;,Translation!B358)" table:style-name="ce1"/>
          <table:table-cell office:value-type="string" office:string-value="" table:formula="msoxl:= IF(Translation!C358=&quot;&quot;,&quot;&quot;,CHAR(34) &amp; Translation!D358 &amp; CHAR(34))" table:style-name="ce1"/>
          <table:table-cell table:number-columns-repeated="16381"/>
        </table:table-row>
        <table:table-row table:style-name="ro3">
          <table:table-cell office:value-type="string" office:string-value="" table:formula="msoxl:=IF(C359=&quot;&quot;,&quot;&quot;,&quot;#define&quot;)" table:style-name="ce1"/>
          <table:table-cell office:value-type="string" office:string-value="" table:formula="msoxl:=IF(Translation!B359=&quot;&quot;,&quot;&quot;,Translation!B359)" table:style-name="ce1"/>
          <table:table-cell office:value-type="string" office:string-value="" table:formula="msoxl:= IF(Translation!C359=&quot;&quot;,&quot;&quot;,CHAR(34) &amp; Translation!D359 &amp; CHAR(34))" table:style-name="ce1"/>
          <table:table-cell table:number-columns-repeated="16381"/>
        </table:table-row>
        <table:table-row table:style-name="ro3">
          <table:table-cell office:value-type="string" office:string-value="" table:formula="msoxl:=IF(C360=&quot;&quot;,&quot;&quot;,&quot;#define&quot;)" table:style-name="ce1"/>
          <table:table-cell office:value-type="string" office:string-value="" table:formula="msoxl:=IF(Translation!B360=&quot;&quot;,&quot;&quot;,Translation!B360)" table:style-name="ce1"/>
          <table:table-cell office:value-type="string" office:string-value="" table:formula="msoxl:= IF(Translation!C360=&quot;&quot;,&quot;&quot;,CHAR(34) &amp; Translation!D360 &amp; CHAR(34))" table:style-name="ce1"/>
          <table:table-cell table:number-columns-repeated="16381"/>
        </table:table-row>
        <table:table-row table:style-name="ro3">
          <table:table-cell office:value-type="string" office:string-value="" table:formula="msoxl:=IF(C361=&quot;&quot;,&quot;&quot;,&quot;#define&quot;)" table:style-name="ce1"/>
          <table:table-cell office:value-type="string" office:string-value="" table:formula="msoxl:=IF(Translation!B361=&quot;&quot;,&quot;&quot;,Translation!B361)" table:style-name="ce1"/>
          <table:table-cell office:value-type="string" office:string-value="" table:formula="msoxl:= IF(Translation!C361=&quot;&quot;,&quot;&quot;,CHAR(34) &amp; Translation!D361 &amp; CHAR(34))" table:style-name="ce1"/>
          <table:table-cell table:number-columns-repeated="16381"/>
        </table:table-row>
        <table:table-row table:style-name="ro3">
          <table:table-cell office:value-type="string" office:string-value="" table:formula="msoxl:=IF(C362=&quot;&quot;,&quot;&quot;,&quot;#define&quot;)" table:style-name="ce1"/>
          <table:table-cell office:value-type="string" office:string-value="" table:formula="msoxl:=IF(Translation!B362=&quot;&quot;,&quot;&quot;,Translation!B362)" table:style-name="ce1"/>
          <table:table-cell office:value-type="string" office:string-value="" table:formula="msoxl:= IF(Translation!C362=&quot;&quot;,&quot;&quot;,CHAR(34) &amp; Translation!D362 &amp; CHAR(34))" table:style-name="ce1"/>
          <table:table-cell table:number-columns-repeated="16381"/>
        </table:table-row>
        <table:table-row table:style-name="ro3">
          <table:table-cell office:value-type="string" office:string-value="" table:formula="msoxl:=IF(C363=&quot;&quot;,&quot;&quot;,&quot;#define&quot;)" table:style-name="ce1"/>
          <table:table-cell office:value-type="string" office:string-value="" table:formula="msoxl:=IF(Translation!B363=&quot;&quot;,&quot;&quot;,Translation!B363)" table:style-name="ce1"/>
          <table:table-cell office:value-type="string" office:string-value="" table:formula="msoxl:= IF(Translation!C363=&quot;&quot;,&quot;&quot;,CHAR(34) &amp; Translation!D363 &amp; CHAR(34))" table:style-name="ce1"/>
          <table:table-cell table:number-columns-repeated="16381"/>
        </table:table-row>
        <table:table-row table:style-name="ro3">
          <table:table-cell office:value-type="string" office:string-value="" table:formula="msoxl:=IF(C364=&quot;&quot;,&quot;&quot;,&quot;#define&quot;)" table:style-name="ce1"/>
          <table:table-cell office:value-type="string" office:string-value="" table:formula="msoxl:=IF(Translation!B364=&quot;&quot;,&quot;&quot;,Translation!B364)" table:style-name="ce1"/>
          <table:table-cell office:value-type="string" office:string-value="" table:formula="msoxl:= IF(Translation!C364=&quot;&quot;,&quot;&quot;,CHAR(34) &amp; Translation!D364 &amp; CHAR(34))" table:style-name="ce1"/>
          <table:table-cell table:number-columns-repeated="16381"/>
        </table:table-row>
        <table:table-row table:style-name="ro3">
          <table:table-cell office:value-type="string" office:string-value="" table:formula="msoxl:=IF(C365=&quot;&quot;,&quot;&quot;,&quot;#define&quot;)" table:style-name="ce1"/>
          <table:table-cell office:value-type="string" office:string-value="" table:formula="msoxl:=IF(Translation!B365=&quot;&quot;,&quot;&quot;,Translation!B365)" table:style-name="ce1"/>
          <table:table-cell office:value-type="string" office:string-value="" table:formula="msoxl:= IF(Translation!C365=&quot;&quot;,&quot;&quot;,CHAR(34) &amp; Translation!D365 &amp; CHAR(34))" table:style-name="ce1"/>
          <table:table-cell table:number-columns-repeated="16381"/>
        </table:table-row>
        <table:table-row table:style-name="ro3">
          <table:table-cell office:value-type="string" office:string-value="" table:formula="msoxl:=IF(C366=&quot;&quot;,&quot;&quot;,&quot;#define&quot;)" table:style-name="ce1"/>
          <table:table-cell office:value-type="string" office:string-value="" table:formula="msoxl:=IF(Translation!B366=&quot;&quot;,&quot;&quot;,Translation!B366)" table:style-name="ce1"/>
          <table:table-cell office:value-type="string" office:string-value="" table:formula="msoxl:= IF(Translation!C366=&quot;&quot;,&quot;&quot;,CHAR(34) &amp; Translation!D366 &amp; CHAR(34))" table:style-name="ce1"/>
          <table:table-cell table:number-columns-repeated="16381"/>
        </table:table-row>
        <table:table-row table:style-name="ro3">
          <table:table-cell office:value-type="string" office:string-value="" table:formula="msoxl:=IF(C367=&quot;&quot;,&quot;&quot;,&quot;#define&quot;)" table:style-name="ce1"/>
          <table:table-cell office:value-type="string" office:string-value="" table:formula="msoxl:=IF(Translation!B367=&quot;&quot;,&quot;&quot;,Translation!B367)" table:style-name="ce1"/>
          <table:table-cell office:value-type="string" office:string-value="" table:formula="msoxl:= IF(Translation!C367=&quot;&quot;,&quot;&quot;,CHAR(34) &amp; Translation!D367 &amp; CHAR(34))" table:style-name="ce1"/>
          <table:table-cell table:number-columns-repeated="16381"/>
        </table:table-row>
        <table:table-row table:style-name="ro3">
          <table:table-cell office:value-type="string" office:string-value="" table:formula="msoxl:=IF(C368=&quot;&quot;,&quot;&quot;,&quot;#define&quot;)" table:style-name="ce1"/>
          <table:table-cell office:value-type="string" office:string-value="" table:formula="msoxl:=IF(Translation!B368=&quot;&quot;,&quot;&quot;,Translation!B368)" table:style-name="ce1"/>
          <table:table-cell office:value-type="string" office:string-value="" table:formula="msoxl:= IF(Translation!C368=&quot;&quot;,&quot;&quot;,CHAR(34) &amp; Translation!D368 &amp; CHAR(34))" table:style-name="ce1"/>
          <table:table-cell table:number-columns-repeated="16381"/>
        </table:table-row>
        <table:table-row table:style-name="ro3">
          <table:table-cell office:value-type="string" office:string-value="" table:formula="msoxl:=IF(C369=&quot;&quot;,&quot;&quot;,&quot;#define&quot;)" table:style-name="ce1"/>
          <table:table-cell office:value-type="string" office:string-value="" table:formula="msoxl:=IF(Translation!B369=&quot;&quot;,&quot;&quot;,Translation!B369)" table:style-name="ce1"/>
          <table:table-cell office:value-type="string" office:string-value="" table:formula="msoxl:= IF(Translation!C369=&quot;&quot;,&quot;&quot;,CHAR(34) &amp; Translation!D369 &amp; CHAR(34))" table:style-name="ce1"/>
          <table:table-cell table:number-columns-repeated="16381"/>
        </table:table-row>
        <table:table-row table:style-name="ro3">
          <table:table-cell office:value-type="string" office:string-value="" table:formula="msoxl:=IF(C370=&quot;&quot;,&quot;&quot;,&quot;#define&quot;)" table:style-name="ce1"/>
          <table:table-cell office:value-type="string" office:string-value="" table:formula="msoxl:=IF(Translation!B370=&quot;&quot;,&quot;&quot;,Translation!B370)" table:style-name="ce1"/>
          <table:table-cell office:value-type="string" office:string-value="" table:formula="msoxl:= IF(Translation!C370=&quot;&quot;,&quot;&quot;,CHAR(34) &amp; Translation!D370 &amp; CHAR(34))" table:style-name="ce1"/>
          <table:table-cell table:number-columns-repeated="16381"/>
        </table:table-row>
        <table:table-row table:style-name="ro3">
          <table:table-cell office:value-type="string" office:string-value="" table:formula="msoxl:=IF(C371=&quot;&quot;,&quot;&quot;,&quot;#define&quot;)" table:style-name="ce1"/>
          <table:table-cell office:value-type="string" office:string-value="" table:formula="msoxl:=IF(Translation!B371=&quot;&quot;,&quot;&quot;,Translation!B371)" table:style-name="ce1"/>
          <table:table-cell office:value-type="string" office:string-value="" table:formula="msoxl:= IF(Translation!C371=&quot;&quot;,&quot;&quot;,CHAR(34) &amp; Translation!D371 &amp; CHAR(34))" table:style-name="ce1"/>
          <table:table-cell table:number-columns-repeated="16381"/>
        </table:table-row>
        <table:table-row table:style-name="ro3">
          <table:table-cell office:value-type="string" office:string-value="" table:formula="msoxl:=IF(C372=&quot;&quot;,&quot;&quot;,&quot;#define&quot;)" table:style-name="ce1"/>
          <table:table-cell office:value-type="string" office:string-value="" table:formula="msoxl:=IF(Translation!B372=&quot;&quot;,&quot;&quot;,Translation!B372)" table:style-name="ce1"/>
          <table:table-cell office:value-type="string" office:string-value="" table:formula="msoxl:= IF(Translation!C372=&quot;&quot;,&quot;&quot;,CHAR(34) &amp; Translation!D372 &amp; CHAR(34))" table:style-name="ce1"/>
          <table:table-cell table:number-columns-repeated="16381"/>
        </table:table-row>
        <table:table-row table:style-name="ro3">
          <table:table-cell office:value-type="string" office:string-value="" table:formula="msoxl:=IF(C373=&quot;&quot;,&quot;&quot;,&quot;#define&quot;)" table:style-name="ce1"/>
          <table:table-cell office:value-type="string" office:string-value="" table:formula="msoxl:=IF(Translation!B373=&quot;&quot;,&quot;&quot;,Translation!B373)" table:style-name="ce1"/>
          <table:table-cell office:value-type="string" office:string-value="" table:formula="msoxl:= IF(Translation!C373=&quot;&quot;,&quot;&quot;,CHAR(34) &amp; Translation!D373 &amp; CHAR(34))" table:style-name="ce1"/>
          <table:table-cell table:number-columns-repeated="16381"/>
        </table:table-row>
        <table:table-row table:style-name="ro3">
          <table:table-cell office:value-type="string" office:string-value="" table:formula="msoxl:=IF(C374=&quot;&quot;,&quot;&quot;,&quot;#define&quot;)" table:style-name="ce1"/>
          <table:table-cell office:value-type="string" office:string-value="" table:formula="msoxl:=IF(Translation!B374=&quot;&quot;,&quot;&quot;,Translation!B374)" table:style-name="ce1"/>
          <table:table-cell office:value-type="string" office:string-value="" table:formula="msoxl:= IF(Translation!C374=&quot;&quot;,&quot;&quot;,CHAR(34) &amp; Translation!D374 &amp; CHAR(34))" table:style-name="ce1"/>
          <table:table-cell table:number-columns-repeated="16381"/>
        </table:table-row>
        <table:table-row table:style-name="ro3">
          <table:table-cell office:value-type="string" office:string-value="" table:formula="msoxl:=IF(C375=&quot;&quot;,&quot;&quot;,&quot;#define&quot;)" table:style-name="ce1"/>
          <table:table-cell office:value-type="string" office:string-value="" table:formula="msoxl:=IF(Translation!B375=&quot;&quot;,&quot;&quot;,Translation!B375)" table:style-name="ce1"/>
          <table:table-cell office:value-type="string" office:string-value="" table:formula="msoxl:= IF(Translation!C375=&quot;&quot;,&quot;&quot;,CHAR(34) &amp; Translation!D375 &amp; CHAR(34))" table:style-name="ce1"/>
          <table:table-cell table:number-columns-repeated="16381"/>
        </table:table-row>
        <table:table-row table:style-name="ro3">
          <table:table-cell office:value-type="string" office:string-value="" table:formula="msoxl:=IF(C376=&quot;&quot;,&quot;&quot;,&quot;#define&quot;)" table:style-name="ce1"/>
          <table:table-cell office:value-type="string" office:string-value="" table:formula="msoxl:=IF(Translation!B376=&quot;&quot;,&quot;&quot;,Translation!B376)" table:style-name="ce1"/>
          <table:table-cell office:value-type="string" office:string-value="" table:formula="msoxl:= IF(Translation!C376=&quot;&quot;,&quot;&quot;,CHAR(34) &amp; Translation!D376 &amp; CHAR(34))" table:style-name="ce1"/>
          <table:table-cell table:number-columns-repeated="16381"/>
        </table:table-row>
        <table:table-row table:style-name="ro3">
          <table:table-cell office:value-type="string" office:string-value="" table:formula="msoxl:=IF(C377=&quot;&quot;,&quot;&quot;,&quot;#define&quot;)" table:style-name="ce1"/>
          <table:table-cell office:value-type="string" office:string-value="" table:formula="msoxl:=IF(Translation!B377=&quot;&quot;,&quot;&quot;,Translation!B377)" table:style-name="ce1"/>
          <table:table-cell office:value-type="string" office:string-value="" table:formula="msoxl:= IF(Translation!C377=&quot;&quot;,&quot;&quot;,CHAR(34) &amp; Translation!D377 &amp; CHAR(34))" table:style-name="ce1"/>
          <table:table-cell table:number-columns-repeated="16381"/>
        </table:table-row>
        <table:table-row table:style-name="ro3">
          <table:table-cell office:value-type="string" office:string-value="" table:formula="msoxl:=IF(C378=&quot;&quot;,&quot;&quot;,&quot;#define&quot;)" table:style-name="ce1"/>
          <table:table-cell office:value-type="string" office:string-value="" table:formula="msoxl:=IF(Translation!B378=&quot;&quot;,&quot;&quot;,Translation!B378)" table:style-name="ce1"/>
          <table:table-cell office:value-type="string" office:string-value="" table:formula="msoxl:= IF(Translation!C378=&quot;&quot;,&quot;&quot;,CHAR(34) &amp; Translation!D378 &amp; CHAR(34))" table:style-name="ce1"/>
          <table:table-cell table:number-columns-repeated="16381"/>
        </table:table-row>
        <table:table-row table:style-name="ro3">
          <table:table-cell office:value-type="string" office:string-value="" table:formula="msoxl:=IF(C379=&quot;&quot;,&quot;&quot;,&quot;#define&quot;)" table:style-name="ce1"/>
          <table:table-cell office:value-type="string" office:string-value="" table:formula="msoxl:=IF(Translation!B379=&quot;&quot;,&quot;&quot;,Translation!B379)" table:style-name="ce1"/>
          <table:table-cell office:value-type="string" office:string-value="" table:formula="msoxl:= IF(Translation!C379=&quot;&quot;,&quot;&quot;,CHAR(34) &amp; Translation!D379 &amp; CHAR(34))" table:style-name="ce1"/>
          <table:table-cell table:number-columns-repeated="16381"/>
        </table:table-row>
        <table:table-row table:style-name="ro3">
          <table:table-cell office:value-type="string" office:string-value="" table:formula="msoxl:=IF(C380=&quot;&quot;,&quot;&quot;,&quot;#define&quot;)" table:style-name="ce1"/>
          <table:table-cell office:value-type="string" office:string-value="" table:formula="msoxl:=IF(Translation!B380=&quot;&quot;,&quot;&quot;,Translation!B380)" table:style-name="ce1"/>
          <table:table-cell office:value-type="string" office:string-value="" table:formula="msoxl:= IF(Translation!C380=&quot;&quot;,&quot;&quot;,CHAR(34) &amp; Translation!D380 &amp; CHAR(34))" table:style-name="ce1"/>
          <table:table-cell table:number-columns-repeated="16381"/>
        </table:table-row>
        <table:table-row table:style-name="ro3">
          <table:table-cell office:value-type="string" office:string-value="" table:formula="msoxl:=IF(C381=&quot;&quot;,&quot;&quot;,&quot;#define&quot;)" table:style-name="ce1"/>
          <table:table-cell office:value-type="string" office:string-value="" table:formula="msoxl:=IF(Translation!B381=&quot;&quot;,&quot;&quot;,Translation!B381)" table:style-name="ce1"/>
          <table:table-cell office:value-type="string" office:string-value="" table:formula="msoxl:= IF(Translation!C381=&quot;&quot;,&quot;&quot;,CHAR(34) &amp; Translation!D381 &amp; CHAR(34))" table:style-name="ce1"/>
          <table:table-cell table:number-columns-repeated="16381"/>
        </table:table-row>
        <table:table-row table:style-name="ro3">
          <table:table-cell office:value-type="string" office:string-value="" table:formula="msoxl:=IF(C382=&quot;&quot;,&quot;&quot;,&quot;#define&quot;)" table:style-name="ce1"/>
          <table:table-cell office:value-type="string" office:string-value="" table:formula="msoxl:=IF(Translation!B382=&quot;&quot;,&quot;&quot;,Translation!B382)" table:style-name="ce1"/>
          <table:table-cell office:value-type="string" office:string-value="" table:formula="msoxl:= IF(Translation!C382=&quot;&quot;,&quot;&quot;,CHAR(34) &amp; Translation!D382 &amp; CHAR(34))" table:style-name="ce1"/>
          <table:table-cell table:number-columns-repeated="16381"/>
        </table:table-row>
        <table:table-row table:style-name="ro3">
          <table:table-cell office:value-type="string" office:string-value="" table:formula="msoxl:=IF(C383=&quot;&quot;,&quot;&quot;,&quot;#define&quot;)" table:style-name="ce1"/>
          <table:table-cell office:value-type="string" office:string-value="" table:formula="msoxl:=IF(Translation!B383=&quot;&quot;,&quot;&quot;,Translation!B383)" table:style-name="ce1"/>
          <table:table-cell office:value-type="string" office:string-value="" table:formula="msoxl:= IF(Translation!C383=&quot;&quot;,&quot;&quot;,CHAR(34) &amp; Translation!D383 &amp; CHAR(34))" table:style-name="ce1"/>
          <table:table-cell table:number-columns-repeated="16381"/>
        </table:table-row>
        <table:table-row table:style-name="ro3">
          <table:table-cell office:value-type="string" office:string-value="" table:formula="msoxl:=IF(C384=&quot;&quot;,&quot;&quot;,&quot;#define&quot;)" table:style-name="ce1"/>
          <table:table-cell office:value-type="string" office:string-value="" table:formula="msoxl:=IF(Translation!B384=&quot;&quot;,&quot;&quot;,Translation!B384)" table:style-name="ce1"/>
          <table:table-cell office:value-type="string" office:string-value="" table:formula="msoxl:= IF(Translation!C384=&quot;&quot;,&quot;&quot;,CHAR(34) &amp; Translation!D384 &amp; CHAR(34))" table:style-name="ce1"/>
          <table:table-cell table:number-columns-repeated="16381"/>
        </table:table-row>
        <table:table-row table:style-name="ro3">
          <table:table-cell office:value-type="string" office:string-value="" table:formula="msoxl:=IF(C385=&quot;&quot;,&quot;&quot;,&quot;#define&quot;)" table:style-name="ce1"/>
          <table:table-cell office:value-type="string" office:string-value="" table:formula="msoxl:=IF(Translation!B385=&quot;&quot;,&quot;&quot;,Translation!B385)" table:style-name="ce1"/>
          <table:table-cell office:value-type="string" office:string-value="" table:formula="msoxl:= IF(Translation!C385=&quot;&quot;,&quot;&quot;,CHAR(34) &amp; Translation!D385 &amp; CHAR(34))" table:style-name="ce1"/>
          <table:table-cell table:number-columns-repeated="16381"/>
        </table:table-row>
        <table:table-row table:style-name="ro3">
          <table:table-cell office:value-type="string" office:string-value="" table:formula="msoxl:=IF(C386=&quot;&quot;,&quot;&quot;,&quot;#define&quot;)" table:style-name="ce1"/>
          <table:table-cell office:value-type="string" office:string-value="" table:formula="msoxl:=IF(Translation!B386=&quot;&quot;,&quot;&quot;,Translation!B386)" table:style-name="ce1"/>
          <table:table-cell office:value-type="string" office:string-value="" table:formula="msoxl:= IF(Translation!C386=&quot;&quot;,&quot;&quot;,CHAR(34) &amp; Translation!D386 &amp; CHAR(34))" table:style-name="ce1"/>
          <table:table-cell table:number-columns-repeated="16381"/>
        </table:table-row>
        <table:table-row table:style-name="ro3">
          <table:table-cell office:value-type="string" office:string-value="" table:formula="msoxl:=IF(C387=&quot;&quot;,&quot;&quot;,&quot;#define&quot;)" table:style-name="ce1"/>
          <table:table-cell office:value-type="string" office:string-value="" table:formula="msoxl:=IF(Translation!B387=&quot;&quot;,&quot;&quot;,Translation!B387)" table:style-name="ce1"/>
          <table:table-cell office:value-type="string" office:string-value="" table:formula="msoxl:= IF(Translation!C387=&quot;&quot;,&quot;&quot;,CHAR(34) &amp; Translation!D387 &amp; CHAR(34))" table:style-name="ce1"/>
          <table:table-cell table:number-columns-repeated="16381"/>
        </table:table-row>
        <table:table-row table:style-name="ro3">
          <table:table-cell office:value-type="string" office:string-value="" table:formula="msoxl:=IF(C388=&quot;&quot;,&quot;&quot;,&quot;#define&quot;)" table:style-name="ce1"/>
          <table:table-cell office:value-type="string" office:string-value="" table:formula="msoxl:=IF(Translation!B388=&quot;&quot;,&quot;&quot;,Translation!B388)" table:style-name="ce1"/>
          <table:table-cell office:value-type="string" office:string-value="" table:formula="msoxl:= IF(Translation!C388=&quot;&quot;,&quot;&quot;,CHAR(34) &amp; Translation!D388 &amp; CHAR(34))" table:style-name="ce1"/>
          <table:table-cell table:number-columns-repeated="16381"/>
        </table:table-row>
        <table:table-row table:style-name="ro3">
          <table:table-cell office:value-type="string" office:string-value="" table:formula="msoxl:=IF(C389=&quot;&quot;,&quot;&quot;,&quot;#define&quot;)" table:style-name="ce1"/>
          <table:table-cell office:value-type="string" office:string-value="" table:formula="msoxl:=IF(Translation!B389=&quot;&quot;,&quot;&quot;,Translation!B389)" table:style-name="ce1"/>
          <table:table-cell office:value-type="string" office:string-value="" table:formula="msoxl:= IF(Translation!C389=&quot;&quot;,&quot;&quot;,CHAR(34) &amp; Translation!D389 &amp; CHAR(34))" table:style-name="ce1"/>
          <table:table-cell table:number-columns-repeated="16381"/>
        </table:table-row>
        <table:table-row table:style-name="ro3">
          <table:table-cell office:value-type="string" office:string-value="" table:formula="msoxl:=IF(C390=&quot;&quot;,&quot;&quot;,&quot;#define&quot;)" table:style-name="ce1"/>
          <table:table-cell office:value-type="string" office:string-value="" table:formula="msoxl:=IF(Translation!B390=&quot;&quot;,&quot;&quot;,Translation!B390)" table:style-name="ce1"/>
          <table:table-cell office:value-type="string" office:string-value="" table:formula="msoxl:= IF(Translation!C390=&quot;&quot;,&quot;&quot;,CHAR(34) &amp; Translation!D390 &amp; CHAR(34))" table:style-name="ce1"/>
          <table:table-cell table:number-columns-repeated="16381"/>
        </table:table-row>
        <table:table-row table:style-name="ro3">
          <table:table-cell office:value-type="string" office:string-value="" table:formula="msoxl:=IF(C391=&quot;&quot;,&quot;&quot;,&quot;#define&quot;)" table:style-name="ce1"/>
          <table:table-cell office:value-type="string" office:string-value="" table:formula="msoxl:=IF(Translation!B391=&quot;&quot;,&quot;&quot;,Translation!B391)" table:style-name="ce1"/>
          <table:table-cell office:value-type="string" office:string-value="" table:formula="msoxl:= IF(Translation!C391=&quot;&quot;,&quot;&quot;,CHAR(34) &amp; Translation!D391 &amp; CHAR(34))" table:style-name="ce1"/>
          <table:table-cell table:number-columns-repeated="16381"/>
        </table:table-row>
        <table:table-row table:style-name="ro3">
          <table:table-cell office:value-type="string" office:string-value="" table:formula="msoxl:=IF(C392=&quot;&quot;,&quot;&quot;,&quot;#define&quot;)" table:style-name="ce1"/>
          <table:table-cell office:value-type="string" office:string-value="" table:formula="msoxl:=IF(Translation!B392=&quot;&quot;,&quot;&quot;,Translation!B392)" table:style-name="ce1"/>
          <table:table-cell office:value-type="string" office:string-value="" table:formula="msoxl:= IF(Translation!C392=&quot;&quot;,&quot;&quot;,CHAR(34) &amp; Translation!D392 &amp; CHAR(34))" table:style-name="ce1"/>
          <table:table-cell table:number-columns-repeated="16381"/>
        </table:table-row>
        <table:table-row table:style-name="ro3">
          <table:table-cell office:value-type="string" office:string-value="" table:formula="msoxl:=IF(C393=&quot;&quot;,&quot;&quot;,&quot;#define&quot;)" table:style-name="ce1"/>
          <table:table-cell office:value-type="string" office:string-value="" table:formula="msoxl:=IF(Translation!B393=&quot;&quot;,&quot;&quot;,Translation!B393)" table:style-name="ce1"/>
          <table:table-cell office:value-type="string" office:string-value="" table:formula="msoxl:= IF(Translation!C393=&quot;&quot;,&quot;&quot;,CHAR(34) &amp; Translation!D393 &amp; CHAR(34))" table:style-name="ce1"/>
          <table:table-cell table:number-columns-repeated="16381"/>
        </table:table-row>
        <table:table-row table:style-name="ro3">
          <table:table-cell office:value-type="string" office:string-value="" table:formula="msoxl:=IF(C394=&quot;&quot;,&quot;&quot;,&quot;#define&quot;)" table:style-name="ce1"/>
          <table:table-cell office:value-type="string" office:string-value="" table:formula="msoxl:=IF(Translation!B394=&quot;&quot;,&quot;&quot;,Translation!B394)" table:style-name="ce1"/>
          <table:table-cell office:value-type="string" office:string-value="" table:formula="msoxl:= IF(Translation!C394=&quot;&quot;,&quot;&quot;,CHAR(34) &amp; Translation!D394 &amp; CHAR(34))" table:style-name="ce1"/>
          <table:table-cell table:number-columns-repeated="16381"/>
        </table:table-row>
        <table:table-row table:style-name="ro3">
          <table:table-cell office:value-type="string" office:string-value="" table:formula="msoxl:=IF(C395=&quot;&quot;,&quot;&quot;,&quot;#define&quot;)" table:style-name="ce1"/>
          <table:table-cell office:value-type="string" office:string-value="" table:formula="msoxl:=IF(Translation!B395=&quot;&quot;,&quot;&quot;,Translation!B395)" table:style-name="ce1"/>
          <table:table-cell office:value-type="string" office:string-value="" table:formula="msoxl:= IF(Translation!C395=&quot;&quot;,&quot;&quot;,CHAR(34) &amp; Translation!D395 &amp; CHAR(34))" table:style-name="ce1"/>
          <table:table-cell table:number-columns-repeated="16381"/>
        </table:table-row>
        <table:table-row table:style-name="ro3">
          <table:table-cell office:value-type="string" office:string-value="" table:formula="msoxl:=IF(C396=&quot;&quot;,&quot;&quot;,&quot;#define&quot;)" table:style-name="ce1"/>
          <table:table-cell office:value-type="string" office:string-value="" table:formula="msoxl:=IF(Translation!B396=&quot;&quot;,&quot;&quot;,Translation!B396)" table:style-name="ce1"/>
          <table:table-cell office:value-type="string" office:string-value="" table:formula="msoxl:= IF(Translation!C396=&quot;&quot;,&quot;&quot;,CHAR(34) &amp; Translation!D396 &amp; CHAR(34))" table:style-name="ce1"/>
          <table:table-cell table:number-columns-repeated="16381"/>
        </table:table-row>
        <table:table-row table:style-name="ro3">
          <table:table-cell office:value-type="string" office:string-value="" table:formula="msoxl:=IF(C397=&quot;&quot;,&quot;&quot;,&quot;#define&quot;)" table:style-name="ce1"/>
          <table:table-cell office:value-type="string" office:string-value="" table:formula="msoxl:=IF(Translation!B397=&quot;&quot;,&quot;&quot;,Translation!B397)" table:style-name="ce1"/>
          <table:table-cell office:value-type="string" office:string-value="" table:formula="msoxl:= IF(Translation!C397=&quot;&quot;,&quot;&quot;,CHAR(34) &amp; Translation!D397 &amp; CHAR(34))" table:style-name="ce1"/>
          <table:table-cell table:number-columns-repeated="16381"/>
        </table:table-row>
        <table:table-row table:style-name="ro3">
          <table:table-cell office:value-type="string" office:string-value="" table:formula="msoxl:=IF(C398=&quot;&quot;,&quot;&quot;,&quot;#define&quot;)" table:style-name="ce1"/>
          <table:table-cell office:value-type="string" office:string-value="" table:formula="msoxl:=IF(Translation!B398=&quot;&quot;,&quot;&quot;,Translation!B398)" table:style-name="ce1"/>
          <table:table-cell office:value-type="string" office:string-value="" table:formula="msoxl:= IF(Translation!C398=&quot;&quot;,&quot;&quot;,CHAR(34) &amp; Translation!D398 &amp; CHAR(34))" table:style-name="ce1"/>
          <table:table-cell table:number-columns-repeated="16381"/>
        </table:table-row>
        <table:table-row table:style-name="ro3">
          <table:table-cell office:value-type="string" office:string-value="" table:formula="msoxl:=IF(C399=&quot;&quot;,&quot;&quot;,&quot;#define&quot;)" table:style-name="ce1"/>
          <table:table-cell office:value-type="string" office:string-value="" table:formula="msoxl:=IF(Translation!B399=&quot;&quot;,&quot;&quot;,Translation!B399)" table:style-name="ce1"/>
          <table:table-cell office:value-type="string" office:string-value="" table:formula="msoxl:= IF(Translation!C399=&quot;&quot;,&quot;&quot;,CHAR(34) &amp; Translation!D399 &amp; CHAR(34))" table:style-name="ce1"/>
          <table:table-cell table:number-columns-repeated="16381"/>
        </table:table-row>
        <table:table-row table:style-name="ro3">
          <table:table-cell office:value-type="string" office:string-value="" table:formula="msoxl:=IF(C400=&quot;&quot;,&quot;&quot;,&quot;#define&quot;)" table:style-name="ce1"/>
          <table:table-cell office:value-type="string" office:string-value="" table:formula="msoxl:=IF(Translation!B400=&quot;&quot;,&quot;&quot;,Translation!B400)" table:style-name="ce1"/>
          <table:table-cell office:value-type="string" office:string-value="" table:formula="msoxl:= IF(Translation!C400=&quot;&quot;,&quot;&quot;,CHAR(34) &amp; Translation!D400 &amp; CHAR(34))" table:style-name="ce1"/>
          <table:table-cell table:number-columns-repeated="16381"/>
        </table:table-row>
        <table:table-row table:style-name="ro3">
          <table:table-cell office:value-type="string" office:string-value="" table:formula="msoxl:=IF(C401=&quot;&quot;,&quot;&quot;,&quot;#define&quot;)" table:style-name="ce1"/>
          <table:table-cell office:value-type="string" office:string-value="" table:formula="msoxl:=IF(Translation!B401=&quot;&quot;,&quot;&quot;,Translation!B401)" table:style-name="ce1"/>
          <table:table-cell office:value-type="string" office:string-value="" table:formula="msoxl:= IF(Translation!C401=&quot;&quot;,&quot;&quot;,CHAR(34) &amp; Translation!D401 &amp; CHAR(34))" table:style-name="ce1"/>
          <table:table-cell table:number-columns-repeated="16381"/>
        </table:table-row>
        <table:table-row table:style-name="ro3">
          <table:table-cell office:value-type="string" office:string-value="" table:formula="msoxl:=IF(C402=&quot;&quot;,&quot;&quot;,&quot;#define&quot;)" table:style-name="ce1"/>
          <table:table-cell office:value-type="string" office:string-value="" table:formula="msoxl:=IF(Translation!B402=&quot;&quot;,&quot;&quot;,Translation!B402)" table:style-name="ce1"/>
          <table:table-cell office:value-type="string" office:string-value="" table:formula="msoxl:= IF(Translation!C402=&quot;&quot;,&quot;&quot;,CHAR(34) &amp; Translation!D402 &amp; CHAR(34))" table:style-name="ce1"/>
          <table:table-cell table:number-columns-repeated="16381"/>
        </table:table-row>
        <table:table-row table:style-name="ro3">
          <table:table-cell office:value-type="string" office:string-value="" table:formula="msoxl:=IF(C403=&quot;&quot;,&quot;&quot;,&quot;#define&quot;)" table:style-name="ce1"/>
          <table:table-cell office:value-type="string" office:string-value="" table:formula="msoxl:=IF(Translation!B403=&quot;&quot;,&quot;&quot;,Translation!B403)" table:style-name="ce1"/>
          <table:table-cell office:value-type="string" office:string-value="" table:formula="msoxl:= IF(Translation!C403=&quot;&quot;,&quot;&quot;,CHAR(34) &amp; Translation!D403 &amp; CHAR(34))" table:style-name="ce1"/>
          <table:table-cell table:number-columns-repeated="16381"/>
        </table:table-row>
        <table:table-row table:style-name="ro3">
          <table:table-cell office:value-type="string" office:string-value="" table:formula="msoxl:=IF(C404=&quot;&quot;,&quot;&quot;,&quot;#define&quot;)" table:style-name="ce1"/>
          <table:table-cell office:value-type="string" office:string-value="" table:formula="msoxl:=IF(Translation!B404=&quot;&quot;,&quot;&quot;,Translation!B404)" table:style-name="ce1"/>
          <table:table-cell office:value-type="string" office:string-value="" table:formula="msoxl:= IF(Translation!C404=&quot;&quot;,&quot;&quot;,CHAR(34) &amp; Translation!D404 &amp; CHAR(34))" table:style-name="ce1"/>
          <table:table-cell table:number-columns-repeated="16381"/>
        </table:table-row>
        <table:table-row table:style-name="ro3">
          <table:table-cell office:value-type="string" office:string-value="" table:formula="msoxl:=IF(C405=&quot;&quot;,&quot;&quot;,&quot;#define&quot;)" table:style-name="ce1"/>
          <table:table-cell office:value-type="string" office:string-value="" table:formula="msoxl:=IF(Translation!B405=&quot;&quot;,&quot;&quot;,Translation!B405)" table:style-name="ce1"/>
          <table:table-cell office:value-type="string" office:string-value="" table:formula="msoxl:= IF(Translation!C405=&quot;&quot;,&quot;&quot;,CHAR(34) &amp; Translation!D405 &amp; CHAR(34))" table:style-name="ce1"/>
          <table:table-cell table:number-columns-repeated="16381"/>
        </table:table-row>
        <table:table-row table:style-name="ro3">
          <table:table-cell office:value-type="string" office:string-value="" table:formula="msoxl:=IF(C406=&quot;&quot;,&quot;&quot;,&quot;#define&quot;)" table:style-name="ce1"/>
          <table:table-cell office:value-type="string" office:string-value="" table:formula="msoxl:=IF(Translation!B406=&quot;&quot;,&quot;&quot;,Translation!B406)" table:style-name="ce1"/>
          <table:table-cell office:value-type="string" office:string-value="" table:formula="msoxl:= IF(Translation!C406=&quot;&quot;,&quot;&quot;,CHAR(34) &amp; Translation!D406 &amp; CHAR(34))" table:style-name="ce1"/>
          <table:table-cell table:number-columns-repeated="16381"/>
        </table:table-row>
        <table:table-row table:style-name="ro3">
          <table:table-cell office:value-type="string" office:string-value="" table:formula="msoxl:=IF(C407=&quot;&quot;,&quot;&quot;,&quot;#define&quot;)" table:style-name="ce1"/>
          <table:table-cell office:value-type="string" office:string-value="" table:formula="msoxl:=IF(Translation!B407=&quot;&quot;,&quot;&quot;,Translation!B407)" table:style-name="ce1"/>
          <table:table-cell office:value-type="string" office:string-value="" table:formula="msoxl:= IF(Translation!C407=&quot;&quot;,&quot;&quot;,CHAR(34) &amp; Translation!D407 &amp; CHAR(34))" table:style-name="ce1"/>
          <table:table-cell table:number-columns-repeated="16381"/>
        </table:table-row>
        <table:table-row table:style-name="ro3">
          <table:table-cell office:value-type="string" office:string-value="" table:formula="msoxl:=IF(C408=&quot;&quot;,&quot;&quot;,&quot;#define&quot;)" table:style-name="ce1"/>
          <table:table-cell office:value-type="string" office:string-value="" table:formula="msoxl:=IF(Translation!B408=&quot;&quot;,&quot;&quot;,Translation!B408)" table:style-name="ce1"/>
          <table:table-cell office:value-type="string" office:string-value="" table:formula="msoxl:= IF(Translation!C408=&quot;&quot;,&quot;&quot;,CHAR(34) &amp; Translation!D408 &amp; CHAR(34))" table:style-name="ce1"/>
          <table:table-cell table:number-columns-repeated="16381"/>
        </table:table-row>
        <table:table-row table:style-name="ro3">
          <table:table-cell office:value-type="string" office:string-value="" table:formula="msoxl:=IF(C409=&quot;&quot;,&quot;&quot;,&quot;#define&quot;)" table:style-name="ce1"/>
          <table:table-cell office:value-type="string" office:string-value="" table:formula="msoxl:=IF(Translation!B409=&quot;&quot;,&quot;&quot;,Translation!B409)" table:style-name="ce1"/>
          <table:table-cell office:value-type="string" office:string-value="" table:formula="msoxl:= IF(Translation!C409=&quot;&quot;,&quot;&quot;,CHAR(34) &amp; Translation!D409 &amp; CHAR(34))" table:style-name="ce1"/>
          <table:table-cell table:number-columns-repeated="16381"/>
        </table:table-row>
        <table:table-row table:style-name="ro3">
          <table:table-cell office:value-type="string" office:string-value="" table:formula="msoxl:=IF(C410=&quot;&quot;,&quot;&quot;,&quot;#define&quot;)" table:style-name="ce1"/>
          <table:table-cell office:value-type="string" office:string-value="" table:formula="msoxl:=IF(Translation!B410=&quot;&quot;,&quot;&quot;,Translation!B410)" table:style-name="ce1"/>
          <table:table-cell office:value-type="string" office:string-value="" table:formula="msoxl:= IF(Translation!C410=&quot;&quot;,&quot;&quot;,CHAR(34) &amp; Translation!D410 &amp; CHAR(34))" table:style-name="ce1"/>
          <table:table-cell table:number-columns-repeated="16381"/>
        </table:table-row>
        <table:table-row table:style-name="ro3">
          <table:table-cell office:value-type="string" office:string-value="" table:formula="msoxl:=IF(C411=&quot;&quot;,&quot;&quot;,&quot;#define&quot;)" table:style-name="ce1"/>
          <table:table-cell office:value-type="string" office:string-value="" table:formula="msoxl:=IF(Translation!B411=&quot;&quot;,&quot;&quot;,Translation!B411)" table:style-name="ce1"/>
          <table:table-cell office:value-type="string" office:string-value="" table:formula="msoxl:= IF(Translation!C411=&quot;&quot;,&quot;&quot;,CHAR(34) &amp; Translation!D411 &amp; CHAR(34))" table:style-name="ce1"/>
          <table:table-cell table:number-columns-repeated="16381"/>
        </table:table-row>
        <table:table-row table:style-name="ro3">
          <table:table-cell office:value-type="string" office:string-value="" table:formula="msoxl:=IF(C412=&quot;&quot;,&quot;&quot;,&quot;#define&quot;)" table:style-name="ce1"/>
          <table:table-cell office:value-type="string" office:string-value="" table:formula="msoxl:=IF(Translation!B412=&quot;&quot;,&quot;&quot;,Translation!B412)" table:style-name="ce1"/>
          <table:table-cell office:value-type="string" office:string-value="" table:formula="msoxl:= IF(Translation!C412=&quot;&quot;,&quot;&quot;,CHAR(34) &amp; Translation!D412 &amp; CHAR(34))" table:style-name="ce1"/>
          <table:table-cell table:number-columns-repeated="16381"/>
        </table:table-row>
        <table:table-row table:style-name="ro3">
          <table:table-cell office:value-type="string" office:string-value="" table:formula="msoxl:=IF(C413=&quot;&quot;,&quot;&quot;,&quot;#define&quot;)" table:style-name="ce1"/>
          <table:table-cell office:value-type="string" office:string-value="" table:formula="msoxl:=IF(Translation!B413=&quot;&quot;,&quot;&quot;,Translation!B413)" table:style-name="ce1"/>
          <table:table-cell office:value-type="string" office:string-value="" table:formula="msoxl:= IF(Translation!C413=&quot;&quot;,&quot;&quot;,CHAR(34) &amp; Translation!D413 &amp; CHAR(34))" table:style-name="ce1"/>
          <table:table-cell table:number-columns-repeated="16381"/>
        </table:table-row>
        <table:table-row table:style-name="ro3">
          <table:table-cell office:value-type="string" office:string-value="" table:formula="msoxl:=IF(C414=&quot;&quot;,&quot;&quot;,&quot;#define&quot;)" table:style-name="ce1"/>
          <table:table-cell office:value-type="string" office:string-value="" table:formula="msoxl:=IF(Translation!B414=&quot;&quot;,&quot;&quot;,Translation!B414)" table:style-name="ce1"/>
          <table:table-cell office:value-type="string" office:string-value="" table:formula="msoxl:= IF(Translation!C414=&quot;&quot;,&quot;&quot;,CHAR(34) &amp; Translation!D414 &amp; CHAR(34))" table:style-name="ce1"/>
          <table:table-cell table:number-columns-repeated="16381"/>
        </table:table-row>
        <table:table-row table:style-name="ro3">
          <table:table-cell office:value-type="string" office:string-value="" table:formula="msoxl:=IF(C415=&quot;&quot;,&quot;&quot;,&quot;#define&quot;)" table:style-name="ce1"/>
          <table:table-cell office:value-type="string" office:string-value="" table:formula="msoxl:=IF(Translation!B415=&quot;&quot;,&quot;&quot;,Translation!B415)" table:style-name="ce1"/>
          <table:table-cell office:value-type="string" office:string-value="" table:formula="msoxl:= IF(Translation!C415=&quot;&quot;,&quot;&quot;,CHAR(34) &amp; Translation!D415 &amp; CHAR(34))" table:style-name="ce1"/>
          <table:table-cell table:number-columns-repeated="16381"/>
        </table:table-row>
        <table:table-row table:style-name="ro3">
          <table:table-cell office:value-type="string" office:string-value="" table:formula="msoxl:=IF(C416=&quot;&quot;,&quot;&quot;,&quot;#define&quot;)" table:style-name="ce1"/>
          <table:table-cell office:value-type="string" office:string-value="" table:formula="msoxl:=IF(Translation!B416=&quot;&quot;,&quot;&quot;,Translation!B416)" table:style-name="ce1"/>
          <table:table-cell office:value-type="string" office:string-value="" table:formula="msoxl:= IF(Translation!C416=&quot;&quot;,&quot;&quot;,CHAR(34) &amp; Translation!D416 &amp; CHAR(34))" table:style-name="ce1"/>
          <table:table-cell table:number-columns-repeated="16381"/>
        </table:table-row>
        <table:table-row table:style-name="ro3">
          <table:table-cell office:value-type="string" office:string-value="" table:formula="msoxl:=IF(C417=&quot;&quot;,&quot;&quot;,&quot;#define&quot;)" table:style-name="ce1"/>
          <table:table-cell office:value-type="string" office:string-value="" table:formula="msoxl:=IF(Translation!B417=&quot;&quot;,&quot;&quot;,Translation!B417)" table:style-name="ce1"/>
          <table:table-cell office:value-type="string" office:string-value="" table:formula="msoxl:= IF(Translation!C417=&quot;&quot;,&quot;&quot;,CHAR(34) &amp; Translation!D417 &amp; CHAR(34))" table:style-name="ce1"/>
          <table:table-cell table:number-columns-repeated="16381"/>
        </table:table-row>
        <table:table-row table:style-name="ro3">
          <table:table-cell office:value-type="string" office:string-value="" table:formula="msoxl:=IF(C418=&quot;&quot;,&quot;&quot;,&quot;#define&quot;)" table:style-name="ce1"/>
          <table:table-cell office:value-type="string" office:string-value="" table:formula="msoxl:=IF(Translation!B418=&quot;&quot;,&quot;&quot;,Translation!B418)" table:style-name="ce1"/>
          <table:table-cell office:value-type="string" office:string-value="" table:formula="msoxl:= IF(Translation!C418=&quot;&quot;,&quot;&quot;,CHAR(34) &amp; Translation!D418 &amp; CHAR(34))" table:style-name="ce1"/>
          <table:table-cell table:number-columns-repeated="16381"/>
        </table:table-row>
        <table:table-row table:style-name="ro3">
          <table:table-cell office:value-type="string" office:string-value="" table:formula="msoxl:=IF(C419=&quot;&quot;,&quot;&quot;,&quot;#define&quot;)" table:style-name="ce1"/>
          <table:table-cell office:value-type="string" office:string-value="" table:formula="msoxl:=IF(Translation!B419=&quot;&quot;,&quot;&quot;,Translation!B419)" table:style-name="ce1"/>
          <table:table-cell office:value-type="string" office:string-value="" table:formula="msoxl:= IF(Translation!C419=&quot;&quot;,&quot;&quot;,CHAR(34) &amp; Translation!D419 &amp; CHAR(34))" table:style-name="ce1"/>
          <table:table-cell table:number-columns-repeated="16381"/>
        </table:table-row>
        <table:table-row table:style-name="ro3">
          <table:table-cell office:value-type="string" office:string-value="" table:formula="msoxl:=IF(C420=&quot;&quot;,&quot;&quot;,&quot;#define&quot;)" table:style-name="ce1"/>
          <table:table-cell office:value-type="string" office:string-value="" table:formula="msoxl:=IF(Translation!B420=&quot;&quot;,&quot;&quot;,Translation!B420)" table:style-name="ce1"/>
          <table:table-cell office:value-type="string" office:string-value="" table:formula="msoxl:= IF(Translation!C420=&quot;&quot;,&quot;&quot;,CHAR(34) &amp; Translation!D420 &amp; CHAR(34))" table:style-name="ce1"/>
          <table:table-cell table:number-columns-repeated="16381"/>
        </table:table-row>
        <table:table-row table:style-name="ro3">
          <table:table-cell office:value-type="string" office:string-value="" table:formula="msoxl:=IF(C421=&quot;&quot;,&quot;&quot;,&quot;#define&quot;)" table:style-name="ce1"/>
          <table:table-cell office:value-type="string" office:string-value="" table:formula="msoxl:=IF(Translation!B421=&quot;&quot;,&quot;&quot;,Translation!B421)" table:style-name="ce1"/>
          <table:table-cell office:value-type="string" office:string-value="" table:formula="msoxl:= IF(Translation!C421=&quot;&quot;,&quot;&quot;,CHAR(34) &amp; Translation!D421 &amp; CHAR(34))" table:style-name="ce1"/>
          <table:table-cell table:number-columns-repeated="16381"/>
        </table:table-row>
        <table:table-row table:style-name="ro3">
          <table:table-cell office:value-type="string" office:string-value="" table:formula="msoxl:=IF(C422=&quot;&quot;,&quot;&quot;,&quot;#define&quot;)" table:style-name="ce1"/>
          <table:table-cell office:value-type="string" office:string-value="" table:formula="msoxl:=IF(Translation!B422=&quot;&quot;,&quot;&quot;,Translation!B422)" table:style-name="ce1"/>
          <table:table-cell office:value-type="string" office:string-value="" table:formula="msoxl:= IF(Translation!C422=&quot;&quot;,&quot;&quot;,CHAR(34) &amp; Translation!D422 &amp; CHAR(34))" table:style-name="ce1"/>
          <table:table-cell table:number-columns-repeated="16381"/>
        </table:table-row>
        <table:table-row table:style-name="ro3">
          <table:table-cell office:value-type="string" office:string-value="" table:formula="msoxl:=IF(C423=&quot;&quot;,&quot;&quot;,&quot;#define&quot;)" table:style-name="ce1"/>
          <table:table-cell office:value-type="string" office:string-value="" table:formula="msoxl:=IF(Translation!B423=&quot;&quot;,&quot;&quot;,Translation!B423)" table:style-name="ce1"/>
          <table:table-cell office:value-type="string" office:string-value="" table:formula="msoxl:= IF(Translation!C423=&quot;&quot;,&quot;&quot;,CHAR(34) &amp; Translation!D423 &amp; CHAR(34))" table:style-name="ce1"/>
          <table:table-cell table:number-columns-repeated="16381"/>
        </table:table-row>
        <table:table-row table:style-name="ro3">
          <table:table-cell office:value-type="string" office:string-value="" table:formula="msoxl:=IF(C424=&quot;&quot;,&quot;&quot;,&quot;#define&quot;)" table:style-name="ce1"/>
          <table:table-cell office:value-type="string" office:string-value="" table:formula="msoxl:=IF(Translation!B424=&quot;&quot;,&quot;&quot;,Translation!B424)" table:style-name="ce1"/>
          <table:table-cell office:value-type="string" office:string-value="" table:formula="msoxl:= IF(Translation!C424=&quot;&quot;,&quot;&quot;,CHAR(34) &amp; Translation!D424 &amp; CHAR(34))" table:style-name="ce1"/>
          <table:table-cell table:number-columns-repeated="16381"/>
        </table:table-row>
        <table:table-row table:style-name="ro3">
          <table:table-cell office:value-type="string" office:string-value="" table:formula="msoxl:=IF(C425=&quot;&quot;,&quot;&quot;,&quot;#define&quot;)" table:style-name="ce1"/>
          <table:table-cell office:value-type="string" office:string-value="" table:formula="msoxl:=IF(Translation!B425=&quot;&quot;,&quot;&quot;,Translation!B425)" table:style-name="ce1"/>
          <table:table-cell office:value-type="string" office:string-value="" table:formula="msoxl:= IF(Translation!C425=&quot;&quot;,&quot;&quot;,CHAR(34) &amp; Translation!D425 &amp; CHAR(34))" table:style-name="ce1"/>
          <table:table-cell table:number-columns-repeated="16381"/>
        </table:table-row>
        <table:table-row table:style-name="ro3">
          <table:table-cell office:value-type="string" office:string-value="" table:formula="msoxl:=IF(C426=&quot;&quot;,&quot;&quot;,&quot;#define&quot;)" table:style-name="ce1"/>
          <table:table-cell office:value-type="string" office:string-value="" table:formula="msoxl:=IF(Translation!B426=&quot;&quot;,&quot;&quot;,Translation!B426)" table:style-name="ce1"/>
          <table:table-cell office:value-type="string" office:string-value="" table:formula="msoxl:= IF(Translation!C426=&quot;&quot;,&quot;&quot;,CHAR(34) &amp; Translation!D426 &amp; CHAR(34))" table:style-name="ce1"/>
          <table:table-cell table:number-columns-repeated="16381"/>
        </table:table-row>
        <table:table-row table:style-name="ro3">
          <table:table-cell office:value-type="string" office:string-value="" table:formula="msoxl:=IF(C427=&quot;&quot;,&quot;&quot;,&quot;#define&quot;)" table:style-name="ce1"/>
          <table:table-cell office:value-type="string" office:string-value="" table:formula="msoxl:=IF(Translation!B427=&quot;&quot;,&quot;&quot;,Translation!B427)" table:style-name="ce1"/>
          <table:table-cell office:value-type="string" office:string-value="" table:formula="msoxl:= IF(Translation!C427=&quot;&quot;,&quot;&quot;,CHAR(34) &amp; Translation!D427 &amp; CHAR(34))" table:style-name="ce1"/>
          <table:table-cell table:number-columns-repeated="16381"/>
        </table:table-row>
        <table:table-row table:style-name="ro3">
          <table:table-cell office:value-type="string" office:string-value="" table:formula="msoxl:=IF(C428=&quot;&quot;,&quot;&quot;,&quot;#define&quot;)" table:style-name="ce1"/>
          <table:table-cell office:value-type="string" office:string-value="" table:formula="msoxl:=IF(Translation!B428=&quot;&quot;,&quot;&quot;,Translation!B428)" table:style-name="ce1"/>
          <table:table-cell office:value-type="string" office:string-value="" table:formula="msoxl:= IF(Translation!C428=&quot;&quot;,&quot;&quot;,CHAR(34) &amp; Translation!D428 &amp; CHAR(34))" table:style-name="ce1"/>
          <table:table-cell table:number-columns-repeated="16381"/>
        </table:table-row>
        <table:table-row table:style-name="ro3">
          <table:table-cell office:value-type="string" office:string-value="" table:formula="msoxl:=IF(C429=&quot;&quot;,&quot;&quot;,&quot;#define&quot;)" table:style-name="ce1"/>
          <table:table-cell office:value-type="string" office:string-value="" table:formula="msoxl:=IF(Translation!B429=&quot;&quot;,&quot;&quot;,Translation!B429)" table:style-name="ce1"/>
          <table:table-cell office:value-type="string" office:string-value="" table:formula="msoxl:= IF(Translation!C429=&quot;&quot;,&quot;&quot;,CHAR(34) &amp; Translation!D429 &amp; CHAR(34))" table:style-name="ce1"/>
          <table:table-cell table:number-columns-repeated="16381"/>
        </table:table-row>
        <table:table-row table:style-name="ro3">
          <table:table-cell office:value-type="string" office:string-value="" table:formula="msoxl:=IF(C430=&quot;&quot;,&quot;&quot;,&quot;#define&quot;)" table:style-name="ce1"/>
          <table:table-cell office:value-type="string" office:string-value="" table:formula="msoxl:=IF(Translation!B430=&quot;&quot;,&quot;&quot;,Translation!B430)" table:style-name="ce1"/>
          <table:table-cell office:value-type="string" office:string-value="" table:formula="msoxl:= IF(Translation!C430=&quot;&quot;,&quot;&quot;,CHAR(34) &amp; Translation!D430 &amp; CHAR(34))" table:style-name="ce1"/>
          <table:table-cell table:number-columns-repeated="16381"/>
        </table:table-row>
        <table:table-row table:style-name="ro3">
          <table:table-cell office:value-type="string" office:string-value="" table:formula="msoxl:=IF(C431=&quot;&quot;,&quot;&quot;,&quot;#define&quot;)" table:style-name="ce1"/>
          <table:table-cell office:value-type="string" office:string-value="" table:formula="msoxl:=IF(Translation!B431=&quot;&quot;,&quot;&quot;,Translation!B431)" table:style-name="ce1"/>
          <table:table-cell office:value-type="string" office:string-value="" table:formula="msoxl:= IF(Translation!C431=&quot;&quot;,&quot;&quot;,CHAR(34) &amp; Translation!D431 &amp; CHAR(34))" table:style-name="ce1"/>
          <table:table-cell table:number-columns-repeated="16381"/>
        </table:table-row>
        <table:table-row table:style-name="ro3">
          <table:table-cell office:value-type="string" office:string-value="" table:formula="msoxl:=IF(C432=&quot;&quot;,&quot;&quot;,&quot;#define&quot;)" table:style-name="ce1"/>
          <table:table-cell office:value-type="string" office:string-value="" table:formula="msoxl:=IF(Translation!B432=&quot;&quot;,&quot;&quot;,Translation!B432)" table:style-name="ce1"/>
          <table:table-cell office:value-type="string" office:string-value="" table:formula="msoxl:= IF(Translation!C432=&quot;&quot;,&quot;&quot;,CHAR(34) &amp; Translation!D432 &amp; CHAR(34))" table:style-name="ce1"/>
          <table:table-cell table:number-columns-repeated="16381"/>
        </table:table-row>
        <table:table-row table:style-name="ro3">
          <table:table-cell office:value-type="string" office:string-value="" table:formula="msoxl:=IF(C433=&quot;&quot;,&quot;&quot;,&quot;#define&quot;)" table:style-name="ce1"/>
          <table:table-cell office:value-type="string" office:string-value="" table:formula="msoxl:=IF(Translation!B433=&quot;&quot;,&quot;&quot;,Translation!B433)" table:style-name="ce1"/>
          <table:table-cell office:value-type="string" office:string-value="" table:formula="msoxl:= IF(Translation!C433=&quot;&quot;,&quot;&quot;,CHAR(34) &amp; Translation!D433 &amp; CHAR(34))" table:style-name="ce1"/>
          <table:table-cell table:number-columns-repeated="16381"/>
        </table:table-row>
        <table:table-row table:style-name="ro3">
          <table:table-cell office:value-type="string" office:string-value="" table:formula="msoxl:=IF(C434=&quot;&quot;,&quot;&quot;,&quot;#define&quot;)" table:style-name="ce1"/>
          <table:table-cell office:value-type="string" office:string-value="" table:formula="msoxl:=IF(Translation!B434=&quot;&quot;,&quot;&quot;,Translation!B434)" table:style-name="ce1"/>
          <table:table-cell office:value-type="string" office:string-value="" table:formula="msoxl:= IF(Translation!C434=&quot;&quot;,&quot;&quot;,CHAR(34) &amp; Translation!D434 &amp; CHAR(34))" table:style-name="ce1"/>
          <table:table-cell table:number-columns-repeated="16381"/>
        </table:table-row>
        <table:table-row table:style-name="ro3">
          <table:table-cell office:value-type="string" office:string-value="" table:formula="msoxl:=IF(C435=&quot;&quot;,&quot;&quot;,&quot;#define&quot;)" table:style-name="ce1"/>
          <table:table-cell office:value-type="string" office:string-value="" table:formula="msoxl:=IF(Translation!B435=&quot;&quot;,&quot;&quot;,Translation!B435)" table:style-name="ce1"/>
          <table:table-cell office:value-type="string" office:string-value="" table:formula="msoxl:= IF(Translation!C435=&quot;&quot;,&quot;&quot;,CHAR(34) &amp; Translation!D435 &amp; CHAR(34))" table:style-name="ce1"/>
          <table:table-cell table:number-columns-repeated="16381"/>
        </table:table-row>
        <table:table-row table:style-name="ro3">
          <table:table-cell office:value-type="string" office:string-value="" table:formula="msoxl:=IF(C436=&quot;&quot;,&quot;&quot;,&quot;#define&quot;)" table:style-name="ce1"/>
          <table:table-cell office:value-type="string" office:string-value="" table:formula="msoxl:=IF(Translation!B436=&quot;&quot;,&quot;&quot;,Translation!B436)" table:style-name="ce1"/>
          <table:table-cell office:value-type="string" office:string-value="" table:formula="msoxl:= IF(Translation!C436=&quot;&quot;,&quot;&quot;,CHAR(34) &amp; Translation!D436 &amp; CHAR(34))" table:style-name="ce1"/>
          <table:table-cell table:number-columns-repeated="16381"/>
        </table:table-row>
        <table:table-row table:style-name="ro3">
          <table:table-cell office:value-type="string" office:string-value="" table:formula="msoxl:=IF(C437=&quot;&quot;,&quot;&quot;,&quot;#define&quot;)" table:style-name="ce1"/>
          <table:table-cell office:value-type="string" office:string-value="" table:formula="msoxl:=IF(Translation!B437=&quot;&quot;,&quot;&quot;,Translation!B437)" table:style-name="ce1"/>
          <table:table-cell office:value-type="string" office:string-value="" table:formula="msoxl:= IF(Translation!C437=&quot;&quot;,&quot;&quot;,CHAR(34) &amp; Translation!D437 &amp; CHAR(34))" table:style-name="ce1"/>
          <table:table-cell table:number-columns-repeated="16381"/>
        </table:table-row>
        <table:table-row table:style-name="ro3">
          <table:table-cell office:value-type="string" office:string-value="" table:formula="msoxl:=IF(C438=&quot;&quot;,&quot;&quot;,&quot;#define&quot;)" table:style-name="ce1"/>
          <table:table-cell office:value-type="string" office:string-value="" table:formula="msoxl:=IF(Translation!B438=&quot;&quot;,&quot;&quot;,Translation!B438)" table:style-name="ce1"/>
          <table:table-cell office:value-type="string" office:string-value="" table:formula="msoxl:= IF(Translation!C438=&quot;&quot;,&quot;&quot;,CHAR(34) &amp; Translation!D438 &amp; CHAR(34))" table:style-name="ce1"/>
          <table:table-cell table:number-columns-repeated="16381"/>
        </table:table-row>
        <table:table-row table:style-name="ro3">
          <table:table-cell office:value-type="string" office:string-value="" table:formula="msoxl:=IF(C439=&quot;&quot;,&quot;&quot;,&quot;#define&quot;)" table:style-name="ce1"/>
          <table:table-cell office:value-type="string" office:string-value="" table:formula="msoxl:=IF(Translation!B439=&quot;&quot;,&quot;&quot;,Translation!B439)" table:style-name="ce1"/>
          <table:table-cell office:value-type="string" office:string-value="" table:formula="msoxl:= IF(Translation!C439=&quot;&quot;,&quot;&quot;,CHAR(34) &amp; Translation!D439 &amp; CHAR(34))" table:style-name="ce1"/>
          <table:table-cell table:number-columns-repeated="16381"/>
        </table:table-row>
        <table:table-row table:style-name="ro3">
          <table:table-cell office:value-type="string" office:string-value="" table:formula="msoxl:=IF(C440=&quot;&quot;,&quot;&quot;,&quot;#define&quot;)" table:style-name="ce1"/>
          <table:table-cell office:value-type="string" office:string-value="" table:formula="msoxl:=IF(Translation!B440=&quot;&quot;,&quot;&quot;,Translation!B440)" table:style-name="ce1"/>
          <table:table-cell office:value-type="string" office:string-value="" table:formula="msoxl:= IF(Translation!C440=&quot;&quot;,&quot;&quot;,CHAR(34) &amp; Translation!D440 &amp; CHAR(34))" table:style-name="ce1"/>
          <table:table-cell table:number-columns-repeated="16381"/>
        </table:table-row>
        <table:table-row table:style-name="ro3">
          <table:table-cell office:value-type="string" office:string-value="" table:formula="msoxl:=IF(C441=&quot;&quot;,&quot;&quot;,&quot;#define&quot;)" table:style-name="ce1"/>
          <table:table-cell office:value-type="string" office:string-value="" table:formula="msoxl:=IF(Translation!B441=&quot;&quot;,&quot;&quot;,Translation!B441)" table:style-name="ce1"/>
          <table:table-cell office:value-type="string" office:string-value="" table:formula="msoxl:= IF(Translation!C441=&quot;&quot;,&quot;&quot;,CHAR(34) &amp; Translation!D441 &amp; CHAR(34))" table:style-name="ce1"/>
          <table:table-cell table:number-columns-repeated="16381"/>
        </table:table-row>
        <table:table-row table:style-name="ro3">
          <table:table-cell office:value-type="string" office:string-value="" table:formula="msoxl:=IF(C442=&quot;&quot;,&quot;&quot;,&quot;#define&quot;)" table:style-name="ce1"/>
          <table:table-cell office:value-type="string" office:string-value="" table:formula="msoxl:=IF(Translation!B442=&quot;&quot;,&quot;&quot;,Translation!B442)" table:style-name="ce1"/>
          <table:table-cell office:value-type="string" office:string-value="" table:formula="msoxl:= IF(Translation!C442=&quot;&quot;,&quot;&quot;,CHAR(34) &amp; Translation!D442 &amp; CHAR(34))" table:style-name="ce1"/>
          <table:table-cell table:number-columns-repeated="16381"/>
        </table:table-row>
        <table:table-row table:style-name="ro3">
          <table:table-cell office:value-type="string" office:string-value="" table:formula="msoxl:=IF(C443=&quot;&quot;,&quot;&quot;,&quot;#define&quot;)" table:style-name="ce1"/>
          <table:table-cell office:value-type="string" office:string-value="" table:formula="msoxl:=IF(Translation!B443=&quot;&quot;,&quot;&quot;,Translation!B443)" table:style-name="ce1"/>
          <table:table-cell office:value-type="string" office:string-value="" table:formula="msoxl:= IF(Translation!C443=&quot;&quot;,&quot;&quot;,CHAR(34) &amp; Translation!D443 &amp; CHAR(34))" table:style-name="ce1"/>
          <table:table-cell table:number-columns-repeated="16381"/>
        </table:table-row>
        <table:table-row table:style-name="ro3">
          <table:table-cell office:value-type="string" office:string-value="" table:formula="msoxl:=IF(C444=&quot;&quot;,&quot;&quot;,&quot;#define&quot;)" table:style-name="ce1"/>
          <table:table-cell office:value-type="string" office:string-value="" table:formula="msoxl:=IF(Translation!B444=&quot;&quot;,&quot;&quot;,Translation!B444)" table:style-name="ce1"/>
          <table:table-cell office:value-type="string" office:string-value="" table:formula="msoxl:= IF(Translation!C444=&quot;&quot;,&quot;&quot;,CHAR(34) &amp; Translation!D444 &amp; CHAR(34))" table:style-name="ce1"/>
          <table:table-cell table:number-columns-repeated="16381"/>
        </table:table-row>
        <table:table-row table:style-name="ro3">
          <table:table-cell office:value-type="string" office:string-value="" table:formula="msoxl:=IF(C445=&quot;&quot;,&quot;&quot;,&quot;#define&quot;)" table:style-name="ce1"/>
          <table:table-cell office:value-type="string" office:string-value="" table:formula="msoxl:=IF(Translation!B445=&quot;&quot;,&quot;&quot;,Translation!B445)" table:style-name="ce1"/>
          <table:table-cell office:value-type="string" office:string-value="" table:formula="msoxl:= IF(Translation!C445=&quot;&quot;,&quot;&quot;,CHAR(34) &amp; Translation!D445 &amp; CHAR(34))" table:style-name="ce1"/>
          <table:table-cell table:number-columns-repeated="16381"/>
        </table:table-row>
        <table:table-row table:style-name="ro3">
          <table:table-cell office:value-type="string" office:string-value="" table:formula="msoxl:=IF(C446=&quot;&quot;,&quot;&quot;,&quot;#define&quot;)" table:style-name="ce1"/>
          <table:table-cell office:value-type="string" office:string-value="" table:formula="msoxl:=IF(Translation!B446=&quot;&quot;,&quot;&quot;,Translation!B446)" table:style-name="ce1"/>
          <table:table-cell office:value-type="string" office:string-value="" table:formula="msoxl:= IF(Translation!C446=&quot;&quot;,&quot;&quot;,CHAR(34) &amp; Translation!D446 &amp; CHAR(34))" table:style-name="ce1"/>
          <table:table-cell table:number-columns-repeated="16381"/>
        </table:table-row>
        <table:table-row table:style-name="ro3">
          <table:table-cell office:value-type="string" office:string-value="" table:formula="msoxl:=IF(C447=&quot;&quot;,&quot;&quot;,&quot;#define&quot;)" table:style-name="ce1"/>
          <table:table-cell office:value-type="string" office:string-value="" table:formula="msoxl:=IF(Translation!B447=&quot;&quot;,&quot;&quot;,Translation!B447)" table:style-name="ce1"/>
          <table:table-cell office:value-type="string" office:string-value="" table:formula="msoxl:= IF(Translation!C447=&quot;&quot;,&quot;&quot;,CHAR(34) &amp; Translation!D447 &amp; CHAR(34))" table:style-name="ce1"/>
          <table:table-cell table:number-columns-repeated="16381"/>
        </table:table-row>
        <table:table-row table:style-name="ro3">
          <table:table-cell office:value-type="string" office:string-value="" table:formula="msoxl:=IF(C448=&quot;&quot;,&quot;&quot;,&quot;#define&quot;)" table:style-name="ce1"/>
          <table:table-cell office:value-type="string" office:string-value="" table:formula="msoxl:=IF(Translation!B448=&quot;&quot;,&quot;&quot;,Translation!B448)" table:style-name="ce1"/>
          <table:table-cell office:value-type="string" office:string-value="" table:formula="msoxl:= IF(Translation!C448=&quot;&quot;,&quot;&quot;,CHAR(34) &amp; Translation!D448 &amp; CHAR(34))" table:style-name="ce1"/>
          <table:table-cell table:number-columns-repeated="16381"/>
        </table:table-row>
        <table:table-row table:style-name="ro3">
          <table:table-cell office:value-type="string" office:string-value="" table:formula="msoxl:=IF(C449=&quot;&quot;,&quot;&quot;,&quot;#define&quot;)" table:style-name="ce1"/>
          <table:table-cell office:value-type="string" office:string-value="" table:formula="msoxl:=IF(Translation!B449=&quot;&quot;,&quot;&quot;,Translation!B449)" table:style-name="ce1"/>
          <table:table-cell office:value-type="string" office:string-value="" table:formula="msoxl:= IF(Translation!C449=&quot;&quot;,&quot;&quot;,CHAR(34) &amp; Translation!D449 &amp; CHAR(34))" table:style-name="ce1"/>
          <table:table-cell table:number-columns-repeated="16381"/>
        </table:table-row>
        <table:table-row table:style-name="ro3">
          <table:table-cell office:value-type="string" office:string-value="" table:formula="msoxl:=IF(C450=&quot;&quot;,&quot;&quot;,&quot;#define&quot;)" table:style-name="ce1"/>
          <table:table-cell office:value-type="string" office:string-value="" table:formula="msoxl:=IF(Translation!B450=&quot;&quot;,&quot;&quot;,Translation!B450)" table:style-name="ce1"/>
          <table:table-cell office:value-type="string" office:string-value="" table:formula="msoxl:= IF(Translation!C450=&quot;&quot;,&quot;&quot;,CHAR(34) &amp; Translation!D450 &amp; CHAR(34))" table:style-name="ce1"/>
          <table:table-cell table:number-columns-repeated="16381"/>
        </table:table-row>
        <table:table-row table:style-name="ro3">
          <table:table-cell office:value-type="string" office:string-value="" table:formula="msoxl:=IF(C451=&quot;&quot;,&quot;&quot;,&quot;#define&quot;)" table:style-name="ce1"/>
          <table:table-cell office:value-type="string" office:string-value="" table:formula="msoxl:=IF(Translation!B451=&quot;&quot;,&quot;&quot;,Translation!B451)" table:style-name="ce1"/>
          <table:table-cell office:value-type="string" office:string-value="" table:formula="msoxl:= IF(Translation!C451=&quot;&quot;,&quot;&quot;,CHAR(34) &amp; Translation!D451 &amp; CHAR(34))" table:style-name="ce1"/>
          <table:table-cell table:number-columns-repeated="16381"/>
        </table:table-row>
        <table:table-row table:style-name="ro3">
          <table:table-cell office:value-type="string" office:string-value="" table:formula="msoxl:=IF(C452=&quot;&quot;,&quot;&quot;,&quot;#define&quot;)" table:style-name="ce1"/>
          <table:table-cell office:value-type="string" office:string-value="" table:formula="msoxl:=IF(Translation!B452=&quot;&quot;,&quot;&quot;,Translation!B452)" table:style-name="ce1"/>
          <table:table-cell office:value-type="string" office:string-value="" table:formula="msoxl:= IF(Translation!C452=&quot;&quot;,&quot;&quot;,CHAR(34) &amp; Translation!D452 &amp; CHAR(34))" table:style-name="ce1"/>
          <table:table-cell table:number-columns-repeated="16381"/>
        </table:table-row>
        <table:table-row table:style-name="ro3">
          <table:table-cell office:value-type="string" office:string-value="" table:formula="msoxl:=IF(C453=&quot;&quot;,&quot;&quot;,&quot;#define&quot;)" table:style-name="ce1"/>
          <table:table-cell office:value-type="string" office:string-value="" table:formula="msoxl:=IF(Translation!B453=&quot;&quot;,&quot;&quot;,Translation!B453)" table:style-name="ce1"/>
          <table:table-cell office:value-type="string" office:string-value="" table:formula="msoxl:= IF(Translation!C453=&quot;&quot;,&quot;&quot;,CHAR(34) &amp; Translation!D453 &amp; CHAR(34))" table:style-name="ce1"/>
          <table:table-cell table:number-columns-repeated="16381"/>
        </table:table-row>
        <table:table-row table:style-name="ro3">
          <table:table-cell office:value-type="string" office:string-value="" table:formula="msoxl:=IF(C454=&quot;&quot;,&quot;&quot;,&quot;#define&quot;)" table:style-name="ce1"/>
          <table:table-cell office:value-type="string" office:string-value="" table:formula="msoxl:=IF(Translation!B454=&quot;&quot;,&quot;&quot;,Translation!B454)" table:style-name="ce1"/>
          <table:table-cell office:value-type="string" office:string-value="" table:formula="msoxl:= IF(Translation!C454=&quot;&quot;,&quot;&quot;,CHAR(34) &amp; Translation!D454 &amp; CHAR(34))" table:style-name="ce1"/>
          <table:table-cell table:number-columns-repeated="16381"/>
        </table:table-row>
        <table:table-row table:style-name="ro3">
          <table:table-cell office:value-type="string" office:string-value="" table:formula="msoxl:=IF(C455=&quot;&quot;,&quot;&quot;,&quot;#define&quot;)" table:style-name="ce1"/>
          <table:table-cell office:value-type="string" office:string-value="" table:formula="msoxl:=IF(Translation!B455=&quot;&quot;,&quot;&quot;,Translation!B455)" table:style-name="ce1"/>
          <table:table-cell office:value-type="string" office:string-value="" table:formula="msoxl:= IF(Translation!C455=&quot;&quot;,&quot;&quot;,CHAR(34) &amp; Translation!D455 &amp; CHAR(34))" table:style-name="ce1"/>
          <table:table-cell table:number-columns-repeated="16381"/>
        </table:table-row>
        <table:table-row table:style-name="ro3">
          <table:table-cell office:value-type="string" office:string-value="" table:formula="msoxl:=IF(C456=&quot;&quot;,&quot;&quot;,&quot;#define&quot;)" table:style-name="ce1"/>
          <table:table-cell office:value-type="string" office:string-value="" table:formula="msoxl:=IF(Translation!B456=&quot;&quot;,&quot;&quot;,Translation!B456)" table:style-name="ce1"/>
          <table:table-cell office:value-type="string" office:string-value="" table:formula="msoxl:= IF(Translation!C456=&quot;&quot;,&quot;&quot;,CHAR(34) &amp; Translation!D456 &amp; CHAR(34))" table:style-name="ce1"/>
          <table:table-cell table:number-columns-repeated="16381"/>
        </table:table-row>
        <table:table-row table:style-name="ro3">
          <table:table-cell office:value-type="string" office:string-value="" table:formula="msoxl:=IF(C457=&quot;&quot;,&quot;&quot;,&quot;#define&quot;)" table:style-name="ce1"/>
          <table:table-cell office:value-type="string" office:string-value="" table:formula="msoxl:=IF(Translation!B457=&quot;&quot;,&quot;&quot;,Translation!B457)" table:style-name="ce1"/>
          <table:table-cell office:value-type="string" office:string-value="" table:formula="msoxl:= IF(Translation!C457=&quot;&quot;,&quot;&quot;,CHAR(34) &amp; Translation!D457 &amp; CHAR(34))" table:style-name="ce1"/>
          <table:table-cell table:number-columns-repeated="16381"/>
        </table:table-row>
        <table:table-row table:style-name="ro3">
          <table:table-cell office:value-type="string" office:string-value="" table:formula="msoxl:=IF(C458=&quot;&quot;,&quot;&quot;,&quot;#define&quot;)" table:style-name="ce1"/>
          <table:table-cell office:value-type="string" office:string-value="" table:formula="msoxl:=IF(Translation!B458=&quot;&quot;,&quot;&quot;,Translation!B458)" table:style-name="ce1"/>
          <table:table-cell office:value-type="string" office:string-value="" table:formula="msoxl:= IF(Translation!C458=&quot;&quot;,&quot;&quot;,CHAR(34) &amp; Translation!D458 &amp; CHAR(34))" table:style-name="ce1"/>
          <table:table-cell table:number-columns-repeated="16381"/>
        </table:table-row>
        <table:table-row table:style-name="ro3">
          <table:table-cell office:value-type="string" office:string-value="" table:formula="msoxl:=IF(C459=&quot;&quot;,&quot;&quot;,&quot;#define&quot;)" table:style-name="ce1"/>
          <table:table-cell office:value-type="string" office:string-value="" table:formula="msoxl:=IF(Translation!B459=&quot;&quot;,&quot;&quot;,Translation!B459)" table:style-name="ce1"/>
          <table:table-cell office:value-type="string" office:string-value="" table:formula="msoxl:= IF(Translation!C459=&quot;&quot;,&quot;&quot;,CHAR(34) &amp; Translation!D459 &amp; CHAR(34))" table:style-name="ce1"/>
          <table:table-cell table:number-columns-repeated="16381"/>
        </table:table-row>
        <table:table-row table:style-name="ro3">
          <table:table-cell office:value-type="string" office:string-value="" table:formula="msoxl:=IF(C460=&quot;&quot;,&quot;&quot;,&quot;#define&quot;)" table:style-name="ce1"/>
          <table:table-cell office:value-type="string" office:string-value="" table:formula="msoxl:=IF(Translation!B460=&quot;&quot;,&quot;&quot;,Translation!B460)" table:style-name="ce1"/>
          <table:table-cell office:value-type="string" office:string-value="" table:formula="msoxl:= IF(Translation!C460=&quot;&quot;,&quot;&quot;,CHAR(34) &amp; Translation!D460 &amp; CHAR(34))" table:style-name="ce1"/>
          <table:table-cell table:number-columns-repeated="16381"/>
        </table:table-row>
        <table:table-row table:style-name="ro3">
          <table:table-cell office:value-type="string" office:string-value="" table:formula="msoxl:=IF(C461=&quot;&quot;,&quot;&quot;,&quot;#define&quot;)" table:style-name="ce1"/>
          <table:table-cell office:value-type="string" office:string-value="" table:formula="msoxl:=IF(Translation!B461=&quot;&quot;,&quot;&quot;,Translation!B461)" table:style-name="ce1"/>
          <table:table-cell office:value-type="string" office:string-value="" table:formula="msoxl:= IF(Translation!C461=&quot;&quot;,&quot;&quot;,CHAR(34) &amp; Translation!D461 &amp; CHAR(34))" table:style-name="ce1"/>
          <table:table-cell table:number-columns-repeated="16381"/>
        </table:table-row>
        <table:table-row table:style-name="ro3">
          <table:table-cell office:value-type="string" office:string-value="" table:formula="msoxl:=IF(C462=&quot;&quot;,&quot;&quot;,&quot;#define&quot;)" table:style-name="ce1"/>
          <table:table-cell office:value-type="string" office:string-value="" table:formula="msoxl:=IF(Translation!B462=&quot;&quot;,&quot;&quot;,Translation!B462)" table:style-name="ce1"/>
          <table:table-cell office:value-type="string" office:string-value="" table:formula="msoxl:= IF(Translation!C462=&quot;&quot;,&quot;&quot;,CHAR(34) &amp; Translation!D462 &amp; CHAR(34))" table:style-name="ce1"/>
          <table:table-cell table:number-columns-repeated="16381"/>
        </table:table-row>
        <table:table-row table:style-name="ro3">
          <table:table-cell office:value-type="string" office:string-value="" table:formula="msoxl:=IF(C463=&quot;&quot;,&quot;&quot;,&quot;#define&quot;)" table:style-name="ce1"/>
          <table:table-cell office:value-type="string" office:string-value="" table:formula="msoxl:=IF(Translation!B463=&quot;&quot;,&quot;&quot;,Translation!B463)" table:style-name="ce1"/>
          <table:table-cell office:value-type="string" office:string-value="" table:formula="msoxl:= IF(Translation!C463=&quot;&quot;,&quot;&quot;,CHAR(34) &amp; Translation!D463 &amp; CHAR(34))" table:style-name="ce1"/>
          <table:table-cell table:number-columns-repeated="16381"/>
        </table:table-row>
        <table:table-row table:style-name="ro3">
          <table:table-cell office:value-type="string" office:string-value="" table:formula="msoxl:=IF(C464=&quot;&quot;,&quot;&quot;,&quot;#define&quot;)" table:style-name="ce1"/>
          <table:table-cell office:value-type="string" office:string-value="" table:formula="msoxl:=IF(Translation!B464=&quot;&quot;,&quot;&quot;,Translation!B464)" table:style-name="ce1"/>
          <table:table-cell office:value-type="string" office:string-value="" table:formula="msoxl:= IF(Translation!C464=&quot;&quot;,&quot;&quot;,CHAR(34) &amp; Translation!D464 &amp; CHAR(34))" table:style-name="ce1"/>
          <table:table-cell table:number-columns-repeated="16381"/>
        </table:table-row>
        <table:table-row table:style-name="ro3">
          <table:table-cell office:value-type="string" office:string-value="" table:formula="msoxl:=IF(C465=&quot;&quot;,&quot;&quot;,&quot;#define&quot;)" table:style-name="ce1"/>
          <table:table-cell office:value-type="string" office:string-value="" table:formula="msoxl:=IF(Translation!B465=&quot;&quot;,&quot;&quot;,Translation!B465)" table:style-name="ce1"/>
          <table:table-cell office:value-type="string" office:string-value="" table:formula="msoxl:= IF(Translation!C465=&quot;&quot;,&quot;&quot;,CHAR(34) &amp; Translation!D465 &amp; CHAR(34))" table:style-name="ce1"/>
          <table:table-cell table:number-columns-repeated="16381"/>
        </table:table-row>
        <table:table-row table:style-name="ro3">
          <table:table-cell office:value-type="string" office:string-value="" table:formula="msoxl:=IF(C466=&quot;&quot;,&quot;&quot;,&quot;#define&quot;)" table:style-name="ce1"/>
          <table:table-cell office:value-type="string" office:string-value="" table:formula="msoxl:=IF(Translation!B466=&quot;&quot;,&quot;&quot;,Translation!B466)" table:style-name="ce1"/>
          <table:table-cell office:value-type="string" office:string-value="" table:formula="msoxl:= IF(Translation!C466=&quot;&quot;,&quot;&quot;,CHAR(34) &amp; Translation!D466 &amp; CHAR(34))" table:style-name="ce1"/>
          <table:table-cell table:number-columns-repeated="16381"/>
        </table:table-row>
        <table:table-row table:style-name="ro3">
          <table:table-cell office:value-type="string" office:string-value="" table:formula="msoxl:=IF(C467=&quot;&quot;,&quot;&quot;,&quot;#define&quot;)" table:style-name="ce1"/>
          <table:table-cell office:value-type="string" office:string-value="" table:formula="msoxl:=IF(Translation!B467=&quot;&quot;,&quot;&quot;,Translation!B467)" table:style-name="ce1"/>
          <table:table-cell office:value-type="string" office:string-value="" table:formula="msoxl:= IF(Translation!C467=&quot;&quot;,&quot;&quot;,CHAR(34) &amp; Translation!D467 &amp; CHAR(34))" table:style-name="ce1"/>
          <table:table-cell table:number-columns-repeated="16381"/>
        </table:table-row>
        <table:table-row table:style-name="ro3">
          <table:table-cell office:value-type="string" office:string-value="" table:formula="msoxl:=IF(C468=&quot;&quot;,&quot;&quot;,&quot;#define&quot;)" table:style-name="ce1"/>
          <table:table-cell office:value-type="string" office:string-value="" table:formula="msoxl:=IF(Translation!B468=&quot;&quot;,&quot;&quot;,Translation!B468)" table:style-name="ce1"/>
          <table:table-cell office:value-type="string" office:string-value="" table:formula="msoxl:= IF(Translation!C468=&quot;&quot;,&quot;&quot;,CHAR(34) &amp; Translation!D468 &amp; CHAR(34))" table:style-name="ce1"/>
          <table:table-cell table:number-columns-repeated="16381"/>
        </table:table-row>
        <table:table-row table:style-name="ro3">
          <table:table-cell office:value-type="string" office:string-value="" table:formula="msoxl:=IF(C469=&quot;&quot;,&quot;&quot;,&quot;#define&quot;)" table:style-name="ce1"/>
          <table:table-cell office:value-type="string" office:string-value="" table:formula="msoxl:=IF(Translation!B469=&quot;&quot;,&quot;&quot;,Translation!B469)" table:style-name="ce1"/>
          <table:table-cell office:value-type="string" office:string-value="" table:formula="msoxl:= IF(Translation!C469=&quot;&quot;,&quot;&quot;,CHAR(34) &amp; Translation!D469 &amp; CHAR(34))" table:style-name="ce1"/>
          <table:table-cell table:number-columns-repeated="16381"/>
        </table:table-row>
        <table:table-row table:style-name="ro3">
          <table:table-cell office:value-type="string" office:string-value="" table:formula="msoxl:=IF(C470=&quot;&quot;,&quot;&quot;,&quot;#define&quot;)" table:style-name="ce1"/>
          <table:table-cell office:value-type="string" office:string-value="" table:formula="msoxl:=IF(Translation!B470=&quot;&quot;,&quot;&quot;,Translation!B470)" table:style-name="ce1"/>
          <table:table-cell office:value-type="string" office:string-value="" table:formula="msoxl:= IF(Translation!C470=&quot;&quot;,&quot;&quot;,CHAR(34) &amp; Translation!D470 &amp; CHAR(34))" table:style-name="ce1"/>
          <table:table-cell table:number-columns-repeated="16381"/>
        </table:table-row>
        <table:table-row table:style-name="ro3">
          <table:table-cell office:value-type="string" office:string-value="" table:formula="msoxl:=IF(C471=&quot;&quot;,&quot;&quot;,&quot;#define&quot;)" table:style-name="ce1"/>
          <table:table-cell office:value-type="string" office:string-value="" table:formula="msoxl:=IF(Translation!B471=&quot;&quot;,&quot;&quot;,Translation!B471)" table:style-name="ce1"/>
          <table:table-cell office:value-type="string" office:string-value="" table:formula="msoxl:= IF(Translation!C471=&quot;&quot;,&quot;&quot;,CHAR(34) &amp; Translation!D471 &amp; CHAR(34))" table:style-name="ce1"/>
          <table:table-cell table:number-columns-repeated="16381"/>
        </table:table-row>
        <table:table-row table:style-name="ro3">
          <table:table-cell office:value-type="string" office:string-value="" table:formula="msoxl:=IF(C472=&quot;&quot;,&quot;&quot;,&quot;#define&quot;)" table:style-name="ce1"/>
          <table:table-cell office:value-type="string" office:string-value="" table:formula="msoxl:=IF(Translation!B472=&quot;&quot;,&quot;&quot;,Translation!B472)" table:style-name="ce1"/>
          <table:table-cell office:value-type="string" office:string-value="" table:formula="msoxl:= IF(Translation!C472=&quot;&quot;,&quot;&quot;,CHAR(34) &amp; Translation!D472 &amp; CHAR(34))" table:style-name="ce1"/>
          <table:table-cell table:number-columns-repeated="16381"/>
        </table:table-row>
        <table:table-row table:style-name="ro3">
          <table:table-cell office:value-type="string" office:string-value="" table:formula="msoxl:=IF(C473=&quot;&quot;,&quot;&quot;,&quot;#define&quot;)" table:style-name="ce1"/>
          <table:table-cell office:value-type="string" office:string-value="" table:formula="msoxl:=IF(Translation!B473=&quot;&quot;,&quot;&quot;,Translation!B473)" table:style-name="ce1"/>
          <table:table-cell office:value-type="string" office:string-value="" table:formula="msoxl:= IF(Translation!C473=&quot;&quot;,&quot;&quot;,CHAR(34) &amp; Translation!D473 &amp; CHAR(34))" table:style-name="ce1"/>
          <table:table-cell table:number-columns-repeated="16381"/>
        </table:table-row>
        <table:table-row table:style-name="ro3">
          <table:table-cell office:value-type="string" office:string-value="" table:formula="msoxl:=IF(C474=&quot;&quot;,&quot;&quot;,&quot;#define&quot;)" table:style-name="ce1"/>
          <table:table-cell office:value-type="string" office:string-value="" table:formula="msoxl:=IF(Translation!B474=&quot;&quot;,&quot;&quot;,Translation!B474)" table:style-name="ce1"/>
          <table:table-cell office:value-type="string" office:string-value="" table:formula="msoxl:= IF(Translation!C474=&quot;&quot;,&quot;&quot;,CHAR(34) &amp; Translation!D474 &amp; CHAR(34))" table:style-name="ce1"/>
          <table:table-cell table:number-columns-repeated="16381"/>
        </table:table-row>
        <table:table-row table:style-name="ro3">
          <table:table-cell office:value-type="string" office:string-value="" table:formula="msoxl:=IF(C475=&quot;&quot;,&quot;&quot;,&quot;#define&quot;)" table:style-name="ce1"/>
          <table:table-cell office:value-type="string" office:string-value="" table:formula="msoxl:=IF(Translation!B475=&quot;&quot;,&quot;&quot;,Translation!B475)" table:style-name="ce1"/>
          <table:table-cell office:value-type="string" office:string-value="" table:formula="msoxl:= IF(Translation!C475=&quot;&quot;,&quot;&quot;,CHAR(34) &amp; Translation!D475 &amp; CHAR(34))" table:style-name="ce1"/>
          <table:table-cell table:number-columns-repeated="16381"/>
        </table:table-row>
        <table:table-row table:style-name="ro3">
          <table:table-cell office:value-type="string" office:string-value="" table:formula="msoxl:=IF(C476=&quot;&quot;,&quot;&quot;,&quot;#define&quot;)" table:style-name="ce1"/>
          <table:table-cell office:value-type="string" office:string-value="" table:formula="msoxl:=IF(Translation!B476=&quot;&quot;,&quot;&quot;,Translation!B476)" table:style-name="ce1"/>
          <table:table-cell office:value-type="string" office:string-value="" table:formula="msoxl:= IF(Translation!C476=&quot;&quot;,&quot;&quot;,CHAR(34) &amp; Translation!D476 &amp; CHAR(34))" table:style-name="ce1"/>
          <table:table-cell table:number-columns-repeated="16381"/>
        </table:table-row>
        <table:table-row table:style-name="ro3">
          <table:table-cell office:value-type="string" office:string-value="" table:formula="msoxl:=IF(C477=&quot;&quot;,&quot;&quot;,&quot;#define&quot;)" table:style-name="ce1"/>
          <table:table-cell office:value-type="string" office:string-value="" table:formula="msoxl:=IF(Translation!B477=&quot;&quot;,&quot;&quot;,Translation!B477)" table:style-name="ce1"/>
          <table:table-cell office:value-type="string" office:string-value="" table:formula="msoxl:= IF(Translation!C477=&quot;&quot;,&quot;&quot;,CHAR(34) &amp; Translation!D477 &amp; CHAR(34))" table:style-name="ce1"/>
          <table:table-cell table:number-columns-repeated="16381"/>
        </table:table-row>
        <table:table-row table:style-name="ro3">
          <table:table-cell office:value-type="string" office:string-value="" table:formula="msoxl:=IF(C478=&quot;&quot;,&quot;&quot;,&quot;#define&quot;)" table:style-name="ce1"/>
          <table:table-cell office:value-type="string" office:string-value="" table:formula="msoxl:=IF(Translation!B478=&quot;&quot;,&quot;&quot;,Translation!B478)" table:style-name="ce1"/>
          <table:table-cell office:value-type="string" office:string-value="" table:formula="msoxl:= IF(Translation!C478=&quot;&quot;,&quot;&quot;,CHAR(34) &amp; Translation!D478 &amp; CHAR(34))" table:style-name="ce1"/>
          <table:table-cell table:number-columns-repeated="16381"/>
        </table:table-row>
        <table:table-row table:style-name="ro3">
          <table:table-cell office:value-type="string" office:string-value="" table:formula="msoxl:=IF(C479=&quot;&quot;,&quot;&quot;,&quot;#define&quot;)" table:style-name="ce1"/>
          <table:table-cell office:value-type="string" office:string-value="" table:formula="msoxl:=IF(Translation!B479=&quot;&quot;,&quot;&quot;,Translation!B479)" table:style-name="ce1"/>
          <table:table-cell office:value-type="string" office:string-value="" table:formula="msoxl:= IF(Translation!C479=&quot;&quot;,&quot;&quot;,CHAR(34) &amp; Translation!D479 &amp; CHAR(34))" table:style-name="ce1"/>
          <table:table-cell table:number-columns-repeated="16381"/>
        </table:table-row>
        <table:table-row table:style-name="ro3">
          <table:table-cell office:value-type="string" office:string-value="" table:formula="msoxl:=IF(C480=&quot;&quot;,&quot;&quot;,&quot;#define&quot;)" table:style-name="ce1"/>
          <table:table-cell office:value-type="string" office:string-value="" table:formula="msoxl:=IF(Translation!B480=&quot;&quot;,&quot;&quot;,Translation!B480)" table:style-name="ce1"/>
          <table:table-cell office:value-type="string" office:string-value="" table:formula="msoxl:= IF(Translation!C480=&quot;&quot;,&quot;&quot;,CHAR(34) &amp; Translation!D480 &amp; CHAR(34))" table:style-name="ce1"/>
          <table:table-cell table:number-columns-repeated="16381"/>
        </table:table-row>
        <table:table-row table:style-name="ro3">
          <table:table-cell office:value-type="string" office:string-value="" table:formula="msoxl:=IF(C481=&quot;&quot;,&quot;&quot;,&quot;#define&quot;)" table:style-name="ce1"/>
          <table:table-cell office:value-type="string" office:string-value="" table:formula="msoxl:=IF(Translation!B481=&quot;&quot;,&quot;&quot;,Translation!B481)" table:style-name="ce1"/>
          <table:table-cell office:value-type="string" office:string-value="" table:formula="msoxl:= IF(Translation!C481=&quot;&quot;,&quot;&quot;,CHAR(34) &amp; Translation!D481 &amp; CHAR(34))" table:style-name="ce1"/>
          <table:table-cell table:number-columns-repeated="16381"/>
        </table:table-row>
        <table:table-row table:style-name="ro3">
          <table:table-cell office:value-type="string" office:string-value="" table:formula="msoxl:=IF(C482=&quot;&quot;,&quot;&quot;,&quot;#define&quot;)" table:style-name="ce1"/>
          <table:table-cell office:value-type="string" office:string-value="" table:formula="msoxl:=IF(Translation!B482=&quot;&quot;,&quot;&quot;,Translation!B482)" table:style-name="ce1"/>
          <table:table-cell office:value-type="string" office:string-value="" table:formula="msoxl:= IF(Translation!C482=&quot;&quot;,&quot;&quot;,CHAR(34) &amp; Translation!D482 &amp; CHAR(34))" table:style-name="ce1"/>
          <table:table-cell table:number-columns-repeated="16381"/>
        </table:table-row>
        <table:table-row table:style-name="ro3">
          <table:table-cell office:value-type="string" office:string-value="" table:formula="msoxl:=IF(C483=&quot;&quot;,&quot;&quot;,&quot;#define&quot;)" table:style-name="ce1"/>
          <table:table-cell office:value-type="string" office:string-value="" table:formula="msoxl:=IF(Translation!B483=&quot;&quot;,&quot;&quot;,Translation!B483)" table:style-name="ce1"/>
          <table:table-cell office:value-type="string" office:string-value="" table:formula="msoxl:= IF(Translation!C483=&quot;&quot;,&quot;&quot;,CHAR(34) &amp; Translation!D483 &amp; CHAR(34))" table:style-name="ce1"/>
          <table:table-cell table:number-columns-repeated="16381"/>
        </table:table-row>
        <table:table-row table:style-name="ro3">
          <table:table-cell office:value-type="string" office:string-value="" table:formula="msoxl:=IF(C484=&quot;&quot;,&quot;&quot;,&quot;#define&quot;)" table:style-name="ce1"/>
          <table:table-cell office:value-type="string" office:string-value="" table:formula="msoxl:=IF(Translation!B484=&quot;&quot;,&quot;&quot;,Translation!B484)" table:style-name="ce1"/>
          <table:table-cell office:value-type="string" office:string-value="" table:formula="msoxl:= IF(Translation!C484=&quot;&quot;,&quot;&quot;,CHAR(34) &amp; Translation!D484 &amp; CHAR(34))" table:style-name="ce1"/>
          <table:table-cell table:number-columns-repeated="16381"/>
        </table:table-row>
        <table:table-row table:style-name="ro3">
          <table:table-cell office:value-type="string" office:string-value="" table:formula="msoxl:=IF(C485=&quot;&quot;,&quot;&quot;,&quot;#define&quot;)" table:style-name="ce1"/>
          <table:table-cell office:value-type="string" office:string-value="" table:formula="msoxl:=IF(Translation!B485=&quot;&quot;,&quot;&quot;,Translation!B485)" table:style-name="ce1"/>
          <table:table-cell office:value-type="string" office:string-value="" table:formula="msoxl:= IF(Translation!C485=&quot;&quot;,&quot;&quot;,CHAR(34) &amp; Translation!D485 &amp; CHAR(34))" table:style-name="ce1"/>
          <table:table-cell table:number-columns-repeated="16381"/>
        </table:table-row>
        <table:table-row table:style-name="ro3">
          <table:table-cell office:value-type="string" office:string-value="" table:formula="msoxl:=IF(C486=&quot;&quot;,&quot;&quot;,&quot;#define&quot;)" table:style-name="ce1"/>
          <table:table-cell office:value-type="string" office:string-value="" table:formula="msoxl:=IF(Translation!B486=&quot;&quot;,&quot;&quot;,Translation!B486)" table:style-name="ce1"/>
          <table:table-cell office:value-type="string" office:string-value="" table:formula="msoxl:= IF(Translation!C486=&quot;&quot;,&quot;&quot;,CHAR(34) &amp; Translation!D486 &amp; CHAR(34))" table:style-name="ce1"/>
          <table:table-cell table:number-columns-repeated="16381"/>
        </table:table-row>
        <table:table-row table:style-name="ro3">
          <table:table-cell office:value-type="string" office:string-value="" table:formula="msoxl:=IF(C487=&quot;&quot;,&quot;&quot;,&quot;#define&quot;)" table:style-name="ce1"/>
          <table:table-cell office:value-type="string" office:string-value="" table:formula="msoxl:=IF(Translation!B487=&quot;&quot;,&quot;&quot;,Translation!B487)" table:style-name="ce1"/>
          <table:table-cell office:value-type="string" office:string-value="" table:formula="msoxl:= IF(Translation!C487=&quot;&quot;,&quot;&quot;,CHAR(34) &amp; Translation!D487 &amp; CHAR(34))" table:style-name="ce1"/>
          <table:table-cell table:number-columns-repeated="16381"/>
        </table:table-row>
        <table:table-row table:style-name="ro3">
          <table:table-cell office:value-type="string" office:string-value="" table:formula="msoxl:=IF(C488=&quot;&quot;,&quot;&quot;,&quot;#define&quot;)" table:style-name="ce1"/>
          <table:table-cell office:value-type="string" office:string-value="" table:formula="msoxl:=IF(Translation!B488=&quot;&quot;,&quot;&quot;,Translation!B488)" table:style-name="ce1"/>
          <table:table-cell office:value-type="string" office:string-value="" table:formula="msoxl:= IF(Translation!C488=&quot;&quot;,&quot;&quot;,CHAR(34) &amp; Translation!D488 &amp; CHAR(34))" table:style-name="ce1"/>
          <table:table-cell table:number-columns-repeated="16381"/>
        </table:table-row>
        <table:table-row table:style-name="ro3">
          <table:table-cell office:value-type="string" office:string-value="" table:formula="msoxl:=IF(C489=&quot;&quot;,&quot;&quot;,&quot;#define&quot;)" table:style-name="ce1"/>
          <table:table-cell office:value-type="string" office:string-value="" table:formula="msoxl:=IF(Translation!B489=&quot;&quot;,&quot;&quot;,Translation!B489)" table:style-name="ce1"/>
          <table:table-cell office:value-type="string" office:string-value="" table:formula="msoxl:= IF(Translation!C489=&quot;&quot;,&quot;&quot;,CHAR(34) &amp; Translation!D489 &amp; CHAR(34))" table:style-name="ce1"/>
          <table:table-cell table:number-columns-repeated="16381"/>
        </table:table-row>
        <table:table-row table:style-name="ro3">
          <table:table-cell office:value-type="string" office:string-value="" table:formula="msoxl:=IF(C490=&quot;&quot;,&quot;&quot;,&quot;#define&quot;)" table:style-name="ce1"/>
          <table:table-cell office:value-type="string" office:string-value="" table:formula="msoxl:=IF(Translation!B490=&quot;&quot;,&quot;&quot;,Translation!B490)" table:style-name="ce1"/>
          <table:table-cell office:value-type="string" office:string-value="" table:formula="msoxl:= IF(Translation!C490=&quot;&quot;,&quot;&quot;,CHAR(34) &amp; Translation!D490 &amp; CHAR(34))" table:style-name="ce1"/>
          <table:table-cell table:number-columns-repeated="16381"/>
        </table:table-row>
        <table:table-row table:style-name="ro3">
          <table:table-cell office:value-type="string" office:string-value="" table:formula="msoxl:=IF(C491=&quot;&quot;,&quot;&quot;,&quot;#define&quot;)" table:style-name="ce1"/>
          <table:table-cell office:value-type="string" office:string-value="" table:formula="msoxl:=IF(Translation!B491=&quot;&quot;,&quot;&quot;,Translation!B491)" table:style-name="ce1"/>
          <table:table-cell office:value-type="string" office:string-value="" table:formula="msoxl:= IF(Translation!C491=&quot;&quot;,&quot;&quot;,CHAR(34) &amp; Translation!D491 &amp; CHAR(34))" table:style-name="ce1"/>
          <table:table-cell table:number-columns-repeated="16381"/>
        </table:table-row>
        <table:table-row table:style-name="ro3">
          <table:table-cell office:value-type="string" office:string-value="" table:formula="msoxl:=IF(C492=&quot;&quot;,&quot;&quot;,&quot;#define&quot;)" table:style-name="ce1"/>
          <table:table-cell office:value-type="string" office:string-value="" table:formula="msoxl:=IF(Translation!B492=&quot;&quot;,&quot;&quot;,Translation!B492)" table:style-name="ce1"/>
          <table:table-cell office:value-type="string" office:string-value="" table:formula="msoxl:= IF(Translation!C492=&quot;&quot;,&quot;&quot;,CHAR(34) &amp; Translation!D492 &amp; CHAR(34))" table:style-name="ce1"/>
          <table:table-cell table:number-columns-repeated="16381"/>
        </table:table-row>
        <table:table-row table:style-name="ro3">
          <table:table-cell office:value-type="string" office:string-value="" table:formula="msoxl:=IF(C493=&quot;&quot;,&quot;&quot;,&quot;#define&quot;)" table:style-name="ce1"/>
          <table:table-cell office:value-type="string" office:string-value="" table:formula="msoxl:=IF(Translation!B493=&quot;&quot;,&quot;&quot;,Translation!B493)" table:style-name="ce1"/>
          <table:table-cell office:value-type="string" office:string-value="" table:formula="msoxl:= IF(Translation!C493=&quot;&quot;,&quot;&quot;,CHAR(34) &amp; Translation!D493 &amp; CHAR(34))" table:style-name="ce1"/>
          <table:table-cell table:number-columns-repeated="16381"/>
        </table:table-row>
        <table:table-row table:style-name="ro3">
          <table:table-cell office:value-type="string" office:string-value="" table:formula="msoxl:=IF(C494=&quot;&quot;,&quot;&quot;,&quot;#define&quot;)" table:style-name="ce1"/>
          <table:table-cell office:value-type="string" office:string-value="" table:formula="msoxl:=IF(Translation!B494=&quot;&quot;,&quot;&quot;,Translation!B494)" table:style-name="ce1"/>
          <table:table-cell office:value-type="string" office:string-value="" table:formula="msoxl:= IF(Translation!C494=&quot;&quot;,&quot;&quot;,CHAR(34) &amp; Translation!D494 &amp; CHAR(34))" table:style-name="ce1"/>
          <table:table-cell table:number-columns-repeated="16381"/>
        </table:table-row>
        <table:table-row table:style-name="ro3">
          <table:table-cell office:value-type="string" office:string-value="" table:formula="msoxl:=IF(C495=&quot;&quot;,&quot;&quot;,&quot;#define&quot;)" table:style-name="ce1"/>
          <table:table-cell office:value-type="string" office:string-value="" table:formula="msoxl:=IF(Translation!B495=&quot;&quot;,&quot;&quot;,Translation!B495)" table:style-name="ce1"/>
          <table:table-cell office:value-type="string" office:string-value="" table:formula="msoxl:= IF(Translation!C495=&quot;&quot;,&quot;&quot;,CHAR(34) &amp; Translation!D495 &amp; CHAR(34))" table:style-name="ce1"/>
          <table:table-cell table:number-columns-repeated="16381"/>
        </table:table-row>
        <table:table-row table:style-name="ro3">
          <table:table-cell office:value-type="string" office:string-value="" table:formula="msoxl:=IF(C496=&quot;&quot;,&quot;&quot;,&quot;#define&quot;)" table:style-name="ce1"/>
          <table:table-cell office:value-type="string" office:string-value="" table:formula="msoxl:=IF(Translation!B496=&quot;&quot;,&quot;&quot;,Translation!B496)" table:style-name="ce1"/>
          <table:table-cell office:value-type="string" office:string-value="" table:formula="msoxl:= IF(Translation!C496=&quot;&quot;,&quot;&quot;,CHAR(34) &amp; Translation!D496 &amp; CHAR(34))" table:style-name="ce1"/>
          <table:table-cell table:number-columns-repeated="16381"/>
        </table:table-row>
        <table:table-row table:style-name="ro3">
          <table:table-cell office:value-type="string" office:string-value="" table:formula="msoxl:=IF(C497=&quot;&quot;,&quot;&quot;,&quot;#define&quot;)" table:style-name="ce1"/>
          <table:table-cell office:value-type="string" office:string-value="" table:formula="msoxl:=IF(Translation!B497=&quot;&quot;,&quot;&quot;,Translation!B497)" table:style-name="ce1"/>
          <table:table-cell office:value-type="string" office:string-value="" table:formula="msoxl:= IF(Translation!C497=&quot;&quot;,&quot;&quot;,CHAR(34) &amp; Translation!D497 &amp; CHAR(34))" table:style-name="ce1"/>
          <table:table-cell table:number-columns-repeated="16381"/>
        </table:table-row>
        <table:table-row table:style-name="ro3">
          <table:table-cell office:value-type="string" office:string-value="" table:formula="msoxl:=IF(C498=&quot;&quot;,&quot;&quot;,&quot;#define&quot;)" table:style-name="ce1"/>
          <table:table-cell office:value-type="string" office:string-value="" table:formula="msoxl:=IF(Translation!B498=&quot;&quot;,&quot;&quot;,Translation!B498)" table:style-name="ce1"/>
          <table:table-cell office:value-type="string" office:string-value="" table:formula="msoxl:= IF(Translation!C498=&quot;&quot;,&quot;&quot;,CHAR(34) &amp; Translation!D498 &amp; CHAR(34))" table:style-name="ce1"/>
          <table:table-cell table:number-columns-repeated="16381"/>
        </table:table-row>
        <table:table-row table:style-name="ro3">
          <table:table-cell office:value-type="string" office:string-value="" table:formula="msoxl:=IF(C499=&quot;&quot;,&quot;&quot;,&quot;#define&quot;)" table:style-name="ce1"/>
          <table:table-cell office:value-type="string" office:string-value="" table:formula="msoxl:=IF(Translation!B499=&quot;&quot;,&quot;&quot;,Translation!B499)" table:style-name="ce1"/>
          <table:table-cell office:value-type="string" office:string-value="" table:formula="msoxl:= IF(Translation!C499=&quot;&quot;,&quot;&quot;,CHAR(34) &amp; Translation!D499 &amp; CHAR(34))" table:style-name="ce1"/>
          <table:table-cell table:number-columns-repeated="16381"/>
        </table:table-row>
        <table:table-row table:style-name="ro3">
          <table:table-cell table:number-columns-repeated="16384"/>
        </table:table-row>
        <table:table-row table:style-name="ro3">
          <table:table-cell table:number-columns-repeated="3" table:style-name="ce3"/>
          <table:table-cell table:number-columns-repeated="16381"/>
        </table:table-row>
        <table:table-row table:number-rows-repeated="1048075"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_32_2" style:display-name="Überschrift 2" style:family="table-cell" style:data-style-name="N0">
      <style:table-cell-properties fo:border-top="none" fo:border-bottom="thick solid #A8C0DE" fo:border-left="none" fo:border-right="none"/>
      <style:text-properties fo:color="#1F497D" fo:font-size="13pt" style:font-size-asian="13pt" style:font-size-complex="13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S. K.</meta:initial-creator>
    <dc:creator>S. K.</dc:creator>
    <meta:creation-date>2015-01-25T13:58:47Z</meta:creation-date>
    <dc:date>2017-09-16T12:07:29Z</dc:date>
    <meta:editing-duration>PT0S</meta:editing-duration>
  </office:meta>
</office:document-meta>
</file>